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Poltavska Oblast(23:54). Red Alert: aerial threat. Sirens sounding. Take cover now!</text:span>
</text:h>
      <text:p text:style-name="P4">
Authors: liveuamap (Language: en)</text:p>
      <text:p text:style-name="P4">
Time: 2023-04-26T-30:56:00</text:p>
      <text:p text:style-name="P4">
Location: Poltavska Oblast (Latitude:49.47705000 Longtitude:33.81866000)</text:p>
      <text:p text:style-name="P4">
Videos: []</text:p>
      <text:p text:style-name="P4">
Images: []</text:p>
      <text:p text:style-name="P4">
Tags: ["Europe", "Central and Eastern Europe"]</text:p>
      <text:p text:style-name="P4">
ID: 22558832</text:p>
      <!--METADATA-->
      <text:p text:style-name="P4">
Poltavska Oblast(23:54). Red Alert: aerial threat. Sirens sounding. Take covernow!</text:p>
      <text:p text:style-name="P4">
News Collection Link: <text:a xlink:type="simple" xlink:href="https://liveuamap.com/en/2023/26-april-poltavska-oblast2354-red-alert-aeriag" text:style-name="Internet_20_link" text:visited-style-name="Visited_20_Internet_20_Link">
https://liveuamap.com/en/2023/26-april-poltavska-oblast2354-red-alert-aeriag</text:a>
</text:p>
      <text:p text:style-name="P4">
Source: <text:a xlink:type="simple" xlink:href="https://t.me/suspilnepoltava/10911" text:style-name="Internet_20_link" text:visited-style-name="Visited_20_Internet_20_Link">
https://t.me/suspilnepoltava/10911</text:a>
</text:p>
      <!--NEWS-->
      <text:h text:style-name="P10" text:outline-level="1">
<text:span text:style-name="T4">
Donetsk Oblast(23:53). Red Alert: aerial threat. Sirens sounding. Take cover now!</text:span>
</text:h>
      <text:p text:style-name="P4">
Authors: liveuamap (Language: en)</text:p>
      <text:p text:style-name="P4">
Time: 2023-04-26T-33:54:00</text:p>
      <text:p text:style-name="P4">
Location: Donetsk Oblast (Latitude:48.72675 Longtitude:37.57895)</text:p>
      <text:p text:style-name="P4">
Videos: []</text:p>
      <text:p text:style-name="P4">
Images: []</text:p>
      <text:p text:style-name="P4">
Tags: ["Europe", "Central and Eastern Europe"]</text:p>
      <text:p text:style-name="P4">
ID: 22558830</text:p>
      <!--METADATA-->
      <text:p text:style-name="P4">
Donetsk Oblast(23:53). Red Alert: aerial threat. Sirens sounding. Take covernow!</text:p>
      <text:p text:style-name="P4">
News Collection Link: <text:a xlink:type="simple" xlink:href="https://liveuamap.com/en/2023/26-april-donetsk-oblast2353-red-alert-aerial-g" text:style-name="Internet_20_link" text:visited-style-name="Visited_20_Internet_20_Link">
https://liveuamap.com/en/2023/26-april-donetsk-oblast2353-red-alert-aerial-g</text:a>
</text:p>
      <text:p text:style-name="P4">
Source: <text:a xlink:type="simple" xlink:href="https://t.me/air_alert_ua/43816" text:style-name="Internet_20_link" text:visited-style-name="Visited_20_Internet_20_Link">
https://t.me/air_alert_ua/43816</text:a>
</text:p>
      <!--NEWS-->
      <text:h text:style-name="P10" text:outline-level="1">
<text:span text:style-name="T4">
Dnipro, Dnipropetrovska Oblast(19:50). Red Alert: aerial threat. Sirens sounding. Take cover ...</text:span>
</text:h>
      <text:p text:style-name="P4">
Authors: liveuamap (Language: en)</text:p>
      <text:p text:style-name="P4">
Time: 2023-04-26T-46:51:00</text:p>
      <text:p text:style-name="P4">
Location: Dnipro (Latitude:48.45861 Longtitude:35.03888)</text:p>
      <text:p text:style-name="P4">
Videos: []</text:p>
      <text:p text:style-name="P4">
Images: []</text:p>
      <text:p text:style-name="P4">
Tags: ["Europe", "Central and Eastern Europe"]</text:p>
      <text:p text:style-name="P4">
ID: 22558808</text:p>
      <!--METADATA-->
      <text:p text:style-name="P4">
Dnipro, Dnipropetrovska Oblast(19:50). Red Alert: aerial threat. Sirenssounding. Take cover now!</text:p>
      <text:p text:style-name="P4">
News Collection Link: <text:a xlink:type="simple" xlink:href="https://liveuamap.com/en/2023/26-april-dnipro-dnipropetrovska-oblast1950-reg" text:style-name="Internet_20_link" text:visited-style-name="Visited_20_Internet_20_Link">
https://liveuamap.com/en/2023/26-april-dnipro-dnipropetrovska-oblast1950-reg</text:a>
</text:p>
      <text:p text:style-name="P4">
Source: <text:a xlink:type="simple" xlink:href="https://t.me/suspilnednipro/14768" text:style-name="Internet_20_link" text:visited-style-name="Visited_20_Internet_20_Link">
https://t.me/suspilnednipro/14768</text:a>
</text:p>
      <!--NEWS-->
      <text:h text:style-name="P10" text:outline-level="1">
<text:span text:style-name="T4">
Donetsk Oblast(12:37). Red Alert: aerial threat. Sirens sounding. Take cover now!</text:span>
</text:h>
      <text:p text:style-name="P4">
Authors: liveuamap (Language: en)</text:p>
      <text:p text:style-name="P4">
Time: 2023-04-26T-64:40:00</text:p>
      <text:p text:style-name="P4">
Location: Donetsk Oblast (Latitude:48.7271 Longtitude:37.57755)</text:p>
      <text:p text:style-name="P4">
Videos: []</text:p>
      <text:p text:style-name="P4">
Images: []</text:p>
      <text:p text:style-name="P4">
Tags: ["Europe", "Central and Eastern Europe"]</text:p>
      <text:p text:style-name="P4">
ID: 22558766</text:p>
      <!--METADATA-->
      <text:p text:style-name="P4">
Donetsk Oblast(12:37). Red Alert: aerial threat. Sirens sounding. Take covernow!</text:p>
      <text:p text:style-name="P4">
News Collection Link: <text:a xlink:type="simple" xlink:href="https://liveuamap.com/en/2023/26-april-donetsk-oblast1237-red-alert-aerial-g" text:style-name="Internet_20_link" text:visited-style-name="Visited_20_Internet_20_Link">
https://liveuamap.com/en/2023/26-april-donetsk-oblast1237-red-alert-aerial-g</text:a>
</text:p>
      <text:p text:style-name="P4">
Source: <text:a xlink:type="simple" xlink:href="https://t.me/air_alert_ua/43781" text:style-name="Internet_20_link" text:visited-style-name="Visited_20_Internet_20_Link">
https://t.me/air_alert_ua/43781</text:a>
</text:p>
      <!--NEWS-->
      <text:h text:style-name="P10" text:outline-level="1">
<text:span text:style-name="T4">
At Kupiansk direction Russian army shelled Topoli, Kamyanka, Krasne Pershe, Fyholivka, Novoml...</text:span>
</text:h>
      <text:p text:style-name="P4">
Authors: liveuamap (Language: en)</text:p>
      <text:p text:style-name="P4">
Time: 2023-04-26T-83:36:00</text:p>
      <text:p text:style-name="P4">
Location: Kupiansk (Latitude:49.63807 Longtitude:37.91159)</text:p>
      <text:p text:style-name="P4">
Videos: []</text:p>
      <text:p text:style-name="P4">
Images: []</text:p>
      <text:p text:style-name="P4">
Tags: ["Russia"]</text:p>
      <text:p text:style-name="P4">
ID: 22558734</text:p>
      <!--METADATA-->
      <text:p text:style-name="P4">
At Kupiansk direction Russian army shelled Topoli, Kamyanka, Krasne Pershe,Fyholivka, Novomlynsk, Dvorichna, Lyman Pershyy, Kupyansk and Kyslivka ofKharkiv region, - General Staff of Armed Forces of Ukraine says in the morningreport</text:p>
      <text:p text:style-name="P4">
News Collection Link: <text:a xlink:type="simple" xlink:href="https://liveuamap.com/en/2023/26-april-at-kupiansk-direction-russian-army-shelled-topoli" text:style-name="Internet_20_link" text:visited-style-name="Visited_20_Internet_20_Link">
https://liveuamap.com/en/2023/26-april-at-kupiansk-direction-russian-army-shelled-topoli</text:a>
</text:p>
      <text:p text:style-name="P4">
Source: <text:a xlink:type="simple" xlink:href="https://t.me/lumsrc/4598" text:style-name="Internet_20_link" text:visited-style-name="Visited_20_Internet_20_Link">
https://t.me/lumsrc/4598</text:a>
</text:p>
      <!--NEWS-->
      <text:h text:style-name="P10" text:outline-level="1">
<text:span text:style-name="T4">
At Lyman direction Russian army shelled Novoselivske, Nevske, Dibrova, Bilohorivka of Luhansk...</text:span>
</text:h>
      <text:p text:style-name="P4">
Authors: liveuamap (Language: en)</text:p>
      <text:p text:style-name="P4">
Time: 2023-04-26T-85:36:00</text:p>
      <text:p text:style-name="P4">
Location: Donetsk (Latitude:48.77535 Longtitude:38.07276)</text:p>
      <text:p text:style-name="P4">
Videos: []</text:p>
      <text:p text:style-name="P4">
Images: []</text:p>
      <text:p text:style-name="P4">
Tags: ["Russia"]</text:p>
      <text:p text:style-name="P4">
ID: 22558733</text:p>
      <!--METADATA-->
      <text:p text:style-name="P4">
At Lyman direction Russian army shelled Novoselivske, Nevske, Dibrova,Bilohorivka of Luhansk region and Torske, Yampil, Siversk, Verkhnokamyanske,Spirne and Pereyizne of Donetsk region, - General Staff of Armed Forces ofUkraine says in the morning report</text:p>
      <text:p text:style-name="P4">
News Collection Link: <text:a xlink:type="simple" xlink:href="https://liveuamap.com/en/2023/26-april-at-lyman-direction-russian-army-shelled-novoselivske" text:style-name="Internet_20_link" text:visited-style-name="Visited_20_Internet_20_Link">
https://liveuamap.com/en/2023/26-april-at-lyman-direction-russian-army-shelled-novoselivske</text:a>
</text:p>
      <text:p text:style-name="P4">
Source: <text:a xlink:type="simple" xlink:href="https://t.me/lumsrc/4599" text:style-name="Internet_20_link" text:visited-style-name="Visited_20_Internet_20_Link">
https://t.me/lumsrc/4599</text:a>
</text:p>
      <!--NEWS-->
      <text:h text:style-name="P10" text:outline-level="1">
<text:span text:style-name="T4">
At Bakhmut direction Russian army shelled Vasukivka, Orikhovo-Vasylivka, Markove, Hryhorivka,...</text:span>
</text:h>
      <text:p text:style-name="P4">
Authors: liveuamap (Language: en)</text:p>
      <text:p text:style-name="P4">
Time: 2023-04-26T-87:36:00</text:p>
      <text:p text:style-name="P4">
Location: Novhorods'ke, Donetsk Oblast (Latitude:48.33526 Longtitude:37.83348)</text:p>
      <text:p text:style-name="P4">
Videos: []</text:p>
      <text:p text:style-name="P4">
Images: []</text:p>
      <text:p text:style-name="P4">
Tags: ["Russia"]</text:p>
      <text:p text:style-name="P4">
ID: 22558732</text:p>
      <!--METADATA-->
      <text:p text:style-name="P4">
At Bakhmut direction Russian army shelled Vasukivka, Orikhovo-Vasylivka,Markove, Hryhorivka, Bakhmut, Ivanivske, Chasiv Yar, Bila Hora, Pivnichne andNew York of Donetsk region, - General Staff of Armed Forces of Ukraine says inthe morning report</text:p>
      <text:p text:style-name="P4">
News Collection Link: <text:a xlink:type="simple" xlink:href="https://liveuamap.com/en/2023/26-april-at-bakhmut-direction-russian-army-shelled-vasukivka" text:style-name="Internet_20_link" text:visited-style-name="Visited_20_Internet_20_Link">
https://liveuamap.com/en/2023/26-april-at-bakhmut-direction-russian-army-shelled-vasukivka</text:a>
</text:p>
      <text:p text:style-name="P4">
Source: <text:a xlink:type="simple" xlink:href="https://t.me/lumsrc/4600" text:style-name="Internet_20_link" text:visited-style-name="Visited_20_Internet_20_Link">
https://t.me/lumsrc/4600</text:a>
</text:p>
      <!--NEWS-->
      <text:h text:style-name="P10" text:outline-level="1">
<text:span text:style-name="T4">
At Avdiyivka directions Russian army shelled Novobakhmutivka, Novokalynove, Avdiyivka, Lastoc...</text:span>
</text:h>
      <text:p text:style-name="P4">
Authors: liveuamap (Language: en)</text:p>
      <text:p text:style-name="P4">
Time: 2023-04-26T-89:36:00</text:p>
      <text:p text:style-name="P4">
Location: Donetsk Oblast (Latitude:48.05674 Longtitude:37.57238)</text:p>
      <text:p text:style-name="P4">
Videos: []</text:p>
      <text:p text:style-name="P4">
Images: []</text:p>
      <text:p text:style-name="P4">
Tags: ["Russia"]</text:p>
      <text:p text:style-name="P4">
ID: 22558731</text:p>
      <!--METADATA-->
      <text:p text:style-name="P4">
At Avdiyivka directions Russian army shelled Novobakhmutivka, Novokalynove,Avdiyivka, Lastochkyne, Stepove, Tonenke, Vodyane, Netaylove, Pervomayske,Karlivka and Nevelske of Donetsk region, - General Staff of Armed Forces ofUkraine says in the morning report</text:p>
      <text:p text:style-name="P4">
News Collection Link: <text:a xlink:type="simple" xlink:href="https://liveuamap.com/en/2023/26-april-at-avdiyivka-directions-russian-army-shelled-novobakhmutivka" text:style-name="Internet_20_link" text:visited-style-name="Visited_20_Internet_20_Link">
https://liveuamap.com/en/2023/26-april-at-avdiyivka-directions-russian-army-shelled-novobakhmutivka</text:a>
</text:p>
      <text:p text:style-name="P4">
Source: <text:a xlink:type="simple" xlink:href="https://t.me/lumsrc/4601" text:style-name="Internet_20_link" text:visited-style-name="Visited_20_Internet_20_Link">
https://t.me/lumsrc/4601</text:a>
</text:p>
      <!--NEWS-->
      <text:h text:style-name="P10" text:outline-level="1">
<text:span text:style-name="T4">
At Maryinka direction Russian army shelled Heorhiyivka, Maryinka, Pobyeda, Novomykhaylivka an...</text:span>
</text:h>
      <text:p text:style-name="P4">
Authors: liveuamap (Language: en)</text:p>
      <text:p text:style-name="P4">
Time: 2023-04-26T-91:36:00</text:p>
      <text:p text:style-name="P4">
Location: Donetsk (Latitude:47.86639 Longtitude:37.45754)</text:p>
      <text:p text:style-name="P4">
Videos: []</text:p>
      <text:p text:style-name="P4">
Images: []</text:p>
      <text:p text:style-name="P4">
Tags: ["Russia"]</text:p>
      <text:p text:style-name="P4">
ID: 22558730</text:p>
      <!--METADATA-->
      <text:p text:style-name="P4">
At Maryinka direction Russian army shelled Heorhiyivka, Maryinka, Pobyeda,Novomykhaylivka and Paraskoviyivka of Donetsk region, - General Staff of ArmedForces of Ukraine says in the morning report</text:p>
      <text:p text:style-name="P4">
News Collection Link: <text:a xlink:type="simple" xlink:href="https://liveuamap.com/en/2023/26-april-at-maryinka-direction-russian-army-shelled-heorhiyivka" text:style-name="Internet_20_link" text:visited-style-name="Visited_20_Internet_20_Link">
https://liveuamap.com/en/2023/26-april-at-maryinka-direction-russian-army-shelled-heorhiyivka</text:a>
</text:p>
      <text:p text:style-name="P4">
Source: <text:a xlink:type="simple" xlink:href="https://t.me/lumsrc/4602" text:style-name="Internet_20_link" text:visited-style-name="Visited_20_Internet_20_Link">
https://t.me/lumsrc/4602</text:a>
</text:p>
      <!--NEWS-->
      <text:h text:style-name="P10" text:outline-level="1">
<text:span text:style-name="T4">
At Shaktarske direction Russian army shelled Vuhledar, Yehorivka, Pavlivka, Prechystivka, Nov...</text:span>
</text:h>
      <text:p text:style-name="P4">
Authors: liveuamap (Language: en)</text:p>
      <text:p text:style-name="P4">
Time: 2023-04-26T-93:36:00</text:p>
      <text:p text:style-name="P4">
Location: Vuhledar (Latitude:47.83413 Longtitude:36.84128)</text:p>
      <text:p text:style-name="P4">
Videos: []</text:p>
      <text:p text:style-name="P4">
Images: []</text:p>
      <text:p text:style-name="P4">
Tags: ["Russia"]</text:p>
      <text:p text:style-name="P4">
ID: 22558724</text:p>
      <!--METADATA-->
      <text:p text:style-name="P4">
At Shaktarske direction Russian army shelled Vuhledar, Yehorivka, Pavlivka,Prechystivka, Novoukrayinka, Zolota Nyva, Novomayorske, Shakhtarske, Neskuchneand Velyka Novosilka of Donetsk region, - General Staff of Armed Forces ofUkraine says in the morning report</text:p>
      <text:p text:style-name="P4">
News Collection Link: <text:a xlink:type="simple" xlink:href="https://liveuamap.com/en/2023/26-april-at-shaktarske-direction-russian-army-shelled-vuhledar" text:style-name="Internet_20_link" text:visited-style-name="Visited_20_Internet_20_Link">
https://liveuamap.com/en/2023/26-april-at-shaktarske-direction-russian-army-shelled-vuhledar</text:a>
</text:p>
      <text:p text:style-name="P4">
Source: <text:a xlink:type="simple" xlink:href="https://t.me/lumsrc/4603" text:style-name="Internet_20_link" text:visited-style-name="Visited_20_Internet_20_Link">
https://t.me/lumsrc/4603</text:a>
</text:p>
      <!--NEWS-->
      <text:h text:style-name="P10" text:outline-level="1">
<text:span text:style-name="T4">
President Zelensky:I had a long and meaningful phone call with  President Xi Jinping. I belie...</text:span>
</text:h>
      <text:p text:style-name="P4">
Authors: liveuamap (Language: en)</text:p>
      <text:p text:style-name="P4">
Time: 2023-04-26T08:21:00</text:p>
      <text:p text:style-name="P4">
Location: Kyiv, Kyiv city (Latitude:50.44426 Longtitude:30.52914)</text:p>
      <text:p text:style-name="P4">
Videos: []</text:p>
      <text:p text:style-name="P4">
Images: []</text:p>
      <text:p text:style-name="P4">
Tags: []</text:p>
      <text:p text:style-name="P4">
ID: 22558826</text:p>
      <!--METADATA-->
      <text:p text:style-name="P4">
None</text:p>
      <text:p text:style-name="P4">
News Collection Link: <text:a xlink:type="simple" xlink:href="https://liveuamap.com/en/2023/26-april-president-zelenskyi-had-a-long-and-meaningful-phone" text:style-name="Internet_20_link" text:visited-style-name="Visited_20_Internet_20_Link">
https://liveuamap.com/en/2023/26-april-president-zelenskyi-had-a-long-and-meaningful-phone</text:a>
</text:p>
      <text:p text:style-name="P4">
Source: <text:a xlink:type="simple" xlink:href="https://liveuamap.com/en/2023/26-april-president-zelenskyi-had-a-long-and-meaningful-phone" text:style-name="Internet_20_link" text:visited-style-name="Visited_20_Internet_20_Link">
https://liveuamap.com/en/2023/26-april-president-zelenskyi-had-a-long-and-meaningful-phone</text:a>
</text:p>
      <!--NEWS-->
      <text:h text:style-name="P10" text:outline-level="1">
<text:span text:style-name="T4">
Zaporizka Oblast(23:54). Red Alert: aerial threat. Sirens sounding. Take cover now!</text:span>
</text:h>
      <text:p text:style-name="P4">
Authors: liveuamap (Language: en)</text:p>
      <text:p text:style-name="P4">
Time: 2023-04-26T17:54:00</text:p>
      <text:p text:style-name="P4">
Location: Zaporizka Oblast (Latitude:47.612021 Longtitude:35.765261)</text:p>
      <text:p text:style-name="P4">
Videos: []</text:p>
      <text:p text:style-name="P4">
Images: []</text:p>
      <text:p text:style-name="P4">
Tags: ["Europe", "Central and Eastern Europe"]</text:p>
      <text:p text:style-name="P4">
ID: 22558831</text:p>
      <!--METADATA-->
      <text:p text:style-name="P4">
Zaporizka Oblast(23:54). Red Alert: aerial threat. Sirens sounding. Take covernow!</text:p>
      <text:p text:style-name="P4">
News Collection Link: <text:a xlink:type="simple" xlink:href="https://liveuamap.com/en/2023/26-april-zaporizka-oblast2354-red-alert-aeriag" text:style-name="Internet_20_link" text:visited-style-name="Visited_20_Internet_20_Link">
https://liveuamap.com/en/2023/26-april-zaporizka-oblast2354-red-alert-aeriag</text:a>
</text:p>
      <text:p text:style-name="P4">
Source: <text:a xlink:type="simple" xlink:href="https://t.me/suspilnezaporizhzhya/12399" text:style-name="Internet_20_link" text:visited-style-name="Visited_20_Internet_20_Link">
https://t.me/suspilnezaporizhzhya/12399</text:a>
</text:p>
      <!--NEWS-->
      <text:h text:style-name="P10" text:outline-level="1">
<text:span text:style-name="T4">
Dnipro, Dnipropetrovska Oblast, Kharkiv, Kharkivska Oblast(23:56). Red Alert: aerial threat. ...</text:span>
</text:h>
      <text:p text:style-name="P4">
Authors: liveuamap (Language: en)</text:p>
      <text:p text:style-name="P4">
Time: 2023-04-26T17:56:00</text:p>
      <text:p text:style-name="P4">
Location: Dnipro (Latitude:48.45992 Longtitude:35.03928)</text:p>
      <text:p text:style-name="P4">
Videos: []</text:p>
      <text:p text:style-name="P4">
Images: []</text:p>
      <text:p text:style-name="P4">
Tags: ["Europe", "Central and Eastern Europe"]</text:p>
      <text:p text:style-name="P4">
ID: 22558833</text:p>
      <!--METADATA-->
      <text:p text:style-name="P4">
Dnipro, Dnipropetrovska Oblast, Kharkiv, Kharkivska Oblast(23:56). Red Alert:aerial threat. Sirens sounding. Take cover now!</text:p>
      <text:p text:style-name="P4">
News Collection Link: <text:a xlink:type="simple" xlink:href="https://liveuamap.com/en/2023/26-april-dnipro-dnipropetrovska-oblast-kharkig" text:style-name="Internet_20_link" text:visited-style-name="Visited_20_Internet_20_Link">
https://liveuamap.com/en/2023/26-april-dnipro-dnipropetrovska-oblast-kharkig</text:a>
</text:p>
      <text:p text:style-name="P4">
Source: <text:a xlink:type="simple" xlink:href="https://t.me/air_alert_ua/43820" text:style-name="Internet_20_link" text:visited-style-name="Visited_20_Internet_20_Link">
https://t.me/air_alert_ua/43820</text:a>
</text:p>
      <!--NEWS-->
      <text:h text:style-name="P10" text:outline-level="1">
<text:span text:style-name="T4">
Kherson, Khersonska Oblast, Mykolaiv, Mykolayivska Oblast(00:01). Red Alert: aerial threat. S...</text:span>
</text:h>
      <text:p text:style-name="P4">
Authors: liveuamap (Language: en)</text:p>
      <text:p text:style-name="P4">
Time: 2023-04-26T18:03:00</text:p>
      <text:p text:style-name="P4">
Location: Kherson (Latitude:46.65581000 Longtitude:32.61780000)</text:p>
      <text:p text:style-name="P4">
Videos: []</text:p>
      <text:p text:style-name="P4">
Images: []</text:p>
      <text:p text:style-name="P4">
Tags: ["Europe", "Central and Eastern Europe"]</text:p>
      <text:p text:style-name="P4">
ID: 22558834</text:p>
      <!--METADATA-->
      <text:p text:style-name="P4">
Kherson, Khersonska Oblast, Mykolaiv, Mykolayivska Oblast(00:01). Red Alert:aerial threat. Sirens sounding. Take cover now!</text:p>
      <text:p text:style-name="P4">
News Collection Link: <text:a xlink:type="simple" xlink:href="https://liveuamap.com/en/2023/26-april-kherson-khersonska-oblast-mykolaiv-mg" text:style-name="Internet_20_link" text:visited-style-name="Visited_20_Internet_20_Link">
https://liveuamap.com/en/2023/26-april-kherson-khersonska-oblast-mykolaiv-mg</text:a>
</text:p>
      <text:p text:style-name="P4">
Source: <text:a xlink:type="simple" xlink:href="https://t.me/air_alert_ua/43822" text:style-name="Internet_20_link" text:visited-style-name="Visited_20_Internet_20_Link">
https://t.me/air_alert_ua/43822</text:a>
</text:p>
      <!--NEWS-->
      <text:h text:style-name="P10" text:outline-level="1">
<text:span text:style-name="T4">
1 person killed, 15 wounded as result of Russian missile strikes in Mykolaiv</text:span>
</text:h>
      <text:p text:style-name="P4">
Authors: liveuamap (Language: en)</text:p>
      <text:p text:style-name="P4">
Time: 2023-04-26T20:11:00</text:p>
      <text:p text:style-name="P4">
Location: Mykolaiv, Mykolaivs'ka oblast (Latitude:46.97135 Longtitude:31.9915)</text:p>
      <text:p text:style-name="P4">
Videos: []</text:p>
      <text:p text:style-name="P4">
Images: []</text:p>
      <text:p text:style-name="P4">
Tags: []</text:p>
      <text:p text:style-name="P4">
ID: 22558840</text:p>
      <!--METADATA-->
      <text:p text:style-name="P4">
1 person killed, 15 wounded as result of Russian missile strikes in Mykolaiv</text:p>
      <text:p text:style-name="P4">
News Collection Link: <text:a xlink:type="simple" xlink:href="https://liveuamap.com/en/2023/27-april-1-person-killed-15-wounded-as-result-of-russian" text:style-name="Internet_20_link" text:visited-style-name="Visited_20_Internet_20_Link">
https://liveuamap.com/en/2023/27-april-1-person-killed-15-wounded-as-result-of-russian</text:a>
</text:p>
      <text:p text:style-name="P4">
Source: <text:a xlink:type="simple" xlink:href="https://t.me/hromadske_ua/32011" text:style-name="Internet_20_link" text:visited-style-name="Visited_20_Internet_20_Link">
https://t.me/hromadske_ua/32011</text:a>
</text:p>
      <!--NEWS-->
      <text:h text:style-name="P10" text:outline-level="1">
<text:span text:style-name="T4">
Sumska Oblast(02:53). Red Alert: aerial threat. Sirens sounding. Take cover now!</text:span>
</text:h>
      <text:p text:style-name="P4">
Authors: liveuamap (Language: en)</text:p>
      <text:p text:style-name="P4">
Time: 2023-04-26T20:53:00</text:p>
      <text:p text:style-name="P4">
Location: Sumska Oblast (Latitude:50.9988 Longtitude:33.99975)</text:p>
      <text:p text:style-name="P4">
Videos: []</text:p>
      <text:p text:style-name="P4">
Images: []</text:p>
      <text:p text:style-name="P4">
Tags: ["Europe", "Central and Eastern Europe"]</text:p>
      <text:p text:style-name="P4">
ID: 22558836</text:p>
      <!--METADATA-->
      <text:p text:style-name="P4">
Sumska Oblast(02:53). Red Alert: aerial threat. Sirens sounding. Take covernow!</text:p>
      <text:p text:style-name="P4">
News Collection Link: <text:a xlink:type="simple" xlink:href="https://liveuamap.com/en/2023/27-april-sumska-oblast0253-red-alert-aerial-tg" text:style-name="Internet_20_link" text:visited-style-name="Visited_20_Internet_20_Link">
https://liveuamap.com/en/2023/27-april-sumska-oblast0253-red-alert-aerial-tg</text:a>
</text:p>
      <text:p text:style-name="P4">
Source: <text:a xlink:type="simple" xlink:href="https://t.me/air_alert_ua/43830" text:style-name="Internet_20_link" text:visited-style-name="Visited_20_Internet_20_Link">
https://t.me/air_alert_ua/43830</text:a>
</text:p>
      <!--NEWS-->
      <text:h text:style-name="P10" text:outline-level="1">
<text:span text:style-name="T4">
Chernihivska Oblast(02:53). Red Alert: aerial threat. Sirens sounding. Take cover now!</text:span>
</text:h>
      <text:p text:style-name="P4">
Authors: liveuamap (Language: en)</text:p>
      <text:p text:style-name="P4">
Time: 2023-04-26T20:54:00</text:p>
      <text:p text:style-name="P4">
Location: Chernihivska Oblast (Latitude:51.33264 Longtitude:32.00043)</text:p>
      <text:p text:style-name="P4">
Videos: []</text:p>
      <text:p text:style-name="P4">
Images: []</text:p>
      <text:p text:style-name="P4">
Tags: ["Europe", "Central and Eastern Europe"]</text:p>
      <text:p text:style-name="P4">
ID: 22558837</text:p>
      <!--METADATA-->
      <text:p text:style-name="P4">
Chernihivska Oblast(02:53). Red Alert: aerial threat. Sirens sounding. Takecover now!</text:p>
      <text:p text:style-name="P4">
News Collection Link: <text:a xlink:type="simple" xlink:href="https://liveuamap.com/en/2023/27-april-chernihivska-oblast0253-red-alert-aeg" text:style-name="Internet_20_link" text:visited-style-name="Visited_20_Internet_20_Link">
https://liveuamap.com/en/2023/27-april-chernihivska-oblast0253-red-alert-aeg</text:a>
</text:p>
      <text:p text:style-name="P4">
Source: <text:a xlink:type="simple" xlink:href="https://t.me/suspilnechernihiv/17962" text:style-name="Internet_20_link" text:visited-style-name="Visited_20_Internet_20_Link">
https://t.me/suspilnechernihiv/17962</text:a>
</text:p>
      <!--NEWS-->
      <text:h text:style-name="P10" text:outline-level="1">
<text:span text:style-name="T4">
Окупанти подвоїли кількість ракетоносіїв у Чорному морі — ОК «Південь»</text:span>
</text:h>
      <text:p text:style-name="P4">
Author: ['АРМІЯINFORM']</text:p>
      <text:p text:style-name="P4">
Time: 2023-04-26T34:00:00-04:00</text:p>
      <text:p text:style-name="P4">
Description: росія вдвічі збільшила кількість ракетоносіїв на бойовому чергуванні в Чорному мо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5_tn.jpg" text:style-name="Internet_20_link" text:visited-style-name="Visited_20_Internet_20_Link">
55_tn.jpg</text:a>
']</text:p>
      <text:p text:style-name="P4">
Tags: ['STOPRUSSIA', 'АГРЕСІЯ РФ', 'ВТОРГНЕННЯ РФ']</text:p>
      <text:p text:style-name="P4">
Category: News</text:p>
      <!--METADATA-->
      <text:p text:style-name="P4">
<draw:frame draw:style-name="fr1" draw:name="Image2" text:anchor-type="as-char" svg:width="6.9236in" svg:height="5.1927in" draw:z-index="0">
<draw:image xlink:href="../Images/AРМІЯINFORM/2023-04-26T34-00-00-04-00/55_tn.jpg" xlink:type="simple" xlink:show="embed" xlink:actuate="onLoad" draw:mime-type="image/jpeg"/>
</draw:frame>
 Фотоілюстративне</text:p>
      <text:p text:style-name="P4">
росія вдвічі збільшила кількість ракетоносіїв на бойовому чергуванні в Чорномуморі, їхній потенційний залп становить 24 ракети.</text:p>
      <text:p text:style-name="P4">
Про це<text:a xlink:type="simple" xlink:href="https://www.facebook.com/OperationalCommandSouth/posts/pfbid02jjfNgWDKpiYSkTUc7Wgq7NYst8xq8jCXpKr4tEUQKuNQgtvDip2x3QTNiuEL1cy5l" text:style-name="Internet_20_link" text:visited-style-name="Visited_20_Internet_20_Link">
повідомляє</text:a>
оперативне командування «Південь».</text:p>
      <text:p text:style-name="P4">
— Наразі на бойовому чергуванні 2 надводних і 2 підводних ракетоносії,загальний залп «Калібрів» може сягати 24. Рівень ракетної загрози дужевисокий, — йдеться в повідомленні.</text:p>
      <text:p text:style-name="P4">
Загалом корабельне угруповання рф у Чорному морі, за даними командування, ниністановить 13 кораблів.</text:p>
      <text:p text:style-name="P4">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Балтійські країни і Польща чітко усвідомлюють загрозу, яку продовжує нести росія</text:span>
</text:h>
      <text:p text:style-name="P4">
Author: ['АРМІЯINFORM']</text:p>
      <text:p text:style-name="P4">
Time: 2023-04-26T35:00:00-04:00</text:p>
      <text:p text:style-name="P4">
Description: Голова Комітету Верховної Ради України з питань інтеграції України до ЄС Іва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04-klimp.jpeg" text:style-name="Internet_20_link" text:visited-style-name="Visited_20_Internet_20_Link">
2504-klimp.jpeg</text:a>
']</text:p>
      <text:p text:style-name="P4">
Tags: ['STOPRUSSIA', 'АГРЕСІЯ РФ', 'СВІТ ПІДТРИМУЄ УКРАЇНУ']</text:p>
      <text:p text:style-name="P4">
Category: News</text:p>
      <!--METADATA-->
      <text:p text:style-name="P4">
<draw:frame draw:style-name="fr1" draw:name="Image3" text:anchor-type="as-char" svg:width="6.9236in" svg:height="6.765733in" draw:z-index="0">
<draw:image xlink:href="../Images/AРМІЯINFORM/2023-04-26T35-00-00-04-00/2504-klimp.jpeg" xlink:type="simple" xlink:show="embed" xlink:actuate="onLoad" draw:mime-type="image/jpeg"/>
</draw:frame>
</text:p>
      <text:p text:style-name="P4">
Голова Комітету Верховної Ради України з питань інтеграції України до ЄСІванна Климпуш-Цинцадзе на запрошення голови Комітету з європейських справПарламенту Латвії відвідала з робочим візитом Ригу.</text:p>
      <text:p text:style-name="P4">
Про це <text:a xlink:type="simple" xlink:href="https://www.rada.gov.ua/news/razom/235694.html" text:style-name="Internet_20_link" text:visited-style-name="Visited_20_Internet_20_Link">
повідомляє</text:a>
 Прес-служба Апарату Верховної Ради України.</text:p>
      <text:p text:style-name="P4">
«У Ризі звірили годинники перед зустріччю комітетів у європейських справах і зпитань євроінтеграції країн-членів і країн-кандидатів стосовно зовнішньоїбезпекової політики, стосовно подальших інтеграційних можливостей для країн-кандидатів, зокрема України та Молдови і планів щодо Грузії», — повідомилаІванна Климпуш-Цинцадзе.</text:p>
      <text:p text:style-name="P4">
Вона заявила, що це була відверта розмова між друзями стосовно викликів таподальших необхідних кроків для збереження єдності вільного світу в підтримціУкраїни і у війні проти росії, і щодо відкриття перемовин про членство в ЄСвже у 2023 році. Йшлося і про подальші кроки в рамках європейської перспективичленства України, і про спільнодію для досягнення результату у просуванніамбіцій щодо членства України в НАТО на Вільнюському саміті, в липні цьогороку.</text:p>
      <text:p text:style-name="P4">
«Наші друзі з Балтійських країн і Польщі чітко усвідомлюють загрозу, якупродовжує становити росія, чітко розуміють, що для ефективної відсічі ційзагрозі потрібна спільнодія і чітке бачення майбутнього. Вони готовіпродовжувати цю роботу на європейському та євроатлантичному рівні», — сказалаголова Комітету за результатами зустрічі.</text:p>
      <text:p text:style-name="P4">
За її словами, європейські партнери України погоджуються, що потрібно на рівніЄС і НАТО виробити чітке розуміння того, коли Україна може стати членом цихспільнот.</text:p>
      <text:p text:style-name="P4">
«Оскільки розширення простору свободи, безпеки і миру цими союзами довело своюспроможність гарантування стабільності на Європейському континенті протягомбагатьох десятиліть», — зазначила Іванна Климпуш-Цинцадзе. Політик зауважила,що друзі України шукають можливості, формати, інструменти та механізми, в якийспосіб максимально ефективно і швидко допомогти Україні у вирішенні тихзавдань, які на сьогодні є пріоритетними.</text:p>
      <text:p text:style-name="P4">
Іванна Климпуш-Цинцадзе також відвідала латвійську громаду, яка для всієїкраїни є прикладом ефективного енергетичного менеджменту.</text:p>
      <text:p text:style-name="P4">
«Вони напрацювали мікс використання різних енергоресурсів: сонячної енергіїдля вироблення тепла, природного газу, дерев’яних відходів. Також намуніципальному рівні вони інвестують в енергоефективність будівель. І врезультаті ця громада на рівні всієї Латвії має чи не вдвічі менші тарифи наелектроенергію і тепло за рахунок усіх цих нововведень. Я переконана, що нашігромади мають бути зацікавлені у використанні такого досвіду в майбутньому привідбудові країни після воєнних дії», — зауважила голова Комітету.</text:p>
      <text:p text:style-name="P4">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Японія готова увійти до Наглядової Ради Центру гуманітарного розмінування України</text:span>
</text:h>
      <text:p text:style-name="P4">
Author: ['АРМІЯINFORM']</text:p>
      <text:p text:style-name="P4">
Time: 2023-04-26T36:00:00-04:00</text:p>
      <text:p text:style-name="P4">
Description: Японія готова підтримати гуманітарне розмінування в Україні та розглянути можлив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8578.jpg" text:style-name="Internet_20_link" text:visited-style-name="Visited_20_Internet_20_Link">
img_8578.jpg</text:a>
']</text:p>
      <text:p text:style-name="P4">
Tags: ['STOPRUSSIA', 'АГРЕСІЯ РФ', 'ГУМАНІТАРНЕ РОЗМІНУВАННЯ', 'СВІТ ПІДТРИМУЄ УКРАЇНУ', 'ЯПОНІЯ']</text:p>
      <text:p text:style-name="P4">
Category: News</text:p>
      <!--METADATA-->
      <text:p text:style-name="P4">
<draw:frame draw:style-name="fr1" draw:name="Image4" text:anchor-type="as-char" svg:width="6.9236in" svg:height="5.1927in" draw:z-index="0">
<draw:image xlink:href="../Images/AРМІЯINFORM/2023-04-26T36-00-00-04-00/img_8578.jpg" xlink:type="simple" xlink:show="embed" xlink:actuate="onLoad" draw:mime-type="image/jpeg"/>
</draw:frame>
Ілюстративне фото</text:p>
      <text:p text:style-name="P4">
Японія готова підтримати гуманітарне розмінування в Україні та розглянутиможливість делегувати до наглядової ради Центру гуманітарного розмінуваннясвого представника. Про це, як<text:a xlink:type="simple" xlink:href="https://www.kmu.gov.ua/news/minekonomiky-iaponiia-hotova-uviity-do-nahliadovoi-rady-tsentru-humanitarnoho-rozminuvannia" text:style-name="Internet_20_link" text:visited-style-name="Visited_20_Internet_20_Link">
повідомляє</text:a>
 Урядовий портал,йшлося під час зустрічі Першого віцепрем’єр-міністра України — Міністраекономіки України Юлії Свириденко з послом Японії в Україні Мацудою Кунінорі.</text:p>
      <text:p text:style-name="P4">
«В Україні створено Центр гуманітарного розмінування. Він буде координувативсіх учасників цього процесу, залучати фінансування і визначати пріоритетирозмінування тих чи інших територій. Задля того, щоб цей процес бувмаксимально прозорим, ми плануємо створити Наглядову Раду, куди увійшли бипредставники країн «Великої сімки» (G7) та інших зацікавлених міжнароднихорганізацій. Ми зацікавлені, щоб туди увійшли представники країн, які маютьдосвід роботи на цьому ринку», — заявила Юлія Свириденко.</text:p>
      <text:p text:style-name="P4">
Своєю чергою Посол Японії в Україні підтримав такі урядові ініціативи і заявивпро готовність надання допомоги в процесі гуманітарного розмінування.</text:p>
      <text:p text:style-name="P4">
«Японія розуміє, що гуманітарне розмінування в Україні — це дужедовгостроковий проект. Майже 29% української землі може бути замінованими.Японія має досвід роботи з гуманітарного розмінування протягом тривалого часуз третіми країнами, зокрема з Камбоджею. Ми можемо допомогти Україні, якпідготовкою спеціалістів, так і наданням необхідного обладнання. Ми готовіпрацювати з Урядом України багато років, тому будьте впевнені в щирійпідтримці Японії», — запевнив Мацуда Кунінорі.</text:p>
      <text:p text:style-name="P4">
За словами Посла Японії, його країна підтримує ідею створення Центру згуманітарного розмінування в Україні. Японія готова доправити свогопредставника і допоможе залучити кандидатів від інших країн до Наглядової РадиЦентру гуманітарного розмінування. Також ця країна готова координувати роботуз гуманітарного розмінування з іншими країнами.</text:p>
      <text:p text:style-name="P4">
«Ми готові надавати свою фінансову і технічну допомогу. Ми готові поділитисясвоїм досвідом. Як представник держави, що нині головує в G7, я сприймаю цедуже серйозно і вітаю те, що робить Україна, і зобов’язуюсь мобілізуватипостійну міжнародну підтримку в цій сфері», — заявив Мацуда Кунінорі.</text:p>
      <text:p text:style-name="P4">
Під час зустрічі також було підняте питання початку переговорів України проприєднання до Транстихоокеанського партнерства (CPTPP) цього року.</text:p>
      <text:p text:style-name="P4">
Source: <text:a xlink:type="simple" xlink:href="https://armyinform.com.ua/2023/04/26/yaponiya-gotova-uvijty-do-naglyadovoyi-rady-czentru-gumanitarnogo-rozminuvannya-ukrayiny/" text:style-name="Internet_20_link" text:visited-style-name="Visited_20_Internet_20_Link">
https://armyinform.com.ua/2023/04/26/yaponiya-gotova-uvijty-do-naglyadovoyi-rady-czentru-gumanitarnogo-rozminuvannya-ukrayiny/</text:a>
</text:p>
      <!--NEWS-->
      <text:h text:style-name="P10" text:outline-level="1">
<text:span text:style-name="T4">
Генштаб показав бойову роботу однієї з бригад</text:span>
</text:h>
      <text:p text:style-name="P4">
Author: ['АРМІЯINFORM']</text:p>
      <text:p text:style-name="P4">
Time: 2023-04-26T37:00:00-04:00</text:p>
      <text:p text:style-name="P4">
Description: Вправний оператор БПЛА може не лише виявити ворога, а й самотужки його «відпрацюват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Вправний оператор БПЛА може не лише виявити ворога, а й самотужки його«відпрацювати».</text:p>
      <text:p text:style-name="P4">
Бойова робота воїнів окремої президентської бригади імені гетьмана БогданаХмельницького.</text:p>
      <text:p text:style-name="P4">
Source: <text:a xlink:type="simple" xlink:href="https://armyinform.com.ua/2023/04/26/genshtab-pokazav-bojovu-robotu-odniyeyi-z-brygad/" text:style-name="Internet_20_link" text:visited-style-name="Visited_20_Internet_20_Link">
https://armyinform.com.ua/2023/04/26/genshtab-pokazav-bojovu-robotu-odniyeyi-z-brygad/</text:a>
</text:p>
      <!--NEWS-->
      <text:h text:style-name="P10" text:outline-level="1">
<text:span text:style-name="T4">
Ми продовжуємо виконувати наші обіцянки щодо боєприпасів і ракет для України — Жозеп Боррель</text:span>
</text:h>
      <text:p text:style-name="P4">
Author: ['АРМІЯINFORM']</text:p>
      <text:p text:style-name="P4">
Time: 2023-04-26T38:00:00-04:00</text:p>
      <text:p text:style-name="P4">
Description: «Є агресор, який порушив Статут ООН і вторгся в іншу країну, і є жертва цієї агре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407754_247307621088006_8440601454590596928_n.jpg" text:style-name="Internet_20_link" text:visited-style-name="Visited_20_Internet_20_Link">
343407754_247307621088006_8440601454590596928_n.jpg</text:a>
']</text:p>
      <text:p text:style-name="P4">
Tags: ['STOPRUSSIA', 'АГРЕСІЯ РФ', 'ВТОРГНЕННЯ РФ', 'СВІТ ПІДТРИМУЄ УКРАЇНУ']</text:p>
      <text:p text:style-name="P4">
Category: News</text:p>
      <!--METADATA-->
      <text:p text:style-name="P4">
<draw:frame draw:style-name="fr1" draw:name="Image5" text:anchor-type="as-char" svg:width="6.9236in" svg:height="4.612849in" draw:z-index="0">
<draw:image xlink:href="../Images/AРМІЯINFORM/2023-04-26T38-00-00-04-00/343407754_247307621088006_8440601454590596928_n.jpg" xlink:type="simple" xlink:show="embed" xlink:actuate="onLoad" draw:mime-type="image/jpeg"/>
</draw:frame>
</text:p>
      <text:p text:style-name="P4">
«Є агресор, який порушив Статут ООН і вторгся в іншу країну, і є жертва цієїагресії. Не можна ставити на один рівень агресора і того, хто зазнав агресії.росія не хоче зупиняти вторгнення, і Україна має продовжувати захищатися. Осьчому ми підтримуємо Україну, тепер включно з танками, ППО і навітьвинищувачами. Я можу оцінити, що понад 13 мільярдів євро військової підтримкинадано Україні Європейським Союзом та державами-членами. Ми продовжуємовиконувати наші обіцянки щодо артилерійських боєприпасів і ракет на суму 1мільярд євро для України», — наголосив Високий представник ЄС із закордоннихсправ і політики безпеки — Віцепрезидент Європейської Комісії Жозеп Боррель 24квітня 2023 року в Люксембурзі за підсумками засідання Ради ЄвропейськогоСоюзу із закордонних справ, під час якої відбувся обмін поглядами щодоросійської агресії проти України та обговорення Плану дій ЄС з геополітичнихнаслідків російської агресивної війни.</text:p>
      <text:p text:style-name="P4">
Високий представник ЄС із закордонних справ і політики безпеки - ВіцепрезидентЄвропейської Комісії Жозеп Боррель підкреслив, що загалом ЄС та його країни-члени вже сприяли наданню понад 13 мільярдів євро військової підтримки. Вінтакож поінформував Міністрів закордонних справ ЄС про військову підтримку ЄСдля України в контексті трикомпонентного плану щодо надання Україні одногомільйона артилерійських боєприпасів із наявних запасів або спільно закуплених.</text:p>
      <text:p text:style-name="P4">
Наразі ЄС досяг першої цілі, ухваливши захід допомоги в рамках Європейськогофонду миру вартістю 1 мільярд євро, призначений для задоволення найнагальнішихпотреб України. Країни-члени ЄС також завершують роботу над другим напрямкомдля сприяння спільним закупівлям. Нарешті, Європейська комісія незабаромпредставить конкретні пропозиції щодо того, як наростити європейськийоборонний виробничий потенціал у третьому напрямку.</text:p>
      <text:p text:style-name="P4">
Міністрів закордонних справ ЄС також поінформували про діяльність Місіївійськової допомоги ЄС на підтримку України (EUMAM Ukraine), яка вжеперевиконала початкову мету, підготувавши понад 16 тис. українськихвійськових. До кінця 2023 року ЄС планує навчити 30 000 солдатів.</text:p>
      <text:p text:style-name="P4">
Також Рада із закордонних справ обговорила виконання плану дій ЄС щодогеополітичних наслідків російської агресії.</text:p>
      <text:p text:style-name="P4">
Це ключовий інструмент, що визначає стратегію ЄС щодо посилення двосторонньоївзаємодії з ключовими партнерами в його найближчих сусідах, Азії, Африці таЛатинській Америці. Метою плану є зміцнення партнерства ЄС у всьому світішляхом політичної та економічної взаємодії та ключового використанняініціативи Global Gateway.</text:p>
      <text:p text:style-name="P4">
<text:span text:style-name="T4">
Джерело:</text:span>
 <text:a xlink:type="simple" xlink:href="https://www.facebook.com/GeneralStaff.ua/posts/pfbid0FKMav6Y9DRny6rGtrdaFBv7DX7dMvbMfdijvt7iQnk8RV4XJwErx26kyfCYS5Fial" text:style-name="Internet_20_link" text:visited-style-name="Visited_20_Internet_20_Link">
<text:span text:style-name="T5">
ГШЗСУ</text:span>
</text:a>
</text:p>
      <text:p text:style-name="P4">
Source: <text:a xlink:type="simple" xlink:href="https://armyinform.com.ua/2023/04/26/my-prodovzhuyemo-vykonuvaty-nashi-obiczyanky-shhodo-boyeprypasiv-i-raket-dlya-ukrayiny-zhozep-borrel/" text:style-name="Internet_20_link" text:visited-style-name="Visited_20_Internet_20_Link">
https://armyinform.com.ua/2023/04/26/my-prodovzhuyemo-vykonuvaty-nashi-obiczyanky-shhodo-boyeprypasiv-i-raket-dlya-ukrayiny-zhozep-borrel/</text:a>
</text:p>
      <!--NEWS-->
      <text:h text:style-name="P10" text:outline-level="1">
<text:span text:style-name="T4">
Залучені до «Армії відновлення» українці вже заробили 100 млн грн</text:span>
</text:h>
      <text:p text:style-name="P4">
Author: ['АРМІЯINFORM']</text:p>
      <text:p text:style-name="P4">
Time: 2023-04-26T39:00:00-04:00</text:p>
      <text:p text:style-name="P4">
Description: Залучені до проєкту «Армія відновлення» 15,7 тисяч безробітних українців вже заробили 1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age-3.jpg" text:style-name="Internet_20_link" text:visited-style-name="Visited_20_Internet_20_Link">
image-3.jpg</text:a>
']</text:p>
      <text:p text:style-name="P4">
Tags: ['АГРЕСІЯ РФ', 'УКРАЇНСЬКИЙ НАРОД НЕПЕРЕМОЖНИЙ']</text:p>
      <text:p text:style-name="P4">
Category: News</text:p>
      <!--METADATA-->
      <text:p text:style-name="P4">
<draw:frame draw:style-name="fr1" draw:name="Image6" text:anchor-type="as-char" svg:width="6.9236in" svg:height="6.9236in" draw:z-index="0">
<draw:image xlink:href="../Images/AРМІЯINFORM/2023-04-26T39-00-00-04-00/image-3.jpg" xlink:type="simple" xlink:show="embed" xlink:actuate="onLoad" draw:mime-type="image/jpeg"/>
</draw:frame>
</text:p>
      <text:p text:style-name="P4">
Залучені до проєкту «Армія відновлення» 15,7 тисяч безробітних українців вжезаробили 100 млн грн за виконання суспільно корисних робіт.</text:p>
      <text:p text:style-name="P4">
Про це <text:a xlink:type="simple" xlink:href="https://www.me.gov.ua/News/Detail" text:style-name="Internet_20_link" text:visited-style-name="Visited_20_Internet_20_Link">
повідомляє</text:a>
Мінекономіки України.</text:p>
      <text:p text:style-name="P4">
«До проєкту „Армія відновлення“ вже залучено 15,7 тисячі безробітних у 17регіонах, нещодавно до нього долучилась Одеська область. Лідером середрегіонів в цьому проєкті залишається Полтавська область, де такі роботивиконують понад 3 600 безробітних. Загалом безробітні, що здійснюютьвідновлювальні роботи, заробили вже 100 млн грн. Важливо, що оплата за їхнюроботу складає щонайменше 6700 грн, що є вищою, ніж середній розмір допомоги збезробіття, яку отримує безробітний, перебуваючи на обліку», — зазначилазаступник Міністра економіки України Тетяна Бережна.</text:p>
      <text:p text:style-name="P4">
Серед найбільш активних учасників проєкту:</text:p>
      <text:p text:style-name="P4">
Полтавська область - залучено 3 623 осіб;</text:p>
      <text:p text:style-name="P4">
Харківська область - 1955 осіб;</text:p>
      <text:p text:style-name="P4">
Київська область - 1 945 осіб;</text:p>
      <text:p text:style-name="P4">
Донецька область - 1 928 осіб;</text:p>
      <text:p text:style-name="P4">
Чернігівська область - 1 719 осіб.</text:p>
      <text:p text:style-name="P4">
Види суспільно корисних робіт залежать від потреб конкретного регіону.Керівництво областей визначає, які роботи потрібні в регіоні, повідомляє проце Центр зайнятості, який пропонує безробітним, що стоять на обліку в центрі,долучитись до виконання таких робіт. З цими людьми укладається строковийтрудовий договір на період виконання робіт.</text:p>
      <text:p text:style-name="P4">
Найчастіше безробітних залучають до:</text:p>
      <text:p text:style-name="P4">
розбору завалів, відновлення житлових будинків, які пошкоджені в результатібойових дій;</text:p>
      <text:p text:style-name="P4">
будівництва захисних споруд цивільного захисту, укріплення дамб;</text:p>
      <text:p text:style-name="P4">
надання соціальних послуг в Пунктах незламності;</text:p>
      <text:p text:style-name="P4">
облаштування та укріплення блок-постів, підвальних приміщень під укриття;</text:p>
      <text:p text:style-name="P4">
заготівлі дров для військових та населення;</text:p>
      <text:p text:style-name="P4">
розвантаження, фасування та доставки гуманітарної допомоги, роботи в центрахприйому внутрішньо переміщених осіб.</text:p>
      <text:p text:style-name="P4">
— Нагадаємо, проєкт «Армія відновлення» був запроваджений урядом восени 2022року з метою залучення людей, які тимчасово втратили роботу, до відбудовикраїни через виконання ними суспільно корисних робіт.</text:p>
      <text:p text:style-name="P4">
Source: <text:a xlink:type="simple" xlink:href="https://armyinform.com.ua/2023/04/26/zalucheni-do-armiyi-vidnovlennya-ukrayinczi-vzhe-zarobyly-100-mln-grn/" text:style-name="Internet_20_link" text:visited-style-name="Visited_20_Internet_20_Link">
https://armyinform.com.ua/2023/04/26/zalucheni-do-armiyi-vidnovlennya-ukrayinczi-vzhe-zarobyly-100-mln-grn/</text:a>
</text:p>
      <!--NEWS-->
      <text:h text:style-name="P10" text:outline-level="1">
<text:span text:style-name="T4">
Новини ТОТ: Отримав паспорт рф — готуйся до призову</text:span>
</text:h>
      <text:p text:style-name="P4">
Author: ['АРМІЯINFORM']</text:p>
      <text:p text:style-name="P4">
Time: 2023-04-26T40:00:00-04:00</text:p>
      <text:p text:style-name="P4">
Description: росіяни продовжують підготовку до мобілізації на тимчасово окупованих територі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prymusova-mobilizacziya.jpg" text:style-name="Internet_20_link" text:visited-style-name="Visited_20_Internet_20_Link">
prymusova-mobilizacziya.jpg</text:a>
']</text:p>
      <text:p text:style-name="P4">
Tags: ['АГРЕСІЯ РФ', 'ВТОРГНЕННЯ РФ', 'ТОТ']</text:p>
      <text:p text:style-name="P4">
Category: News</text:p>
      <!--METADATA-->
      <text:p text:style-name="P4">
<draw:frame draw:style-name="fr1" draw:name="Image7" text:anchor-type="as-char" svg:width="6.9236in" svg:height="4.640285in" draw:z-index="0">
<draw:image xlink:href="../Images/AРМІЯINFORM/2023-04-26T40-00-00-04-00/prymusova-mobilizacziya.jpg" xlink:type="simple" xlink:show="embed" xlink:actuate="onLoad" draw:mime-type="image/jpeg"/>
</draw:frame>
 Ілюстративне фото</text:p>
      <text:p text:style-name="P4">
росіяни продовжують підготовку до мобілізації на тимчасово окупованихтериторіях півдня, попри власні заперечення.</text:p>
      <text:p text:style-name="P4">
Про це <text:a xlink:type="simple" xlink:href="https://sprotyv.mod.gov.ua/2023/04/25/okupanty-poperedzhayut-vlasnykiv-pasportiv-rf-na-tot-shhodo-neobhidnosti-staty-na-oblik-u-vijskkomati/" text:style-name="Internet_20_link" text:visited-style-name="Visited_20_Internet_20_Link">
повідомляє</text:a>
 Центр національного спротиву.</text:p>
      <text:p text:style-name="P4">
Так, на півдні новоявлених власників російських паспортів попередили щодонеобхідності стати на облік до військкомату. Водночас зауважують, що це можназробити за допомогою «госсуслуг». В іншому випадку місцевих лякають «поки щоштрафами».</text:p>
      <text:p text:style-name="P4">
Окупанти акцентують на тому, що йдеться лише про строковий призов, але досвідКриму й Сходу України говорить про інше, адже надалі строковиків змушуютьукладати контракт.</text:p>
      <text:p text:style-name="P4">
Нагадаємо, у Бердянську всі лікарі, які отримали паспорт ворога, мають статина військовий облік для подальшої мобілізації. У випадку відмови їм погрожуютьвтратою робочих місць.</text:p>
      <text:p text:style-name="P4">
Source: <text:a xlink:type="simple" xlink:href="https://armyinform.com.ua/2023/04/26/novyny-tot-otrymav-pasport-rf-gotujsya-do-pryzovu/" text:style-name="Internet_20_link" text:visited-style-name="Visited_20_Internet_20_Link">
https://armyinform.com.ua/2023/04/26/novyny-tot-otrymav-pasport-rf-gotujsya-do-pryzovu/</text:a>
</text:p>
      <!--NEWS-->
      <text:h text:style-name="P10" text:outline-level="1">
<text:span text:style-name="T4">
Вимагав кошти за службу у добровольчому формуванні — повідомлено про підозру мешканцю Чернігова</text:span>
</text:h>
      <text:p text:style-name="P4">
Author: ['АРМІЯINFORM']</text:p>
      <text:p text:style-name="P4">
Time: 2023-04-26T41:00:00-04:00</text:p>
      <text:p text:style-name="P4">
Description: За процесуального керівництва Чернігівської окружної прокуратури повідомлено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obrazhennya-whatsapp-data-2023-04-24-o-150513.jpg" text:style-name="Internet_20_link" text:visited-style-name="Visited_20_Internet_20_Link">
zobrazhennya-whatsapp-data-2023-04-24-o-150513.jpg</text:a>
']</text:p>
      <text:p text:style-name="P4">
Tags: ['STOPRUSSIA', 'АГРЕСІЯ РФ', 'ОФІС ГЕНЕРАЛЬНОГО ПРОКУРОРА УКРАЇНИ']</text:p>
      <text:p text:style-name="P4">
Category: News</text:p>
      <!--METADATA-->
      <text:p text:style-name="P4">
<draw:frame draw:style-name="fr1" draw:name="Image8" text:anchor-type="as-char" svg:width="6.9236in" svg:height="5.501265in" draw:z-index="0">
<draw:image xlink:href="../Images/AРМІЯINFORM/2023-04-26T41-00-00-04-00/zobrazhennya-whatsapp-data-2023-04-24-o-150513.jpg" xlink:type="simple" xlink:show="embed" xlink:actuate="onLoad" draw:mime-type="image/jpeg"/>
</draw:frame>
</text:p>
      <text:p text:style-name="P4">
За процесуального керівництва Чернігівської окружної прокуратури повідомленопро підозру мешканцю Чернігова — члену одного з добровольчих формуваньтериторіальної громади. Йому інкримінують зловживання впливом, поєднане звимаганням неправомірної вигоди.  За даними слідства, у березні 2023 року до підозрюваного звернувсядоброволець, який хотів служити у лавах формування. Під час спілкування члендобровольчого формування запевнив громадянина, що вступ до підрозділу не будебезоплатним і почав вимагати у нього неправомірну вигоду.</text:p>
      <text:p text:style-name="P4">
За неї підозрюваний обіцяв вплинути на командира підрозділу, щоб він ухвалив«правильне» рішення. Пізніше чоловік знову зустрівся із потерпілим і передавйому вже укладений і підписаний командиром контракт добровольця.</text:p>
      <text:p text:style-name="P4">
Підозрюваного затримали правоохоронці під час отримання коштів та передачіконтракту й посвідчення.</text:p>
      <text:p text:style-name="P4">
Наразі чоловіку обрано запобіжний захід у вигляді домашнього арешту.</text:p>
      <text:p text:style-name="P4">
Досудове розслідування здійснюється слідчим відділом Чернігівськогорайуправління поліції ГУНП України в Чернігівській області, за оперативногосупроводу Управління СБУ в Чернігівській області.</text:p>
      <text:p text:style-name="P4">
<text:span text:style-name="T4">
Джерело:</text:span>
 <text:a xlink:type="simple" xlink:href="https://www.gp.gov.ua/ua/posts/vimagav-kosti-za-sluzbu-u-dobrovolcomu-formuvanni-povidomleno-pro-pidozru-meskancyu-cernigova" text:style-name="Internet_20_link" text:visited-style-name="Visited_20_Internet_20_Link">
Офіс Генерального прокурораУкраїни</text:a>
</text:p>
      <text:p text:style-name="P4">
Source: <text:a xlink:type="simple" xlink:href="https://armyinform.com.ua/2023/04/26/vymagav-koshty-za-sluzhbu-u-dobrovolchomu-formuvanni-povidomleno-pro-pidozru-meshkanczyu-chernigova/" text:style-name="Internet_20_link" text:visited-style-name="Visited_20_Internet_20_Link">
https://armyinform.com.ua/2023/04/26/vymagav-koshty-za-sluzhbu-u-dobrovolchomu-formuvanni-povidomleno-pro-pidozru-meshkanczyu-chernigova/</text:a>
</text:p>
      <!--NEWS-->
      <text:h text:style-name="P10" text:outline-level="1">
<text:span text:style-name="T4">
Наша авіація минулої доби завдала 6 ударів по районах зосередження противника</text:span>
</text:h>
      <text:p text:style-name="P4">
Author: ['АРМІЯINFORM']</text:p>
      <text:p text:style-name="P4">
Time: 2023-04-26T42:00:00-04:00</text:p>
      <text:p text:style-name="P4">
Description: Про це повідомляє Генеральний штаб ЗС України.    —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ГШ ЗСУ', 'ХРОНІКА ОБОРОНИ']</text:p>
      <text:p text:style-name="P4">
Category: News</text:p>
      <!--METADATA-->
      <text:p text:style-name="P4">
<draw:frame draw:style-name="fr1" draw:name="Image9" text:anchor-type="as-char" svg:width="6.9236in" svg:height="5.385022in" draw:z-index="0">
<draw:image xlink:href="../Images/AРМІЯINFORM/2023-04-26T42-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QPrdwwDTT9cvHtEfhkkFKFREDWGn3fTazw3MaLxv1nqvTVqzKsSpJyoS7aKj2w9bl" text:style-name="Internet_20_link" text:visited-style-name="Visited_20_Internet_20_Link">
повідомляє</text:a>
Генеральний штаб ЗС України.</text:p>
      <text:p text:style-name="P4">
— Авіація Сил оборони за минулу добу завдала 6 ударів по районах зосередженняособового складу та військової техніки окупантів, а також удару по зенітно-ракетному комплексу. Також збито 2 ворожих розвідувальних БПЛА — типу «Зала»та «Орлан-10», — йдеться у повідомленні.</text:p>
      <text:p text:style-name="P4">
Окрім цього, підрозділи ракетних військ і артилерії протягом минулої добиуразили зенітно-ракетний комплекс, 4 райони зосередження особового складу тарадіолокаційну станцію агресора.</text:p>
      <text:p text:style-name="P4">
Source: <text:a xlink:type="simple" xlink:href="https://armyinform.com.ua/2023/04/26/nasha-aviacziya-mynuloyi-doby-zavdala-6-udariv-po-rajonah-zoseredzhennya-protyvnyka/" text:style-name="Internet_20_link" text:visited-style-name="Visited_20_Internet_20_Link">
https://armyinform.com.ua/2023/04/26/nasha-aviacziya-mynuloyi-doby-zavdala-6-udariv-po-rajonah-zoseredzhennya-protyvnyka/</text:a>
</text:p>
      <!--NEWS-->
      <text:h text:style-name="P10" text:outline-level="1">
<text:span text:style-name="T4">
ЗСУ відбили 39 ворожих атак на Донеччині</text:span>
</text:h>
      <text:p text:style-name="P4">
Author: ['АРМІЯINFORM']</text:p>
      <text:p text:style-name="P4">
Time: 2023-04-26T43:00:00-04:00</text:p>
      <text:p text:style-name="P4">
Description: Про це повідомляє Генеральний штаб ЗС України.  — Основні зусилля противник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10" text:anchor-type="as-char" svg:width="6.9236in" svg:height="3.956343in" draw:z-index="0">
<draw:image xlink:href="../Images/AРМІЯINFORM/2023-04-26T43-00-00-04-00/630_360_1676912332-614.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2QPrdwwDTT9cvHtEfhkkFKFREDWGn3fTazw3MaLxv1nqvTVqzKsSpJyoS7aKj2w9bl" text:style-name="Internet_20_link" text:visited-style-name="Visited_20_Internet_20_Link">
повідомляє</text:a>
Генеральний штаб ЗС України.</text:p>
      <text:p text:style-name="P4">
— Основні зусилля противник зосереджує на веденні наступальних дій наБахмутському, Авдіївському та Мар’їнському напрямках. Підрозділами сил оборониУкраїни протягом минулої доби було відбито 39 атак противника на зазначенихділянках фронту. Найзапекліші бої тривають за Бахмут та Мар’їнку, —зазначається у зведенні.</text:p>
      <text:p text:style-name="P4">
Source: <text:a xlink:type="simple" xlink:href="https://armyinform.com.ua/2023/04/26/zsu-vidbyly-39-vorozhyh-atak-na-donechchyni/" text:style-name="Internet_20_link" text:visited-style-name="Visited_20_Internet_20_Link">
https://armyinform.com.ua/2023/04/26/zsu-vidbyly-39-vorozhyh-atak-na-donechchyni/</text:a>
</text:p>
      <!--NEWS-->
      <text:h text:style-name="P10" text:outline-level="1">
<text:span text:style-name="T4">
Командувач Сил спеціальних операцій ЗС України відвідав Бахмут</text:span>
</text:h>
      <text:p text:style-name="P4">
Author: ['АРМІЯINFORM']</text:p>
      <text:p text:style-name="P4">
Time: 2023-04-26T44:00:00-04:00</text:p>
      <text:p text:style-name="P4">
Description: Під час поїздки бригадний генерал Віктор Хоренко ознайомився з поточною ситуац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50670_930987664694100_4967540911446105858_n.jpg" text:style-name="Internet_20_link" text:visited-style-name="Visited_20_Internet_20_Link">
343150670_930987664694100_4967540911446105858_n.jpg</text:a>
']</text:p>
      <text:p text:style-name="P4">
Tags: ['STOPRUSSIA', 'АГРЕСІЯ РФ', 'БАХМУТ', 'ВТОРГНЕННЯ РФ']</text:p>
      <text:p text:style-name="P4">
Category: News</text:p>
      <!--METADATA-->
      <text:p text:style-name="P4">
<draw:frame draw:style-name="fr1" draw:name="Image11" text:anchor-type="as-char" svg:width="6.9236in" svg:height="5.53888in" draw:z-index="0">
<draw:image xlink:href="../Images/AРМІЯINFORM/2023-04-26T44-00-00-04-00/343150670_930987664694100_4967540911446105858_n.jpg" xlink:type="simple" xlink:show="embed" xlink:actuate="onLoad" draw:mime-type="image/jpeg"/>
</draw:frame>
</text:p>
      <text:p text:style-name="P4">
Під час поїздки бригадний генерал Віктор Хоренко ознайомився з поточноюситуацією у місті та поспілкувався з воїнами підрозділів Сил спеціальнихоперацій, які обороняють цей населений пункт.</text:p>
      <text:p text:style-name="P4">
— Дійсно, ситуація у Бахмуті складна, проте хто, як не ви, знаєте, що требаробити і як діяти у поточних умовах. Ваша робота тут вкотре доводить, що ССО —це насамперед перевага якості над кількістю, — сказав Віктор Хоренко воїнам.</text:p>
      <text:p text:style-name="P4">
Командувач ССО України наголосив на важливості роботи груп спеціальногопризначення під час оборони Бахмута і відзначив професійність операторів ССО.</text:p>
      <text:p text:style-name="P4">
Вже тривалий час воїни Сил спеціальних операцій в повному обсязі виконуютьзавдання з оборони міста, що залишається найгарячішою точкою фронту. Поприперевагу ворога, і масовані атаки, спрямовані на знищення міських кварталів,оператори ССО України завдають противнику ударів на ключових ділянках, нищатьйого особовий склад та виконують низку інших завдань, перешкоджаючи просуваннюросійських військ і їхнім спробам захопити місто.</text:p>
      <text:p text:style-name="P4">
<text:span text:style-name="T4">
Джерело:</text:span>
 <text:span text:style-name="T5">
<text:a xlink:type="simple" xlink:href="https://www.facebook.com/usofcom/posts/pfbid02nNZHUi81Du9KQMN9pXUVRdvYSJrDqf1L1X9K5TeBcpFMT9iqAeEDfT49jNyes19vl" text:style-name="Internet_20_link" text:visited-style-name="Visited_20_Internet_20_Link">
Командування Сил спеціальних операцій ЗСУкраїни</text:a>
</text:span>
</text:p>
      <text:p text:style-name="P4">
Source: <text:a xlink:type="simple" xlink:href="https://armyinform.com.ua/2023/04/26/komanduvach-syl-speczialnyh-operaczij-zs-ukrayiny-vidvidav-bahmut/" text:style-name="Internet_20_link" text:visited-style-name="Visited_20_Internet_20_Link">
https://armyinform.com.ua/2023/04/26/komanduvach-syl-speczialnyh-operaczij-zs-ukrayiny-vidvidav-bahmut/</text:a>
</text:p>
      <!--NEWS-->
      <text:h text:style-name="P10" text:outline-level="1">
<text:span text:style-name="T4">
Окупанти завдали 13 авіаударів та здійснили 49 обстрілів з РСЗВ по позиціях наших військових</text:span>
</text:h>
      <text:p text:style-name="P4">
Author: ['АРМІЯINFORM']</text:p>
      <text:p text:style-name="P4">
Time: 2023-04-26T45:00:00-04:00</text:p>
      <text:p text:style-name="P4">
Description: Про це повідомляє Генеральний штаб ЗС України.    — Протягом минулої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qj1ohw7fec_j.jpg" text:style-name="Internet_20_link" text:visited-style-name="Visited_20_Internet_20_Link">
qj1ohw7fec_j.jpg</text:a>
']</text:p>
      <text:p text:style-name="P4">
Tags: ['STOPRUSSIA', 'АГРЕСІЯ РФ', 'ВТОРГНЕННЯ РФ', 'ГШ ЗСУ']</text:p>
      <text:p text:style-name="P4">
Category: News</text:p>
      <!--METADATA-->
      <text:p text:style-name="P4">
<draw:frame draw:style-name="fr1" draw:name="Image12" text:anchor-type="as-char" svg:width="6.9236in" svg:height="3.894525in" draw:z-index="0">
<draw:image xlink:href="../Images/AРМІЯINFORM/2023-04-26T45-00-00-04-00/qj1ohw7fec_j.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2QPrdwwDTT9cvHtEfhkkFKFREDWGn3fTazw3MaLxv1nqvTVqzKsSpJyoS7aKj2w9bl" text:style-name="Internet_20_link" text:visited-style-name="Visited_20_Internet_20_Link">
повідомляє</text:a>
Генеральний штаб ЗС України.</text:p>
      <text:p text:style-name="P4">
— Протягом минулої доби противник завдав 3 ракетних ударів, з яких 2 ракети ізЗРК С-300 — по центру мирного міста Куп’янськ Харківської області. Є загибліта поранені серед цивільного населення, зруйновано будівлю краєзнавчого музею,поруч з яким немає жодного військового об’єкта, та пошкоджено іншу цивільнуінфраструктуру. Також ворог завдав 13 авіаційних ударів та здійснив 49обстрілів з реактивних систем залпового вогню по позиціях наших військ такритичній інфраструктурі населених пунктів, — йдеться у зведенні.</text:p>
      <text:p text:style-name="P4">
Source: <text:a xlink:type="simple" xlink:href="https://armyinform.com.ua/2023/04/26/okupanty-zavdaly-13-aviaudariv-ta-zdijsnyly-49-obstriliv-z-rszv-po-pozycziyam-nashyh-vijskovyh/" text:style-name="Internet_20_link" text:visited-style-name="Visited_20_Internet_20_Link">
https://armyinform.com.ua/2023/04/26/okupanty-zavdaly-13-aviaudariv-ta-zdijsnyly-49-obstriliv-z-rszv-po-pozycziyam-nashyh-vijskovyh/</text:a>
</text:p>
      <!--NEWS-->
      <text:h text:style-name="P10" text:outline-level="1">
<text:span text:style-name="T4">
Понад 188 тисяч військових втратила армія рф з початку широкомасштабної агресії</text:span>
</text:h>
      <text:p text:style-name="P4">
Author: ['АРМІЯINFORM']</text:p>
      <text:p text:style-name="P4">
Time: 2023-04-26T46:00:00-04:00</text:p>
      <text:p text:style-name="P4">
Description: Загальні бойові втрати противника з 24.02.22 по 26.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61fe839-945a-4a7e-96aa-f708f1203ecc-scaled.jpg" text:style-name="Internet_20_link" text:visited-style-name="Visited_20_Internet_20_Link">
561fe839-945a-4a7e-96aa-f708f1203ecc-scaled.jpg</text:a>
']</text:p>
      <text:p text:style-name="P4">
Tags: ['STOPRUSSIA', 'АГРЕСІЯ РФ', 'ВТОРГНЕННЯ РФ', 'ВТРАТИ ВОРОГА', 'ГШ ЗСУ']</text:p>
      <text:p text:style-name="P4">
Category: News</text:p>
      <!--METADATA-->
      <text:p text:style-name="P4">
<draw:frame draw:style-name="fr1" draw:name="Image13" text:anchor-type="as-char" svg:width="6.9236in" svg:height="6.975527in" draw:z-index="0">
<draw:image xlink:href="../Images/AРМІЯINFORM/2023-04-26T46-00-00-04-00/561fe839-945a-4a7e-96aa-f708f1203ecc-scaled.jpg" xlink:type="simple" xlink:show="embed" xlink:actuate="onLoad" draw:mime-type="image/jpeg"/>
</draw:frame>
</text:p>
      <text:p text:style-name="P4">
Загальні бойові втрати противника з 24.02.22 по 26.04.23 орієнтовностановлять:</text:p>
      <ul>
        <li>
<text:span text:style-name="T4">
особового складу ‒</text:span>
 188410 (+640) осіб ліквідовано  * <text:span text:style-name="T4">
танків ‒</text:span>
 3692 (+4)  * <text:span text:style-name="T4">
бойових броньованих машин ‒</text:span>
 7162 (+11)  * <text:span text:style-name="T4">
артилерійських систем ‒</text:span>
 2877 (+14)  * <text:span text:style-name="T4">
РСЗВ ‒</text:span>
 539 (0)  * <text:span text:style-name="T4">
засоби ППО ‒</text:span>
 292 (+1)  * <text:span text:style-name="T4">
літаків ‒</text:span>
 308 (0)  * <text:span text:style-name="T4">
гелікоптерів ‒</text:span>
 294 (0)  * <text:span text:style-name="T4">
БПЛА оперативно-тактичного рівня ‒</text:span>
 2440 (+3)  * <text:span text:style-name="T4">
крилаті ракети ‒</text:span>
 911 (0)  * <text:span text:style-name="T4">
кораблі / катери ‒</text:span>
 18 (0)  * <text:span text:style-name="T4">
автомобільної техніки та автоцистерн ‒</text:span>
 5792 (+8)  * <text:span text:style-name="T4">
спеціальна техніка ‒</text:span>
 352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6.04.23.</text:p>
      <text:p text:style-name="P4">
Source: <text:a xlink:type="simple" xlink:href="https://armyinform.com.ua/2023/04/26/ponad-188-tysyach-vijskovyh-vtratyla-armiya-rf-z-pochatku-shyrokomasshtabnoyi-agresiyi/" text:style-name="Internet_20_link" text:visited-style-name="Visited_20_Internet_20_Link">
https://armyinform.com.ua/2023/04/26/ponad-188-tysyach-vijskovyh-vtratyla-armiya-rf-z-pochatku-shyrokomasshtabnoyi-agresiyi/</text:a>
</text:p>
      <!--NEWS-->
      <text:h text:style-name="P10" text:outline-level="1">
<text:span text:style-name="T4">
Лише частина полонених захисників підтверджена рф, але Україна працює над поверненням усіх</text:span>
</text:h>
      <text:p text:style-name="P4">
Author: ['АРМІЯINFORM']</text:p>
      <text:p text:style-name="P4">
Time: 2023-04-26T47:00:00-04:00</text:p>
      <text:p text:style-name="P4">
Description: У Координаційному штабі відбулася зустріч з родинами військовослужбовців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2.jpg" text:style-name="Internet_20_link" text:visited-style-name="Visited_20_Internet_20_Link">
bez-imeni-12.jpg</text:a>
']</text:p>
      <text:p text:style-name="P4">
Tags: ['ВІЙСЬКОВОПОЛОНЕНІ', 'КООРДИНАЦІЙНИЙ ШТАБ З ПИТАНЬ ПОВОДЖЕННЯ З ВІЙСЬКОВОПОЛОНЕНИМИ', 'МОРСЬКІ ПІХОТИНЦІ']</text:p>
      <text:p text:style-name="P4">
Category: News</text:p>
      <!--METADATA-->
      <text:p text:style-name="P4">
<draw:frame draw:style-name="fr1" draw:name="Image14" text:anchor-type="as-char" svg:width="6.9236in" svg:height="4.321544in" draw:z-index="0">
<draw:image xlink:href="../Images/AРМІЯINFORM/2023-04-26T47-00-00-04-00/bez-imeni-12.jpg" xlink:type="simple" xlink:show="embed" xlink:actuate="onLoad" draw:mime-type="image/jpeg"/>
</draw:frame>
</text:p>
      <text:p text:style-name="P4">
У Координаційному штабі відбулася зустріч з родинами військовослужбовцівокремої бригади морської піхоти імені контрадмірала Михайла Білинського.Обговорили збір інформації про полонених. Усі фото і відео, які оприлюдниларосійська сторона, використовують аналітики. Вони проходять верифікацію. Ворогчасто навмисне маніпулює, щоб люди, які повернулися з полону, передавалинедостовірні дані.</text:p>
      <text:p text:style-name="P4">
Про це <text:a xlink:type="simple" xlink:href="https://t.me/Koord_shtab/903" text:style-name="Internet_20_link" text:visited-style-name="Visited_20_Internet_20_Link">
повідомляє</text:a>
 Координаційний штаб з питаньповодження з військовополоненими.</text:p>
      <text:p text:style-name="P4">
Представник Штабу наголосив, що лише частина наших полонених підтвердженаросійською стороною, але Україна працює над тим, щоб повернути всіх: і тих,хто вважається зниклим безвісти, й тих, кого рф не підтвердила, але євідомості про полон. І це часто вдається.</text:p>
      <text:p text:style-name="P4">
Рідні переймаються, чи подають їхніх захисників і захисниць на обмін. Алеросія з сотень поданих може погодити на обмін лише кількох. Остаточне рішення,кого мінятимуть, ухвалює та сторона, яка утримує полонених. Українавикористовує свій обмінний фонд, щоб повернути кожного — не залежно відпідрозділу чи місця утримання.</text:p>
      <text:p text:style-name="P4">
«Ворог розповсюджує у соціальних мережах багато неправдивих даних, щоб потімказати, що Україна нічого не робить для повернення своїх людей. Але якби цебула правда, то обміни б відбувалися після завершення бойових дій, як під часпопередніх воєн. А нам уже вдалося повернути більше двох тисяч полонених», —наголосив представник Штабу.</text:p>
      <text:p text:style-name="P4">
Source: <text:a xlink:type="simple" xlink:href="https://armyinform.com.ua/2023/04/26/lyshe-chastyna-polonenyh-zahysnykiv-pidtverdzhena-rf-ale-ukrayina-praczyuye-nad-povernennyam-usih/" text:style-name="Internet_20_link" text:visited-style-name="Visited_20_Internet_20_Link">
https://armyinform.com.ua/2023/04/26/lyshe-chastyna-polonenyh-zahysnykiv-pidtverdzhena-rf-ale-ukrayina-praczyuye-nad-povernennyam-usih/</text:a>
</text:p>
      <!--NEWS-->
      <text:h text:style-name="P10" text:outline-level="1">
<text:span text:style-name="T4">
Армія рф 12 разів обстріляла прикордоння Сумщини та Чернігівщини</text:span>
</text:h>
      <text:p text:style-name="P4">
Author: ['АРМІЯINFORM']</text:p>
      <text:p text:style-name="P4">
Time: 2023-04-26T48:00:00-04:00</text:p>
      <text:p text:style-name="P4">
Description: Війська росармії упродовж ночі 12 разів обстріляли прикордоння Сумської та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40b0000-0aff-0242-bf1a-08da2211372a_cx0_cy13_cw75_w1023_r1_s-1-e1679402165761.jpg" text:style-name="Internet_20_link" text:visited-style-name="Visited_20_Internet_20_Link">
040b0000-0aff-0242-bf1a-08da2211372a_cx0_cy13_cw75_w1023_r1_s-1-e1679402165761.jpg</text:a>
']</text:p>
      <text:p text:style-name="P4">
Tags: ['ОБСТРІЛИ РФ', 'ОК «ПІВНІЧ»']</text:p>
      <text:p text:style-name="P4">
Category: News</text:p>
      <!--METADATA-->
      <text:p text:style-name="P4">
<draw:frame draw:style-name="fr1" draw:name="Image15" text:anchor-type="as-char" svg:width="6.9236in" svg:height="3.797697in" draw:z-index="0">
<draw:image xlink:href="../Images/AРМІЯINFORM/2023-04-26T48-00-00-04-00/040b0000-0aff-0242-bf1a-08da2211372a_cx0_cy13_cw75_w1023_r1_s-1-e1679402165761.jpg" xlink:type="simple" xlink:show="embed" xlink:actuate="onLoad" draw:mime-type="image/jpeg"/>
</draw:frame>
</text:p>
      <text:p text:style-name="P4">
Війська росармії упродовж ночі 12 разів обстріляли прикордоння Сумської таЧернігівської областей.</text:p>
      <text:p text:style-name="P4">
Про це<text:a xlink:type="simple" xlink:href="https://m.facebook.com/story.php" text:style-name="Internet_20_link" text:visited-style-name="Visited_20_Internet_20_Link">
повідомляє</text:a>
Оперативне командування «Північ».</text:p>
      <text:p text:style-name="P4">
Війська рф обстріляли з міномета та САУ населені пункти Сеньківку, Глаганівкута Грем’яч. Зафіксовано по 5 приходів.</text:p>
      <text:p text:style-name="P4">
«З 00:00 до 00:20 зафіксовано 7 приходів, ймовірно з міномету 120 мм, в районін.п. Медведівка.</text:p>
      <text:p text:style-name="P4">
З 00:05 до 00:20 зафіксовано 8 приходів, ймовірно з міномету 120 мм, в районін.п Буда-Вороб'ївська.</text:p>
      <text:p text:style-name="P4">
З 01:10 до 01:15 зафіксовано 6 приходів, ймовірно ствольна артилерія, в районн.п. Середина-Буда.</text:p>
      <text:p text:style-name="P4">
З 00:55 до 01:13 зафіксовано 3 приходи, ймовірно з міномету 120 мм, в районін.п. Миколаївка», — йдеться у повідомленні.</text:p>
      <text:p text:style-name="P4">
Крім того, з 01:30 до 01:50 зафіксовано 15 приходів, ймовірно з 120міліметрового міномету: 4 вибухи в районі Улиці, 6 вибухів в районі Зноб-Трубчевського, 5 вибухів в районі Українського.</text:p>
      <text:p text:style-name="P4">
З міномету та РСЗВ ворог обстріляв Бачівськ та Леонівку, зафіксовано по 6приходів.</text:p>
      <text:p text:style-name="P4">
В ОК «Північ» зазначили, що втрат серед особового складу та техніки немає. Провтрати серед місцевого населення інформація не надходила.</text:p>
      <text:p text:style-name="P4">
Source: <text:a xlink:type="simple" xlink:href="https://armyinform.com.ua/2023/04/26/armiya-rf-12-raziv-obstrilyala-prykordonnya-sumshhyny-ta-chernigivshhyny/" text:style-name="Internet_20_link" text:visited-style-name="Visited_20_Internet_20_Link">
https://armyinform.com.ua/2023/04/26/armiya-rf-12-raziv-obstrilyala-prykordonnya-sumshhyny-ta-chernigivshhyny/</text:a>
</text:p>
      <!--NEWS-->
      <text:h text:style-name="P10" text:outline-level="1">
<text:span text:style-name="T4">
Руслан Стефанчук обговорив з президентом Чехії оборонні потреби України</text:span>
</text:h>
      <text:p text:style-name="P4">
Author: ['АРМІЯINFORM']</text:p>
      <text:p text:style-name="P4">
Time: 2023-04-26T49:00:00-04:00</text:p>
      <text:p text:style-name="P4">
Description: Голова Верховної Ради України Руслан Стефанчук у межах проведення Конференції го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1db3beb-1d90-4c08-ba78-16452885590c-e1682488967371.jpg" text:style-name="Internet_20_link" text:visited-style-name="Visited_20_Internet_20_Link">
41db3beb-1d90-4c08-ba78-16452885590c-e1682488967371.jpg</text:a>
']</text:p>
      <text:p text:style-name="P4">
Tags: ['ОБОРОННІ ПОТРЕБИ', 'ПРЕЗИДЕНТ ЧЕХІЇ', 'РУСЛАН СТЕФАНЧУК']</text:p>
      <text:p text:style-name="P4">
Category: News</text:p>
      <!--METADATA-->
      <text:p text:style-name="P4">
<draw:frame draw:style-name="fr1" draw:name="Image16" text:anchor-type="as-char" svg:width="6.9236in" svg:height="4.131081in" draw:z-index="0">
<draw:image xlink:href="../Images/AРМІЯINFORM/2023-04-26T49-00-00-04-00/41db3beb-1d90-4c08-ba78-16452885590c-e1682488967371.jpg" xlink:type="simple" xlink:show="embed" xlink:actuate="onLoad" draw:mime-type="image/jpeg"/>
</draw:frame>
</text:p>
      <text:p text:style-name="P4">
Голова Верховної Ради України Руслан Стефанчук у межах проведення Конференціїголів парламентів країн ЄС обговорив з президентом Чеської Республіки ПетромПавелом низку стратегічних питань, серед іншого — оборонну підтримкуукраїнської армії.</text:p>
      <text:p text:style-name="P4">
Про це <text:a xlink:type="simple" xlink:href="https://www.rada.gov.ua/news/Top-novyna/235729.html" text:style-name="Internet_20_link" text:visited-style-name="Visited_20_Internet_20_Link">
інформує</text:a>
пресслужба Апарату Верховної Ради України.</text:p>
      <text:p text:style-name="P4">
Руслан Стефанчук закликав президента Чехії стати основним амбасадором Україниу цьому питанні, адже, як професійний військовий, Петр Павел точно знає, чим іяк найкраще допомогти сьогодні нашим Збройним Силам.</text:p>
      <text:p text:style-name="P4">
Також Голова українського парламенту закцентував увагу на питанняхєвроатлантичного та євроінтеграційного шляху України, наголосивши, що «Україназараз робить все можливе не тільки для того, щоб перемогти на полі бою, анасамперед для того, щоб стати чесним гідним членом як ЄС, так і Альянсу».</text:p>
      <text:p text:style-name="P4">
Президент Чехії Петр Павел під час розмови наголосив, що дуже цінує та поважаєтаку високу оцінку допомоги нашій державі від його країни та чеського народу,який не міг вчинити по-іншому, і висловив впевненість у посиленні та зміцненнідружби наших народів й після війни.</text:p>
      <text:p text:style-name="P4">
Він також запевнив українського колегу, що Чехія повністю стоїть на боціУкраїни у питанні нашого поступу в ЄС та НАТО.</text:p>
      <text:p text:style-name="P4">
Source: <text:a xlink:type="simple" xlink:href="https://armyinform.com.ua/2023/04/26/ruslan-stefanchuk-obgovoryv-z-prezydentom-chehiyi-oboronni-potreby-ukrayiny/" text:style-name="Internet_20_link" text:visited-style-name="Visited_20_Internet_20_Link">
https://armyinform.com.ua/2023/04/26/ruslan-stefanchuk-obgovoryv-z-prezydentom-chehiyi-oboronni-potreby-ukrayiny/</text:a>
</text:p>
      <!--NEWS-->
      <text:h text:style-name="P10" text:outline-level="1">
<text:span text:style-name="T4">
У США презентували проєкт резолюції про умови перемоги України у війні з рф</text:span>
</text:h>
      <text:p text:style-name="P4">
Author: ['АРМІЯINFORM']</text:p>
      <text:p text:style-name="P4">
Time: 2023-04-26T50:00:00-04:00</text:p>
      <text:p text:style-name="P4">
Description: У Вашингтоні члени Палати представників Конгресу США презентували двопартійний проєк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707504_116657334718713_7392831855188341626_n-e1682489186624.jpg" text:style-name="Internet_20_link" text:visited-style-name="Visited_20_Internet_20_Link">
342707504_116657334718713_7392831855188341626_n-e1682489186624.jpg</text:a>
']</text:p>
      <text:p text:style-name="P4">
Tags: ['ВІЙНА', 'ДОПОМОГА ПАРТНЕРІВ', 'ОКСАНА МАРКАРОВА', 'ПОСОЛ УКРАЇНИ В США', 'США']</text:p>
      <text:p text:style-name="P4">
Category: News</text:p>
      <!--METADATA-->
      <text:p text:style-name="P4">
<draw:frame draw:style-name="fr1" draw:name="Image17" text:anchor-type="as-char" svg:width="6.9236in" svg:height="5.562806in" draw:z-index="0">
<draw:image xlink:href="../Images/AРМІЯINFORM/2023-04-26T50-00-00-04-00/342707504_116657334718713_7392831855188341626_n-e1682489186624.jpg" xlink:type="simple" xlink:show="embed" xlink:actuate="onLoad" draw:mime-type="image/jpeg"/>
</draw:frame>
</text:p>
      <text:p text:style-name="P4">
У Вашингтоні члени Палати представників Конгресу США презентували двопартійнийпроєкт резолюції з позицією щодо умов перемоги України.</text:p>
      <text:p text:style-name="P4">
Про це<text:a xlink:type="simple" xlink:href="https%3A%2F%2Fwww.facebook.com%2Foksana.markarova%2Fposts%2Fpfbid02beAkshtQSi9FixxTn8uViE65BtZGp7qvdYcK3Jeu1wiRi6tC53NWHCyHzohN21Udl&amp;show_text=true&amp;width=500" text:style-name="Internet_20_link" text:visited-style-name="Visited_20_Internet_20_Link">
повідомила</text:a>
Надзвичайний і Повноважний Посол України в США Оксана Маркарова.</text:p>
      <text:p text:style-name="P4">
«На Капітолійському пагорбі урочисто презентовано двопартійний проєктрезолюції нижньої Палати представників США «Щодо позиції Палати представниківстосовно умов перемоги України», — написала вона.</text:p>
      <text:p text:style-name="P4">
За словами Оксани Маркарової, голова Гельсінської комісії США конгресмен Дж.Вілсон, співголова комісії С. Коен, співголова Конгресового Українськогококусу М. Каптур провели брифінг для преси за участі третього ПрезидентаУкраїни.</text:p>
      <text:p text:style-name="P4">
У проєкті резолюції зазначається, що Палата представників США:</text:p>
      <ol>
        <li>
підтверджує, що політика Сполучених Штатів полягає в тому, щоб Україна перемогла вторгнення (рф) і відновила свої міжнародно визнані кордони 1991 року;  2. вважає, що мир після Перемоги України має бути забезпечений шляхом інтеграції України до НАТО та інших євроатлантичних інституцій, що відповідає довгостроковій політиці Сполучених Штатів;  3. заявляє, що Сполучені Штати повинні працювати зі своїми союзниками та партнерами, щоб гарантувати виплату рф репарацій Україні, допомогу світової спільноти у відновлені України, притягнення керівництва рф до відповідальності, відновити справедливість для жертв злочинів, скоєних рф під час її вторгнення.</li>
      </ol>
      <text:p text:style-name="P4">
Вона подякувала партнерам і друзям у Конгресі за лідерство в консолідаціїдопомоги Україні та двопартійного бачення спільної перемоги.</text:p>
      <text:p text:style-name="P4">
Source: <text:a xlink:type="simple" xlink:href="https://armyinform.com.ua/2023/04/26/u-ssha-prezentuvaly-proyekt-rezolyucziyi-pro-umovy-peremogy-ukrayiny/" text:style-name="Internet_20_link" text:visited-style-name="Visited_20_Internet_20_Link">
https://armyinform.com.ua/2023/04/26/u-ssha-prezentuvaly-proyekt-rezolyucziyi-pro-umovy-peremogy-ukrayiny/</text:a>
</text:p>
      <!--NEWS-->
      <text:h text:style-name="P10" text:outline-level="1">
<text:span text:style-name="T4">
У Норвегії розпочалися навчання українських захисників</text:span>
</text:h>
      <text:p text:style-name="P4">
Author: ['АРМІЯINFORM']</text:p>
      <text:p text:style-name="P4">
Time: 2023-04-26T51:00:00-04:00</text:p>
      <text:p text:style-name="P4">
Description: Інструктори Норвезької національної гвардії протягом чотирьох інтенсивних тиж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24kk_img_4545_1.jpg" text:style-name="Internet_20_link" text:visited-style-name="Visited_20_Internet_20_Link">
20230424kk_img_4545_1.jpg</text:a>
', '<text:a xlink:type="simple" xlink:href="https://armyinform.com.ua/wp-content/uploads/2023/04/343302231_808631337357894_4934495142940064755_n-1.jpg" text:style-name="Internet_20_link" text:visited-style-name="Visited_20_Internet_20_Link">
343302231_808631337357894_4934495142940064755_n-1.jpg</text:a>
']</text:p>
      <text:p text:style-name="P4">
Tags: ['STOPRUSSIA', 'АГРЕСІЯ РФ', 'ВІЙСЬКОВІ НАВЧАННЯ', 'КОРОЛІВСТВО НОРВЕГІЯ']</text:p>
      <text:p text:style-name="P4">
Category: News</text:p>
      <!--METADATA-->
      <text:p text:style-name="P4">
<draw:frame draw:style-name="fr1" draw:name="Image18" text:anchor-type="as-char" svg:width="6.9236in" svg:height="4.615733in" draw:z-index="0">
<draw:image xlink:href="../Images/AРМІЯINFORM/2023-04-26T51-00-00-04-00/20230424kk_img_4545_1.jpg" xlink:type="simple" xlink:show="embed" xlink:actuate="onLoad" draw:mime-type="image/jpeg"/>
</draw:frame>
</text:p>
      <text:p text:style-name="P4">
Інструктори Норвезької національної гвардії протягом чотирьох інтенсивнихтижнів навчатимуть сто військовослужбовців Збройних Сил України військовіймедицині, вогневій підготовці та командному лідерству.</text:p>
      <text:p text:style-name="P4">
Про це <text:a xlink:type="simple" xlink:href="https://www.forsvaret.no/aktuelt-og-presse/aktuelt/ukrainere-pa-kurs-hos-heimevernet" text:style-name="Internet_20_link" text:visited-style-name="Visited_20_Internet_20_Link">
повідомляє</text:a>
пресслужба Збройних сил Норвегії.</text:p>
      <text:p text:style-name="P4">
Це перший з кількох курсів, де інструктори Норвезької національної гвардіїнавчатимуть українців у на своїй території.</text:p>
      <text:p text:style-name="P4">
«Тепер вони зустрічаються з професійними та кваліфікованими інструкторами зНорвезької національної гвардії та Збройних сил Норвегії для якісноїпрофесійної підготовки», — каже полковник Єнс, який набирав інструкторів таготував все необхідне для навчання протягом кількох напружених тижнів.</text:p>
      <text:p text:style-name="P4">
<draw:frame draw:style-name="fr1" draw:name="Image19" text:anchor-type="as-char" svg:width="6.9236in" svg:height="4.211857in" draw:z-index="0">
<draw:image xlink:href="../Images/AРМІЯINFORM/2023-04-26T51-00-00-04-00/343302231_808631337357894_4934495142940064755_n-1.jpg" xlink:type="simple" xlink:show="embed" xlink:actuate="onLoad" draw:mime-type="image/jpeg"/>
</draw:frame>
</text:p>
      <text:p text:style-name="P4">
«Ми підтримуватимемо підготовку та навчання українських кадрів як у Норвегії,так і в інших країнах. Така підтримка ставатиме все важливішою, оскількиУкраїна використовує все більше західних матеріалів. Це також продовжить ізбільшить перевагу України над росією, коли справа дійде до відправки добревмотивованих і добре підготовлених військових на поле бою», — каже міністроборони Королівства Норвегії Бйорн Арільд Грам.</text:p>
      <text:p text:style-name="P4">
Він підкреслив: цілком природно, що Норвегія бере участь у цій підтримці.</text:p>
      <text:p text:style-name="P4">
«Нам, як маленькій країні, важливо, щоб міждержавні конфлікти вирішувалисямирним шляхом. Камінь за каменем, ми робимо внесок у розбудову безпеки вЄвропі з 1945 року. Це дало нам найдовший період миру та розвитку в нашійчастині світу, поки росія не припинила це брутальним вторгненням в Україну», —наголошує міністр оборони Королівства Норвегії Бйорн Арільд Грам.</text:p>
      <text:p text:style-name="P4">
У місці навчання вже готові місця для проживання та поселення. Кухняорієнтована на українські страви, а на тренувальному полі створене відповіднебойове середовище — окопи та опорні пункти.</text:p>
      <text:p text:style-name="P4">
Source: <text:a xlink:type="simple" xlink:href="https://armyinform.com.ua/2023/04/26/u-norvegiyi-rozpochalysya-navchannya-ukrayinskyh-zahysnykiv/" text:style-name="Internet_20_link" text:visited-style-name="Visited_20_Internet_20_Link">
https://armyinform.com.ua/2023/04/26/u-norvegiyi-rozpochalysya-navchannya-ukrayinskyh-zahysnykiv/</text:a>
</text:p>
      <!--NEWS-->
      <text:h text:style-name="P10" text:outline-level="1">
<text:span text:style-name="T4">
Піротехніки за добу знешкодили 4 авіабомби й майже 500 вибухонебезпечних предметів</text:span>
</text:h>
      <text:p text:style-name="P4">
Author: ['АРМІЯINFORM']</text:p>
      <text:p text:style-name="P4">
Time: 2023-04-26T52: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26bf4da61ec9.jpeg" text:style-name="Internet_20_link" text:visited-style-name="Visited_20_Internet_20_Link">
626bf4da61ec9.jpeg</text:a>
', '<text:a xlink:type="simple" xlink:href="https://armyinform.com.ua/wp-content/uploads/2023/04/5a657d58-db4e-4e85-9f55-bd05201dd172.jpg" text:style-name="Internet_20_link" text:visited-style-name="Visited_20_Internet_20_Link">
5a657d58-db4e-4e85-9f55-bd05201dd172.jpg</text:a>
']</text:p>
      <text:p text:style-name="P4">
Tags: ['АГРЕСІЯ РФ', 'ВИБУХОНЕБЕЗПЕЧНІ ПРЕДМЕТИ', 'ДСНС УКРАЇНИ', 'РОЗМІНУВАННЯ']</text:p>
      <text:p text:style-name="P4">
Category: News</text:p>
      <!--METADATA-->
      <text:p text:style-name="P4">
<draw:frame draw:style-name="fr1" draw:name="Image20" text:anchor-type="as-char" svg:width="6.9236in" svg:height="4.32725in" draw:z-index="0">
<draw:image xlink:href="../Images/AРМІЯINFORM/2023-04-26T52-00-00-04-00/626bf4da61ec9.jpe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залучалися 141 раз до виконання завдань з розмінування.</text:p>
      <text:p text:style-name="P4">
Про це <text:a xlink:type="simple" xlink:href="https://dsns.gov.ua/uk/news/nadzvicaini-podiyi/operativna-informaciia-shhodo-roboti-pirotexnicnix-pidrozdiliv-dsns-ukrayini-39" text:style-name="Internet_20_link" text:visited-style-name="Visited_20_Internet_20_Link">
повідомляє</text:a>
 ДСНСУкраїни.</text:p>
      <text:p text:style-name="P4">
Піротехнічними підрозділами виявлено, вилучено і знешкоджено 499вибухонебезпечних предметів, зокрема 4 авіаційних бомби, обстежено територіюплощею 97 гектарів.</text:p>
      <text:p text:style-name="P4">
Найчастіше піротехнічні підрозділи працювали: в Харківській області 17 270разів, Київщині — 7 492, Донеччині — 4 888, Миколаївщині — 4 592, Чернігівщині— 4 524, Херсонщині — 4 390, Сумщині — 1 871, Черкащині — 1 085.</text:p>
      <text:p text:style-name="P4">
<text:span text:style-name="T4">
Довідково:</text:span>
 Всього з початку широкомасштабного військового вторгненняросійської федерації на території України знешкоджено 350 396вибухонебезпечних предметів та 2 891 кг вибухової речовини, зокрема 2 216авіаційних бомб. Обстежено територію площею близько 83 334 гектари.</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1" text:anchor-type="as-char" svg:width="6.9236in" svg:height="5.804039in" draw:z-index="0">
<draw:image xlink:href="../Images/AРМІЯINFORM/2023-04-26T52-00-00-04-00/5a657d58-db4e-4e85-9f55-bd05201dd172.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26/pirotehniky-za-dobu-zneshkodyly-4-aviabomby-i-majzhe-500-vybuhonebezpechnyh-predmetiv/" text:style-name="Internet_20_link" text:visited-style-name="Visited_20_Internet_20_Link">
https://armyinform.com.ua/2023/04/26/pirotehniky-za-dobu-zneshkodyly-4-aviabomby-i-majzhe-500-vybuhonebezpechnyh-predmetiv/</text:a>
</text:p>
      <!--NEWS-->
      <text:h text:style-name="P10" text:outline-level="1">
<text:span text:style-name="T4">
Британія передала Україні тисячі снарядів до танків Challenger 2, зокрема — зі збідненим ураном</text:span>
</text:h>
      <text:p text:style-name="P4">
Author: ['АРМІЯINFORM']</text:p>
      <text:p text:style-name="P4">
Time: 2023-04-26T53:00:00-04:00</text:p>
      <text:p text:style-name="P4">
Description: Велика Британія відправила в Україну тисячі боєприпасів до танків Challenger 2, зокрем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epleted.jpg" text:style-name="Internet_20_link" text:visited-style-name="Visited_20_Internet_20_Link">
depleted.jpg</text:a>
', '<text:a xlink:type="simple" xlink:href="https://armyinform.com.ua/wp-content/uploads/2023/04/chellenger2-info2-1536x1132-2.jpg" text:style-name="Internet_20_link" text:visited-style-name="Visited_20_Internet_20_Link">
chellenger2-info2-1536x1132-2.jpg</text:a>
']</text:p>
      <text:p text:style-name="P4">
Tags: ['CHALLENGER 2', 'ДОПОМОГА ПАРТНЕРІВ', 'СВІТ ПІДТРИМУЄ УКРАЇНУ', 'УКРАЇНА - ВЕЛИКА БРИТАНІЯ']</text:p>
      <text:p text:style-name="P4">
Category: News</text:p>
      <!--METADATA-->
      <text:p text:style-name="P4">
<draw:frame draw:style-name="fr1" draw:name="Image22" text:anchor-type="as-char" svg:width="6.9236in" svg:height="3.894525in" draw:z-index="0">
<draw:image xlink:href="../Images/AРМІЯINFORM/2023-04-26T53-00-00-04-00/depleted.jpg" xlink:type="simple" xlink:show="embed" xlink:actuate="onLoad" draw:mime-type="image/jpeg"/>
</draw:frame>
</text:p>
      <text:p text:style-name="P4">
Велика Британія відправила в Україну тисячі боєприпасів до танків <text:a xlink:type="simple" xlink:href="https://armyinform.com.ua/2023/01/23/tank-challenger-2-brytanskyj-kremeznyj-panczyrnyk-shho-kydaye-vyklyk/" text:style-name="Internet_20_link" text:visited-style-name="Visited_20_Internet_20_Link">
Challenger2</text:a>
, зокрема — бронебійні снаряди зізбідненим ураном.</text:p>
      <text:p text:style-name="P4">
Про це йдеться у <text:a xlink:type="simple" xlink:href="https://questions-statements.parliament.uk/written-questions/detail/2023-04-18/181335" text:style-name="Internet_20_link" text:visited-style-name="Visited_20_Internet_20_Link">
відповіді</text:a>
оборонного відомства Сполученого Королівства на запитання депутата КенніМакаскілла про кількість поставлених снарядів Україні.</text:p>
      <text:p text:style-name="P4">
«З міркувань оперативної безпеки ми не даватимемо коментарів щодо показниківвикористання поставлених комплектів», — повідомив заступник міністра оборониВеликої Британії Джеймс Хіппі.</text:p>
      <text:p text:style-name="P4">
<draw:frame draw:style-name="fr1" draw:name="Image23" text:anchor-type="as-char" svg:width="6.9236in" svg:height="5.100385in" draw:z-index="0">
<draw:image xlink:href="../Images/AРМІЯINFORM/2023-04-26T53-00-00-04-00/chellenger2-info2-1536x1132-2.jpg" xlink:type="simple" xlink:show="embed" xlink:actuate="onLoad" draw:mime-type="image/jpeg"/>
</draw:frame>
</text:p>
      <text:p text:style-name="P4">
<text:span text:style-name="T4">
Для довідки:</text:span>
 використання збідненого урану в боєприпасах пов’язане звисокою масовою щільністю і здатністю до самозапалення при подрібненні,завдяки чому снаряди зі збідненим ураном<text:a xlink:type="simple" xlink:href="https://armyinform.com.ua/2023/03/27/yak-nyni-vykorystovuyut-zbidnenyj-uran-u-voyennyh-czilyah/" text:style-name="Internet_20_link" text:visited-style-name="Visited_20_Internet_20_Link">
забезпечують</text:a>
 високу бронебійну дію і спричиняютьсуттєві руйнування.</text:p>
      <text:p text:style-name="P4">
Source: <text:a xlink:type="simple" xlink:href="https://armyinform.com.ua/2023/04/26/brytaniya-peredala-ukrayini-tysyachi-snaryadiv-do-tankiv-challenger-2-zokrema-zi-zbidnenym-uranom/" text:style-name="Internet_20_link" text:visited-style-name="Visited_20_Internet_20_Link">
https://armyinform.com.ua/2023/04/26/brytaniya-peredala-ukrayini-tysyachi-snaryadiv-do-tankiv-challenger-2-zokrema-zi-zbidnenym-uranom/</text:a>
</text:p>
      <!--NEWS-->
      <text:h text:style-name="P10" text:outline-level="1">
<text:span text:style-name="T4">
122 населені пункти України обстріляла армія рф за добу</text:span>
</text:h>
      <text:p text:style-name="P4">
Author: ['АРМІЯINFORM']</text:p>
      <text:p text:style-name="P4">
Time: 2023-04-26T54: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6fcd9af-b596-4cd0-bb84-9ceeecfd25d2.jpg" text:style-name="Internet_20_link" text:visited-style-name="Visited_20_Internet_20_Link">
06fcd9af-b596-4cd0-bb84-9ceeecfd25d2.jpg</text:a>
']</text:p>
      <text:p text:style-name="P4">
Tags: ['MILITARY MEDIA CENTER', 'ХАРКІВСЬКИЙ ТРИБУНАЛ']</text:p>
      <text:p text:style-name="P4">
Category: News</text:p>
      <!--METADATA-->
      <text:p text:style-name="P4">
<draw:frame draw:style-name="fr1" draw:name="Image24" text:anchor-type="as-char" svg:width="6.9236in" svg:height="5.199596in" draw:z-index="0">
<draw:image xlink:href="../Images/AРМІЯINFORM/2023-04-26T54-00-00-04-00/06fcd9af-b596-4cd0-bb84-9ceeecfd25d2.jpg" xlink:type="simple" xlink:show="embed" xlink:actuate="onLoad" draw:mime-type="image/jpeg"/>
</draw:frame>
</text:p>
      <text:p text:style-name="P4">
Протягом минулої доби російські війська обстріляли територію <text:span text:style-name="T4">
8</text:span>
 областейУкраїни.</text:p>
      <text:p text:style-name="P4">
Про це <text:a xlink:type="simple" xlink:href="https://t.me/militarymediacenter/1787" text:style-name="Internet_20_link" text:visited-style-name="Visited_20_Internet_20_Link">
повідомля</text:a>
є Military MediaCenter.</text:p>
      <text:p text:style-name="P4">
«Загалом із різних видів озброєння (міномети, танки, артилерія, РСЗВ, ЗРК,БПЛА, тактична авіація) здійснено обстріли <text:span text:style-name="T4">
122</text:span>
 населених пунктів,підтверджено ураження <text:span text:style-name="T4">
102</text:span>
 об’єктів інфраструктури», — йдеться уповідомленні.</text:p>
      <text:p text:style-name="P4">
За попередньою інформацією, <text:span text:style-name="T4">
2</text:span>
 особи загинули та <text:span text:style-name="T4">
16</text:span>
 поранено.</text:p>
      <text:p text:style-name="P4">
Source: <text:a xlink:type="simple" xlink:href="https://armyinform.com.ua/2023/04/26/122-naselenyh-punktiv-ukrayiny-obstrilyala-armiya-rf-za-dobu/" text:style-name="Internet_20_link" text:visited-style-name="Visited_20_Internet_20_Link">
https://armyinform.com.ua/2023/04/26/122-naselenyh-punktiv-ukrayiny-obstrilyala-armiya-rf-za-dobu/</text:a>
</text:p>
      <!--NEWS-->
      <text:h text:style-name="P10" text:outline-level="1">
<text:span text:style-name="T4">
Президент України нагадав про катастрофу на ЧАЕС і закликав світ не допустити нової трагедії через дії росії</text:span>
</text:h>
      <text:p text:style-name="P4">
Author: ['АРМІЯINFORM']</text:p>
      <text:p text:style-name="P4">
Time: 2023-04-26T55:00:00-04:00</text:p>
      <text:p text:style-name="P4">
Description: 37 років тому аварія на Чорнобильській атомній станції залишила величезний шрам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32827-1_large.jpg" text:style-name="Internet_20_link" text:visited-style-name="Visited_20_Internet_20_Link">
132827-1_large.jpg</text:a>
']</text:p>
      <text:p text:style-name="P4">
Tags: ['ВОЛОДИМИР ЗЕЛЕНСЬКИЙ', 'ЧОРНОБИЛЬСЬКА АЕС']</text:p>
      <text:p text:style-name="P4">
Category: News</text:p>
      <!--METADATA-->
      <text:p text:style-name="P4">
<draw:frame draw:style-name="fr1" draw:name="Image25" text:anchor-type="as-char" svg:width="6.9236in" svg:height="4.851574in" draw:z-index="0">
<draw:image xlink:href="../Images/AРМІЯINFORM/2023-04-26T55-00-00-04-00/132827-1_large.jpg" xlink:type="simple" xlink:show="embed" xlink:actuate="onLoad" draw:mime-type="image/jpeg"/>
</draw:frame>
</text:p>
      <text:p text:style-name="P4">
37 років тому <text:a xlink:type="simple" xlink:href="https://armyinform.com.ua/2023/04/26/37-rokiv-tomu-stalasya-odna-z-najstrashnishyh-katastrof-v-istoriyi-lyudstva/" text:style-name="Internet_20_link" text:visited-style-name="Visited_20_Internet_20_Link">
аварія</text:a>
 наЧорнобильській атомній станції залишила величезний шрам для всього світу.Витік радіації перетворив колись затишну й розвинену територію на зонувідчуження.</text:p>
      <text:p text:style-name="P4">
Про це <text:a xlink:type="simple" xlink:href="https://t.me/V_Zelenskiy_official/6003" text:style-name="Internet_20_link" text:visited-style-name="Visited_20_Internet_20_Link">
наголосив</text:a>
 Президент УкраїниВолодимир Зеленський у Телеграм.</text:p>
      <text:p text:style-name="P4">
«Сьогодні 30-кілометрова зона навколо ЧАЕС залишається небезпечним місцем ізвисокою концентрацією радіації», — заявив глава держави.</text:p>
      <text:p text:style-name="P4">
Він нагадав, що минулого року окупант не тільки захопив атомну станцію, а йзнову наразив на небезпеку весь світ. Минув більше ніж рік з моментузвільнення. Наукові та безпекові підприємства в зоні ЧАЕС уже повернулися донормального режиму роботи.</text:p>
      <text:p text:style-name="P4">
«Україна та світ заплатили високу ціну за ліквідацію наслідків катастрофи, якатриває й донині. Ми маємо зробити все, щоб не дати державі-терористу жодногошансу використовувати об’єкти атомної енергетики для шантажу України й цілогосвіту», — зазначив Володимир Зеленський.</text:p>
      <text:p text:style-name="P4">
Source: <text:a xlink:type="simple" xlink:href="https://armyinform.com.ua/2023/04/26/prezydent-ukrayiny-nagadav-pro-katastrofu-na-chaes-i-zaklykav-svit-ne-dopustyty-novoyi-tragediyi-cherez-diyi-rosiyi/" text:style-name="Internet_20_link" text:visited-style-name="Visited_20_Internet_20_Link">
https://armyinform.com.ua/2023/04/26/prezydent-ukrayiny-nagadav-pro-katastrofu-na-chaes-i-zaklykav-svit-ne-dopustyty-novoyi-tragediyi-cherez-diyi-rosiyi/</text:a>
</text:p>
      <!--NEWS-->
      <text:h text:style-name="P10" text:outline-level="1">
<text:span text:style-name="T4">
В Італії розпочалася конференція з відбудови України</text:span>
</text:h>
      <text:p text:style-name="P4">
Author: ['АРМІЯINFORM']</text:p>
      <text:p text:style-name="P4">
Time: 2023-04-26T56:00:00-04:00</text:p>
      <text:p text:style-name="P4">
Description: У Римі розпочала роботу двостороння конференція з відбудови України.    Про це йдеться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xresdefault-2.jpg" text:style-name="Internet_20_link" text:visited-style-name="Visited_20_Internet_20_Link">
maxresdefault-2.jpg</text:a>
']</text:p>
      <text:p text:style-name="P4">
Tags: ['ВІДНОВЛЕННЯ УКРАЇНИ', 'ДОПОМОГА ПАРТНЕРІВ', 'ІТАЛІЯ', 'КОНФЕРЕНЦІЯ', 'СВІТ ПІДТРИМУЄ УКРАЇНУ']</text:p>
      <text:p text:style-name="P4">
Category: News</text:p>
      <!--METADATA-->
      <text:p text:style-name="P4">
<draw:frame draw:style-name="fr1" draw:name="Image26" text:anchor-type="as-char" svg:width="6.9236in" svg:height="3.894525in" draw:z-index="0">
<draw:image xlink:href="../Images/AРМІЯINFORM/2023-04-26T56-00-00-04-00/maxresdefault-2.jpg" xlink:type="simple" xlink:show="embed" xlink:actuate="onLoad" draw:mime-type="image/jpeg"/>
</draw:frame>
</text:p>
      <text:p text:style-name="P4">
У Римі розпочала роботу двостороння конференція з відбудови України.</text:p>
      <text:p text:style-name="P4">
Про це йдеться у<text:a xlink:type="simple" xlink:href="https://www.esteri.it/it/sala_stampa/archivionotizie/comunicati/2023/04/nota-di-inquadramento-conferenza-bilaterale-sulla-ricostruzione-dellucraina/" text:style-name="Internet_20_link" text:visited-style-name="Visited_20_Internet_20_Link">
повідомленні</text:a>
пресслужби італійського уряду.</text:p>
      <text:p text:style-name="P4">
Захід, у якому візьмуть участь представники ділового світу, торговельнихасоціацій та головних міжнародних фінансових установ, дає можливість отриматибезпосередньо від української влади інформацію про потреби, необхідні длявідновлення країни, і дозволити італійському уряду, організаціям та компаніямсформулювати конкретні пропозиції щодо задоволення потреб Києва як укороткостроковій, так і в середньостроковій перспективі.</text:p>
      <text:p text:style-name="P4">
«Я пишаюся роботою, яку ми виконали для підготовки конференції з відновленняУкраїни. Італійські компанії з їх підприємницьким духом і своїм ноу-хау втаких секторах, як інфраструктура, енергетика, агробізнес, охорона здоров’я,цифрові технології, космос і металургія зможуть зробити істотний внесок увідбудову країни», — заявив віцепрем’єр-міністр і міністр закордонних справІталії Антоніо Таяні.</text:p>
      <text:p text:style-name="P4">
За його словами, це процес, який справді можна розпочати, не чекаючизакінчення війни.</text:p>
      <text:p text:style-name="P4">
«Це питання не просто відбудувати Україну, а відбудувати її кращою, за логікоюbuild back better, пришвидшити її просування на європейському шляху», — додавАнтоніо Таяні.</text:p>
      <text:p text:style-name="P4">
З українського боку будуть присутні міністри, відповідальні за питаннявідновлення України, зокрема міністр закордонних справ Дмитро Кулеба тавіцепрем'єр-міністр — міністр економіки Юлія Свириденко.</text:p>
      <text:p text:style-name="P4">
До Риму вже <text:a xlink:type="simple" xlink:href="https://t.me/Denys_Smyhal/5081" text:style-name="Internet_20_link" text:visited-style-name="Visited_20_Internet_20_Link">
прибув</text:a>
 Прем’єр-міністр УкраїниДенис Шмигаль. Він проведе зустрічі з італійським президентом, головою урядута міністром оборони Італії, а також із головами палат італійськогоПарламенту.</text:p>
      <text:p text:style-name="P4">
«Плануємо підписати низку двосторонніх документів, які сприятимуть відновленнюУкраїни. Разом із партнерами формуємо міцну та непохитну підтримку України усвіті та залучаємо іноземний бізнес до відбудови нашої країни», — резюмувавДенис Шмигаль.</text:p>
      <text:p text:style-name="P4">
Source: <text:a xlink:type="simple" xlink:href="https://armyinform.com.ua/2023/04/26/v-italiyi-rozpochalasya-konferencziya-z-vidbudovy-ukrayiny/" text:style-name="Internet_20_link" text:visited-style-name="Visited_20_Internet_20_Link">
https://armyinform.com.ua/2023/04/26/v-italiyi-rozpochalasya-konferencziya-z-vidbudovy-ukrayiny/</text:a>
</text:p>
      <!--NEWS-->
      <text:h text:style-name="P10" text:outline-level="1">
<text:span text:style-name="T4">
Міністр оборони Британії закликав прискорити доставку військової допомоги Україні</text:span>
</text:h>
      <text:p text:style-name="P4">
Author: ['АРМІЯINFORM']</text:p>
      <text:p text:style-name="P4">
Time: 2023-04-26T57:00:00-04:00</text:p>
      <text:p text:style-name="P4">
Description: Міністр оборони Великої Британії Бен Воллес закликав своїх колег прискорити достав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01882_1191373288248430_5528288568826583788_n.jpg" text:style-name="Internet_20_link" text:visited-style-name="Visited_20_Internet_20_Link">
343101882_1191373288248430_5528288568826583788_n.jpg</text:a>
', '<text:a xlink:type="simple" xlink:href="https://armyinform.com.ua/wp-content/uploads/2023/04/343068456_751201453153731_2305556026887038482_n-e1682494335490.jpg" text:style-name="Internet_20_link" text:visited-style-name="Visited_20_Internet_20_Link">
343068456_751201453153731_2305556026887038482_n-e1682494335490.jpg</text:a>
']</text:p>
      <text:p text:style-name="P4">
Tags: ['ВЕЛИКА БРИТАНІЯ', 'ГЕНШТАБ ЗС УКРАЇНИ']</text:p>
      <text:p text:style-name="P4">
Category: News</text:p>
      <!--METADATA-->
      <text:p text:style-name="P4">
<draw:frame draw:style-name="fr1" draw:name="Image27" text:anchor-type="as-char" svg:width="6.9236in" svg:height="3.95081in" draw:z-index="0">
<draw:image xlink:href="../Images/AРМІЯINFORM/2023-04-26T57-00-00-04-00/343101882_1191373288248430_5528288568826583788_n.jpg" xlink:type="simple" xlink:show="embed" xlink:actuate="onLoad" draw:mime-type="image/jpeg"/>
</draw:frame>
NATO Secretary General Jens Stoltenberg attending the Ukraine Defense ContactGroup meeting</text:p>
      <text:p text:style-name="P4">
Міністр оборони Великої Британії Бен Воллес закликав своїх колег прискоритидоставку пакетів військової допомоги на знак демонстрації постійної єдності вміжнародній підтримці України.</text:p>
      <text:p text:style-name="P4">
Про це<text:a xlink:type="simple" xlink:href="https%3A%2F%2Fwww.facebook.com%2FGeneralStaff.ua%2Fposts%2Fpfbid02PqRQgyhVZgCUhj9d28jmkhMzCjmoZqfJSMLT7Ybv4Fd9sMCiSNNH4NQR2ofPrbJMl&amp;show_text=true&amp;width=500" text:style-name="Internet_20_link" text:visited-style-name="Visited_20_Internet_20_Link">
повідомляє</text:a>
Генеральний штаб ЗСУ.</text:p>
      <text:p text:style-name="P4">
«Міжнародна підтримка України зростає. На зустрічі перебуває більше країн, ніжбудь-коли. Пожертви зростають, і їх доставка прискорюється. Мипідтримуватимемо Україну стільки, скільки потрібно», — сказав він.</text:p>
      <text:p text:style-name="P4">
Водночас Бен Воллес закликав своїх колег-міністрів оборони прискорити доставкупакетів військової допомоги на знак демонстрації постійної міжнародноїпідтримки України.</text:p>
      <text:p text:style-name="P4">
За його словами, Велика Британія може пишатися підтримкою України.</text:p>
      <text:p text:style-name="P4">
«Ми забезпечуємо незліченну кількість хоробрих українців бойовою підготовкою,спорядженням і боєприпасами, які терміново необхідні для відбиття варварськоговторгнення росії», — додав він.</text:p>
      <text:p text:style-name="P4">
<draw:frame draw:style-name="fr1" draw:name="Image28" text:anchor-type="as-char" svg:width="6.9236in" svg:height="3.735556in" draw:z-index="0">
<draw:image xlink:href="../Images/AРМІЯINFORM/2023-04-26T57-00-00-04-00/343068456_751201453153731_2305556026887038482_n-e1682494335490.jpg" xlink:type="simple" xlink:show="embed" xlink:actuate="onLoad" draw:mime-type="image/jpeg"/>
</draw:frame>
</text:p>
      <text:p text:style-name="P4">
На сьогодні Велика Британія поставила понад 10 тис. протитанкових ракет, 200тис. артилерійських боєприпасів, сотні зенітних установок, самохіднихартилерійських установок і понад 200 тис. одиниць нелетального обладнання,включно зі спецодягом для екстремальних холодів, обладнанням для виявлення мінта промисловими потужними генераторами.</text:p>
      <text:p text:style-name="P4">
Source: <text:a xlink:type="simple" xlink:href="https://armyinform.com.ua/2023/04/26/ministr-oborony-brytaniyi-zaklykav-pryskoryty-dostavku-vijskovoyi-dopomogy-ukrayini/" text:style-name="Internet_20_link" text:visited-style-name="Visited_20_Internet_20_Link">
https://armyinform.com.ua/2023/04/26/ministr-oborony-brytaniyi-zaklykav-pryskoryty-dostavku-vijskovoyi-dopomogy-ukrayini/</text:a>
</text:p>
      <!--NEWS-->
      <text:h text:style-name="P10" text:outline-level="1">
<text:span text:style-name="T4">
Про першочергові кроки після деокупації Криму: у Києві відбувся молодіжний форум «Крим Wave»</text:span>
</text:h>
      <text:p text:style-name="P4">
Author: ['Світлана Кирган']</text:p>
      <text:p text:style-name="P4">
Time: 2023-04-26T58:00:00-04:00</text:p>
      <text:p text:style-name="P4">
Description: Реінтеграція Криму надзвичайно важливе завдання для України. У процесі реінтеграції Кри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3.jpg" text:style-name="Internet_20_link" text:visited-style-name="Visited_20_Internet_20_Link">
golovna-53.jpg</text:a>
', '<text:a xlink:type="simple" xlink:href="https://armyinform.com.ua/wp-content/uploads/2023/04/foto-2-17.jpg" text:style-name="Internet_20_link" text:visited-style-name="Visited_20_Internet_20_Link">
foto-2-17.jpg</text:a>
', '<text:a xlink:type="simple" xlink:href="https://armyinform.com.ua/wp-content/uploads/2023/04/7-26.jpg" text:style-name="Internet_20_link" text:visited-style-name="Visited_20_Internet_20_Link">
7-26.jpg</text:a>
', '<text:a xlink:type="simple" xlink:href="https://armyinform.com.ua/wp-content/uploads/2023/04/8-24.jpg" text:style-name="Internet_20_link" text:visited-style-name="Visited_20_Internet_20_Link">
8-24.jpg</text:a>
']</text:p>
      <text:p text:style-name="P4">
Tags: ['ВТОРГНЕННЯ РФ', 'КРИМ - ЦЕ УКРАЇНА']</text:p>
      <text:p text:style-name="P4">
Category: News</text:p>
      <!--METADATA-->
      <text:p text:style-name="P4">
<draw:frame draw:style-name="fr1" draw:name="Image29" text:anchor-type="as-char" svg:width="6.9236in" svg:height="4.615733in" draw:z-index="0">
<draw:image xlink:href="../Images/AРМІЯINFORM/2023-04-26T58-00-00-04-00/golovna-53.jpg" xlink:type="simple" xlink:show="embed" xlink:actuate="onLoad" draw:mime-type="image/jpeg"/>
</draw:frame>
</text:p>
      <text:p text:style-name="P4">
Реінтеграція Криму надзвичайно важливе завдання для України. У процесіреінтеграції Криму ключову роль відіграватиме молодь, тому вже зараз необхідномобілізувати їхній потенціал та досвід. Під час форуму «Крим Wave» експерти зполітичної, економічної, культурно-інформаційної та інших сфер провеливідкриті дискусії та діалоги з політично активною молоддю.</text:p>
      <text:p text:style-name="P4">
У рамках форуму відбулися панельні дискусії на тему звільнення, реінтеграції,економічного, культурного відновлення Криму, а також про соціалізацію жителівпівострова після 9-річної окупації.</text:p>
      <text:p text:style-name="P4">
<draw:frame draw:style-name="fr1" draw:name="Image30" text:anchor-type="as-char" svg:width="6.9236in" svg:height="4.615733in" draw:z-index="0">
<draw:image xlink:href="../Images/AРМІЯINFORM/2023-04-26T58-00-00-04-00/foto-2-17.jpg" xlink:type="simple" xlink:show="embed" xlink:actuate="onLoad" draw:mime-type="image/jpeg"/>
</draw:frame>
</text:p>
      <text:p text:style-name="P4">
— У рамках робочої групи ми розглядали як будуть працювати держоргани в Кримупісля деокупації. Одразу скажу, що наша візія — нардепів, представниківдержорганів — така, що звичайно, спочатку в Криму має бути створена військоваадміністрація. Потім має відбутися перехід до військово-цивільноїадміністрації, далі — вибори і перехід до цивільного життя. Для нас дужеважливо, щоб до цього були залучені молоді люди. Вони мають стати кадрамивідбудови, які поїдуть на Кримський півострів і будуть відбудовувати наш Крим, — зазначила Таміла Ташева.</text:p>
      <text:p text:style-name="P4">
<draw:frame draw:style-name="fr1" draw:name="Image31" text:anchor-type="as-char" svg:width="6.9236in" svg:height="6.49246in" draw:z-index="0">
<draw:image xlink:href="../Images/AРМІЯINFORM/2023-04-26T58-00-00-04-00/7-26.jpg" xlink:type="simple" xlink:show="embed" xlink:actuate="onLoad" draw:mime-type="image/jpeg"/>
</draw:frame>
</text:p>
      <text:p text:style-name="P4">
На заході також був присутній заступник міністра з питань реінтеграціїтимчасово окупованих територій Анатолій Стельмах, який розповів про першіперших кроки, які зробить Україна в Криму після його деокупації.</text:p>
      <text:p text:style-name="P4">
— Ми працюємо над першими кроками, які будуть зроблені після звільненняКримського півострова. Перший із них — це, безперечно, забезпечення безпекигромадян, які там проживають. Другий — демілітаризація півострова відросійських баз. Третій крок — притягнення винних до відповідальності. Люди,які вчиняли кримінальні злочини стосовно нашої держави, будуть притягнуті довідповідальності. А ті, хто незаконно прибув на півострів, мають йогозалишити, ми їх будемо видворяти. Наступний крок — відновлення органівдержавної влади. Також, ми маємо зробити так, аби російські ЗМІ не панували уКриму. Там має бути чесна думка української влади, повинні мати доступіноземні ЗМІ. Люди мають перестати жити у вакуумі російської пропаганди, —сказав Анатолій Стельмах.</text:p>
      <text:p text:style-name="P4">
<draw:frame draw:style-name="fr1" draw:name="Image32" text:anchor-type="as-char" svg:width="6.9236in" svg:height="4.863829in" draw:z-index="0">
<draw:image xlink:href="../Images/AРМІЯINFORM/2023-04-26T58-00-00-04-00/8-24.jpg" xlink:type="simple" xlink:show="embed" xlink:actuate="onLoad" draw:mime-type="image/jpeg"/>
</draw:frame>
</text:p>
      <text:p text:style-name="P4">
Він додав, що для того аби відновити органи державної влади на півострові,Мінреінтеграції спільно із Представництвом Президента в АРК та ОфісомПрезидента працює над нормативно-правовим актом щодо створення кадровогорезерву. Анатолій Стельмах розповів, що при органах державної влади будутьскладатися списки людей, які узагальнюватиме Агенція з питань державноїслужби. Таким чином буде створено реєстр працівників, які направлятимуться доКриму після його деокопуації. Він зазначив, що всі посади в Криму мають бутизайняті професійними людьми і, безперечно, патріотами.</text:p>
      <text:p text:style-name="P4">
Безумовно, учасники форуму зазначають, що реінтеграція Криму — складнийпроцес, але це надзвичайно важлива задача для України в цілому. Саме тому,необхідно мобілізувати українську молодь, адже їх потенціал, та професіоналізмбудуть відігравати ключову роль у цьому процесі.</text:p>
      <text:p text:style-name="P4">
<text:span text:style-name="T5">
Фото автора</text:span>
</text:p>
      <text:p text:style-name="P4">
Source: <text:a xlink:type="simple" xlink:href="https://armyinform.com.ua/2023/04/26/pershochergovi-kroky-pislya-deokupacziyi-krymu-u-kyyevi-vidbuvsya-molodizhnyj-forum-krym-wave/" text:style-name="Internet_20_link" text:visited-style-name="Visited_20_Internet_20_Link">
https://armyinform.com.ua/2023/04/26/pershochergovi-kroky-pislya-deokupacziyi-krymu-u-kyyevi-vidbuvsya-molodizhnyj-forum-krym-wave/</text:a>
</text:p>
      <!--NEWS-->
      <text:h text:style-name="P10" text:outline-level="1">
<text:span text:style-name="T4">
На Сумщині Сили оборони посилюють захист критичних об’єктів цивільної інфраструктури</text:span>
</text:h>
      <text:p text:style-name="P4">
Author: ['АРМІЯINFORM']</text:p>
      <text:p text:style-name="P4">
Time: 2023-04-26T59:00:00-04:00</text:p>
      <text:p text:style-name="P4">
Description: Під час робочої поїздки до підрозділів, які утримують оборону Сум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3.jpg" text:style-name="Internet_20_link" text:visited-style-name="Visited_20_Internet_20_Link">
bez-imeni-13.jpg</text:a>
']</text:p>
      <text:p text:style-name="P4">
Tags: ['ВТОРГНЕННЯ РФ', 'СЕРГІЙ НАЄВ', 'СУМЩИНА']</text:p>
      <text:p text:style-name="P4">
Category: News</text:p>
      <!--METADATA-->
      <text:p text:style-name="P4">
<draw:frame draw:style-name="fr1" draw:name="Image33" text:anchor-type="as-char" svg:width="6.9236in" svg:height="3.952222in" draw:z-index="0">
<draw:image xlink:href="../Images/AРМІЯINFORM/2023-04-26T59-00-00-04-00/bez-imeni-13.jpg" xlink:type="simple" xlink:show="embed" xlink:actuate="onLoad" draw:mime-type="image/jpeg"/>
</draw:frame>
</text:p>
      <text:p text:style-name="P4">
Під час робочої поїздки до підрозділів, які утримують оборону Сумськоїобласті, командувач Об’єднаних Сил Збройних Сил України генерал-лейтенантСергій Наєв провів зустріч з командирами підрозділів, ознайомився з умоваминесення служби та виконання бойових завдань, перевірив фортифікаційнеобладнання та облаштування загороджень прикордонного регіону.</text:p>
      <text:p text:style-name="P4">
Про це <text:a xlink:type="simple" xlink:href="https://fb.watch/k8xT_M0GN2/" text:style-name="Internet_20_link" text:visited-style-name="Visited_20_Internet_20_Link">
повідомляє</text:a>
 служба зв’язків згромадськістю Командування Об'єднаних Сил ЗС України.</text:p>
      <text:p text:style-name="P4">
«Під час зустрічі з командирами підрозділів окреслив низку конкретних заходів,спрямованих на забезпечення обороноздатності території та миттєвого реагуванняна ворожі обстріли, — наголосив командувач. — Окрім того, обговорили питанняоблаштування комплексного містечка психологічної й тактичної підготовкипідрозділів, програма якої побудована на основі вивчення досвіду веденнябойових дій противником, що наразі відбуваються на сході країни. Такі навчаннявже запроваджені в інших напрямках Північної операційної зони».</text:p>
      <text:p text:style-name="P4">
За словами генерал-лейтенанта Сергія Наєва, фортифікаційне обладнання таоблаштування загороджень на Сумському напрямку свідчить про зміцнення оборониприкордоння області. Крім того, тут цілеспрямовано займаються удосконаленнямвійськової майстерності військовослужбовців.</text:p>
      <text:p text:style-name="P4">
Він також зазначив, що військові, які боронять цей напрямок, дуже вмотивовані,знають своє бойове завдання й успішно його виконують.</text:p>
      <text:p text:style-name="P4">
Під час робочої поїздки командувач передав у військові підрозділитериторіальної оборони генератори, маскувальні комплекти, виготовленіблагодійним фондом «Руєвит» (м. Рівне), а також приціли та прилади нічногобачення, надані клінікою «Охматдит» за кошти, зібрані під час акції до річниціпочатку широкомасштабного вторгнення в Україну.</text:p>
      <text:p text:style-name="P4">
Крім того, генерал-лейтенант Сергій Наєв поспілкувався з мешканцямиприкордонних районів, які щодня потерпають від обстрілів ворога, адже Сумщинамає найдовший кордон із російською федерацією — 564 км. Він пояснив, що длякомандування Об’єднаних Сил ЗС України питання удосконалення захистуцивільного населення є пріоритетним.</text:p>
      <text:p text:style-name="P4">
Source: <text:a xlink:type="simple" xlink:href="https://armyinform.com.ua/2023/04/26/na-sumshhyni-syly-oborony-posylyuyut-zahyst-krytychnyh-obyektiv-czyvilnoyi-infrastruktury/" text:style-name="Internet_20_link" text:visited-style-name="Visited_20_Internet_20_Link">
https://armyinform.com.ua/2023/04/26/na-sumshhyni-syly-oborony-posylyuyut-zahyst-krytychnyh-obyektiv-czyvilnoyi-infrastruktury/</text:a>
</text:p>
      <!--NEWS-->
      <text:h text:style-name="P10" text:outline-level="1">
<text:span text:style-name="T4">
кремль масово переселяє на тимчасово окуповану територію України людей різних національностей з рф — Ганна Маляр</text:span>
</text:h>
      <text:p text:style-name="P4">
Author: ['АРМІЯINFORM']</text:p>
      <text:p text:style-name="P4">
Time: 2023-04-26T60:00:00-04:00</text:p>
      <text:p text:style-name="P4">
Description: Країна-агресор намагається вплинути на зміну етнічного складу населення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hoto_2022-10-27_11-29-46-e1668072464945.jpg" text:style-name="Internet_20_link" text:visited-style-name="Visited_20_Internet_20_Link">
photo_2022-10-27_11-29-46-e1668072464945.jpg</text:a>
']</text:p>
      <text:p text:style-name="P4">
Tags: ['STOPRUSSIA', 'АГРЕСІЯ РФ', 'ГАННА МАЛЯР']</text:p>
      <text:p text:style-name="P4">
Category: News</text:p>
      <!--METADATA-->
      <text:p text:style-name="P4">
<draw:frame draw:style-name="fr1" draw:name="Image34" text:anchor-type="as-char" svg:width="6.9236in" svg:height="4.119542in" draw:z-index="0">
<draw:image xlink:href="../Images/AРМІЯINFORM/2023-04-26T60-00-00-04-00/photo_2022-10-27_11-29-46-e1668072464945.jpg" xlink:type="simple" xlink:show="embed" xlink:actuate="onLoad" draw:mime-type="image/jpeg"/>
</draw:frame>
 ГаннаМаляр. Фото: Дмитро Юрченко / АрміяInform</text:p>
      <text:p text:style-name="P4">
Країна-агресор намагається вплинути на зміну етнічного складу населеннятимчасово окупованої території України. Найбільш активно заходи проводяться уЛуганській області.</text:p>
      <text:p text:style-name="P4">
Про це <text:a xlink:type="simple" xlink:href="https://t.me/annamaliar/672" text:style-name="Internet_20_link" text:visited-style-name="Visited_20_Internet_20_Link">
повідомила</text:a>
 заступниця Міністра оборониУкраїни Ганна Маляр.</text:p>
      <text:p text:style-name="P4">
«З цією метою урядом рф ініційовано масштабне переселення з віддаленихрегіонів росії значної кількості осіб різних національностей, переважно —малозабезпечених верств населення», — зазначила Ганна Маляр.</text:p>
      <text:p text:style-name="P4">
За її словами, переселенцям з росії на тимчасово окупованій території Українивсіляко сприяють місцеві російські окупаційні адміністрації, які забезпечуютьнегайне розміщення сімей прибулих, працевлаштування, надання пільговихкредитів на придбання житла, розвиток бізнесу тощо.</text:p>
      <text:p text:style-name="P4">
«Водночас місцевих мешканців тимчасово окупованої території України, особливотих, які підозрюються в дотриманні проукраїнської позиції, російські окупантипід різноманітними приводами продовжують депортувати до рф. У такий спосібпротивник прагне знищити українську державність та національнусамоідентичність суспільства на тимчасово окупованих українських територіях»,— наголосила заступниця глави українського оборонного відомства.</text:p>
      <text:p text:style-name="P4">
Source: <text:a xlink:type="simple" xlink:href="https://armyinform.com.ua/2023/04/26/kreml-masovo-pereselyaye-na-tymchasovo-okupovanu-terytoriyu-ukrayiny-lyudej-riznyh-naczionalnostej-z-rf-ganna-malyar/" text:style-name="Internet_20_link" text:visited-style-name="Visited_20_Internet_20_Link">
https://armyinform.com.ua/2023/04/26/kreml-masovo-pereselyaye-na-tymchasovo-okupovanu-terytoriyu-ukrayiny-lyudej-riznyh-naczionalnostej-z-rf-ganna-malyar/</text:a>
</text:p>
      <!--NEWS-->
      <text:h text:style-name="P10" text:outline-level="1">
<text:span text:style-name="T4">
У Дніпрі лікарі врятували військового, якому куля влучила в голову</text:span>
</text:h>
      <text:p text:style-name="P4">
Author: ['АРМІЯINFORM']</text:p>
      <text:p text:style-name="P4">
Time: 2023-04-26T61:00:00-04:00</text:p>
      <text:p text:style-name="P4">
Description: У Дніпрі нейрохірурги успішно провели військовослужбовцю Збройних Сил України надсклад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236052_796273135264562_2770515531641955217_n.jpg" text:style-name="Internet_20_link" text:visited-style-name="Visited_20_Internet_20_Link">
343236052_796273135264562_2770515531641955217_n.jpg</text:a>
']</text:p>
      <text:p text:style-name="P4">
Tags: ['АГРЕСІЯ РФ', 'ВТОРГНЕННЯ РФ', 'ЛІКАРНЯ\xa0ІМЕНІ І.\xa0І.\xa0МЕЧНИКОВА', 'МОЗ', 'НЕЙРОХІРУРГІЧНИЙ МІКРОСКОП', 'СЕРГІЙ РИЖЕНКО']</text:p>
      <text:p text:style-name="P4">
Category: News</text:p>
      <!--METADATA-->
      <text:p text:style-name="P4">
<draw:frame draw:style-name="fr1" draw:name="Image35" text:anchor-type="as-char" svg:width="6.9236in" svg:height="4.740348in" draw:z-index="0">
<draw:image xlink:href="../Images/AРМІЯINFORM/2023-04-26T61-00-00-04-00/343236052_796273135264562_2770515531641955217_n.jpg" xlink:type="simple" xlink:show="embed" xlink:actuate="onLoad" draw:mime-type="image/jpeg"/>
</draw:frame>
</text:p>
      <text:p text:style-name="P4">
У Дніпрі нейрохірурги успішно провели військовослужбовцю Збройних Сил Українинадскладну операцію — витягнули з голови кулю й уламки потиличної кістки.</text:p>
      <text:p text:style-name="P4">
Про це<text:a xlink:type="simple" xlink:href="https://www.facebook.com/moz.ukr/posts/pfbid0GYLqB4kkVbVoHbqZU1HfxuK13HvjuAfw5UaBZ3yvkmGBpcfcnJRRKm7V6Rr3qSSvl" text:style-name="Internet_20_link" text:visited-style-name="Visited_20_Internet_20_Link">
повідомляє</text:a>
Міністерство охорони здоров'я України.</text:p>
      <text:p text:style-name="P4">
Військовослужбовець Руслан з Харківської області, проживав 5 км від ворожогокордону. 24 лютого 2022 року опинився в окупації. Два тижні хлопець, оминаючиворога та мінні поля, йшов до своїх. У першому ж територіальному центрікомплектування та соціальної підтримки записався добровольцем до лав ЗСУ.</text:p>
      <text:p text:style-name="P4">
10 квітня він отримав важке поранення в голову. Талановиті нейрохірургиДніпровської обласної клінічної лікарні ім. Мечникова зуміли філіграннопровести складну операцію за допомогою нейрохірургічного мікроскопа.</text:p>
      <text:p text:style-name="P4">
«Цей сучасний апарат разом з нейрохірургами Мечникова врятував сотні людськихжиттів», — каже головний лікар Дніпровської обласної клінічної лікарні ім.Мечникова Сергій Риженко.</text:p>
      <text:p text:style-name="P4">
Наразі захисник України прийшов до тями і незабаром їде на реабілітаційнелікування.</text:p>
      <text:p text:style-name="P4">
Source: <text:a xlink:type="simple" xlink:href="https://armyinform.com.ua/2023/04/26/u-dnipri-likari-vryatuvaly-vijskovogo-yakomu-kulya-vluchyla-v-golovu/" text:style-name="Internet_20_link" text:visited-style-name="Visited_20_Internet_20_Link">
https://armyinform.com.ua/2023/04/26/u-dnipri-likari-vryatuvaly-vijskovogo-yakomu-kulya-vluchyla-v-golovu/</text:a>
</text:p>
      <!--NEWS-->
      <text:h text:style-name="P10" text:outline-level="1">
<text:span text:style-name="T4">
Вибухи на військових об’єктах рф у Криму не порушують умов зернової угоди — ГУР</text:span>
</text:h>
      <text:p text:style-name="P4">
Author: ['АРМІЯINFORM']</text:p>
      <text:p text:style-name="P4">
Time: 2023-04-26T62:00:00-04:00</text:p>
      <text:p text:style-name="P4">
Description: Вибухи на військових об’єктах рф у тимчасово окупованому Криму жодним чином не поруш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26-01.jpg" text:style-name="Internet_20_link" text:visited-style-name="Visited_20_Internet_20_Link">
20230426-01.jpg</text:a>
']</text:p>
      <text:p text:style-name="P4">
Tags: ['ГУР МО УКРАЇНИ']</text:p>
      <text:p text:style-name="P4">
Category: News</text:p>
      <!--METADATA-->
      <text:p text:style-name="P4">
<draw:frame draw:style-name="fr1" draw:name="Image36" text:anchor-type="as-char" svg:width="6.9236in" svg:height="4.3728in" draw:z-index="0">
<draw:image xlink:href="../Images/AРМІЯINFORM/2023-04-26T62-00-00-04-00/20230426-01.jpg" xlink:type="simple" xlink:show="embed" xlink:actuate="onLoad" draw:mime-type="image/jpeg"/>
</draw:frame>
</text:p>
      <text:p text:style-name="P4">
Вибухи на військових об’єктах рф у тимчасово окупованому Криму жодним чином непорушують умов зернової угоди.</text:p>
      <text:p text:style-name="P4">
Про це <text:a xlink:type="simple" xlink:href="https://gur.gov.ua/content/vybukhy-na-viiskovykh-obiektakh-rf-u-tymchasovo-okupovanomu-krymu-zhodnym-chynom-ne-porushuiut-umov-zernovoi-uhody.html" text:style-name="Internet_20_link" text:visited-style-name="Visited_20_Internet_20_Link">
повідомив</text:a>
 представник ГУР МО України Андрій Юсов, коментуючипропагандистські випади міноборони московії на адресу України.</text:p>
      <text:p text:style-name="P4">
За словами Андрія Юсова, нещодавні звинувачення у нібито атаці на цивільнуінфраструктуру та погрози держави-агресорки заморозити зернову угоду єбрехливою маніпуляцією з боку росії.</text:p>
      <text:p text:style-name="P4">
«Україна дотримується міжнародних зобов'язань, зокрема виконує всізобов'язання, які стосуються зернового коридору. Останні події в Кримустосувались тільки військових об'єктів і жодним чином не пов'язані з зерновоюугодою, яка передбачає використання українських портів і цивільних портів,коли мова йде про підконтрольну Україні територію», — пояснив представниквоєнної розвідки України.</text:p>
      <text:p text:style-name="P4">
Source: <text:a xlink:type="simple" xlink:href="https://armyinform.com.ua/2023/04/26/vybuhy-na-vijskovyh-obyektah-rf-u-krymu-ne-porushuyut-umov-zernovoyi-ugody-gur/" text:style-name="Internet_20_link" text:visited-style-name="Visited_20_Internet_20_Link">
https://armyinform.com.ua/2023/04/26/vybuhy-na-vijskovyh-obyektah-rf-u-krymu-ne-porushuyut-umov-zernovoyi-ugody-gur/</text:a>
</text:p>
      <!--NEWS-->
      <text:h text:style-name="P10" text:outline-level="1">
<text:span text:style-name="T4">
У травні в Польщі розпочне роботу сервісний центр для обслуговування українських танків Leopard 2</text:span>
</text:h>
      <text:p text:style-name="P4">
Author: ['АРМІЯINFORM']</text:p>
      <text:p text:style-name="P4">
Time: 2023-04-26T63:00:00-04:00</text:p>
      <text:p text:style-name="P4">
Description: У травні у польському місті Ґлівіце розпочне роботу сервісний центр з обслугов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leopard2-1.jpg" text:style-name="Internet_20_link" text:visited-style-name="Visited_20_Internet_20_Link">
leopard2-1.jpg</text:a>
']</text:p>
      <text:p text:style-name="P4">
Tags: ['LEOPARD 2', 'ДОПОМОГА ПАРТНЕРІВ', 'МАРІУШ БЛАЩАК', 'СВІТ ПІДТРИМУЄ УКРАЇНУ']</text:p>
      <text:p text:style-name="P4">
Category: News</text:p>
      <!--METADATA-->
      <text:p text:style-name="P4">
<draw:frame draw:style-name="fr1" draw:name="Image37" text:anchor-type="as-char" svg:width="6.9236in" svg:height="3.894525in" draw:z-index="0">
<draw:image xlink:href="../Images/AРМІЯINFORM/2023-04-26T63-00-00-04-00/leopard2-1.jpg" xlink:type="simple" xlink:show="embed" xlink:actuate="onLoad" draw:mime-type="image/jpeg"/>
</draw:frame>
</text:p>
      <text:p text:style-name="P4">
У травні у польському місті Ґлівіце розпочне роботу сервісний центр зобслуговування танків Leopard 2,<text:a xlink:type="simple" xlink:href="https://armyinform.com.ua/2023/02/24/pershi-tanky-leopard-vzhe-v-ukrayini-polskyj-prezydent/" text:style-name="Internet_20_link" text:visited-style-name="Visited_20_Internet_20_Link">
переданих</text:a>
 Польщею Україні.</text:p>
      <text:p text:style-name="P4">
Про це із посиланням на заяву міністра національної оборони Польщі МаріушаБлащака<text:a xlink:type="simple" xlink:href="https://twitter.com/MON_GOV_PL/status/1651123553012441089" text:style-name="Internet_20_link" text:visited-style-name="Visited_20_Internet_20_Link">
повідомляє</text:a>
польське оборонне відомство.</text:p>
      <text:p text:style-name="P4">
За словами очільника міноборони Польщі, хаб розташовуватиметься на механічномузаводі «Бумар-Лабенди».</text:p>
      <text:p text:style-name="P4">
«Я інтенсивно шукав центр обслуговування та ремонту для українських танків<text:a xlink:type="simple" xlink:href="https://armyinform.com.ua/2023/03/10/chym-vidriznyayutsya-mizh-soboyu-tanky-leopard-riznyh-modyfikaczij/" text:style-name="Internet_20_link" text:visited-style-name="Visited_20_Internet_20_Link">
Leopard 2</text:a>
, переданих Польщею. У травнірозпочне роботу сервісний центр для цих танків саме тут, на підприємстві"Bumar-łabędy". Я впевнений, що ми всі скористаємося цією можливістю», —зазначив Маріуш Блащак, відвідуючи підприємство разом із прем’єр-міністромПольщі Матеушем Моравецьким.</text:p>
      <text:p text:style-name="P4">
Маріуш Блащак додав, що буде використано досвід співробітників, крім того,підприємство має великі можливості розвитку.</text:p>
      <text:p text:style-name="P4">
«Тут, на заводі «Бумар-Лабенди», також модернізують танки Т-72. ПожертвуваніУкраїні, там ( <text:span text:style-name="T5">
на полі бою</text:span>
 <text:span text:style-name="T5">
— ред.</text:span>
 ) чудово працюють, про що розповідалиукраїнські військові. Це завдяки досвідченому колективу підприємства, якемодернізує ці танки», — наголосив польський міністр національної оборони.</text:p>
      <text:p text:style-name="P4">
Нагадаємо, у березні 2023 року Польща<text:a xlink:type="simple" xlink:href="https://armyinform.com.ua/2023/03/07/polshha-proponuye-zapustyty-hab-z-obslugovuvannya-ta-remontu-leopard-postavlenyh-do-ukrayiny/" text:style-name="Internet_20_link" text:visited-style-name="Visited_20_Internet_20_Link">
запропонувала</text:a>
запустити хаб з обслуговування та ремонту танків Leopard 2, поставленихУкраїні.</text:p>
      <text:p text:style-name="P4">
Крім того, на цьому ж заводі «Бумар-Лабенди» капітально<text:a xlink:type="simple" xlink:href="https://armyinform.com.ua/2023/04/09/ukrayinski-tanky-t-64-budut-kapitalno-vidnovlyuvatysya-na-terytoriyi-polshhi-ukroboronprom/" text:style-name="Internet_20_link" text:visited-style-name="Visited_20_Internet_20_Link">
відновлюватимуть</text:a>
 українські танки Т-64.</text:p>
      <text:p text:style-name="P4">
Source: <text:a xlink:type="simple" xlink:href="https://armyinform.com.ua/2023/04/26/u-travni-v-polshhi-rozpochne-robotu-servisnyj-czentr-dlya-obslugovuvannya-ukrayinskyh-tankiv-leopard-2/" text:style-name="Internet_20_link" text:visited-style-name="Visited_20_Internet_20_Link">
https://armyinform.com.ua/2023/04/26/u-travni-v-polshhi-rozpochne-robotu-servisnyj-czentr-dlya-obslugovuvannya-ukrayinskyh-tankiv-leopard-2/</text:a>
</text:p>
      <!--NEWS-->
      <text:h text:style-name="P10" text:outline-level="1">
<text:span text:style-name="T4">
Дізнатись від рф про стан здоров’я військовополонених наразі неможливо —  Координаційний штаб</text:span>
</text:h>
      <text:p text:style-name="P4">
Author: ['АРМІЯINFORM']</text:p>
      <text:p text:style-name="P4">
Time: 2023-04-26T64:00:00-04:00</text:p>
      <text:p text:style-name="P4">
Description: Інформацію, яка стосується стану здоров’я військовослужбовця чи місця його утрим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928061871263428530_y.jpg" text:style-name="Internet_20_link" text:visited-style-name="Visited_20_Internet_20_Link">
photo_5928061871263428530_y.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8" text:anchor-type="as-char" svg:width="6.9236in" svg:height="4.661891in" draw:z-index="0">
<draw:image xlink:href="../Images/AРМІЯINFORM/2023-04-26T64-00-00-04-00/photo_5928061871263428530_y.jpg" xlink:type="simple" xlink:show="embed" xlink:actuate="onLoad" draw:mime-type="image/jpeg"/>
</draw:frame>
</text:p>
      <text:p text:style-name="P4">
Інформацію, яка стосується стану здоров’я військовослужбовця чи місця йогоутримання, офіційно отримати від російської сторони неможливо.</text:p>
      <text:p text:style-name="P4">
Про це <text:a xlink:type="simple" xlink:href="https://t.me/Koord_shtab/905" text:style-name="Internet_20_link" text:visited-style-name="Visited_20_Internet_20_Link">
йшлося</text:a>
 під час зустрічі з родинамиполонених і зниклих безвісти захисників дивізіону надводних кораблів уКоординаційному штабі з питань поводження з військовополоненими.</text:p>
      <text:p text:style-name="P4">
Представник штабу зазначив, що Міжнародний комітет Червоного Хреста не отримуєвідповідного доступу до всіх місць утримань військовослужбовців. Проте важливівідомості надають повернені з полону оборонці.</text:p>
      <text:p text:style-name="P4">
«російська федерація повинна повернути поранених і важкохворихвійськовослужбовців без попередніх умов. Ця процедура називається«репатріацією» і вона зафіксована, зокрема, у 110-й статті Женевськоїконвенції про поводження з військовополоненими», — зауважив представник штабу.</text:p>
      <text:p text:style-name="P4">
Він додав, що Женевськими конвенціями також передбачене листуваннявійськовополонених з їхніми родичами, але ми воюємо з ворогом, який не визнаєі не дотримується норм міжнародного гуманітарного права.</text:p>
      <text:p text:style-name="P4">
Source: <text:a xlink:type="simple" xlink:href="https://armyinform.com.ua/2023/04/26/diznatys-vid-rf-pro-stan-zdorovya-vijskovopolonenyh-narazi-nemozhlyvo-koordynaczijnyj-shtab/" text:style-name="Internet_20_link" text:visited-style-name="Visited_20_Internet_20_Link">
https://armyinform.com.ua/2023/04/26/diznatys-vid-rf-pro-stan-zdorovya-vijskovopolonenyh-narazi-nemozhlyvo-koordynaczijnyj-shtab/</text:a>
</text:p>
      <!--NEWS-->
      <text:h text:style-name="P10" text:outline-level="1">
<text:span text:style-name="T4">
Офіс Генпрокурора України: задокументовано майже 83 тисячі воєнних злочинів</text:span>
</text:h>
      <text:p text:style-name="P4">
Author: ['АРМІЯINFORM']</text:p>
      <text:p text:style-name="P4">
Time: 2023-04-26T65: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83.jpg" text:style-name="Internet_20_link" text:visited-style-name="Visited_20_Internet_20_Link">
1-83.jpg</text:a>
', '<text:a xlink:type="simple" xlink:href="https://armyinform.com.ua/wp-content/uploads/2023/04/2-73.jpg" text:style-name="Internet_20_link" text:visited-style-name="Visited_20_Internet_20_Link">
2-73.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9" text:anchor-type="as-char" svg:width="6.9236in" svg:height="4.448413in" draw:z-index="0">
<draw:image xlink:href="../Images/AРМІЯINFORM/2023-04-26T65-00-00-04-00/1-83.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6 квітня зареєстровано:</text:p>
      <ul>
        <li>
82 763 воєнних злочини,  * 17 086 злочинів проти національної безпеки України.</li>
      </ul>
      <text:p text:style-name="P4">
Крім того, за офіційними даними ювенальних прокурорів, 1419 дітей постраждаливнаслідок агресії рф, з них:</text:p>
      <ul>
        <li>
470 — дітей загинули,  * 949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40" text:anchor-type="as-char" svg:width="6.9236in" svg:height="4.448413in" draw:z-index="0">
<draw:image xlink:href="../Images/AРМІЯINFORM/2023-04-26T65-00-00-04-00/2-73.jpg" xlink:type="simple" xlink:show="embed" xlink:actuate="onLoad" draw:mime-type="image/jpeg"/>
</draw:frame>
</text:p>
      <text:p text:style-name="P4">
Source: <text:a xlink:type="simple" xlink:href="https://armyinform.com.ua/2023/04/26/ofis-genprokurora-ukrayiny-zadokumentovano-majzhe-83-tysyachi-voyennyh-zlochyniv/" text:style-name="Internet_20_link" text:visited-style-name="Visited_20_Internet_20_Link">
https://armyinform.com.ua/2023/04/26/ofis-genprokurora-ukrayiny-zadokumentovano-majzhe-83-tysyachi-voyennyh-zlochyniv/</text:a>
</text:p>
      <!--NEWS-->
      <text:h text:style-name="P10" text:outline-level="1">
<text:span text:style-name="T4">
У Чорному морі ворог тримає два ракетоносії з вісьмома «Калібрами»</text:span>
</text:h>
      <text:p text:style-name="P4">
Author: ['АРМІЯINFORM']</text:p>
      <text:p text:style-name="P4">
Time: 2023-04-26T66:00:00-04:00</text:p>
      <text:p text:style-name="P4">
Description: Станом на 26 квітня у Чорному морі на бойовому чергуванні перебувають 4 ворожі кораб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ВМС ЗС УКРАЇНИ']</text:p>
      <text:p text:style-name="P4">
Category: News</text:p>
      <!--METADATA-->
      <text:p text:style-name="P4">
<draw:frame draw:style-name="fr1" draw:name="Image41" text:anchor-type="as-char" svg:width="6.9236in" svg:height="3.95374in" draw:z-index="0">
<draw:image xlink:href="../Images/AРМІЯINFORM/2023-04-26T66-00-00-04-00/155205-1_large.jpg" xlink:type="simple" xlink:show="embed" xlink:actuate="onLoad" draw:mime-type="image/jpeg"/>
</draw:frame>
Ілюстративне фото</text:p>
      <text:p text:style-name="P4">
Станом на 26 квітня у Чорному морі на бойовому чергуванні перебувають 4 ворожікораблі, серед яких – 2 носії крилатих ракет «Калібр» загальний залп до 8ракет.</text:p>
      <text:p text:style-name="P4">
Про цеп<text:a xlink:type="simple" xlink:href="https://www.facebook.com/navy.mil.gov.ua/posts/pfbid0fFQn68TqJsXSQkCYLkJJXhSeWqpNhSFmDSgh8CWF4nyYuCw65XzgZx51GrZ2Tbql" text:style-name="Internet_20_link" text:visited-style-name="Visited_20_Internet_20_Link">
овідомляє</text:a>
Командування Військово-Морських Сил ЗС України.</text:p>
      <text:p text:style-name="P4">
В Азовському морі – 1 ворожий корабель; у Середземному морі на бойовомучергуванні перебувають до 4 ворожих кораблі, з них – 1 носій крилатих ракет«Калібр» загальний залп до 16 ракет;</text:p>
      <text:p text:style-name="P4">
За добу в інтересах рф прохід Керч-Єнікальською протокою здійснили:</text:p>
      <ul>
        <li>
до Азовського моря – 23 судна, з них 2 рухались з протоки Босфор;  * до Чорного моря – 21 судно, з них 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26/u-chornomu-mori-vorog-trymaye-dva-raketonosiyi-z-vismoma-kalibramy/" text:style-name="Internet_20_link" text:visited-style-name="Visited_20_Internet_20_Link">
https://armyinform.com.ua/2023/04/26/u-chornomu-mori-vorog-trymaye-dva-raketonosiyi-z-vismoma-kalibramy/</text:a>
</text:p>
      <!--NEWS-->
      <text:h text:style-name="P10" text:outline-level="1">
<text:span text:style-name="T4">
Глава держави вшанував пам’ять загиблих у Чорнобильській катастрофі</text:span>
</text:h>
      <text:p text:style-name="P4">
Author: ['АРМІЯINFORM']</text:p>
      <text:p text:style-name="P4">
Time: 2023-04-26T67:00:00-04:00</text:p>
      <text:p text:style-name="P4">
Description: У 37-мі роковини трагедії на Чорнобильській атомній електростанції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b0fa77510296d0f06d7a3b908e1a675_1682498571_extra_large.jpeg" text:style-name="Internet_20_link" text:visited-style-name="Visited_20_Internet_20_Link">
3b0fa77510296d0f06d7a3b908e1a675_1682498571_extra_large.jpeg</text:a>
', '<text:a xlink:type="simple" xlink:href="https://armyinform.com.ua/wp-content/uploads/2023/04/0bb248f03cb62c98bc05344ce730951b_1682498567_extra_large-150x150.jpeg" text:style-name="Internet_20_link" text:visited-style-name="Visited_20_Internet_20_Link">
0bb248f03cb62c98bc05344ce730951b_1682498567_extra_large-150x150.jpeg</text:a>
', '<text:a xlink:type="simple" xlink:href="https://armyinform.com.ua/wp-content/uploads/2023/04/0089e7e6681f67ff9e21666ea86959f0_1682498571_extra_large-150x150.jpeg" text:style-name="Internet_20_link" text:visited-style-name="Visited_20_Internet_20_Link">
0089e7e6681f67ff9e21666ea86959f0_1682498571_extra_large-150x150.jpeg</text:a>
']</text:p>
      <text:p text:style-name="P4">
Tags: ['STOPRUSSIA', 'АГРЕСІЯ РФ', 'ВОЛОДИМИР ЗЕЛЕНСЬКИЙ']</text:p>
      <text:p text:style-name="P4">
Category: News</text:p>
      <!--METADATA-->
      <text:p text:style-name="P4">
<draw:frame draw:style-name="fr1" draw:name="Image42" text:anchor-type="as-char" svg:width="6.9236in" svg:height="4.617948in" draw:z-index="0">
<draw:image xlink:href="../Images/AРМІЯINFORM/2023-04-26T67-00-00-04-00/3b0fa77510296d0f06d7a3b908e1a675_1682498571_extra_large.jpeg" xlink:type="simple" xlink:show="embed" xlink:actuate="onLoad" draw:mime-type="image/jpeg"/>
</draw:frame>
</text:p>
      <text:p text:style-name="P4">
У 37-мі роковини трагедії на Чорнобильській атомній електростанції ПрезидентУкраїни Володимир Зеленський ушанував пам’ять ліквідаторів, загиблих унаслідокаварії на АЕС.</text:p>
      <text:p text:style-name="P4">
За участю Глави держави та в присутності почесної варти було встановленоквіткові композиції до пам’ятного знака «Воїнам-чорнобильцям» та меморіальногокургану «Героям Чорнобиля».</text:p>
      <text:p text:style-name="P4">
«37 років тому аварія на Чорнобильській атомній станції залишила величезнийшрам для всього світу. Витік радіації перетворив колись затишну й розвиненутериторію на зону відчуження. Сьогодні 30-кілометрова зона навколо ЧАЕСзалишається небезпечним місцем із високою концентрацією радіації», — зазначивВолодимир Зеленський.</text:p>
      <text:p text:style-name="P4">
Як наголосив Президент, Україна та світ заплатили високу ціну за ліквідаціюнаслідків катастрофи, які відчуваються й нині.</text:p>
      <text:p text:style-name="P4">
Президент України, керівник Офісу Глави держави Андрій Єрмак і присутнівшанували пам’ять загиблих хвилиною мовчання.</text:p>
      <text:p text:style-name="P4">
<text:a xlink:type="simple" xlink:href="https://armyinform.com.ua/wp-content/uploads/2023/04/0bb248f03cb62c98bc05344ce730951b_1682498567_extra_large.jpeg" text:style-name="Internet_20_link" text:visited-style-name="Visited_20_Internet_20_Link">
<draw:frame draw:style-name="fr1" draw:name="Image43" text:anchor-type="as-char" svg:width="6.9236in" svg:height="6.9236in" draw:z-index="0">
<draw:image xlink:href="../Images/AРМІЯINFORM/2023-04-26T67-00-00-04-00/0bb248f03cb62c98bc05344ce730951b_1682498567_extra_large-150x150.jpeg" xlink:type="simple" xlink:show="embed" xlink:actuate="onLoad" draw:mime-type="image/jpeg"/>
</draw:frame>
</text:a>
</text:p>
      <text:p text:style-name="P4">
<text:a xlink:type="simple" xlink:href="https://armyinform.com.ua/wp-content/uploads/2023/04/0089e7e6681f67ff9e21666ea86959f0_1682498571_extra_large.jpeg" text:style-name="Internet_20_link" text:visited-style-name="Visited_20_Internet_20_Link">
<draw:frame draw:style-name="fr1" draw:name="Image44" text:anchor-type="as-char" svg:width="6.9236in" svg:height="6.9236in" draw:z-index="0">
<draw:image xlink:href="../Images/AРМІЯINFORM/2023-04-26T67-00-00-04-00/0089e7e6681f67ff9e21666ea86959f0_1682498571_extra_large-150x150.jpeg" xlink:type="simple" xlink:show="embed" xlink:actuate="onLoad" draw:mime-type="image/jpeg"/>
</draw:frame>
</text:a>
</text:p>
      <text:p text:style-name="P4">
Джерело: <text:a xlink:type="simple" xlink:href="https://www.president.gov.ua/news/glava-derzhavi-vshanuvav-pamyat-zagiblih-u-chornobilskij-kat-82485" text:style-name="Internet_20_link" text:visited-style-name="Visited_20_Internet_20_Link">
Офіс Президента України</text:a>
</text:p>
      <text:p text:style-name="P4">
Source: <text:a xlink:type="simple" xlink:href="https://armyinform.com.ua/2023/04/26/glava-derzhavy-vshanuvav-pamyat-zagyblyh-u-chornobylskij-katastrofi/" text:style-name="Internet_20_link" text:visited-style-name="Visited_20_Internet_20_Link">
https://armyinform.com.ua/2023/04/26/glava-derzhavy-vshanuvav-pamyat-zagyblyh-u-chornobylskij-katastrofi/</text:a>
</text:p>
      <!--NEWS-->
      <text:h text:style-name="P10" text:outline-level="1">
<text:span text:style-name="T4">
Судитимуть власника видання «Політнавігатор» — одного з «рупорів» рф у Криму</text:span>
</text:h>
      <text:p text:style-name="P4">
Author: ['АРМІЯINFORM']</text:p>
      <text:p text:style-name="P4">
Time: 2023-04-26T68:00:00-04:00</text:p>
      <text:p text:style-name="P4">
Description: Служба безпеки зібрала доказову базу на власника і головного редактора підсанк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05820_994846805031299_4867367015646748987_n.jpg" text:style-name="Internet_20_link" text:visited-style-name="Visited_20_Internet_20_Link">
343105820_994846805031299_4867367015646748987_n.jpg</text:a>
']</text:p>
      <text:p text:style-name="P4">
Tags: ['STOPRUSSIA', 'АГРЕСІЯ РФ', 'СБУ']</text:p>
      <text:p text:style-name="P4">
Category: News</text:p>
      <!--METADATA-->
      <text:p text:style-name="P4">
<draw:frame draw:style-name="fr1" draw:name="Image45" text:anchor-type="as-char" svg:width="6.9236in" svg:height="6.663965in" draw:z-index="0">
<draw:image xlink:href="../Images/AРМІЯINFORM/2023-04-26T68-00-00-04-00/343105820_994846805031299_4867367015646748987_n.jpg" xlink:type="simple" xlink:show="embed" xlink:actuate="onLoad" draw:mime-type="image/jpeg"/>
</draw:frame>
</text:p>
      <text:p text:style-name="P4">
Служба безпеки зібрала доказову базу на власника і головного редакторапідсанкційного інтернет-видання «Політнавігатор» Сергія Степанова, якийпереховується в тимчасово окупованому Криму.</text:p>
      <text:p text:style-name="P4">
Про це<text:a xlink:type="simple" xlink:href="https://www.facebook.com/SecurSerUkraine/posts/pfbid02r95zUFM2tcoQ1r1jiB1suK5enNmXMMTqQrEMkZXRYUUL7YEgABSEWu2BoYixpA6Ql" text:style-name="Internet_20_link" text:visited-style-name="Visited_20_Internet_20_Link">
повідомляє</text:a>
Служба безпеки України.</text:p>
      <text:p text:style-name="P4">
Слідчі СБУ повідомили фігуранту про підозру за двома статтями Кримінальногокодексу України:</text:p>
      <text:p text:style-name="P4">
▪️ ч. 1 ст. 110 (посягання на територіальну цілісність і недоторканністьУкраїни);</text:p>
      <text:p text:style-name="P4">
▪️ ч. 1 ст. 111 (державна зрада).</text:p>
      <text:p text:style-name="P4">
За матеріалами слідства, перебуваючи на території українського півострова, уквітні 2014 року він створив пропагандистське інтернет-видання на користькраїни-агресора.</text:p>
      <text:p text:style-name="P4">
Власний медійний ресурс Степанов використовував для поширення кремлівськихнаративів та дискредитації України на міжнародній арені.</text:p>
      <text:p text:style-name="P4">
До злочинної діяльності він залучив своїх «однодумців», які потім займалисяпідготовкою антиукраїнських матеріалів</text:p>
      <text:p text:style-name="P4">
Для маскування злочинної діяльності псевдожурналісти діяли як позаштатнікореспонденти під вигаданими іменами і позиціонували себе «експертами».</text:p>
      <text:p text:style-name="P4">
У своїх публікаціях вони виправдовували російську збройну агресію і захопленнячастини території на сході та півдні України.</text:p>
      <text:p text:style-name="P4">
Перед написанням пропагандистських текстів «автори» отримували від Степановапокрокові «інструкції» щодо підготовки матеріалів.</text:p>
      <text:p text:style-name="P4">
За поширення деструктивного контенту вони отримували від окупантів «гонорари».Гроші їм надходили через російські електронні платіжні системи.</text:p>
      <text:p text:style-name="P4">
У квітні та липні минулого року співробітники Служби безпеки затримали двохфейкових «експертів» у Києві та Вінниці. Зараз вони перебувають під вартою.</text:p>
      <text:p text:style-name="P4">
Ініційована СБУ судово-лінгвістична експертиза підтвердила факти інформаційно-підривної діяльності Степанова та його спільників.</text:p>
      <text:p text:style-name="P4">
Наразі тривають заходи щодо його притягнення до відповідальності за злочинипроти державної безпеки України. Матеріали передано в суд.</text:p>
      <text:p text:style-name="P4">
Зловмиснику загрожує до 15 років ув’язнення.</text:p>
      <text:p text:style-name="P4">
Розслідування проводили співробітники СБУ у Вінницькій області запроцесуального керівництва обласної прокуратури.</text:p>
      <text:p text:style-name="P4">
Source: <text:a xlink:type="simple" xlink:href="https://armyinform.com.ua/2023/04/26/sudytymut-vlasnyka-vydannya-politnavigator-odnogo-z-ruporiv-rf-u-krymu/" text:style-name="Internet_20_link" text:visited-style-name="Visited_20_Internet_20_Link">
https://armyinform.com.ua/2023/04/26/sudytymut-vlasnyka-vydannya-politnavigator-odnogo-z-ruporiv-rf-u-krymu/</text:a>
</text:p>
      <!--NEWS-->
      <text:h text:style-name="P10" text:outline-level="1">
<text:span text:style-name="T4">
По Сумщині армія рф завдала авіаудару з гелікоптера</text:span>
</text:h>
      <text:p text:style-name="P4">
Author: ['АРМІЯINFORM']</text:p>
      <text:p text:style-name="P4">
Time: 2023-04-26T69:00:00-04:00</text:p>
      <text:p text:style-name="P4">
Description: Сьогодні, 26 квітня, станом на 12:00 російська армія ще 7 разів обстріляла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ВТОРГНЕННЯ РФ', 'ОБСТРІЛИ ПРИКОРДОННЯ', 'ОК «ПІВНІЧ»', 'СУМЩИНА', 'ЧЕРНІГІВЩИНА']</text:p>
      <text:p text:style-name="P4">
Category: News</text:p>
      <!--METADATA-->
      <text:p text:style-name="P4">
<draw:frame draw:style-name="fr1" draw:name="Image46" text:anchor-type="as-char" svg:width="6.9236in" svg:height="5.490198in" draw:z-index="0">
<draw:image xlink:href="../Images/AРМІЯINFORM/2023-04-26T69-00-00-04-00/2022-12-06-obstrily-prykordonnya-ukrayiny-e1670330009167.jpeg" xlink:type="simple" xlink:show="embed" xlink:actuate="onLoad" draw:mime-type="image/jpeg"/>
</draw:frame>
 Ілюстративне фото</text:p>
      <text:p text:style-name="P4">
Сьогодні, 26 квітня, станом на 12:00 російська армія ще 7 разів обстрілялаприкордоння Чернігівської та Сумської області. Застосовували артилерію,міномети, РСЗВ та гелікоптери.</text:p>
      <text:p text:style-name="P4">
Про це<text:a xlink:type="simple" xlink:href="https://www.facebook.com/kommander.nord/posts/pfbid0j9bDaxv1HQPNs6eWDh176tMMNZFvWza5nsHGkzZmVo6U91m3ffUix5vzvBm4HWiJl" text:style-name="Internet_20_link" text:visited-style-name="Visited_20_Internet_20_Link">
повідомляє</text:a>
Оперативне командування «Північ».</text:p>
      <text:p text:style-name="P4">
Двічі з 06:35 до 07:20 зафіксовано 13 приходів, ймовірно з САУ, та з 09:10 до11:20 зафіксовано 36 приходів, ймовірно зі ствольної артилерії, по населеномупункту Грем'яч Чернігівської області.</text:p>
      <text:p text:style-name="P4">
З 07:54 до 08:15 зафіксовано 4 приходи, ймовірно з міномета 120 мм, у районінаселеного пункту Медведівка Чернігівської області.</text:p>
      <text:p text:style-name="P4">
З 10:20 до 10:45 зафіксовано 5 приходів, ймовірно з міномета 120 мм, у районнаселеного пункту Сидорівка Чернігівської області.</text:p>
      <text:p text:style-name="P4">
З 10:55 до 11:00 зафіксовано 4 приходи ймовірно РСЗВ, у район населеногопункту Сумської області.</text:p>
      <text:p text:style-name="P4">
З 10:20 до 10:30 зафіксовано 6 приходів, ймовірно зі ствольної артилерії, та з11:15 до 11:18 зафіксовано 4 приходи, ймовірно авіаудар з гелікоптера, врайоні населеного пункту Середина-Буда Сумської області.</text:p>
      <text:p text:style-name="P4">
Про втрати серед місцевого населення інформація не надходила.</text:p>
      <text:p text:style-name="P4">
Source: <text:a xlink:type="simple" xlink:href="https://armyinform.com.ua/2023/04/26/po-sumshhyni-armiya-rf-zavdala-aviaudaru-z-gelikoptera/" text:style-name="Internet_20_link" text:visited-style-name="Visited_20_Internet_20_Link">
https://armyinform.com.ua/2023/04/26/po-sumshhyni-armiya-rf-zavdala-aviaudaru-z-gelikoptera/</text:a>
</text:p>
      <!--NEWS-->
      <text:h text:style-name="P10" text:outline-level="1">
<text:span text:style-name="T4">
15 років за ґратами проведе сім’я агентів російської воєнної розвідки</text:span>
</text:h>
      <text:p text:style-name="P4">
Author: ['АРМІЯINFORM']</text:p>
      <text:p text:style-name="P4">
Time: 2023-04-26T70:00:00-04:00</text:p>
      <text:p text:style-name="P4">
Description: Зібрано беззаперечні докази вини ще двох зрадників, які передавали окупантам розвідда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vantazhennya-3-e1682507370986.jpg" text:style-name="Internet_20_link" text:visited-style-name="Visited_20_Internet_20_Link">
zavantazhennya-3-e1682507370986.jpg</text:a>
']</text:p>
      <text:p text:style-name="P4">
Tags: ['КОЛАБОРАНТИ', 'СБУ']</text:p>
      <text:p text:style-name="P4">
Category: News</text:p>
      <!--METADATA-->
      <text:p text:style-name="P4">
<draw:frame draw:style-name="fr1" draw:name="Image47" text:anchor-type="as-char" svg:width="6.9236in" svg:height="4.038767in" draw:z-index="0">
<draw:image xlink:href="../Images/AРМІЯINFORM/2023-04-26T70-00-00-04-00/zavantazhennya-3-e1682507370986.jpg" xlink:type="simple" xlink:show="embed" xlink:actuate="onLoad" draw:mime-type="image/jpeg"/>
</draw:frame>
</text:p>
      <text:p text:style-name="P4">
Зібрано беззаперечні докази вини ще двох зрадників, які передавали окупантамрозвіддані про місця дислокації Сил оборони на Бахмутському напрямку. Судпризначив їм по 15 років тюрми.</text:p>
      <text:p text:style-name="P4">
Як <text:a xlink:type="simple" xlink:href="https://ssu.gov.ua/novyny/za-materialamy-sbu-15-rokiv-za-gratamy-provede-simia-ahentiv-rosiiskoi-voiennoi-rozvidky" text:style-name="Internet_20_link" text:visited-style-name="Visited_20_Internet_20_Link">
інформує</text:a>
 СБУ, обох ворожихпоплічників було затримано у грудні минулого року під час контрдиверсійнихзаходів у прифронтових районах Донеччини.</text:p>
      <text:p text:style-name="P4">
Зловмисниками є подружжя з міста Часів Яр. При цьому чоловік раніше вжевідбував покарання за участь у незаконних збройних формуваннях «днр».</text:p>
      <text:p text:style-name="P4">
Влітку минулого року вони дистанційно вийшли на заступника командираросійського розвідувального батальйону «Спарта», який брав участь у бойовихдіях на східному фронті. У листуванні з ним зрадники запропонували своюдопомогу у війні проти України.</text:p>
      <text:p text:style-name="P4">
За вказівкою агресора вони збирали інформацію про місця можливого базування тапереміщення Сил оборони у прифронтовій лінії. Насамперед вони намагалисьрозшукати склади із зброєю та боєприпасами українських військ. Отриманівідомості російські агенти передавали окупантам через мережу «зв’язкових»воєнної розвідки рф на захопленій частині Донецької області.</text:p>
      <text:p text:style-name="P4">
На підставі зібраних доказів суд визнав обох поплічників агресора винними удержавній зраді, вчиненій в умовах воєнного стану.</text:p>
      <text:p text:style-name="P4">
Source: <text:a xlink:type="simple" xlink:href="https://armyinform.com.ua/2023/04/26/15-rokiv-za-gratamy-provede-simya-agentiv-rosijskoyi-voyennoyi-rozvidky/" text:style-name="Internet_20_link" text:visited-style-name="Visited_20_Internet_20_Link">
https://armyinform.com.ua/2023/04/26/15-rokiv-za-gratamy-provede-simya-agentiv-rosijskoyi-voyennoyi-rozvidky/</text:a>
</text:p>
      <!--NEWS-->
      <text:h text:style-name="P10" text:outline-level="1">
<text:span text:style-name="T4">
До 370 тисяч військових використовує агресор у бойових діях проти України</text:span>
</text:h>
      <text:p text:style-name="P4">
Author: ['АРМІЯINFORM']</text:p>
      <text:p text:style-name="P4">
Time: 2023-04-26T71:00:00-04:00</text:p>
      <text:p text:style-name="P4">
Description: За останніми даними, до бойових дій проти України росія кинула до 48 бригад та 12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1.jpg" text:style-name="Internet_20_link" text:visited-style-name="Visited_20_Internet_20_Link">
war-1.jpg</text:a>
', '<text:a xlink:type="simple" xlink:href="https://armyinform.com.ua/wp-content/uploads/2023/04/photo_5352823853199509756_y.jpg" text:style-name="Internet_20_link" text:visited-style-name="Visited_20_Internet_20_Link">
photo_5352823853199509756_y.jpg</text:a>
']</text:p>
      <text:p text:style-name="P4">
Tags: ['MILITARY MEDIA CENTER', 'STOPRUSSIA', 'АГРЕСІЯ РФ', 'ВТОРГНЕННЯ РФ']</text:p>
      <text:p text:style-name="P4">
Category: News</text:p>
      <!--METADATA-->
      <text:p text:style-name="P4">
<draw:frame draw:style-name="fr1" draw:name="Image48" text:anchor-type="as-char" svg:width="6.9236in" svg:height="3.894525in" draw:z-index="0">
<draw:image xlink:href="../Images/AРМІЯINFORM/2023-04-26T71-00-00-04-00/war-1.jpg" xlink:type="simple" xlink:show="embed" xlink:actuate="onLoad" draw:mime-type="image/jpeg"/>
</draw:frame>
</text:p>
      <text:p text:style-name="P4">
За останніми даними, до бойових дій проти України росія кинула до <text:span text:style-name="T4">
48</text:span>
бригад та <text:span text:style-name="T4">
122</text:span>
 полків, окупаційні сили налічують близько <text:span text:style-name="T4">
315</text:span>
 формувань.Загалом проти українських військ ворог використовує близько <text:span text:style-name="T4">
369 000</text:span>
 осібособового складу та близько <text:span text:style-name="T4">
5 900</text:span>
 одиниць важкого озброєння.</text:p>
      <text:p text:style-name="P4">
Про це <text:a xlink:type="simple" xlink:href="https://t.me/militarymediacenter/1789" text:style-name="Internet_20_link" text:visited-style-name="Visited_20_Internet_20_Link">
йдеться</text:a>
 в інформації MilitaryMedia Center щодо тактичних та стратегічних намірів ворога.</text:p>
      <text:p text:style-name="P4">
«Довгострокові плани кремля за наявною інформацією залишаються незмінними –силовим шляхом схилити керівництво України до переговорів. Для цього окупантинайближчим часом зосередять свої зусилля на веденні наступальних дій з метоювитіснення Сил оборони з важливих центрів Донецької області:</text:p>
      <ul>
        <li>
першочерговою метою ворога залишається Бахмут, а саме встановлення повного контролю над цим містом;  * також противник продовжуватиме спроби захопити інші міста регіону — Авдіївку та Мар’їнку», — йдеться в повідомленні.</li>
      </ul>
      <text:p text:style-name="P4">
<draw:frame draw:style-name="fr1" draw:name="Image49" text:anchor-type="as-char" svg:width="6.9236in" svg:height="7.926841in" draw:z-index="0">
<draw:image xlink:href="../Images/AРМІЯINFORM/2023-04-26T71-00-00-04-00/photo_5352823853199509756_y.jpg" xlink:type="simple" xlink:show="embed" xlink:actuate="onLoad" draw:mime-type="image/jpeg"/>
</draw:frame>
</text:p>
      <text:p text:style-name="P4">
Разом з цим, проведення у найближчий час наступальних дій ворога збілоруського напрямку виглядає вкрай малоймовірним. Однак агресор продовжитьтримати під загрозою масованих ракетних ударів об’єкти цивільної та військовоїінфраструктури України.</text:p>
      <text:p text:style-name="P4">
«Таким чином, росія продовжує повномасштабну збройну агресію і, виходячи зостанньої інформації, не відмовляється від планів знищення України яксамостійної держави. Зокрема, ворог скеровує зусилля для виходу наадміністративний кордон Донецької області, а також утримання під контролемтимчасово окупованих територій.</text:p>
      <text:p text:style-name="P4">
Фіксується, що для цього російські війська підсилили своє сухопутнеугруповання на один полк», — зазначили в ММЦ.</text:p>
      <text:p text:style-name="P4">
Source: <text:a xlink:type="simple" xlink:href="https://armyinform.com.ua/2023/04/26/do-370-tysyach-vijskovyh-vykorystovuye-agresor-u-bojovyh-diyah-proty-ukrayiny/" text:style-name="Internet_20_link" text:visited-style-name="Visited_20_Internet_20_Link">
https://armyinform.com.ua/2023/04/26/do-370-tysyach-vijskovyh-vykorystovuye-agresor-u-bojovyh-diyah-proty-ukrayiny/</text:a>
</text:p>
      <!--NEWS-->
      <text:h text:style-name="P10" text:outline-level="1">
<text:span text:style-name="T4">
Вийшов у світ кліп, присвячений пам’яті полеглих «богів війни»</text:span>
</text:h>
      <text:p text:style-name="P4">
Author: ['Віктор Шевченко']</text:p>
      <text:p text:style-name="P4">
Time: 2023-04-26T72:00:00-04:00</text:p>
      <text:p text:style-name="P4">
Description: Кліп «Падаючи на сніг» у виконанні гурту «НІЧЛАВА» (фронтмен Андрій Підлужний) створе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5.jpg" text:style-name="Internet_20_link" text:visited-style-name="Visited_20_Internet_20_Link">
golovna-55.jpg</text:a>
', '<text:a xlink:type="simple" xlink:href="https://armyinform.com.ua/wp-content/uploads/2023/04/photo_5352810611815336297_y-150x150.jpg" text:style-name="Internet_20_link" text:visited-style-name="Visited_20_Internet_20_Link">
photo_5352810611815336297_y-150x150.jpg</text:a>
', '<text:a xlink:type="simple" xlink:href="https://armyinform.com.ua/wp-content/uploads/2023/04/photo_5352810611815336299_y-150x150.jpg" text:style-name="Internet_20_link" text:visited-style-name="Visited_20_Internet_20_Link">
photo_5352810611815336299_y-150x150.jpg</text:a>
']</text:p>
      <text:p text:style-name="P4">
Tags: ['ВТОРГНЕННЯ РФ', 'ГЕРОЇ НЕ ВМИРАЮТЬ']</text:p>
      <text:p text:style-name="P4">
Category: News</text:p>
      <!--METADATA-->
      <text:p text:style-name="P4">
<draw:frame draw:style-name="fr1" draw:name="Image50" text:anchor-type="as-char" svg:width="6.9236in" svg:height="5.1927in" draw:z-index="0">
<draw:image xlink:href="../Images/AРМІЯINFORM/2023-04-26T72-00-00-04-00/golovna-55.jpg" xlink:type="simple" xlink:show="embed" xlink:actuate="onLoad" draw:mime-type="image/jpeg"/>
</draw:frame>
</text:p>
      <text:p text:style-name="P4">
Кліп «Падаючи на сніг» у виконанні гурту «НІЧЛАВА» (фронтмен Андрій Підлужний)створений під патронатом відомого українського кінорежисера Івана Яснія.Важливо, що сюжет його заснований на реальних трагічних подіях російсько-української війни. Твір присвячено пам’яті полеглих військовослужбовцівартилерійської бригади імені гетьмана Данила Апостола та усіх загиблихзахисників України в битві з російською ордою.</text:p>
      <text:p text:style-name="P4">
Артилерійська бригада імені гетьмана Данила Апостола уславила себе звитяжнимбойовим шляхом ще з 2014 року,завдаючи окупантам нищівних ударів переважнодалекобійними гарматами великих калібрів.</text:p>
      <text:p text:style-name="P4">
<text:a xlink:type="simple" xlink:href="https://armyinform.com.ua/wp-content/uploads/2023/04/photo_5352810611815336297_y.jpg" text:style-name="Internet_20_link" text:visited-style-name="Visited_20_Internet_20_Link">
<draw:frame draw:style-name="fr1" draw:name="Image51" text:anchor-type="as-char" svg:width="6.9236in" svg:height="6.9236in" draw:z-index="0">
<draw:image xlink:href="../Images/AРМІЯINFORM/2023-04-26T72-00-00-04-00/photo_5352810611815336297_y-150x150.jpg" xlink:type="simple" xlink:show="embed" xlink:actuate="onLoad" draw:mime-type="image/jpeg"/>
</draw:frame>
</text:a>
</text:p>
      <text:p text:style-name="P4">
<text:a xlink:type="simple" xlink:href="https://armyinform.com.ua/wp-content/uploads/2023/04/photo_5352810611815336299_y.jpg" text:style-name="Internet_20_link" text:visited-style-name="Visited_20_Internet_20_Link">
<draw:frame draw:style-name="fr1" draw:name="Image52" text:anchor-type="as-char" svg:width="6.9236in" svg:height="6.9236in" draw:z-index="0">
<draw:image xlink:href="../Images/AРМІЯINFORM/2023-04-26T72-00-00-04-00/photo_5352810611815336299_y-150x150.jpg" xlink:type="simple" xlink:show="embed" xlink:actuate="onLoad" draw:mime-type="image/jpeg"/>
</draw:frame>
</text:a>
</text:p>
      <text:p text:style-name="P4">
Гармаші бригади освоїли усе новітнє у світовій артилерійській царині та додалидо нього власний досвід, здобутий протягом важких років бойових дій ізагресором. Спочатку доводилося воювати переважно артилерійськими системамиморально застарілих радянських зразків, а нині на озброєнні бригади чималонайсучасніших артилерійських стволів.</text:p>
      <text:p text:style-name="P4">
Колишній командир бригади полковник Сергій Баранов, за безпосередньогосприяння якого був створений цей кінокліп, найкращими своїми днями на війнівважає ті, коли його підлеглі здавали штатну зброю та рушали у відпустки.Найгіршими — коли командири підрозділів доповідали про людські втрати.</text:p>
      <text:p text:style-name="P4">
Source: <text:a xlink:type="simple" xlink:href="https://armyinform.com.ua/2023/04/26/vyjshov-u-svit-klip-prysvyachenyj-pamyati-poleglyh-bogiv-vijny/" text:style-name="Internet_20_link" text:visited-style-name="Visited_20_Internet_20_Link">
https://armyinform.com.ua/2023/04/26/vyjshov-u-svit-klip-prysvyachenyj-pamyati-poleglyh-bogiv-vijny/</text:a>
</text:p>
      <!--NEWS-->
      <text:h text:style-name="P10" text:outline-level="1">
<text:span text:style-name="T4">
Генерал австралійської армії відвідав навчання військових ЗСУ у Британії</text:span>
</text:h>
      <text:p text:style-name="P4">
Author: ['АРМІЯINFORM']</text:p>
      <text:p text:style-name="P4">
Time: 2023-04-26T73:00:00-04:00</text:p>
      <text:p text:style-name="P4">
Description: Командувач Командування Об’єднаних операцій Австралійських Сили оборони генерал-лейтен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385631_1201580240560912_2502744347495843428_n.jpg" text:style-name="Internet_20_link" text:visited-style-name="Visited_20_Internet_20_Link">
343385631_1201580240560912_2502744347495843428_n.jpg</text:a>
', '<text:a xlink:type="simple" xlink:href="https://armyinform.com.ua/wp-content/uploads/2023/04/343329836_919089386064921_7767226201507950226_n-150x150.jpg" text:style-name="Internet_20_link" text:visited-style-name="Visited_20_Internet_20_Link">
343329836_919089386064921_7767226201507950226_n-150x150.jpg</text:a>
', '<text:a xlink:type="simple" xlink:href="https://armyinform.com.ua/wp-content/uploads/2023/04/343566254_162549470091420_8089750023395571157_n-150x150.jpg" text:style-name="Internet_20_link" text:visited-style-name="Visited_20_Internet_20_Link">
343566254_162549470091420_8089750023395571157_n-150x150.jpg</text:a>
', '<text:a xlink:type="simple" xlink:href="https://armyinform.com.ua/wp-content/uploads/2023/04/343673670_539317811738296_6825524116747867994_n-150x150.jpg" text:style-name="Internet_20_link" text:visited-style-name="Visited_20_Internet_20_Link">
343673670_539317811738296_6825524116747867994_n-150x150.jpg</text:a>
']</text:p>
      <text:p text:style-name="P4">
Tags: ['АВСТРАЛІЙСЬКІ СИЛИ ОБОРОНИ', 'АРМІЯ БРИТАНІЇ', 'ГРЕГ БІЛТОН', 'ДОПОМОГА ПАРТНЕРІВ', 'ОПЕРАЦІЯ «КУДУ»', 'СВІТ ПІДТРИМУЄ УКРАЇНУ', 'ЧАРЛІ СТІКЛЕНД']</text:p>
      <text:p text:style-name="P4">
Category: News</text:p>
      <!--METADATA-->
      <text:p text:style-name="P4">
<draw:frame draw:style-name="fr1" draw:name="Image53" text:anchor-type="as-char" svg:width="6.9236in" svg:height="4.621503in" draw:z-index="0">
<draw:image xlink:href="../Images/AРМІЯINFORM/2023-04-26T73-00-00-04-00/343385631_1201580240560912_2502744347495843428_n.jpg" xlink:type="simple" xlink:show="embed" xlink:actuate="onLoad" draw:mime-type="image/jpeg"/>
</draw:frame>
</text:p>
      <text:p text:style-name="P4">
Командувач Командування Об’єднаних операцій Австралійських Сили оборонигенерал-лейтенант Грег Білтон та командувач Об’єднаних операцій Постійногооб’єднаного штабу Збройних сил Великої Британії генерал-лейтенант ЧарліСтікленд відвідали контингент операції «Куду» Австралійських Сили оборони уВеликій Британії та ознайомились із проведенням занять у рамках міжнародноїмісії навчання базовій загальновійськовій підготовці військовослужбовцівЗбройних Сил України.</text:p>
      <text:p text:style-name="P4">
Про це<text:a xlink:type="simple" xlink:href="https://www.facebook.com/GeneralStaff.ua/posts/pfbid0vkKofQ5i3RM62MTJo2Pp3WQAP9R1ToJNUwksheDST3mBPWAKQdHgpxJnuWBMRdmal" text:style-name="Internet_20_link" text:visited-style-name="Visited_20_Internet_20_Link">
повідомляє</text:a>
Генеральний штаб Збройних Сил України.</text:p>
      <text:p text:style-name="P4">
Австралія та Велика Британія продовжують підтримувати народ України танадавати постійну підтримку у відповідь на триваючі порушення росієюміжнародного права. У квітні 2023 року другий контингент до 70військовослужбовців Австралійських Сили оборони<text:a xlink:type="simple" xlink:href="https://armyinform.com.ua/2023/04/11/genshtab-zsu-oprylyudnyv-atmosferni-kadry-navchannya-nashyh-vijskovyh-u-brytaniyi/" text:style-name="Internet_20_link" text:visited-style-name="Visited_20_Internet_20_Link">
прибув</text:a>
 до СполученогоКоролівства, щоб приєднатися до країн-партнерів у програмі підготовкиукраїнських новобранців під керівництвом Великої Британії.</text:p>
      <text:p text:style-name="P4">
<text:a xlink:type="simple" xlink:href="https://armyinform.com.ua/wp-content/uploads/2023/04/343329836_919089386064921_7767226201507950226_n.jpg" text:style-name="Internet_20_link" text:visited-style-name="Visited_20_Internet_20_Link">
<draw:frame draw:style-name="fr1" draw:name="Image54" text:anchor-type="as-char" svg:width="6.9236in" svg:height="6.9236in" draw:z-index="0">
<draw:image xlink:href="../Images/AРМІЯINFORM/2023-04-26T73-00-00-04-00/343329836_919089386064921_7767226201507950226_n-150x150.jpg" xlink:type="simple" xlink:show="embed" xlink:actuate="onLoad" draw:mime-type="image/jpeg"/>
</draw:frame>
</text:a>
</text:p>
      <text:p text:style-name="P4">
<text:a xlink:type="simple" xlink:href="https://armyinform.com.ua/wp-content/uploads/2023/04/343566254_162549470091420_8089750023395571157_n.jpg" text:style-name="Internet_20_link" text:visited-style-name="Visited_20_Internet_20_Link">
<draw:frame draw:style-name="fr1" draw:name="Image55" text:anchor-type="as-char" svg:width="6.9236in" svg:height="6.9236in" draw:z-index="0">
<draw:image xlink:href="../Images/AРМІЯINFORM/2023-04-26T73-00-00-04-00/343566254_162549470091420_8089750023395571157_n-150x150.jpg" xlink:type="simple" xlink:show="embed" xlink:actuate="onLoad" draw:mime-type="image/jpeg"/>
</draw:frame>
</text:a>
</text:p>
      <text:p text:style-name="P4">
<text:a xlink:type="simple" xlink:href="https://armyinform.com.ua/wp-content/uploads/2023/04/343673670_539317811738296_6825524116747867994_n.jpg" text:style-name="Internet_20_link" text:visited-style-name="Visited_20_Internet_20_Link">
<draw:frame draw:style-name="fr1" draw:name="Image56" text:anchor-type="as-char" svg:width="6.9236in" svg:height="6.9236in" draw:z-index="0">
<draw:image xlink:href="../Images/AРМІЯINFORM/2023-04-26T73-00-00-04-00/343673670_539317811738296_6825524116747867994_n-150x150.jpg" xlink:type="simple" xlink:show="embed" xlink:actuate="onLoad" draw:mime-type="image/jpeg"/>
</draw:frame>
</text:a>
</text:p>
      <text:p text:style-name="P4">
Source: <text:a xlink:type="simple" xlink:href="https://armyinform.com.ua/2023/04/26/general-avstralijskoyi-armiyi-vidvidav-navchannya-vijskovyh-zsu-u-brytaniyi/" text:style-name="Internet_20_link" text:visited-style-name="Visited_20_Internet_20_Link">
https://armyinform.com.ua/2023/04/26/general-avstralijskoyi-armiyi-vidvidav-navchannya-vijskovyh-zsu-u-brytaniyi/</text:a>
</text:p>
      <!--NEWS-->
      <text:h text:style-name="P10" text:outline-level="1">
<text:span text:style-name="T4">
Президент України провів телефонну розмову із Головою Китайської Народної Республіки</text:span>
</text:h>
      <text:p text:style-name="P4">
Author: ['АРМІЯINFORM']</text:p>
      <text:p text:style-name="P4">
Time: 2023-04-26T74:00:00-04:00</text:p>
      <text:p text:style-name="P4">
Description: Президент України Володимир Зеленським мав телефонну розмову з Голова Китайської Народ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elenskii_xi.jpg" text:style-name="Internet_20_link" text:visited-style-name="Visited_20_Internet_20_Link">
zelenskii_xi.jpg</text:a>
']</text:p>
      <text:p text:style-name="P4">
Tags: ['ВОЛОДИМИР ЗЕЛЕНСЬКИЙ', 'СІ\xa0ЦЗІНЬПІН']</text:p>
      <text:p text:style-name="P4">
Category: News</text:p>
      <!--METADATA-->
      <text:p text:style-name="P4">
<draw:frame draw:style-name="fr1" draw:name="Image57" text:anchor-type="as-char" svg:width="6.9236in" svg:height="3.894525in" draw:z-index="0">
<draw:image xlink:href="../Images/AРМІЯINFORM/2023-04-26T74-00-00-04-00/zelenskii_xi.jpg" xlink:type="simple" xlink:show="embed" xlink:actuate="onLoad" draw:mime-type="image/jpeg"/>
</draw:frame>
</text:p>
      <text:p text:style-name="P4">
Президент України Володимир Зеленським мав телефонну розмову з ГоловаКитайської Народної Республіки Сі Цзіньпіном.</text:p>
      <text:p text:style-name="P4">
Про це український лідер<text:a xlink:type="simple" xlink:href="https://twitter.com/ZelenskyyUa/status/1651184741155065856" text:style-name="Internet_20_link" text:visited-style-name="Visited_20_Internet_20_Link">
повідомив</text:a>
 уTwitter.</text:p>
      <text:p text:style-name="P4">
«Провів тривалу змістовну телефонну розмову з Головою Китаю Сі Цзіньпіном.Вірю, що вона, а також призначення Посла України в Китаї дасть потужнийпоштовх розвитку наших двосторонніх відносин», — зазначив ВолодимирЗеленський.</text:p>
      <text:p text:style-name="P4">
Нагадаємо, раніше Володимир Зеленський<text:a xlink:type="simple" xlink:href="https://armyinform.com.ua/2023/02/24/my-hotily-b-zaluchyty-do-formuly-myru-krayiny-latynskoyi-ameryky-afryky-indiyu-ta-kytaj-volodymyr-zelenskyj/" text:style-name="Internet_20_link" text:visited-style-name="Visited_20_Internet_20_Link">
заявив</text:a>
, що Україна хотіла би залучити до <text:a xlink:type="simple" xlink:href="https://armyinform.com.ua/2022/09/22/5-peredumov-myru-prezydenta-ukrayiny-volodymyra-zelenskogo/" text:style-name="Internet_20_link" text:visited-style-name="Visited_20_Internet_20_Link">
Формулимиру</text:a>
 Китай.</text:p>
      <text:p text:style-name="P4">
Source: <text:a xlink:type="simple" xlink:href="https://armyinform.com.ua/2023/04/26/volodymyr-zelenskyj-pogovoryv-iz-si-czzinpinom-rozmova-bula-tryvaloyu-ta-zmistovnoyu/" text:style-name="Internet_20_link" text:visited-style-name="Visited_20_Internet_20_Link">
https://armyinform.com.ua/2023/04/26/volodymyr-zelenskyj-pogovoryv-iz-si-czzinpinom-rozmova-bula-tryvaloyu-ta-zmistovnoyu/</text:a>
</text:p>
      <!--NEWS-->
      <text:h text:style-name="P10" text:outline-level="1">
<text:span text:style-name="T4">
Нові погрози росії ядерною зброєю є свідченням безсилля та страху — Олексій Данілов</text:span>
</text:h>
      <text:p text:style-name="P4">
Author: ['АРМІЯINFORM']</text:p>
      <text:p text:style-name="P4">
Time: 2023-04-26T75:00:00-04:00</text:p>
      <text:p text:style-name="P4">
Description: російське керівництво вдається до ядерних погроз, оскільки в кремлі росте розум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z1645619117a275i.jpg" text:style-name="Internet_20_link" text:visited-style-name="Visited_20_Internet_20_Link">
z1645619117a275i.jpg</text:a>
']</text:p>
      <text:p text:style-name="P4">
Tags: ['ОЛЕКСІЙ ДАНІЛОВ', 'РНБО', 'ЯДЕРНИЙ ШАНТАЖ']</text:p>
      <text:p text:style-name="P4">
Category: News</text:p>
      <!--METADATA-->
      <text:p text:style-name="P4">
<draw:frame draw:style-name="fr1" draw:name="Image58" text:anchor-type="as-char" svg:width="6.9236in" svg:height="3.956343in" draw:z-index="0">
<draw:image xlink:href="../Images/AРМІЯINFORM/2023-04-26T75-00-00-04-00/z1645619117a275i.jpg" xlink:type="simple" xlink:show="embed" xlink:actuate="onLoad" draw:mime-type="image/jpeg"/>
</draw:frame>
</text:p>
      <text:p text:style-name="P4">
російське керівництво вдається до ядерних погроз, оскільки в кремлі ростерозуміння поразки військ окупантів на фронті в Україні.</text:p>
      <text:p text:style-name="P4">
Про це <text:a xlink:type="simple" xlink:href="https://twitter.com/OleksiyDanilov/status/1651147080688082945" text:style-name="Internet_20_link" text:visited-style-name="Visited_20_Internet_20_Link">
заявив</text:a>
Секретар РНБО Олексій Данілов у Твіттері.</text:p>
      <text:p text:style-name="P4">
«Будь-які погрози рф щодо застосування ядерної зброї — це прояв безсилля істраху», — йдеться у дописі.</text:p>
      <text:p text:style-name="P4">
За його словами, чим ситуація ставатиме гіршою для загарбників на фронті, тимчастіше лунатимуть істеричні «ядерні» заяви росіян.</text:p>
      <text:p text:style-name="P4">
Секретар РНБО переконаний, що це показник розуміння кремлем невідворотностіпоразки й неминучості розплати.</text:p>
      <text:p text:style-name="P4">
Source: <text:a xlink:type="simple" xlink:href="https://armyinform.com.ua/2023/04/26/novi-pogrozy-rf-yadernoyu-zbroyeyu-ye-svidchennyam-bezsyllya-ta-strahu-oleksij-danilov/" text:style-name="Internet_20_link" text:visited-style-name="Visited_20_Internet_20_Link">
https://armyinform.com.ua/2023/04/26/novi-pogrozy-rf-yadernoyu-zbroyeyu-ye-svidchennyam-bezsyllya-ta-strahu-oleksij-danilov/</text:a>
</text:p>
      <!--NEWS-->
      <text:h text:style-name="P10" text:outline-level="1">
<text:span text:style-name="T4">
На Чернігівщині судитимуть військового рф, який катував цивільного</text:span>
</text:h>
      <text:p text:style-name="P4">
Author: ['АРМІЯINFORM']</text:p>
      <text:p text:style-name="P4">
Time: 2023-04-26T76:00:00-04:00</text:p>
      <text:p text:style-name="P4">
Description: Скеровано до суду обвинувальний акт стосовно військовослужбовця збройних сил рф за фак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1/sud.jpg" text:style-name="Internet_20_link" text:visited-style-name="Visited_20_Internet_20_Link">
sud.jpg</text:a>
']</text:p>
      <text:p text:style-name="P4">
Tags: ['ВОЄННІ ЗЛОЧИНИ РФ', 'ОФІС ГЕНЕРАЛЬНОГО ПРОКУРОРА УКРАЇНИ', 'ЧЕРНІГІВЩИНА']</text:p>
      <text:p text:style-name="P4">
Category: News</text:p>
      <!--METADATA-->
      <text:p text:style-name="P4">
<draw:frame draw:style-name="fr1" draw:name="Image59" text:anchor-type="as-char" svg:width="6.9236in" svg:height="3.891564in" draw:z-index="0">
<draw:image xlink:href="../Images/AРМІЯINFORM/2023-04-26T76-00-00-04-00/sud.jpg" xlink:type="simple" xlink:show="embed" xlink:actuate="onLoad" draw:mime-type="image/jpeg"/>
</draw:frame>
</text:p>
      <text:p text:style-name="P4">
Скеровано до суду обвинувальний акт стосовно військовослужбовця збройних силрф за фактом порушення законів та звичаїв війни.</text:p>
      <text:p text:style-name="P4">
Про це <text:a xlink:type="simple" xlink:href="https://gp.gov.ua/ua/posts/v" text:style-name="Internet_20_link" text:visited-style-name="Visited_20_Internet_20_Link">
повідомляє</text:a>
 Офіс Генерального прокурораУкраїни.</text:p>
      <text:p text:style-name="P4">
За даними слідства, 14 березня 2022 року під час тимчасової окупації с.Лукашівка Чернігівського району двоє військовослужбовців держави-агресоранезаконно затримали місцевого мешканця.</text:p>
      <text:p text:style-name="P4">
Вони застосовували до нього фізичне насильство, щоб дізнатись інформацію пророзташування позицій ЗСУ.</text:p>
      <text:p text:style-name="P4">
Не отримавши необхідних даних, окупанти вивели чоловіка на територіюприсадибної ділянки, повалили на землю та почали бити його по тілу.</text:p>
      <text:p text:style-name="P4">
У подальшому обвинувачений наніс удар прикладом автомату по головіпотерпілого, а другий військовослужбовець здійснив постріл з вогнепальноїавтоматичної зброї в ногу.</text:p>
      <text:p text:style-name="P4">
Source: <text:a xlink:type="simple" xlink:href="https://armyinform.com.ua/2023/04/26/na-chernigivshhyni-sudytymut-vijskovogo-rf-yakyj-katuvav-czyvilnogo/" text:style-name="Internet_20_link" text:visited-style-name="Visited_20_Internet_20_Link">
https://armyinform.com.ua/2023/04/26/na-chernigivshhyni-sudytymut-vijskovogo-rf-yakyj-katuvav-czyvilnogo/</text:a>
</text:p>
      <!--NEWS-->
      <text:h text:style-name="P10" text:outline-level="1">
<text:span text:style-name="T4">
Черговий обмін полоненими: додому повернулись ще 44 українці</text:span>
</text:h>
      <text:p text:style-name="P4">
Author: ['АРМІЯINFORM']</text:p>
      <text:p text:style-name="P4">
Time: 2023-04-26T77:00:00-04:00</text:p>
      <text:p text:style-name="P4">
Description: Сьогодні, 26 квітня, Україні вдалося повернути додому 44 наших співвітчизників.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3049716939673380_y-e1682515036495.jpg" text:style-name="Internet_20_link" text:visited-style-name="Visited_20_Internet_20_Link">
photo_5353049716939673380_y-e1682515036495.jpg</text:a>
', '<text:a xlink:type="simple" xlink:href="https://armyinform.com.ua/wp-content/uploads/2023/04/b0a38d3e-293b-4c8f-b634-7b48717a8d16-e1682514683702.jpg" text:style-name="Internet_20_link" text:visited-style-name="Visited_20_Internet_20_Link">
b0a38d3e-293b-4c8f-b634-7b48717a8d16-e1682514683702.jpg</text:a>
']</text:p>
      <text:p text:style-name="P4">
Tags: ['ОБМІН ПОЛОНЕНИМИ']</text:p>
      <text:p text:style-name="P4">
Category: News</text:p>
      <!--METADATA-->
      <text:p text:style-name="P4">
<draw:frame draw:style-name="fr1" draw:name="Image60" text:anchor-type="as-char" svg:width="6.9236in" svg:height="4.305614in" draw:z-index="0">
<draw:image xlink:href="../Images/AРМІЯINFORM/2023-04-26T77-00-00-04-00/photo_5353049716939673380_y-e1682515036495.jpg" xlink:type="simple" xlink:show="embed" xlink:actuate="onLoad" draw:mime-type="image/jpeg"/>
</draw:frame>
</text:p>
      <text:p text:style-name="P4">
Сьогодні, 26 квітня, Україні вдалося повернути додому 44 нашихспіввітчизників. Це військові, прикордонники, нацгвардійці, моряки. Серед них— 36 рядових та сержантів і 6 офіцерів. Також серед звільнених є двоєцивільних.</text:p>
      <text:p text:style-name="P4">
Про це <text:a xlink:type="simple" xlink:href="https://t.me/Koord_shtab/910" text:style-name="Internet_20_link" text:visited-style-name="Visited_20_Internet_20_Link">
інформує</text:a>
 Координаційний штаб з питаньповодження з військовополоненими.</text:p>
      <text:p text:style-name="P4">
До ЗСУ належать 29 звільнених — зокрема представників — 7, ТрО — 3, також ДПСУ— 11, НГУ — 2. Серед них є поранені, яких ворог катував у полоні. Також є двоєчоловіків, дружин яких раніше звільнили з полону.</text:p>
      <text:p text:style-name="P4">
<draw:frame draw:style-name="fr1" draw:name="Image61" text:anchor-type="as-char" svg:width="6.9236in" svg:height="3.351317in" draw:z-index="0">
<draw:image xlink:href="../Images/AРМІЯINFORM/2023-04-26T77-00-00-04-00/b0a38d3e-293b-4c8f-b634-7b48717a8d16-e1682514683702.jpg" xlink:type="simple" xlink:show="embed" xlink:actuate="onLoad" draw:mime-type="image/jpeg"/>
</draw:frame>
</text:p>
      <text:p text:style-name="P4">
Звільнені військовослужбовці воювали, зокрема, в Маріуполі, на Донецькому,Херсонському, Харківському, Луганському та Сумському напрямках.</text:p>
      <text:p text:style-name="P4">
Звільнено з полону також військового хірурга, який оперував поранених увійськовому шпиталі в Маріуполі та організував масову медичну допомогу. Одномузі звільнених, командирові відділення, загрожував так званий «суд» ізув’язненням на тривалий термін.</text:p>
      <text:p text:style-name="P4">
Загалом на 26 квітня з полону звільнено вже 2280 українців. У Координаційномуштабі у взаємодії з Офісом Президента триває робота з підготовки наступнихобмінів. Рекомендуємо дотримуватися режиму інформаційної тиші.</text:p>
      <text:p text:style-name="P4">
Source: <text:a xlink:type="simple" xlink:href="https://armyinform.com.ua/2023/04/26/chergovyj-obmin-polonenymy-dodomu-povernulys-shhe-44-ukrayinczi/" text:style-name="Internet_20_link" text:visited-style-name="Visited_20_Internet_20_Link">
https://armyinform.com.ua/2023/04/26/chergovyj-obmin-polonenymy-dodomu-povernulys-shhe-44-ukrayinczi/</text:a>
</text:p>
      <!--NEWS-->
      <text:h text:style-name="P10" text:outline-level="1">
<text:span text:style-name="T4">
Оборона Бахмута: минулої доби окупанти 324 рази завдавали ударів зі ствольної артилерії та РСЗВ — Сергій Череватий</text:span>
</text:h>
      <text:p text:style-name="P4">
Author: ['Дмитро Горбунов']</text:p>
      <text:p text:style-name="P4">
Time: 2023-04-26T78:00:00-04:00</text:p>
      <text:p text:style-name="P4">
Description: Про оперативну ситуацію на сході нашої країни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3.jpg" text:style-name="Internet_20_link" text:visited-style-name="Visited_20_Internet_20_Link">
cherevatyj-3.jpg</text:a>
']</text:p>
      <text:p text:style-name="P4">
Tags: ['БАХМУТ', 'ВТОРГНЕННЯ РФ', 'ЄДИНІ НОВИНИ', 'СЕРГІЙ ЧЕРЕВАТИЙ']</text:p>
      <text:p text:style-name="P4">
Category: News</text:p>
      <!--METADATA-->
      <text:p text:style-name="P4">
<draw:frame draw:style-name="fr1" draw:name="Image62" text:anchor-type="as-char" svg:width="6.9236in" svg:height="3.779132in" draw:z-index="0">
<draw:image xlink:href="../Images/AРМІЯINFORM/2023-04-26T78-00-00-04-00/cherevatyj-3.jpg" xlink:type="simple" xlink:show="embed" xlink:actuate="onLoad" draw:mime-type="image/jpeg"/>
</draw:frame>
Сергій Череватий</text:p>
      <text:p text:style-name="P4">
Про оперативну ситуацію на сході нашої країни в ефірі телемарафону <text:a xlink:type="simple" xlink:href="https://www.youtube.com/watch" text:style-name="Internet_20_link" text:visited-style-name="Visited_20_Internet_20_Link">
«Єдиніновини»</text:a>
 розповів речник Східногоугруповання військ ЗСУ полковник Сергій Череватий.</text:p>
      <text:p text:style-name="P4">
— Ворог продовжує атакувати наші позиції в районі Бахмута. Так, протягомминулої доби окупанти 324 рази завдавали там ударів зі ствольної артилерії таРСЗВ. Відбулося 17 бойових зіткнень із противником. Наші воїни знищили 120окупантів і поранили ще 146 росіян. Також нам вдалося ліквідувати два польовісклади з боєприпасами, дві станції радіоелектронної боротьби та приземлитиворожий БПЛА, — розповів офіцер ЗСУ.</text:p>
      <text:p text:style-name="P4">
Відповідаючи на запитання журналістів про можливу активізацію дій росіян біляБахмата, він повідомив, що минула доба мало чим відрізнялася від інших днів уцьому районі бойових дій.</text:p>
      <text:p text:style-name="P4">
— У Бахмуті росіяни продовжують використовувати свою тактику, знищуючи міськузабудову. Робиться це, аби наші воїни не змогли використовувати будинки якфортифікаційні споруди. Завдяки зусиллям усіх Сил оборони України таналагодженій логістиці ми отримуємо все необхідне для подальшої боротьби зпротивником, — зазначив полковник Сергій Череватий.</text:p>
      <text:p text:style-name="P4">
Також він розказав й про ситуацію на Лимансько-Куп’янському напрямку.</text:p>
      <text:p text:style-name="P4">
— Тут ворог уже певний час не проводить атакуючих дій. Проте на цій ділянціфронту фіксується найбільша кількість ворожих артилерійських обстрілів. Так,протягом минулої доби противник 379 разів відкривав вогонь зі ствольноїартилерії та РСЗВ. Українські гармаші також влучно завдають ударів попротивнику. У результаті 25 окупантів було ліквідовано та ще 72 зазналипоранень. Окрім цього, нам вдалося знищити кілька зразків важкого озброєнняворога, — уточнив речник Східного угруповання військ ЗСУ.</text:p>
      <text:p text:style-name="P4">
Source: <text:a xlink:type="simple" xlink:href="https://armyinform.com.ua/2023/04/26/oborona-bahmuta-mynuloyi-doby-okupanty-324-razy-zavdavaly-udariv-zi-stvolnoyi-artyleriyi-ta-rszv-sergij-cherevatyj/" text:style-name="Internet_20_link" text:visited-style-name="Visited_20_Internet_20_Link">
https://armyinform.com.ua/2023/04/26/oborona-bahmuta-mynuloyi-doby-okupanty-324-razy-zavdavaly-udariv-zi-stvolnoyi-artyleriyi-ta-rszv-sergij-cherevatyj/</text:a>
</text:p>
      <!--NEWS-->
      <text:h text:style-name="P10" text:outline-level="1">
<text:span text:style-name="T4">
В Україні запустили кластер з розвитку оборонних технологій BRAVE1</text:span>
</text:h>
      <text:p text:style-name="P4">
Author: ['АРМІЯINFORM']</text:p>
      <text:p text:style-name="P4">
Time: 2023-04-26T79:00:00-04:00</text:p>
      <text:p text:style-name="P4">
Description: Міністерство цифрової трансформації, Міністерство оборони, Генеральний штаб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1267bc14ef7c5c6a92e5116ffa7e0f71d99ea6f.jpg" text:style-name="Internet_20_link" text:visited-style-name="Visited_20_Internet_20_Link">
71267bc14ef7c5c6a92e5116ffa7e0f71d99ea6f.jpg</text:a>
', '<text:a xlink:type="simple" xlink:href="https://armyinform.com.ua/wp-content/uploads/2023/04/359bfa574b3adf1d6a3b045c5735bf0705646915-150x150.jpg" text:style-name="Internet_20_link" text:visited-style-name="Visited_20_Internet_20_Link">
359bfa574b3adf1d6a3b045c5735bf0705646915-150x150.jpg</text:a>
', '<text:a xlink:type="simple" xlink:href="https://armyinform.com.ua/wp-content/uploads/2023/04/cfc7e24660f2790c949d7f679d54e4b025ab0152-150x150.jpg" text:style-name="Internet_20_link" text:visited-style-name="Visited_20_Internet_20_Link">
cfc7e24660f2790c949d7f679d54e4b025ab0152-150x150.jpg</text:a>
', '<text:a xlink:type="simple" xlink:href="https://armyinform.com.ua/wp-content/uploads/2023/04/b66397bd0d41e3a5f7eb3289bf8200fa212fcb7c-150x150.jpg" text:style-name="Internet_20_link" text:visited-style-name="Visited_20_Internet_20_Link">
b66397bd0d41e3a5f7eb3289bf8200fa212fcb7c-150x150.jpg</text:a>
', '<text:a xlink:type="simple" xlink:href="https://armyinform.com.ua/wp-content/uploads/2023/04/fd84b3ca1a0a33162827212b53c13d8c2cdfc346-150x150.jpg" text:style-name="Internet_20_link" text:visited-style-name="Visited_20_Internet_20_Link">
fd84b3ca1a0a33162827212b53c13d8c2cdfc346-150x150.jpg</text:a>
', '<text:a xlink:type="simple" xlink:href="https://armyinform.com.ua/wp-content/uploads/2023/04/94d76f9b18b5cc30e41167e6eff167fc01b6b274.jpg" text:style-name="Internet_20_link" text:visited-style-name="Visited_20_Internet_20_Link">
94d76f9b18b5cc30e41167e6eff167fc01b6b274.jpg</text:a>
']</text:p>
      <text:p text:style-name="P4">
Tags: ['BRAVE1', 'ОЛЕКСІЙ РЕЗНІКОВ']</text:p>
      <text:p text:style-name="P4">
Category: News</text:p>
      <!--METADATA-->
      <text:p text:style-name="P4">
<draw:frame draw:style-name="fr1" draw:name="Image63" text:anchor-type="as-char" svg:width="6.9236in" svg:height="4.615733in" draw:z-index="0">
<draw:image xlink:href="../Images/AРМІЯINFORM/2023-04-26T79-00-00-04-00/71267bc14ef7c5c6a92e5116ffa7e0f71d99ea6f.jpg" xlink:type="simple" xlink:show="embed" xlink:actuate="onLoad" draw:mime-type="image/jpeg"/>
</draw:frame>
</text:p>
      <text:p text:style-name="P4">
<text:span text:style-name="T5">
Міністерство цифрової трансформації, Міністерство оборони, Генеральний штабЗбройних Сил України, Рада національної безпеки і оборони, Міністерство зпитань стратегічних галузей промисловості, Міністерство економіки заснувалиєдину координаційну платформу в галузі defense tech в Україні BRAVE1.Представники державних інституцій підписали меморандум про взаємодію тапідтримку в рамках проєкту, метою якого є поставка на озброєння та передачадля фронту передових українських технологічних рішень для переваги над ворогомі перемоги, комплексна підтримка українських розробників у галузі інноваційнихоборонних технологій та розвиток сфери задля перетворення України в світовоголідера defense tech.</text:span>
</text:p>
      <text:p text:style-name="P4">
Війна активізувала сотні українських компаній в галузі defense tech, якірозробляють сучасні рішення для ведення «розумної війни». Україна вразила світвинахідливістю, швидкими нетривіальними рішеннями та ефективним застосуваннямпроривних технологій. Ці рішення посилюють оборонну здатність країни,зберігають життя захисників та цивільних і ефективно використовують ресурсизавдяки технологічним інноваціям: дрони, роботизовані системи, центриситуаційної обізнаності, штучний інтелект, кібербезпека, системи зв’язку,супутникові дані та багато іншого. Інноваційні розробки для армії швидковипробовуються та перевіряються в умовах бойових дій, вдосконалюючись увідповідності до задач і цілей сил безпеки і оборони.</text:p>
      <text:p text:style-name="P4">
Саме для прискорення впровадження таких розробок створюється BRAVE1 як єдиневікно співпраці defense tech компаній, держави та військових, а такожінвесторів, волонтерських фондів, медіа і усіх хто допомагає наближатиперемогу через технології.</text:p>
      <text:p text:style-name="P4">
Під час події Михайло Федоров презентував портал BRAVE1, завдяки якому можнаподати власний проєкт та отримати доступ до військової експертизи, грантів йінших можливостей, що надає кластер.</text:p>
      <text:p text:style-name="P4">
<text:span text:style-name="T4">
Подати власну розробку за<text:a xlink:type="simple" xlink:href="https://brave1.gov.ua/" text:style-name="Internet_20_link" text:visited-style-name="Visited_20_Internet_20_Link">
посиланням</text:a>
</text:span>
.</text:p>
      <text:p text:style-name="P4">
<text:a xlink:type="simple" xlink:href="https://armyinform.com.ua/wp-content/uploads/2023/04/359bfa574b3adf1d6a3b045c5735bf0705646915.jpg" text:style-name="Internet_20_link" text:visited-style-name="Visited_20_Internet_20_Link">
<draw:frame draw:style-name="fr1" draw:name="Image64" text:anchor-type="as-char" svg:width="6.9236in" svg:height="6.9236in" draw:z-index="0">
<draw:image xlink:href="../Images/AРМІЯINFORM/2023-04-26T79-00-00-04-00/359bfa574b3adf1d6a3b045c5735bf0705646915-150x150.jpg" xlink:type="simple" xlink:show="embed" xlink:actuate="onLoad" draw:mime-type="image/jpeg"/>
</draw:frame>
</text:a>
</text:p>
      <text:p text:style-name="P4">
<text:a xlink:type="simple" xlink:href="https://armyinform.com.ua/wp-content/uploads/2023/04/cfc7e24660f2790c949d7f679d54e4b025ab0152.jpg" text:style-name="Internet_20_link" text:visited-style-name="Visited_20_Internet_20_Link">
<draw:frame draw:style-name="fr1" draw:name="Image65" text:anchor-type="as-char" svg:width="6.9236in" svg:height="6.9236in" draw:z-index="0">
<draw:image xlink:href="../Images/AРМІЯINFORM/2023-04-26T79-00-00-04-00/cfc7e24660f2790c949d7f679d54e4b025ab0152-150x150.jpg" xlink:type="simple" xlink:show="embed" xlink:actuate="onLoad" draw:mime-type="image/jpeg"/>
</draw:frame>
</text:a>
</text:p>
      <text:p text:style-name="P4">
<text:a xlink:type="simple" xlink:href="https://armyinform.com.ua/wp-content/uploads/2023/04/b66397bd0d41e3a5f7eb3289bf8200fa212fcb7c.jpg" text:style-name="Internet_20_link" text:visited-style-name="Visited_20_Internet_20_Link">
<draw:frame draw:style-name="fr1" draw:name="Image66" text:anchor-type="as-char" svg:width="6.9236in" svg:height="6.9236in" draw:z-index="0">
<draw:image xlink:href="../Images/AРМІЯINFORM/2023-04-26T79-00-00-04-00/b66397bd0d41e3a5f7eb3289bf8200fa212fcb7c-150x150.jpg" xlink:type="simple" xlink:show="embed" xlink:actuate="onLoad" draw:mime-type="image/jpeg"/>
</draw:frame>
</text:a>
</text:p>
      <text:p text:style-name="P4">
<text:a xlink:type="simple" xlink:href="https://armyinform.com.ua/wp-content/uploads/2023/04/fd84b3ca1a0a33162827212b53c13d8c2cdfc346.jpg" text:style-name="Internet_20_link" text:visited-style-name="Visited_20_Internet_20_Link">
<draw:frame draw:style-name="fr1" draw:name="Image67" text:anchor-type="as-char" svg:width="6.9236in" svg:height="6.9236in" draw:z-index="0">
<draw:image xlink:href="../Images/AРМІЯINFORM/2023-04-26T79-00-00-04-00/fd84b3ca1a0a33162827212b53c13d8c2cdfc346-150x150.jpg" xlink:type="simple" xlink:show="embed" xlink:actuate="onLoad" draw:mime-type="image/jpeg"/>
</draw:frame>
</text:a>
</text:p>
      <text:p text:style-name="P4">
<text:span text:style-name="T4">
Фокус діяльності BRAVE1 буде зосереджений на 5 напрямках:</text:span>
</text:p>
      <text:p text:style-name="P4">
1. <text:span text:style-name="T4">
Invest</text:span>
 : Надавати гранти розробникам, що визначені пріоритетними дляпотреб сил безпеки та оборони  2. <text:span text:style-name="T4">
Invent</text:span>
 : Допомагати силам безпеки і оборони знаходити ефективнітехнологічні рішення в середовищі українських розробників  3. <text:span text:style-name="T4">
Platform</text:span>
 : Створити платформу, що об’єднує усіх стейкхолдерів галузі  4. <text:span text:style-name="T4">
Showcase</text:span>
 : Забезпечення взаємодії з силами оборони через демонстраціюїм розробок та отримання зворотнього зв'язку щодо їх використання  5. <text:span text:style-name="T4">
Boost</text:span>
 : Надати всесторонню підтримку проєктам, визначеним пріоритенимидля Сил безпеки і оборони</text:p>
      <text:p text:style-name="P4">
Всестороння взаємодія державних і приватних стейкхолдерів в рамках BRAVE1 тапідтримка галузі не лише допоможе армії вже сьогодні, а й стане потенціаломдля масштабування українських defense tech рішень у світі, що пройшлиапробацію і довели ефективність у найзапекліших боях.</text:p>
      <text:p text:style-name="P4">
<text:span text:style-name="T4">
Міністерство цифрової трансформації</text:span>
</text:p>
      <text:p text:style-name="P4">
<text:span text:style-name="T4">
Віцепрем’єр-міністр з інновацій, розвитку освіти, науки та технологій –Міністр цифрової трансформації Михайло Федоров:</text:span>
</text:p>
      <text:p text:style-name="P4">
« <text:span text:style-name="T5">
Україна має стати країною, яка швидко розвивається, навчається та активновикористовує технології. Особливо у військовій сфері. Створення BRAVE1 – одиніз важливих кроків у цьому напрямку. Наша ціль – побудувати систему з швидкимзапуском defense tech проєктів. Приймати сміливі рішення, створювати кращіумови для розвитку компаній, які розробляють військові технології. Адже саметехнології та сміливість можуть зробити багато для нашої перемоги».</text:span>
</text:p>
      <text:p text:style-name="P4">
<text:span text:style-name="T4">
Міністерство оборони</text:span>
</text:p>
      <text:p text:style-name="P4">
<text:span text:style-name="T4">
Олексій Резніков, Міністр оборони України:</text:span>
</text:p>
      <text:p text:style-name="P4">
<text:span text:style-name="T5">
«Старт кластеру BRAVE1 відбувається у дуже відповідальний момент, коли мимаємо швидко засвоювати уроки війни та відповідати на виклики.</text:span>
  <text:span text:style-name="T5">
Загроза від росії та її потенційних союзників є довготривалою. Це не тількинаше бачення, а й визнано у стратегічних документах НАТО. Щоб вистояти зараз ізберегти країну у майбутньому, ми маємо бути готові її захистити від ворога,який переважає нас кількісно і має більше ресурсів. У нас немає іншого вибору,крім як створити найкращі, найпотужніші Сили оборони на континенті.</text:span>
  <text:span text:style-name="T5">
Технологічні переваги – це не тільки вимога часу чи сучасного військовогомистецтва щодо ведення мережецентричної війни з високим рівнем автоматизації,застосування повітряних, наземних, надводних чи підводних дронів. Технології –це життя наших людей і нашої країни.</text:span>
  <text:span text:style-name="T5">
Міноборони як державний замовник відповідальне за адміністрування всіх етапівпроцесу, пов 'язаного з новим зразками ОВТ – від їх оцінки до прийняттярішення про введення в експлуатацію. BRAVE1 розглядається як дуже практичнийінструмент. Нас цікавлять в першу чергу «зрілі розробки», які можуть бутишвидко доведені до застосування. Ми розраховуємо, що BRAVE1 допоможе доводитиініціативи до відповідного рівня зрілості. А далі ми підхопимо і проведемоусіма лабіринтами, до міжнародної кодифікації і реєстрів НАТО.</text:span>
  <text:span text:style-name="T5">
За такого підходу BRAVE1 стане інкубатором, акселератором, який допоможепідтягнути ініціативи до рівня, що Міноборони могло їх підхоплювати сьогодні іпланувати на майбутнє: формувати політики, майбутній образ ЗСУ та всьогосектору оборони, планувати під це ресурси та інфраструктуру. Щоб до нашоїармії потрапляла найкраща зброя та обладнання»</text:span>
 <text:span text:style-name="T5">
.</text:span>
</text:p>
      <text:p text:style-name="P4">
<text:span text:style-name="T4">
Генеральний штаб Збройних Сил України</text:span>
</text:p>
      <text:p text:style-name="P4">
<text:span text:style-name="T4">
Заступник начальника Генерального штабу Збройних Сил України генерал-майорВолодимир Коваль:</text:span>
</text:p>
      <text:p text:style-name="P4">
<text:span text:style-name="T5">
«Закликаю виробників, науковців та військових до плідної співпраці надрозробкою та впровадженням нових технологій, які допоможуть Збройним СиламУкраїни ефективно виконувати бойові завдання.</text:span>
  <text:span text:style-name="T5">
Інновації, які ми впровадимо сьогодні, будуть визначати майбутнє задля нашоїПеремоги, нашої Незалежності.</text:span>
  <text:span text:style-name="T5">
Інтенсифікація спільної роботи дозволить підвищити оперативність забезпеченняЗбройних Сил України високотехнологічними зразками озброєння, військової іспеціальної техніки та боєприпасами відповідно до нагальних потреб військ(сил) та запровадить дієвий механізм впровадження інноваційних проектів дляпотреб Збройних Сил України».</text:span>
</text:p>
      <text:p text:style-name="P4">
<text:span text:style-name="T4">
Рада національної безпеки і оборони</text:span>
</text:p>
      <text:p text:style-name="P4">
<text:span text:style-name="T4">
Заступник Секретаря РНБО Сергій Демедюк:</text:span>
</text:p>
      <text:p text:style-name="P4">
<text:span text:style-name="T5">
«Для нас важливо створити умови розвитку для українського виробника. Мова йдене тільки про великі та досвідчені компанії, а про невеличкі стартапи тамаленькі компанії, які зростають.</text:span>
  <text:span text:style-name="T5">
Платформа BRAVE1 буде стартапом на державному рівні для великих та маленькихінноваційних компаній. Українські оборонні технології не тільки забезпечатьнашу перемогу, а ще і будуть експортуватися як успішні у світі».</text:span>
</text:p>
      <text:p text:style-name="P4">
<text:span text:style-name="T4">
Міністерство з питань стратегічних галузей промисловості</text:span>
</text:p>
      <text:p text:style-name="P4">
<text:span text:style-name="T4">
Міністр з питань стратегічних галузей промисловості України ОлександрКамишін:</text:span>
</text:p>
      <text:p text:style-name="P4">
<text:span text:style-name="T5">
«Першочерговим завданням для Мінстратегпрому сьогодні є налагодженнявиробництва зброї та боєприпасів: як в Україні, так і за її межами впартнерстві з іншими країнами, як державними так і приватними підприємствами.Для реалізації цієї мети нам важливі технології. Вони дозволять зробити процесвиробництва швидшим, наростити потужності та максимально розкрити потенціалукраїнських виробників зброї. Defense tech-кластер Brave1 допоможе зробити всеце можливим та суттєво посилить наших військових».</text:span>
</text:p>
      <text:p text:style-name="P4">
<text:span text:style-name="T4">
Міністерство економіки</text:span>
</text:p>
      <text:p text:style-name="P4">
<text:span text:style-name="T4">
Юлія Свириденко, Перший віцепрем’єр-міністр – Міністр економіки України:</text:span>
</text:p>
      <text:p text:style-name="P4">
<text:span text:style-name="T5">
«Нині в нас одна головна мета: розгром агресора. Створення оборонногокластеру BRAVE1 наближає нас до перемоги, адже це дозволяє ефективнішереагувати на потреби фронту.</text:span>
  <text:span text:style-name="T5">
Український defense tech має величезний потенціал. І це дає йому змогу статиодним з провідних драйверів стрімкого економічного зростання після перемоги.Jeep, Ray-Ban Aviator, Motorola та багато інших провідних світових корпораційі брендів були створені під час війни чи на основі військових технологій. Япевна, що з нашого «інкубатору» теж з’являться бренди, про які з часомдізнається весь світ. Український оборонно-промисловий комплекс вже сьогоднівикликає підвищену зацікавленість потенційних інвесторів. Наше завдання –максимально сприяти залученню інвестицій в галузь та скоротити час від запитівдо втілення проєктів у життя».</text:span>
</text:p>
      <text:p text:style-name="P4">
<text:span text:style-name="T4">
Ігор Фоменко, заступник Міністра економіки України:</text:span>
</text:p>
      <text:p text:style-name="P4">
<text:span text:style-name="T5">
Війна дає нам унікальну можливість кардинально оновити, а фактично створитизаново оборонно-промисловий комплекс. Сучасний. Ефективний - і як інструментпідвищення обороноздатності країни, і як стимул розвитку економіки.Інтегрований в світові ланцюжки виробництва та в світовий ринок озброєнь.Сьогодні до України прикута увага усього світу. Зокрема – і в першу чергу –великих гравців на ринку озброєнь, бізнесу, що інвестує значні кошти в галузьв різних країнах, урядів найрозвинутіших держав. Нині всі українські розробкив сфері defense tech проходять випробування вогнем. І ми маємо зробити так,щоб світ дізнався про їхню ефективність.</text:span>
</text:p>
      <text:p text:style-name="P4">
<text:span text:style-name="T4">
Наталя Кушнерська, BRAVE1</text:span>
</text:p>
      <text:p text:style-name="P4">
<text:span text:style-name="T5">
«Україна цінує життя і здоров’я своїх захисників, тому нарощенняінноваційного потенціалу та залучення талантів, розробка інженерних рішень,апробація нестандартних підходів та ефективне використання ресурсів - тіумови, завдяки яким Україна переможе та здобуде перевагу, що забезпечитьдовгостроковий захист країни та лідерство в сфері defense tech на глобальномурівні».</text:span>
</text:p>
      <text:p text:style-name="P4">
<draw:frame draw:style-name="fr1" draw:name="Image68" text:anchor-type="as-char" svg:width="6.9236in" svg:height="4.615733in" draw:z-index="0">
<draw:image xlink:href="../Images/AРМІЯINFORM/2023-04-26T79-00-00-04-00/94d76f9b18b5cc30e41167e6eff167fc01b6b274.jpg" xlink:type="simple" xlink:show="embed" xlink:actuate="onLoad" draw:mime-type="image/jpeg"/>
</draw:frame>
</text:p>
      <text:p text:style-name="P4">
<text:span text:style-name="T4">
Запис події</text:span>
  &lt;https://youtube.com/live/GB5e14fCvnw?feature=share&gt;
</text:p>
      <text:p text:style-name="P4">
<text:span text:style-name="T4">
Додаткова інформація</text:span>
</text:p>
      <text:p text:style-name="P4">
<text:span text:style-name="T4">
BRAVE1</text:span>
 – це кластер для розвитку Defense Tech в Україні, заснованийМіністерством цифрової трансформації, Міністерством оборони, Генеральнимштабом Збройних Сил України, Радою національної безпеки і оборони,Міністерством стратегічних галузей, Міністерством економіки.</text:p>
      <text:p text:style-name="P4">
<text:span text:style-name="T4">
Джерело:</text:span>
 <text:a xlink:type="simple" xlink:href="https://www.mil.gov.ua/news/2023/04/26/v-ukraini-zapustili-klaster-z-rozvitku-oboronnih-tehnologij-brave1/" text:style-name="Internet_20_link" text:visited-style-name="Visited_20_Internet_20_Link">
<text:span text:style-name="T5">
Міністерство оборониУкраїни</text:span>
</text:a>
</text:p>
      <text:p text:style-name="P4">
Source: <text:a xlink:type="simple" xlink:href="https://armyinform.com.ua/2023/04/26/v-ukrayini-zapustyly-klaster-z-rozvytku-oboronnyh-tehnologij-brave1/" text:style-name="Internet_20_link" text:visited-style-name="Visited_20_Internet_20_Link">
https://armyinform.com.ua/2023/04/26/v-ukrayini-zapustyly-klaster-z-rozvytku-oboronnyh-tehnologij-brave1/</text:a>
</text:p>
      <!--NEWS-->
      <text:h text:style-name="P10" text:outline-level="1">
<text:span text:style-name="T4">
Повітряні Сили показали, як ЗРК Patriot здійснює бойове чергування в Україні</text:span>
</text:h>
      <text:p text:style-name="P4">
Author: ['АРМІЯINFORM']</text:p>
      <text:p text:style-name="P4">
Time: 2023-04-26T80:00:00-04:00</text:p>
      <text:p text:style-name="P4">
Description: Про це повідомило Командування Повітряних Сил ЗСУ:    «Із квітня 2023 року ЗРК Patriot...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ЗРК PATRIOT']</text:p>
      <text:p text:style-name="P4">
Category: News</text:p>
      <!--METADATA-->
      <text:p text:style-name="P4">
Про це <text:a xlink:type="simple" xlink:href="https://www.facebook.com/watch/" text:style-name="Internet_20_link" text:visited-style-name="Visited_20_Internet_20_Link">
повідомило</text:a>
Командування Повітряних Сил ЗСУ:</text:p>
      <text:p text:style-name="P4">
«Із квітня 2023 року ЗРК Patriot — на бойовому чергуванні в Україні!</text:p>
      <text:p text:style-name="P4">
Сучасна західна техніка має свої особливості, але наші захисники неба швидкоїї опановують, і вже готові нищити російського окупанта!</text:p>
      <text:p text:style-name="P4">
Повітряні Сили нарешті отримали те, чого так прагнули — зброю проти«балістики!»</text:p>
      <text:p text:style-name="P4">
Source: <text:a xlink:type="simple" xlink:href="https://armyinform.com.ua/2023/04/26/povitryani-syly-pokazaly-yak-zrk-patriot-zdijsnyuye-bojove-cherguvannya-v-ukrayini/" text:style-name="Internet_20_link" text:visited-style-name="Visited_20_Internet_20_Link">
https://armyinform.com.ua/2023/04/26/povitryani-syly-pokazaly-yak-zrk-patriot-zdijsnyuye-bojove-cherguvannya-v-ukrayini/</text:a>
</text:p>
      <!--NEWS-->
      <text:h text:style-name="P10" text:outline-level="1">
<text:span text:style-name="T4">
Володимир Зеленський телефоном обговорив із Рафаелем Гроссі питання контролю над Запорізькою АЕС</text:span>
</text:h>
      <text:p text:style-name="P4">
Author: ['АРМІЯINFORM']</text:p>
      <text:p text:style-name="P4">
Time: 2023-04-26T81:00:00-04:00</text:p>
      <text:p text:style-name="P4">
Description: Про це Президент України Володимир Зеленський повідомив у Facebook:    «У річни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295247_3327838780862861_5035743822326240416_n.jpg" text:style-name="Internet_20_link" text:visited-style-name="Visited_20_Internet_20_Link">
343295247_3327838780862861_5035743822326240416_n.jpg</text:a>
']</text:p>
      <text:p text:style-name="P4">
Tags: ['STOPRUSSIA', 'АГРЕСІЯ РФ', 'ВОЛОДИМИР ЗЕЛЕНСЬКИЙ', 'ЗАЕС']</text:p>
      <text:p text:style-name="P4">
Category: News</text:p>
      <!--METADATA-->
      <text:p text:style-name="P4">
<draw:frame draw:style-name="fr1" draw:name="Image69" text:anchor-type="as-char" svg:width="6.9236in" svg:height="4.609964in" draw:z-index="0">
<draw:image xlink:href="../Images/AРМІЯINFORM/2023-04-26T81-00-00-04-00/343295247_3327838780862861_5035743822326240416_n.jpg" xlink:type="simple" xlink:show="embed" xlink:actuate="onLoad" draw:mime-type="image/jpeg"/>
</draw:frame>
</text:p>
      <text:p text:style-name="P4">
Про це Президент України Володимир Зеленський<text:a xlink:type="simple" xlink:href="https://www.facebook.com/zelenskiy.official/posts/pfbid071jrBZo8wcmRqnTK99cr4Wnn9RkSKRPSYhZYsd1hyrMunuQR8ToQ1EjZDxpCFxeTl" text:style-name="Internet_20_link" text:visited-style-name="Visited_20_Internet_20_Link">
повідомив</text:a>
у Facebook:</text:p>
      <text:p text:style-name="P4">
«У річницю трагедії на ЧАЕС провів телефонну розмову з директором МАГАТЕРафаелем Гроссі. Наголосив, що тільки повернення Україні повного контролю надЗАЕС убезпечить світ від нової катастрофи. Також подякував за спеціальнупрограму МАГАТЕ щодо медичного забезпечення українських атомників».</text:p>
      <text:p text:style-name="P4">
Source: <text:a xlink:type="simple" xlink:href="https://armyinform.com.ua/2023/04/26/volodymyr-zelenskyj-telefonom-obgovoryv-iz-rafaelem-grossi-pytannya-kontrolyu-nad-zaporizkoyu-aes/" text:style-name="Internet_20_link" text:visited-style-name="Visited_20_Internet_20_Link">
https://armyinform.com.ua/2023/04/26/volodymyr-zelenskyj-telefonom-obgovoryv-iz-rafaelem-grossi-pytannya-kontrolyu-nad-zaporizkoyu-aes/</text:a>
</text:p>
      <!--NEWS-->
      <text:h text:style-name="P10" text:outline-level="1">
<text:span text:style-name="T4">
У Києві вшанували білорусів, які загинули за Україну</text:span>
</text:h>
      <text:p text:style-name="P4">
Author: ['Анатолій Бальчос']</text:p>
      <text:p text:style-name="P4">
Time: 2023-04-26T82:00:00-04:00</text:p>
      <text:p text:style-name="P4">
Description: У приміщенні Київської міської державної адміністрації відкрили виставку «З Україною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6.jpg" text:style-name="Internet_20_link" text:visited-style-name="Visited_20_Internet_20_Link">
golovna-56.jpg</text:a>
', '<text:a xlink:type="simple" xlink:href="https://armyinform.com.ua/wp-content/uploads/2023/04/01-vystavka-golovna-150x150.jpg" text:style-name="Internet_20_link" text:visited-style-name="Visited_20_Internet_20_Link">
01-vystavka-golovna-150x150.jpg</text:a>
', '<text:a xlink:type="simple" xlink:href="https://armyinform.com.ua/wp-content/uploads/2023/04/02-vystavka-ekspozycziya-150x150.jpg" text:style-name="Internet_20_link" text:visited-style-name="Visited_20_Internet_20_Link">
02-vystavka-ekspozycziya-150x150.jpg</text:a>
', '<text:a xlink:type="simple" xlink:href="https://armyinform.com.ua/wp-content/uploads/2023/04/04-vystavka-foto-geroyiv-150x150.jpg" text:style-name="Internet_20_link" text:visited-style-name="Visited_20_Internet_20_Link">
04-vystavka-foto-geroyiv-150x150.jpg</text:a>
', '<text:a xlink:type="simple" xlink:href="https://armyinform.com.ua/wp-content/uploads/2023/04/05-vystavka-oleksij-franczkevych.jpg" text:style-name="Internet_20_link" text:visited-style-name="Visited_20_Internet_20_Link">
05-vystavka-oleksij-franczkevych.jpg</text:a>
', '<text:a xlink:type="simple" xlink:href="https://armyinform.com.ua/wp-content/uploads/2023/04/06-vystavka-delegacziya-z-buchi-1-150x150.jpg" text:style-name="Internet_20_link" text:visited-style-name="Visited_20_Internet_20_Link">
06-vystavka-delegacziya-z-buchi-1-150x150.jpg</text:a>
', '<text:a xlink:type="simple" xlink:href="https://armyinform.com.ua/wp-content/uploads/2023/04/07-vystavka-foto-lytvyna-1-150x150.jpg" text:style-name="Internet_20_link" text:visited-style-name="Visited_20_Internet_20_Link">
07-vystavka-foto-lytvyna-1-150x150.jpg</text:a>
', '<text:a xlink:type="simple" xlink:href="https://armyinform.com.ua/wp-content/uploads/2023/04/08-vystavka-foto-zhyznevskogo-1-150x150.jpg" text:style-name="Internet_20_link" text:visited-style-name="Visited_20_Internet_20_Link">
08-vystavka-foto-zhyznevskogo-1-150x150.jpg</text:a>
', '<text:a xlink:type="simple" xlink:href="https://armyinform.com.ua/wp-content/uploads/2023/04/09-vystavka-finalna.jpg" text:style-name="Internet_20_link" text:visited-style-name="Visited_20_Internet_20_Link">
09-vystavka-finalna.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70" text:anchor-type="as-char" svg:width="6.9236in" svg:height="5.1927in" draw:z-index="0">
<draw:image xlink:href="../Images/AРМІЯINFORM/2023-04-26T82-00-00-04-00/golovna-56.jpg" xlink:type="simple" xlink:show="embed" xlink:actuate="onLoad" draw:mime-type="image/jpeg"/>
</draw:frame>
</text:p>
      <text:p text:style-name="P4">
<text:span text:style-name="T4">
У</text:span>
 <text:span text:style-name="T4">
приміщенні Київської міської державної адміністрації відкрили виставку«З Україною в серці». Експозиція присвячена білорусам, які віддали своє життяв Україні за європейський вибір, європейські цінності, принципи демократії, уборотьбі проти російської агресії під час російсько-української війни, а такожтим, хто продовжує збройний спротив окупанту. Спеціальнийкореспондент<text:a xlink:type="simple" xlink:href="https://armyinform.com.ua/" text:style-name="Internet_20_link" text:visited-style-name="Visited_20_Internet_20_Link">
АрміяІnform</text:a>
 побував на відкриттівиставки.</text:span>
</text:p>
      <text:p text:style-name="P4">
На стендах експозиції «З Україною в серці» кияни та гості української столицімали змогу наочно побачити підтримку з боку свідомих білорусів самовідданоїборотьби українців за свій європейський вибір та незалежність. Під час показувідеоматеріалів мужні білоруси з екрану розповідали про те, чому вирішилиприїхати в Україну, вступити до лав ЗСУ та, ризикуючи власним життям, боротисьпроти російського ворога.</text:p>
      <text:p text:style-name="P4">
<text:a xlink:type="simple" xlink:href="https://armyinform.com.ua/wp-content/uploads/2023/04/01-vystavka-golovna.jpg" text:style-name="Internet_20_link" text:visited-style-name="Visited_20_Internet_20_Link">
<draw:frame draw:style-name="fr1" draw:name="Image71" text:anchor-type="as-char" svg:width="6.9236in" svg:height="6.9236in" draw:z-index="0">
<draw:image xlink:href="../Images/AРМІЯINFORM/2023-04-26T82-00-00-04-00/01-vystavka-golovna-150x150.jpg" xlink:type="simple" xlink:show="embed" xlink:actuate="onLoad" draw:mime-type="image/jpeg"/>
</draw:frame>
</text:a>
</text:p>
      <text:p text:style-name="P4">
<text:a xlink:type="simple" xlink:href="https://armyinform.com.ua/wp-content/uploads/2023/04/02-vystavka-ekspozycziya.jpg" text:style-name="Internet_20_link" text:visited-style-name="Visited_20_Internet_20_Link">
<draw:frame draw:style-name="fr1" draw:name="Image72" text:anchor-type="as-char" svg:width="6.9236in" svg:height="6.9236in" draw:z-index="0">
<draw:image xlink:href="../Images/AРМІЯINFORM/2023-04-26T82-00-00-04-00/02-vystavka-ekspozycziya-150x150.jpg" xlink:type="simple" xlink:show="embed" xlink:actuate="onLoad" draw:mime-type="image/jpeg"/>
</draw:frame>
</text:a>
</text:p>
      <text:p text:style-name="P4">
<text:a xlink:type="simple" xlink:href="https://armyinform.com.ua/wp-content/uploads/2023/04/04-vystavka-foto-geroyiv.jpg" text:style-name="Internet_20_link" text:visited-style-name="Visited_20_Internet_20_Link">
<draw:frame draw:style-name="fr1" draw:name="Image73" text:anchor-type="as-char" svg:width="6.9236in" svg:height="6.9236in" draw:z-index="0">
<draw:image xlink:href="../Images/AРМІЯINFORM/2023-04-26T82-00-00-04-00/04-vystavka-foto-geroyiv-150x150.jpg" xlink:type="simple" xlink:show="embed" xlink:actuate="onLoad" draw:mime-type="image/jpeg"/>
</draw:frame>
</text:a>
</text:p>
      <text:p text:style-name="P4">
Під час відкриття численні гості озвучували головну тезу: росія є споконвічнимворогом для своїх сусідів, а перемога над нею є головною передумовою дляздобуття свободи та сталого суверенітету незалежних самобутніх народів. Узаході взяли участь представники українського уряду, народні депутати України,представники органів місцевого самоврядування міст Київщини, що пліч-о-пліч зукраїнськими захисниками боронили білоруси, а також друзі та рідні героїв.</text:p>
      <text:p text:style-name="P4">
До присутніх білоруських військових звернулися бойові побратими з Грузії зісловами вдячності за звитягу та вірність бойовому братерству. Дружини полеглихв боях за Україну білорусів закликали берегти пам'ять про подвиг їхніхвідважних чоловіків. Священники різних конфесій разом із учасниками урочистоїцеремонії звершили молебень за душі полеглих воїнів.</text:p>
      <text:p text:style-name="P4">
Голова благодійного фонду «Вільна Білорусь» Олексій Францкевич повідомив проте, що у війні проти російського агресора загинуло близько 40 білорусів. Томушістнадцять стендів виставки, на яких розповідається про життя та подвигигероїв з Білорусі, є лише частковим відображенням тієї жертовності, якупроявляють білоруські добровольці в Україні. Двоє білорусів отримали звання«Герой України» посмертно. Прізвищами трьох білорусів, що віддали своє життяза свободу України та її звільнення від російських окупантів, названі вулиціукраїнських міст. Імена деяких білоруських воїнів і досі є таємними, бооприлюднення може нашкодити їхнім рідним, що перебувають під владоюпутінського прибічника, диктатора лукашенка.</text:p>
      <text:p text:style-name="P4">
<draw:frame draw:style-name="fr1" draw:name="Image74" text:anchor-type="as-char" svg:width="6.9236in" svg:height="5.1927in" draw:z-index="0">
<draw:image xlink:href="../Images/AРМІЯINFORM/2023-04-26T82-00-00-04-00/05-vystavka-oleksij-franczkevych.jpg" xlink:type="simple" xlink:show="embed" xlink:actuate="onLoad" draw:mime-type="image/jpeg"/>
</draw:frame>
</text:p>
      <text:p text:style-name="P4">
— Ми створюємо музей «Вільна Білорусь з Україною в серці», в якомудосліджуватимуться відомості про всіх білорусів, які брали участь у боротьбіза незалежність і України, і Білорусі. Частина з них отримали українськегромадянство, але за національністю залишаються білорусами, — повідомивОлексій Францкевич. — У недалекому майбутньому іменами білоруських героївтакож будуть названі вулиці й сквери в незалежній, звільненій від російськихокупантів Білорусі. Завдяки нашій інформаційній діяльності, наприклад, завдякивиставці, яка була відкрита сьогодні, світ має дізнатися, що з територіїБілорусі не лише летять ракети. За мир в Україні сьогодні воюють різні зафахом білоруси: історики, просто водії або колишні військові тощо.</text:p>
      <text:p text:style-name="P4">
<text:a xlink:type="simple" xlink:href="https://armyinform.com.ua/wp-content/uploads/2023/04/06-vystavka-delegacziya-z-buchi-1.jpg" text:style-name="Internet_20_link" text:visited-style-name="Visited_20_Internet_20_Link">
<draw:frame draw:style-name="fr1" draw:name="Image75" text:anchor-type="as-char" svg:width="6.9236in" svg:height="6.9236in" draw:z-index="0">
<draw:image xlink:href="../Images/AРМІЯINFORM/2023-04-26T82-00-00-04-00/06-vystavka-delegacziya-z-buchi-1-150x150.jpg" xlink:type="simple" xlink:show="embed" xlink:actuate="onLoad" draw:mime-type="image/jpeg"/>
</draw:frame>
</text:a>
</text:p>
      <text:p text:style-name="P4">
<text:a xlink:type="simple" xlink:href="https://armyinform.com.ua/wp-content/uploads/2023/04/07-vystavka-foto-lytvyna-1.jpg" text:style-name="Internet_20_link" text:visited-style-name="Visited_20_Internet_20_Link">
<draw:frame draw:style-name="fr1" draw:name="Image76" text:anchor-type="as-char" svg:width="6.9236in" svg:height="6.9236in" draw:z-index="0">
<draw:image xlink:href="../Images/AРМІЯINFORM/2023-04-26T82-00-00-04-00/07-vystavka-foto-lytvyna-1-150x150.jpg" xlink:type="simple" xlink:show="embed" xlink:actuate="onLoad" draw:mime-type="image/jpeg"/>
</draw:frame>
</text:a>
</text:p>
      <text:p text:style-name="P4">
<text:a xlink:type="simple" xlink:href="https://armyinform.com.ua/wp-content/uploads/2023/04/08-vystavka-foto-zhyznevskogo-1.jpg" text:style-name="Internet_20_link" text:visited-style-name="Visited_20_Internet_20_Link">
<draw:frame draw:style-name="fr1" draw:name="Image77" text:anchor-type="as-char" svg:width="6.9236in" svg:height="6.9236in" draw:z-index="0">
<draw:image xlink:href="../Images/AРМІЯINFORM/2023-04-26T82-00-00-04-00/08-vystavka-foto-zhyznevskogo-1-150x150.jpg" xlink:type="simple" xlink:show="embed" xlink:actuate="onLoad" draw:mime-type="image/jpeg"/>
</draw:frame>
</text:a>
</text:p>
      <text:p text:style-name="P4">
Олексій Францкевич розповів, що музей «Вільна Білорусь з Україною в серці»буде створено в Бучі, бо саме там загинув один з білорусів — Ілля Хренов зпозивним «Литвин». Ілля був айтівцем, який приїхав у Київ ще 2014 року тапершим публічно звернувся до всіх білорусів із закликом про єднання навколозахисту України від російської агресії. «Литвин» з 2014 року приєднався добатальйону «Азов», брав участь у боях в Іловайську, Мар’янці та Широкиному.</text:p>
      <text:p text:style-name="P4">
<draw:frame draw:style-name="fr1" draw:name="Image78" text:anchor-type="as-char" svg:width="6.9236in" svg:height="5.1927in" draw:z-index="0">
<draw:image xlink:href="../Images/AРМІЯINFORM/2023-04-26T82-00-00-04-00/09-vystavka-finalna.jpg" xlink:type="simple" xlink:show="embed" xlink:actuate="onLoad" draw:mime-type="image/jpeg"/>
</draw:frame>
</text:p>
      <text:p text:style-name="P4">
Іменем Іллі Хренова названа одна з вулиць селища Ворзель Бучанського районуКиївської області.</text:p>
      <text:p text:style-name="P4">
<text:span text:style-name="T4">
<text:span text:style-name="T5">
Фото автора</text:span>
 </text:span>
</text:p>
      <text:p text:style-name="P4">
Source: <text:a xlink:type="simple" xlink:href="https://armyinform.com.ua/2023/04/26/u-kyyevi-vshanuvaly-bilorusiv-yaki-zagynuly-za-ukrayinu/" text:style-name="Internet_20_link" text:visited-style-name="Visited_20_Internet_20_Link">
https://armyinform.com.ua/2023/04/26/u-kyyevi-vshanuvaly-bilorusiv-yaki-zagynuly-za-ukrayinu/</text:a>
</text:p>
      <!--NEWS-->
      <text:h text:style-name="P10" text:outline-level="1">
<text:span text:style-name="T4">
Ворог продовжує бити з артилерії по Авдіївці — Олексій  Дмитрашківський</text:span>
</text:h>
      <text:p text:style-name="P4">
Author: ['Дмитро Горбунов']</text:p>
      <text:p text:style-name="P4">
Time: 2023-04-26T83:00:00-04:00</text:p>
      <text:p text:style-name="P4">
Description: Про це в ефірі телемарафону «Єдині новини» повідомив речник об’єднаного пресцентру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29bc4c3-b1e2-4fbe-a6cf-c213a9a4c562-1-1.jpg" text:style-name="Internet_20_link" text:visited-style-name="Visited_20_Internet_20_Link">
429bc4c3-b1e2-4fbe-a6cf-c213a9a4c562-1-1.jpg</text:a>
']</text:p>
      <text:p text:style-name="P4">
Tags: ['STOPRUSSIA', 'АГРЕСІЯ РФ', 'ВТОРГНЕННЯ РФ']</text:p>
      <text:p text:style-name="P4">
Category: News</text:p>
      <!--METADATA-->
      <text:p text:style-name="P4">
<draw:frame draw:style-name="fr1" draw:name="Image79" text:anchor-type="as-char" svg:width="6.9236in" svg:height="3.744514in" draw:z-index="0">
<draw:image xlink:href="../Images/AРМІЯINFORM/2023-04-26T83-00-00-04-00/429bc4c3-b1e2-4fbe-a6cf-c213a9a4c562-1-1.jpg" xlink:type="simple" xlink:show="embed" xlink:actuate="onLoad" draw:mime-type="image/jpeg"/>
</draw:frame>
</text:p>
      <text:p text:style-name="P4">
Про це в ефірі телемарафону «Єдині новини» повідомив речник об’єднаногопресцентру Сил оборони Таврійського напрямку полковник ОлексійДмитрашківський.</text:p>
      <text:p text:style-name="P4">
Своє спілкування з журналістами офіцер розпочав із ситуації на Запорізькомунапрямку.</text:p>
      <text:p text:style-name="P4">
— Сьогодні об 11:28 армія терористів обстріляла передмістя Запоріжжя ізреактивних систем залпового вогню. За попередньою інформацію, постраждалихсеред цивільного населення не було. Тому ситуація там дуже складна, —поінформував він.</text:p>
      <text:p text:style-name="P4">
Більш докладно офіцер розповів про ситуацію на Донеччині.</text:p>
      <text:p text:style-name="P4">
— Ворог продовжує вести активні бойові дії біля Мар’їнки та Карлівки. Учоратам зафіксовано 26 штурмових дій з боку окупантів. Також вночі ворог 8 разівнамагався атакувати ті райони. Загальна кількість обстрілів на цьому напрямкупротягом минулої доби — 356. Можна сказати, що останнім часом активністьворога там дещо знизилася. Натомість вчора в районі Мар’їнки окупанти впершеза чотири останні дні застосували бронетехніку, — повідомив офіцер ЗСУ.</text:p>
      <text:p text:style-name="P4">
Він додав, що біля Авдіївки ворог тримає танкову бригаду. Місто, де перебуваєчимало цивільних осіб, продовжує зазнавати ворожих артатак.</text:p>
      <text:p text:style-name="P4">
— На Донецькому напрямку ворог постійно проводить переміщення чи ротаціюособового складу, аби продемонструвати свою військову присутність. Вони доволічасто використовують цю тактику, — поінформував полковник ОлексійДмитрашківський.</text:p>
      <text:p text:style-name="P4">
Олексій Дмитрашківський також пояснив, чому ворог так щільно обстрілюєукраїнські населені пункти, де немає військових.</text:p>
      <text:p text:style-name="P4">
— Окупати не вміють воювати в містах. Тому вони зрівнюють із землею населенніпукти, аби просунутися хоч трошки вперед, — поінформував полковник ОлексійДмитрашківський.</text:p>
      <text:p text:style-name="P4">
Source: <text:a xlink:type="simple" xlink:href="https://armyinform.com.ua/2023/04/26/vorog-prodovzhuye-byty-z-artyleriyi-po-avdiyivczi-oleksij-dmytrashkivskyj/" text:style-name="Internet_20_link" text:visited-style-name="Visited_20_Internet_20_Link">
https://armyinform.com.ua/2023/04/26/vorog-prodovzhuye-byty-z-artyleriyi-po-avdiyivczi-oleksij-dmytrashkivskyj/</text:a>
</text:p>
      <!--NEWS-->
      <text:h text:style-name="P10" text:outline-level="1">
<text:span text:style-name="T4">
На Донеччині за добу наші воїни відбили 43 ворожі атаки</text:span>
</text:h>
      <text:p text:style-name="P4">
Author: ['АРМІЯINFORM']</text:p>
      <text:p text:style-name="P4">
Time: 2023-04-26T84:00:00-04:00</text:p>
      <text:p text:style-name="P4">
Description: Про це у Facebook повідомляє Генеральний штаб ЗСУ.    Основні зусилля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80" text:anchor-type="as-char" svg:width="6.9236in" svg:height="4.615733in" draw:z-index="0">
<draw:image xlink:href="../Images/AРМІЯINFORM/2023-04-26T84-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M4zTv2MTx7qDMTUBcnSLkVxg3zrQfZhu4VCKiu5ajszDeQW7kuD9pXd8rd7MUy71l" text:style-name="Internet_20_link" text:visited-style-name="Visited_20_Internet_20_Link">
повідомляє</text:a>
Генеральний штаб ЗСУ.</text:p>
      <text:p text:style-name="P4">
Основні зусилля противник зосереджує на веденні наступальних дій наБахмутському, Авдіївському та Мар’їнському напрямках — протягом доби буловідбито 43 атаки противника. Найзапекліші бої тривають за Бахмут та Мар’їнку.</text:p>
      <text:p text:style-name="P4">
Source: <text:a xlink:type="simple" xlink:href="https://armyinform.com.ua/2023/04/26/na-donechchyni-za-dobu-nash-voyiny-vidbyly-43-vorozhi-ataky/" text:style-name="Internet_20_link" text:visited-style-name="Visited_20_Internet_20_Link">
https://armyinform.com.ua/2023/04/26/na-donechchyni-za-dobu-nash-voyiny-vidbyly-43-vorozhi-ataky/</text:a>
</text:p>
      <!--NEWS-->
      <text:h text:style-name="P10" text:outline-level="1">
<text:span text:style-name="T4">
Авіація Сил оборони завдала 11 ударів по районах зосередження противника</text:span>
</text:h>
      <text:p text:style-name="P4">
Author: ['АРМІЯINFORM']</text:p>
      <text:p text:style-name="P4">
Time: 2023-04-26T85:00:00-04:00</text:p>
      <text:p text:style-name="P4">
Description: Про це у Facebook повідомляє Генеральний штаб ЗСУ.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81" text:anchor-type="as-char" svg:width="6.9236in" svg:height="4.49457in" draw:z-index="0">
<draw:image xlink:href="../Images/AРМІЯINFORM/2023-04-26T85-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M4zTv2MTx7qDMTUBcnSLkVxg3zrQfZhu4VCKiu5ajszDeQW7kuD9pXd8rd7MUy71l" text:style-name="Internet_20_link" text:visited-style-name="Visited_20_Internet_20_Link">
повідомляє</text:a>
Генеральний штаб ЗСУ.</text:p>
      <text:p text:style-name="P4">
Авіація Сил оборони за добу завдала 11 ударів по районах зосередженняособового складу та військової техніки окупантів.</text:p>
      <text:p text:style-name="P4">
Також збито ворожий розвідувальний БпЛА типу «Supercam».</text:p>
      <text:p text:style-name="P4">
Source: <text:a xlink:type="simple" xlink:href="https://armyinform.com.ua/2023/04/26/aviacziya-syl-oborony-zavdala-11-udariv-po-rajonah-zoseredzhennya-protyvnyka/" text:style-name="Internet_20_link" text:visited-style-name="Visited_20_Internet_20_Link">
https://armyinform.com.ua/2023/04/26/aviacziya-syl-oborony-zavdala-11-udariv-po-rajonah-zoseredzhennya-protyvnyka/</text:a>
</text:p>
      <!--NEWS-->
      <text:h text:style-name="P10" text:outline-level="1">
<text:span text:style-name="T4">
Запрошуємо Італію разом будувати нову безпеку світу — Президент України</text:span>
</text:h>
      <text:p text:style-name="P4">
Author: ['АРМІЯINFORM']</text:p>
      <text:p text:style-name="P4">
Time: 2023-04-26T86:00:00-04:00</text:p>
      <text:p text:style-name="P4">
Description: https://www.youtube.com/watch?v=GgLWpAMXJkA&amp;t=2s    Про це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ІТАЛІЯ']</text:p>
      <text:p text:style-name="P4">
Category: News</text:p>
      <!--METADATA-->
      <text:p text:style-name="P4">
Про це Президент України Володимир Зеленський<text:a xlink:type="simple" xlink:href="https://www.president.gov.ua/news/ukrayina-maye-unikalnij-dosvid-zahistu-derzhavi-ta-lyudej-v-82493" text:style-name="Internet_20_link" text:visited-style-name="Visited_20_Internet_20_Link">
сказав</text:a>
 під час виступу на заключній панеліКонференції щодо відновлення України в Римі:</text:p>
      <text:p text:style-name="P4">
«Пані Премʼєр-міністр Італії!</text:p>
      <text:p text:style-name="P4">
Пане Премʼєр-міністр України!</text:p>
      <text:p text:style-name="P4">
Пані віце-президент Конфедерації італійської промисловості!</text:p>
      <text:p text:style-name="P4">
Пані та панове! Шановні присутні! Дорога Італіє!</text:p>
      <text:p text:style-name="P4">
Дякую вам за цю Конференцію та щирий інтерес до України. Знаю, що менеслухають представники та представниці сотень італійських та українськихкомпаній, і я хотів би звернутися до вас не просто як до тих, хто уособлюєбізнес. А як до тат і мам, до синів і доньок, як до представників іпредставниць ваших громад, ваших міст, вашої країни…</text:p>
      <text:p text:style-name="P4">
Тут абсолютно різні люди, різні родини, різні покоління, але ми з вамиобʼєднані насправді одними прагненнями. Всі ми хочемо свободи та нормальногорозвитку для своїх дітей, хочемо безпеки й добробуту для своїх батьків. Хочемоспокою та легкості життя для своїх громад і міст. І це нас обʼєднує.</text:p>
      <text:p text:style-name="P4">
І саме про це я пропоную поговорити.</text:p>
      <text:p text:style-name="P4">
Про те, як ми з вами можемо разом дати більше безпеки нашим родинам. Більшедобробуту нашим країнам. Більше свободи українським та італійським дітям.Більше гарантій нормальності життя для наших громад і для наших міст.</text:p>
      <text:p text:style-name="P4">
Пані та панове!</text:p>
      <text:p text:style-name="P4">
Уже зрозуміло, коли й чим має завершитися ця війна, яку Росія розвʼязала протинас. Проти всіх нас. Проти України й усього нашого спільного європейськогодому, який дав шанс на мирне життя й процвітання всім європейським народам. Яне маю сумніву, що ми здатні перемогти. Бо ми не лише віримо у свої сили, а йміцно стоїмо та захищаємо наші спільні цінності у єдності. У єдності! Хтозберігає єдність і не втрачає міцності, той перемагає.</text:p>
      <text:p text:style-name="P4">
Я хочу подякувати зараз усій Італії, усім вашим людям і громадам, вашомулідерству й особисто пані Премʼєр-міністру Джорджі Мелоні за цю нашу єдність.Дякую! Єдність європейців, які знають, що за межами нашої свободи, тобто там,куди всіх нас у Європі хоче відкинути Росія, не може бути нормального йбезпечного життя.</text:p>
      <text:p text:style-name="P4">
Ми маємо зробити — і зробимо! — все, щоб ця російська війна завершиласяросійською ж поразкою. А отже, вже цього року маємо зробити все по максимуму,щоб підготувати наймасштабніший економічний проект нашого часу у Європі —проект відбудови України.</text:p>
      <text:p text:style-name="P4">
Це колосальне завдання! Європа не бачила таких руйнувань, які в Українупринесла Росія, ще з часів Другої світової війни. Але саме після Другоїсвітової війни Європа побачила, що дає справжня відбудова. Яке зростанняприносить. Ми зараз напередодні не менших можливостей.</text:p>
      <text:p text:style-name="P4">
У цій війні світ побачив, що треба для реального захисту кожної нації. Світпобачив, як треба змінити енергетику та інфраструктуру, виробництво талогістику, кіберсистеми та освітній простір, оборонну промисловість таоснащення армії.</text:p>
      <text:p text:style-name="P4">
Отже, у світі є попит на нові стандарти безпеки, щоб кожна країна моглазахиститися від будь-яких проявів агресії, терору чи стихії. І ми в Українітворимо такі стандарти безпеки.</text:p>
      <text:p text:style-name="P4">
Я наведу вам пʼять прикладів, які продемонструють вам практичний сенс того,про що кажу.</text:p>
      <text:p text:style-name="P4">
Перше — це енергетика.</text:p>
      <text:p text:style-name="P4">
Росія розпочала справжню енергоагресію проти Європи. Провокувала цінову кризуі збідніння мільйонів родин через зростання рахунків, що шокує. Намагаласязавадити фізичному постачанню палива у Європу. Била ракетами та іранськимидронами по нашій енергетиці, щоб українці залишилися без електрики й теплавзимку. Європа вистояла. Ми з вами гідно відповіли на цей виклик. І маємотепер зробити все, щоб у ворога не було й теоретичної можливості зламати нашуенергетику.</text:p>
      <text:p text:style-name="P4">
«Зелена» трансформація енергетики та своєрідна децентралізація виробництва —це відповідь. Що більше виробників — «зелених» виробників енергії, — тостійкіша система. Що більше джерел постачання, то надійніше забезпечуєтьсякожне місто, кожна громада й кожна родина.</text:p>
      <text:p text:style-name="P4">
Плюс Італія є одним із лідерів у створенні «розумних» мереж (smart grids).Тому я запрошую ваші компанії разом розвивати українські мережі. І, будьласка, не забувайте, що в найближчій перспективі українські мережі будутьмережами Євросоюзу.</text:p>
      <text:p text:style-name="P4">
Друге — власне будівництво.</text:p>
      <text:p text:style-name="P4">
Українці ніколи не здадуть своєї країни ворогу й ніколи не полишать своєїземлі. Хоч сотні наших сіл і десятки міст спалені ударами російської артилеріїта авіації, українці здатні повернути їх до життя. Не у звичці нашого народу —залишати на своїй землі рани, що не загоїлися.</text:p>
      <text:p text:style-name="P4">
Ми маємо колосальну потребу у відбудові тисяч будинків, сотень шкіл, лікарень,транспортної, виробничої інфраструктури. Причому на новій безпековій основі,яка має стати типовою для інших країн, для міст у тих країнах, де люди вхороші часи можуть і не задумуватися про безпеку. Але розуміють, що гарантіїпотрібні.</text:p>
      <text:p text:style-name="P4">
Щоб кожен батько був спокійним за свою дитину у школі — бо там є сховище,безпечне місце, яке гарантує захист. Щоб кожна мати знала: у її громаді, у їїмісті безпекова інфраструктура влаштована так, що будь-який терорист — чидержава, як Росія, чи якась терористична організація — точно програє наявнійсистемі безпеки.</text:p>
      <text:p text:style-name="P4">
Запрошую ваші компанії планувати, проектувати й будувати разом із нами такебезпечне майбутнє для нас та всіх, хто захоче імпортувати аналогічний рівеньбезпеки до себе.</text:p>
      <text:p text:style-name="P4">
Третій приклад — це технології.</text:p>
      <text:p text:style-name="P4">
Повномасштабна російська агресія не зламала українські фінанси, банківськусистему, цифрові сервіси, до яких звикли наші люди.</text:p>
      <text:p text:style-name="P4">
Ми зберегли в країні звʼязок і все те, без чого не уявити сучасного життя. Бабільше, ми залучили наших айтівців до кіберзахисту держави та економіки. Мипобудували кібероборону країни. Ми продовжуємо розвивати державний сервіс«Дія», який надає доступ до державних послуг через смартфон або портал.</text:p>
      <text:p text:style-name="P4">
До того ж партнери у Європі вже беруть нашу «Дію» для свого цифровогорозвитку.</text:p>
      <text:p text:style-name="P4">
Наша оборонна промисловість набирає обертів навіть зараз, коли війна щетриває. Ми зацікавлені в локалізації в Україні виробництва такої військовоїтехніки, яку ми отримуємо від партнерів. Ми будуємо нові виробництва власноїзброї та боєприпасів. Ми створюємо такі нові інструменти захисту, як флотморських дронів, як широкий спектр безпілотників для нашого фронту.</text:p>
      <text:p text:style-name="P4">
Впевнений: вашим компаніям є що додати до цих історій українського успіху.</text:p>
      <text:p text:style-name="P4">
Четверте — глобальні ринки.</text:p>
      <text:p text:style-name="P4">
Світ уже зрозумів, який потенціал має аграрний сектор нашої країни. Україназдатна гарантувати глобальну продовольчу стабільність. Постачання з Українидає їжу на столи мільйонів родин у різних країнах, зокрема Африки, Азії. ВідАлжиру до Ефіопії, від Лівану до Ємену. Без нашого постачання у деяких країнахзапанував би хаос. А це означає — були б нові хвилі міграції, зокрема й уЄвропу.</text:p>
      <text:p text:style-name="P4">
Окрім того, ніде у Європі немає такого значного потенціалу для «зеленої»металургії, який є в Україні. Від залізної руди до літію та інших максимальнозатребуваних світом ресурсів — усе це — Україна. Від природного газу дотитану… Ми можемо дати — і дамо! — все це глобальним ринкам. Багато в чомузможемо замістити компанії з Росії — тих, хто обрав роботу на війну, а не наглобальний розвиток.</text:p>
      <text:p text:style-name="P4">
Але завдання номер один — це переробка. А отже, це нові підприємства. А отже,це нова логістика й модернізація транспорту. А отже, це нові інвестиції. Аотже, це прибутки. І я впевнений, що й ваших компаній також.</text:p>
      <text:p text:style-name="P4">
І пʼятий приклад — і це далеко не остання з можливостей співпраці —фармацевтика й реабілітація.</text:p>
      <text:p text:style-name="P4">
Є суто економічний факт: Україна — це величезний ринок та нетто-імпортерфармацевтичних товарів. Вже одне це означає, що локалізація виробництва вУкраїні дає очевидну вигоду.</text:p>
      <text:p text:style-name="P4">
Але війна додала ще й інший рівень цій галузі. Йдеться про людей, якіпотребують реабілітації після поранень. Про тих, чиє життя отруєнепосттравматичним та іншими розладами. Про тих, хто пройшов російський полон іокупацію, де немає й найпростішої медичної допомоги.</text:p>
      <text:p text:style-name="P4">
Закінчити війну — це, зокрема, вгамувати біль, що був пережитий на війні,принесений із війни, повʼязаний із війною. Очевидно, що ми будемо працюватинад цим в Україні — і разом із найкращими представниками світу.</text:p>
      <text:p text:style-name="P4">
Україна бачить, у чому ключовий безпековий попит. Україна має унікальнийдосвід захисту держави й людей в умовах агресії та всіх можливих проявівтерору. Немає такого зла, яке б Росія не намагалася зробити проти українців івід якого нам не довелось би оборонятися.</text:p>
      <text:p text:style-name="P4">
Наш досвід захисту — успішній та масштабується на життя інших народів, іншихкраїн.</text:p>
      <text:p text:style-name="P4">
Логічно, що наш досвід стане частиною нового безпекового фундаменту світу.Запрошує вас, Італіє, будувати нову безпеку разом із нами! Запрошую вашібізнеси, ваші інвестиції, ваш досвід уже зараз приходити в Україну.</text:p>
      <text:p text:style-name="P4">
Будь ласка, контактуйте з нашою делегацією, яка є на Конференції, з паномПремʼєр-міністром України. Україна готова до співпраці!</text:p>
      <text:p text:style-name="P4">
Слава всім, хто наближає нашу перемогу!</text:p>
      <text:p text:style-name="P4">
Grazie Italia!</text:p>
      <text:p text:style-name="P4">
Слава Україні!».</text:p>
      <text:p text:style-name="P4">
Source: <text:a xlink:type="simple" xlink:href="https://armyinform.com.ua/2023/04/26/zaproshuyemo-italiyu-razom-buduvaty-novu-bezpeku-svitu-prezydent-ukrayiny/" text:style-name="Internet_20_link" text:visited-style-name="Visited_20_Internet_20_Link">
https://armyinform.com.ua/2023/04/26/zaproshuyemo-italiyu-razom-buduvaty-novu-bezpeku-svitu-prezydent-ukrayiny/</text:a>
</text:p>
      <!--NEWS-->
      <text:h text:style-name="P10" text:outline-level="1">
<text:span text:style-name="T4">
Затримано двох колаборанток, які після деокупації Херсонщини ухилялися від правосуддя</text:span>
</text:h>
      <text:p text:style-name="P4">
Author: ['АРМІЯINFORM']</text:p>
      <text:p text:style-name="P4">
Time: 2023-04-26T87:00:00-04:00</text:p>
      <text:p text:style-name="P4">
Description: Служба безпеки викрила ще двох прихильниць рашизму, що пішли на добровільну співпрац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9bb9b3eec608c072306c82194139d77.jpg" text:style-name="Internet_20_link" text:visited-style-name="Visited_20_Internet_20_Link">
b9bb9b3eec608c072306c82194139d77.jpg</text:a>
']</text:p>
      <text:p text:style-name="P4">
Tags: ['STOPRUSSIA', 'АГРЕСІЯ РФ']</text:p>
      <text:p text:style-name="P4">
Category: News</text:p>
      <!--METADATA-->
      <text:p text:style-name="P4">
<draw:frame draw:style-name="fr1" draw:name="Image82" text:anchor-type="as-char" svg:width="6.9236in" svg:height="7.840977in" draw:z-index="0">
<draw:image xlink:href="../Images/AРМІЯINFORM/2023-04-26T87-00-00-04-00/b9bb9b3eec608c072306c82194139d77.jpg" xlink:type="simple" xlink:show="embed" xlink:actuate="onLoad" draw:mime-type="image/jpeg"/>
</draw:frame>
</text:p>
      <text:p text:style-name="P4">
Служба безпеки викрила ще двох прихильниць рашизму, що пішли на добровільнуспівпрацю з ворогом після тимчасового захоплення півдня України.</text:p>
      <text:p text:style-name="P4">
Про це <text:a xlink:type="simple" xlink:href="https://ssu.gov.ua/novyny/sbu-zatrymala-u-kyievi-ta-odesi-dvokh-kolaborantok-yaki-khovalysia-vid-pravosuddia" text:style-name="Internet_20_link" text:visited-style-name="Visited_20_Internet_20_Link">
повідомляє</text:a>
 Служба безпеки України.</text:p>
      <text:p text:style-name="P4">
Серед затриманих — колишня очільниця одного з «відділів» створеного агресором«басейнового управління водних ресурсів Херсонської області».</text:p>
      <text:p text:style-name="P4">
На цій «посаді» вона брала участь у налагодженні водопостачання для потребокупаційних угруповань рф, які були дислоковані на тимчасово захопленійтериторії регіону.</text:p>
      <text:p text:style-name="P4">
Для цього вона сформувала штат «відділу» і закликала місцевих жителівприєднуватися до лав псевдоустанови.</text:p>
      <text:p text:style-name="P4">
Перед звільненням обласного центру колаборантка втекла до Києва, де планувала«загубитись» серед мешканців столиці і таким чином уникнути правосуддя.</text:p>
      <text:p text:style-name="P4">
Однак співробітники СБУ встановили її місце знаходження і затримали.</text:p>
      <text:p text:style-name="P4">
Ще однією поплічницею агресора виявилась мешканка Херсона, яка під часокупації міста влаштувалась до створеного загарбниками «обласного пенсійногофонду».</text:p>
      <text:p text:style-name="P4">
Там зловмисниця була задіяна у виконанні вказівок москви щодо запровадження«рубльової зони» в регіоні.</text:p>
      <text:p text:style-name="P4">
Встановлено, що фігурантка змушувала людей похилого віку отримувати пенсії уросійській валюті.</text:p>
      <text:p text:style-name="P4">
Після звільнення міста зловмисниця втекла до Одеси, де її затрималиконтррозвідники СБУ.</text:p>
      <text:p text:style-name="P4">
Під час обшуків за місцем її тимчасового проживання виявлено готівку вросійських рублях, яку окупанти нарахували їй як «зарплату».</text:p>
      <text:p text:style-name="P4">
Наразі обом фігуранткам повідомлено про підозру за ст. 111-1 Кримінальногокодексу України (колабораційна діяльність).</text:p>
      <text:p text:style-name="P4">
Одній з них суд уже обрав запобіжний захід — тримання під вартою.</text:p>
      <text:p text:style-name="P4">
Розслідування проводили співробітники СБУ у Херсонській та Одеській областяхза процесуального керівництва органів прокуратури.</text:p>
      <text:p text:style-name="P4">
Source: <text:a xlink:type="simple" xlink:href="https://armyinform.com.ua/2023/04/26/zatrymano-dvoh-kolaborantok-yaki-pislya-deokupacziyi-hersonshhyny-uhylyalysya-vid-pravosuddya/" text:style-name="Internet_20_link" text:visited-style-name="Visited_20_Internet_20_Link">
https://armyinform.com.ua/2023/04/26/zatrymano-dvoh-kolaborantok-yaki-pislya-deokupacziyi-hersonshhyny-uhylyalysya-vid-pravosuddya/</text:a>
</text:p>
      <!--NEWS-->
      <text:h text:style-name="P10" text:outline-level="1">
<text:span text:style-name="T4">
Інструктори Норвезької національної гвардії навчають наших воїнів веденню позиційних бойових дій</text:span>
</text:h>
      <text:p text:style-name="P4">
Author: ['АРМІЯINFORM']</text:p>
      <text:p text:style-name="P4">
Time: 2023-04-26T88:00:00-04:00</text:p>
      <text:p text:style-name="P4">
Description: Інструктори Норвезької національної гвардії Heimevernet у складі норвезької міс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89411_158860093805373_7996614496294654174_n.jpg" text:style-name="Internet_20_link" text:visited-style-name="Visited_20_Internet_20_Link">
343189411_158860093805373_7996614496294654174_n.jpg</text:a>
', '<text:a xlink:type="simple" xlink:href="https://armyinform.com.ua/wp-content/uploads/2023/04/343161179_216314671095902_9056536805614920835_n-150x150.jpg" text:style-name="Internet_20_link" text:visited-style-name="Visited_20_Internet_20_Link">
343161179_216314671095902_9056536805614920835_n-150x150.jpg</text:a>
', '<text:a xlink:type="simple" xlink:href="https://armyinform.com.ua/wp-content/uploads/2023/04/343189274_921376582504287_4311953663744356170_n-150x150.jpg" text:style-name="Internet_20_link" text:visited-style-name="Visited_20_Internet_20_Link">
343189274_921376582504287_4311953663744356170_n-150x150.jpg</text:a>
', '<text:a xlink:type="simple" xlink:href="https://armyinform.com.ua/wp-content/uploads/2023/04/343291832_197739293119077_3728940890791260212_n-150x150.jpg" text:style-name="Internet_20_link" text:visited-style-name="Visited_20_Internet_20_Link">
343291832_197739293119077_3728940890791260212_n-150x150.jpg</text:a>
', '<text:a xlink:type="simple" xlink:href="https://armyinform.com.ua/wp-content/uploads/2023/04/343294631_535228965446363_9216540398461376947_n-150x150.jpg" text:style-name="Internet_20_link" text:visited-style-name="Visited_20_Internet_20_Link">
343294631_535228965446363_9216540398461376947_n-150x150.jpg</text:a>
', '<text:a xlink:type="simple" xlink:href="https://armyinform.com.ua/wp-content/uploads/2023/04/343365971_1439794163502814_3071858242519785633_n-150x150.jpg" text:style-name="Internet_20_link" text:visited-style-name="Visited_20_Internet_20_Link">
343365971_1439794163502814_3071858242519785633_n-150x150.jpg</text:a>
', '<text:a xlink:type="simple" xlink:href="https://armyinform.com.ua/wp-content/uploads/2023/04/343404011_141001335484198_5829727537236523856_n-150x150.jpg" text:style-name="Internet_20_link" text:visited-style-name="Visited_20_Internet_20_Link">
343404011_141001335484198_5829727537236523856_n-150x150.jpg</text:a>
', '<text:a xlink:type="simple" xlink:href="https://armyinform.com.ua/wp-content/uploads/2023/04/343727375_704274014788782_9123997378198868961_n-150x150.jpg" text:style-name="Internet_20_link" text:visited-style-name="Visited_20_Internet_20_Link">
343727375_704274014788782_9123997378198868961_n-150x150.jpg</text:a>
', '<text:a xlink:type="simple" xlink:href="https://armyinform.com.ua/wp-content/uploads/2023/04/343727886_1369022893948792_1715315179700453415_n-150x150.jpg" text:style-name="Internet_20_link" text:visited-style-name="Visited_20_Internet_20_Link">
343727886_1369022893948792_1715315179700453415_n-150x150.jpg</text:a>
']</text:p>
      <text:p text:style-name="P4">
Tags: ['STOPRUSSIA', 'АГРЕСІЯ РФ']</text:p>
      <text:p text:style-name="P4">
Category: News</text:p>
      <!--METADATA-->
      <text:p text:style-name="P4">
<draw:frame draw:style-name="fr1" draw:name="Image83" text:anchor-type="as-char" svg:width="6.9236in" svg:height="4.615733in" draw:z-index="0">
<draw:image xlink:href="../Images/AРМІЯINFORM/2023-04-26T88-00-00-04-00/343189411_158860093805373_7996614496294654174_n.jpg" xlink:type="simple" xlink:show="embed" xlink:actuate="onLoad" draw:mime-type="image/jpeg"/>
</draw:frame>
</text:p>
      <text:p text:style-name="P4">
Інструктори Норвезької національної гвардії Heimevernet у складі норвезькоїмісії з навчання українських військових у Великій Британії за програмоюбазової загальновійськової підготовки проводять заняття з ведення позиційних(траншейних) бойових дій, зокрема відпрацьовується підготовка, захоплення таутримання окопу, траншеї, позиції.</text:p>
      <text:p text:style-name="P4">
Про це у Facebook<text:a xlink:type="simple" xlink:href="https://www.facebook.com/GeneralStaff.ua/posts/pfbid0NByN9qKXm7Sa6SLhhXTqrbwWmWyaAjBRkioczCBRYZubhACR6jsj3ojNC7sBBQWBl" text:style-name="Internet_20_link" text:visited-style-name="Visited_20_Internet_20_Link">
повідомляє</text:a>
Генеральний штаб ЗСУ.</text:p>
      <text:p text:style-name="P4">
Під експертним керівництвом інструкторів Норвезької національної гвардії,новобранці отримали цінний досвід і навички, які допоможуть їм захищатиУкраїну.</text:p>
      <text:p text:style-name="P4">
Ця підготовка дає змогу оволодіти бойовими навичками, щоб солдати-добровольці,які не мають практично жодного або мінімальний військовий досвід, моглизахищати Україну.</text:p>
      <text:p text:style-name="P4">
Масштабне навчання спрямоване на підвищення безпеки та спроможностей ЗСУкраїни в бойових діях на передовій.</text:p>
      <text:p text:style-name="P4">
<text:a xlink:type="simple" xlink:href="https://armyinform.com.ua/wp-content/uploads/2023/04/343161179_216314671095902_9056536805614920835_n.jpg" text:style-name="Internet_20_link" text:visited-style-name="Visited_20_Internet_20_Link">
<draw:frame draw:style-name="fr1" draw:name="Image84" text:anchor-type="as-char" svg:width="6.9236in" svg:height="6.9236in" draw:z-index="0">
<draw:image xlink:href="../Images/AРМІЯINFORM/2023-04-26T88-00-00-04-00/343161179_216314671095902_9056536805614920835_n-150x150.jpg" xlink:type="simple" xlink:show="embed" xlink:actuate="onLoad" draw:mime-type="image/jpeg"/>
</draw:frame>
</text:a>
</text:p>
      <text:p text:style-name="P4">
<text:a xlink:type="simple" xlink:href="https://armyinform.com.ua/wp-content/uploads/2023/04/343189274_921376582504287_4311953663744356170_n.jpg" text:style-name="Internet_20_link" text:visited-style-name="Visited_20_Internet_20_Link">
<draw:frame draw:style-name="fr1" draw:name="Image85" text:anchor-type="as-char" svg:width="6.9236in" svg:height="6.9236in" draw:z-index="0">
<draw:image xlink:href="../Images/AРМІЯINFORM/2023-04-26T88-00-00-04-00/343189274_921376582504287_4311953663744356170_n-150x150.jpg" xlink:type="simple" xlink:show="embed" xlink:actuate="onLoad" draw:mime-type="image/jpeg"/>
</draw:frame>
</text:a>
</text:p>
      <text:p text:style-name="P4">
<text:a xlink:type="simple" xlink:href="https://armyinform.com.ua/wp-content/uploads/2023/04/343291832_197739293119077_3728940890791260212_n.jpg" text:style-name="Internet_20_link" text:visited-style-name="Visited_20_Internet_20_Link">
<draw:frame draw:style-name="fr1" draw:name="Image86" text:anchor-type="as-char" svg:width="6.9236in" svg:height="6.9236in" draw:z-index="0">
<draw:image xlink:href="../Images/AРМІЯINFORM/2023-04-26T88-00-00-04-00/343291832_197739293119077_3728940890791260212_n-150x150.jpg" xlink:type="simple" xlink:show="embed" xlink:actuate="onLoad" draw:mime-type="image/jpeg"/>
</draw:frame>
</text:a>
</text:p>
      <text:p text:style-name="P4">
<text:a xlink:type="simple" xlink:href="https://armyinform.com.ua/wp-content/uploads/2023/04/343294631_535228965446363_9216540398461376947_n.jpg" text:style-name="Internet_20_link" text:visited-style-name="Visited_20_Internet_20_Link">
<draw:frame draw:style-name="fr1" draw:name="Image87" text:anchor-type="as-char" svg:width="6.9236in" svg:height="6.9236in" draw:z-index="0">
<draw:image xlink:href="../Images/AРМІЯINFORM/2023-04-26T88-00-00-04-00/343294631_535228965446363_9216540398461376947_n-150x150.jpg" xlink:type="simple" xlink:show="embed" xlink:actuate="onLoad" draw:mime-type="image/jpeg"/>
</draw:frame>
</text:a>
</text:p>
      <text:p text:style-name="P4">
<text:a xlink:type="simple" xlink:href="https://armyinform.com.ua/wp-content/uploads/2023/04/343365971_1439794163502814_3071858242519785633_n.jpg" text:style-name="Internet_20_link" text:visited-style-name="Visited_20_Internet_20_Link">
<draw:frame draw:style-name="fr1" draw:name="Image88" text:anchor-type="as-char" svg:width="6.9236in" svg:height="6.9236in" draw:z-index="0">
<draw:image xlink:href="../Images/AРМІЯINFORM/2023-04-26T88-00-00-04-00/343365971_1439794163502814_3071858242519785633_n-150x150.jpg" xlink:type="simple" xlink:show="embed" xlink:actuate="onLoad" draw:mime-type="image/jpeg"/>
</draw:frame>
</text:a>
</text:p>
      <text:p text:style-name="P4">
<text:a xlink:type="simple" xlink:href="https://armyinform.com.ua/wp-content/uploads/2023/04/343404011_141001335484198_5829727537236523856_n.jpg" text:style-name="Internet_20_link" text:visited-style-name="Visited_20_Internet_20_Link">
<draw:frame draw:style-name="fr1" draw:name="Image89" text:anchor-type="as-char" svg:width="6.9236in" svg:height="6.9236in" draw:z-index="0">
<draw:image xlink:href="../Images/AРМІЯINFORM/2023-04-26T88-00-00-04-00/343404011_141001335484198_5829727537236523856_n-150x150.jpg" xlink:type="simple" xlink:show="embed" xlink:actuate="onLoad" draw:mime-type="image/jpeg"/>
</draw:frame>
</text:a>
</text:p>
      <text:p text:style-name="P4">
<text:a xlink:type="simple" xlink:href="https://armyinform.com.ua/wp-content/uploads/2023/04/343727375_704274014788782_9123997378198868961_n.jpg" text:style-name="Internet_20_link" text:visited-style-name="Visited_20_Internet_20_Link">
<draw:frame draw:style-name="fr1" draw:name="Image90" text:anchor-type="as-char" svg:width="6.9236in" svg:height="6.9236in" draw:z-index="0">
<draw:image xlink:href="../Images/AРМІЯINFORM/2023-04-26T88-00-00-04-00/343727375_704274014788782_9123997378198868961_n-150x150.jpg" xlink:type="simple" xlink:show="embed" xlink:actuate="onLoad" draw:mime-type="image/jpeg"/>
</draw:frame>
</text:a>
</text:p>
      <text:p text:style-name="P4">
<text:a xlink:type="simple" xlink:href="https://armyinform.com.ua/wp-content/uploads/2023/04/343727886_1369022893948792_1715315179700453415_n.jpg" text:style-name="Internet_20_link" text:visited-style-name="Visited_20_Internet_20_Link">
<draw:frame draw:style-name="fr1" draw:name="Image91" text:anchor-type="as-char" svg:width="6.9236in" svg:height="6.9236in" draw:z-index="0">
<draw:image xlink:href="../Images/AРМІЯINFORM/2023-04-26T88-00-00-04-00/343727886_1369022893948792_1715315179700453415_n-150x150.jpg" xlink:type="simple" xlink:show="embed" xlink:actuate="onLoad" draw:mime-type="image/jpeg"/>
</draw:frame>
</text:a>
</text:p>
      <text:p text:style-name="P4">
Королівство Норвегія продовжує підтримувати народ України та надає постійнупідтримку у відповідь на триваючі порушення росією міжнародного права.</text:p>
      <text:p text:style-name="P4">
Військовослужбовці Норвезької національної гвардії беруть участь разом ізнавчальними командами країн-партнерів у програмі підготовки українськихновобранців під керівництвом Великої Британії.</text:p>
      <text:p text:style-name="P4">
Source: <text:a xlink:type="simple" xlink:href="https://armyinform.com.ua/2023/04/26/instruktory-norvezkoyi-naczionalnoyi-gvardiyi-navchayut-nashyh-voyiniv-vedennyu-pozyczijnyh-bojovyh-dij/" text:style-name="Internet_20_link" text:visited-style-name="Visited_20_Internet_20_Link">
https://armyinform.com.ua/2023/04/26/instruktory-norvezkoyi-naczionalnoyi-gvardiyi-navchayut-nashyh-voyiniv-vedennyu-pozyczijnyh-bojovyh-dij/</text:a>
</text:p>
      <!--NEWS-->
      <text:h text:style-name="P10" text:outline-level="1">
<text:span text:style-name="T4">
На Херсонщині знищено 5 ворожих БПЛА «Ланцет» — повітряне командування «Південь»</text:span>
</text:h>
      <text:p text:style-name="P4">
Author: ['АРМІЯINFORM']</text:p>
      <text:p text:style-name="P4">
Time: 2023-04-26T89:00:00-04:00</text:p>
      <text:p text:style-name="P4">
Description: «26 квітня 2023 року, на Херсонщині, воїни мобільних вогневих груп повітря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295779_194282773466695_678105928969812120_n.jpg" text:style-name="Internet_20_link" text:visited-style-name="Visited_20_Internet_20_Link">
343295779_194282773466695_678105928969812120_n.jpg</text:a>
']</text:p>
      <text:p text:style-name="P4">
Tags: ['STOPRUSSIA', 'АГРЕСІЯ РФ', 'ХЕРСОНЩИНА']</text:p>
      <text:p text:style-name="P4">
Category: News</text:p>
      <!--METADATA-->
      <text:p text:style-name="P4">
<draw:frame draw:style-name="fr1" draw:name="Image92" text:anchor-type="as-char" svg:width="6.9236in" svg:height="6.9236in" draw:z-index="0">
<draw:image xlink:href="../Images/AРМІЯINFORM/2023-04-26T89-00-00-04-00/343295779_194282773466695_678105928969812120_n.jpg" xlink:type="simple" xlink:show="embed" xlink:actuate="onLoad" draw:mime-type="image/jpeg"/>
</draw:frame>
</text:p>
      <text:p text:style-name="P4">
«26 квітня 2023 року, на Херсонщині, воїни мобільних вогневих груп повітряногокомандування «Південь» знищено п’ять російських ударних безпілотних літальнихапаратів «Ланцет». Про це<text:a xlink:type="simple" xlink:href="https://www.facebook.com/PvKPivden/posts/pfbid02QWQiML92zhfmiULqUS2gj2nkEFbNZoxhvKGCtrjYKCH31UdaXB5fzQ3x3wYBoepLl" text:style-name="Internet_20_link" text:visited-style-name="Visited_20_Internet_20_Link">
йдеться</text:a>
у повідомленні командування.</text:p>
      <text:p text:style-name="P4">
Source: <text:a xlink:type="simple" xlink:href="https://armyinform.com.ua/2023/04/26/na-hersonshhyni-znyshheno-5-vorozhyh-bpla-lanczet-povitryane-komanduvannya-pivden/" text:style-name="Internet_20_link" text:visited-style-name="Visited_20_Internet_20_Link">
https://armyinform.com.ua/2023/04/26/na-hersonshhyni-znyshheno-5-vorozhyh-bpla-lanczet-povitryane-komanduvannya-pivden/</text:a>
</text:p>
      <!--NEWS-->
      <text:h text:style-name="P10" text:outline-level="1">
<text:span text:style-name="T4">
Депортація українських дітей — спланована дія рф: у Вашингтоні відбувся ІІ щорічний «Український саміт дій»</text:span>
</text:h>
      <text:p text:style-name="P4">
Author: ['Ольга Мосьондз']</text:p>
      <text:p text:style-name="P4">
Time: 2023-04-26T90:00:00-04:00</text:p>
      <text:p text:style-name="P4">
Description: Підтримка України в боротьбі проти російської агресії, допомога США задля пере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1-4.jpg" text:style-name="Internet_20_link" text:visited-style-name="Visited_20_Internet_20_Link">
golovna-1-4.jpg</text:a>
', '<text:a xlink:type="simple" xlink:href="https://armyinform.com.ua/wp-content/uploads/2023/04/1-2-4-150x150.jpg" text:style-name="Internet_20_link" text:visited-style-name="Visited_20_Internet_20_Link">
1-2-4-150x150.jpg</text:a>
', '<text:a xlink:type="simple" xlink:href="https://armyinform.com.ua/wp-content/uploads/2023/04/2-2-3-150x150.jpg" text:style-name="Internet_20_link" text:visited-style-name="Visited_20_Internet_20_Link">
2-2-3-150x150.jpg</text:a>
', '<text:a xlink:type="simple" xlink:href="https://armyinform.com.ua/wp-content/uploads/2023/04/3-2-3-150x150.jpg" text:style-name="Internet_20_link" text:visited-style-name="Visited_20_Internet_20_Link">
3-2-3-150x150.jpg</text:a>
', '<text:a xlink:type="simple" xlink:href="https://armyinform.com.ua/wp-content/uploads/2023/04/7-1-2-150x150.jpg" text:style-name="Internet_20_link" text:visited-style-name="Visited_20_Internet_20_Link">
7-1-2-150x150.jpg</text:a>
', '<text:a xlink:type="simple" xlink:href="https://armyinform.com.ua/wp-content/uploads/2023/04/4-1-6-150x150.jpg" text:style-name="Internet_20_link" text:visited-style-name="Visited_20_Internet_20_Link">
4-1-6-150x150.jpg</text:a>
', '<text:a xlink:type="simple" xlink:href="https://armyinform.com.ua/wp-content/uploads/2023/04/5-1-4-150x150.jpg" text:style-name="Internet_20_link" text:visited-style-name="Visited_20_Internet_20_Link">
5-1-4-150x150.jpg</text:a>
', '<text:a xlink:type="simple" xlink:href="https://armyinform.com.ua/wp-content/uploads/2023/04/6-1-4-150x150.jpg" text:style-name="Internet_20_link" text:visited-style-name="Visited_20_Internet_20_Link">
6-1-4-150x150.jpg</text:a>
', '<text:a xlink:type="simple" xlink:href="https://armyinform.com.ua/wp-content/uploads/2023/04/8-1-2-150x150.jpg" text:style-name="Internet_20_link" text:visited-style-name="Visited_20_Internet_20_Link">
8-1-2-150x150.jpg</text:a>
', '<text:a xlink:type="simple" xlink:href="https://armyinform.com.ua/wp-content/uploads/2023/04/10-1-2-150x150.jpg" text:style-name="Internet_20_link" text:visited-style-name="Visited_20_Internet_20_Link">
10-1-2-150x150.jpg</text:a>
', '<text:a xlink:type="simple" xlink:href="https://armyinform.com.ua/wp-content/uploads/2023/04/11-1-1-150x150.jpg" text:style-name="Internet_20_link" text:visited-style-name="Visited_20_Internet_20_Link">
11-1-1-150x150.jpg</text:a>
', '<text:a xlink:type="simple" xlink:href="https://armyinform.com.ua/wp-content/uploads/2023/04/12-10-150x150.jpg" text:style-name="Internet_20_link" text:visited-style-name="Visited_20_Internet_20_Link">
12-10-150x15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93" text:anchor-type="as-char" svg:width="6.9236in" svg:height="4.240705in" draw:z-index="0">
<draw:image xlink:href="../Images/AРМІЯINFORM/2023-04-26T90-00-00-04-00/golovna-1-4.jpg" xlink:type="simple" xlink:show="embed" xlink:actuate="onLoad" draw:mime-type="image/jpeg"/>
</draw:frame>
</text:p>
      <text:p text:style-name="P4">
Підтримка України в боротьбі проти російської агресії, допомога США задляперемоги України, основні виклики комунікації під час об’єднання світу впідтримці України, примусова депортація українських дітей до рф, боротьба зросійською пропагандою — ці та інші питання обговорили у Вашингтоні під часдругого «Українського саміту дій».</text:p>
      <text:p text:style-name="P4">
<text:a xlink:type="simple" xlink:href="https://armyinform.com.ua/wp-content/uploads/2023/04/1-2-4.jpg" text:style-name="Internet_20_link" text:visited-style-name="Visited_20_Internet_20_Link">
<draw:frame draw:style-name="fr1" draw:name="Image94" text:anchor-type="as-char" svg:width="6.9236in" svg:height="6.9236in" draw:z-index="0">
<draw:image xlink:href="../Images/AРМІЯINFORM/2023-04-26T90-00-00-04-00/1-2-4-150x150.jpg" xlink:type="simple" xlink:show="embed" xlink:actuate="onLoad" draw:mime-type="image/jpeg"/>
</draw:frame>
</text:a>
</text:p>
      <text:p text:style-name="P4">
<text:a xlink:type="simple" xlink:href="https://armyinform.com.ua/wp-content/uploads/2023/04/2-2-3.jpg" text:style-name="Internet_20_link" text:visited-style-name="Visited_20_Internet_20_Link">
<draw:frame draw:style-name="fr1" draw:name="Image95" text:anchor-type="as-char" svg:width="6.9236in" svg:height="6.9236in" draw:z-index="0">
<draw:image xlink:href="../Images/AРМІЯINFORM/2023-04-26T90-00-00-04-00/2-2-3-150x150.jpg" xlink:type="simple" xlink:show="embed" xlink:actuate="onLoad" draw:mime-type="image/jpeg"/>
</draw:frame>
</text:a>
</text:p>
      <text:p text:style-name="P4">
<text:a xlink:type="simple" xlink:href="https://armyinform.com.ua/wp-content/uploads/2023/04/3-2-3.jpg" text:style-name="Internet_20_link" text:visited-style-name="Visited_20_Internet_20_Link">
<draw:frame draw:style-name="fr1" draw:name="Image96" text:anchor-type="as-char" svg:width="6.9236in" svg:height="6.9236in" draw:z-index="0">
<draw:image xlink:href="../Images/AРМІЯINFORM/2023-04-26T90-00-00-04-00/3-2-3-150x150.jpg" xlink:type="simple" xlink:show="embed" xlink:actuate="onLoad" draw:mime-type="image/jpeg"/>
</draw:frame>
</text:a>
</text:p>
      <text:p text:style-name="P4">
Саміт, організований Razom for Ukraine («Разом заради України») спільно замериканськими партнерами, зокрема Американською коаліцією для України(American Coalition for Ukraine). Саміт тривав з 23 по 25 квітня.</text:p>
      <text:p text:style-name="P4">
Це найбільший у США захід з підтримки України за адвокації громадськості, якийзібрав понад 300 учасників для зустрічей із сенаторами, конгресменами таіншими американськими політиками найвищого рівня.  Як зазначили організатори, «Український саміт дій» становили зустрічі вКонгресі, навчальні тренінги з адвокації та промоції України, панельнідискусії, які об’єднують волонтерів, активістів та організації українськоїгромади в США та за її межами, щоб закликати обраних посадових осібпродовжувати надавати критично важливу підтримку Україні у відповідь наширокомасштабне вторгнення росії.</text:p>
      <text:p text:style-name="P4">
Це вже другий «Український саміт дій». Перший відбувся у вересні 2022 року.Торішній захід зібрав понад 300 учасників із 42 організацій.</text:p>
      <text:h text:style-name="P12" text:outline-level="3">
<text:span text:style-name="T4">
<text:span text:style-name="T4">
Про що цьогорічний саміт</text:span>
  — Цього разу участь у саміті беруть 320 учасників з понад 34-х штатів, щопредставляють 58 партнерських організацій. У межах заходу відбулися десяткизапланованих зустрічей із членами Палати представників і Сенату США. Саміт єпотужним проявом проукраїнської єдності з боку окремих осіб та українськоїгромади зі всіх Сполучених Штатів, — повідомили в Razom for Ukraine.  Учасники саміту виступають за ухвалення законодавства та резолюцій, якідопоможуть Україні продовжувати боротися з російською агресією та досягтинеобхідного результату.</text:span>
</text:h>
      <text:p text:style-name="P4">
<text:a xlink:type="simple" xlink:href="https://armyinform.com.ua/wp-content/uploads/2023/04/7-1-2.jpg" text:style-name="Internet_20_link" text:visited-style-name="Visited_20_Internet_20_Link">
<draw:frame draw:style-name="fr1" draw:name="Image97" text:anchor-type="as-char" svg:width="6.9236in" svg:height="6.9236in" draw:z-index="0">
<draw:image xlink:href="../Images/AРМІЯINFORM/2023-04-26T90-00-00-04-00/7-1-2-150x150.jpg" xlink:type="simple" xlink:show="embed" xlink:actuate="onLoad" draw:mime-type="image/jpeg"/>
</draw:frame>
</text:a>
</text:p>
      <text:p text:style-name="P4">
<text:a xlink:type="simple" xlink:href="https://armyinform.com.ua/wp-content/uploads/2023/04/4-1-6.jpg" text:style-name="Internet_20_link" text:visited-style-name="Visited_20_Internet_20_Link">
<draw:frame draw:style-name="fr1" draw:name="Image98" text:anchor-type="as-char" svg:width="6.9236in" svg:height="6.9236in" draw:z-index="0">
<draw:image xlink:href="../Images/AРМІЯINFORM/2023-04-26T90-00-00-04-00/4-1-6-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99" text:anchor-type="as-char" svg:width="6.9236in" svg:height="6.9236in" draw:z-index="0">
<draw:image xlink:href="../Images/AРМІЯINFORM/2023-04-26T90-00-00-04-00/5-1-4-150x150.jpg" xlink:type="simple" xlink:show="embed" xlink:actuate="onLoad" draw:mime-type="image/jpeg"/>
</draw:frame>
</text:a>
</text:p>
      <text:p text:style-name="P4">
<text:a xlink:type="simple" xlink:href="https://armyinform.com.ua/wp-content/uploads/2023/04/6-1-4.jpg" text:style-name="Internet_20_link" text:visited-style-name="Visited_20_Internet_20_Link">
<draw:frame draw:style-name="fr1" draw:name="Image100" text:anchor-type="as-char" svg:width="6.9236in" svg:height="6.9236in" draw:z-index="0">
<draw:image xlink:href="../Images/AРМІЯINFORM/2023-04-26T90-00-00-04-00/6-1-4-150x150.jpg" xlink:type="simple" xlink:show="embed" xlink:actuate="onLoad" draw:mime-type="image/jpeg"/>
</draw:frame>
</text:a>
</text:p>
      <text:p text:style-name="P4">
— Першого дня «учасники отримали довгоочікувану можливість нарештіпоспілкуватися особисто, обговорити теми, які їх хвилюють, та пройтиадвокаційний тренінг, щоб продемонструвати максимальну ефективність таготовність під час зустрічей на Капітолійському пагорбі. ДякуємоДжорджтаунському університету за проведення навчальних сесій Саміту таУкраїнському дому за те, що прийняли учасників, — зазначають Razom forUkraine.</text:p>
      <text:p text:style-name="P4">
Другого дня Razom, як частина Американської коаліції в Україні, допомоглиорганізувати понад 50 зустрічей з офісами сенаторів та конгресменів США. Такожвідбулася презентація та панелі за участю 18 експертів з питань, пов’язаних зУкраїною.</text:p>
      <text:p text:style-name="P4">
— Щодо зустрічей із офісами сенаторів та конгресменів США, то, зокрема, нашінайбільші делегації з Нью-Йорку та Каліфорнії провели зустрічі з офісамиконгресмена Девіда Г. Валадао, конгресменів Барбари Лі, Майкла Лоулера, НікольМалліотакіс, Ентоні Д’Еспозіто, Хакіма Джефріса. З Вірджинії — зустрілися зконгресменом Джеррі Конноллі та конгресменом Дженніфер Векстон. Адвокати зТеннессі відвідали офіси Марші Блекберн та Девіда Кустоффа, — повідомили в_American Coalition for Ukraine_.</text:p>
      <text:p text:style-name="P4">
У Razom for Ukraine розповіли, що під час другого дня саміту також провели 4панелі, головні теми яких: надання допомоги Україні, депортація українськихдітей.</text:p>
      <text:p text:style-name="P4">
Панель «Депортація та геноцид дітей» була присвячена викриттю спланованоїполітики росії щодо депортації українських дітей з окупованих територій та їхпримусового перевиховання в росії.</text:p>
      <text:p text:style-name="P4">
Як розповіли організатори, учасники обговорили юридичні деталі цього питання,а також поділилися особистими історіями жертв депортації. Модератором панелівиступила Катя Павлевич з «Де наші люди» та «Разом за Україну».</text:p>
      <text:p text:style-name="P4">
<text:a xlink:type="simple" xlink:href="https://armyinform.com.ua/wp-content/uploads/2023/04/8-1-2.jpg" text:style-name="Internet_20_link" text:visited-style-name="Visited_20_Internet_20_Link">
<draw:frame draw:style-name="fr1" draw:name="Image101" text:anchor-type="as-char" svg:width="6.9236in" svg:height="6.9236in" draw:z-index="0">
<draw:image xlink:href="../Images/AРМІЯINFORM/2023-04-26T90-00-00-04-00/8-1-2-150x150.jpg" xlink:type="simple" xlink:show="embed" xlink:actuate="onLoad" draw:mime-type="image/jpeg"/>
</draw:frame>
</text:a>
</text:p>
      <text:p text:style-name="P4">
<text:a xlink:type="simple" xlink:href="https://armyinform.com.ua/wp-content/uploads/2023/04/10-1-2.jpg" text:style-name="Internet_20_link" text:visited-style-name="Visited_20_Internet_20_Link">
<draw:frame draw:style-name="fr1" draw:name="Image102" text:anchor-type="as-char" svg:width="6.9236in" svg:height="6.9236in" draw:z-index="0">
<draw:image xlink:href="../Images/AРМІЯINFORM/2023-04-26T90-00-00-04-00/10-1-2-150x150.jpg" xlink:type="simple" xlink:show="embed" xlink:actuate="onLoad" draw:mime-type="image/jpeg"/>
</draw:frame>
</text:a>
</text:p>
      <text:p text:style-name="P4">
<text:a xlink:type="simple" xlink:href="https://armyinform.com.ua/wp-content/uploads/2023/04/11-1-1.jpg" text:style-name="Internet_20_link" text:visited-style-name="Visited_20_Internet_20_Link">
<draw:frame draw:style-name="fr1" draw:name="Image103" text:anchor-type="as-char" svg:width="6.9236in" svg:height="6.9236in" draw:z-index="0">
<draw:image xlink:href="../Images/AРМІЯINFORM/2023-04-26T90-00-00-04-00/11-1-1-150x150.jpg" xlink:type="simple" xlink:show="embed" xlink:actuate="onLoad" draw:mime-type="image/jpeg"/>
</draw:frame>
</text:a>
</text:p>
      <text:p text:style-name="P4">
<text:a xlink:type="simple" xlink:href="https://armyinform.com.ua/wp-content/uploads/2023/04/12-10.jpg" text:style-name="Internet_20_link" text:visited-style-name="Visited_20_Internet_20_Link">
<draw:frame draw:style-name="fr1" draw:name="Image104" text:anchor-type="as-char" svg:width="6.9236in" svg:height="6.9236in" draw:z-index="0">
<draw:image xlink:href="../Images/AРМІЯINFORM/2023-04-26T90-00-00-04-00/12-10-150x150.jpg" xlink:type="simple" xlink:show="embed" xlink:actuate="onLoad" draw:mime-type="image/jpeg"/>
</draw:frame>
</text:a>
</text:p>
      <text:h text:style-name="P12" text:outline-level="3">
<text:span text:style-name="T4">
<text:span text:style-name="T4">
Доставка допомоги в «гарячі точки» України</text:span>
</text:span>
</text:h>
      <text:p text:style-name="P4">
Заключний день «Українського саміту дій» розпочався з дискусії про доставкудопомоги в гарячі точки України.</text:p>
      <text:p text:style-name="P4">
— Під час дискусії були розглянуті виклики та наслідки доставки життєвонеобхідних товарів з інших країн до найнебезпечніших територій України. Длянас велика честь зібрати за одним столом представників найбільшихволонтерських організацій США, —<text:a xlink:type="simple" xlink:href="https://www.facebook.com/AmericanCoalitionForUkraine/posts/pfbid0V49orm5pbiuijiwVj9iCdfpaoduNHcekv4B8PHokqKhjCgbs3v59VW6zdajRLuFQl" text:style-name="Internet_20_link" text:visited-style-name="Visited_20_Internet_20_Link">
зазначили</text:a>
організатори.</text:p>
      <text:p text:style-name="P4">
Панель «Деколонізація академії: Чому українські голоси мають бути нарештіпочуті» дослідила історію академічного імперіалізму росії та привласненняукраїнської історії у східноєвропейських дослідженнях.</text:p>
      <text:p text:style-name="P4">
Третього — фінального дня, як повідомили в в American Coalition for Ukraine,на Капітолійському пагорбі відбулося 110 зустрічей. Всі вони були присвяченіУкраїні.</text:p>
      <text:p text:style-name="P4">
— Ми хочемо подякувати всім учасникам зустрічей за адвокацію України, за їхнінеймовірні зусилля. Вони зробили все можливе, щоб про Україну дізналосяякомога більше людей. Якщо це не самовідданість, то ми не знаємо, що це.Дякуємо всім. Дуже важливо висловлювати свої потреби та занепокоєнняпредставникам держави, — зазначили в American Coalition for Ukraine.</text:p>
      <text:p text:style-name="P4">
Source: <text:a xlink:type="simple" xlink:href="https://armyinform.com.ua/2023/04/26/deportacziya-ukrayinskyh-ditej-splanovana-diya-rf-u-vashyngtoni-vidbuvsya-ii-shhorichnyj-ukrayinskyj-samit-dij/" text:style-name="Internet_20_link" text:visited-style-name="Visited_20_Internet_20_Link">
https://armyinform.com.ua/2023/04/26/deportacziya-ukrayinskyh-ditej-splanovana-diya-rf-u-vashyngtoni-vidbuvsya-ii-shhorichnyj-ukrayinskyj-samit-dij/</text:a>
</text:p>
      <!--NEWS-->
      <text:h text:style-name="P10" text:outline-level="1">
<text:span text:style-name="T4">
Внаслідок обстрілу Антонівського мосту загинув цивільний та поранено журналіста</text:span>
</text:h>
      <text:p text:style-name="P4">
Author: ['АРМІЯINFORM']</text:p>
      <text:p text:style-name="P4">
Time: 2023-04-26T91:00:00-04:00</text:p>
      <text:p text:style-name="P4">
Description: За процесуального керівництва Херсон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668698_1628415117630869_1014212384268617089_n.jpg" text:style-name="Internet_20_link" text:visited-style-name="Visited_20_Internet_20_Link">
343668698_1628415117630869_1014212384268617089_n.jpg</text:a>
']</text:p>
      <text:p text:style-name="P4">
Tags: ['STOPRUSSIA', 'АГРЕСІЯ РФ', 'ХЕРСОНЩИНА']</text:p>
      <text:p text:style-name="P4">
Category: News</text:p>
      <!--METADATA-->
      <text:p text:style-name="P4">
<draw:frame draw:style-name="fr1" draw:name="Image105" text:anchor-type="as-char" svg:width="6.9236in" svg:height="4.661891in" draw:z-index="0">
<draw:image xlink:href="../Images/AРМІЯINFORM/2023-04-26T91-00-00-04-00/343668698_1628415117630869_1014212384268617089_n.jpg" xlink:type="simple" xlink:show="embed" xlink:actuate="onLoad" draw:mime-type="image/jpeg"/>
</draw:frame>
</text:p>
      <text:p text:style-name="P4">
За процесуального керівництва Херсонської обласної прокуратури розпочатодосудове розслідування за фактом порушення законів та звичаїв війни (ч. 2 ст.438 КК України). За даними слідства, 26 квітня російські війська, вчерговепорушуючи норми міжнародного гуманітарного права, здійснили обстріл районуАнтонівського мосту біля Херсона.</text:p>
      <text:p text:style-name="P4">
Про це<text:a xlink:type="simple" xlink:href="https://www.facebook.com/pgo.gov.ua/posts/pfbid02evQuikdofKiMKAFqXb6YdVcE5nPGj6Enhu3AzUs4K6r9kxU3zBETEH8u3CkaFrKal" text:style-name="Internet_20_link" text:visited-style-name="Visited_20_Internet_20_Link">
повідомляє</text:a>
Офіс Генерального прокурора України.</text:p>
      <text:p text:style-name="P4">
Внаслідок цього загинув цивільний чоловік.</text:p>
      <text:p text:style-name="P4">
Також вогнепальне поранення плеча отримав кореспондент іноземного видання. Вінпрацював над матеріалом про життя в місті, що тривалий час було в окупації, атепер зазнає систематичних обстрілів з боку армії рф.</text:p>
      <text:p text:style-name="P4">
Його доставлено у лікарню, де надається кваліфікована медична допомога.</text:p>
      <text:p text:style-name="P4">
Наразі проводяться необхідні слідчі дії для фіксування чергового злочину рф.</text:p>
      <text:p text:style-name="P4">
Source: <text:a xlink:type="simple" xlink:href="https://armyinform.com.ua/2023/04/26/vnaslidok-obstrilu-antonivskogo-mostu-zagynuv-czyvilnyj-ta-poraneno-zhurnalista/" text:style-name="Internet_20_link" text:visited-style-name="Visited_20_Internet_20_Link">
https://armyinform.com.ua/2023/04/26/vnaslidok-obstrilu-antonivskogo-mostu-zagynuv-czyvilnyj-ta-poraneno-zhurnalista/</text:a>
</text:p>
      <!--NEWS-->
      <text:h text:style-name="P10" text:outline-level="1">
<text:span text:style-name="T4">
З охопленого бойовими діями Судану вдалось врятувати вже 91 українця — ГУР</text:span>
</text:h>
      <text:p text:style-name="P4">
Author: ['АРМІЯINFORM']</text:p>
      <text:p text:style-name="P4">
Time: 2023-04-26T92:00:00-04:00</text:p>
      <text:p text:style-name="P4">
Description: Внаслідок ретельно спланованої операції, здійсненої ГУР МО спільно з МЗС та Офі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068456_595279729206577_1310501425830813646_n.jpg" text:style-name="Internet_20_link" text:visited-style-name="Visited_20_Internet_20_Link">
343068456_595279729206577_1310501425830813646_n.jpg</text:a>
', '<text:a xlink:type="simple" xlink:href="https://armyinform.com.ua/wp-content/uploads/2023/04/343086149_3528335257449766_3495646879656041060_n-150x150.jpg" text:style-name="Internet_20_link" text:visited-style-name="Visited_20_Internet_20_Link">
343086149_3528335257449766_3495646879656041060_n-150x150.jpg</text:a>
', '<text:a xlink:type="simple" xlink:href="https://armyinform.com.ua/wp-content/uploads/2023/04/343177248_611465647682279_5495077909481230695_n-150x150.jpg" text:style-name="Internet_20_link" text:visited-style-name="Visited_20_Internet_20_Link">
343177248_611465647682279_5495077909481230695_n-150x150.jpg</text:a>
', '<text:a xlink:type="simple" xlink:href="https://armyinform.com.ua/wp-content/uploads/2023/04/343295574_936172827519048_4048038841056452191_n-150x150.jpg" text:style-name="Internet_20_link" text:visited-style-name="Visited_20_Internet_20_Link">
343295574_936172827519048_4048038841056452191_n-150x150.jpg</text:a>
', '<text:a xlink:type="simple" xlink:href="https://armyinform.com.ua/wp-content/uploads/2023/04/343328565_817495803135616_2524236438428527415_n-150x150.jpg" text:style-name="Internet_20_link" text:visited-style-name="Visited_20_Internet_20_Link">
343328565_817495803135616_2524236438428527415_n-150x150.jpg</text:a>
']</text:p>
      <text:p text:style-name="P4">
Tags: ['STOPRUSSIA', 'АГРЕСІЯ РФ', 'ГУР МО УКРАЇНИ', 'СУДАН']</text:p>
      <text:p text:style-name="P4">
Category: News</text:p>
      <!--METADATA-->
      <text:p text:style-name="P4">
<draw:frame draw:style-name="fr1" draw:name="Image106" text:anchor-type="as-char" svg:width="6.9236in" svg:height="5.1927in" draw:z-index="0">
<draw:image xlink:href="../Images/AРМІЯINFORM/2023-04-26T92-00-00-04-00/343068456_595279729206577_1310501425830813646_n.jpg" xlink:type="simple" xlink:show="embed" xlink:actuate="onLoad" draw:mime-type="image/jpeg"/>
</draw:frame>
</text:p>
      <text:p text:style-name="P4">
Внаслідок ретельно спланованої операції, здійсненої ГУР МО спільно з МЗС таОфісом Президента України, станом на 26 квітня 2023 року з охопленого бойовимидіями Судану вдалось врятувати уже 91 українця.</text:p>
      <text:p text:style-name="P4">
Про це<text:a xlink:type="simple" xlink:href="https://www.facebook.com/DefenceIntelligenceofUkraine/posts/pfbid02UTCqKvJsvqpXFmdXosYHy7NEGUA8eqGB4tmibmeG5VPzrKwy98JuqpapRgpqpjhBl" text:style-name="Internet_20_link" text:visited-style-name="Visited_20_Internet_20_Link">
повідомляє</text:a>
Головне управління розвідки Міністерства оборони України.</text:p>
      <text:p text:style-name="P4">
У межах операції українські воєнні розвідники та дипломати також допомоглипокинути Судан 51 іноземцю ― громадянам Грузії, Канади, Перу та ФедераціїСент-Кіттс і Невіс.</text:p>
      <text:p text:style-name="P4">
Чартерний рейс із 64 українцями, які виявили бажання повернутись додому, щойноприземлились в аеропорту Польщі. Вже невдозі врятовані співробіниками ГУРукраїнці перетнуть український державний кордон.</text:p>
      <text:p text:style-name="P4">
Евакуація з неспокійної африканської країни триває. Українцям, якіпотребуватимуть порятунку через небезпеку для життя і здоров’я в Судані, буденадана невідкладна допомога з боку офіційних представників України.</text:p>
      <text:p text:style-name="P4">
<text:a xlink:type="simple" xlink:href="https://armyinform.com.ua/wp-content/uploads/2023/04/343086149_3528335257449766_3495646879656041060_n.jpg" text:style-name="Internet_20_link" text:visited-style-name="Visited_20_Internet_20_Link">
<draw:frame draw:style-name="fr1" draw:name="Image107" text:anchor-type="as-char" svg:width="6.9236in" svg:height="6.9236in" draw:z-index="0">
<draw:image xlink:href="../Images/AРМІЯINFORM/2023-04-26T92-00-00-04-00/343086149_3528335257449766_3495646879656041060_n-150x150.jpg" xlink:type="simple" xlink:show="embed" xlink:actuate="onLoad" draw:mime-type="image/jpeg"/>
</draw:frame>
</text:a>
</text:p>
      <text:p text:style-name="P4">
<text:a xlink:type="simple" xlink:href="https://armyinform.com.ua/wp-content/uploads/2023/04/343177248_611465647682279_5495077909481230695_n.jpg" text:style-name="Internet_20_link" text:visited-style-name="Visited_20_Internet_20_Link">
<draw:frame draw:style-name="fr1" draw:name="Image108" text:anchor-type="as-char" svg:width="6.9236in" svg:height="6.9236in" draw:z-index="0">
<draw:image xlink:href="../Images/AРМІЯINFORM/2023-04-26T92-00-00-04-00/343177248_611465647682279_5495077909481230695_n-150x150.jpg" xlink:type="simple" xlink:show="embed" xlink:actuate="onLoad" draw:mime-type="image/jpeg"/>
</draw:frame>
</text:a>
</text:p>
      <text:p text:style-name="P4">
<text:a xlink:type="simple" xlink:href="https://armyinform.com.ua/wp-content/uploads/2023/04/343295574_936172827519048_4048038841056452191_n.jpg" text:style-name="Internet_20_link" text:visited-style-name="Visited_20_Internet_20_Link">
<draw:frame draw:style-name="fr1" draw:name="Image109" text:anchor-type="as-char" svg:width="6.9236in" svg:height="6.9236in" draw:z-index="0">
<draw:image xlink:href="../Images/AРМІЯINFORM/2023-04-26T92-00-00-04-00/343295574_936172827519048_4048038841056452191_n-150x150.jpg" xlink:type="simple" xlink:show="embed" xlink:actuate="onLoad" draw:mime-type="image/jpeg"/>
</draw:frame>
</text:a>
</text:p>
      <text:p text:style-name="P4">
<text:a xlink:type="simple" xlink:href="https://armyinform.com.ua/wp-content/uploads/2023/04/343328565_817495803135616_2524236438428527415_n.jpg" text:style-name="Internet_20_link" text:visited-style-name="Visited_20_Internet_20_Link">
<draw:frame draw:style-name="fr1" draw:name="Image110" text:anchor-type="as-char" svg:width="6.9236in" svg:height="6.9236in" draw:z-index="0">
<draw:image xlink:href="../Images/AРМІЯINFORM/2023-04-26T92-00-00-04-00/343328565_817495803135616_2524236438428527415_n-150x150.jpg" xlink:type="simple" xlink:show="embed" xlink:actuate="onLoad" draw:mime-type="image/jpeg"/>
</draw:frame>
</text:a>
</text:p>
      <text:p text:style-name="P4">
Source: <text:a xlink:type="simple" xlink:href="https://armyinform.com.ua/2023/04/26/z-ohoplenogo-bojovymy-diyamy-sudanu-vdalos-vryatuvaty-vzhe-91-ukrayinczya-gur/" text:style-name="Internet_20_link" text:visited-style-name="Visited_20_Internet_20_Link">
https://armyinform.com.ua/2023/04/26/z-ohoplenogo-bojovymy-diyamy-sudanu-vdalos-vryatuvaty-vzhe-91-ukrayinczya-gur/</text:a>
</text:p>
      <!--NEWS-->
      <text:h text:style-name="P10" text:outline-level="1">
<text:span text:style-name="T4">
російська армія ще 5 разів обстріляла прикордоння Чернігівщини</text:span>
</text:h>
      <text:p text:style-name="P4">
Author: ['АРМІЯINFORM']</text:p>
      <text:p text:style-name="P4">
Time: 2023-04-26T93:00:00-04:00</text:p>
      <text:p text:style-name="P4">
Description: Про це повідомляє оперативне командування «Північ»:    «Станом на 17:00 26 квіт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 'ЧЕРНІГІВЩИНА']</text:p>
      <text:p text:style-name="P4">
Category: News</text:p>
      <!--METADATA-->
      <text:p text:style-name="P4">
<draw:frame draw:style-name="fr1" draw:name="Image111" text:anchor-type="as-char" svg:width="6.9236in" svg:height="4.615733in" draw:z-index="0">
<draw:image xlink:href="../Images/AРМІЯINFORM/2023-04-26T93-00-00-04-00/obstril-harkova-8.jpg" xlink:type="simple" xlink:show="embed" xlink:actuate="onLoad" draw:mime-type="image/jpeg"/>
</draw:frame>
 Ілюстративне фото</text:p>
      <text:p text:style-name="P4">
Про це<text:a xlink:type="simple" xlink:href="https://www.facebook.com/kommander.nord/posts/pfbid02a8UQUxqNximpLUnawvmpfWEk1hbjmRvNhbjozDa29XDJEmdnvF6HjbdEmDGGwJXrl" text:style-name="Internet_20_link" text:visited-style-name="Visited_20_Internet_20_Link">
повідомляє</text:a>
оперативне командування «Північ»:</text:p>
      <text:p text:style-name="P4">
«Станом на 17:00 26 квітня російська армія ще 5 разів обстріляла прикордонняЧернігівської області.</text:p>
      <text:p text:style-name="P4">
З 10:58 до 11:38 зафіксовано 3 приходи, ймовірно з міномету 120 мм, в районін.п. Янжулівка. Про втрати серед місцевого населення чи пошкодження цивільноїінфраструктури інформація не надходила.</text:p>
      <text:p text:style-name="P4">
З 10:45 до 11:36 зафіксовано 2 приходи, ймовірно з міномету 120 мм, в н.п.Медведівка. Про втрати серед місцевого населення чи пошкодження цивільноїінфраструктури інформація не надходила.</text:p>
      <text:p text:style-name="P4">
11:56 до 12:50 зафіксовано 6 приходів, ймовірно з міномету 120 мм, в районін.п. Медведівка. Про втрати серед місцевого населення чи пошкодження цивільноїінфраструктури інформація не надходила.</text:p>
      <text:p text:style-name="P4">
З 13:30 до 14:00 зафіксовано 6 приходів, ймовірно зі ствольної артилерії, врайон н.п. Заріччя. Про втрати серед місцевого населення чи пошкодженняцивільної інфраструктури інформація не надходила.</text:p>
      <text:p text:style-name="P4">
З 14:40 до 14:54 зафіксовано 17 приходів, ймовірно з міномету 82 мм, в районін.п. Карповичі.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4/26/rosijska-armiya-shhe-5-raziv-obstrilyala-prykordonnya-chernigivshhyny/" text:style-name="Internet_20_link" text:visited-style-name="Visited_20_Internet_20_Link">
https://armyinform.com.ua/2023/04/26/rosijska-armiya-shhe-5-raziv-obstrilyala-prykordonnya-chernigivshhyny/</text:a>
</text:p>
      <!--NEWS-->
      <text:h text:style-name="P10" text:outline-level="1">
<text:span text:style-name="T4">
Володимир Зеленський провів телефонну розмову з Прем’єр-міністром Італії</text:span>
</text:h>
      <text:p text:style-name="P4">
Author: ['АРМІЯINFORM']</text:p>
      <text:p text:style-name="P4">
Time: 2023-04-26T94:00:00-04:00</text:p>
      <text:p text:style-name="P4">
Description: Про це Президент України Володимир Зеленський повідомив у Facebook:    «Провів телефон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746616_1264625241155540_3802323340443924613_n.jpg" text:style-name="Internet_20_link" text:visited-style-name="Visited_20_Internet_20_Link">
343746616_1264625241155540_3802323340443924613_n.jpg</text:a>
']</text:p>
      <text:p text:style-name="P4">
Tags: ['STOPRUSSIA', 'АГРЕСІЯ РФ', 'ВОЛОДИМИР ЗЕЛЕНСЬКИЙ']</text:p>
      <text:p text:style-name="P4">
Category: News</text:p>
      <!--METADATA-->
      <text:p text:style-name="P4">
<draw:frame draw:style-name="fr1" draw:name="Image112" text:anchor-type="as-char" svg:width="6.9236in" svg:height="4.615733in" draw:z-index="0">
<draw:image xlink:href="../Images/AРМІЯINFORM/2023-04-26T94-00-00-04-00/343746616_1264625241155540_3802323340443924613_n.jpg" xlink:type="simple" xlink:show="embed" xlink:actuate="onLoad" draw:mime-type="image/jpeg"/>
</draw:frame>
</text:p>
      <text:p text:style-name="P4">
Про це Президент України Володимир Зеленський<text:a xlink:type="simple" xlink:href="https://www.facebook.com/zelenskiy.official/posts/pfbid0zLomSHsUJM5eeR8u4fZx3LCncpuS4AKjBJhXYb6yaJXC4rtjwvbxWrcKR2z237cVl" text:style-name="Internet_20_link" text:visited-style-name="Visited_20_Internet_20_Link">
повідомив</text:a>
у Facebook:</text:p>
      <text:p text:style-name="P4">
«Провів телефонну розмову з Прем’єр-міністром Італії Giorgia Meloni. Подякувавза проведену конференцію з відновлення України та за її особисте лідерство унеослабній підтримці українського народу. Принагідно обговорили продовженняоборонної співпраці та майбутні міжнародні заходи».</text:p>
      <text:p text:style-name="P4">
Source: <text:a xlink:type="simple" xlink:href="https://armyinform.com.ua/2023/04/26/volodymyr-zelenskyj-proviv-telefonnu-rozmovu-z-premyer-ministrom-italiyi/" text:style-name="Internet_20_link" text:visited-style-name="Visited_20_Internet_20_Link">
https://armyinform.com.ua/2023/04/26/volodymyr-zelenskyj-proviv-telefonnu-rozmovu-z-premyer-ministrom-italiyi/</text:a>
</text:p>
      <!--NEWS-->
      <text:h text:style-name="P10" text:outline-level="1">
<text:span text:style-name="T4">
Україна та Італія розширюють співпрацю в галузі ВПК</text:span>
</text:h>
      <text:p text:style-name="P4">
Author: ['АРМІЯINFORM']</text:p>
      <text:p text:style-name="P4">
Time: 2023-04-26T95:00:00-04:00</text:p>
      <text:p text:style-name="P4">
Description: Під час візиту урядової делегації до Італії Прем’єр-міністр України Денис Шмига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056_820_360_0_0_auto.jpg" text:style-name="Internet_20_link" text:visited-style-name="Visited_20_Internet_20_Link">
thumb_203056_820_360_0_0_auto.jpg</text:a>
', '<text:a xlink:type="simple" xlink:href="https://armyinform.com.ua/wp-content/uploads/2023/04/thumb_203057_820_360_0_0_auto-150x150.jpg" text:style-name="Internet_20_link" text:visited-style-name="Visited_20_Internet_20_Link">
thumb_203057_820_360_0_0_auto-150x150.jpg</text:a>
', '<text:a xlink:type="simple" xlink:href="https://armyinform.com.ua/wp-content/uploads/2023/04/thumb_203058_820_360_0_0_auto-150x150.jpg" text:style-name="Internet_20_link" text:visited-style-name="Visited_20_Internet_20_Link">
thumb_203058_820_360_0_0_auto-150x150.jpg</text:a>
', '<text:a xlink:type="simple" xlink:href="https://armyinform.com.ua/wp-content/uploads/2023/04/thumb_203059_820_360_0_0_auto-150x150.jpg" text:style-name="Internet_20_link" text:visited-style-name="Visited_20_Internet_20_Link">
thumb_203059_820_360_0_0_auto-150x150.jpg</text:a>
', '<text:a xlink:type="simple" xlink:href="https://armyinform.com.ua/wp-content/uploads/2023/04/thumb_203060_820_360_0_0_auto-150x150.jpg" text:style-name="Internet_20_link" text:visited-style-name="Visited_20_Internet_20_Link">
thumb_203060_820_360_0_0_auto-150x150.jpg</text:a>
']</text:p>
      <text:p text:style-name="P4">
Tags: ['STOPRUSSIA', 'АГРЕСІЯ РФ', 'ДЕНИС ШМИГАЛЬ', 'ІТАЛІЯ']</text:p>
      <text:p text:style-name="P4">
Category: News</text:p>
      <!--METADATA-->
      <text:p text:style-name="P4">
<draw:frame draw:style-name="fr1" draw:name="Image113" text:anchor-type="as-char" svg:width="6.9236in" svg:height="4.610104in" draw:z-index="0">
<draw:image xlink:href="../Images/AРМІЯINFORM/2023-04-26T95-00-00-04-00/thumb_203056_820_360_0_0_auto.jpg" xlink:type="simple" xlink:show="embed" xlink:actuate="onLoad" draw:mime-type="image/jpeg"/>
</draw:frame>
</text:p>
      <text:p text:style-name="P4">
Під час візиту урядової делегації до Італії Прем’єр-міністр України ДенисШмигаль відвідав оборонне підприємство Rheinmetall Italia S.p.A., щоспеціалізується на виробництві сучасних систем ППО.</text:p>
      <text:p text:style-name="P4">
Про це <text:a xlink:type="simple" xlink:href="https://www.kmu.gov.ua/news/ukraina-ta-italiia-rozshyriuiut-spivpratsiu-v-haluzi-vpk" text:style-name="Internet_20_link" text:visited-style-name="Visited_20_Internet_20_Link">
повідомляє</text:a>
 Урядовий портал.</text:p>
      <text:p text:style-name="P4">
Серед розробок Rheinmetall — система ППО малого радіусу дії Skynex, якоюцікавиться Україна.</text:p>
      <text:p text:style-name="P4">
«Нам потрібна така ефективна зброя для захисту від дронів, якими Українуатакує росія. Це збереже десятки життів та важливу інфраструктуру длямільйонів людей», — переконаний Денис Шмигаль.</text:p>
      <text:p text:style-name="P4">
Наразі такі батареї вже перебувають на бойовому чергуванні в Україні. Прем’єр-міністр подякував партнерам за підтримку.</text:p>
      <text:p text:style-name="P4">
<text:a xlink:type="simple" xlink:href="https://armyinform.com.ua/wp-content/uploads/2023/04/thumb_203057_820_360_0_0_auto.jpg" text:style-name="Internet_20_link" text:visited-style-name="Visited_20_Internet_20_Link">
<draw:frame draw:style-name="fr1" draw:name="Image114" text:anchor-type="as-char" svg:width="6.9236in" svg:height="6.9236in" draw:z-index="0">
<draw:image xlink:href="../Images/AРМІЯINFORM/2023-04-26T95-00-00-04-00/thumb_203057_820_360_0_0_auto-150x150.jpg" xlink:type="simple" xlink:show="embed" xlink:actuate="onLoad" draw:mime-type="image/jpeg"/>
</draw:frame>
</text:a>
</text:p>
      <text:p text:style-name="P4">
<text:a xlink:type="simple" xlink:href="https://armyinform.com.ua/wp-content/uploads/2023/04/thumb_203058_820_360_0_0_auto.jpg" text:style-name="Internet_20_link" text:visited-style-name="Visited_20_Internet_20_Link">
<draw:frame draw:style-name="fr1" draw:name="Image115" text:anchor-type="as-char" svg:width="6.9236in" svg:height="6.9236in" draw:z-index="0">
<draw:image xlink:href="../Images/AРМІЯINFORM/2023-04-26T95-00-00-04-00/thumb_203058_820_360_0_0_auto-150x150.jpg" xlink:type="simple" xlink:show="embed" xlink:actuate="onLoad" draw:mime-type="image/jpeg"/>
</draw:frame>
</text:a>
</text:p>
      <text:p text:style-name="P4">
<text:a xlink:type="simple" xlink:href="https://armyinform.com.ua/wp-content/uploads/2023/04/thumb_203059_820_360_0_0_auto.jpg" text:style-name="Internet_20_link" text:visited-style-name="Visited_20_Internet_20_Link">
<draw:frame draw:style-name="fr1" draw:name="Image116" text:anchor-type="as-char" svg:width="6.9236in" svg:height="6.9236in" draw:z-index="0">
<draw:image xlink:href="../Images/AРМІЯINFORM/2023-04-26T95-00-00-04-00/thumb_203059_820_360_0_0_auto-150x150.jpg" xlink:type="simple" xlink:show="embed" xlink:actuate="onLoad" draw:mime-type="image/jpeg"/>
</draw:frame>
</text:a>
</text:p>
      <text:p text:style-name="P4">
<text:a xlink:type="simple" xlink:href="https://armyinform.com.ua/wp-content/uploads/2023/04/thumb_203060_820_360_0_0_auto.jpg" text:style-name="Internet_20_link" text:visited-style-name="Visited_20_Internet_20_Link">
<draw:frame draw:style-name="fr1" draw:name="Image117" text:anchor-type="as-char" svg:width="6.9236in" svg:height="6.9236in" draw:z-index="0">
<draw:image xlink:href="../Images/AРМІЯINFORM/2023-04-26T95-00-00-04-00/thumb_203060_820_360_0_0_auto-150x150.jpg" xlink:type="simple" xlink:show="embed" xlink:actuate="onLoad" draw:mime-type="image/jpeg"/>
</draw:frame>
</text:a>
</text:p>
      <text:p text:style-name="P4">
«Розширюємо горизонти співпраці України та Італії в галузі ВПК. Розглядаємоможливість спільного виробництва компонентів цих систем. Працюємо над тим, абимати більше таких дієвих ППО. Вони створять надійний щит навколо нашихстратегічних інфраструктурних об’єктів», — заявив Глава Уряду.</text:p>
      <text:p text:style-name="P4">
Source: <text:a xlink:type="simple" xlink:href="https://armyinform.com.ua/2023/04/26/ukrayina-ta-italiya-rozshyryuyut-spivpraczyu-v-galuzi-vpk/" text:style-name="Internet_20_link" text:visited-style-name="Visited_20_Internet_20_Link">
https://armyinform.com.ua/2023/04/26/ukrayina-ta-italiya-rozshyryuyut-spivpraczyu-v-galuzi-vpk/</text:a>
</text:p>
      <!--NEWS-->
      <text:h text:style-name="P10" text:outline-level="1">
<text:span text:style-name="T4">
Наші воїни на Херсонщині збили російський БПЛА типу «Мерлін»</text:span>
</text:h>
      <text:p text:style-name="P4">
Author: ['АРМІЯINFORM']</text:p>
      <text:p text:style-name="P4">
Time: 2023-04-26T96:00:00-04:00</text:p>
      <text:p text:style-name="P4">
Description: Про це повідомляє повітряне командування «Південь»:    «26 квітня 2023 року, близьк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9762bcb7b43a45a.jpg" text:style-name="Internet_20_link" text:visited-style-name="Visited_20_Internet_20_Link">
f9762bcb7b43a45a.jpg</text:a>
']</text:p>
      <text:p text:style-name="P4">
Tags: ['STOPRUSSIA', 'АГРЕСІЯ РФ', 'ВТРАТИ ВОРОГА', 'ХРОНІКА ОБОРОНИ']</text:p>
      <text:p text:style-name="P4">
Category: News</text:p>
      <!--METADATA-->
      <text:p text:style-name="P4">
<draw:frame draw:style-name="fr1" draw:name="Image118" text:anchor-type="as-char" svg:width="6.9236in" svg:height="3.750283in" draw:z-index="0">
<draw:image xlink:href="../Images/AРМІЯINFORM/2023-04-26T96-00-00-04-00/f9762bcb7b43a45a.jpg" xlink:type="simple" xlink:show="embed" xlink:actuate="onLoad" draw:mime-type="image/jpeg"/>
</draw:frame>
Ілюстративне фото</text:p>
      <text:p text:style-name="P4">
Про це<text:a xlink:type="simple" xlink:href="https://www.facebook.com/PvKPivden/posts/pfbid0PG7Zqd3VgZZyA1SvaZaeWDfasrJgcKWhCg38FdmcwjVT1nPNNFjNqjvhBgaAhhPYl" text:style-name="Internet_20_link" text:visited-style-name="Visited_20_Internet_20_Link">
повідомляє</text:a>
повітряне командування «Південь»:</text:p>
      <text:p text:style-name="P4">
«26 квітня 2023 року, близько 18.00, на Херсонщині воїнами мобільної вогневоїгрупи Херсонської зенітної ракетної бригади повітряного командування «Південь»збито російський розвідувальний БПЛА типу «Мерлін».</text:p>
      <text:p text:style-name="P4">
Source: <text:a xlink:type="simple" xlink:href="https://armyinform.com.ua/2023/04/26/nashi-voyiny-na-hersonshhyni-zbyly-rosijskyj-bpla-typu-merlin/" text:style-name="Internet_20_link" text:visited-style-name="Visited_20_Internet_20_Link">
https://armyinform.com.ua/2023/04/26/nashi-voyiny-na-hersonshhyni-zbyly-rosijskyj-bpla-typu-merlin/</text:a>
</text:p>
      <!--NEWS-->
      <text:h text:style-name="P10" text:outline-level="1">
<text:span text:style-name="T4">
Загалом повернуто з російського полону вже 2279 українців і українок — Володимир Зеленський</text:span>
</text:h>
      <text:p text:style-name="P4">
Author: ['АРМІЯINFORM']</text:p>
      <text:p text:style-name="P4">
Time: 2023-04-26T97:00:00-04:00</text:p>
      <text:p text:style-name="P4">
Description: https://www.youtube.com/watch?v=vATVeWbgYBo    Про це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zaraz-ye-mozhlivist-dati-novu-energiyu-vidnosinam-ukrayini-t-82501" text:style-name="Internet_20_link" text:visited-style-name="Visited_20_Internet_20_Link">
повідомив</text:a>
 у своєму зверненні :</text:p>
      <text:p text:style-name="P4">
«Вдалося повернути додому в Україну ще 44 людини з російського полону.Більшість — це військові. З різних напрямків. Є серед них захисники«Азовсталі» та Маріуполя, інших міст Донеччини, Херсонщини, Харківщини…Більшість — рядові та сержанти. Є офіцери. Двоє — цивільні.</text:p>
      <text:p text:style-name="P4">
І це важливо, що команда працює щодо всіх, хто в полоні… Навіть якщо цеособливо важко, як, зокрема, щодо деяких категорій полонених, і це не лишевійськовополонені, яких складно повертати, а й, приміром, цивільні полонені —одна із тих категорій, щодо якої складно.</text:p>
      <text:p text:style-name="P4">
Про всіх памʼятаємо. І навіть якщо стосовно конкретної людини немає точноїінформації про те, що з нею сталося, де може перебувати, таку людину все одношукають і все перевіряють настільки, наскільки можливо. Україна має повернутивсіх своїх.</text:p>
      <text:p text:style-name="P4">
Я дякую всім вам, хлопці, хто координує цю роботу: Буданов, Єрмак, Лубінець,Усов, Малюк, Клименко… Дякую кожному й кожній, хто допомагає і в ГУР МО, і вОфісі, і в СБУ, і в інших наших структурах.</text:p>
      <text:p text:style-name="P4">
Звичайно, дякую окремо всім нашим воїнам на передовій, хто збирає поповненнядля обмінного фонду. Кожен російський полонений — це можливість обміну нашоїлюдини.</text:p>
      <text:p text:style-name="P4">
Загалом повернуто з російського полону за час повномасштабної війни вже 2279українців і українок».</text:p>
      <text:p text:style-name="P4">
Source: <text:a xlink:type="simple" xlink:href="https://armyinform.com.ua/2023/04/26/zagalom-povernuto-z-rosijskogo-polonu-vzhe-2279-ukrayincziv-i-ukrayinok-volodymyr-zelenskyj/" text:style-name="Internet_20_link" text:visited-style-name="Visited_20_Internet_20_Link">
https://armyinform.com.ua/2023/04/26/zagalom-povernuto-z-rosijskogo-polonu-vzhe-2279-ukrayincziv-i-ukrayinok-volodymyr-zelenskyj/</text:a>
</text:p>
      <!--NEWS-->
      <text:h text:style-name="P10" text:outline-level="1">
<text:span text:style-name="T4">
Зараз є можливість дати нову енергію відносинам України та Китаю — Президент</text:span>
</text:h>
      <text:p text:style-name="P4">
Author: ['АРМІЯINFORM']</text:p>
      <text:p text:style-name="P4">
Time: 2023-04-26T98:00:00-04:00</text:p>
      <text:p text:style-name="P4">
Description: Про це Президент України Володимир Зеленський сказав під час свого щоде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7cf3488916edf12c9d9ae55a96789a7_1682537250_extra_large.png" text:style-name="Internet_20_link" text:visited-style-name="Visited_20_Internet_20_Link">
a7cf3488916edf12c9d9ae55a96789a7_1682537250_extra_large.png</text:a>
']</text:p>
      <text:p text:style-name="P4">
Tags: ['STOPRUSSIA', 'АГРЕСІЯ РФ', 'КИТАЙ']</text:p>
      <text:p text:style-name="P4">
Category: News</text:p>
      <!--METADATA-->
      <text:p text:style-name="P4">
<draw:frame draw:style-name="fr1" draw:name="Image119" text:anchor-type="as-char" svg:width="6.9236in" svg:height="4.587133in" draw:z-index="0">
<draw:image xlink:href="../Images/AРМІЯINFORM/2023-04-26T98-00-00-04-00/a7cf3488916edf12c9d9ae55a96789a7_1682537250_extra_large.png" xlink:type="simple" xlink:show="embed" xlink:actuate="onLoad" draw:mime-type="image/png"/>
</draw:frame>
</text:p>
      <text:p text:style-name="P4">
Про це Президент України Володимир Зеленський<text:a xlink:type="simple" xlink:href="https://www.president.gov.ua/news/zaraz-ye-mozhlivist-dati-novu-energiyu-vidnosinam-ukrayini-t-82501" text:style-name="Internet_20_link" text:visited-style-name="Visited_20_Internet_20_Link">
сказав</text:a>
 під час свого щоденного відеозвернення.</text:p>
      <text:p text:style-name="P4">
«Говорив сьогодні з лідером Китаю. Це була тривала й доволі раціональнарозмова. Про такі розмови зазвичай говорять, що вони відкривають можливості.Зараз є можливість дати нову енергію нашим відносинам — України та Китаю.</text:p>
      <text:p text:style-name="P4">
Є можливість застосувати політичний вплив Китаю, щоб повернути силу принципамі правилам, на яких має триматися мир. Україна та Китай, як і абсолютнабільшість світу, однаково зацікавлені в міцності суверенітету націй ітериторіальної цілісності… У дотриманні головних безпекових правил, зокремащодо неприпустимості погроз ядерною зброєю та розповсюдження ядерної зброїсвітом. Ми однаково зацікавлені, щоб ситуація навколо Запорізької атомноїстанції нарешті була повністю убезпечена і щоб атомні станції взагалі ніколизнову не використовувалися заради військових цілей — а саме таке цинічневикористання АЕС Росія намагається зробити нормою.</text:p>
      <text:p text:style-name="P4">
Дуже важливо, що Китай має однаковий із нами погляд на свободу мореплавства йторгівлі. Я поінформував пана Сі Цзіньпіна про наші зусилля щодо відновленняморського експорту продовольства. І я почув слова підтримки нашоїЧорноморської зернової ініціативи, її подовження, а також — підтримки нашихгуманітарних зусиль, зокрема програми «Зерно з України».</text:p>
      <text:p text:style-name="P4">
Звичайно, суттєва частина розмови — це наші погляди на те, як можна відновитисправедливий мир. Я представив українську формулу миру, її конкретні пункти.Ми домовилися продовжити наші комунікації», — зазначив глава держави.</text:p>
      <text:p text:style-name="P4">
Source: <text:a xlink:type="simple" xlink:href="https://armyinform.com.ua/2023/04/26/zaraz-ye-mozhlyvist-daty-novu-energiyu-vidnosynam-ukrayiny-ta-kytayu-prezydent/" text:style-name="Internet_20_link" text:visited-style-name="Visited_20_Internet_20_Link">
https://armyinform.com.ua/2023/04/26/zaraz-ye-mozhlyvist-daty-novu-energiyu-vidnosynam-ukrayiny-ta-kytayu-prezydent/</text:a>
</text:p>
      <!--NEWS-->
      <text:h text:style-name="P10" text:outline-level="1">
<text:span text:style-name="T4">
Ворог за день обстріляв дев'ять громад Сумщини, загалом понад 130 «прильотів»</text:span>
</text:h>
      <text:p text:style-name="P4">
Authors: Ukrinform (Person)</text:p>
      <text:p text:style-name="P4">
Publisher: Укринформ (Organization)</text:p>
      <text:p text:style-name="P4">
Published Time: 2023-04-27T-12:50:00+03:00</text:p>
      <text:p text:style-name="P4">
Modified Time: 2023-04-27T23:50:00+03:00</text:p>
      <text:p text:style-name="P4">
Description: Протягом дня російські агресори обстріляли дев'ять територіальних громад Сумської області - ворог бив з мінометів, артилерії, гранатометів, а також здійснював пуски ракет з гелікоптерів.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None</text:p>
      <text:p text:style-name="P4">
Type: Article</text:p>
      <!--METADATA-->
      <text:p text:style-name="P4">
<draw:frame draw:style-name="fr1" draw:name="Image120" text:anchor-type="as-char" svg:width="6.9236in" svg:height="3.956343in" draw:z-index="0">
<draw:image xlink:href="../Images/yкринформ/2023-04-27T-12-50-00-03-00/630_360_1574102935-316.jpg" xlink:type="simple" xlink:show="embed" xlink:actuate="onLoad" draw:mime-type="image/jpeg"/>
</draw:frame>
 Протягомдня російські агресори обстріляли дев'ять територіальних громад Сумськоїобласті - ворог бив з мінометів, артилерії, гранатометів, а також здійснювавпуски ракет з гелікоптерів.</text:p>
      <text:p text:style-name="P4">
Про це Сумська ОВА повідомляє у <text:a xlink:type="simple" xlink:href="https://www.facebook.com/sumska.oda/" text:style-name="Internet_20_link" text:visited-style-name="Visited_20_Internet_20_Link">
 </text:a>
 ,передає Укрінформ.</text:p>
      <text:p text:style-name="P4">
«Протягом дня росіяни здійснили 27 обстрілів прикордонних громад. Обстрілівзазнали Середино-Будська, Зноб-Новгородська, Есманська, Шалигинська, Свеська,Білопільська, Юнаківська, Хотінська та Миропільська територіальні громади», -ідеться в повідомленні.</text:p>
      <text:p text:style-name="P4">
Загалом зафіксовано понад 130 «прильотів» з мінометів, артилерії,гранатометів, а також пуски ракет з території рф.</text:p>
      <text:p text:style-name="P4">
По Середино-Будській громаді агресори випустили 22 міни. Також з території рфз гелікоптера здійснено пуск чотирьох ракет по місту Середина-Буда.</text:p>
      <text:p text:style-name="P4">
В Есманській громаді зафіксовано 23 «прильоти» з мінометів, п’ять - зіствольної артилерії. Також ворог з гелікоптера здійснив пуск однієї ракети.Внаслідок обстрілу пошкоджені три житлові будинки.</text:p>
      <text:p text:style-name="P4">
<text:span text:style-name="T4">
Читайте також:</text:span>
 <text:a xlink:type="simple" xlink:href="https://www.ukrinform.ua/rubric-ato/3701243-rosiani-za-den-obstrilali-pat-gromad-sumsini-dvoe-ludej-poraneni.html" text:style-name="Internet_20_link" text:visited-style-name="Visited_20_Internet_20_Link">
 <text:span text:style-name="T4">
Сумщин</text:span>
 </text:a>
</text:p>
      <text:p text:style-name="P4">
Зноб-Новгородська громада зазнала мінометного обстрілу – дев’ять вибухів,також зафіксовано п’ять пострілів з АГС. Крім того, з гелікоптера здійсненопуск трьох ракет.</text:p>
      <text:p text:style-name="P4">
На територію Шалигинської громада росіяни скинули три міни.</text:p>
      <text:p text:style-name="P4">
У Свеській громаді зафіксовано чотири вибухи внаслідок мінометного обстрілу.</text:p>
      <text:p text:style-name="P4">
У Білопільській громаді - 31 «приліт» з міномета та чотири – зі ствольноїартилерії.</text:p>
      <text:p text:style-name="P4">
Артилерійського <text:a xlink:type="simple" xlink:href="https://www.ukrinform.ua/tag-obstril" text:style-name="Internet_20_link" text:visited-style-name="Visited_20_Internet_20_Link">
 </text:a>
 зазнала Юнаківськагромада - шість вибухів.</text:p>
      <text:p text:style-name="P4">
<text:span text:style-name="T4">
Читайте також:</text:span>
 <text:a xlink:type="simple" xlink:href="https://www.ukrinform.ua/rubric-ato/3700710-rosiani-za-den-obstrilali-cotiri-gromadi-sumsini-e-rujnuvanna.html" text:style-name="Internet_20_link" text:visited-style-name="Visited_20_Internet_20_Link">
 <text:span text:style-name="T4">
Сумщин</text:span>
 </text:a>
</text:p>
      <text:p text:style-name="P4">
Так само з артилерії росіяни били по Хотінській громаді, зафіксовано чотири«прильоти».</text:p>
      <text:p text:style-name="P4">
Миропільська громада опинилася під артобстрілом (п’ять вибухів), також ворогвипусти чотири міни.</text:p>
      <text:p text:style-name="P4">
Як повідомлялося, війська рф у другій половині дня дев'ять разів обстрілялиприкордоння Чернігівської та Сумської областей - з мінометів, артилерії таозброєння гелікоптера.</text:p>
      <text:p text:style-name="P4">
Source: <text:a xlink:type="simple" xlink:href="https://www.ukrinform.ua/rubric-ato/3701772-vorog-za-den-obstrilav-devat-gromad-sumsini-zagalom-ponad-130-prilotiv.html" text:style-name="Internet_20_link" text:visited-style-name="Visited_20_Internet_20_Link">
https://www.ukrinform.ua/rubric-ato/3701772-vorog-za-den-obstrilav-devat-gromad-sumsini-zagalom-ponad-130-prilotiv.html</text:a>
</text:p>
      <!--NEWS-->
      <text:h text:style-name="P10" text:outline-level="1">
<text:span text:style-name="T4">
Kharkiv, Kharkivska Oblast, Poltavska Oblast, Donetsk Oblast(12:54). Red Alert: aerial threat...</text:span>
</text:h>
      <text:p text:style-name="P4">
Authors: liveuamap (Language: en)</text:p>
      <text:p text:style-name="P4">
Time: 2023-04-27T-13:55:00</text:p>
      <text:p text:style-name="P4">
Location: Kharkiv (Latitude:49.9812 Longtitude:36.25299)</text:p>
      <text:p text:style-name="P4">
Videos: []</text:p>
      <text:p text:style-name="P4">
Images: []</text:p>
      <text:p text:style-name="P4">
Tags: ["Europe", "Central and Eastern Europe"]</text:p>
      <text:p text:style-name="P4">
ID: 22558955</text:p>
      <!--METADATA-->
      <text:p text:style-name="P4">
Kharkiv, Kharkivska Oblast, Poltavska Oblast, Donetsk Oblast(12:54). RedAlert: aerial threat. Sirens sounding. Take cover now!</text:p>
      <text:p text:style-name="P4">
News Collection Link: <text:a xlink:type="simple" xlink:href="https://liveuamap.com/en/2023/27-april-kharkiv-kharkivska-oblast-poltavska-g" text:style-name="Internet_20_link" text:visited-style-name="Visited_20_Internet_20_Link">
https://liveuamap.com/en/2023/27-april-kharkiv-kharkivska-oblast-poltavska-g</text:a>
</text:p>
      <text:p text:style-name="P4">
Source: <text:a xlink:type="simple" xlink:href="https://t.me/air_alert_ua/43849" text:style-name="Internet_20_link" text:visited-style-name="Visited_20_Internet_20_Link">
https://t.me/air_alert_ua/43849</text:a>
</text:p>
      <!--NEWS-->
      <text:h text:style-name="P10" text:outline-level="1">
<text:span text:style-name="T4">
Кулеба провів розмову з Боррелем: говорили про зброю та боєприпаси для України</text:span>
</text:h>
      <text:p text:style-name="P4">
Authors: Ukrinform (Person)</text:p>
      <text:p text:style-name="P4">
Publisher: Укринформ (Organization)</text:p>
      <text:p text:style-name="P4">
Published Time: 2023-04-27T-14:31:00+03:00</text:p>
      <text:p text:style-name="P4">
Modified Time: 2023-04-27T23:31:00+03:00</text:p>
      <text:p text:style-name="P4">
Description: Міністр закордонних справ України Дмитро Кулеба та Високий представник ЄС Жозеп Боррель обговорили постачання зброї до України, а також нещодавні контакти Києва та Брюсселя з Пекіном. — Укрінформ.</text:p>
      <text:p text:style-name="P4">
Images: ["<text:a xlink:type="simple" xlink:href="https://static.ukrinform.com/photos/2021_08/thumb_files/630_360_1629273232-483.jpg" text:style-name="Internet_20_link" text:visited-style-name="Visited_20_Internet_20_Link">
630_360_16292...</text:a>
"]</text:p>
      <text:p text:style-name="P4">
Tags: ['Євросоюз', 'Китай', 'Дмитро Кулеба', 'Зброя', 'Боррель']</text:p>
      <text:p text:style-name="P4">
Type: Article</text:p>
      <!--METADATA-->
      <text:p text:style-name="P4">
<draw:frame draw:style-name="fr1" draw:name="Image121" text:anchor-type="as-char" svg:width="6.9236in" svg:height="3.956343in" draw:z-index="0">
<draw:image xlink:href="../Images/yкринформ/2023-04-27T-14-31-00-03-00/630_360_1629273232-483.jpg" xlink:type="simple" xlink:show="embed" xlink:actuate="onLoad" draw:mime-type="image/jpeg"/>
</draw:frame>
 Міністрзакордонних справ України Дмитро Кулеба та Високий представник ЄС ЖозепБоррель обговорили постачання зброї до України, а також нещодавні контактиКиєва та Брюсселя з Пекіном.</text:p>
      <text:p text:style-name="P4">
Як повідомляє кореспондент Укрінформу, про це Кулеба повідомив у <text:a xlink:type="simple" xlink:href="http://twitter.com/DmytroKuleba/status/1651640624016158720" text:style-name="Internet_20_link" text:visited-style-name="Visited_20_Internet_20_Link">
</text:a>
 .</text:p>
      <text:p text:style-name="P4">
“Під час телефонної розмови обговорив із Жозепом Боррелем нещодавні контактиУкраїни та ЄС із Китаєм, а також шляхи поглиблення відносин із країнамиЛатинської Америки”, - написав міністр.</text:p>
      <text:p text:style-name="P4">
Очільник МЗС додав, що також попросив Високого представника Євросоюзу“закликати держави ЄС прискорити постачання <text:a xlink:type="simple" xlink:href="https://www.ukrinform.ua/tag-zbroa" text:style-name="Internet_20_link" text:visited-style-name="Visited_20_Internet_20_Link">
 </text:a>
 та боєприпасів Україні”.</text:p>
      <text:p text:style-name="P4">
<text:span text:style-name="T4">
Читайте також:</text:span>
 <text:a xlink:type="simple" xlink:href="https://www.ukrinform.ua/rubric-world/3699843-boepripasi-dla-ukraini-borrel-kaze-so-ministri-es-sukatimut-svidkij-kompromis.html" text:style-name="Internet_20_link" text:visited-style-name="Visited_20_Internet_20_Link">
 <text:span text:style-name="T4">
Боррель</text:span>
 </text:a>
</text:p>
      <text:p text:style-name="P4">
Як повідомляв Укрінформ, 26 квітня Володимир Зеленський провів годиннутелефонну розмову з головою КНР Сі Цзіньпіном.</text:p>
      <text:p text:style-name="P4">
Лідери обговорили весь комплекс актуальних питань двосторонніх відносин.Окрему увагу було приділено шляхам можливої взаємодії з метою встановленнясправедливого і сталого миру для України.</text:p>
      <text:p text:style-name="P4">
<text:span text:style-name="T5">
Фото: Дмитро Кулеба, Фейсбук</text:span>
</text:p>
      <text:p text:style-name="P4">
Source: <text:a xlink:type="simple" xlink:href="https://www.ukrinform.ua/rubric-polytics/3701771-zbroa-ta-boepripasi-dla-ukraini-kuleba-proviv-rozmovu-z-borrelem.html" text:style-name="Internet_20_link" text:visited-style-name="Visited_20_Internet_20_Link">
https://www.ukrinform.ua/rubric-polytics/3701771-zbroa-ta-boepripasi-dla-ukraini-kuleba-proviv-rozmovu-z-borrelem.html</text:a>
</text:p>
      <!--NEWS-->
      <text:h text:style-name="P10" text:outline-level="1">
<text:span text:style-name="T4">
Симон Фуркад очолить чоловічу збірну Франції з біатлону</text:span>
</text:h>
      <text:p text:style-name="P4">
Authors: Ukrinform (Person)</text:p>
      <text:p text:style-name="P4">
Publisher: Укринформ (Organization)</text:p>
      <text:p text:style-name="P4">
Published Time: 2023-04-27T-16:23:36+03:00</text:p>
      <text:p text:style-name="P4">
Modified Time: 2023-04-27T23:23:36+03:00</text:p>
      <text:p text:style-name="P4">
Description: До цього Фуркад чотири роки був тренером юніорської збірної. — Укрінформ.</text:p>
      <text:p text:style-name="P4">
Images: ["<text:a xlink:type="simple" xlink:href="https://static.ukrinform.com/photos/2023_04/thumb_files/630_360_1682626889-582.jpg" text:style-name="Internet_20_link" text:visited-style-name="Visited_20_Internet_20_Link">
630_360_16826...</text:a>
"]</text:p>
      <text:p text:style-name="P4">
Tags: ['Біатлон']</text:p>
      <text:p text:style-name="P4">
Type: Article</text:p>
      <!--METADATA-->
      <text:p text:style-name="P4">
<draw:frame draw:style-name="fr1" draw:name="Image122" text:anchor-type="as-char" svg:width="6.9236in" svg:height="3.956343in" draw:z-index="0">
<draw:image xlink:href="../Images/yкринформ/2023-04-27T-16-23-36-03-00/630_360_1682626889-582.jpg" xlink:type="simple" xlink:show="embed" xlink:actuate="onLoad" draw:mime-type="image/jpeg"/>
</draw:frame>
 До цьогоФуркад чотири роки був тренером юніорської збірної.</text:p>
      <text:p text:style-name="P4">
Ексбіатлоніст Симон Фуркад стане тренером чоловічої збірної Франції, <text:a xlink:type="simple" xlink:href="https://www.ledauphine.com/skichrono/2023/04/27/simon-fourcade-nouvel-entraineur-de-l-equipe-de-france-hommes" text:style-name="Internet_20_link" text:visited-style-name="Visited_20_Internet_20_Link">
</text:a>
 Le Dauphine, передає Укрінформ.</text:p>
      <text:p text:style-name="P4">
39-річний Симон замінить колишніх тренерів збірної Венсана Віттоза та ПатрікаФавра, які почали роботу з командою після зимової Олімпіади-2018. Під їхнімкерівництвом Мартен Фуркад, Кентен Фійон-Має та Емільєн Жаклен ставаличемпіонами світу.</text:p>
      <text:p text:style-name="P4">
Також разом з Симоном працюватиме олімпійський чемпіон зі стрільби Жан-П’єрАма. Останні три сезони він тренував збірну Китаю.</text:p>
      <text:p text:style-name="P4">
Фуркад почав професійну кар’єру у 2004 році. На його рахунку 9 медалей наетапах Кубка світу – 7 срібних і 2 бронзові.</text:p>
      <text:p text:style-name="P4">
<text:span text:style-name="T4">
Читайте також:</text:span>
 <text:a xlink:type="simple" xlink:href="https://www.ukrinform.ua/rubric-sports/3694935-stali-vidomi-skladi-zbirnih-ukraini-z-biatlonu-na-nastupnij-sezon.html" text:style-name="Internet_20_link" text:visited-style-name="Visited_20_Internet_20_Link">
 <text:span text:style-name="T4">
біатлон</text:span>
 </text:a>
</text:p>
      <text:p text:style-name="P4">
Як повідомляв Укрінформ, президент Федерації біатлону України Іван Крульконазвав склади команд на наступний сезон.</text:p>
      <text:p text:style-name="P4">
Фото: Getty Image</text:p>
      <text:p text:style-name="P4">
Source: <text:a xlink:type="simple" xlink:href="https://www.ukrinform.ua/rubric-sports/3701770-simon-furkad-ocolit-colovicu-zbirnu-francii-z-biatlonu.html" text:style-name="Internet_20_link" text:visited-style-name="Visited_20_Internet_20_Link">
https://www.ukrinform.ua/rubric-sports/3701770-simon-furkad-ocolit-colovicu-zbirnu-francii-z-biatlonu.html</text:a>
</text:p>
      <!--NEWS-->
      <text:h text:style-name="P10" text:outline-level="1">
<text:span text:style-name="T4">
В Україну йде похолодання – де очікувати заморозків</text:span>
</text:h>
      <text:p text:style-name="P4">
Authors: Ukrinform (Person)</text:p>
      <text:p text:style-name="P4">
Publisher: Укринформ (Organization)</text:p>
      <text:p text:style-name="P4">
Published Time: 2023-04-27T-18:08:00+03:00</text:p>
      <text:p text:style-name="P4">
Modified Time: 2023-04-27T23:08:00+03:00</text:p>
      <text:p text:style-name="P4">
Description: У п'ятницю, 28 квітня, на Лівобережжі буде хмарно з проясненнями, пройдуть короткочасні дощі, вдень місцями грози; на решті території України – мінлива хмарність, без істотних опадів.  — Укрінформ.</text:p>
      <text:p text:style-name="P4">
Images: ["<text:a xlink:type="simple" xlink:href="https://static.ukrinform.com/photos/2018_09/thumb_files/630_360_1538288920-3413.jpg" text:style-name="Internet_20_link" text:visited-style-name="Visited_20_Internet_20_Link">
630_360_15382...</text:a>
"]</text:p>
      <text:p text:style-name="P4">
Tags: ['Дощ', 'Погода', 'Прогноз', 'Заморозки', 'Регіони']</text:p>
      <text:p text:style-name="P4">
Type: Article</text:p>
      <!--METADATA-->
      <text:p text:style-name="P4">
<draw:frame draw:style-name="fr1" draw:name="Image123" text:anchor-type="as-char" svg:width="6.9236in" svg:height="3.956343in" draw:z-index="0">
<draw:image xlink:href="../Images/yкринформ/2023-04-27T-18-08-00-03-00/630_360_1538288920-3413.jpg" xlink:type="simple" xlink:show="embed" xlink:actuate="onLoad" draw:mime-type="image/jpeg"/>
</draw:frame>
 Уп'ятницю, 28 квітня, на Лівобережжі буде хмарно з проясненнями, пройдутькороткочасні дощі, вдень місцями грози; на решті території України – мінливахмарність, без істотних опадів.</text:p>
      <text:p text:style-name="P4">
Про це Укрінформу повідомили в Українському гідрометцентрі.</text:p>
      <text:p text:style-name="P4">
За даними синоптиків, вітер завтра північно-західний, північний, 7-12 м/с.Температура вночі 2-7°, на сході та південному сході країни 7-12° тепла, узахідних областях – заморозки у повітрі, на Житомирщині та Вінниччині – наповерхні ґрунту 0-3°; температура вдень в Україні 10-15° тепла, у східнихобластях 16-21°. На високогір'ї Карпат – без істотних опадів; температуравночі 0-5° морозу, вдень 3-8° тепла.</text:p>
      <text:p text:style-name="P4">
У столичному регіоні 28 квітня мінлива хмарність, без істотних опадів. Вітерпереважно північно-західний, 7-12 м/с. Температура по Києву вночі близько 5°тепла, вдень 12-14°; по області вночі 2-7° тепла, вдень 10-15°.</text:p>
      <text:p text:style-name="P4">
<text:span text:style-name="T4">
Читайте також:</text:span>
 <text:a xlink:type="simple" xlink:href="https://www.ukrinform.ua/rubric-kyiv/3701531-u-kievi-vnoci-ocikuutsa-zamorozki.html" text:style-name="Internet_20_link" text:visited-style-name="Visited_20_Internet_20_Link">
 <text:span text:style-name="T4">
Києві</text:span>
 <text:span text:style-name="T4">
вночі</text:span>
 <text:span text:style-name="T4">
очікуються</text:span>
 <text:span text:style-name="T4">
заморозки</text:span>
</text:a>
</text:p>
      <text:p text:style-name="P4">
На 29-30 квітня синоптики прогнозують по Україні мінливу хмарність. У східнійта південно-східній частині – часом дощі, 29 квітня місцями грози; температура29 квітня вночі 7-12°, вдень 13-18°, 30 квітня вночі 3-8° тепла, вдень 11-16°.На решті території – без опадів, лише 30 квітня у західних областях невеликідощі; температура вночі 1-6° тепла, у північних, Вінницькій, Черкаській,Кіровоградській (29 квітня і у західних) областях у повітрі, в Полтавській,Одеській та Миколаївській областях на поверхні ґрунту заморозки 0-5°;температура вдень 11-16° тепла. Вітер північно-західний з переходом напівнічно-східний, 5-10 м/с, на сході та півдні країни місцями пориви 15-20м/с. На високогір'ї Карпат 29 квітня переважно без опадів, 30 квітня невеликийдощ (вночі з мокрим снігом); температура вночі 0-5° морозу, вдень 1-6° тепла.</text:p>
      <text:p text:style-name="P4">
<text:span text:style-name="T4">
Читайте також:</text:span>
 <text:a xlink:type="simple" xlink:href="https://www.ukrinform.ua/rubric-economy/3699931-v-ukraini-cerez-silni-j-zatazni-dosi-zatrimuetsa-posivna.html" text:style-name="Internet_20_link" text:visited-style-name="Visited_20_Internet_20_Link">
 <text:span text:style-name="T4">
Україні</text:span>
 <text:span text:style-name="T4">
через</text:span>
 <text:span text:style-name="T4">
сильні</text:span>
 <text:span text:style-name="T4">
затяжні</text:span>
 <text:span text:style-name="T4">
дощі</text:span>
<text:span text:style-name="T4">
затримується</text:span>
 <text:span text:style-name="T4">
посівна</text:span>
 </text:a>
</text:p>
      <text:p text:style-name="P4">
У Києві та по області 29-30 квітня також мінлива хмарність, без опадів. Вітерпівнічно-західний з переходом на північно-східний, 5-10 м/с. Температура поКиєву: вночі заморозки 0-2°, вдень 14-16° тепла. По області: вночі заморозки0-5°, вдень 11-16° тепла.</text:p>
      <text:p text:style-name="P4">
За прогнозом Укргідрометцентру, 1-2 травня у південних, східних, місцями уцентральних, 2 травня вдень і у західних областях – короткочасні дощі, окремі<text:a xlink:type="simple" xlink:href="https://www.ukrinform.ua/tag-groza" text:style-name="Internet_20_link" text:visited-style-name="Visited_20_Internet_20_Link">
 </text:a>
 ; на решті території без опадів.Температура вночі 2-8° тепла, в Україні, крім сходу та південного сходу, – наповерхні ґрунту заморозки 0-3°, температура вдень 14-20° тепла, 1 травня напівденному сході та сході країни 10-15°.</text:p>
      <text:p text:style-name="P4">
У столиці та на Київщині 1-2 травня без опадів. Температура по Києву: вночі4-6° тепла, вдень 17-19°. По області: вночі 2-7° тепла, на поверхні ґрунтузаморозки 0-3°, вдень 15-20° тепла.</text:p>
      <text:p text:style-name="P4">
Source: <text:a xlink:type="simple" xlink:href="https://www.ukrinform.ua/rubric-regions/3701645-v-ukrainu-jde-poholodanna-de-ocikuvati-zamorozkiv.html" text:style-name="Internet_20_link" text:visited-style-name="Visited_20_Internet_20_Link">
https://www.ukrinform.ua/rubric-regions/3701645-v-ukrainu-jde-poholodanna-de-ocikuvati-zamorozkiv.html</text:a>
</text:p>
      <!--NEWS-->
      <text:h text:style-name="P10" text:outline-level="1">
<text:span text:style-name="T4">
At Sivershchyna and Slobozhanschyna directions Russian army shelled Zarichchya, Bleshnya, Kar...</text:span>
</text:h>
      <text:p text:style-name="P4">
Authors: liveuamap (Language: en)</text:p>
      <text:p text:style-name="P4">
Time: 2023-04-27T-20:50:00</text:p>
      <text:p text:style-name="P4">
Location: Kharkiv (Latitude:50.26781 Longtitude:36.48247)</text:p>
      <text:p text:style-name="P4">
Videos: []</text:p>
      <text:p text:style-name="P4">
Images: []</text:p>
      <text:p text:style-name="P4">
Tags: ["Russia"]</text:p>
      <text:p text:style-name="P4">
ID: 22558931</text:p>
      <!--METADATA-->
      <text:p text:style-name="P4">
At Sivershchyna and Slobozhanschyna directions Russian army shelledZarichchya, Bleshnya, Karpovychi, Medvedivka, Yanzhulivka, Halahanivka,Leonivka, Buda-Vorobyivska, Hremyach of Chernihiv region; Znob-Trubchevsk,Chernatske, Seredyna-Buda, Bachivsk, Sydorivka, Korenok, Khodyne, Shpyl andMykolayivka of Sumy region, also Huryiv Kozachok, Hlyboke, Oliynykove andZelene of Kharkiv region, - General Staff of Armed Forces of Ukraine says inthe morning report</text:p>
      <text:p text:style-name="P4">
News Collection Link: <text:a xlink:type="simple" xlink:href="https://liveuamap.com/en/2023/27-april-at-sivershchyna-and-slobozhanschyna-directions-russian" text:style-name="Internet_20_link" text:visited-style-name="Visited_20_Internet_20_Link">
https://liveuamap.com/en/2023/27-april-at-sivershchyna-and-slobozhanschyna-directions-russian</text:a>
</text:p>
      <text:p text:style-name="P4">
Source: <text:a xlink:type="simple" xlink:href="https://t.me/lumsrc/4607" text:style-name="Internet_20_link" text:visited-style-name="Visited_20_Internet_20_Link">
https://t.me/lumsrc/4607</text:a>
</text:p>
      <!--NEWS-->
      <text:h text:style-name="P10" text:outline-level="1">
<text:span text:style-name="T4">
NAVI разом з розробниками S.T.A.L.K.E.R. придбали 100 автівок на потреби ЗСУ</text:span>
</text:h>
      <text:p text:style-name="P4">
Authors: Ukrinform (Person)</text:p>
      <text:p text:style-name="P4">
Publisher: Укринформ (Organization)</text:p>
      <text:p text:style-name="P4">
Published Time: 2023-04-27T-21:54:59+03:00</text:p>
      <text:p text:style-name="P4">
Modified Time: 2023-04-27T22:54:59+03:00</text:p>
      <text:p text:style-name="P4">
Description: Перша партія машин уже на фронті. — Укрінформ.</text:p>
      <text:p text:style-name="P4">
Images: ["<text:a xlink:type="simple" xlink:href="https://static.ukrinform.com/photos/2023_04/thumb_files/630_360_1682625223-126.jpg" text:style-name="Internet_20_link" text:visited-style-name="Visited_20_Internet_20_Link">
630_360_16826...</text:a>
"]</text:p>
      <text:p text:style-name="P4">
Tags: ['кіберспорт']</text:p>
      <text:p text:style-name="P4">
Type: Article</text:p>
      <!--METADATA-->
      <text:p text:style-name="P4">
<draw:frame draw:style-name="fr1" draw:name="Image124" text:anchor-type="as-char" svg:width="6.9236in" svg:height="3.956343in" draw:z-index="0">
<draw:image xlink:href="../Images/yкринформ/2023-04-27T-21-54-59-03-00/630_360_1682625223-126.jpg" xlink:type="simple" xlink:show="embed" xlink:actuate="onLoad" draw:mime-type="image/jpeg"/>
</draw:frame>
 Першапартія машин уже на фронті.</text:p>
      <text:p text:style-name="P4">
Українська кіберспортивна організація Natus Vincere разом з розробникамивідомої гри S.T.A.L.K.E.R. та MK Foundation передали 100 автомобілівVolkswagen на потреби Збройних сил України, про це <text:a xlink:type="simple" xlink:href="https://twitter.com/natusvincere/status/1651648203341570061" text:style-name="Internet_20_link" text:visited-style-name="Visited_20_Internet_20_Link">
</text:a>
 команда на своїй сторінціу Твіттері, передає Укрінформ.</text:p>
      <text:p text:style-name="P4">
Першу партію машин вже передано для виконання бойових завдань. Чотири з них –у користуванні «Вовків Да Вінчі», ще 13 – під управлінням 41-ї окремоїмеханізованої бригади.</text:p>
      <text:p text:style-name="P4">
З лютого 2022 року NAVI разом із партнерами передали понад 320 машин різногопризначення українським військовим. Також «Народжені перемагати» провелиблагодійний турнір на підтримку України BORN TO BE BRAVE, під час якого булозібрано 500 тисяч доларів на покупку медичного обладнання для українськихлікарів.</text:p>
      <text:p text:style-name="P4">
<text:span text:style-name="T4">
Читайте також:</text:span>
 <text:a xlink:type="simple" xlink:href="https://www.ukrinform.ua/rubric-sports/3697141-iem-rio-2023-navi-peremogli-themongolz.html" text:style-name="Internet_20_link" text:visited-style-name="Visited_20_Internet_20_Link">
 <text:span text:style-name="T4">
NAVI</text:span>
 </text:a>
</text:p>
      <text:p text:style-name="P4">
Як повідомляв Укрінформ, у січні Natus Vincere отримали спеціальний трофей відUNITED24 за допомогу та підтримку України.</text:p>
      <text:p text:style-name="P4">
Фото: twitter.com/natusvincere</text:p>
      <text:p text:style-name="P4">
Source: <text:a xlink:type="simple" xlink:href="https://www.ukrinform.ua/rubric-sports/3701768-navi-razom-z-rozrobnikami-stalker-pridbali-100-avtivok-na-potrebi-zsu.html" text:style-name="Internet_20_link" text:visited-style-name="Visited_20_Internet_20_Link">
https://www.ukrinform.ua/rubric-sports/3701768-navi-razom-z-rozrobnikami-stalker-pridbali-100-avtivok-na-potrebi-zsu.html</text:a>
</text:p>
      <!--NEWS-->
      <text:h text:style-name="P10" text:outline-level="1">
<text:span text:style-name="T4">
росіяни ввечері завдали ракетного удару по Костянтинівці, є постраждалі - Зеленський</text:span>
</text:h>
      <text:p text:style-name="P4">
Authors: Ukrinform (Person)</text:p>
      <text:p text:style-name="P4">
Publisher: Укринформ (Organization)</text:p>
      <text:p text:style-name="P4">
Published Time: 2023-04-27T-23:47:00+03:00</text:p>
      <text:p text:style-name="P4">
Modified Time: 2023-04-27T22:47:00+03:00</text:p>
      <text:p text:style-name="P4">
Description: У Миколаєві вже завершився розбір завалів на місці нічного ракетного обстрілу, однак увечері ворог завдав удару по Костянтинівці Донецької області. Є постраждалі, пошкоджені школа та лікарня.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Миколаїв', 'Обстріл', 'Зеленський', 'Війна з росією']</text:p>
      <text:p text:style-name="P4">
Type: Article</text:p>
      <!--METADATA-->
      <text:p text:style-name="P4">
<draw:frame draw:style-name="fr1" draw:name="Image125" text:anchor-type="as-char" svg:width="6.9236in" svg:height="3.956343in" draw:z-index="0">
<draw:image xlink:href="../Images/yкринформ/2023-04-27T-23-47-00-03-00/630_360_1678738078-322.jpeg" xlink:type="simple" xlink:show="embed" xlink:actuate="onLoad" draw:mime-type="image/jpeg"/>
</draw:frame>
 УМиколаєві вже завершився розбір завалів на місці нічного ракетного обстрілу,однак увечері ворог завдав удару по Костянтинівці Донецької області. Єпостраждалі, пошкоджені школа та лікарня.</text:p>
      <text:p text:style-name="P4">
Про це у <text:a xlink:type="simple" xlink:href="https://www.youtube.com/watch" text:style-name="Internet_20_link" text:visited-style-name="Visited_20_Internet_20_Link">
 </text:a>
 сказав ВолодимирЗеленський, повідомляє Укрінформ.</text:p>
      <text:p text:style-name="P4">
«У Миколаєві вже завершився розбір завалів на місці ракетного удару, якийстався сьогодні вночі. Понад 20 поранених, одна людина загинула… Мої співчуттярідним і близьким. Ракетами пошкоджені десятки звичайних будинків, дванавчальні заклади. «Калібри» проти школи й коледжу, проти житлової забудови.Увечері ще один ракетний удар був завданий по Костянтинівці Донецької області.Пошкоджено теж школу, лікарню, житлові будинки. На жаль, є постраждалі люди»,- повідом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701763-zelenskij-viroki-za-genocid-budut-ak-i-za-vsi-insi-zlocini-rosii-proti-ukraini.html" text:style-name="Internet_20_link" text:visited-style-name="Visited_20_Internet_20_Link">
 <text:span text:style-name="T4">
геноцид</text:span>
 </text:a>
</text:p>
      <text:p text:style-name="P4">
Президент констатував, що на жаль, політичний і санкційний тиск світу надержаву-терориста, ще не досягли повної сили, однак юридична відповідальністьбуде невідворотною.</text:p>
      <text:p text:style-name="P4">
Як повідомляв Укрінформ, увечері війська російської федерації обстрілялиОдрадокам‘янку Тягинської громади Херсонської області, постраждало літнєподружжя – жінка загинула, чоловік госпіталізований.</text:p>
      <text:p text:style-name="P4">
<text:span text:style-name="T5">
Фото: ОП</text:span>
</text:p>
      <text:p text:style-name="P4">
Source: <text:a xlink:type="simple" xlink:href="https://www.ukrinform.ua/rubric-ato/3701767-rosiani-vveceri-zavdali-raketnogo-udaru-po-kostantinivci-e-postrazdali-zelenskij.html" text:style-name="Internet_20_link" text:visited-style-name="Visited_20_Internet_20_Link">
https://www.ukrinform.ua/rubric-ato/3701767-rosiani-vveceri-zavdali-raketnogo-udaru-po-kostantinivci-e-postrazdali-zelenskij.html</text:a>
</text:p>
      <!--NEWS-->
      <text:h text:style-name="P10" text:outline-level="1">
<text:span text:style-name="T4">
At Bakhmut direction Russian army shelled Vasukivka, Zaliznyanske, Orikhovo-Vasylivka, Novoma...</text:span>
</text:h>
      <text:p text:style-name="P4">
Authors: liveuamap (Language: en)</text:p>
      <text:p text:style-name="P4">
Time: 2023-04-27T-23:51:00</text:p>
      <text:p text:style-name="P4">
Location: Novhorods'ke, Donetsk Oblast (Latitude:48.33286 Longtitude:37.83794)</text:p>
      <text:p text:style-name="P4">
Videos: []</text:p>
      <text:p text:style-name="P4">
Images: []</text:p>
      <text:p text:style-name="P4">
Tags: ["Russia"]</text:p>
      <text:p text:style-name="P4">
ID: 22558928</text:p>
      <!--METADATA-->
      <text:p text:style-name="P4">
At Bakhmut direction Russian army shelled Vasukivka, Zaliznyanske, Orikhovo-Vasylivka, Novomarkove, Hryhorivka, Bakhmut, Chasiv Yar, Ivanivske,Predtechyne, Kostyantynivka, Dyliyivka, Pivnichne, Pivdenne and New York ofDonetsk region, - General Staff of Armed Forces of Ukraine says in the morningreport</text:p>
      <text:p text:style-name="P4">
News Collection Link: <text:a xlink:type="simple" xlink:href="https://liveuamap.com/en/2023/27-april-at-bakhmut-direction-russian-army-shelled-vasukivka" text:style-name="Internet_20_link" text:visited-style-name="Visited_20_Internet_20_Link">
https://liveuamap.com/en/2023/27-april-at-bakhmut-direction-russian-army-shelled-vasukivka</text:a>
</text:p>
      <text:p text:style-name="P4">
Source: <text:a xlink:type="simple" xlink:href="https://t.me/lumsrc/4610" text:style-name="Internet_20_link" text:visited-style-name="Visited_20_Internet_20_Link">
https://t.me/lumsrc/4610</text:a>
</text:p>
      <!--NEWS-->
      <text:h text:style-name="P10" text:outline-level="1">
<text:span text:style-name="T4">
У росії начальника бронетанкової служби округу арештували за розкрадання двигунів Т-90</text:span>
</text:h>
      <text:p text:style-name="P4">
Authors: Ukrinform (Person)</text:p>
      <text:p text:style-name="P4">
Publisher: Укринформ (Organization)</text:p>
      <text:p text:style-name="P4">
Published Time: 2023-04-27T-25:40:00+03:00</text:p>
      <text:p text:style-name="P4">
Modified Time: 2023-04-27T22:40:00+03:00</text:p>
      <text:p text:style-name="P4">
Description: Суд у Ростові-на-Дону заарештував начальника автобронетанкової служби управління технічного забезпечення Південного військового округу рф полковника Олександра Денисова за звинуваченням у розкраданні двигунів для танків Т-90. — Укрінформ.</text:p>
      <text:p text:style-name="P4">
Images: ["<text:a xlink:type="simple" xlink:href="https://static.ukrinform.com/photos/2019_12/thumb_files/630_360_1575657541-421.jpg" text:style-name="Internet_20_link" text:visited-style-name="Visited_20_Internet_20_Link">
630_360_15756...</text:a>
"]</text:p>
      <text:p text:style-name="P4">
Tags: ['Суд', 'Танк', 'росія']</text:p>
      <text:p text:style-name="P4">
Type: Article</text:p>
      <!--METADATA-->
      <text:p text:style-name="P4">
<draw:frame draw:style-name="fr1" draw:name="Image126" text:anchor-type="as-char" svg:width="6.9236in" svg:height="3.956343in" draw:z-index="0">
<draw:image xlink:href="../Images/yкринформ/2023-04-27T-25-40-00-03-00/630_360_1575657541-421.jpg" xlink:type="simple" xlink:show="embed" xlink:actuate="onLoad" draw:mime-type="image/jpeg"/>
</draw:frame>
 Суд уРостові-на-Дону заарештував начальника автобронетанкової служби управліннятехнічного забезпечення Південного військового округу рф полковника ОлександраДенисова за звинуваченням у розкраданні двигунів для танків Т-90.</text:p>
      <text:p text:style-name="P4">
Як передає Укрінформ, про це повідомляє <text:a xlink:type="simple" xlink:href="https://www.kommersant.ru/doc/5954243" text:style-name="Internet_20_link" text:visited-style-name="Visited_20_Internet_20_Link">
</text:a>
 .</text:p>
      <text:p text:style-name="P4">
Справу було порушено 28 березня, того ж дня військового затримали та висунулийому звинувачення у шахрайстві, вчиненому організованою групою (частина 4статті 159 КК). Йому загрожує до 10 років позбавлення волі.</text:p>
      <text:p text:style-name="P4">
За версією слідства, Денисов та його спільники крали двигуни В-92С2,призначені для встановлення на танки Т-90, з листопада 2021-го до квітня 2022року. Усього їм вдалося викрасти сім штук. Сума збитків оцінюється в 20,5 млнрублів. Імена спільників полковника невідомі.</text:p>
      <text:p text:style-name="P4">
<text:span text:style-name="T4">
Читайте також:</text:span>
 <text:a xlink:type="simple" xlink:href="https://www.ukrinform.ua/rubric-economy/3701403-hyundai-motor-planue-prodati-vsi-zavodi-u-rosii-zmi.html" text:style-name="Internet_20_link" text:visited-style-name="Visited_20_Internet_20_Link">
 <text:span text:style-name="T4">
росі</text:span>
 </text:a>
</text:p>
      <text:p text:style-name="P4">
За словами адвоката Денисова його підзахисний провину не визнає, він маєвеликий військовий досвід та «неодноразово перебував у зоні бойових дій» вУкраїні. Проте суд вирішив залишити обвинуваченого під вартою до 28 травня.</text:p>
      <text:p text:style-name="P4">
Раніше повідомлялося, що російська армія через високі втрати бронетехнікизмушена використовувати старі озброєння, в тому числі зняті з консерваціїтанки Т-54, розробка яких почалася перед закінченням Другої світової війни.</text:p>
      <text:p text:style-name="P4">
Source: <text:a xlink:type="simple" xlink:href="https://www.ukrinform.ua/rubric-world/3701421-u-rosii-nacalnika-bronetankovoi-sluzbi-okrugu-arestuvali-za-rozkradanna-dviguniv-t90.html" text:style-name="Internet_20_link" text:visited-style-name="Visited_20_Internet_20_Link">
https://www.ukrinform.ua/rubric-world/3701421-u-rosii-nacalnika-bronetankovoi-sluzbi-okrugu-arestuvali-za-rozkradanna-dviguniv-t90.html</text:a>
</text:p>
      <!--NEWS-->
      <text:h text:style-name="P10" text:outline-level="1">
<text:span text:style-name="T4">
At Avdiyivka directions Russian army shelled Novokalynove, Berdychi, Lastochkyne, Avdiyivka, ...</text:span>
</text:h>
      <text:p text:style-name="P4">
Authors: liveuamap (Language: en)</text:p>
      <text:p text:style-name="P4">
Time: 2023-04-27T-25:51:00</text:p>
      <text:p text:style-name="P4">
Location: Donetsk Oblast (Latitude:48.05823 Longtitude:37.57616)</text:p>
      <text:p text:style-name="P4">
Videos: []</text:p>
      <text:p text:style-name="P4">
Images: []</text:p>
      <text:p text:style-name="P4">
Tags: ["Russia"]</text:p>
      <text:p text:style-name="P4">
ID: 22558927</text:p>
      <!--METADATA-->
      <text:p text:style-name="P4">
At Avdiyivka directions Russian army shelled Novokalynove, Berdychi,Lastochkyne, Avdiyivka, Vodyane, Pervomayske, Karlivka and Nevelske of Donetskregion, - General Staff of Armed Forces of Ukraine says in the morning report</text:p>
      <text:p text:style-name="P4">
News Collection Link: <text:a xlink:type="simple" xlink:href="https://liveuamap.com/en/2023/27-april-at-avdiyivka-directions-russian-army-shelled-novokalynove" text:style-name="Internet_20_link" text:visited-style-name="Visited_20_Internet_20_Link">
https://liveuamap.com/en/2023/27-april-at-avdiyivka-directions-russian-army-shelled-novokalynove</text:a>
</text:p>
      <text:p text:style-name="P4">
Source: <text:a xlink:type="simple" xlink:href="https://t.me/lumsrc/4611" text:style-name="Internet_20_link" text:visited-style-name="Visited_20_Internet_20_Link">
https://t.me/lumsrc/4611</text:a>
</text:p>
      <!--NEWS-->
      <text:h text:style-name="P10" text:outline-level="1">
<text:span text:style-name="T4">
Президент відзначив п’ять бригад за результати на найгарячіших напрямках</text:span>
</text:h>
      <text:p text:style-name="P4">
Authors: Ukrinform (Person)</text:p>
      <text:p text:style-name="P4">
Publisher: Укринформ (Organization)</text:p>
      <text:p text:style-name="P4">
Published Time: 2023-04-27T-27:31:00+03:00</text:p>
      <text:p text:style-name="P4">
Modified Time: 2023-04-27T22:31:00+03:00</text:p>
      <text:p text:style-name="P4">
Description: Президент України Володимир Зеленський відзначив чотири бригади, які б’ються з ворогом на Донецькому та Запорізькому напрямках. — Укрінформ.</text:p>
      <text:p text:style-name="P4">
Images: ["<text:a xlink:type="simple" xlink:href="https://static.ukrinform.com/photos/2023_04/thumb_files/630_360_1682623571-650.jpeg" text:style-name="Internet_20_link" text:visited-style-name="Visited_20_Internet_20_Link">
630_360_16826...</text:a>
"]</text:p>
      <text:p text:style-name="P4">
Tags: ['Бахмут', 'Зеленський', 'Війна з росією']</text:p>
      <text:p text:style-name="P4">
Type: Article</text:p>
      <!--METADATA-->
      <text:p text:style-name="P4">
<draw:frame draw:style-name="fr1" draw:name="Image127" text:anchor-type="as-char" svg:width="6.9236in" svg:height="3.956343in" draw:z-index="0">
<draw:image xlink:href="../Images/yкринформ/2023-04-27T-27-31-00-03-00/630_360_1682623571-650.jpeg" xlink:type="simple" xlink:show="embed" xlink:actuate="onLoad" draw:mime-type="image/jpeg"/>
</draw:frame>
Президент України Володимир Зеленський відзначив чотири бригади, які б’ються зворогом на Донецькому та Запорізькому напрямках.</text:p>
      <text:p text:style-name="P4">
Про це він заявив під час традиційного <text:a xlink:type="simple" xlink:href="https://t.me/OP_UA/9345" text:style-name="Internet_20_link" text:visited-style-name="Visited_20_Internet_20_Link">
 </text:a>
 ,повідомляє Укрінформ.</text:p>
      <text:p text:style-name="P4">
«Наші воїни від першого дня цієї битви на захист людей та людяності роблятьабсолютно все можливе! І навіть більше, ніж можливо. Авдіївка – 35-та окремабригада морської піхоти. Марʼїнка – наша славетна «Сімдесятдевʼятка»…Донецький напрямок загалом – 55-та окрема артилерійська бригада… Дякую вам,воїни, за незмінну результативність! Запорізький напрямок – сьогодні, як ізавжди, є за що подякувати бійцям нашої 44-ї окремої артилерійської бригади.Молодці! Передав сьогодні письмову подяку воїнам і командиру 95-ї окремоїбригади ДШВ, які дуже потужно бʼються поблизу Кремінної на Луганщині», -заявив Президент.</text:p>
      <text:p text:style-name="P4">
<text:span text:style-name="T4">
Читайте також:</text:span>
 <text:a xlink:type="simple" xlink:href="https://www.ukrinform.ua/rubric-ato/3701756-prodovzimo-pracuvati-dla-povernenna-vsih-deportovanih-ditej-i-dla-pokaranna-rf-prezident.html" text:style-name="Internet_20_link" text:visited-style-name="Visited_20_Internet_20_Link">
 </text:a>
</text:p>
      <text:p text:style-name="P4">
Глава держави окремо подякував всім, хто сьогодні боронить Бахмут і знищує тамворога, а також всім, хто на бойових завдання і бойових постах.</text:p>
      <text:p text:style-name="P4">
Як повідомляв Укрінформ, російські окупаційні війська продовжують наступальнідії на Бахмутському, Авдіївському та Мар’їнському напрямках. <text:a xlink:type="simple" xlink:href="https://www.ukrinform.ua/rubric-ato/3701673-sili-oboroni-vidbili-35-atak-voroga-na-doneccini.html" text:style-name="Internet_20_link" text:visited-style-name="Visited_20_Internet_20_Link">
</text:a>
 .</text:p>
      <text:p text:style-name="P4">
Фото: ОП</text:p>
      <text:p text:style-name="P4">
Source: <text:a xlink:type="simple" xlink:href="https://www.ukrinform.ua/rubric-ato/3701765-prezident-vidznaciv-pat-brigad-za-rezultati-na-najgaracisih-napramkah.html" text:style-name="Internet_20_link" text:visited-style-name="Visited_20_Internet_20_Link">
https://www.ukrinform.ua/rubric-ato/3701765-prezident-vidznaciv-pat-brigad-za-rezultati-na-najgaracisih-napramkah.html</text:a>
</text:p>
      <!--NEWS-->
      <text:h text:style-name="P10" text:outline-level="1">
<text:span text:style-name="T4">
At Maryinka direction Russian army shelled Krasnohorivka, Heorhiyivka, Maryinka, Paraskoviyiv...</text:span>
</text:h>
      <text:p text:style-name="P4">
Authors: liveuamap (Language: en)</text:p>
      <text:p text:style-name="P4">
Time: 2023-04-27T-27:51:00</text:p>
      <text:p text:style-name="P4">
Location: Donetsk (Latitude:47.85141 Longtitude:37.48158)</text:p>
      <text:p text:style-name="P4">
Videos: []</text:p>
      <text:p text:style-name="P4">
Images: []</text:p>
      <text:p text:style-name="P4">
Tags: ["Russia"]</text:p>
      <text:p text:style-name="P4">
ID: 22558926</text:p>
      <!--METADATA-->
      <text:p text:style-name="P4">
At Maryinka direction Russian army shelled Krasnohorivka, Heorhiyivka,Maryinka, Paraskoviyivka and Novomykhaylivka of Donetsk region, - GeneralStaff of Armed Forces of Ukraine says in the morning report</text:p>
      <text:p text:style-name="P4">
News Collection Link: <text:a xlink:type="simple" xlink:href="https://liveuamap.com/en/2023/27-april-at-maryinka-direction-russian-army-shelled-krasnohorivka" text:style-name="Internet_20_link" text:visited-style-name="Visited_20_Internet_20_Link">
https://liveuamap.com/en/2023/27-april-at-maryinka-direction-russian-army-shelled-krasnohorivka</text:a>
</text:p>
      <text:p text:style-name="P4">
Source: <text:a xlink:type="simple" xlink:href="https://t.me/lumsrc/4612" text:style-name="Internet_20_link" text:visited-style-name="Visited_20_Internet_20_Link">
https://t.me/lumsrc/4612</text:a>
</text:p>
      <!--NEWS-->
      <text:h text:style-name="P10" text:outline-level="1">
<text:span text:style-name="T4">
У Греції назвали «нежиттєздатними» односторонні заборони на українське зерно</text:span>
</text:h>
      <text:p text:style-name="P4">
Authors: Ukrinform (Person)</text:p>
      <text:p text:style-name="P4">
Publisher: Укринформ (Organization)</text:p>
      <text:p text:style-name="P4">
Published Time: 2023-04-27T-29:22:00+03:00</text:p>
      <text:p text:style-name="P4">
Modified Time: 2023-04-27T22:22:00+03:00</text:p>
      <text:p text:style-name="P4">
Description: Генсекретар Міністерства сільського господарства Греції Константінос Багінетас заявив, що заборони на зерно та інші харчові продукти з України не є життєздатним рішенням. — Укрінформ.</text:p>
      <text:p text:style-name="P4">
Images: ["<text:a xlink:type="simple" xlink:href="https://static.ukrinform.com/photos/2021_08/thumb_files/630_360_1628177168-422.jpg" text:style-name="Internet_20_link" text:visited-style-name="Visited_20_Internet_20_Link">
630_360_16281...</text:a>
"]</text:p>
      <text:p text:style-name="P4">
Tags: ['Греція', 'Україна', 'Зерно']</text:p>
      <text:p text:style-name="P4">
Type: Article</text:p>
      <!--METADATA-->
      <text:p text:style-name="P4">
<draw:frame draw:style-name="fr1" draw:name="Image128" text:anchor-type="as-char" svg:width="6.9236in" svg:height="3.956343in" draw:z-index="0">
<draw:image xlink:href="../Images/yкринформ/2023-04-27T-29-22-00-03-00/630_360_1628177168-422.jpg" xlink:type="simple" xlink:show="embed" xlink:actuate="onLoad" draw:mime-type="image/jpeg"/>
</draw:frame>
Генсекретар Міністерства сільського господарства Греції Константінос Багінетасзаявив, що заборони на зерно та інші харчові продукти з України не єжиттєздатним рішенням.</text:p>
      <text:p text:style-name="P4">
Про це повідомляє <text:a xlink:type="simple" xlink:href="https://www.euractiv.com/section/politics/news/greece-wont-join-not-viable-bans-on-ukrainian-grain/" text:style-name="Internet_20_link" text:visited-style-name="Visited_20_Internet_20_Link">
 </text:a>
 , передає Укрінформ.</text:p>
      <text:p text:style-name="P4">
«Греція поділяє непропорційний тягар сусідніх держав-членів в Україні тарозуміє реакцію ... їхніх фермерів. Але односторонні національні заходи не єжиттєздатним рішенням, і їх слід уникати», – сказав Багінетас.</text:p>
      <text:p text:style-name="P4">
<text:span text:style-name="T4">
Читайте також:</text:span>
 <text:a xlink:type="simple" xlink:href="https://www.ukrinform.ua/rubric-world/3701667-erdogan-pogovoriv-iz-putinim-pro-vijnu-ta-zernovu-ugodu.html" text:style-name="Internet_20_link" text:visited-style-name="Visited_20_Internet_20_Link">
 <text:span text:style-name="T4">
зерн</text:span>
 </text:a>
</text:p>
      <text:p text:style-name="P4">
Він повідомив, що Греція підтримує подальше використання коридорівсолідарності, оскільки вони особливо важливі за нинішніх обставин.</text:p>
      <text:p text:style-name="P4">
Грецький посадовець додав, що «поточні пропозиції Єврокомісії щодо негайногополегшення для сусідніх держав-членів є кроком у правильному напрямку», танаголосив на необхідності забезпечити глобальне постачання продовольства іпідтримку України.</text:p>
      <text:p text:style-name="P4">
Як повідомлялося, уряди п’яти країн ЄС - Польщі, Словаччини, Угорщини, Румуніїй Болгарії - звернулися до Єврокомісії з листом, в якому міститься проханнявжити захисні заходи для обмеження сільськогосподарського імпорту з України.</text:p>
      <text:p text:style-name="P4">
<text:span text:style-name="T4">
Читайте також:</text:span>
 <text:a xlink:type="simple" xlink:href="https://www.ukrinform.ua/rubric-economy/3701077-ukraina-ta-evrokomisia-pracuut-nad-rozblokuvannam-eksportu-ukrainskoi-agroprodukcii-minekonomiki.html" text:style-name="Internet_20_link" text:visited-style-name="Visited_20_Internet_20_Link">
 <text:span text:style-name="T4">
агропро</text:span>
 </text:a>
</text:p>
      <text:p text:style-name="P4">
Після початку російської агресії проти України та блокування чорноморськихморських портів, через які зазвичай здійснювався експорт сільськогосподарськоїпродукції на світовий ринок, Євросоюз організував «коридори солідарності» накордонах з Україною для спрямування частини її сільськогосподарського експортуна світовий ринок суходолом, а також внутрішніми водними артеріями. Протягомроку цим шляхом було імпортовано понад 32 мільйонів тонн зерна та іншихсільськогосподарських товарів.</text:p>
      <text:p text:style-name="P4">
Source: <text:a xlink:type="simple" xlink:href="https://www.ukrinform.ua/rubric-economy/3701761-u-grecii-nazvali-nezittezdatnimi-odnostoronni-zaboroni-na-ukrainske-zerno.html" text:style-name="Internet_20_link" text:visited-style-name="Visited_20_Internet_20_Link">
https://www.ukrinform.ua/rubric-economy/3701761-u-grecii-nazvali-nezittezdatnimi-odnostoronni-zaboroni-na-ukrainske-zerno.html</text:a>
</text:p>
      <!--NEWS-->
      <text:h text:style-name="P10" text:outline-level="1">
<text:span text:style-name="T4">
At Shaktarske direction Russian army shelled Bohoyavlenka, Novoukrayinka, Shakhtarske, Prechy...</text:span>
</text:h>
      <text:p text:style-name="P4">
Authors: liveuamap (Language: en)</text:p>
      <text:p text:style-name="P4">
Time: 2023-04-27T-29:51:00</text:p>
      <text:p text:style-name="P4">
Location: Vuhledar, Donetsk Oblast (Latitude:47.77706 Longtitude:37.24932)</text:p>
      <text:p text:style-name="P4">
Videos: []</text:p>
      <text:p text:style-name="P4">
Images: []</text:p>
      <text:p text:style-name="P4">
Tags: ["Russia"]</text:p>
      <text:p text:style-name="P4">
ID: 22558925</text:p>
      <!--METADATA-->
      <text:p text:style-name="P4">
At Shaktarske direction Russian army shelled Bohoyavlenka, Novoukrayinka,Shakhtarske, Prechystivka and Vuhledar of Donetsk region, - General Staff ofArmed Forces of Ukraine says in the morning report</text:p>
      <text:p text:style-name="P4">
News Collection Link: <text:a xlink:type="simple" xlink:href="https://liveuamap.com/en/2023/27-april-at-shaktarske-direction-russian-army-shelled-bohoyavlenka" text:style-name="Internet_20_link" text:visited-style-name="Visited_20_Internet_20_Link">
https://liveuamap.com/en/2023/27-april-at-shaktarske-direction-russian-army-shelled-bohoyavlenka</text:a>
</text:p>
      <text:p text:style-name="P4">
Source: <text:a xlink:type="simple" xlink:href="https://t.me/lumsrc/4613" text:style-name="Internet_20_link" text:visited-style-name="Visited_20_Internet_20_Link">
https://t.me/lumsrc/4613</text:a>
</text:p>
      <!--NEWS-->
      <text:h text:style-name="P10" text:outline-level="1">
<text:span text:style-name="T4">
Зеленський: Вироки за геноцид будуть - як і за всі інші злочини росії проти України</text:span>
</text:h>
      <text:p text:style-name="P4">
Authors: Ukrinform (Person)</text:p>
      <text:p text:style-name="P4">
Publisher: Укринформ (Organization)</text:p>
      <text:p text:style-name="P4">
Published Time: 2023-04-27T-31:14:00+03:00</text:p>
      <text:p text:style-name="P4">
Modified Time: 2023-04-27T22:14:00+03:00</text:p>
      <text:p text:style-name="P4">
Description: Рішення ПАРЄ про визнання геноцидом депортації українських дітей на територію російської федерації допоможе притягнути країну-агресорку до відповідальності. — Укрінформ.</text:p>
      <text:p text:style-name="P4">
Images: ["<text:a xlink:type="simple" xlink:href="https://static.ukrinform.com/photos/2023_02/thumb_files/630_360_1677264924-906.jpg" text:style-name="Internet_20_link" text:visited-style-name="Visited_20_Internet_20_Link">
630_360_16772...</text:a>
"]</text:p>
      <text:p text:style-name="P4">
Tags: ['Депортація', 'Діти', 'Геноцид', 'Вирок', 'Зеленський', 'Війна з росією']</text:p>
      <text:p text:style-name="P4">
Type: Article</text:p>
      <!--METADATA-->
      <text:p text:style-name="P4">
<draw:frame draw:style-name="fr1" draw:name="Image129" text:anchor-type="as-char" svg:width="6.9236in" svg:height="3.956343in" draw:z-index="0">
<draw:image xlink:href="../Images/yкринформ/2023-04-27T-31-14-00-03-00/630_360_1677264924-906.jpg" xlink:type="simple" xlink:show="embed" xlink:actuate="onLoad" draw:mime-type="image/jpeg"/>
</draw:frame>
 РішенняПАРЄ про визнання геноцидом депортації українських дітей на територіюросійської федерації допоможе притягнути країну-агресорку до відповідальності.</text:p>
      <text:p text:style-name="P4">
Про це у <text:a xlink:type="simple" xlink:href="https://www.youtube.com/watch" text:style-name="Internet_20_link" text:visited-style-name="Visited_20_Internet_20_Link">
 </text:a>
 заявив ВолодимирЗеленський, повідомляє Укрінформ.</text:p>
      <text:p text:style-name="P4">
«Сьогодні є важливий політичний результат у Страсбурзі – на сесії ПАРЄухвалено резолюцію, якою визначається, що депортація Росією українських дітеймістить ознаки геноциду. І це перше визнання такого факту на рівні такоївисокої міжнародної організації, що об’єднує держави нашого континенту. Якщоговорити практично, це рішення суттєво допоможе нашій глобальній роботі щодопритягнення Росії та її посадовців, включно з керівником держави-терориста, довідповідальності саме за геноцид, геноцидну політику проти України», - сказавглава держави.</text:p>
      <text:p text:style-name="P4">
_Відео:<text:a xlink:type="simple" xlink:href="https://t.me/OP_UA/9345" text:style-name="Internet_20_link" text:visited-style-name="Visited_20_Internet_20_Link">
 </text:a>
 _</text:p>
      <text:p text:style-name="P4">
Президент підкреслив, що депортація українських дітей – це один із цілкомсвідомих намірів знищити сутність українців, свідомий злочин геноциду. Вінзапевнив, що Україна продовжить працювати на всіх рівнях – формальних інеформальних, із лідерами держав, на парламентському, урядовому,правоохоронному рівнях, у юридичній спільноті та в міжнародних іміжпарламентських організаціях, аби повернути всіх депортованих українськихдітей і покарати росію.</text:p>
      <text:p text:style-name="P4">
Зеленський зауважив, що кількість дітей, яких депортувала країна-терорист,може бути більшою: «Нам достеменно відомі дані майже 20 тисяч <text:a xlink:type="simple" xlink:href="https://www.ukrinform.ua/tag-diti" text:style-name="Internet_20_link" text:visited-style-name="Visited_20_Internet_20_Link">
</text:a>
 , які були вивезені й розпорошені порізних регіонах держави-зла. Але очевидно, що це лише частина значномасштабніших злочинних дій. Таких дітей може бути значно більше», - наголосивЗеленський.</text:p>
      <text:p text:style-name="P4">
<text:span text:style-name="T4">
Читайте також:</text:span>
 <text:a xlink:type="simple" xlink:href="https://www.ukrinform.ua/rubric-ato/3701680-u-rosijskij-nevoli-perebuvaut-19-319-ukrainskih-ditej-zelenska.html" text:style-name="Internet_20_link" text:visited-style-name="Visited_20_Internet_20_Link">
 </text:a>
</text:p>
      <text:p text:style-name="P4">
Президент висловив упевненість, що всі російські посадовці, винні у геноциді,постануть перед судом і будуть покарані. «Вироки за геноцид будуть. Так само,як і за всі інші злочини росії проти України й наших людей».</text:p>
      <text:p text:style-name="P4">
Як повідомляв Укрінформ, сьогодні Парламентська асамблея Ради Європи визналагеноцидом депортацію та насильницьке переміщення українських дітей натериторію російської федерації та закликала МКС розглянути можливістькримінального переслідування за цей злочин.</text:p>
      <text:p text:style-name="P4">
<text:span text:style-name="T5">
Фото: ОП</text:span>
</text:p>
      <text:p text:style-name="P4">
Source: <text:a xlink:type="simple" xlink:href="https://www.ukrinform.ua/rubric-ato/3701763-zelenskij-viroki-za-genocid-budut-ak-i-za-vsi-insi-zlocini-rosii-proti-ukraini.html" text:style-name="Internet_20_link" text:visited-style-name="Visited_20_Internet_20_Link">
https://www.ukrinform.ua/rubric-ato/3701763-zelenskij-viroki-za-genocid-budut-ak-i-za-vsi-insi-zlocini-rosii-proti-ukraini.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27T-31:51:00</text:p>
      <text:p text:style-name="P4">
Location: Kherson (Latitude:46.64413 Longtitude:32.61429)</text:p>
      <text:p text:style-name="P4">
Videos: []</text:p>
      <text:p text:style-name="P4">
Images: []</text:p>
      <text:p text:style-name="P4">
Tags: ["Russia"]</text:p>
      <text:p text:style-name="P4">
ID: 22558924</text:p>
      <!--METADATA-->
      <text:p text:style-name="P4">
At Zaporizhzhia and Kherson directions Russian army shelled Vremivka, Novopilof Donetsk region; Huliaipole, Zaliznychne, Mala Tokmachka, Novoandriyivka andKamyanske of Zaporizhzhia region; Beryslav, Kozatske, Tokarivka, Antonivka,Bilozerka, Berehove of Kherson region and Kherson city, - General Staff ofArmed Forces of Ukraine says in the morning report</text:p>
      <text:p text:style-name="P4">
News Collection Link: <text:a xlink:type="simple" xlink:href="https://liveuamap.com/en/2023/27-april-at-zaporizhzhia-and-kherson-directions-russian-army" text:style-name="Internet_20_link" text:visited-style-name="Visited_20_Internet_20_Link">
https://liveuamap.com/en/2023/27-april-at-zaporizhzhia-and-kherson-directions-russian-army</text:a>
</text:p>
      <text:p text:style-name="P4">
Source: <text:a xlink:type="simple" xlink:href="https://t.me/lumsrc/4614" text:style-name="Internet_20_link" text:visited-style-name="Visited_20_Internet_20_Link">
https://t.me/lumsrc/4614</text:a>
</text:p>
      <!--NEWS-->
      <text:h text:style-name="P10" text:outline-level="1">
<text:span text:style-name="T4">
Кількість жертв культу в Кенії зросла до 103 - затримали ще одного пастора</text:span>
</text:h>
      <text:p text:style-name="P4">
Authors: Ukrinform (Person)</text:p>
      <text:p text:style-name="P4">
Publisher: Укринформ (Organization)</text:p>
      <text:p text:style-name="P4">
Published Time: 2023-04-27T-33:06:40+03:00</text:p>
      <text:p text:style-name="P4">
Modified Time: 2023-04-27T22:06:40+03:00</text:p>
      <text:p text:style-name="P4">
Description: Кенійський телепроповідник був заарештований у четвер після повідомлень про «масове вбивство його послідовників», інформують у МВС країни. — Укрінформ.</text:p>
      <text:p text:style-name="P4">
Images: ["<text:a xlink:type="simple" xlink:href="https://static.ukrinform.com/photos/2023_04/thumb_files/630_360_1682601805-604.jpg" text:style-name="Internet_20_link" text:visited-style-name="Visited_20_Internet_20_Link">
630_360_16826...</text:a>
"]</text:p>
      <text:p text:style-name="P4">
Tags: ['Арешт', 'Кенія', 'Релігія', 'Смерть']</text:p>
      <text:p text:style-name="P4">
Type: Article</text:p>
      <!--METADATA-->
      <text:p text:style-name="P4">
<draw:frame draw:style-name="fr1" draw:name="Image130" text:anchor-type="as-char" svg:width="6.9236in" svg:height="3.956343in" draw:z-index="0">
<draw:image xlink:href="../Images/yкринформ/2023-04-27T-33-06-40-03-00/630_360_1682601805-604.jpg" xlink:type="simple" xlink:show="embed" xlink:actuate="onLoad" draw:mime-type="image/jpeg"/>
</draw:frame>
Кенійський телепроповідник був заарештований у четвер після повідомлень про«масове вбивство його послідовників», інформують у МВС країни.</text:p>
      <text:p text:style-name="P4">
Як передає Укрінформ, про це повідомляє <text:a xlink:type="simple" xlink:href="https://www.reuters.com/world/africa/second-kenyan-pastor-arrested-over-alleged-mass-killings-says-minister-2023-04-27/" text:style-name="Internet_20_link" text:visited-style-name="Visited_20_Internet_20_Link">
</text:a>
 .</text:p>
      <text:p text:style-name="P4">
Після поширення новини про затримання пастора Єзекіеля Одеро офіційні особизаявили, що, за даними розслідування, кількість загиблих під час проведеннякульту сягнула 103 осіб.</text:p>
      <text:p text:style-name="P4">
Одеро під час затримання коментарів пресі не надав.</text:p>
      <text:p text:style-name="P4">
Міністр внутрішніх справ та національної адміністрації <text:a xlink:type="simple" xlink:href="https://www.ukrinform.ua/tag-kenia" text:style-name="Internet_20_link" text:visited-style-name="Visited_20_Internet_20_Link">
</text:a>
 Кітуре Кіндікі повідомив, що булоевакуйовано десятки людей, які ховалися у молитовному центрі під назвою «Новежиття», у містечку Мавуені на узбережжі Індійського океану.</text:p>
      <text:p text:style-name="P4">
Кіндікі додав, що притягнення Одеро до кримінальної відповідальності пов’язанез «масовими вбивствами його послідовників».</text:p>
      <text:p text:style-name="P4">
Місто Мавуені розташоване приблизно за 66 кілометрів від лісу Шакахола, дебуло виявлено загиблих від голоду послідовників лідера релігійного культу -Пола Маккензі.</text:p>
      <text:p text:style-name="P4">
<text:span text:style-name="T4">
Читайте також:</text:span>
 <text:a xlink:type="simple" xlink:href="https://www.ukrinform.ua/rubric-world/3701581-majze-90-smertej-u-kenii-spriciniv-zaklik-lidera-kultu-gotuvatisa-do-kinca-svitu.html" text:style-name="Internet_20_link" text:visited-style-name="Visited_20_Internet_20_Link">
 <text:span text:style-name="T4">
Кенії</text:span>
 </text:a>
</text:p>
      <text:p text:style-name="P4">
Як повідомлялося, 21 квітня кенійська поліція почала ексгумацію тіл з лісуШакахола, що поблизу прибережного міста Малінді. Люди, які були причетні дохристиянського культу, вірили, що потраплять на небеса, якщо заморять себеголодом.</text:p>
      <text:p text:style-name="P4">
Лідер церкви Пол Маккензі Нтенге закликав своїх послідовників голодувати досмерті, щоб "зустріти Ісуса". Нині він перебуває під вартою в очікуванні суду.Вважається, що деякі з його прихильників досі можуть переховуватися в лісахнавколо Шакахоли.</text:p>
      <text:p text:style-name="P4">
Наразі відомо про 89 загиблих послідовників Міжнародної церкви «Добра новина».</text:p>
      <text:p text:style-name="P4">
<text:span text:style-name="T5">
Фото: theguardian</text:span>
</text:p>
      <text:p text:style-name="P4">
Source: <text:a xlink:type="simple" xlink:href="https://www.ukrinform.ua/rubric-world/3701759-kilkist-zertv-kultu-v-kenii-zrosla-do-103-zatrimali-se-odnogo-pastora.html" text:style-name="Internet_20_link" text:visited-style-name="Visited_20_Internet_20_Link">
https://www.ukrinform.ua/rubric-world/3701759-kilkist-zertv-kultu-v-kenii-zrosla-do-103-zatrimali-se-odnogo-pastora.html</text:a>
</text:p>
      <!--NEWS-->
      <text:h text:style-name="P10" text:outline-level="1">
<text:span text:style-name="T4">
путін підписав указ, що дозволяє депортувати українців з тимчасово окупованих територій</text:span>
</text:h>
      <text:p text:style-name="P4">
Authors: Ukrinform (Person)</text:p>
      <text:p text:style-name="P4">
Publisher: Укринформ (Organization)</text:p>
      <text:p text:style-name="P4">
Published Time: 2023-04-27T-35:01:00+03:00</text:p>
      <text:p text:style-name="P4">
Modified Time: 2023-04-27T22:01:00+03:00</text:p>
      <text:p text:style-name="P4">
Description: Президент росії володимир путін підписав указ, що дозволяє депортувати жителів тимчасово окупованих територій України, які не взяли громадянство рф. — Укрінформ.</text:p>
      <text:p text:style-name="P4">
Images: ["<text:a xlink:type="simple" xlink:href="https://static.ukrinform.com/photos/2022_09/thumb_files/630_360_1664030285-428.jpg" text:style-name="Internet_20_link" text:visited-style-name="Visited_20_Internet_20_Link">
630_360_16640...</text:a>
"]</text:p>
      <text:p text:style-name="P4">
Tags: ['Депортація', 'путін', 'Війна з росією']</text:p>
      <text:p text:style-name="P4">
Type: Article</text:p>
      <!--METADATA-->
      <text:p text:style-name="P4">
<draw:frame draw:style-name="fr1" draw:name="Image131" text:anchor-type="as-char" svg:width="6.9236in" svg:height="3.956343in" draw:z-index="0">
<draw:image xlink:href="../Images/yкринформ/2023-04-27T-35-01-00-03-00/630_360_1664030285-428.jpg" xlink:type="simple" xlink:show="embed" xlink:actuate="onLoad" draw:mime-type="image/jpeg"/>
</draw:frame>
 Президентросії володимир путін підписав указ, що дозволяє депортувати жителів тимчасовоокупованих територій України, які не взяли громадянство рф.</text:p>
      <text:p text:style-name="P4">
Документ оприлюднений на офіційному <text:a xlink:type="simple" xlink:href="http://publication.pravo.gov.ru/Document/View/0001202304270013" text:style-name="Internet_20_link" text:visited-style-name="Visited_20_Internet_20_Link">
</text:a>
, передає Укрінформ.</text:p>
      <text:p text:style-name="P4">
Укаж передбачає, що громадяни України або власники "паспортів" маріонеткових«днр», «лнр» мають або стати громадянами росії, або заявити, що не бажаютьцього робити. Ті, хто оберуть другий варіант, з 1 липня 2024 рокувважатимуться іноземцями і, відповідно, можуть бути депортовані.</text:p>
      <text:p text:style-name="P4">
<text:span text:style-name="T4">
Читайте також:</text:span>
 <text:a xlink:type="simple" xlink:href="https://www.ukrinform.ua/rubric-ato/3701724-u-radbezi-oon-zavtra-obgovorat-vikradenna-ukrainskih-ditej-rosieu.html" text:style-name="Internet_20_link" text:visited-style-name="Visited_20_Internet_20_Link">
 </text:a>
</text:p>
      <text:p text:style-name="P4">
Окремий пункт указу стосується депортації тих, хто створює загрозу«національній безпеці росії». Жителів ТОТ, які виступають за «насильницькузміну основ конституційного ладу» в росії, фінансують терористичну таекстремістську діяльність або беруть участь у «несанкціонованих» акціях,депортуватимуть та заборонятимуть їм в'їзд до рф.</text:p>
      <text:p text:style-name="P4">
Як повідомляв Укрінформ, 17 березня 2023 року Міжнародний кримінальний судвидав ордер на арешт президента рф володимира путіна і дитячого омбудсменамарії львової-бєлової, яких підозрюють у незаконній депортації дітей зтимчасово окупованих територій України в росію щонайменше з лютого 2022 року.</text:p>
      <text:p text:style-name="P4">
Source: <text:a xlink:type="simple" xlink:href="https://www.ukrinform.ua/rubric-ato/3701757-putin-pidpisav-ukaz-so-dozvolae-deportuvati-ukrainciv-z-timcasovo-okupovanih-teritorij.html" text:style-name="Internet_20_link" text:visited-style-name="Visited_20_Internet_20_Link">
https://www.ukrinform.ua/rubric-ato/3701757-putin-pidpisav-ukaz-so-dozvolae-deportuvati-ukrainciv-z-timcasovo-okupovanih-teritorij.html</text:a>
</text:p>
      <!--NEWS-->
      <text:h text:style-name="P10" text:outline-level="1">
<text:span text:style-name="T4">
Президент: Працюватимемо для повернення всіх депортованих дітей і для покарання рф</text:span>
</text:h>
      <text:p text:style-name="P4">
Authors: Ukrinform (Person)</text:p>
      <text:p text:style-name="P4">
Publisher: Укринформ (Organization)</text:p>
      <text:p text:style-name="P4">
Published Time: 2023-04-27T-38:56:00+03:00</text:p>
      <text:p text:style-name="P4">
Modified Time: 2023-04-27T21:56:00+03:00</text:p>
      <text:p text:style-name="P4">
Description: Депортація українських дітей – один із цілком продуманих елементів намагання росії стерти ідентичність нашого народу, знищити саму сутність українців. Це свідомий злочин геноциду, скоєний російськими посадовцями.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Депортація', 'Діти', 'Україна', 'Зеленський', 'Війна з росією']</text:p>
      <text:p text:style-name="P4">
Type: Article</text:p>
      <!--METADATA-->
      <text:p text:style-name="P4">
<draw:frame draw:style-name="fr1" draw:name="Image132" text:anchor-type="as-char" svg:width="6.9236in" svg:height="3.956343in" draw:z-index="0">
<draw:image xlink:href="../Images/yкринформ/2023-04-27T-38-56-00-03-00/630_360_1682451261-591.jpeg" xlink:type="simple" xlink:show="embed" xlink:actuate="onLoad" draw:mime-type="image/jpeg"/>
</draw:frame>
Депортація українських дітей – один із цілком продуманих елементів намаганняросії стерти ідентичність нашого народу, знищити саму сутність українців. Цесвідомий злочин геноциду, скоєний російськими посадовцями.</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t.me/OP_UA/9345" text:style-name="Internet_20_link" text:visited-style-name="Visited_20_Internet_20_Link">
 </text:a>
 _</text:p>
      <text:p text:style-name="P4">
<text:span text:style-name="T4">
Бажаю здоров’я, шановні українці!</text:span>
</text:p>
      <text:p text:style-name="P4">
Сьогодні є важливий політичний результат у Страсбурзі – на сесіїПарламентської асамблеї Ради Європи. Ухвалено резолюцію, якою визнається, щодепортація росією українських дітей містить ознаки геноциду. І це першевизнання такого факту на рівні такої високої міжнародної організації, щооб’єднує держави нашого континенту.</text:p>
      <text:p text:style-name="P4">
Якщо говорити практично, це рішення суттєво допоможе нашій глобальній роботіщодо притягнення Росії та її посадовців, включно з керівником держави-терориста, до відповідальності саме за геноцид, геноцидну політику протиУкраїни.</text:p>
      <text:p text:style-name="P4">
Депортація українських дітей – це один із цілком продуманих елементівнамагання росії стерти ідентичність нашого народу, знищити саму сутністьукраїнців. Це свідомий злочин геноциду, скоєний російськими посадовцями. Саметак це має кваліфікуватися і політично, і юридично.</text:p>
      <text:p text:style-name="P4">
Сьогодні перша леді України зверталася до ПАРЄ – саме щодо дітей, сімей… Нашіпарламентарі й наші дипломати добре попрацювали. І на всіх рівнях – формальнихі неформальних, із лідерами держав, на парламентському, урядовому,правоохоронному рівнях, у юридичній спільноті та в міжнародних іміжпарламентських організаціях – ми продовжимо працювати для повернення всіхдепортованих українських дітей і для покарання росії. Нам достеменно відомідані майже 20 тисяч дітей, які були вивезені й розпорошені по різних регіонахдержави-зла. Але очевидно, що це лише частина значно масштабніших злочиннихдій. Таких дітей може бути значно більше.</text:p>
      <text:p text:style-name="P4">
Європа та світ уже бачили різні депортації та спроби знищення народів. Саме наросійському прикладі – відповідальністю цієї держави та її посадовців, винниху геноциді, – ми мусимо показати всім іншим потенційним джерелам такого ж зла,що безкарності більше ніколи не буде. А вироки за геноцид будуть. Так само, які за всі інші злочини росії проти України й наших людей.</text:p>
      <text:p text:style-name="P4">
У Миколаєві вже завершився розбір завалів на місці ракетного удару, якийстався сьогодні вночі. Понад 20 поранених, одна людина загинула… Мої співчуттярідним і близьким.</text:p>
      <text:p text:style-name="P4">
Ракетами пошкоджені десятки звичайних будинків, два навчальні заклади.«Калібри» проти школи й коледжу, проти житлової забудови.</text:p>
      <text:p text:style-name="P4">
Увечері ще один ракетний удар був завданий по Костянтинівці Донецької області.Пошкоджено теж школу, лікарню, житлові будинки. На жаль, є постраждалі люди.</text:p>
      <text:p text:style-name="P4">
На жаль, юридична машина світу довго набирає обертів. Але набирає. На жаль,політичний тиск світу на державу-терориста, санкційний тиск ще не досяг повноїсили. Але досягає…</text:p>
      <text:p text:style-name="P4">
А от наші воїни від першого дня цієї битви на захист людей та людяностіроблять абсолютно все можливе! І навіть більше, ніж можливо.</text:p>
      <text:p text:style-name="P4">
Авдіївка – 35-та окрема бригада морської піхоти. Марʼїнка – наша славетна«Сімдесятдевʼятка»… Донецький напрямок загалом – 55-та окрема артилерійськабригада… Дякую вам, воїни, за незмінну результативність!</text:p>
      <text:p text:style-name="P4">
Запорізький напрямок – сьогодні, як і завжди, є за що подякувати бійцям нашої44-ї окремої артилерійської бригади. Молодці!</text:p>
      <text:p text:style-name="P4">
Передав сьогодні письмову подяку воїнам і командиру 95-ї окремої бригади ДШВ,які дуже потужно бʼються поблизу Кремінної на Луганщині.</text:p>
      <text:p text:style-name="P4">
І окремо хочу подякувати абсолютно всім, хто боронить Бахмут і знищує тамворога так масштабно, як окупант на це заслужив.</text:p>
      <text:p text:style-name="P4">
<text:span text:style-name="T4">
Слава всім нашим воїнам, хто зараз у бою, на бойових постах, на бойовихзавданнях!</text:span>
</text:p>
      <text:p text:style-name="P4">
<text:span text:style-name="T4">
Дякую всім у світі, хто нам допомагає!</text:span>
</text:p>
      <text:p text:style-name="P4">
<text:span text:style-name="T4">
Вічна памʼять усім, чиї життя забрав російський терор!</text:span>
</text:p>
      <text:p text:style-name="P4">
<text:span text:style-name="T4">
Слава Україні!</text:span>
</text:p>
      <text:p text:style-name="P4">
<text:span text:style-name="T5">
Фото: ОП</text:span>
</text:p>
      <text:p text:style-name="P4">
Source: <text:a xlink:type="simple" xlink:href="https://www.ukrinform.ua/rubric-ato/3701756-prodovzimo-pracuvati-dla-povernenna-vsih-deportovanih-ditej-i-dla-pokaranna-rf-prezident.html" text:style-name="Internet_20_link" text:visited-style-name="Visited_20_Internet_20_Link">
https://www.ukrinform.ua/rubric-ato/3701756-prodovzimo-pracuvati-dla-povernenna-vsih-deportovanih-ditej-i-dla-pokaranna-rf-prezident.html</text:a>
</text:p>
      <!--NEWS-->
      <text:h text:style-name="P10" text:outline-level="1">
<text:span text:style-name="T4">
росіяни дев’ять разів обстріляли прикордоння Чернігівщини та Сумщини</text:span>
</text:h>
      <text:p text:style-name="P4">
Authors: Ukrinform (Person)</text:p>
      <text:p text:style-name="P4">
Publisher: Укринформ (Organization)</text:p>
      <text:p text:style-name="P4">
Published Time: 2023-04-27T-40:55:41+03:00</text:p>
      <text:p text:style-name="P4">
Modified Time: 2023-04-27T21:55:41+03:00</text:p>
      <text:p text:style-name="P4">
Description: Війська рф у другій половині дня ще 9 разів обстріляли прикордоння Чернігівської та Сумської областей - з мінометів, артилерії та озброєння гелікоптера.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133" text:anchor-type="as-char" svg:width="6.9236in" svg:height="3.956343in" draw:z-index="0">
<draw:image xlink:href="../Images/yкринформ/2023-04-27T-40-55-41-03-00/630_360_1479558145-5682.jpg" xlink:type="simple" xlink:show="embed" xlink:actuate="onLoad" draw:mime-type="image/jpeg"/>
</draw:frame>
 Військарф у другій половині дня ще 9 разів обстріляли прикордоння Чернігівської таСумської областей - з мінометів, артилерії та озброєння гелікоптера.</text:p>
      <text:p text:style-name="P4">
Про це у <text:a xlink:type="simple" xlink:href="https://www.facebook.com/100064471011124/posts/pfbid02bWCPN9RxWbxq8uaKTu1LbUcBVX3feEj1dsWfbe1V5auvkmQSBGZ4y8gcZ1sEnVdXl/" text:style-name="Internet_20_link" text:visited-style-name="Visited_20_Internet_20_Link">
</text:a>
повідомляє пресслужба ОК «Північ», передає Укрінформ.</text:p>
      <text:p text:style-name="P4">
«Станом на 21:00 27 квітня російські війська обстріляли прикордонняЧернігівської та Сумської областей ще 9 разів. Застосовували міномети,артилерію та ракети з гелікоптера», - йдеться в повідомленні.</text:p>
      <text:p text:style-name="P4">
<text:span text:style-name="T4">
Читайте також:</text:span>
 <text:a xlink:type="simple" xlink:href="https://www.ukrinform.ua/rubric-ato/3701739-rosiani-obstrilali-hersonsinu-e-zagibla-ta-poranenij.html" text:style-name="Internet_20_link" text:visited-style-name="Visited_20_Internet_20_Link">
 <text:span text:style-name="T4">
обстріл</text:span>
 </text:a>
</text:p>
      <text:p text:style-name="P4">
Зокрема, у районі н.п. Середина-Буда зафіксовано обстріли ймовірно з міномета120 мм з 13:05 до 13:10 (2 вибухи), з 12:00 до 12:20 (7 вибухів), а такожблизько 15:35 зафіксовано 4 "приходи" ймовірно ракет, випущених з гелікоптера.</text:p>
      <text:p text:style-name="P4">
У районі н.п. Марчихина з 11:10 до 11:15 зафіксовано обстріли ймовірно зміномета 120 мм (4 вибухи).</text:p>
      <text:p text:style-name="P4">
За інформацією ОК "Північ", у районі н.п. Бачівськ з 12:40 до 12:50 також булиобстріли ймовірно з міномета 120 мм (6 вибухів), а близько 14:50 - вибухвипущеної з гелікоптера ракети.</text:p>
      <text:p text:style-name="P4">
<text:span text:style-name="T4">
Читайте також:</text:span>
 <text:a xlink:type="simple" xlink:href="https://www.ukrinform.ua/rubric-regions/3701698-na-hersonsini-organizuvali-evakuaciu-z-kizomisu-akij-sodna-obstrilue-vorog.html" text:style-name="Internet_20_link" text:visited-style-name="Visited_20_Internet_20_Link">
 <text:span text:style-name="T4">
обстріл</text:span>
 </text:a>
</text:p>
      <text:p text:style-name="P4">
З 14:00 до 14:15 зафіксовано 30 вибухів, ймовірно снарядів РСЗВ, в районі н.п.Семенівка.</text:p>
      <text:p text:style-name="P4">
Крім того, в районі н.п. Грем’яч з 16:00 до 16:55 зафіксовано обстріли зіствольної артилерії (19 вибухів), в районі н.п. Блешня з 16:35 до 17:00 -ймовірно з міномета 120 (5 вибухів).</text:p>
      <text:p text:style-name="P4">
Військові зазначають, що про втрати серед місцевого населення чи пошкодженняцивільної інфраструктури інформація не надходила.</text:p>
      <text:p text:style-name="P4">
<text:span text:style-name="T4">
Читайте також:</text:span>
 <text:a xlink:type="simple" xlink:href="https://www.ukrinform.ua/rubric-regions/3701545-rosiani-zrujnuvali-mist-na-cernigivsini-prikordonne-selo-vidrizane-vid-velikoi-zemli.html" text:style-name="Internet_20_link" text:visited-style-name="Visited_20_Internet_20_Link">
 <text:span text:style-name="T4">
Чернігівщи</text:span>
 </text:a>
</text:p>
      <text:p text:style-name="P4">
Як повідомляв Укрінформ, станом на 13:00 четверга російські війська обстрілялиприкордоння Сумської області вісім разів.</text:p>
      <text:p text:style-name="P4">
Source: <text:a xlink:type="simple" xlink:href="https://www.ukrinform.ua/rubric-ato/3701755-rosiani-devat-raziv-obstrilali-prikordonna-cernigivsini-ta-sumsini.html" text:style-name="Internet_20_link" text:visited-style-name="Visited_20_Internet_20_Link">
https://www.ukrinform.ua/rubric-ato/3701755-rosiani-devat-raziv-obstrilali-prikordonna-cernigivsini-ta-sumsini.html</text:a>
</text:p>
      <!--NEWS-->
      <text:h text:style-name="P10" text:outline-level="1">
<text:span text:style-name="T4">
«Барселона» зіграє у фіналі жіночої Ліги чемпіонів з футболу</text:span>
</text:h>
      <text:p text:style-name="P4">
Authors: Ukrinform (Person)</text:p>
      <text:p text:style-name="P4">
Publisher: Укринформ (Organization)</text:p>
      <text:p text:style-name="P4">
Published Time: 2023-04-27T-42:51:48+03:00</text:p>
      <text:p text:style-name="P4">
Modified Time: 2023-04-27T21:51:48+03:00</text:p>
      <text:p text:style-name="P4">
Description: У півфіналі каталонські гравчині обіграли «Челсі». — Укрінформ.</text:p>
      <text:p text:style-name="P4">
Images: ["<text:a xlink:type="simple" xlink:href="https://static.ukrinform.com/photos/2023_04/thumb_files/630_360_1682621381-655.jpg" text:style-name="Internet_20_link" text:visited-style-name="Visited_20_Internet_20_Link">
630_360_16826...</text:a>
"]</text:p>
      <text:p text:style-name="P4">
Tags: ['Барселона', 'Футбол']</text:p>
      <text:p text:style-name="P4">
Type: Article</text:p>
      <!--METADATA-->
      <text:p text:style-name="P4">
<draw:frame draw:style-name="fr1" draw:name="Image134" text:anchor-type="as-char" svg:width="6.9236in" svg:height="3.956343in" draw:z-index="0">
<draw:image xlink:href="../Images/yкринформ/2023-04-27T-42-51-48-03-00/630_360_1682621381-655.jpg" xlink:type="simple" xlink:show="embed" xlink:actuate="onLoad" draw:mime-type="image/jpeg"/>
</draw:frame>
 Упівфіналі каталонські гравчині обіграли «Челсі».</text:p>
      <text:p text:style-name="P4">
У жіночій Лізі чемпіонів з футболу визначилася перша фіналістка турніру, неюстала каталонська «Барселона», яка за сумою двох матчів обіграла «Челсі»,передає Укрінформ.</text:p>
      <text:p text:style-name="P4">
З Лондону на «Камп Ноу» представниці Іспанії привезли мінімальну перемогу 1:0- її забезпечив гол нападниці Каролін Хансен на старті зустрічі.</text:p>
      <text:p text:style-name="P4">
У другому поєдинку відкрити рахунок «Барселоні» вдалося після перерви,відзначилася Каролін Хансен - 1:0. Гравчині «Челсі» швидко зрівняли рахунок,гол забила Гуро Райтен - 1:1. «Барселона» зберегла перевагу в один м'ячзавдяки мінімальній перемозі на виїзді та вийшла до фіналу.</text:p>
      <text:p text:style-name="P4">
Це третій поспіль вихід «Барселони» до фіналу Ліги чемпіонів. У 2021 році вонистали володарками трофею, у 2022-му - програли вирішальний матч.</text:p>
      <text:p text:style-name="P4">
У фіналі Ліги чемпіонів «Барселона» зіграє з переможницею пари «Вольфсбург» -«Арсенал».</text:p>
      <text:p text:style-name="P4">
<text:span text:style-name="T4">
Читайте також:</text:span>
 <text:a xlink:type="simple" xlink:href="https://www.ukrinform.ua/rubric-sports/3701096-futbolisti-nimeccini-provedut-osoblivij-matc-proti-zbirnoi-ukraini-nastavnik-bundestimu.html" text:style-name="Internet_20_link" text:visited-style-name="Visited_20_Internet_20_Link">
 <text:span text:style-name="T4">
Футбол</text:span>
 </text:a>
</text:p>
      <text:p text:style-name="P4">
Як повідомляв Укрінформ, перший поєдинок між «Вольфсбургом» та «Арсеналом»закінчився внічию 2:2, матч-відповідь відбудеться у понеділок, 1 травня.</text:p>
      <text:p text:style-name="P4">
Фото: Getty Image</text:p>
      <text:p text:style-name="P4">
Source: <text:a xlink:type="simple" xlink:href="https://www.ukrinform.ua/rubric-sports/3701754-barselona-zigrae-u-finali-zinocoi-ligi-cempioniv-z-futbolu.html" text:style-name="Internet_20_link" text:visited-style-name="Visited_20_Internet_20_Link">
https://www.ukrinform.ua/rubric-sports/3701754-barselona-zigrae-u-finali-zinocoi-ligi-cempioniv-z-futbolu.html</text:a>
</text:p>
      <!--NEWS-->
      <text:h text:style-name="P10" text:outline-level="1">
<text:span text:style-name="T4">
У Черкасах почали службову перевірку після побиття цивільного під час вручення повістки</text:span>
</text:h>
      <text:p text:style-name="P4">
Authors: Ukrinform (Person)</text:p>
      <text:p text:style-name="P4">
Publisher: Укринформ (Organization)</text:p>
      <text:p text:style-name="P4">
Published Time: 2023-04-27T-44:38:00+03:00</text:p>
      <text:p text:style-name="P4">
Modified Time: 2023-04-27T21:38:00+03:00</text:p>
      <text:p text:style-name="P4">
Description: В Черкаському ТЦК, працівники якого побили цивільного під час вручення сповіщення про мобілізацію, розпочалася службова перевірка. Бійку поблизу торговельного центру зняли на відео перехожі. — Укрінформ.</text:p>
      <text:p text:style-name="P4">
Images: ["<text:a xlink:type="simple" xlink:href="https://static.ukrinform.com/photos/2022_07/thumb_files/630_360_1657903606-526.jpg" text:style-name="Internet_20_link" text:visited-style-name="Visited_20_Internet_20_Link">
630_360_16579...</text:a>
"]</text:p>
      <text:p text:style-name="P4">
Tags: ['Мобілізація', 'Черкаси', 'Побиття', 'перевірки', 'Повістка']</text:p>
      <text:p text:style-name="P4">
Type: Article</text:p>
      <!--METADATA-->
      <text:p text:style-name="P4">
<draw:frame draw:style-name="fr1" draw:name="Image135" text:anchor-type="as-char" svg:width="6.9236in" svg:height="3.956343in" draw:z-index="0">
<draw:image xlink:href="../Images/yкринформ/2023-04-27T-44-38-00-03-00/630_360_1657903606-526.jpg" xlink:type="simple" xlink:show="embed" xlink:actuate="onLoad" draw:mime-type="image/jpeg"/>
</draw:frame>
 ВЧеркаському ТЦК, працівники якого побили цивільного під час врученнясповіщення про мобілізацію, розпочалася службова перевірка. Бійку поблизуторговельного центру зняли на відео перехожі.</text:p>
      <text:p text:style-name="P4">
Як передає Укрінформ, про перевірку повідомив у <text:a xlink:type="simple" xlink:href="http://t.me/cherkaskaODA/4587" text:style-name="Internet_20_link" text:visited-style-name="Visited_20_Internet_20_Link">
</text:a>
 голова Черкаської облдержадміністрації ІгорТабурець.</text:p>
      <text:p text:style-name="P4">
«Офіційну оцінку цій ситуації та її учасникам дасть службова перевірка, якавже розпочата в Черкаському обласному терцентрі комплектування та соціальноїпідтримки. А також правоохоронні органи. Є заяви від обох сторін», - такпрокоментував Табурець ситуацію, яка викликала обурення в соцмережах.</text:p>
      <text:p text:style-name="P4">
Він підкреслив, що мобілізація – це не каральний захід, а життєва необхідністьдля нашої держави під час війни з російськими загарбниками. Тож цивільна особане має права зневажливо ставитися до військового при виконанні службовихобов’язків, навіть якщо він вручає сповіщення. Водночас військовий не маєреагувати так, як зафіксовано на відео.</text:p>
      <text:p text:style-name="P4">
<text:span text:style-name="T4">
Читайте також:</text:span>
 <text:a xlink:type="simple" xlink:href="https://www.ukrinform.ua/rubric-society/3696902-v-ukraini-potencijno-mozut-zaprovaditi-elektronni-povistki-venislavskij.html" text:style-name="Internet_20_link" text:visited-style-name="Visited_20_Internet_20_Link">
 </text:a>
</text:p>
      <text:p text:style-name="P4">
Своєю чергою Черкаський обласний ТЦК у <text:a xlink:type="simple" xlink:href="http://www.facebook.com/CherkasyTCK/posts/pfbid0SRazx6zsLx7K84UTCFMRajEXmp7zsB5uHvJgDsKjmZpVn9KqKr9xB3Fcm16hLd9Zl" text:style-name="Internet_20_link" text:visited-style-name="Visited_20_Internet_20_Link">
</text:a>
стверджує, що під час оповіщення населення в рамках загальної мобілізації,чоловік поводився провокативно.</text:p>
      <text:p text:style-name="P4">
«Громадянин почав ображати військовослужбовців, погрожувати фізичною розправоюта застосував фізичну силу до одного з <text:a xlink:type="simple" xlink:href="https://www.ukrinform.ua/tag-vijskovi" text:style-name="Internet_20_link" text:visited-style-name="Visited_20_Internet_20_Link">
 </text:a>
 . Громадянина було затримано, на місце події військовослужбовці ТЦКта СП викликали представників Національної поліції. Прибувши за викликом, вонивідібрали пояснення в учасників події», - йдеться в повідомленні.</text:p>
      <text:p text:style-name="P4">
У дописі зазначається, що відео вирвано з контексту, обставини значно ширші,аніж показано в оприлюдненому фрагменті.</text:p>
      <text:p text:style-name="P4">
Також повідомляється, що «з особовим складом, який залучається до оповіщеннявійськовозобов’язаних, проведено додаткові роз'яснювальні заходи щодо порядкуроботи й дотримання норм законодавства».</text:p>
      <text:p text:style-name="P4">
<text:span text:style-name="T4">
Читайте також:</text:span>
 <text:a xlink:type="simple" xlink:href="https://www.ukrinform.ua/rubric-society/3700656-u-policii-ne-viklucaut-so-povistki-lubitelam-driftu-vrucatimut-ne-lise-u-kievi.html" text:style-name="Internet_20_link" text:visited-style-name="Visited_20_Internet_20_Link">
 <text:span text:style-name="T4">
Повістки</text:span>
 </text:a>
</text:p>
      <text:p text:style-name="P4">
У численних коментарях під цим дописом користувачі соцмереж обурюютьсяповедінкою військових з автоматами, двоє з яких тримають хлопця за руки, атретій б’є з ноги в обличчя та під ребра.</text:p>
      <text:p text:style-name="P4">
27 квітня у Телеграм-каналах з'явилося <text:a xlink:type="simple" xlink:href="http://provce.ck.ua/nohoiu-po-holovi-u-cherkasakh-pratsivnyky-ttsk-pobyly-cholovika-iakomu-vruchaly-povistku/" text:style-name="Internet_20_link" text:visited-style-name="Visited_20_Internet_20_Link">
 </text:a>
 з коментарем, що працівники Черкаського ТЦК застосовують силу дочоловіка, якому намагалися вручити повістку. Користувачі соцмережістверджують, що інцидент стався 20 квітня біля ТРЦ «Хрещатик-сіті».</text:p>
      <text:p text:style-name="P4">
На записі видно, як військовий протягує документ цивільному, і чоловіки прощось сперечаються. За кілька секунд працівник ТЦК завдає удару, і цивільноговалять на землю, при цьому інший військовий ногою б'є його по голові.</text:p>
      <text:p text:style-name="P4">
Source: <text:a xlink:type="simple" xlink:href="https://www.ukrinform.ua/rubric-regions/3701750-u-cerkasah-pocali-sluzbovu-perevirku-pisla-pobitta-civilnogo-pid-cas-vrucenna-povistki.html" text:style-name="Internet_20_link" text:visited-style-name="Visited_20_Internet_20_Link">
https://www.ukrinform.ua/rubric-regions/3701750-u-cerkasah-pocali-sluzbovu-perevirku-pisla-pobitta-civilnogo-pid-cas-vrucenna-povistki.html</text:a>
</text:p>
      <!--NEWS-->
      <text:h text:style-name="P10" text:outline-level="1">
<text:span text:style-name="T4">
Україна представила національний стенд на книжковому ярмарку в Лейпцигу</text:span>
</text:h>
      <text:p text:style-name="P4">
Authors: Ukrinform (Person)</text:p>
      <text:p text:style-name="P4">
Publisher: Укринформ (Organization)</text:p>
      <text:p text:style-name="P4">
Published Time: 2023-04-27T-46:27:00+03:00</text:p>
      <text:p text:style-name="P4">
Modified Time: 2023-04-27T21:27:00+03:00</text:p>
      <text:p text:style-name="P4">
Description: У перший день роботи книжкового ярмарку в німецькому Лейпцигу відбулось урочисте відкриття українського стенда під гаслом «Sensitive Content» («Чутливий вміст»). — Укрінформ.</text:p>
      <text:p text:style-name="P4">
Images: ["<text:a xlink:type="simple" xlink:href="https://static.ukrinform.com/photos/2023_04/thumb_files/630_360_1682619649-909.jpg" text:style-name="Internet_20_link" text:visited-style-name="Visited_20_Internet_20_Link">
630_360_16826...</text:a>
", "<text:a xlink:type="simple" xlink:href="https://static.ukrinform.com/photos/2023_04/1682619649-964.jpg" text:style-name="Internet_20_link" text:visited-style-name="Visited_20_Internet_20_Link">
1682619649-96...</text:a>
", "<text:a xlink:type="simple" xlink:href="https://static.ukrinform.com/photos/2023_04/1682619648-848.jpg" text:style-name="Internet_20_link" text:visited-style-name="Visited_20_Internet_20_Link">
1682619648-84...</text:a>
", "<text:a xlink:type="simple" xlink:href="https://static.ukrinform.com/photos/2023_04/1682619648-350.jpg" text:style-name="Internet_20_link" text:visited-style-name="Visited_20_Internet_20_Link">
1682619648-35...</text:a>
"]</text:p>
      <text:p text:style-name="P4">
Tags: ['Книги', 'Німеччина', 'Ярмарок']</text:p>
      <text:p text:style-name="P4">
Type: Article</text:p>
      <!--METADATA-->
      <text:p text:style-name="P4">
<draw:frame draw:style-name="fr1" draw:name="Image136" text:anchor-type="as-char" svg:width="6.9236in" svg:height="3.956343in" draw:z-index="0">
<draw:image xlink:href="../Images/yкринформ/2023-04-27T-46-27-00-03-00/630_360_1682619649-909.jpg" xlink:type="simple" xlink:show="embed" xlink:actuate="onLoad" draw:mime-type="image/jpeg"/>
</draw:frame>
 У першийдень роботи книжкового ярмарку в німецькому Лейпцигу відбулось урочистевідкриття українського стенда під гаслом «Sensitive Content» («Чутливийвміст»).</text:p>
      <text:p text:style-name="P4">
Про це повідомляє <text:a xlink:type="simple" xlink:href="https://mkip.gov.ua/news/9052.html" text:style-name="Internet_20_link" text:visited-style-name="Visited_20_Internet_20_Link">
 </text:a>
 , передає Укрінформ.</text:p>
      <text:p text:style-name="P4">
У заході взяли участь, зокрема, директор ярмарку Олівер Цілле, заступницядиректора Українського інституту книги Олена Одинока, директор Goethe-Institutв Україні Фабіан Мюльталер, директор «Мистецького арсеналу» Олеся Островська-Люта, радник-посланник Посольства України в Німеччині Максим Ємельянов,керівниця Українського інституту в Німеччині Катерина Ріц-Ракул, керівникробочої групи Федеральної агенції політичної освіти Катерина Стецевич.</text:p>
      <text:p text:style-name="P4">
<draw:frame draw:style-name="fr1" draw:name="Image137" text:anchor-type="as-char" svg:width="6.9236in" svg:height="5.187439in" draw:z-index="0">
<draw:image xlink:href="../Images/yкринформ/2023-04-27T-46-27-00-03-00/1682619649-964.jpg" xlink:type="simple" xlink:show="embed" xlink:actuate="onLoad" draw:mime-type="image/jpeg"/>
</draw:frame>
</text:p>
      <text:p text:style-name="P4">
"Основною темою стенда є проєкт Дарії Білої та Софії Гупаловської, впершепредставлений на Лондонському книжковому ярмарку, — експозиція «Зруйнованабібліотека» з меблями закладів, пошкоджених унаслідок обстрілів", - зазначилиу МКІП.</text:p>
      <text:p text:style-name="P4">
<draw:frame draw:style-name="fr1" draw:name="Image138" text:anchor-type="as-char" svg:width="6.9236in" svg:height="9.24243in" draw:z-index="0">
<draw:image xlink:href="../Images/yкринформ/2023-04-27T-46-27-00-03-00/1682619648-848.jpg" xlink:type="simple" xlink:show="embed" xlink:actuate="onLoad" draw:mime-type="image/jpeg"/>
</draw:frame>
</text:p>
      <text:p text:style-name="P4">
На український національний стенд завітала держміністр з питань культури імедіа ФРН Клаудія Рот, німецький дипломат і журналіст Ральф Бесте, очільникдепартаменту культури та комунікацій Федерального міністерства закордоннихсправ, менеджер культурних проєктів Creative Europe Арно Паскалі, директорФедерації європейських видавців Анна Бергман, партнери по проєкту Tales ofEUkraine, зокрема Асоціація німецьких видавців та книгорозповсюджувачів.</text:p>
      <text:p text:style-name="P4">
<text:span text:style-name="T4">
Читайте також:</text:span>
 <text:a xlink:type="simple" xlink:href="https://www.ukrinform.ua/rubric-culture/3700717-ukraina-stane-pocesnim-gostem-miznarodnogo-knizkovogo-armarku-u-varsavi.html" text:style-name="Internet_20_link" text:visited-style-name="Visited_20_Internet_20_Link">
 <text:span text:style-name="T4">
книжк</text:span>
 </text:a>
</text:p>
      <text:p text:style-name="P4">
Українську програму заходів відкрила дискусія про найкращий книжковий дизайнУкраїни та світу за участю координаторки літературних проєктів Goethe-Institutв Україні Марії Шубчик, піарниці німецької премії Stiftung Buchkunst закнижковий дизайн Carolin Blöink та директора «Книжкового арсеналу» ЮліїКозловець.</text:p>
      <text:p text:style-name="P4">
<draw:frame draw:style-name="fr1" draw:name="Image139" text:anchor-type="as-char" svg:width="6.9236in" svg:height="5.1927in" draw:z-index="0">
<draw:image xlink:href="../Images/yкринформ/2023-04-27T-46-27-00-03-00/1682619648-350.jpg" xlink:type="simple" xlink:show="embed" xlink:actuate="onLoad" draw:mime-type="image/jpeg"/>
</draw:frame>
</text:p>
      <text:p text:style-name="P4">
Крім того, на українському стенді відбулася розмова про військову фотографію зкінорежисером Оксаною Карпович, яку модерувала перекладачка та журналісткаКатерина Міщенко. Про деколонізацію та звільнення з тіні імперії говорилиперекладачка Катерина Ботанова, поет, перекладач, філософ, перекладач,теоретик культури Овідіу Тішінделяну та Олеся Островська-Люта.</text:p>
      <text:p text:style-name="P4">
Національний стенд України з власною програмою заходів представлений наярмарку завдяки спільним зусиллям Лейпцизького книжкового ярмарку,уповноваженої федерального уряду з питань культури та ЗМІ, Neustart Kultur,Українського інституту книги, Goethe-Institut в Україні, Міністерства культурита інформаційної політики України, посольства України у ФРН, Українськогоінституту, Книжкового Арсеналу, видавництва Meridian Czernowitz, ВіденськогоІнституту наук про людину та Федеральної агенції політичної освіти Німеччини.</text:p>
      <text:p text:style-name="P4">
<text:span text:style-name="T4">
Читайте також:</text:span>
 <text:a xlink:type="simple" xlink:href="https://www.ukrinform.ua/rubric-society/3699547-proekt-knizki-bez-kordoniv-realizuut-uze-v-37-krainah-zelenska.html" text:style-name="Internet_20_link" text:visited-style-name="Visited_20_Internet_20_Link">
 <text:span text:style-name="T4">
Книжк</text:span>
 </text:a>
</text:p>
      <text:p text:style-name="P4">
Лейпцизький книжковий ярмарок — це найважливіше весняне зібрання книжкової тамедіаіндустрії, яке об’єднує читачів із авторами, видавцями й медіакомпаніямиз Німеччини та всього світу. Лейпцизький книжковий ярмарок проходить одночасноз Manga-Comic-Con і Leipzig liest («Лейпциг читає») з 27 по 30 квітня 2023року.</text:p>
      <text:p text:style-name="P4">
Source: <text:a xlink:type="simple" xlink:href="https://www.ukrinform.ua/rubric-culture/3701748-ukraina-predstavila-nacionalnij-stend-na-knizkovomu-armarku-v-lejpcigu.html" text:style-name="Internet_20_link" text:visited-style-name="Visited_20_Internet_20_Link">
https://www.ukrinform.ua/rubric-culture/3701748-ukraina-predstavila-nacionalnij-stend-na-knizkovomu-armarku-v-lejpcigu.html</text:a>
</text:p>
      <!--NEWS-->
      <text:h text:style-name="P10" text:outline-level="1">
<text:span text:style-name="T4">
«Гарантований покупець»: без підняття тарифів на електроенергію не зможемо підготуватися до зими</text:span>
</text:h>
      <text:p text:style-name="P4">
Authors: Ukrinform (Person)</text:p>
      <text:p text:style-name="P4">
Publisher: Укринформ (Organization)</text:p>
      <text:p text:style-name="P4">
Published Time: 2023-04-27T-48:24:00+03:00</text:p>
      <text:p text:style-name="P4">
Modified Time: 2023-04-27T21:24:00+03:00</text:p>
      <text:p text:style-name="P4">
Description: Підняття тарифів на електроенергію є необхідним кроком у контексті підготовки до наступного опалювального сезону. — Укрінформ.</text:p>
      <text:p text:style-name="P4">
Images: ["<text:a xlink:type="simple" xlink:href="https://static.ukrinform.com/photos/2014_06/thumb_files/630_360_1401592495.jpg" text:style-name="Internet_20_link" text:visited-style-name="Visited_20_Internet_20_Link">
630_360_14015...</text:a>
"]</text:p>
      <text:p text:style-name="P4">
Tags: ['Електроенергія', 'Опалювальний сезон', 'Тариф', 'Гарантований покупець']</text:p>
      <text:p text:style-name="P4">
Type: Article</text:p>
      <!--METADATA-->
      <text:p text:style-name="P4">
<draw:frame draw:style-name="fr1" draw:name="Image140" text:anchor-type="as-char" svg:width="6.9236in" svg:height="3.950003in" draw:z-index="0">
<draw:image xlink:href="../Images/yкринформ/2023-04-27T-48-24-00-03-00/630_360_1401592495.jpg" xlink:type="simple" xlink:show="embed" xlink:actuate="onLoad" draw:mime-type="image/jpeg"/>
</draw:frame>
 Підняттятарифів на електроенергію є необхідним кроком у контексті підготовки донаступного опалювального сезону.</text:p>
      <text:p text:style-name="P4">
Про це директор ДП "Гарантований покупець" Артем Некрасов в ефірі телемарафону"Єдині новини", передає Укрінформ.</text:p>
      <text:p text:style-name="P4">
"Без хоча б часткового підняття пільгового тарифу на електроенергію ми простоне зможемо підготуватися до наступної зими. А наступна зима може бути щеважчою, ніж попередня", - вважає Некрасов.</text:p>
      <text:p text:style-name="P4">
За його словами, рівень заборгованості за покладеним спеціальним обов'язкомдля населення станом на квітень перевищує 30 млрд грн, і без стабілізаціїситуації вона зростатиме щомісяця.</text:p>
      <text:p text:style-name="P4">
Водночас головною причиною необхідності підняття тарифу, за словами керівникапідприємства, є російська агресія.</text:p>
      <text:p text:style-name="P4">
<text:span text:style-name="T4">
Читайте також:</text:span>
 <text:a xlink:type="simple" xlink:href="https://www.ukrinform.ua/rubric-ato/3699360-ukraini-potribno-ponad-1-milard-na-vidnovlenna-energosistemi-gerus.html" text:style-name="Internet_20_link" text:visited-style-name="Visited_20_Internet_20_Link">
 </text:a>
</text:p>
      <text:p text:style-name="P4">
"До 24 лютого 2022 року жодних серйозних передумов для підняття пільговоготарифу на <text:a xlink:type="simple" xlink:href="https://www.ukrinform.ua/tag-elektroenergia" text:style-name="Internet_20_link" text:visited-style-name="Visited_20_Internet_20_Link">
 </text:a>
 для населення небуло. Не було б військового вторгнення рашистів в Україну - не було б і такоїкритичної потреби піднімати пільговий тариф для населення. До початкуповномасштабного вторгнення система була значно збалансованіша", - наголосивкерівник ДП.</text:p>
      <text:p text:style-name="P4">
За його словами, внаслідок російських атак в Україні потребують відновленняпідприємства генерації, лінії електропередачі та підстанції.</text:p>
      <text:p text:style-name="P4">
"Ми чітко розуміємо, що нам треба їх відновити не просто до зими, а до початкуопалювального сезону. Відновити і захистити перед можливими наступнимиатаками. І починати робити це потрібно якомога швидше. Звідси і потреба утаких вимушених кроках", - пояснив Некрасов.</text:p>
      <text:p text:style-name="P4">
<text:span text:style-name="T4">
Читайте також:</text:span>
 <text:a xlink:type="simple" xlink:href="https://www.ukrinform.ua/rubric-other_news/3700615-pilgovu-cinu-na-elektroenergiu-dla-naselenna-prodovzili-se-na-misac.html" text:style-name="Internet_20_link" text:visited-style-name="Visited_20_Internet_20_Link">
 <text:span text:style-name="T4">
Пільгову</text:span>
 </text:a>
</text:p>
      <text:p text:style-name="P4">
Як повідомлялося, Кабінет Міністрів розглядає можливість перегляду тарифів наелектроенергію для населення.</text:p>
      <text:p text:style-name="P4">
Водночас на останньому засіданні Кабміну внесено зміни до постанови КМУ № 483"Про затвердження Положення про покладення спеціальних обов’язків на учасниківринку електричної енергії для забезпечення загальносуспільних інтересів упроцесі функціонування ринку електричної енергії", якими продовжено діюфіксованої ціни на електроенергію для побутових споживачів до 31 травня 2023року.</text:p>
      <text:p text:style-name="P4">
Ціна на електроенергію для населення до кінця травня становитиме в 1,44грн/кВт-год. та 1,68 грн/кВт-год. залежно від споживання (до 250 кВт-год. тапонад 250 кВт-год. відповідно).</text:p>
      <text:p text:style-name="P4">
Source: <text:a xlink:type="simple" xlink:href="https://www.ukrinform.ua/rubric-economy/3701747-garantovanij-pokupec-bez-pidnatta-tarifiv-na-elektroenergiu-ne-zmozemo-pidgotuvatisa-do-zimi.html" text:style-name="Internet_20_link" text:visited-style-name="Visited_20_Internet_20_Link">
https://www.ukrinform.ua/rubric-economy/3701747-garantovanij-pokupec-bez-pidnatta-tarifiv-na-elektroenergiu-ne-zmozemo-pidgotuvatisa-do-zimi.html</text:a>
</text:p>
      <!--NEWS-->
      <text:h text:style-name="P10" text:outline-level="1">
<text:span text:style-name="T4">
США запровадили санкції проти рф та Ірану через незаконні арешти американців</text:span>
</text:h>
      <text:p text:style-name="P4">
Authors: Ukrinform (Person)</text:p>
      <text:p text:style-name="P4">
Publisher: Укринформ (Organization)</text:p>
      <text:p text:style-name="P4">
Published Time: 2023-04-27T-50:15:00+03:00</text:p>
      <text:p text:style-name="P4">
Modified Time: 2023-04-27T21:15:00+03:00</text:p>
      <text:p text:style-name="P4">
Description: Уряд Сполучених Штатів оголосив про запровадження санкцій проти іранських та російських спецслужб і високопоставлених чиновників через їхню роль у незаконному затриманні та ув’язненні американських громадян.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Іран', 'Санкції', 'США', 'росія']</text:p>
      <text:p text:style-name="P4">
Type: Article</text:p>
      <!--METADATA-->
      <text:p text:style-name="P4">
<draw:frame draw:style-name="fr1" draw:name="Image141" text:anchor-type="as-char" svg:width="6.9236in" svg:height="3.956343in" draw:z-index="0">
<draw:image xlink:href="../Images/yкринформ/2023-04-27T-50-15-00-03-00/630_360_1530736867-9723.jpg" xlink:type="simple" xlink:show="embed" xlink:actuate="onLoad" draw:mime-type="image/jpeg"/>
</draw:frame>
 УрядСполучених Штатів оголосив про запровадження санкцій проти іранських таросійських спецслужб і високопоставлених чиновників через їхню роль унезаконному затриманні та ув’язненні американських громадян.</text:p>
      <text:p text:style-name="P4">
Про це <text:a xlink:type="simple" xlink:href="https://home.treasury.gov/news/press-releases/jy1444" text:style-name="Internet_20_link" text:visited-style-name="Visited_20_Internet_20_Link">
 </text:a>
 Офіс контролюза іноземними активами (OFAC) Міністерства фінансів США, передає Укрінформ.</text:p>
      <text:p text:style-name="P4">
«Сьогодні OFAC запроваджує санкції проти чотирьох високопосадовців Іранськоїрозвідувальної організації Корпусу вартових ісламської революції», - йдеться вповідомленні.</text:p>
      <text:p text:style-name="P4">
<text:span text:style-name="T4">
Читайте також:</text:span>
 <text:a xlink:type="simple" xlink:href="https://www.ukrinform.ua/rubric-world/3701063-cehia-zaprovadila-sankcii-proti-glavi-rpc-kirila.html" text:style-name="Internet_20_link" text:visited-style-name="Visited_20_Internet_20_Link">
 <text:span text:style-name="T4">
санкці</text:span>
 </text:a>
</text:p>
      <text:p text:style-name="P4">
При цьому уточнюється, що обмеження проти цієї організації вводить іДерждепартамент США за її роль у захопленні та незаконному затриманні громадянСША в Ірані.</text:p>
      <text:p text:style-name="P4">
Водночас OFAC запровадив додаткові санкції за поданням Держдепартаменту протифедеральної служби безпеки росії – також через її причетність до незаконногозатримання громадян США за кордоном.</text:p>
      <text:p text:style-name="P4">
Як повідомляв Укрінформ, росія незаконно затримала громадян США - репортераThe Wall Street Journal Евана Гершковича і колишнього морського піхотинця ПолаВілана за обвинуваченнями у шпигунстві. Американці рішуче заперечуютьобвинувачення.</text:p>
      <text:p text:style-name="P4">
<text:span text:style-name="T4">
Читайте також:</text:span>
 <text:a xlink:type="simple" xlink:href="https://www.ukrinform.ua/rubric-world/3701570-u-mzs-rf-vidhilili-zapit-ssa-na-vidviduvanna-zaarestovanogo-zurnalista-gerskovica.html" text:style-name="Internet_20_link" text:visited-style-name="Visited_20_Internet_20_Link">
 <text:span text:style-name="T4">
Гершков</text:span>
 </text:a>
</text:p>
      <text:p text:style-name="P4">
Крім того, американські громадяни Сіамак Намазі, Емад Шаргі та Морад Тахбазутримуються в іранській в’язниці Евін.</text:p>
      <text:p text:style-name="P4">
Source: <text:a xlink:type="simple" xlink:href="https://www.ukrinform.ua/rubric-world/3701734-ssa-zaprovadili-sankcii-proti-rf-ta-iranu-cerez-nezakonni-aresti-amerikanciv.html" text:style-name="Internet_20_link" text:visited-style-name="Visited_20_Internet_20_Link">
https://www.ukrinform.ua/rubric-world/3701734-ssa-zaprovadili-sankcii-proti-rf-ta-iranu-cerez-nezakonni-aresti-amerikanciv.html</text:a>
</text:p>
      <!--NEWS-->
      <text:h text:style-name="P10" text:outline-level="1">
<text:span text:style-name="T4">
Другий дивізіон Patriot вже на бойовому чергуванні – Повітряні сили</text:span>
</text:h>
      <text:p text:style-name="P4">
Authors: Ukrinform (Person)</text:p>
      <text:p text:style-name="P4">
Publisher: Укринформ (Organization)</text:p>
      <text:p text:style-name="P4">
Published Time: 2023-04-27T-52:12:26+03:00</text:p>
      <text:p text:style-name="P4">
Modified Time: 2023-04-27T21:12:26+03:00</text:p>
      <text:p text:style-name="P4">
Description: Командувач Повітряних Сил Збройних Сил України генерал-лейтенант Микола Олещук повідомив, що другий дивізіон зенітно-ракетного комплексу Patriot вже на бойовому чергуванні. — Укрінформ.</text:p>
      <text:p text:style-name="P4">
Images: ["<text:a xlink:type="simple" xlink:href="https://static.ukrinform.com/photos/2017_11/thumb_files/630_360_1510113578-1723-pro-patriot-foto-global-look-press.jpg" text:style-name="Internet_20_link" text:visited-style-name="Visited_20_Internet_20_Link">
630_360_15101...</text:a>
", "<text:a xlink:type="simple" xlink:href="https://static.ukrinform.com/photos/2023_04/1682619031-894.jpg" text:style-name="Internet_20_link" text:visited-style-name="Visited_20_Internet_20_Link">
1682619031-89...</text:a>
"]</text:p>
      <text:p text:style-name="P4">
Tags: ['Повітряні сили ЗСУ', 'Війна з росією', 'Patriot ']</text:p>
      <text:p text:style-name="P4">
Type: Article</text:p>
      <!--METADATA-->
      <text:p text:style-name="P4">
<draw:frame draw:style-name="fr1" draw:name="Image142" text:anchor-type="as-char" svg:width="6.9236in" svg:height="3.956343in" draw:z-index="0">
<draw:image xlink:href="../Images/yкринформ/2023-04-27T-52-12-26-03-00/630_360_1510113578-1723-pro-patriot-foto-global-look-press.jpg" xlink:type="simple" xlink:show="embed" xlink:actuate="onLoad" draw:mime-type="image/jpeg"/>
</draw:frame>
 Командувач Повітряних Сил Збройних Сил Українигенерал-лейтенант Микола Олещук повідомив, що другий дивізіон зенітно-ракетного комплексу Patriot вже на бойовому чергуванні.</text:p>
      <text:p text:style-name="P4">
Як передає Укрінформ, про це Олещук написав у <text:a xlink:type="simple" xlink:href="https://t.me/MykolaOleshchuk/32" text:style-name="Internet_20_link" text:visited-style-name="Visited_20_Internet_20_Link">
</text:a>
 .</text:p>
      <text:p text:style-name="P4">
"Кажуть є заборона ГШ "селфитись" на фоні техніки! Вибачте, не втримався!Другий дивізіон ЗРК Patriot уже в роботі! Посилюємо ППО! Наближаємоперемогу!", - зазначив Олещук.</text:p>
      <text:p text:style-name="P4">
<draw:frame draw:style-name="fr1" draw:name="Image143" text:anchor-type="as-char" svg:width="6.9236in" svg:height="8.769893in" draw:z-index="0">
<draw:image xlink:href="../Images/yкринформ/2023-04-27T-52-12-26-03-00/1682619031-894.jpg" xlink:type="simple" xlink:show="embed" xlink:actuate="onLoad" draw:mime-type="image/jpeg"/>
</draw:frame>
</text:p>
      <text:p text:style-name="P4">
Як повідомляв Укрінформ, раніше Олещук <text:a xlink:type="simple" xlink:href="https://www.ukrinform.ua/rubric-ato/3701012-komanduvac-povitranih-sil-protestuvav-sistemi-patriot-v-ukraini.html" text:style-name="Internet_20_link" text:visited-style-name="Visited_20_Internet_20_Link">
 </text:a>
 .</text:p>
      <text:p text:style-name="P4">
Source: <text:a xlink:type="simple" xlink:href="https://www.ukrinform.ua/rubric-ato/3701743-drugij-divizion-patriot-vze-na-bojovomu-cerguvanni-povitrani-sili.html" text:style-name="Internet_20_link" text:visited-style-name="Visited_20_Internet_20_Link">
https://www.ukrinform.ua/rubric-ato/3701743-drugij-divizion-patriot-vze-na-bojovomu-cerguvanni-povitrani-sili.html</text:a>
</text:p>
      <!--NEWS-->
      <text:h text:style-name="P10" text:outline-level="1">
<text:span text:style-name="T4">
Єрмак обговорив із радниками президентів семи країн ЄС гарантії безпеки для України</text:span>
</text:h>
      <text:p text:style-name="P4">
Authors: Ukrinform (Person)</text:p>
      <text:p text:style-name="P4">
Publisher: Укринформ (Organization)</text:p>
      <text:p text:style-name="P4">
Published Time: 2023-04-27T-54:11:00+03:00</text:p>
      <text:p text:style-name="P4">
Modified Time: 2023-04-27T21:11:00+03:00</text:p>
      <text:p text:style-name="P4">
Description: Керівник Офісу Президента Андрій Єрмак провів зустріч у форматі відеоконференції із зовнішньополітичними радниками президентів Естонії, Латвії, Литви, Польщі, Чехії Словаччини й Румунії та обговорив питання гарантій безпеки для України. — Укрінформ.</text:p>
      <text:p text:style-name="P4">
Images: ["<text:a xlink:type="simple" xlink:href="https://static.ukrinform.com/photos/2023_04/thumb_files/630_360_1682618954-911.jpeg" text:style-name="Internet_20_link" text:visited-style-name="Visited_20_Internet_20_Link">
630_360_16826...</text:a>
", "<text:a xlink:type="simple" xlink:href="https://static.ukrinform.com/photos/2023_04/1682618982-387.jpeg" text:style-name="Internet_20_link" text:visited-style-name="Visited_20_Internet_20_Link">
1682618982-38...</text:a>
", "<text:a xlink:type="simple" xlink:href="https://static.ukrinform.com/photos/2023_04/1682619006-963.jpeg" text:style-name="Internet_20_link" text:visited-style-name="Visited_20_Internet_20_Link">
1682619006-96...</text:a>
"]</text:p>
      <text:p text:style-name="P4">
Tags: ['Євросоюз', 'НАТО', 'Єрмак', 'Безпека']</text:p>
      <text:p text:style-name="P4">
Type: Article</text:p>
      <!--METADATA-->
      <text:p text:style-name="P4">
<draw:frame draw:style-name="fr1" draw:name="Image144" text:anchor-type="as-char" svg:width="6.9236in" svg:height="3.956343in" draw:z-index="0">
<draw:image xlink:href="../Images/yкринформ/2023-04-27T-54-11-00-03-00/630_360_1682618954-911.jpeg" xlink:type="simple" xlink:show="embed" xlink:actuate="onLoad" draw:mime-type="image/jpeg"/>
</draw:frame>
 КерівникОфісу Президента Андрій Єрмак провів зустріч у форматі відеоконференції іззовнішньополітичними радниками президентів Естонії, Латвії, Литви, Польщі,Чехії Словаччини й Румунії та обговорив питання гарантій безпеки для України.</text:p>
      <text:p text:style-name="P4">
Як передає Укрінформ, про це повідомляє <text:a xlink:type="simple" xlink:href="https://www.president.gov.ua/news/andrij-yermak-obgovoriv-iz-radnikami-prezidentiv-estoniyi-la-82521" text:style-name="Internet_20_link" text:visited-style-name="Visited_20_Internet_20_Link">
</text:a>
 .</text:p>
      <text:p text:style-name="P4">
Єрмак подякував співрозмовникам за всебічну допомогу, яку надають їхні державиУкраїні під час повномасштабного російського вторгнення, та відзначивважливість подальшого руху до єдності позицій країн НАТО щодо членства Українив Альянсі у контексті майбутнього саміту у Вільнюсі.</text:p>
      <text:p text:style-name="P4">
«Про це говорить і формула миру Президента Зеленського, і наша офіційнапозиція: наша принципова позиція – ми не бачимо альтернативи членству Українив НАТО», – сказав Єрмак.</text:p>
      <text:p text:style-name="P4">
<draw:frame draw:style-name="fr1" draw:name="Image145" text:anchor-type="as-char" svg:width="6.9236in" svg:height="4.604691in" draw:z-index="0">
<draw:image xlink:href="../Images/yкринформ/2023-04-27T-54-11-00-03-00/1682618982-387.jpeg" xlink:type="simple" xlink:show="embed" xlink:actuate="onLoad" draw:mime-type="image/jpeg"/>
</draw:frame>
</text:p>
      <text:p text:style-name="P4">
Він наголосив, що має бути ухвалене важливе рішення щодо надання Українідієвих гарантій безпеки до моменту набуття нашою державою членства в Альянсі.Ці гарантії безпеки не можуть заміняти чи підміняти членство України в НАТО, аслугуватимуть гарантією безпеки нашої країни до повноцінного членства вАльянсі, яке є безальтернативним, підкреслили в ОП.</text:p>
      <text:p text:style-name="P4">
<draw:frame draw:style-name="fr1" draw:name="Image146" text:anchor-type="as-char" svg:width="6.9236in" svg:height="4.604691in" draw:z-index="0">
<draw:image xlink:href="../Images/yкринформ/2023-04-27T-54-11-00-03-00/1682619006-963.jpeg" xlink:type="simple" xlink:show="embed" xlink:actuate="onLoad" draw:mime-type="image/jpeg"/>
</draw:frame>
</text:p>
      <text:p text:style-name="P4">
Також Єрмак відзначив важливість потужного політичного сигналу з боку <text:a xlink:type="simple" xlink:href="https://www.ukrinform.ua/tag-nato" text:style-name="Internet_20_link" text:visited-style-name="Visited_20_Internet_20_Link">
</text:a>
 щодо чіткого алгоритму наближення нашоїкраїни до членства в Альянсі.</text:p>
      <text:p text:style-name="P4">
«Сьогодні завдяки вам, завдяки США та іншим партнерам, єдність, яку вистворили і яка зберігається, є потужною зброєю», – наголосив він.</text:p>
      <text:p text:style-name="P4">
<text:span text:style-name="T4">
Читайте також:</text:span>
 <text:a xlink:type="simple" xlink:href="https://www.ukrinform.ua/rubric-polytics/3701502-ukraina-ocikue-u-lipni-vidpovidi-koli-zmoze-stati-clenom-nato-smigal.html" text:style-name="Internet_20_link" text:visited-style-name="Visited_20_Internet_20_Link">
 </text:a>
</text:p>
      <text:p text:style-name="P4">
Представники Естонії, Латвії, Литви, Польщі, Словаччини, Чехії та Румуніївкотре засвідчили повну підтримку своїх країн України та її майбутньогоповноцінного членства в НАТО та Європейському Союзі <text:span text:style-name="T4">
.</text:span>
</text:p>
      <text:p text:style-name="P4">
Як повідомляв Укрінформ, 20 квітня Президент Зеленський заявив, що Українаготується до саміту НАТО, який відбудеться у Вільнюсі, та очікує на політичнезапрошення до Альянсу.</text:p>
      <text:p text:style-name="P4">
<text:span text:style-name="T5">
Фото: ОП</text:span>
</text:p>
      <text:p text:style-name="P4">
Source: <text:a xlink:type="simple" xlink:href="https://www.ukrinform.ua/rubric-polytics/3701742-ermak-obgovoriv-iz-radnikami-prezidentiv-semi-krain-es-garantii-bezpeki-dla-ukraini.html" text:style-name="Internet_20_link" text:visited-style-name="Visited_20_Internet_20_Link">
https://www.ukrinform.ua/rubric-polytics/3701742-ermak-obgovoriv-iz-radnikami-prezidentiv-semi-krain-es-garantii-bezpeki-dla-ukraini.html</text:a>
</text:p>
      <!--NEWS-->
      <text:h text:style-name="P10" text:outline-level="1">
<text:span text:style-name="T4">
В Одесі через аварію без газопостачання залишилися близько 30 вулиць</text:span>
</text:h>
      <text:p text:style-name="P4">
Authors: Ukrinform (Person)</text:p>
      <text:p text:style-name="P4">
Publisher: Укринформ (Organization)</text:p>
      <text:p text:style-name="P4">
Published Time: 2023-04-27T-56:08:22+03:00</text:p>
      <text:p text:style-name="P4">
Modified Time: 2023-04-27T21:08:22+03:00</text:p>
      <text:p text:style-name="P4">
Description: У Малиновському районі Одеси через аварію без газопостачання залишилися близько 30 вулиць. — Укрінформ.</text:p>
      <text:p text:style-name="P4">
Images: ["<text:a xlink:type="simple" xlink:href="https://static.ukrinform.com/photos/2022_06/thumb_files/630_360_1656588523-330.jpg" text:style-name="Internet_20_link" text:visited-style-name="Visited_20_Internet_20_Link">
630_360_16565...</text:a>
"]</text:p>
      <text:p text:style-name="P4">
Tags: ['Газ', 'Одеса', 'Міськрада']</text:p>
      <text:p text:style-name="P4">
Type: Article</text:p>
      <!--METADATA-->
      <text:p text:style-name="P4">
<draw:frame draw:style-name="fr1" draw:name="Image147" text:anchor-type="as-char" svg:width="6.9236in" svg:height="3.956343in" draw:z-index="0">
<draw:image xlink:href="../Images/yкринформ/2023-04-27T-56-08-22-03-00/630_360_1656588523-330.jpg" xlink:type="simple" xlink:show="embed" xlink:actuate="onLoad" draw:mime-type="image/jpeg"/>
</draw:frame>
 УМалиновському районі Одеси через аварію без газопостачання залишилися близько30 вулиць.</text:p>
      <text:p text:style-name="P4">
Про це у <text:a xlink:type="simple" xlink:href="https://t.me/odesacityofficial/16719" text:style-name="Internet_20_link" text:visited-style-name="Visited_20_Internet_20_Link">
 </text:a>
 повідомила Одеськаміськрада, передає Укрінформ.</text:p>
      <text:p text:style-name="P4">
«У зв'язку із позаштатною аварійною ситуацією по вул. Просьолочній абонентиприродного газу УЄГГ м. Одеси, розташовані в квадраті вулиць Житомирської,Стовпової, Просьолочної та Тираспольського шосе (близько 30 вулиць у цьомуквадраті), до 28.04.2023р. відключені від системи газопостачання», - йдеться вповідомленні.</text:p>
      <text:p text:style-name="P4">
<text:span text:style-name="T4">
Читайте також:</text:span>
 <text:a xlink:type="simple" xlink:href="https://www.ukrinform.ua/rubric-regions/3701590-u-seli-na-lvivsini-v-sesti-domogospodarstvah-stavsa-vitik-gazu.html" text:style-name="Internet_20_link" text:visited-style-name="Visited_20_Internet_20_Link">
 </text:a>
</text:p>
      <text:p text:style-name="P4">
Зазначається, що пуск газу абонентам буде виконано завтра з десятої ранку.</text:p>
      <text:p text:style-name="P4">
Як повідомлялося, у селі Розвадів Стрийського району Львівської області вночіна території шести домогосподарств стався витік газу.</text:p>
      <text:p text:style-name="P4">
Фото: depo.Одеса</text:p>
      <text:p text:style-name="P4">
Source: <text:a xlink:type="simple" xlink:href="https://www.ukrinform.ua/rubric-regions/3701741-v-odesi-cerez-avariu-bez-gazopostacanna-zalisilisa-blizko-30-vulic.html" text:style-name="Internet_20_link" text:visited-style-name="Visited_20_Internet_20_Link">
https://www.ukrinform.ua/rubric-regions/3701741-v-odesi-cerez-avariu-bez-gazopostacanna-zalisilisa-blizko-30-vulic.html</text:a>
</text:p>
      <!--NEWS-->
      <text:h text:style-name="P10" text:outline-level="1">
<text:span text:style-name="T4">
росіяни обстріляли Херсонщину, є загибла та поранений</text:span>
</text:h>
      <text:p text:style-name="P4">
Authors: Ukrinform (Person)</text:p>
      <text:p text:style-name="P4">
Publisher: Укринформ (Organization)</text:p>
      <text:p text:style-name="P4">
Published Time: 2023-04-27T-58:04:34+03:00</text:p>
      <text:p text:style-name="P4">
Modified Time: 2023-04-27T21:04:34+03:00</text:p>
      <text:p text:style-name="P4">
Description: Війська російської федерації обстріляли Одрадокам‘янку Тягинської громади Херсонської області, постраждало літнє подружжя – жінка загинула, чоловік госпіталізований.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48" text:anchor-type="as-char" svg:width="6.9236in" svg:height="3.956343in" draw:z-index="0">
<draw:image xlink:href="../Images/yкринформ/2023-04-27T-58-04-34-03-00/630_360_1538997483-946.jpg" xlink:type="simple" xlink:show="embed" xlink:actuate="onLoad" draw:mime-type="image/jpeg"/>
</draw:frame>
 Військаросійської федерації обстріляли Одрадокам‘янку Тягинської громади Херсонськоїобласті, постраждало літнє подружжя – жінка загинула, чоловікгоспіталізований.</text:p>
      <text:p text:style-name="P4">
Як передає Укрінформ, про це начальник Херсонської обласної військовоїадміністрації Олександр Прокудін повідомляє у <text:a xlink:type="simple" xlink:href="https://t.me/olexandrprokudin/373" text:style-name="Internet_20_link" text:visited-style-name="Visited_20_Internet_20_Link">
</text:a>
 .</text:p>
      <text:p text:style-name="P4">
"Ворог вдарив по житловому будинку у селі в момент, коли на подвір’їзнаходилися мирні люди. Від отриманих поранень на місці загинула 60-річнажінка. Її 73-річний чоловік отримав тяжкі травми", - ідеться у повідомленні.</text:p>
      <text:p text:style-name="P4">
<text:span text:style-name="T4">
Читайте також:</text:span>
 <text:a xlink:type="simple" xlink:href="https://www.ukrinform.ua/rubric-regions/3701698-na-hersonsini-organizuvali-evakuaciu-z-kizomisu-akij-sodna-obstrilue-vorog.html" text:style-name="Internet_20_link" text:visited-style-name="Visited_20_Internet_20_Link">
 <text:span text:style-name="T4">
обстріл</text:span>
 </text:a>
</text:p>
      <text:p text:style-name="P4">
З пораненнями обличчя, тулуба та кінцівок його госпіталізували. Нині лікаріборються за життя потерпілого.</text:p>
      <text:p text:style-name="P4">
Як повідомляв Укрінформ, 27 квітня військові рф обстріляли житловий кварталХерсона, пошкоджені квартири, загинув 42-річний чоловік.</text:p>
      <text:p text:style-name="P4">
Source: <text:a xlink:type="simple" xlink:href="https://www.ukrinform.ua/rubric-ato/3701739-rosiani-obstrilali-hersonsinu-e-zagibla-ta-poranenij.html" text:style-name="Internet_20_link" text:visited-style-name="Visited_20_Internet_20_Link">
https://www.ukrinform.ua/rubric-ato/3701739-rosiani-obstrilali-hersonsinu-e-zagibla-ta-poranenij.html</text:a>
</text:p>
      <!--NEWS-->
      <text:h text:style-name="P10" text:outline-level="1">
<text:span text:style-name="T4">
Ткаченко закликав до міжнародної підтримки культурних інституцій та митців під час війни</text:span>
</text:h>
      <text:p text:style-name="P4">
Authors: Ukrinform (Person)</text:p>
      <text:p text:style-name="P4">
Publisher: Укринформ (Organization)</text:p>
      <text:p text:style-name="P4">
Published Time: 2023-04-27T-60:02:34+03:00</text:p>
      <text:p text:style-name="P4">
Modified Time: 2023-04-27T21:02:34+03:00</text:p>
      <text:p text:style-name="P4">
Description: Міністр культури та інформаційної політики Олександр Ткаченко на Конференції «Renaissance of Arts and Culture in Ukraine», яка відбулася в Берні (Швейцарія), закликав до міжнародної підтримки культурних інституцій та митців під час війни. — Укрінформ.</text:p>
      <text:p text:style-name="P4">
Images: ["<text:a xlink:type="simple" xlink:href="https://static.ukrinform.com/photos/2023_04/thumb_files/630_360_1682618435-399.jpg" text:style-name="Internet_20_link" text:visited-style-name="Visited_20_Internet_20_Link">
630_360_16826...</text:a>
"]</text:p>
      <text:p text:style-name="P4">
Tags: ['Культура', 'Ткаченко', 'МКІП ']</text:p>
      <text:p text:style-name="P4">
Type: Article</text:p>
      <!--METADATA-->
      <text:p text:style-name="P4">
<draw:frame draw:style-name="fr1" draw:name="Image149" text:anchor-type="as-char" svg:width="6.9236in" svg:height="3.956343in" draw:z-index="0">
<draw:image xlink:href="../Images/yкринформ/2023-04-27T-60-02-34-03-00/630_360_1682618435-399.jpg" xlink:type="simple" xlink:show="embed" xlink:actuate="onLoad" draw:mime-type="image/jpeg"/>
</draw:frame>
 Міністркультури та інформаційної політики Олександр Ткаченко на Конференції«Renaissance of Arts and Culture in Ukraine», яка відбулася в Берні(Швейцарія), закликав до міжнародної підтримки культурних інституцій та митцівпід час війни.</text:p>
      <text:p text:style-name="P4">
Про це він написав в <text:a xlink:type="simple" xlink:href="https://t.me/otkachenkokyiv/3486" text:style-name="Internet_20_link" text:visited-style-name="Visited_20_Internet_20_Link">
 </text:a>
 , передаєУкрінформ.</text:p>
      <text:p text:style-name="P4">
"На викликах та потребах інституцій та митців у сфері культури під час війни,на важливості міжнародної підтримки та пріоритетних завданнях на 2023 –акцентував у своєму виступі на конференції у швейцарському місті Берн....Говорили про конкретні проєкти в Україні, які можуть підтримати швейцарськікантони", - написав міністр.</text:p>
      <text:p text:style-name="P4">
<text:span text:style-name="T4">
Читайте також:</text:span>
 <text:a xlink:type="simple" xlink:href="https://www.ukrinform.ua/rubric-culture/3701198-tkacenko-pro-obstril-muzeu-u-kupansku-zberezena-bilsist-obektiv-kulturnoi-spadsini.html" text:style-name="Internet_20_link" text:visited-style-name="Visited_20_Internet_20_Link">
 <text:span text:style-name="T4">
Ткаченко</text:span>
 </text:a>
</text:p>
      <text:p text:style-name="P4">
Він повідомив, що Конференція «Renaissance of Arts and Culture in Ukraine»,прикладом якого є Одеса та Одещина», стала ще одним майданчиком для обмінудосвідом між українськими та іноземними експертами з різних сфер культури.</text:p>
      <text:p text:style-name="P4">
"Попри війну наші театри влаштовують прем’єри, зали філармонії продовжуютьпрацювати навіть при блекауті, а музиканти влаштовують концерти в метро.Культурне життя продовжується. І саме сьогодні – час для всього цивілізованогосвіту діяти, аби показати, що він залишається вірним своїм основнимцінностям", - додав міністр.</text:p>
      <text:p text:style-name="P4">
Ткаченко наголосив, що зараз Україна має використовувати кожен міжнародниймайданчик, щоб спонукати міжнародних партнерів підтримувати українську сферукультури.</text:p>
      <text:p text:style-name="P4">
<text:span text:style-name="T4">
Читайте також:</text:span>
 <text:a xlink:type="simple" xlink:href="https://www.ukrinform.ua/rubric-crimea/3700922-dla-reintegracii-krimu-vazlivo-rozbivati-rosijski-mifi-tkacenko.html" text:style-name="Internet_20_link" text:visited-style-name="Visited_20_Internet_20_Link">
 <text:span text:style-name="T4">
Ткаченко</text:span>
 </text:a>
</text:p>
      <text:p text:style-name="P4">
Організатором Конференції виступає асоціація Legato Берн-Одеса, яка об’єдналаукраїнських дипломатів та європейських послів, представників міжнароднихорганізацій, політиків, митців з єдиною метою – підтримати та захиститикультуру та культурну спадщину. Гості конференції мають змогу побачитипрезентації різних закладів культури Одеси.</text:p>
      <text:p text:style-name="P4">
Фото: Олександр Ткаченко, Телеграм</text:p>
      <text:p text:style-name="P4">
Source: <text:a xlink:type="simple" xlink:href="https://www.ukrinform.ua/rubric-culture/3701737-tkacenko-zaklikav-do-miznarodnoi-pidtrimki-kulturnih-institucij-ta-mitciv-pid-cas-vijni.html" text:style-name="Internet_20_link" text:visited-style-name="Visited_20_Internet_20_Link">
https://www.ukrinform.ua/rubric-culture/3701737-tkacenko-zaklikav-do-miznarodnoi-pidtrimki-kulturnih-institucij-ta-mitciv-pid-cas-vijni.html</text:a>
</text:p>
      <!--NEWS-->
      <text:h text:style-name="P10" text:outline-level="1">
<text:span text:style-name="T4">
Бущан вперше за півроку потрапив до заявки «Динамо»</text:span>
</text:h>
      <text:p text:style-name="P4">
Authors: Ukrinform (Person)</text:p>
      <text:p text:style-name="P4">
Publisher: Укринформ (Organization)</text:p>
      <text:p text:style-name="P4">
Published Time: 2023-04-27T-63:59:09+03:00</text:p>
      <text:p text:style-name="P4">
Modified Time: 2023-04-27T20:59:09+03:00</text:p>
      <text:p text:style-name="P4">
Description: Гравець вирушив до Ужгорода на матч із «Металістом». — Укрінформ.</text:p>
      <text:p text:style-name="P4">
Images: ["<text:a xlink:type="simple" xlink:href="https://static.ukrinform.com/photos/2023_04/thumb_files/630_360_1682618189-561.jpg" text:style-name="Internet_20_link" text:visited-style-name="Visited_20_Internet_20_Link">
630_360_16826...</text:a>
"]</text:p>
      <text:p text:style-name="P4">
Tags: ['Динамо', 'Футбол']</text:p>
      <text:p text:style-name="P4">
Type: Article</text:p>
      <!--METADATA-->
      <text:p text:style-name="P4">
<draw:frame draw:style-name="fr1" draw:name="Image150" text:anchor-type="as-char" svg:width="6.9236in" svg:height="3.956343in" draw:z-index="0">
<draw:image xlink:href="../Images/yкринформ/2023-04-27T-63-59-09-03-00/630_360_1682618189-561.jpg" xlink:type="simple" xlink:show="embed" xlink:actuate="onLoad" draw:mime-type="image/jpeg"/>
</draw:frame>
 Гравецьвирушив до Ужгорода на матч із «Металістом».</text:p>
      <text:p text:style-name="P4">
Голкіпер Георгій Бущан може зіграти за «Динамо» у наступному турі УПЛ, <text:a xlink:type="simple" xlink:href="https://fcdynamo.com/news/24-gravci-gotovi-zigrati-z-metalistom" text:style-name="Internet_20_link" text:visited-style-name="Visited_20_Internet_20_Link">
</text:a>
 пресслужбаклубу, передає Укрінформ.</text:p>
      <text:p text:style-name="P4">
Воротар вирушив із київським клубом до Ужгорода, де «біло-сині»протистоятимуть «Металісту» в рамках 23-го туру УПЛ. Крім того, до заявки«Динамо» увійшов центрбек Денис Попов.</text:p>
      <text:p text:style-name="P4">
На початку вересня минулого року у матчі першого туру Ліги Європи з«Фенербахче» Бущан пошкодив коліно. Воротаря успішно прооперували у Барселоні.Взимку кіперу успішно провели операцію з видалення міжхребцевої грижі. Вдругій частині сезону Бущан ще не з’являвся на полі, також Георгій пропустивберезневий збір національної команди.</text:p>
      <text:p text:style-name="P4">
Цього сезону голкіпер зіграв за киян дев’ять матчів у всіх турнірах, у якихпропустив 15 голів і двічі зіграв на «нуль».</text:p>
      <text:p text:style-name="P4">
<text:span text:style-name="T4">
Читайте також:</text:span>
 <text:a xlink:type="simple" xlink:href="https://www.ukrinform.ua/rubric-sports/3701626-23j-tur-futbolnoi-premerligi-ukraini-startue-matcami-v-rivnomu-ta-uzgorodi.html" text:style-name="Internet_20_link" text:visited-style-name="Visited_20_Internet_20_Link">
 </text:a>
</text:p>
      <text:p text:style-name="P4">
Як повідомляв Укрінформ, поєдинок з «Металістом» відбудеться завтра, 28 квітняо 13:00.</text:p>
      <text:p text:style-name="P4">
Фото: fcdynamo.com</text:p>
      <text:p text:style-name="P4">
Source: <text:a xlink:type="simple" xlink:href="https://www.ukrinform.ua/rubric-sports/3701736-busan-vperse-za-pivroku-potrapiv-do-zaavki-dinamo.html" text:style-name="Internet_20_link" text:visited-style-name="Visited_20_Internet_20_Link">
https://www.ukrinform.ua/rubric-sports/3701736-busan-vperse-za-pivroku-potrapiv-do-zaavki-dinamo.html</text:a>
</text:p>
      <!--NEWS-->
      <text:h text:style-name="P10" text:outline-level="1">
<text:span text:style-name="T4">
Підозрюваний у витоку документів Пентагону мав схильність до насильства – NYT</text:span>
</text:h>
      <text:p text:style-name="P4">
Authors: Ukrinform (Person)</text:p>
      <text:p text:style-name="P4">
Publisher: Укринформ (Organization)</text:p>
      <text:p text:style-name="P4">
Published Time: 2023-04-27T-65:52:00+03:00</text:p>
      <text:p text:style-name="P4">
Modified Time: 2023-04-27T20:52:00+03:00</text:p>
      <text:p text:style-name="P4">
Description: Американські прокурори звинуватили військовослужбовця ВПС Національної гвардії США Джека Тейшейру, який підозрюється у витоку таємної інформації Пентагону, у намаганні приховати свої дії, і відзначили його схильність до насильства. — Укрінформ.</text:p>
      <text:p text:style-name="P4">
Images: ["<text:a xlink:type="simple" xlink:href="https://static.ukrinform.com/photos/2023_04/thumb_files/630_360_1682158485-345.jpg" text:style-name="Internet_20_link" text:visited-style-name="Visited_20_Internet_20_Link">
630_360_16821...</text:a>
"]</text:p>
      <text:p text:style-name="P4">
Tags: ['Пентагон', 'Війна з росією', 'Витік']</text:p>
      <text:p text:style-name="P4">
Type: Article</text:p>
      <!--METADATA-->
      <text:p text:style-name="P4">
<draw:frame draw:style-name="fr1" draw:name="Image151" text:anchor-type="as-char" svg:width="6.9236in" svg:height="3.956343in" draw:z-index="0">
<draw:image xlink:href="../Images/yкринформ/2023-04-27T-65-52-00-03-00/630_360_1682158485-345.jpg" xlink:type="simple" xlink:show="embed" xlink:actuate="onLoad" draw:mime-type="image/jpeg"/>
</draw:frame>
Американські прокурори звинуватили військовослужбовця ВПС Національної гвардіїСША Джека Тейшейру, який підозрюється у витоку таємної інформації Пентагону, унамаганні приховати свої дії, і відзначили його схильність до насильства.</text:p>
      <text:p text:style-name="P4">
Про це повідомляє <text:a xlink:type="simple" xlink:href="https://www.nytimes.com/2023/04/27/us/politics/jack-teixeira-leaks.html" text:style-name="Internet_20_link" text:visited-style-name="Visited_20_Internet_20_Link">
 </text:a>
 , передає кореспондент Укрінформу.</text:p>
      <text:p text:style-name="P4">
У судовому поданні, датованому 26 квітня, слідчі звернули увагу на «тривожну»історію расистських і агресивних висловлювань Тейшейри.</text:p>
      <text:p text:style-name="P4">
Напередодні слухань щодо його затримання, запланованих на четвер уфедеральному суді штату Массачусетс, прокурори повідомили, що у 2018 роціТейшейра був відсторонений від навчання у середній школі за висловлювання провикористання "коктейлів Молотова" та іншої зброї, а також шукав в інтернетіінформацію про масові розстріли. Він брав участь у «дискусіях про насильство івбивства» на платформі Discord, яку використовував для розміщення таємноїінформації, а вдома зберігав вогнепальну зброю і тактичне спорядження.</text:p>
      <text:p text:style-name="P4">
За словами прокурорів, Тейшейра також був схильний до «расистських погроз».Аргументуючи необхідність його арешту, прокурори описали спроби військовогоприховати свої дії, коли на нього вийшли правоохоронні органи, зокрема, віннаказав учаснику чат-групи "видалити всі повідомлення".</text:p>
      <text:p text:style-name="P4">
<text:span text:style-name="T4">
Читайте також:</text:span>
 <text:a xlink:type="simple" xlink:href="https://www.ukrinform.ua/rubric-world/3699273-tejsejra-pocav-publikuvati-dokumenti-pentagonu-za-kilka-dniv-pisla-vtorgnenna-rosii-v-ukrainu.html" text:style-name="Internet_20_link" text:visited-style-name="Visited_20_Internet_20_Link">
 <text:span text:style-name="T4">
Тейшейра</text:span>
 </text:a>
</text:p>
      <text:p text:style-name="P4">
Сам Тейшейра також намагався знищити докази. До матеріалів справи додано серіюфотографій електронного обладнання, зокрема планшета і консолі Xbox, які вінперед арештом поспіхом розбив, а потім викинув у смітник біля свого будинку вНорт-Дайтоні, штат Массачусетс. Свідок повідомив, що Тейшейра викинув телефонз вікна автомобіля.</text:p>
      <text:p text:style-name="P4">
Прокурори також оприлюднили низку постів у соціальних мережах за 2022 і 2023роки, у яких Тейшейра висловлював бажання вбити «масу людей» і відсіяти«слабкодухих», а також описав те, що він назвав «фургоном для вбивств», якийїздитиме і вбиватиме людей у «переповненому міському чи приміськомусередовищі».</text:p>
      <text:p text:style-name="P4">
Як повідомлялося, Тейшейра був заарештований 13 квітня, йому висунутообвинувачення за двома пунктами, пов'язаними з несанкціонованим поводженням ізсекретними матеріалами. У разі визнання його винним військовому загрожуєщонайменше 25 років ув'язнення.</text:p>
      <text:p text:style-name="P4">
Його звинуватили у зловживанні допуском до державної таємниці урозвідувальному підрозділі на острові Кейп-Код, зокрема розміщенні документівз грифами секретності в чат-групі на Discord.</text:p>
      <text:p text:style-name="P4">
<text:span text:style-name="T4">
Читайте також:</text:span>
 <text:a xlink:type="simple" xlink:href="https://www.ukrinform.ua/rubric-world/3698069-pidozruvanij-u-spravi-pro-vitik-dokumentiv-pentagonu-zalisitsa-pid-vartou.html" text:style-name="Internet_20_link" text:visited-style-name="Visited_20_Internet_20_Link">
 <text:span text:style-name="T4">
Підозрюваний</text:span>
 <text:span text:style-name="T4">
справі</text:span>
 <text:span text:style-name="T4">
про</text:span>
 <text:span text:style-name="T4">
витік</text:span>
<text:span text:style-name="T4">
документів</text:span>
 <text:span text:style-name="T4">
Пентагону</text:span>
 <text:span text:style-name="T4">
залишиться</text:span>
 <text:span text:style-name="T4">
під</text:span>
 <text:span text:style-name="T4">
вартою</text:span>
</text:a>
</text:p>
      <text:p text:style-name="P4">
Слідчі знайшли невеликий арсенал зброї у спальні підозрюваного: пістолети,гвинтівки, дробовики, АК, протигаз, боєприпаси, тактичні підсумки та глушник.</text:p>
      <text:p text:style-name="P4">
Прокурори закликали суддю залишити за ґратами Тейшейра, оскільки він все щеможе мати доступ до секретної інформації з питань національної оборони, якувін може розголосити, і існує «серйозна загроза його втечі».</text:p>
      <text:p text:style-name="P4">
За даними правоохоронців, Тейшейра почав розміщувати в соцмережах секретнірозвідувальні дані у лютому 2022 року, одразу після початку повномасштабноговторгнення рф в Україну.</text:p>
      <text:p text:style-name="P4">
Source: <text:a xlink:type="simple" xlink:href="https://www.ukrinform.ua/rubric-world/3701733-pidozruvanij-u-vitoku-dokumentiv-pentagonu-mav-shilnist-do-nasilstva-nyt.html" text:style-name="Internet_20_link" text:visited-style-name="Visited_20_Internet_20_Link">
https://www.ukrinform.ua/rubric-world/3701733-pidozruvanij-u-vitoku-dokumentiv-pentagonu-mav-shilnist-do-nasilstva-nyt.html</text:a>
</text:p>
      <!--NEWS-->
      <text:h text:style-name="P10" text:outline-level="1">
<text:span text:style-name="T4">
Президент Кореї анонсував допомогу Україні у протистоянні агресії рф та відновленні</text:span>
</text:h>
      <text:p text:style-name="P4">
Authors: Ukrinform (Person)</text:p>
      <text:p text:style-name="P4">
Publisher: Укринформ (Organization)</text:p>
      <text:p text:style-name="P4">
Published Time: 2023-04-27T-67:43:06+03:00</text:p>
      <text:p text:style-name="P4">
Modified Time: 2023-04-27T20:43:06+03:00</text:p>
      <text:p text:style-name="P4">
Description: Корейський народ має досвід збройної боротьби за свободу й суверенітет за підтримки вільного світу – те, що українці переживають зараз, тож Республіка Корея підтримуватиме Україну, а також зусилля з відновлення країни після війни. — Укрінформ.</text:p>
      <text:p text:style-name="P4">
Images: ["<text:a xlink:type="simple" xlink:href="https://static.ukrinform.com/photos/2023_04/thumb_files/630_360_1681877158-571.png" text:style-name="Internet_20_link" text:visited-style-name="Visited_20_Internet_20_Link">
630_360_16818...</text:a>
"]</text:p>
      <text:p text:style-name="P4">
Tags: ['Корея', 'Україна', 'Війна з росією']</text:p>
      <text:p text:style-name="P4">
Type: Article</text:p>
      <!--METADATA-->
      <text:p text:style-name="P4">
<draw:frame draw:style-name="fr1" draw:name="Image152" text:anchor-type="as-char" svg:width="6.9236in" svg:height="3.956343in" draw:z-index="0">
<draw:image xlink:href="../Images/yкринформ/2023-04-27T-67-43-06-03-00/630_360_1681877158-571.png" xlink:type="simple" xlink:show="embed" xlink:actuate="onLoad" draw:mime-type="image/png"/>
</draw:frame>
Корейський народ має досвід збройної боротьби за свободу й суверенітет запідтримки вільного світу – те, що українці переживають зараз, тож РеспублікаКорея підтримуватиме Україну, а також зусилля з відновлення країни післявійни.</text:p>
      <text:p text:style-name="P4">
Про це заявив президент Південної Кореї Юн Сок Йоль, виступаючи у четвер передобома палатами Конгресу США, передає кореспондент Укрінформу.</text:p>
      <text:p text:style-name="P4">
«Свобода й демократія знову під загрозою. Війна проти України є порушеннямміжнародного права. Це спроба силою змінити статус-кво в односторонньомупорядку. Корея рішуче засуджує неспровокований збройний напад на Україну», -наголосив президент Юн.</text:p>
      <text:p text:style-name="P4">
<text:span text:style-name="T4">
Читайте також:</text:span>
 <text:a xlink:type="simple" xlink:href="https://www.ukrinform.ua/rubric-world/3701210-bajden-zaaviv-pro-vazlivist-pidtrimki-ukraini-z-boku-pivdennoi-korei.html" text:style-name="Internet_20_link" text:visited-style-name="Visited_20_Internet_20_Link">
 <text:span text:style-name="T4">
США</text:span>
 <text:span text:style-name="T4">
Південна</text:span>
 <text:span text:style-name="T4">
Корея</text:span>
 <text:span text:style-name="T4">
далі</text:span>
<text:span text:style-name="T4">
підтримуватимуть</text:span>
 <text:span text:style-name="T4">
Україну</text:span>
 <text:span text:style-name="T4">
заява</text:span>
 <text:span text:style-name="T4">
президентів</text:span>
</text:a>
</text:p>
      <text:p text:style-name="P4">
Він нагадав, що коли Північна Корея скоїла напад на Південь у 1950 році,демократії з усього світу надали свою допомогу Сеулу.</text:p>
      <text:p text:style-name="P4">
«Ми разом воювали і зберегли свободу. Решта – це історія», - зауваживпрезидент РК.</text:p>
      <text:p text:style-name="P4">
Він підкреслив, що досвід його країни засвідчує, «наскільки важливо длядемократій підтримувати солідарність». Тому, за його словами, Корея будесолідарною з усім вільним світом.</text:p>
      <text:p text:style-name="P4">
<text:span text:style-name="T4">
Читайте також:</text:span>
 <text:a xlink:type="simple" xlink:href="https://www.ukrinform.ua/rubric-technology/3701485-prezident-pivdennoi-korei-zustrivsa-z-ilonom-maskomu-vasingtoni.html" text:style-name="Internet_20_link" text:visited-style-name="Visited_20_Internet_20_Link">
 <text:span text:style-name="T4">
Коре</text:span>
 </text:a>
</text:p>
      <text:p text:style-name="P4">
«Ми будемо активно працювати на захист свободи, а також народу України тапідтримувати зусилля з її відновлення»,- підкреслив Юн.</text:p>
      <text:p text:style-name="P4">
Як повідомляв Укрінформ, президент Республіки Корея Юн Сок Йоль перебуває здержавним візитом у США. У середу він зустрівся з главою Білого дому ДжоБайденом.</text:p>
      <text:p text:style-name="P4">
Source: <text:a xlink:type="simple" xlink:href="https://www.ukrinform.ua/rubric-polytics/3701731-prezident-korei-anonsuvav-dopomogu-ukraini-u-protistoanni-agresii-rf-ta-vidnovlenni.html" text:style-name="Internet_20_link" text:visited-style-name="Visited_20_Internet_20_Link">
https://www.ukrinform.ua/rubric-polytics/3701731-prezident-korei-anonsuvav-dopomogu-ukraini-u-protistoanni-agresii-rf-ta-vidnovlenni.html</text:a>
</text:p>
      <!--NEWS-->
      <text:h text:style-name="P10" text:outline-level="1">
<text:span text:style-name="T4">
Donetsk Oblast(06:58). Red Alert: aerial threat. Sirens sounding. Take cover now!</text:span>
</text:h>
      <text:p text:style-name="P4">
Authors: liveuamap (Language: en)</text:p>
      <text:p text:style-name="P4">
Time: 2023-04-27T01:00:00</text:p>
      <text:p text:style-name="P4">
Location: Donetsk Oblast (Latitude:48.7266 Longtitude:37.57751)</text:p>
      <text:p text:style-name="P4">
Videos: []</text:p>
      <text:p text:style-name="P4">
Images: []</text:p>
      <text:p text:style-name="P4">
Tags: ["Europe", "Central and Eastern Europe"]</text:p>
      <text:p text:style-name="P4">
ID: 22558842</text:p>
      <!--METADATA-->
      <text:p text:style-name="P4">
Donetsk Oblast(06:58). Red Alert: aerial threat. Sirens sounding. Take covernow!</text:p>
      <text:p text:style-name="P4">
News Collection Link: <text:a xlink:type="simple" xlink:href="https://liveuamap.com/en/2023/27-april-donetsk-oblast0658-red-alert-aerial-g" text:style-name="Internet_20_link" text:visited-style-name="Visited_20_Internet_20_Link">
https://liveuamap.com/en/2023/27-april-donetsk-oblast0658-red-alert-aerial-g</text:a>
</text:p>
      <text:p text:style-name="P4">
Source: <text:a xlink:type="simple" xlink:href="https://t.me/air_alert_ua/43835" text:style-name="Internet_20_link" text:visited-style-name="Visited_20_Internet_20_Link">
https://t.me/air_alert_ua/43835</text:a>
</text:p>
      <!--NEWS-->
      <text:h text:style-name="P10" text:outline-level="1">
<text:span text:style-name="T4">
Donetsk Oblast(08:08). Red Alert: aerial threat. Sirens sounding. Take cover now!</text:span>
</text:h>
      <text:p text:style-name="P4">
Authors: liveuamap (Language: en)</text:p>
      <text:p text:style-name="P4">
Time: 2023-04-27T02:11:00</text:p>
      <text:p text:style-name="P4">
Location: Donetsk Oblast (Latitude:48.72744 Longtitude:37.5781)</text:p>
      <text:p text:style-name="P4">
Videos: []</text:p>
      <text:p text:style-name="P4">
Images: []</text:p>
      <text:p text:style-name="P4">
Tags: ["Europe", "Central and Eastern Europe"]</text:p>
      <text:p text:style-name="P4">
ID: 22558873</text:p>
      <!--METADATA-->
      <text:p text:style-name="P4">
Donetsk Oblast(08:08). Red Alert: aerial threat. Sirens sounding. Take covernow!</text:p>
      <text:p text:style-name="P4">
News Collection Link: <text:a xlink:type="simple" xlink:href="https://liveuamap.com/en/2023/27-april-donetsk-oblast0808-red-alert-aerial-g" text:style-name="Internet_20_link" text:visited-style-name="Visited_20_Internet_20_Link">
https://liveuamap.com/en/2023/27-april-donetsk-oblast0808-red-alert-aerial-g</text:a>
</text:p>
      <text:p text:style-name="P4">
Source: <text:a xlink:type="simple" xlink:href="https://t.me/air_alert_ua/43838" text:style-name="Internet_20_link" text:visited-style-name="Visited_20_Internet_20_Link">
https://t.me/air_alert_ua/43838</text:a>
</text:p>
      <!--NEWS-->
      <text:h text:style-name="P10" text:outline-level="1">
<text:span text:style-name="T4">
Kherson, Khersonska Oblast(09:43). Red Alert: aerial threat. Sirens sounding. Take cover now!</text:span>
</text:h>
      <text:p text:style-name="P4">
Authors: liveuamap (Language: en)</text:p>
      <text:p text:style-name="P4">
Time: 2023-04-27T03:44:00</text:p>
      <text:p text:style-name="P4">
Location: Kherson (Latitude:46.65668 Longtitude:32.61794)</text:p>
      <text:p text:style-name="P4">
Videos: []</text:p>
      <text:p text:style-name="P4">
Images: []</text:p>
      <text:p text:style-name="P4">
Tags: ["Europe", "Central and Eastern Europe"]</text:p>
      <text:p text:style-name="P4">
ID: 22558913</text:p>
      <!--METADATA-->
      <text:p text:style-name="P4">
Kherson, Khersonska Oblast(09:43). Red Alert: aerial threat. Sirens sounding.Take cover now!</text:p>
      <text:p text:style-name="P4">
News Collection Link: <text:a xlink:type="simple" xlink:href="https://liveuamap.com/en/2023/27-april-kherson-khersonska-oblast0943-red-alg" text:style-name="Internet_20_link" text:visited-style-name="Visited_20_Internet_20_Link">
https://liveuamap.com/en/2023/27-april-kherson-khersonska-oblast0943-red-alg</text:a>
</text:p>
      <text:p text:style-name="P4">
Source: <text:a xlink:type="simple" xlink:href="https://t.me/air_alert_ua/43841" text:style-name="Internet_20_link" text:visited-style-name="Visited_20_Internet_20_Link">
https://t.me/air_alert_ua/43841</text:a>
</text:p>
      <!--NEWS-->
      <text:h text:style-name="P10" text:outline-level="1">
<text:span text:style-name="T4">
Donetsk Oblast(09:57). Red Alert: aerial threat. Sirens sounding. Take cover now!</text:span>
</text:h>
      <text:p text:style-name="P4">
Authors: liveuamap (Language: en)</text:p>
      <text:p text:style-name="P4">
Time: 2023-04-27T04:00:00</text:p>
      <text:p text:style-name="P4">
Location: Donetsk Oblast (Latitude:48.72719 Longtitude:37.57754)</text:p>
      <text:p text:style-name="P4">
Videos: []</text:p>
      <text:p text:style-name="P4">
Images: []</text:p>
      <text:p text:style-name="P4">
Tags: ["Europe", "Central and Eastern Europe"]</text:p>
      <text:p text:style-name="P4">
ID: 22558918</text:p>
      <!--METADATA-->
      <text:p text:style-name="P4">
Donetsk Oblast(09:57). Red Alert: aerial threat. Sirens sounding. Take covernow!</text:p>
      <text:p text:style-name="P4">
News Collection Link: <text:a xlink:type="simple" xlink:href="https://liveuamap.com/en/2023/27-april-donetsk-oblast0957-red-alert-aerial-g" text:style-name="Internet_20_link" text:visited-style-name="Visited_20_Internet_20_Link">
https://liveuamap.com/en/2023/27-april-donetsk-oblast0957-red-alert-aerial-g</text:a>
</text:p>
      <text:p text:style-name="P4">
Source: <text:a xlink:type="simple" xlink:href="https://t.me/air_alert_ua/43843" text:style-name="Internet_20_link" text:visited-style-name="Visited_20_Internet_20_Link">
https://t.me/air_alert_ua/43843</text:a>
</text:p>
      <!--NEWS-->
      <text:h text:style-name="P10" text:outline-level="1">
<text:span text:style-name="T4">
Russian army conducted 7 missile strikes, 39 airstrikes and over 61 shelling with MLRS, - Gen...</text:span>
</text:h>
      <text:p text:style-name="P4">
Authors: liveuamap (Language: en)</text:p>
      <text:p text:style-name="P4">
Time: 2023-04-27T04:50:00</text:p>
      <text:p text:style-name="P4">
Location: Ukraine (Latitude:47.43552 Longtitude:35.81543)</text:p>
      <text:p text:style-name="P4">
Videos: []</text:p>
      <text:p text:style-name="P4">
Images: []</text:p>
      <text:p text:style-name="P4">
Tags: ["Russia"]</text:p>
      <text:p text:style-name="P4">
ID: 22558932</text:p>
      <!--METADATA-->
      <text:p text:style-name="P4">
Russian army conducted 7 missile strikes, 39 airstrikes and over 61 shellingwith MLRS, - General Staff of Armed Forces of Ukraine says in the morningreport</text:p>
      <text:p text:style-name="P4">
News Collection Link: <text:a xlink:type="simple" xlink:href="https://liveuamap.com/en/2023/27-april-russian-army-conducted-7-missile-strikes-39-airstrikes" text:style-name="Internet_20_link" text:visited-style-name="Visited_20_Internet_20_Link">
https://liveuamap.com/en/2023/27-april-russian-army-conducted-7-missile-strikes-39-airstrikes</text:a>
</text:p>
      <text:p text:style-name="P4">
Source: <text:a xlink:type="simple" xlink:href="https://t.me/lumsrc/4606" text:style-name="Internet_20_link" text:visited-style-name="Visited_20_Internet_20_Link">
https://t.me/lumsrc/4606</text:a>
</text:p>
      <!--NEWS-->
      <text:h text:style-name="P10" text:outline-level="1">
<text:span text:style-name="T4">
At Lyman direction Russian army shelled Terny, Torske, Dibrova, Bilohorivka, Verkhnokamyanske...</text:span>
</text:h>
      <text:p text:style-name="P4">
Authors: liveuamap (Language: en)</text:p>
      <text:p text:style-name="P4">
Time: 2023-04-27T04:51:00</text:p>
      <text:p text:style-name="P4">
Location: Bakhmut (Latitude:48.80568 Longtitude:38.24932)</text:p>
      <text:p text:style-name="P4">
Videos: []</text:p>
      <text:p text:style-name="P4">
Images: []</text:p>
      <text:p text:style-name="P4">
Tags: ["Russia"]</text:p>
      <text:p text:style-name="P4">
ID: 22558929</text:p>
      <!--METADATA-->
      <text:p text:style-name="P4">
At Lyman direction Russian army shelled Terny, Torske, Dibrova, Bilohorivka,Verkhnokamyanske and Spirne of Donetsk region, - General Staff of Armed Forcesof Ukraine says in the morning report</text:p>
      <text:p text:style-name="P4">
News Collection Link: <text:a xlink:type="simple" xlink:href="https://liveuamap.com/en/2023/27-april-at-lyman-direction-russian-army-shelled-terny-torske" text:style-name="Internet_20_link" text:visited-style-name="Visited_20_Internet_20_Link">
https://liveuamap.com/en/2023/27-april-at-lyman-direction-russian-army-shelled-terny-torske</text:a>
</text:p>
      <text:p text:style-name="P4">
Source: <text:a xlink:type="simple" xlink:href="https://t.me/lumsrc/4609" text:style-name="Internet_20_link" text:visited-style-name="Visited_20_Internet_20_Link">
https://t.me/lumsrc/4609</text:a>
</text:p>
      <!--NEWS-->
      <text:h text:style-name="P10" text:outline-level="1">
<text:span text:style-name="T4">
Russian forces conducting offensive actions at Bakhmut, Avdiivka and Maryinka directions. Ukr...</text:span>
</text:h>
      <text:p text:style-name="P4">
Authors: liveuamap (Language: en)</text:p>
      <text:p text:style-name="P4">
Time: 2023-04-27T04:53:24</text:p>
      <text:p text:style-name="P4">
Location: Donetsk (Latitude:47.94142000 Longtitude:37.50629000)</text:p>
      <text:p text:style-name="P4">
Videos: []</text:p>
      <text:p text:style-name="P4">
Images: []</text:p>
      <text:p text:style-name="P4">
Tags: ["Russia"]</text:p>
      <text:p text:style-name="P4">
ID: 22558923</text:p>
      <!--METADATA-->
      <text:p text:style-name="P4">
Russian forces conducting offensive actions at Bakhmut, Avdiivka and Maryinkadirections. Ukrainian military repelled 54 Russian attacks. Russian forcesattempting to advance near Bakhmut, Orikhovo-Vasylivka and Ivanivske,Avdiyivka, Syeverne and Pervomayske, Maryinka, - General Staff of Armed Forcesof Ukraine says in the morning report</text:p>
      <text:p text:style-name="P4">
News Collection Link: <text:a xlink:type="simple" xlink:href="https://liveuamap.com/en/2023/27-april-russian-forces-conducting-offensive-actions-at-bakhmut" text:style-name="Internet_20_link" text:visited-style-name="Visited_20_Internet_20_Link">
https://liveuamap.com/en/2023/27-april-russian-forces-conducting-offensive-actions-at-bakhmut</text:a>
</text:p>
      <text:p text:style-name="P4">
Source: <text:a xlink:type="simple" xlink:href="https://t.me/lumsrc/4615" text:style-name="Internet_20_link" text:visited-style-name="Visited_20_Internet_20_Link">
https://t.me/lumsrc/4615</text:a>
</text:p>
      <!--NEWS-->
      <text:h text:style-name="P10" text:outline-level="1">
<text:span text:style-name="T4">
Ukraine received 1,550 armoured vehicles, 230 tanks says @NATO chief</text:span>
</text:h>
      <text:p text:style-name="P4">
Authors: liveuamap (Language: en)</text:p>
      <text:p text:style-name="P4">
Time: 2023-04-27T05:24:35</text:p>
      <text:p text:style-name="P4">
Location: Brussel, Brussels Hoofdstedelijk Gewest (Latitude:50.8804 Longtitude:4.4244)</text:p>
      <text:p text:style-name="P4">
Videos: []</text:p>
      <text:p text:style-name="P4">
Images: []</text:p>
      <text:p text:style-name="P4">
Tags: ["Europe"]</text:p>
      <text:p text:style-name="P4">
ID: 22558934</text:p>
      <!--METADATA-->
      <text:p text:style-name="P4">
Ukraine received 1,550 armoured vehicles, 230 tanks says @NATO chief</text:p>
      <text:p text:style-name="P4">
News Collection Link: <text:a xlink:type="simple" xlink:href="https://liveuamap.com/en/2023/27-april-ukraine-received-1550-armoured-vehicles-230-tanks" text:style-name="Internet_20_link" text:visited-style-name="Visited_20_Internet_20_Link">
https://liveuamap.com/en/2023/27-april-ukraine-received-1550-armoured-vehicles-230-tanks</text:a>
</text:p>
      <text:p text:style-name="P4">
Source: <text:a xlink:type="simple" xlink:href="https://twitter.com/arabnews/status/1651517255039983617" text:style-name="Internet_20_link" text:visited-style-name="Visited_20_Internet_20_Link">
https://twitter.com/arabnews/status/1651517255039983617</text:a>
</text:p>
      <!--NEWS-->
      <text:h text:style-name="P10" text:outline-level="1">
<text:span text:style-name="T4">
1 person killed as result of Russian shelling in Kherson</text:span>
</text:h>
      <text:p text:style-name="P4">
Authors: liveuamap (Language: en)</text:p>
      <text:p text:style-name="P4">
Time: 2023-04-27T05:53:35</text:p>
      <text:p text:style-name="P4">
Location: Kherson (Latitude:46.63659 Longtitude:32.61669)</text:p>
      <text:p text:style-name="P4">
Videos: []</text:p>
      <text:p text:style-name="P4">
Images: []</text:p>
      <text:p text:style-name="P4">
Tags: ["Europe", "Central and Eastern Europe"]</text:p>
      <text:p text:style-name="P4">
ID: 22558935</text:p>
      <!--METADATA-->
      <text:p text:style-name="P4">
1 person killed as result of Russian shelling in Kherson</text:p>
      <text:p text:style-name="P4">
News Collection Link: <text:a xlink:type="simple" xlink:href="https://liveuamap.com/en/2023/27-april-1-person-killed-as-result-of-russian-shelling-in" text:style-name="Internet_20_link" text:visited-style-name="Visited_20_Internet_20_Link">
https://liveuamap.com/en/2023/27-april-1-person-killed-as-result-of-russian-shelling-in</text:a>
</text:p>
      <text:p text:style-name="P4">
Source: <text:a xlink:type="simple" xlink:href="https://twitter.com/UKRINFORM/status/1651517482857902081" text:style-name="Internet_20_link" text:visited-style-name="Visited_20_Internet_20_Link">
https://twitter.com/UKRINFORM/status/1651517482857902081</text:a>
</text:p>
      <!--NEWS-->
      <text:h text:style-name="P10" text:outline-level="1">
<text:span text:style-name="T4">
Zaporizka Oblast(12:55). Red Alert: aerial threat. Sirens sounding. Take cover now!</text:span>
</text:h>
      <text:p text:style-name="P4">
Authors: liveuamap (Language: en)</text:p>
      <text:p text:style-name="P4">
Time: 2023-04-27T06:55:00</text:p>
      <text:p text:style-name="P4">
Location: Zaporizka Oblast (Latitude:47.611391 Longtitude:35.764851)</text:p>
      <text:p text:style-name="P4">
Videos: []</text:p>
      <text:p text:style-name="P4">
Images: []</text:p>
      <text:p text:style-name="P4">
Tags: ["Europe", "Central and Eastern Europe"]</text:p>
      <text:p text:style-name="P4">
ID: 22558956</text:p>
      <!--METADATA-->
      <text:p text:style-name="P4">
Zaporizka Oblast(12:55). Red Alert: aerial threat. Sirens sounding. Take covernow!</text:p>
      <text:p text:style-name="P4">
News Collection Link: <text:a xlink:type="simple" xlink:href="https://liveuamap.com/en/2023/27-april-zaporizka-oblast1255-red-alert-aeriag" text:style-name="Internet_20_link" text:visited-style-name="Visited_20_Internet_20_Link">
https://liveuamap.com/en/2023/27-april-zaporizka-oblast1255-red-alert-aeriag</text:a>
</text:p>
      <text:p text:style-name="P4">
Source: <text:a xlink:type="simple" xlink:href="https://t.me/suspilnezaporizhzhya/12407" text:style-name="Internet_20_link" text:visited-style-name="Visited_20_Internet_20_Link">
https://t.me/suspilnezaporizhzhya/12407</text:a>
</text:p>
      <!--NEWS-->
      <text:h text:style-name="P10" text:outline-level="1">
<text:span text:style-name="T4">
Dnipro, Dnipropetrovska Oblast(12:55). Red Alert: aerial threat. Sirens sounding. Take cover ...</text:span>
</text:h>
      <text:p text:style-name="P4">
Authors: liveuamap (Language: en)</text:p>
      <text:p text:style-name="P4">
Time: 2023-04-27T06:57:00</text:p>
      <text:p text:style-name="P4">
Location: Dnipro (Latitude:48.45930000 Longtitude:35.03865000)</text:p>
      <text:p text:style-name="P4">
Videos: []</text:p>
      <text:p text:style-name="P4">
Images: []</text:p>
      <text:p text:style-name="P4">
Tags: ["Europe", "Central and Eastern Europe"]</text:p>
      <text:p text:style-name="P4">
ID: 22558957</text:p>
      <!--METADATA-->
      <text:p text:style-name="P4">
Dnipro, Dnipropetrovska Oblast(12:55). Red Alert: aerial threat. Sirenssounding. Take cover now!</text:p>
      <text:p text:style-name="P4">
News Collection Link: <text:a xlink:type="simple" xlink:href="https://liveuamap.com/en/2023/27-april-dnipro-dnipropetrovska-oblast1255-reg" text:style-name="Internet_20_link" text:visited-style-name="Visited_20_Internet_20_Link">
https://liveuamap.com/en/2023/27-april-dnipro-dnipropetrovska-oblast1255-reg</text:a>
</text:p>
      <text:p text:style-name="P4">
Source: <text:a xlink:type="simple" xlink:href="https://t.me/suspilnednipro/14789" text:style-name="Internet_20_link" text:visited-style-name="Visited_20_Internet_20_Link">
https://t.me/suspilnednipro/14789</text:a>
</text:p>
      <!--NEWS-->
      <text:h text:style-name="P10" text:outline-level="1">
<text:span text:style-name="T4">
Russian media report drones were shot down near Kursk Nuclear power plant in Kurchatov yester...</text:span>
</text:h>
      <text:p text:style-name="P4">
Authors: liveuamap (Language: en)</text:p>
      <text:p text:style-name="P4">
Time: 2023-04-27T08:20:54</text:p>
      <text:p text:style-name="P4">
Location: Kurskaya oblast' (Latitude:51.6782 Longtitude:35.60514)</text:p>
      <text:p text:style-name="P4">
Videos: []</text:p>
      <text:p text:style-name="P4">
Images: ["<text:a xlink:type="simple" xlink:href="https://liveuamap.com/pics/2023/04/27/22558963_0.jpg" text:style-name="Internet_20_link" text:visited-style-name="Visited_20_Internet_20_Link">
22558963_0.jpg</text:a>
"]</text:p>
      <text:p text:style-name="P4">
Tags: ["Russia", "Energy"]</text:p>
      <text:p text:style-name="P4">
ID: 22558963</text:p>
      <!--METADATA-->
      <text:p text:style-name="P4">
Russian media report drones were shot down near Kursk Nuclear power plant inKurchatov yesterday evening</text:p>
      <text:p text:style-name="P4">
<draw:frame draw:style-name="fr1" draw:name="Image153" text:anchor-type="as-char" svg:width="6.9236in" svg:height="6.9236in" draw:z-index="0">
<draw:image xlink:href="../Images/liveuamap/2023-04-27T08-20-54/22558963_0.jpg" xlink:type="simple" xlink:show="embed" xlink:actuate="onLoad" draw:mime-type="image/jpeg"/>
</draw:frame>
</text:p>
      <text:p text:style-name="P4">
News Collection Link: <text:a xlink:type="simple" xlink:href="https://liveuamap.com/en/2023/27-april-russian-media-report-drones-were-shot-down-near" text:style-name="Internet_20_link" text:visited-style-name="Visited_20_Internet_20_Link">
https://liveuamap.com/en/2023/27-april-russian-media-report-drones-were-shot-down-near</text:a>
</text:p>
      <text:p text:style-name="P4">
Source: <text:a xlink:type="simple" xlink:href="https://t.me/breakingmash/43567" text:style-name="Internet_20_link" text:visited-style-name="Visited_20_Internet_20_Link">
https://t.me/breakingmash/43567</text:a>
</text:p>
      <!--NEWS-->
      <text:h text:style-name="P10" text:outline-level="1">
<text:span text:style-name="T4">
Donetsk Oblast(14:37). Red Alert: aerial threat. Sirens sounding. Take cover now!</text:span>
</text:h>
      <text:p text:style-name="P4">
Authors: liveuamap (Language: en)</text:p>
      <text:p text:style-name="P4">
Time: 2023-04-27T08:38:00</text:p>
      <text:p text:style-name="P4">
Location: Donetsk Oblast (Latitude:48.727 Longtitude:37.57768)</text:p>
      <text:p text:style-name="P4">
Videos: []</text:p>
      <text:p text:style-name="P4">
Images: []</text:p>
      <text:p text:style-name="P4">
Tags: ["Europe", "Central and Eastern Europe"]</text:p>
      <text:p text:style-name="P4">
ID: 22558972</text:p>
      <!--METADATA-->
      <text:p text:style-name="P4">
Donetsk Oblast(14:37). Red Alert: aerial threat. Sirens sounding. Take covernow!</text:p>
      <text:p text:style-name="P4">
News Collection Link: <text:a xlink:type="simple" xlink:href="https://liveuamap.com/en/2023/27-april-donetsk-oblast1437-red-alert-aerial-g" text:style-name="Internet_20_link" text:visited-style-name="Visited_20_Internet_20_Link">
https://liveuamap.com/en/2023/27-april-donetsk-oblast1437-red-alert-aerial-g</text:a>
</text:p>
      <text:p text:style-name="P4">
Source: <text:a xlink:type="simple" xlink:href="https://t.me/air_alert_ua/43857" text:style-name="Internet_20_link" text:visited-style-name="Visited_20_Internet_20_Link">
https://t.me/air_alert_ua/43857</text:a>
</text:p>
      <!--NEWS-->
      <text:h text:style-name="P10" text:outline-level="1">
<text:span text:style-name="T4">
Erdogan and Putin had a phone call</text:span>
</text:h>
      <text:p text:style-name="P4">
Authors: liveuamap (Language: en)</text:p>
      <text:p text:style-name="P4">
Time: 2023-04-27T09:06:23</text:p>
      <text:p text:style-name="P4">
Location: Moskva, Moscow (Latitude:55.74992 Longtitude:37.61427)</text:p>
      <text:p text:style-name="P4">
Videos: []</text:p>
      <text:p text:style-name="P4">
Images: []</text:p>
      <text:p text:style-name="P4">
Tags: ["Syria", "Russia"]</text:p>
      <text:p text:style-name="P4">
ID: 22558977</text:p>
      <!--METADATA-->
      <text:p text:style-name="P4">
Erdogan and Putin had a phone call</text:p>
      <text:p text:style-name="P4">
News Collection Link: <text:a xlink:type="simple" xlink:href="https://liveuamap.com/en/2023/27-april-erdogan-and-putin-had-a-phone-call" text:style-name="Internet_20_link" text:visited-style-name="Visited_20_Internet_20_Link">
https://liveuamap.com/en/2023/27-april-erdogan-and-putin-had-a-phone-call</text:a>
</text:p>
      <text:p text:style-name="P4">
Source: <text:a xlink:type="simple" xlink:href="https://t.me/bbbreaking/154022" text:style-name="Internet_20_link" text:visited-style-name="Visited_20_Internet_20_Link">
https://t.me/bbbreaking/154022</text:a>
</text:p>
      <!--NEWS-->
      <text:h text:style-name="P10" text:outline-level="1">
<text:span text:style-name="T4">
Turkish Presidency: Erdogan discussed with Putin the developments of the Russian-Ukrainian wa...</text:span>
</text:h>
      <text:p text:style-name="P4">
Authors: liveuamap (Language: en)</text:p>
      <text:p text:style-name="P4">
Time: 2023-04-27T09:33:19</text:p>
      <text:p text:style-name="P4">
Location: Ankara (Latitude:39.93014 Longtitude:32.79831)</text:p>
      <text:p text:style-name="P4">
Videos: []</text:p>
      <text:p text:style-name="P4">
Images: []</text:p>
      <text:p text:style-name="P4">
Tags: ["Turkey", "Energy"]</text:p>
      <text:p text:style-name="P4">
ID: 22558979</text:p>
      <!--METADATA-->
      <text:p text:style-name="P4">
Turkish Presidency: Erdogan discussed with Putin the developments of theRussian-Ukrainian war and the agreement to export grain through the Black Sea</text:p>
      <text:p text:style-name="P4">
News Collection Link: <text:a xlink:type="simple" xlink:href="https://liveuamap.com/en/2023/27-april-turkish-presidency-erdogan-discussed-with-putin" text:style-name="Internet_20_link" text:visited-style-name="Visited_20_Internet_20_Link">
https://liveuamap.com/en/2023/27-april-turkish-presidency-erdogan-discussed-with-putin</text:a>
</text:p>
      <text:p text:style-name="P4">
Source: <text:a xlink:type="simple" xlink:href="https://twitter.com/AsharqNewsBrk/status/1651579666929467394" text:style-name="Internet_20_link" text:visited-style-name="Visited_20_Internet_20_Link">
https://twitter.com/AsharqNewsBrk/status/1651579666929467394</text:a>
</text:p>
      <!--NEWS-->
      <text:h text:style-name="P10" text:outline-level="1">
<text:span text:style-name="T4">
1 person killed, 4 wounded as result of Russian shelling Tokarivka village of Kharkiv region</text:span>
</text:h>
      <text:p text:style-name="P4">
Authors: liveuamap (Language: en)</text:p>
      <text:p text:style-name="P4">
Time: 2023-04-27T09:40:49</text:p>
      <text:p text:style-name="P4">
Location: Kharkiv (Latitude:50.28103 Longtitude:36.23789)</text:p>
      <text:p text:style-name="P4">
Videos: []</text:p>
      <text:p text:style-name="P4">
Images: []</text:p>
      <text:p text:style-name="P4">
Tags: ["Europe", "Central and Eastern Europe"]</text:p>
      <text:p text:style-name="P4">
ID: 22558981</text:p>
      <!--METADATA-->
      <text:p text:style-name="P4">
1 person killed, 4 wounded as result of Russian shelling Tokarivka village ofKharkiv region</text:p>
      <text:p text:style-name="P4">
News Collection Link: <text:a xlink:type="simple" xlink:href="https://liveuamap.com/en/2023/27-april-1-person-killed-4-wounded-as-result-of-russian-shelling" text:style-name="Internet_20_link" text:visited-style-name="Visited_20_Internet_20_Link">
https://liveuamap.com/en/2023/27-april-1-person-killed-4-wounded-as-result-of-russian-shelling</text:a>
</text:p>
      <text:p text:style-name="P4">
Source: <text:a xlink:type="simple" xlink:href="https://twitter.com/kava2022/status/1651581685861941249" text:style-name="Internet_20_link" text:visited-style-name="Visited_20_Internet_20_Link">
https://twitter.com/kava2022/status/1651581685861941249</text:a>
</text:p>
      <!--NEWS-->
      <text:h text:style-name="P10" text:outline-level="1">
<text:span text:style-name="T4">
Yoon says South Korea strongly condemns unprovoked armed attack against Ukraine</text:span>
</text:h>
      <text:p text:style-name="P4">
Authors: liveuamap (Language: en)</text:p>
      <text:p text:style-name="P4">
Time: 2023-04-27T11:58:53</text:p>
      <text:p text:style-name="P4">
Location: Seoul (Latitude:37.57356 Longtitude:126.97505)</text:p>
      <text:p text:style-name="P4">
Videos: []</text:p>
      <text:p text:style-name="P4">
Images: []</text:p>
      <text:p text:style-name="P4">
Tags: ["Korea"]</text:p>
      <text:p text:style-name="P4">
ID: 22558995</text:p>
      <!--METADATA-->
      <text:p text:style-name="P4">
Yoon says South Korea strongly condemns unprovoked armed attack againstUkraine</text:p>
      <text:p text:style-name="P4">
News Collection Link: <text:a xlink:type="simple" xlink:href="https://liveuamap.com/en/2023/27-april-yoon-says-south-korea-strongly-condemns-unprovoked" text:style-name="Internet_20_link" text:visited-style-name="Visited_20_Internet_20_Link">
https://liveuamap.com/en/2023/27-april-yoon-says-south-korea-strongly-condemns-unprovoked</text:a>
</text:p>
      <text:p text:style-name="P4">
Source: <text:a xlink:type="simple" xlink:href="https://twitter.com/YonhapNews/status/1651613833897852929" text:style-name="Internet_20_link" text:visited-style-name="Visited_20_Internet_20_Link">
https://twitter.com/YonhapNews/status/1651613833897852929</text:a>
</text:p>
      <!--NEWS-->
      <text:h text:style-name="P10" text:outline-level="1">
<text:span text:style-name="T4">
Explosions at ammunition depot in Nova Kakhovka</text:span>
</text:h>
      <text:p text:style-name="P4">
Authors: liveuamap (Language: en)</text:p>
      <text:p text:style-name="P4">
Time: 2023-04-27T12:02:14</text:p>
      <text:p text:style-name="P4">
Location: Nova Kakhovka, Khersons'ka oblast (Latitude:46.74706 Longtitude:33.36009)</text:p>
      <text:p text:style-name="P4">
Videos: []</text:p>
      <text:p text:style-name="P4">
Images: ["<text:a xlink:type="simple" xlink:href="https://liveuamap.com/pics/2023/04/27/22559001_0.jpg" text:style-name="Internet_20_link" text:visited-style-name="Visited_20_Internet_20_Link">
22559001_0.jpg</text:a>
"]</text:p>
      <text:p text:style-name="P4">
Tags: ["Europe", "Central and Eastern Europe"]</text:p>
      <text:p text:style-name="P4">
ID: 22559001</text:p>
      <!--METADATA-->
      <text:p text:style-name="P4">
Explosions at ammunition depot in Nova Kakhovka</text:p>
      <text:p text:style-name="P4">
<draw:frame draw:style-name="fr1" draw:name="Image154" text:anchor-type="as-char" svg:width="6.9236in" svg:height="6.525493in" draw:z-index="0">
<draw:image xlink:href="../Images/liveuamap/2023-04-27T12-02-14/22559001_0.jpg" xlink:type="simple" xlink:show="embed" xlink:actuate="onLoad" draw:mime-type="image/jpeg"/>
</draw:frame>
</text:p>
      <text:p text:style-name="P4">
News Collection Link: <text:a xlink:type="simple" xlink:href="https://liveuamap.com/en/2023/27-april-explosions-at-ammunition-depot-in-nova-kakhovka" text:style-name="Internet_20_link" text:visited-style-name="Visited_20_Internet_20_Link">
https://liveuamap.com/en/2023/27-april-explosions-at-ammunition-depot-in-nova-kakhovka</text:a>
</text:p>
      <text:p text:style-name="P4">
Source: <text:a xlink:type="simple" xlink:href="https://t.me/hueviyherson/38520" text:style-name="Internet_20_link" text:visited-style-name="Visited_20_Internet_20_Link">
https://t.me/hueviyherson/38520</text:a>
</text:p>
      <!--NEWS-->
      <text:h text:style-name="P10" text:outline-level="1">
<text:span text:style-name="T4">
Putin in a new decree declared citizens living in occupied parts of Kherson, Zaporizhzhia, Do...</text:span>
</text:h>
      <text:p text:style-name="P4">
Authors: liveuamap (Language: en)</text:p>
      <text:p text:style-name="P4">
Time: 2023-04-27T12:09:35</text:p>
      <text:p text:style-name="P4">
Location: Moskva, Moscow (Latitude:55.74876 Longtitude:37.6189)</text:p>
      <text:p text:style-name="P4">
Videos: []</text:p>
      <text:p text:style-name="P4">
Images: []</text:p>
      <text:p text:style-name="P4">
Tags: ["Central and Eastern Europe", "Russia"]</text:p>
      <text:p text:style-name="P4">
ID: 22559006</text:p>
      <!--METADATA-->
      <text:p text:style-name="P4">
Putin in a new decree declared citizens living in occupied parts of Kherson,Zaporizhzhia, Donetsk and Luhansk regions of Ukraine, but refused to acceptRussian Federation citizenship, as foreign citizens</text:p>
      <text:p text:style-name="P4">
News Collection Link: <text:a xlink:type="simple" xlink:href="https://liveuamap.com/en/2023/27-april-putin-in-a-new-decree-declared-citizens-living-in" text:style-name="Internet_20_link" text:visited-style-name="Visited_20_Internet_20_Link">
https://liveuamap.com/en/2023/27-april-putin-in-a-new-decree-declared-citizens-living-in</text:a>
</text:p>
      <text:p text:style-name="P4">
Source: <text:a xlink:type="simple" xlink:href="https://t.me/rusbrief/112632" text:style-name="Internet_20_link" text:visited-style-name="Visited_20_Internet_20_Link">
https://t.me/rusbrief/112632</text:a>
</text:p>
      <!--NEWS-->
      <text:h text:style-name="P10" text:outline-level="1">
<text:span text:style-name="T4">
Blackout at the left bank of Dnipro in Kherson region</text:span>
</text:h>
      <text:p text:style-name="P4">
Authors: liveuamap (Language: en)</text:p>
      <text:p text:style-name="P4">
Time: 2023-04-27T12:25:00</text:p>
      <text:p text:style-name="P4">
Location: Nova Kakhovka, Khersons'ka oblast (Latitude:46.75315 Longtitude:33.3902)</text:p>
      <text:p text:style-name="P4">
Videos: []</text:p>
      <text:p text:style-name="P4">
Images: []</text:p>
      <text:p text:style-name="P4">
Tags: ["Europe", "Central and Eastern Europe"]</text:p>
      <text:p text:style-name="P4">
ID: 22559032</text:p>
      <!--METADATA-->
      <text:p text:style-name="P4">
Blackout at the left bank of Dnipro in Kherson region</text:p>
      <text:p text:style-name="P4">
News Collection Link: <text:a xlink:type="simple" xlink:href="https://liveuamap.com/en/2023/27-april-blackout-at-the-left-bank-of-dnipro-in-kherson-region" text:style-name="Internet_20_link" text:visited-style-name="Visited_20_Internet_20_Link">
https://liveuamap.com/en/2023/27-april-blackout-at-the-left-bank-of-dnipro-in-kherson-region</text:a>
</text:p>
      <text:p text:style-name="P4">
Source: <text:a xlink:type="simple" xlink:href="https://t.me/hueviyherson/38523" text:style-name="Internet_20_link" text:visited-style-name="Visited_20_Internet_20_Link">
https://t.me/hueviyherson/38523</text:a>
</text:p>
      <!--NEWS-->
      <text:h text:style-name="P10" text:outline-level="1">
<text:span text:style-name="T4">
Smoke seen in the area of Melitopol airbase</text:span>
</text:h>
      <text:p text:style-name="P4">
Authors: liveuamap (Language: en)</text:p>
      <text:p text:style-name="P4">
Time: 2023-04-27T12:30:53</text:p>
      <text:p text:style-name="P4">
Location: Melitopol (Latitude:46.8758 Longtitude:35.31418)</text:p>
      <text:p text:style-name="P4">
Videos: []</text:p>
      <text:p text:style-name="P4">
Images: ["<text:a xlink:type="simple" xlink:href="https://liveuamap.com/pics/2023/04/27/22559025_0.jpg" text:style-name="Internet_20_link" text:visited-style-name="Visited_20_Internet_20_Link">
22559025_0.jpg</text:a>
", "<text:a xlink:type="simple" xlink:href="https://liveuamap.com/pics/2023/04/27/22559025_1.jpg" text:style-name="Internet_20_link" text:visited-style-name="Visited_20_Internet_20_Link">
22559025_1.jpg</text:a>
"]</text:p>
      <text:p text:style-name="P4">
Tags: ["Europe", "Central and Eastern Europe"]</text:p>
      <text:p text:style-name="P4">
ID: 22559025</text:p>
      <!--METADATA-->
      <text:p text:style-name="P4">
Smoke seen in the area of Melitopol airbase</text:p>
      <text:p text:style-name="P4">
<draw:frame draw:style-name="fr1" draw:name="Image155" text:anchor-type="as-char" svg:width="6.9236in" svg:height="9.231467in" draw:z-index="0">
<draw:image xlink:href="../Images/liveuamap/2023-04-27T12-30-53/22559025_0.jpg" xlink:type="simple" xlink:show="embed" xlink:actuate="onLoad" draw:mime-type="image/jpeg"/>
</draw:frame>
<draw:frame draw:style-name="fr1" draw:name="Image156" text:anchor-type="as-char" svg:width="6.9236in" svg:height="5.1927in" draw:z-index="0">
<draw:image xlink:href="../Images/liveuamap/2023-04-27T12-30-53/22559025_1.jpg" xlink:type="simple" xlink:show="embed" xlink:actuate="onLoad" draw:mime-type="image/jpeg"/>
</draw:frame>
</text:p>
      <text:p text:style-name="P4">
News Collection Link: <text:a xlink:type="simple" xlink:href="https://liveuamap.com/en/2023/27-april-smoke-seen-in-the-area-of-melitopol-airbase" text:style-name="Internet_20_link" text:visited-style-name="Visited_20_Internet_20_Link">
https://liveuamap.com/en/2023/27-april-smoke-seen-in-the-area-of-melitopol-airbase</text:a>
</text:p>
      <text:p text:style-name="P4">
Source: <text:a xlink:type="simple" xlink:href="https://t.me/riamelitopol/89179" text:style-name="Internet_20_link" text:visited-style-name="Visited_20_Internet_20_Link">
https://t.me/riamelitopol/89179</text:a>
</text:p>
      <!--NEWS-->
      <text:h text:style-name="P10" text:outline-level="1">
<text:span text:style-name="T4">
Russian army shelled Nikopol district of Dnipropetrovsk region 4 times today, killing poultry...</text:span>
</text:h>
      <text:p text:style-name="P4">
Authors: liveuamap (Language: en)</text:p>
      <text:p text:style-name="P4">
Time: 2023-04-27T12:33:00</text:p>
      <text:p text:style-name="P4">
Location: Zaporizhia (Latitude:47.5668 Longtitude:34.37176)</text:p>
      <text:p text:style-name="P4">
Videos: []</text:p>
      <text:p text:style-name="P4">
Images: ["<text:a xlink:type="simple" xlink:href="https://liveuamap.com/pics/2023/04/27/22559029_0.jpg" text:style-name="Internet_20_link" text:visited-style-name="Visited_20_Internet_20_Link">
22559029_0.jpg</text:a>
", "<text:a xlink:type="simple" xlink:href="https://liveuamap.com/pics/2023/04/27/22559029_1.jpg" text:style-name="Internet_20_link" text:visited-style-name="Visited_20_Internet_20_Link">
22559029_1.jpg</text:a>
"]</text:p>
      <text:p text:style-name="P4">
Tags: ["Europe", "Central and Eastern Europe"]</text:p>
      <text:p text:style-name="P4">
ID: 22559029</text:p>
      <!--METADATA-->
      <text:p text:style-name="P4">
Russian army shelled Nikopol district of Dnipropetrovsk region 4 times today,killing poultry at the farm</text:p>
      <text:p text:style-name="P4">
<draw:frame draw:style-name="fr1" draw:name="Image157" text:anchor-type="as-char" svg:width="6.9236in" svg:height="4.145506in" draw:z-index="0">
<draw:image xlink:href="../Images/liveuamap/2023-04-27T12-33-00/22559029_0.jpg" xlink:type="simple" xlink:show="embed" xlink:actuate="onLoad" draw:mime-type="image/jpeg"/>
</draw:frame>
<draw:frame draw:style-name="fr1" draw:name="Image158" text:anchor-type="as-char" svg:width="6.9236in" svg:height="4.708048in" draw:z-index="0">
<draw:image xlink:href="../Images/liveuamap/2023-04-27T12-33-00/22559029_1.jpg" xlink:type="simple" xlink:show="embed" xlink:actuate="onLoad" draw:mime-type="image/jpeg"/>
</draw:frame>
</text:p>
      <text:p text:style-name="P4">
News Collection Link: <text:a xlink:type="simple" xlink:href="https://liveuamap.com/en/2023/27-april-russian-army-shelled-nikopol-district-of-dnipropetrovsk" text:style-name="Internet_20_link" text:visited-style-name="Visited_20_Internet_20_Link">
https://liveuamap.com/en/2023/27-april-russian-army-shelled-nikopol-district-of-dnipropetrovsk</text:a>
</text:p>
      <text:p text:style-name="P4">
Source: <text:a xlink:type="simple" xlink:href="https://t.me/suspilnednipro/14799" text:style-name="Internet_20_link" text:visited-style-name="Visited_20_Internet_20_Link">
https://t.me/suspilnednipro/14799</text:a>
</text:p>
      <!--NEWS-->
      <text:h text:style-name="P10" text:outline-level="1">
<text:span text:style-name="T4">
Explosions reported in Melitopol</text:span>
</text:h>
      <text:p text:style-name="P4">
Authors: liveuamap (Language: en)</text:p>
      <text:p text:style-name="P4">
Time: 2023-04-27T12:43:50</text:p>
      <text:p text:style-name="P4">
Location: Melitopol (Latitude:46.86712 Longtitude:35.31281)</text:p>
      <text:p text:style-name="P4">
Videos: []</text:p>
      <text:p text:style-name="P4">
Images: []</text:p>
      <text:p text:style-name="P4">
Tags: ["Europe", "Central and Eastern Europe"]</text:p>
      <text:p text:style-name="P4">
ID: 22559026</text:p>
      <!--METADATA-->
      <text:p text:style-name="P4">
Explosions reported in Melitopol</text:p>
      <text:p text:style-name="P4">
News Collection Link: <text:a xlink:type="simple" xlink:href="https://liveuamap.com/en/2023/27-april-explosions-reported-in-melitopol" text:style-name="Internet_20_link" text:visited-style-name="Visited_20_Internet_20_Link">
https://liveuamap.com/en/2023/27-april-explosions-reported-in-melitopol</text:a>
</text:p>
      <text:p text:style-name="P4">
Source: <text:a xlink:type="simple" xlink:href="https://t.me/info_zp/34116" text:style-name="Internet_20_link" text:visited-style-name="Visited_20_Internet_20_Link">
https://t.me/info_zp/34116</text:a>
</text:p>
      <!--NEWS-->
      <text:h text:style-name="P10" text:outline-level="1">
<text:span text:style-name="T4">
Sumska Oblast(19:09). Red Alert: aerial threat. Sirens sounding. Take cover now!</text:span>
</text:h>
      <text:p text:style-name="P4">
Authors: liveuamap (Language: en)</text:p>
      <text:p text:style-name="P4">
Time: 2023-04-27T13:10:00</text:p>
      <text:p text:style-name="P4">
Location: Sumska Oblast (Latitude:51.00000000 Longtitude:34.00000000)</text:p>
      <text:p text:style-name="P4">
Videos: []</text:p>
      <text:p text:style-name="P4">
Images: []</text:p>
      <text:p text:style-name="P4">
Tags: ["Europe", "Central and Eastern Europe"]</text:p>
      <text:p text:style-name="P4">
ID: 22559031</text:p>
      <!--METADATA-->
      <text:p text:style-name="P4">
Sumska Oblast(19:09). Red Alert: aerial threat. Sirens sounding. Take covernow!</text:p>
      <text:p text:style-name="P4">
News Collection Link: <text:a xlink:type="simple" xlink:href="https://liveuamap.com/en/2023/27-april-sumska-oblast1909-red-alert-aerial-tg" text:style-name="Internet_20_link" text:visited-style-name="Visited_20_Internet_20_Link">
https://liveuamap.com/en/2023/27-april-sumska-oblast1909-red-alert-aerial-tg</text:a>
</text:p>
      <text:p text:style-name="P4">
Source: <text:a xlink:type="simple" xlink:href="https://t.me/air_alert_ua/43859" text:style-name="Internet_20_link" text:visited-style-name="Visited_20_Internet_20_Link">
https://t.me/air_alert_ua/43859</text:a>
</text:p>
      <!--NEWS-->
      <text:h text:style-name="P10" text:outline-level="1">
<text:span text:style-name="T4">
Donetsk Oblast(20:22). Red Alert: aerial threat. Sirens sounding. Take cover now!</text:span>
</text:h>
      <text:p text:style-name="P4">
Authors: liveuamap (Language: en)</text:p>
      <text:p text:style-name="P4">
Time: 2023-04-27T14:24:00</text:p>
      <text:p text:style-name="P4">
Location: Donetsk Oblast (Latitude:48.72632 Longtitude:37.57877)</text:p>
      <text:p text:style-name="P4">
Videos: []</text:p>
      <text:p text:style-name="P4">
Images: []</text:p>
      <text:p text:style-name="P4">
Tags: ["Europe", "Central and Eastern Europe"]</text:p>
      <text:p text:style-name="P4">
ID: 22559046</text:p>
      <!--METADATA-->
      <text:p text:style-name="P4">
Donetsk Oblast(20:22). Red Alert: aerial threat. Sirens sounding. Take covernow!</text:p>
      <text:p text:style-name="P4">
News Collection Link: <text:a xlink:type="simple" xlink:href="https://liveuamap.com/en/2023/27-april-donetsk-oblast2022-red-alert-aerial-g" text:style-name="Internet_20_link" text:visited-style-name="Visited_20_Internet_20_Link">
https://liveuamap.com/en/2023/27-april-donetsk-oblast2022-red-alert-aerial-g</text:a>
</text:p>
      <text:p text:style-name="P4">
Source: <text:a xlink:type="simple" xlink:href="https://t.me/air_alert_ua/43860" text:style-name="Internet_20_link" text:visited-style-name="Visited_20_Internet_20_Link">
https://t.me/air_alert_ua/43860</text:a>
</text:p>
      <!--NEWS-->
      <text:h text:style-name="P10" text:outline-level="1">
<text:span text:style-name="T4">
У мзс рф відхилили запит США на відвідування заарештованого журналіста Гершковича</text:span>
</text:h>
      <text:p text:style-name="P4">
Authors: Ukrinform (Person)</text:p>
      <text:p text:style-name="P4">
Publisher: Укринформ (Organization)</text:p>
      <text:p text:style-name="P4">
Published Time: 2023-04-27T16:05:00+03:00</text:p>
      <text:p text:style-name="P4">
Modified Time: 2023-04-27T16:05:00+03:00</text:p>
      <text:p text:style-name="P4">
Description: російське МЗС відхилило запит США на консульське відвідування 11 травня заарештованого в рф журналіста The Wall Street Journal Евана Гершковича. — Укрінформ.</text:p>
      <text:p text:style-name="P4">
Images: ["<text:a xlink:type="simple" xlink:href="https://static.ukrinform.com/photos/2023_03/thumb_files/630_360_1680228306-496.jpg" text:style-name="Internet_20_link" text:visited-style-name="Visited_20_Internet_20_Link">
630_360_16802...</text:a>
"]</text:p>
      <text:p text:style-name="P4">
Tags: ['МЗС', 'США', 'росія']</text:p>
      <text:p text:style-name="P4">
Type: Article</text:p>
      <!--METADATA-->
      <text:p text:style-name="P4">
<draw:frame draw:style-name="fr1" draw:name="Image159" text:anchor-type="as-char" svg:width="6.9236in" svg:height="3.956343in" draw:z-index="0">
<draw:image xlink:href="../Images/yкринформ/2023-04-27T16-05-00-03-00/630_360_1680228306-496.jpg" xlink:type="simple" xlink:show="embed" xlink:actuate="onLoad" draw:mime-type="image/jpeg"/>
</draw:frame>
 російськеМЗС відхилило запит США на консульське відвідування 11 травня заарештованого врф журналіста The Wall Street Journal Евана Гершковича.</text:p>
      <text:p text:style-name="P4">
Про це повідомляє Укрінформ з посиланням на <text:a xlink:type="simple" xlink:href="https://t.me/MID_Russia/27352" text:style-name="Internet_20_link" text:visited-style-name="Visited_20_Internet_20_Link">
 </text:a>
.</text:p>
      <text:p text:style-name="P4">
В опублікованому повідомленні йдеться про те, що 27 квітня в МЗС рф викликалистаршого дипломата американської дипмісії в москві, якому "було зробленоофіційний демарш з врученням ноти протесту" через невидачу віз "представникамЗМІ з журналістського пулу міністра іноземних справ рф сергія лаврова, якімали супроводжувати його в поїздці до Нью-Йорка в рамках російськогоголовування в РБ ООН".</text:p>
      <text:p text:style-name="P4">
<text:span text:style-name="T4">
Читайте також:</text:span>
 <text:a xlink:type="simple" xlink:href="https://www.ukrinform.ua/rubric-society/3699890-300-zurnalistiv-aki-pracuvali-v-moskvi-vimagaut-zvilniti-korespondenta-wsj-gerskovica.html" text:style-name="Internet_20_link" text:visited-style-name="Visited_20_Internet_20_Link">
 <text:span text:style-name="T4">
Гершкович</text:span>
 </text:a>
</text:p>
      <text:p text:style-name="P4">
Російське зовнішньополітичне відомство також зазначає, що "в опрацюванні в цейчас знаходяться й інші можливі заходи у відповідь, про які американськасторона буде належним чином повідомлена".</text:p>
      <text:p text:style-name="P4">
Як повідомляв Укрінформ, кореспондент WSJ Еван Гершкович був затриманий у рф29 березня під час журналістського відрядження до Єкатеринбурга. Він ставпершим представником американського ЗМІ, ув’язненим російською владою з 1986року та одним з кількох американців, неправомірно заарештованих упродовжостанніх років у росії.</text:p>
      <text:p text:style-name="P4">
17 квітня посол США у москві Лінн Трейсі вперше відвідала затриманогокореспондента, якого звинувачують у шпигунстві.</text:p>
      <text:p text:style-name="P4">
<text:span text:style-name="T4">
Читайте також:</text:span>
 <text:a xlink:type="simple" xlink:href="https://www.ukrinform.ua/rubric-world/3697492-moskovskij-sud-zalisiv-u-sizo-amerikanskogo-zurnalista-gerskovica.html" text:style-name="Internet_20_link" text:visited-style-name="Visited_20_Internet_20_Link">
 <text:span text:style-name="T4">
Гершкович</text:span>
 </text:a>
</text:p>
      <text:p text:style-name="P4">
У Білому домі заявили, що добиватимуться від москви постійного консульськогодоступу до Евана Гершковича, щоби підтримувати з ним перманентний контакт.</text:p>
      <text:p text:style-name="P4">
Source: <text:a xlink:type="simple" xlink:href="https://www.ukrinform.ua/rubric-world/3701570-u-mzs-rf-vidhilili-zapit-ssa-na-vidviduvanna-zaarestovanogo-zurnalista-gerskovica.html" text:style-name="Internet_20_link" text:visited-style-name="Visited_20_Internet_20_Link">
https://www.ukrinform.ua/rubric-world/3701570-u-mzs-rf-vidhilili-zapit-ssa-na-vidviduvanna-zaarestovanogo-zurnalista-gerskovica.html</text:a>
</text:p>
      <!--NEWS-->
      <text:h text:style-name="P10" text:outline-level="1">
<text:span text:style-name="T4">
Суд у рф призначив 15 діб арешту незаконно затриманій на кордоні кримській татарці Умеровій</text:span>
</text:h>
      <text:p text:style-name="P4">
Authors: Ukrinform (Person)</text:p>
      <text:p text:style-name="P4">
Publisher: Укринформ (Organization)</text:p>
      <text:p text:style-name="P4">
Published Time: 2023-04-27T16:10:35+03:00</text:p>
      <text:p text:style-name="P4">
Modified Time: 2023-04-27T16:10:35+03:00</text:p>
      <text:p text:style-name="P4">
Description: Совєтський райсуд м. Владикавказ (росія) вкотре призначив 15 діб арешту для кримської татарки Леніє Умерової, яку незаконно затримали при перетині грузино-російського кордону. — Укрінформ.</text:p>
      <text:p text:style-name="P4">
Images: ["<text:a xlink:type="simple" xlink:href="https://static.ukrinform.com/photos/2019_12/thumb_files/630_360_1575657541-421.jpg" text:style-name="Internet_20_link" text:visited-style-name="Visited_20_Internet_20_Link">
630_360_15756...</text:a>
"]</text:p>
      <text:p text:style-name="P4">
Tags: ['Крим', 'Кримські татари', 'Суд']</text:p>
      <text:p text:style-name="P4">
Type: Article</text:p>
      <!--METADATA-->
      <text:p text:style-name="P4">
<draw:frame draw:style-name="fr1" draw:name="Image160" text:anchor-type="as-char" svg:width="6.9236in" svg:height="3.956343in" draw:z-index="0">
<draw:image xlink:href="../Images/yкринформ/2023-04-27T16-10-35-03-00/630_360_1575657541-421.jpg" xlink:type="simple" xlink:show="embed" xlink:actuate="onLoad" draw:mime-type="image/jpeg"/>
</draw:frame>
 Совєтськийрайсуд м. Владикавказ (росія) вкотре призначив 15 діб арешту для кримськоїтатарки Леніє Умерової, яку незаконно затримали при перетині грузино-російського кордону.</text:p>
      <text:p text:style-name="P4">
Як передає Укрінформ, про це повідомила <text:a xlink:type="simple" xlink:href="https://crimeahrg.org/uk/rosijskij-sud-priznachiv-leni%d1%94-umerovij-chergovi-15-dib-areshtu/" text:style-name="Internet_20_link" text:visited-style-name="Visited_20_Internet_20_Link">
</text:a>
 .</text:p>
      <text:p text:style-name="P4">
«Як йдеться у рішенні суду, текст якого має КПГ, 26 квітня дівчина нібито«відмовлялася виходити зі спеціального автомобіля, попри вимоги співробітниківполіції». На Леніє Умерову в черговий раз склали протокол за ч.1 ст.19.3 КоАПрф (про “непокору вимогам працівників поліції”)», - йдеться в повідомленні.</text:p>
      <text:p text:style-name="P4">
<text:span text:style-name="T4">
Читайте також:</text:span>
 <text:a xlink:type="simple" xlink:href="https://www.ukrinform.ua/rubric-crimea/3700888-dzemilev-krimskotatarskij-nacii-zagrozue-znisenna-akso-pivostriv-zalisitsa-pid-okupacieu.html" text:style-name="Internet_20_link" text:visited-style-name="Visited_20_Internet_20_Link">
 </text:a>
</text:p>
      <text:p text:style-name="P4">
Правозахисники зауважують, що Леніє та її адвокат пояснювали суду, що жодноїнепокори не було. Адвокат зазначає, що досі офіційно не встановлено особипідсудної, проте вона неодноразово незаконно притягується до адміністративноївідповідальності.</text:p>
      <text:p text:style-name="P4">
Як повідомлялося, росія понад 4 місяці утримує в заручниках громадянкуУкраїни, кримську татарку Леніє Умерову. російські силовики затримали її 4грудня після перетину грузино-російського кордону нібито за порушення правилрежимної зони. Дівчина тоді їхала до тимчасово окупованого Криму, абипровідати хворого батька.</text:p>
      <text:p text:style-name="P4">
<text:span text:style-name="T4">
Читайте також:</text:span>
 <text:a xlink:type="simple" xlink:href="https://www.ukrinform.ua/rubric-crimea/3700392-minreintegracii-vimagae-zvilniti-nezakonno-zatrimanu-v-rosii-krimsku-tatarku-umerovu.html" text:style-name="Internet_20_link" text:visited-style-name="Visited_20_Internet_20_Link">
 <text:span text:style-name="T4">
Умеро</text:span>
 </text:a>
</text:p>
      <text:p text:style-name="P4">
Спочатку Леніє утримували в Центрі тимчасового утримання іноземних громадянбіля Владикавказу. Її визнали винною у “порушенні режиму державного кордону”(ч.1 ст. 18 КоАП рф). Після того, як дівчину випустили з цього центру, їїодразу затримав патруль поліції, на неї склали протокол та призначили 15 дніварешту. Адмінарешт продовжували вже декілька разів.</text:p>
      <text:p text:style-name="P4">
Source: <text:a xlink:type="simple" xlink:href="https://www.ukrinform.ua/rubric-crimea/3701572-sud-u-rf-priznaciv-15-dib-arestu-nezakonno-zatrimanij-na-kordoni-krimskij-tatarci-umerovij.html" text:style-name="Internet_20_link" text:visited-style-name="Visited_20_Internet_20_Link">
https://www.ukrinform.ua/rubric-crimea/3701572-sud-u-rf-priznaciv-15-dib-arestu-nezakonno-zatrimanij-na-kordoni-krimskij-tatarci-umerovij.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27T16:12:00+03:00</text:p>
      <text:p text:style-name="P4">
Modified Time: 2023-04-27T16:12: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61" text:anchor-type="as-char" svg:width="6.9236in" svg:height="3.956343in" draw:z-index="0">
<draw:image xlink:href="../Images/yкринформ/2023-04-27T16-12-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62" text:anchor-type="as-char" svg:width="6.9236in" svg:height="6.9236in" draw:z-index="0">
<draw:image xlink:href="../Images/yкринформ/2023-04-27T16-12-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63" text:anchor-type="as-char" svg:width="6.9236in" svg:height="6.9236in" draw:z-index="0">
<draw:image xlink:href="../Images/yкринформ/2023-04-27T16-12-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64" text:anchor-type="as-char" svg:width="6.9236in" svg:height="6.9236in" draw:z-index="0">
<draw:image xlink:href="../Images/yкринформ/2023-04-27T16-12-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65" text:anchor-type="as-char" svg:width="6.9236in" svg:height="6.9236in" draw:z-index="0">
<draw:image xlink:href="../Images/yкринформ/2023-04-27T16-12-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66" text:anchor-type="as-char" svg:width="6.9236in" svg:height="6.9236in" draw:z-index="0">
<draw:image xlink:href="../Images/yкринформ/2023-04-27T16-12-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67" text:anchor-type="as-char" svg:width="6.9236in" svg:height="6.9236in" draw:z-index="0">
<draw:image xlink:href="../Images/yкринформ/2023-04-27T16-12-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68" text:anchor-type="as-char" svg:width="6.9236in" svg:height="6.9236in" draw:z-index="0">
<draw:image xlink:href="../Images/yкринформ/2023-04-27T16-12-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69" text:anchor-type="as-char" svg:width="6.9236in" svg:height="6.9236in" draw:z-index="0">
<draw:image xlink:href="../Images/yкринформ/2023-04-27T16-12-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70" text:anchor-type="as-char" svg:width="6.9236in" svg:height="6.9236in" draw:z-index="0">
<draw:image xlink:href="../Images/yкринформ/2023-04-27T16-12-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71" text:anchor-type="as-char" svg:width="6.9236in" svg:height="6.9236in" draw:z-index="0">
<draw:image xlink:href="../Images/yкринформ/2023-04-27T16-12-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Коордштаб представив у Відні доповідь про порушення росією норм міжнародного гуманітарного права</text:span>
</text:h>
      <text:p text:style-name="P4">
Authors: Ukrinform (Person)</text:p>
      <text:p text:style-name="P4">
Publisher: Укринформ (Organization)</text:p>
      <text:p text:style-name="P4">
Published Time: 2023-04-27T16:15:00+03:00</text:p>
      <text:p text:style-name="P4">
Modified Time: 2023-04-27T16:15:00+03:00</text:p>
      <text:p text:style-name="P4">
Description: Представники Координаційного штабу з питань поводження з військовополоненими виступили у Відні у рамках конференції ОБСЄ з доповіддю про порушення росією норм міжнародного гуманітарного права.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Цимбалюк', 'ОБСЄ', 'Відень']</text:p>
      <text:p text:style-name="P4">
Type: Article</text:p>
      <!--METADATA-->
      <text:p text:style-name="P4">
<draw:frame draw:style-name="fr1" draw:name="Image172" text:anchor-type="as-char" svg:width="6.9236in" svg:height="3.956343in" draw:z-index="0">
<draw:image xlink:href="../Images/yкринформ/2023-04-27T16-15-00-03-00/630_360_1680170436-658.jpg" xlink:type="simple" xlink:show="embed" xlink:actuate="onLoad" draw:mime-type="image/jpeg"/>
</draw:frame>
Представники Координаційного штабу з питань поводження з військовополоненимивиступили у Відні у рамках конференції ОБСЄ з доповіддю про порушення росієюнорм міжнародного гуманітарного права.</text:p>
      <text:p text:style-name="P4">
Як передає Укрінформ, про це штаб повідомляє в <text:a xlink:type="simple" xlink:href="https://t.me/Koord_shtab/925" text:style-name="Internet_20_link" text:visited-style-name="Visited_20_Internet_20_Link">
</text:a>
.</text:p>
      <text:p text:style-name="P4">
“Представники Координаційного штабу Богдан Охріменко і Вікторія Цимбалюк взялиучасть у круглому столі, присвяченому ініціативам щодо документуванняросійських воєнних злочинів і порушень прав людини в Україні”, - йдеться вповідомленні.</text:p>
      <text:p text:style-name="P4">
<text:span text:style-name="T4">
Читайте також:</text:span>
 <text:a xlink:type="simple" xlink:href="https://www.ukrinform.ua/rubric-society/3699825-koordstab-rozpocne-robotu-z-rozgladu-zitlovih-pitan-pereselenciv-veresuk.html" text:style-name="Internet_20_link" text:visited-style-name="Visited_20_Internet_20_Link">
 <text:span text:style-name="T4">
Коордштаб</text:span>
 </text:a>
</text:p>
      <text:p text:style-name="P4">
Дана дискусія була додатковим заходом на конференції Організації з безпеки таспівробітництва в Європі (ОБСЄ).</text:p>
      <text:p text:style-name="P4">
Координаційний штаб представив доповідь “Жорстоке позбавлення волі такатування депортованих до росії українців”.</text:p>
      <text:p text:style-name="P4">
"Головна ідея - зупинити страждання та тортури, використовувати всі можливіметоди впливу та інституції для припинення порушення прав людини таміжнародного права, документування злочинів та покарання усіх причетних доних", - зазначила Цимбалюк.</text:p>
      <text:p text:style-name="P4">
<text:span text:style-name="T4">
Читайте також:</text:span>
 <text:a xlink:type="simple" xlink:href="https://www.ukrinform.ua/rubric-society/3696994-u-koordstabi-rozpovili-de-rodici-polonenih-mozut-otrimati-dopomogu.html" text:style-name="Internet_20_link" text:visited-style-name="Visited_20_Internet_20_Link">
 </text:a>
</text:p>
      <text:p text:style-name="P4">
На панельній зустрічі вона доповіла про кількість порушень міжнародногогуманітарного права з боку рф, а також про заходи і нові підходи України узбиранні інформації та захисті прав жертв.</text:p>
      <text:p text:style-name="P4">
Ці нові підходи включають, зокрема адаптацію потерпілих, безпеку дляпотерпілих, забезпечення інклюзивності, а також контроль над збереженнямконфіденційної інформації.</text:p>
      <text:p text:style-name="P4">
У дискусії також узяли участь представник громадського обʼєднання "Військовімедики України", звільнені з полону цивільні та військові українці.</text:p>
      <text:p text:style-name="P4">
<text:span text:style-name="T4">
Читайте також:</text:span>
 <text:a xlink:type="simple" xlink:href="https://www.ukrinform.ua/rubric-society/3697554-urad-stvoriv-koordinacijnij-stab-z-pitan-realizacii-prav-pereselenciv.html" text:style-name="Internet_20_link" text:visited-style-name="Visited_20_Internet_20_Link">
 </text:a>
</text:p>
      <text:p text:style-name="P4">
Організаторами заходу стали Центр громадянських свобод, Харківськаправозахисна група, Danish Institute against Torture, European PrisonLitigation Network (EPLN), Ukraine without Torture (UwT), and Protection ofPrisoners of Ukraine (PPU).</text:p>
      <text:p text:style-name="P4">
Як повідомляв Укрінформ, українська правозахисниця, голова Центругромадянських свобод і лауреатка Нобелівської премії миру Олександра Матвійчуку ході відеовключення на відкритті Додаткової наради ОБСЄ з питань людськоговиміру (SHDM) у Відні заявила, що росія використовує воєнні злочини як методведення війни проти України, намагаючись зламати волю українців до опору таокупувати країну.</text:p>
      <text:p text:style-name="P4">
Source: <text:a xlink:type="simple" xlink:href="https://www.ukrinform.ua/rubric-society/3701575-koordstab-predstaviv-u-vidni-dopovid-pro-porusenna-rosieu-norm-miznarodnogo-gumanitarnogo-prava.html" text:style-name="Internet_20_link" text:visited-style-name="Visited_20_Internet_20_Link">
https://www.ukrinform.ua/rubric-society/3701575-koordstab-predstaviv-u-vidni-dopovid-pro-porusenna-rosieu-norm-miznarodnogo-gumanitarnogo-prava.html</text:a>
</text:p>
      <!--NEWS-->
      <text:h text:style-name="P10" text:outline-level="1">
<text:span text:style-name="T4">
Військові кажуть, що поранений біля Херсона журналіст La Repubblica порушив правила для ЗМІ</text:span>
</text:h>
      <text:p text:style-name="P4">
Authors: Ukrinform (Person)</text:p>
      <text:p text:style-name="P4">
Publisher: Укринформ (Organization)</text:p>
      <text:p text:style-name="P4">
Published Time: 2023-04-27T16:17:00+03:00</text:p>
      <text:p text:style-name="P4">
Modified Time: 2023-04-27T16:17:00+03:00</text:p>
      <text:p text:style-name="P4">
Description: Журналіст італійського видання La Repubblica Коррад Зуніно, який зазнав поранення на Херсонщині, ігнорував застереження українських військових та порушив правила поведінки ЗМІ в умовах бойових дій. — Укрінформ.</text:p>
      <text:p text:style-name="P4">
Images: ["<text:a xlink:type="simple" xlink:href="https://static.ukrinform.com/photos/2017_12/thumb_files/630_360_1514460496-4282.jpg" text:style-name="Internet_20_link" text:visited-style-name="Visited_20_Internet_20_Link">
630_360_15144...</text:a>
", "<text:a xlink:type="simple" xlink:href="https://static.ukrinform.com/photos/2023_04/1682601228-410.jpg" text:style-name="Internet_20_link" text:visited-style-name="Visited_20_Internet_20_Link">
1682601228-41...</text:a>
"]</text:p>
      <text:p text:style-name="P4">
Tags: ['Херсон', 'Поранені', 'Журналіст', 'Війна з росією', 'La Repubblica']</text:p>
      <text:p text:style-name="P4">
Type: Article</text:p>
      <!--METADATA-->
      <text:p text:style-name="P4">
<draw:frame draw:style-name="fr1" draw:name="Image173" text:anchor-type="as-char" svg:width="6.9236in" svg:height="3.956343in" draw:z-index="0">
<draw:image xlink:href="../Images/yкринформ/2023-04-27T16-17-00-03-00/630_360_1514460496-4282.jpg" xlink:type="simple" xlink:show="embed" xlink:actuate="onLoad" draw:mime-type="image/jpeg"/>
</draw:frame>
 Журналістіталійського видання La Repubblica Коррад Зуніно, який зазнав поранення наХерсонщині, ігнорував застереження українських військових та порушив правилаповедінки ЗМІ в умовах бойових дій.</text:p>
      <text:p text:style-name="P4">
Як передає Укрінформ, про це у <text:a xlink:type="simple" xlink:href="https://www.facebook.com/OperationalCommandSouth/posts/559024203024493" text:style-name="Internet_20_link" text:visited-style-name="Visited_20_Internet_20_Link">
</text:a>
повідомляє пресслужба ОК «Півднь».</text:p>
      <text:p text:style-name="P4">
«Іноземний журналіст, якого росіяни поранили на Херсонщині, ігнорувавзастереження українських військових. Загинув його український помічник-журналіст. <text:a xlink:type="simple" xlink:href="https://www.ukrinform.ua/tag-zurnalist" text:style-name="Internet_20_link" text:visited-style-name="Visited_20_Internet_20_Link">
 </text:a>
 італійського видання LaRepubblica Коррад Зуніно отримав поранення, а його помічник – українськийжурналіст Богдан Бітік – загинув під час ворожого обстрілу Антонівськогомосту. Медійники стали жертвами засідки, найімовірніше, російських снайперів»,- йдеться в повідомленні.</text:p>
      <text:p text:style-name="P4">
<draw:frame draw:style-name="fr1" draw:name="Image174" text:anchor-type="as-char" svg:width="6.9236in" svg:height="6.9236in" draw:z-index="0">
<draw:image xlink:href="../Images/yкринформ/2023-04-27T16-17-00-03-00/1682601228-410.jpg" xlink:type="simple" xlink:show="embed" xlink:actuate="onLoad" draw:mime-type="image/jpeg"/>
</draw:frame>
</text:p>
      <text:p text:style-name="P4">
Як зазначається, Центру стратегічних комунікацій та інформаційної безпекистало відомо, що Зуніно не повідомив про свою роботу в місті відповідальнихпресофіцерів, а також уже на місці проігнорував попередження українськихвійськових про небезпеку та крики: «Danger, sir!».</text:p>
      <text:p text:style-name="P4">
У пресслужбі наголосили, що Зуніно, як керівник, був зобов’язанийпроконтролювати, аби учасник його групи був не лише в жилеті з написом PRESS,а й з бронею всередині нього. Крім того, італійський журналіст порушив правилаповедінки для преси в умовах бойових дій.</text:p>
      <text:p text:style-name="P4">
<text:span text:style-name="T4">
Читайте також:</text:span>
 <text:a xlink:type="simple" xlink:href="https://www.ukrinform.ua/rubric-society/3701552-nszu-zaklikae-italijski-profspilki-zabezpeciti-socgarantii-rodini-zagiblogo-fiksera-bitika.html" text:style-name="Internet_20_link" text:visited-style-name="Visited_20_Internet_20_Link">
 <text:span text:style-name="T4">
НСЖУ</text:span>
 <text:span text:style-name="T4">
закликає</text:span>
 <text:span text:style-name="T4">
італійські</text:span>
 <text:span text:style-name="T4">
профспілки</text:span>
<text:span text:style-name="T4">
забезпечити</text:span>
 <text:span text:style-name="T4">
соцгарантії</text:span>
 <text:span text:style-name="T4">
родині</text:span>
 <text:span text:style-name="T4">
загиблого</text:span>
 <text:span text:style-name="T4">
фіксера</text:span>
<text:span text:style-name="T4">
Бітіка</text:span>
 </text:a>
</text:p>
      <text:p text:style-name="P4">
В ОК «Південь» також наголосили, що вбивство та поранення журналістів єчерговим воєнним злочином рф.</text:p>
      <text:p text:style-name="P4">
Як повідомляв Укрінформ, напередодні, у середу, <text:a xlink:type="simple" xlink:href="https://www.ukrinform.ua/rubric-ato/3701100-nepodalik-hersona-zaznav-poranen-italijskij-zurnalist-la-repubblica.html" text:style-name="Internet_20_link" text:visited-style-name="Visited_20_Internet_20_Link">
</text:a>
 внаслідок обстрілуавтомобіля, в якому він їхав зі своїм помічником. Очільник МЗС Італії АнтоніоТаяні повідомив, що кореспондент зазнав поранення під час атаки безпілотника.</text:p>
      <text:p text:style-name="P4">
Національна спілка журналістів України повідомила, що <text:a xlink:type="simple" xlink:href="https://www.ukrinform.ua/rubric-society/3701483-pid-hersonom-zaginuv-ukrainskij-fikser-bogdan-bitik.html" text:style-name="Internet_20_link" text:visited-style-name="Visited_20_Internet_20_Link">
</text:a>
 , який допомагав італійському журналістуКоррадо Зуніно висвітлювати події, пов'язані з війною в Україні.</text:p>
      <text:p text:style-name="P4">
Source: <text:a xlink:type="simple" xlink:href="https://www.ukrinform.ua/rubric-society/3701578-vijskovi-kazut-so-poranenij-bila-hersona-zurnalist-la-repubblica-porusiv-pravila-dla-zmi.html" text:style-name="Internet_20_link" text:visited-style-name="Visited_20_Internet_20_Link">
https://www.ukrinform.ua/rubric-society/3701578-vijskovi-kazut-so-poranenij-bila-hersona-zurnalist-la-repubblica-porusiv-pravila-dla-zmi.html</text:a>
</text:p>
      <!--NEWS-->
      <text:h text:style-name="P10" text:outline-level="1">
<text:span text:style-name="T4">
Учені зробили перший в історії знімок чорної діри, де видно потік газу й струмені</text:span>
</text:h>
      <text:p text:style-name="P4">
Authors: Ukrinform (Person)</text:p>
      <text:p text:style-name="P4">
Publisher: Укринформ (Organization)</text:p>
      <text:p text:style-name="P4">
Published Time: 2023-04-27T16:17:11+03:00</text:p>
      <text:p text:style-name="P4">
Modified Time: 2023-04-27T16:17:11+03:00</text:p>
      <text:p text:style-name="P4">
Description: Міжнародна група дослідників зробила перше в історії зображення чорної діри, на якому видно високотемпературний дископодібний потік газу, який з’єднаний з викидами струменів. — Укрінформ.</text:p>
      <text:p text:style-name="P4">
Images: ["<text:a xlink:type="simple" xlink:href="https://static.ukrinform.com/photos/2023_04/thumb_files/630_360_1682600308-463.jpg" text:style-name="Internet_20_link" text:visited-style-name="Visited_20_Internet_20_Link">
630_360_16826...</text:a>
", "<text:a xlink:type="simple" xlink:href="https://static.ukrinform.com/photos/2023_04/1682601224-783.png" text:style-name="Internet_20_link" text:visited-style-name="Visited_20_Internet_20_Link">
1682601224-78...</text:a>
"]</text:p>
      <text:p text:style-name="P4">
Tags: ['Космос', 'Астрономія', 'Чорна діра']</text:p>
      <text:p text:style-name="P4">
Type: Article</text:p>
      <!--METADATA-->
      <text:p text:style-name="P4">
<draw:frame draw:style-name="fr1" draw:name="Image175" text:anchor-type="as-char" svg:width="6.9236in" svg:height="3.956343in" draw:z-index="0">
<draw:image xlink:href="../Images/yкринформ/2023-04-27T16-17-11-03-00/630_360_1682600308-463.jpg" xlink:type="simple" xlink:show="embed" xlink:actuate="onLoad" draw:mime-type="image/jpeg"/>
</draw:frame>
 Міжнароднагрупа дослідників зробила перше в історії зображення чорної діри, на якомувидно високотемпературний дископодібний потік газу, який з’єднаний з викидамиструменів.</text:p>
      <text:p text:style-name="P4">
Як передає Укрінформ, про це повідомляє <text:a xlink:type="simple" xlink:href="https://www3.nhk.or.jp/nhkworld/en/news/20230427_14/" text:style-name="Internet_20_link" text:visited-style-name="Visited_20_Internet_20_Link">
</text:a>
 .</text:p>
      <text:p text:style-name="P4">
Зображення, зроблене дослідниками, зокрема з <text:a xlink:type="simple" xlink:href="https://www.ukrinform.ua/tag-aponia" text:style-name="Internet_20_link" text:visited-style-name="Visited_20_Internet_20_Link">
 </text:a>
 , Німеччини й Тайваню, стане ключем до розуміння механізму, задопомогою якого утворюються чорні діри.</text:p>
      <text:p text:style-name="P4">
Учені використовували радіотелескопи в 16 місцях по всьому світу дляспостереження за галактикою Мессьє 87, що знаходиться за 55 мільйонівсвітлових років від Землі. Віддалене між собою розташування телескопів даломожливість дослідникам отримати зображення, які показують, що акреційний дискчорної діри з’єднаний зі струменями плазми.</text:p>
      <text:p text:style-name="P4">
<text:span text:style-name="T4">
Читайте також:</text:span>
 <text:a xlink:type="simple" xlink:href="https://www.ukrinform.ua/rubric-technology/3410225-astronomi-pokazali-ak-tancuut-zirki-navkolo-cornoi-diri.html" text:style-name="Internet_20_link" text:visited-style-name="Visited_20_Internet_20_Link">
 </text:a>
</text:p>
      <text:p text:style-name="P4">
На зображенні видно викиди струменів на північній і південній сторонах цьогоакреційного диску.</text:p>
      <text:p text:style-name="P4">
Вважається, що акреційні диски та струмені існують разом із чорними дірами вцентрі галактик. Проте, коли чотири роки тому інша група вчених зробила першув історії фотографію темного краю чорної діри, на ній не було видно аніакреційних дисків, ані струменів.</text:p>
      <text:p text:style-name="P4">
<draw:frame draw:style-name="fr1" draw:name="Image176" text:anchor-type="as-char" svg:width="6.9236in" svg:height="3.894525in" draw:z-index="0">
<draw:image xlink:href="../Images/yкринформ/2023-04-27T16-17-11-03-00/1682601224-783.png" xlink:type="simple" xlink:show="embed" xlink:actuate="onLoad" draw:mime-type="image/png"/>
</draw:frame>
</text:p>
      <text:p text:style-name="P4">
Зазначається, що цього разу вченим вдалося зафіксувати їх за допомогоюрадіохвиль іншої частоти та одночасно спостерігати за більшою територієючорної діри за допомогою більшої кількості телескопів.</text:p>
      <text:p text:style-name="P4">
<text:span text:style-name="T4">
Читайте також:</text:span>
 <text:a xlink:type="simple" xlink:href="https://www.ukrinform.ua/rubric-technology/3688910-astronomi-znajsli-u-vsesviti-odnu-z-najbilsih-cornih-dir.html" text:style-name="Internet_20_link" text:visited-style-name="Visited_20_Internet_20_Link">
 </text:a>
</text:p>
      <text:p text:style-name="P4">
Як повідомляв Укрінформ, Державне космічне управління КНР та Академія наукКитаю спільно <text:a xlink:type="simple" xlink:href="https://www.ukrinform.ua/rubric-technology/3700023-kitaj-uperse-opublikuvav-globalni-kolorovi-zobrazenna-marsa.html" text:style-name="Internet_20_link" text:visited-style-name="Visited_20_Internet_20_Link">
 </text:a>
 , отримані задопомогою орбітального апарату "Тяньвень-1".</text:p>
      <text:p text:style-name="P4">
Source: <text:a xlink:type="simple" xlink:href="https://www.ukrinform.ua/rubric-technology/3701577-uceni-zrobili-persij-v-istorii-znimok-cornoi-diri-de-vidno-potik-gazu-j-strumeni.html" text:style-name="Internet_20_link" text:visited-style-name="Visited_20_Internet_20_Link">
https://www.ukrinform.ua/rubric-technology/3701577-uceni-zrobili-persij-v-istorii-znimok-cornoi-diri-de-vidno-potik-gazu-j-strumeni.html</text:a>
</text:p>
      <!--NEWS-->
      <text:h text:style-name="P10" text:outline-level="1">
<text:span text:style-name="T4">
Федоров анонсував створення нових ударних рот БПЛА</text:span>
</text:h>
      <text:p text:style-name="P4">
Authors: Ukrinform (Person)</text:p>
      <text:p text:style-name="P4">
Publisher: Укринформ (Organization)</text:p>
      <text:p text:style-name="P4">
Published Time: 2023-04-27T16:21:22+03:00</text:p>
      <text:p text:style-name="P4">
Modified Time: 2023-04-27T16:21:22+03:00</text:p>
      <text:p text:style-name="P4">
Description: Міністерство цифрової трансформації спільно з партнерами найближчим часом укомплектують необхідним обладнанням нові ударні роти БПЛА. — Укрінформ.</text:p>
      <text:p text:style-name="P4">
Images: ["<text:a xlink:type="simple" xlink:href="https://static.ukrinform.com/photos/2023_04/thumb_files/630_360_1682495491-455.jpg" text:style-name="Internet_20_link" text:visited-style-name="Visited_20_Internet_20_Link">
630_360_16824...</text:a>
"]</text:p>
      <text:p text:style-name="P4">
Tags: ['Безпілотник', 'Дрон', 'Федоров', 'Мінцифри']</text:p>
      <text:p text:style-name="P4">
Type: Article</text:p>
      <!--METADATA-->
      <text:p text:style-name="P4">
<draw:frame draw:style-name="fr1" draw:name="Image177" text:anchor-type="as-char" svg:width="6.9236in" svg:height="3.956343in" draw:z-index="0">
<draw:image xlink:href="../Images/yкринформ/2023-04-27T16-21-22-03-00/630_360_1682495491-455.jpg" xlink:type="simple" xlink:show="embed" xlink:actuate="onLoad" draw:mime-type="image/jpeg"/>
</draw:frame>
Міністерство цифрової трансформації спільно з партнерами найближчим часомукомплектують необхідним обладнанням нові ударні роти БПЛА.</text:p>
      <text:p text:style-name="P4">
Про це в  <text:a xlink:type="simple" xlink:href="https://www.ukrinform.ua/rubric-technology/3700941-mihajlo-fedorov-vicepremerministr-z-innovacij-rozvitku-osviti-nauki-ta-tehnologij-ministr-cifrovoi-transformacii.html" text:style-name="Internet_20_link" text:visited-style-name="Visited_20_Internet_20_Link">
 </text:a>
 Укрінформу повідомив віцепрем'єр-міністрз інновацій, розвитку освіти, науки та технологій – міністр цифровоїтрансформації Михайло Федоров.</text:p>
      <text:p text:style-name="P4">
«Спільно з партнерами ми вже укомплектували необхідним обладнанням бійцівперших трьох ударних рот БПЛА, які успішно завершили навчання. Найближчимчасом будуть укомплектовані інші роти військових. За допомогою дронів вонивиконуватимуть розвідувальні та ударні місії, зокрема координуватимутьартилерію. В той час надані автомобілі дозволять здійснювати рейди мобільнихгруп у тил ворога, доставляти вантажі та евакуювати поранених», - зазначиввін.</text:p>
      <text:p text:style-name="P4">
<text:span text:style-name="T4">
Читайте також:</text:span>
 <text:a xlink:type="simple" xlink:href="https://www.ukrinform.ua/rubric-regions/3701109-na-ternopilsini-v-koledzi-navcatimut-novij-profesii-keruvati-dronom.html" text:style-name="Internet_20_link" text:visited-style-name="Visited_20_Internet_20_Link">
 <text:span text:style-name="T4">
дрон</text:span>
 </text:a>
</text:p>
      <text:p text:style-name="P4">
Крім того віцепрем'єр наголосив, що на ринку виробництва безпілотників вУкраїні нині відбувається революція.</text:p>
      <text:p text:style-name="P4">
«На цьому ринку сьогодні відбувається революція, яка сприяє його активномурозвитку. Цього року точно буде значний прогрес. Більшість основних проблем,які гальмували ринок, вирішені. Також є бюджет для сталих виробників дронів.Його вистачить для того, щоб підтримати їх та надати можливості длямаксимального нарощування виробництва. Звичайно, є ще певні бюрократичніпроцеси, які заважають, але ми з ними боремося», - зазначив міністр.</text:p>
      <text:p text:style-name="P4">
<text:span text:style-name="T4">
Читайте також:</text:span>
 <text:a xlink:type="simple" xlink:href="https://www.ukrinform.ua/rubric-technology/3701561-za-proektom-armia-droniv-vze-zakupili-ponad-38-tisaci-bezpilotnikiv.html" text:style-name="Internet_20_link" text:visited-style-name="Visited_20_Internet_20_Link">
 <text:span text:style-name="T4">
Армія</text:span>
 <text:span text:style-name="T4">
дронів</text:span>
 </text:a>
</text:p>
      <text:p text:style-name="P4">
Федоров нагадав, що уряд прийняв постанову, що фундаментально змінює підхід досамого military-бізнесу з боку держави. Раніше прибуток на іноземнікомплектуючі становив 1%, на власні товари та послуги — 30%, що стримувалорозвиток українських виробників, стимулювало їх до переїзду за кордон чиманіпуляцій з документами. Для масштабування та підвищення рівня локалізаціїкомплектуючих держава підняла частку прибутку до 25%.</text:p>
      <text:p text:style-name="P4">
Як повідомлялось, Президент України Володимир <text:a xlink:type="simple" xlink:href="https://www.ukrinform.ua/tag-zelenskij" text:style-name="Internet_20_link" text:visited-style-name="Visited_20_Internet_20_Link">
</text:a>
 підписав два закони, які спрощуютьввезення безпілотників. Вони встановлюють, що тимчасово, на період діївоєнного стану, але не більш як до 1 січня 2024 року, звільняються відоподаткування ввізним митом та податком на додану вартість операції з ввезенняна митну територію України БпЛА, оптичних та коліматорних прицілів, прицілівнічного бачення, тепловізійних біноклів, монокулярів та приладів нічногобачення.</text:p>
      <text:p text:style-name="P4">
Source: <text:a xlink:type="simple" xlink:href="https://www.ukrinform.ua/rubric-ato/3701579-fedorov-anonsuvav-stvorenna-novih-udarnih-rot-bpla.html" text:style-name="Internet_20_link" text:visited-style-name="Visited_20_Internet_20_Link">
https://www.ukrinform.ua/rubric-ato/3701579-fedorov-anonsuvav-stvorenna-novih-udarnih-rot-bpla.html</text:a>
</text:p>
      <!--NEWS-->
      <text:h text:style-name="P10" text:outline-level="1">
<text:span text:style-name="T4">
ВАКС звільнив від кримінальної відповідальності народну депутатку</text:span>
</text:h>
      <text:p text:style-name="P4">
Authors: Ukrinform (Person)</text:p>
      <text:p text:style-name="P4">
Publisher: Укринформ (Organization)</text:p>
      <text:p text:style-name="P4">
Published Time: 2023-04-27T16:22:00+03:00</text:p>
      <text:p text:style-name="P4">
Modified Time: 2023-04-27T16:22:00+03:00</text:p>
      <text:p text:style-name="P4">
Description: Вищий антикорупційний суд звільнив народного депутата від кримінальної відповідальності за декларування недостовірної інформації у зв’язку із закінченням строків давності.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Депутат', 'Е-декларації', 'Вищий антикорупційний суд']</text:p>
      <text:p text:style-name="P4">
Type: Article</text:p>
      <!--METADATA-->
      <text:p text:style-name="P4">
<draw:frame draw:style-name="fr1" draw:name="Image178" text:anchor-type="as-char" svg:width="6.9236in" svg:height="3.956343in" draw:z-index="0">
<draw:image xlink:href="../Images/yкринформ/2023-04-27T16-22-00-03-00/630_360_1540839872-223.jpg" xlink:type="simple" xlink:show="embed" xlink:actuate="onLoad" draw:mime-type="image/jpeg"/>
</draw:frame>
 Вищийантикорупційний суд звільнив народного депутата від кримінальноївідповідальності за декларування недостовірної інформації у зв’язку іззакінченням строків давності.</text:p>
      <text:p text:style-name="P4">
Про це інформує <text:a xlink:type="simple" xlink:href="https://first.vaks.gov.ua/publications/antykorsud-zvilnyv-vid-kryminalnoi-vidpovidalnosti-narodnoho-deputata-ix-sklykannia/" text:style-name="Internet_20_link" text:visited-style-name="Visited_20_Internet_20_Link">
 </text:a>
, передає Укрінформ.</text:p>
      <text:p text:style-name="P4">
“27 квітня колегія суддів Вищого антикорупційного суду задовольнила клопотанняадвоката про звільнення народного депутата IX скликання від кримінальноївідповідальності та закриття провадження у звʼязку із закінченням строківдавності”, - йдеться у повідомленні.</text:p>
      <text:p text:style-name="P4">
Як зазначається, справа надійшла до суду 17 січня поточного року, адекларація, згідно з матеріалами сторони обвинувачення, була подана 29 березня2021 року. У суді зауважили, що строк давності вчинення цього кримінальногоправопорушення складає два роки.</text:p>
      <text:p text:style-name="P4">
Вказується, що обвинувачена декілька разів не з’являлася на судові засідання ізазначала про поважні причини такого неприбуття. Разом із тим, колегія суддівнеодноразово виносила ухвали про накладення на неї грошового стягнення занеявку або не повідомлення заздалегідь про причини неприбуття. Одна з ухвалбула звернута до виконання – стягнення сплачене.</text:p>
      <text:p text:style-name="P4">
<text:span text:style-name="T4">
Читайте також:</text:span>
 <text:a xlink:type="simple" xlink:href="https://www.ukrinform.ua/rubric-society/3692823-vaks-zvilniv-deputata-volinca-vid-kriminalnoi-vidpovidalnosti-za-nedostovirne-deklaruvanna.html" text:style-name="Internet_20_link" text:visited-style-name="Visited_20_Internet_20_Link">
 <text:span text:style-name="T4">
декларування</text:span>
 </text:a>
</text:p>
      <text:p text:style-name="P4">
Ухвала може бути оскаржена шляхом подачі апеляційної скарги до Апеляційноїпалати ВАКС упродовж семи днів з дня її оголошення.</text:p>
      <text:p text:style-name="P4">
За даними <text:a xlink:type="simple" xlink:href="https://www.pravda.com.ua/news/2023/04/27/7399683/" text:style-name="Internet_20_link" text:visited-style-name="Visited_20_Internet_20_Link">
 </text:a>
 , йдетьсяпро народного депутата Маригариту Шол, яку <text:a xlink:type="simple" xlink:href="https://www.ukrinform.ua/rubric-polytics/3649301-nabu-ogolosilo-u-rozsuk-narodnu-deputatku-margaritu-sol.html" text:style-name="Internet_20_link" text:visited-style-name="Visited_20_Internet_20_Link">
</text:a>
</text:p>
      <text:p text:style-name="P4">
Шол звинувачували у тому, що вона не вказала у <text:a xlink:type="simple" xlink:href="https://www.ukrinform.ua/tag-edeklaracii" text:style-name="Internet_20_link" text:visited-style-name="Visited_20_Internet_20_Link">
</text:a>
 за 2020 рік відомості про орендуквартири на Печерську в Києві, вартість якої становить близько 5 млн грн.</text:p>
      <text:p text:style-name="P4">
Source: <text:a xlink:type="simple" xlink:href="https://www.ukrinform.ua/rubric-polytics/3701580-vaks-zvilniv-vid-kriminalnoi-vidpovidalnosti-narodnu-deputatku.html" text:style-name="Internet_20_link" text:visited-style-name="Visited_20_Internet_20_Link">
https://www.ukrinform.ua/rubric-polytics/3701580-vaks-zvilniv-vid-kriminalnoi-vidpovidalnosti-narodnu-deputatku.html</text:a>
</text:p>
      <!--NEWS-->
      <text:h text:style-name="P10" text:outline-level="1">
<text:span text:style-name="T4">
Майже 90 смертей у Кенії спричинив заклик лідера культу готуватися до «кінця світу»</text:span>
</text:h>
      <text:p text:style-name="P4">
Authors: Ukrinform (Person)</text:p>
      <text:p text:style-name="P4">
Publisher: Укринформ (Organization)</text:p>
      <text:p text:style-name="P4">
Published Time: 2023-04-27T16:29:31+03:00</text:p>
      <text:p text:style-name="P4">
Modified Time: 2023-04-27T16:29:31+03:00</text:p>
      <text:p text:style-name="P4">
Description: Лідер кенійського культу стверджував, що 15 квітня буде кінець світу, і закликав вірян церкви голодувати до смерті, щоб першими "потрапити на небеса".  — Укрінформ.</text:p>
      <text:p text:style-name="P4">
Images: ["<text:a xlink:type="simple" xlink:href="https://static.ukrinform.com/photos/2023_04/thumb_files/630_360_1682601805-604.jpg" text:style-name="Internet_20_link" text:visited-style-name="Visited_20_Internet_20_Link">
630_360_16826...</text:a>
"]</text:p>
      <text:p text:style-name="P4">
Tags: ['Голодування', 'Кенія', 'Релігія']</text:p>
      <text:p text:style-name="P4">
Type: Article</text:p>
      <!--METADATA-->
      <text:p text:style-name="P4">
<draw:frame draw:style-name="fr1" draw:name="Image179" text:anchor-type="as-char" svg:width="6.9236in" svg:height="3.956343in" draw:z-index="0">
<draw:image xlink:href="../Images/yкринформ/2023-04-27T16-29-31-03-00/630_360_1682601805-604.jpg" xlink:type="simple" xlink:show="embed" xlink:actuate="onLoad" draw:mime-type="image/jpeg"/>
</draw:frame>
 Лідеркенійського культу стверджував, що 15 квітня буде кінець світу, і закликаввірян церкви голодувати до смерті, щоб першими "потрапити на небеса".</text:p>
      <text:p text:style-name="P4">
Як передає Укрінформ, про це повідомляє <text:a xlink:type="simple" xlink:href="https://www.reuters.com/world/africa/with-aching-hearts-kenyans-seek-relatives-among-starvation-cult-victims-2023-04-26/" text:style-name="Internet_20_link" text:visited-style-name="Visited_20_Internet_20_Link">
</text:a>
 .</text:p>
      <text:p text:style-name="P4">
Досі відомо про 89 загиблих послідовників Міжнародної церкви "Добра Новина",очолюваної лідером культу Полом Маккензі. Вона базувалася в лісі Шакахола насході Кенії. З п'ятниці влада вилучила з неглибоких могил 81 тіло. Пізніше щевісім членів секти були знайдені живими, але згодом померли.</text:p>
      <text:p text:style-name="P4">
<text:span text:style-name="T4">
Читайте також:</text:span>
 <text:a xlink:type="simple" xlink:href="https://www.ukrinform.ua/rubric-world/3700682-kilkist-zertv-religijnogo-kultu-v-kenii-zrosla-do-89.html" text:style-name="Internet_20_link" text:visited-style-name="Visited_20_Internet_20_Link">
 <text:span text:style-name="T4">
Кені</text:span>
 </text:a>
</text:p>
      <text:p text:style-name="P4">
Сам Маккензі перебуває під вартою в поліції з 14 квітня разом з 14 іншимичленами культу. Кенійські ЗМІ повідомляють, що він відмовляється від їжі іводи.</text:p>
      <text:p text:style-name="P4">
"Він наказав їм морити себе голодом перед кінцем світу 15 квітня, сказавши, щовін буде останнім, замкнувши за собою двері", - розповів Стівен Мвіті, чиядружина і шестеро дітей приєдналися до культу, але побоялись померти.</text:p>
      <text:p text:style-name="P4">
Мвіті уточнив, що чув це від колишнього члена секти, якого виключили за те, щовін пив воду під час масового посту.</text:p>
      <text:p text:style-name="P4">
<text:span text:style-name="T4">
Читайте також:</text:span>
 <text:a xlink:type="simple" xlink:href="https://www.ukrinform.ua/rubric-world/3700293-u-kenii-eksgumuvali-tila-67-zertv-kultu-aki-goloduvali-do-smerti.html" text:style-name="Internet_20_link" text:visited-style-name="Visited_20_Internet_20_Link">
 <text:span text:style-name="T4">
Кені</text:span>
 </text:a>
</text:p>
      <text:p text:style-name="P4">
Працівники лікарні в прибережному місті Малінді, куди звозять трупи і тих, хтовижив, сказали, що вони чули те ж саме від тих, хто вижив.</text:p>
      <text:p text:style-name="P4">
"У нього (Маккензі) був ретельно розроблений план убивства дітей, молоді, апотім і дорослих, і він сказав їм, що буде останнім, хто помре від голоду", -розповів один із працівників лікарні.</text:p>
      <text:p text:style-name="P4">
Очікується, що кількість жертв зростатиме, оскільки кенійський Червоний Хрестповідомив, що понад 300 осіб вважаються зниклими безвісти.</text:p>
      <text:p text:style-name="P4">
Як повідомляв Укрінформ, влада Кенії ексгумувала ще 16 тіл людей, загиблих уМіжнародній церкві «Добра Новина».</text:p>
      <text:p text:style-name="P4">
Фото: theguardian</text:p>
      <text:p text:style-name="P4">
Source: <text:a xlink:type="simple" xlink:href="https://www.ukrinform.ua/rubric-world/3701581-majze-90-smertej-u-kenii-spriciniv-zaklik-lidera-kultu-gotuvatisa-do-kinca-svitu.html" text:style-name="Internet_20_link" text:visited-style-name="Visited_20_Internet_20_Link">
https://www.ukrinform.ua/rubric-world/3701581-majze-90-smertej-u-kenii-spriciniv-zaklik-lidera-kultu-gotuvatisa-do-kinca-svitu.html</text:a>
</text:p>
      <!--NEWS-->
      <text:h text:style-name="P10" text:outline-level="1">
<text:span text:style-name="T4">
Іран захопив іноземний нафтовий танкер в Оманській затоці – ВМС США</text:span>
</text:h>
      <text:p text:style-name="P4">
Authors: Ukrinform (Person)</text:p>
      <text:p text:style-name="P4">
Publisher: Укринформ (Organization)</text:p>
      <text:p text:style-name="P4">
Published Time: 2023-04-27T16:34:24+03:00</text:p>
      <text:p text:style-name="P4">
Modified Time: 2023-04-27T16:34:24+03:00</text:p>
      <text:p text:style-name="P4">
Description: Військово-морські сили США заявили, що Іран захопив нафтовий танкер під прапором Маршаллових Островів у Оманській затоці в четвер, 27 квітня.  — Укрінформ.</text:p>
      <text:p text:style-name="P4">
Images: ["<text:a xlink:type="simple" xlink:href="https://static.ukrinform.com/photos/2023_04/thumb_files/630_360_1682602113-642.jpg" text:style-name="Internet_20_link" text:visited-style-name="Visited_20_Internet_20_Link">
630_360_16826...</text:a>
"]</text:p>
      <text:p text:style-name="P4">
Tags: ['Іран', 'США', 'танкер']</text:p>
      <text:p text:style-name="P4">
Type: Article</text:p>
      <!--METADATA-->
      <text:p text:style-name="P4">
<draw:frame draw:style-name="fr1" draw:name="Image180" text:anchor-type="as-char" svg:width="6.9236in" svg:height="3.956343in" draw:z-index="0">
<draw:image xlink:href="../Images/yкринформ/2023-04-27T16-34-24-03-00/630_360_1682602113-642.jpg" xlink:type="simple" xlink:show="embed" xlink:actuate="onLoad" draw:mime-type="image/jpeg"/>
</draw:frame>
 Військово-морські сили США заявили, що Іран захопив нафтовий танкер під прапоромМаршаллових Островів у Оманській затоці в четвер, 27 квітня.</text:p>
      <text:p text:style-name="P4">
Як передає Укрінформ, про це повідомляє  <text:a xlink:type="simple" xlink:href="https://apnews.com/article/iran-us-navy-oil-tanker-advantage-057155f4d9caf92131533fe90f94a3a0" text:style-name="Internet_20_link" text:visited-style-name="Visited_20_Internet_20_Link">
 </text:a>
.</text:p>
      <text:p text:style-name="P4">
«Дії Ірану суперечать міжнародному праву та підривають регіональну безпеку тастабільність. Іран повинен негайно звільнити нафтовий танкер», - заявили уПятому флоті ВМС США.</text:p>
      <text:p text:style-name="P4">
Зазначається, що судно під назвою Advantage Sweet подало сигнал лиха о 13:15,перебуваючи в міжнародних водах, коли <text:a xlink:type="simple" xlink:href="https://www.ukrinform.ua/tag-iran" text:style-name="Internet_20_link" text:visited-style-name="Visited_20_Internet_20_Link">
 </text:a>
захопив судно.</text:p>
      <text:p text:style-name="P4">
За даними ВМС США, захоплення нафтового танкера Іраном стало щонайменше п'ятимкомерційним судном, яке було захоплене Тегераном за останні два роки.</text:p>
      <text:p text:style-name="P4">
<text:span text:style-name="T4">
Читайте також:</text:span>
 <text:a xlink:type="simple" xlink:href="https://www.ukrinform.ua/rubric-world/3684382-bloomberg-vikriv-tinovij-flot-rosijskih-naftovih-tankeriv.html" text:style-name="Internet_20_link" text:visited-style-name="Visited_20_Internet_20_Link">
 <text:span text:style-name="T4">
танкер</text:span>
 </text:a>
</text:p>
      <text:p text:style-name="P4">
«Переслідування суден з боку Ірану та втручання в навігаційні права врегіональних водах становлять загрозу безпеці на морі та світовій економіці»,— додали у ВМС США.</text:p>
      <text:p text:style-name="P4">
Як повідомляв Укрінформ, у травні минулого року Корпус вартових ісламськоїреволюції Ірану  <text:a xlink:type="simple" xlink:href="https://www.ukrinform.ua/rubric-world/3494061-iran-zahopiv-u-perskij-zatoci-dva-grecki-naftovi-tankeri.html" text:style-name="Internet_20_link" text:visited-style-name="Visited_20_Internet_20_Link">
 </text:a>
 у Перській затоці.</text:p>
      <text:p text:style-name="P4">
Source: <text:a xlink:type="simple" xlink:href="https://www.ukrinform.ua/rubric-world/3701584-iran-zahopiv-inozemnij-naftovij-tanker-v-omanskij-zatoci-vms-ssa.html" text:style-name="Internet_20_link" text:visited-style-name="Visited_20_Internet_20_Link">
https://www.ukrinform.ua/rubric-world/3701584-iran-zahopiv-inozemnij-naftovij-tanker-v-omanskij-zatoci-vms-ssa.html</text:a>
</text:p>
      <!--NEWS-->
      <text:h text:style-name="P10" text:outline-level="1">
<text:span text:style-name="T4">
В Україні запустили чат-бот для майбутніх батьків</text:span>
</text:h>
      <text:p text:style-name="P4">
Authors: Ukrinform (Person)</text:p>
      <text:p text:style-name="P4">
Publisher: Укринформ (Organization)</text:p>
      <text:p text:style-name="P4">
Published Time: 2023-04-27T16:35:00+03:00</text:p>
      <text:p text:style-name="P4">
Modified Time: 2023-04-27T16:35:00+03:00</text:p>
      <text:p text:style-name="P4">
Description: В Україні за сприяння громадських організацій створено чат-бот «Буду мамою», який допоможе майбутнім батькам перевірити, які медичні послуги безоплатні та покриваються Програмою медичних гарантій. — Укрінформ.</text:p>
      <text:p text:style-name="P4">
Images: ["<text:a xlink:type="simple" xlink:href="https://static.ukrinform.com/photos/2022_07/thumb_files/630_360_1657023129-701.jpg" text:style-name="Internet_20_link" text:visited-style-name="Visited_20_Internet_20_Link">
630_360_16570...</text:a>
"]</text:p>
      <text:p text:style-name="P4">
Tags: ['Діти', 'Чат-бот', 'Програма медгарантій']</text:p>
      <text:p text:style-name="P4">
Type: Article</text:p>
      <!--METADATA-->
      <text:p text:style-name="P4">
<draw:frame draw:style-name="fr1" draw:name="Image181" text:anchor-type="as-char" svg:width="6.9236in" svg:height="3.956343in" draw:z-index="0">
<draw:image xlink:href="../Images/yкринформ/2023-04-27T16-35-00-03-00/630_360_1657023129-701.jpg" xlink:type="simple" xlink:show="embed" xlink:actuate="onLoad" draw:mime-type="image/jpeg"/>
</draw:frame>
 В Україніза сприяння громадських організацій створено чат-бот «Буду мамою», якийдопоможе майбутнім батькам перевірити, які медичні послуги безоплатні тапокриваються Програмою медичних гарантій.</text:p>
      <text:p text:style-name="P4">
Сервіс створений ГО “Ліки Контроль” та БФ “280 днів”, повідомляється упресрелізі Національної служби здоров'я, який є у розпорядженні Укрінформу.</text:p>
      <text:p text:style-name="P4">
"Здоров'я майбутніх мам та дітей – на першому місці в Програмі медичнихгарантій. Починаючи з перших днів вагітності, всі необхідні медичні послугидля пацієнток оплачуються НСЗУ. Нам важливо, щоб кожна майбутня мама знала, щомедична допомога протягом всього періоду вагітності, пологів та післянародження малюка є безкоштовною. Всі необхідні консультації, обстеження тамедична допомога входять до пакетів "Ведення вагітності в амбулаторнихумовах", "Медична допомога при пологах" та "Медична допомога новонародженим ускладних неонатальних випадках". Для того, щоб отримати медичну допомогубезкоштовно, необхідно, щоб лікарня мала відповідний договір з НСЗУ. Тому мираді створенню чат-бота "Буду мамою", який допоможе майбутнім батькам швидкознайти лікарню та отримати безкоштовну медичну допомогу. Також ви завждиможете звернутися за допомогою до контакт-центру НСЗУ за номером 16-77", –зазначила голова Національної служби здоров'я України Наталія Гусак.</text:p>
      <text:p text:style-name="P4">
<text:span text:style-name="T4">
Читайте також:</text:span>
 <text:a xlink:type="simple" xlink:href="https://www.ukrinform.ua/rubric-society/3701474-v-ukraini-vvazautsa-znajdenimi-11-tisac-752-ditini.html" text:style-name="Internet_20_link" text:visited-style-name="Visited_20_Internet_20_Link">
 </text:a>
</text:p>
      <text:p text:style-name="P4">
Чат-бот «Буду мамою» містить покроковий алгоритм щодо того, як отриматибезоплатний супровід вагітності, медичну допомогу при пологах і неонатальніпослуги. Жінка вказує свій тиждень вагітності, отримує перелік необхіднихобстежень та аналізів згідно її терміну і одразу знаходить найближчу жіночуконсультацію чи пологовий будинок, де ці послуги надаються безоплатно(незалежно від прописки вагітної чи її фактичного місця проживання). Тобто двакліки – і купа збереженого часу, сил і грошей.</text:p>
      <text:p text:style-name="P4">
Скористатися чат-ботом «Буду мамою» можна: у <text:a xlink:type="simple" xlink:href="https://t.me/IWillBeMother_bot" text:style-name="Internet_20_link" text:visited-style-name="Visited_20_Internet_20_Link">
</text:a>
 та у <text:a xlink:type="simple" xlink:href="https://chats.viber.com/iwillbemother_bot" text:style-name="Internet_20_link" text:visited-style-name="Visited_20_Internet_20_Link">
</text:a>
 .</text:p>
      <text:p text:style-name="P4">
Зазначається, що чат-бот створено на основі відкритих медичних даних НСЗУ та успівпраці з лікарями.</text:p>
      <text:p text:style-name="P4">
<text:span text:style-name="T4">
Читайте також:</text:span>
 <text:a xlink:type="simple" xlink:href="https://www.ukrinform.ua/rubric-ato/3701142-rosia-vikrala-20-tisac-ukrainskih-ditej-zelenskij-u-rozmovi-z-si.html" text:style-name="Internet_20_link" text:visited-style-name="Visited_20_Internet_20_Link">
 </text:a>
</text:p>
      <text:p text:style-name="P4">
Над розробкою чат-бота працювали ГО «Ліки Контроль» та БФ «280 днів» у тіснійспівпраці з лікарями Київського міського пологового будинку № 1. За підтримкиUSAID / UK aid проєкту «Прозорість та підзвітність у державному управлінні тапослугах/ TAPAS» і за сприяння Міністерства цифрової трансформації України.Партнер проєкту — Фонд Східна Європа.</text:p>
      <text:p text:style-name="P4">
Як повідомляв Укрінформ, в Програму медичних гарантій у 2023 році входить 41пакет медичних послуг, які українці можуть отримати безоплатно. Допомога припологах безоплатна у всіх медзакладах, які мають договір із НСЗУ, незалежновід місця реєстрації пацієнтки. НСЗУ сплачує понад 15 тис. грн за пологи, а закомплексні послуги для матері й немовляти – майже 20 тисяч. В тариф входитькомплексна послуга, включно зі знеболенням та необхідними маніпуляціями.</text:p>
      <text:p text:style-name="P4">
Source: <text:a xlink:type="simple" xlink:href="https://www.ukrinform.ua/rubric-society/3701585-v-ukraini-zapustili-catbot-dla-majbutnih-batkiv.html" text:style-name="Internet_20_link" text:visited-style-name="Visited_20_Internet_20_Link">
https://www.ukrinform.ua/rubric-society/3701585-v-ukraini-zapustili-catbot-dla-majbutnih-batkiv.html</text:a>
</text:p>
      <!--NEWS-->
      <text:h text:style-name="P10" text:outline-level="1">
<text:span text:style-name="T4">
Sumska Oblast(22:33). Red Alert: aerial threat. Sirens sounding. Take cover now!</text:span>
</text:h>
      <text:p text:style-name="P4">
Authors: liveuamap (Language: en)</text:p>
      <text:p text:style-name="P4">
Time: 2023-04-27T16:35:00</text:p>
      <text:p text:style-name="P4">
Location: Sumska Oblast (Latitude:51.00003 Longtitude:34.00105)</text:p>
      <text:p text:style-name="P4">
Videos: []</text:p>
      <text:p text:style-name="P4">
Images: []</text:p>
      <text:p text:style-name="P4">
Tags: ["Europe", "Central and Eastern Europe"]</text:p>
      <text:p text:style-name="P4">
ID: 22559050</text:p>
      <!--METADATA-->
      <text:p text:style-name="P4">
Sumska Oblast(22:33). Red Alert: aerial threat. Sirens sounding. Take covernow!</text:p>
      <text:p text:style-name="P4">
News Collection Link: <text:a xlink:type="simple" xlink:href="https://liveuamap.com/en/2023/27-april-sumska-oblast2233-red-alert-aerial-tg" text:style-name="Internet_20_link" text:visited-style-name="Visited_20_Internet_20_Link">
https://liveuamap.com/en/2023/27-april-sumska-oblast2233-red-alert-aerial-tg</text:a>
</text:p>
      <text:p text:style-name="P4">
Source: <text:a xlink:type="simple" xlink:href="https://t.me/air_alert_ua/43864" text:style-name="Internet_20_link" text:visited-style-name="Visited_20_Internet_20_Link">
https://t.me/air_alert_ua/43864</text:a>
</text:p>
      <!--NEWS-->
      <text:h text:style-name="P10" text:outline-level="1">
<text:span text:style-name="T4">
Minister of Foreign Affairs of Ukraine Kuleba and Josep Borrell discussed speeding up the sup...</text:span>
</text:h>
      <text:p text:style-name="P4">
Authors: liveuamap (Language: en)</text:p>
      <text:p text:style-name="P4">
Time: 2023-04-27T16:37:50</text:p>
      <text:p text:style-name="P4">
Location: Kyiv, Kyiv city (Latitude:50.45662 Longtitude:30.52176)</text:p>
      <text:p text:style-name="P4">
Videos: []</text:p>
      <text:p text:style-name="P4">
Images: []</text:p>
      <text:p text:style-name="P4">
Tags: ["Weapons"]</text:p>
      <text:p text:style-name="P4">
ID: 22559051</text:p>
      <!--METADATA-->
      <text:p text:style-name="P4">
Minister of Foreign Affairs of Ukraine Kuleba and Josep Borrell discussedspeeding up the supply of weapons and ammunition to Ukraine from the EU</text:p>
      <text:p text:style-name="P4">
News Collection Link: <text:a xlink:type="simple" xlink:href="https://liveuamap.com/en/2023/27-april-minister-of-foreign-affairs-of-ukraine-kuleba-and" text:style-name="Internet_20_link" text:visited-style-name="Visited_20_Internet_20_Link">
https://liveuamap.com/en/2023/27-april-minister-of-foreign-affairs-of-ukraine-kuleba-and</text:a>
</text:p>
      <text:p text:style-name="P4">
Source: <text:a xlink:type="simple" xlink:href="https://t.me/espresotb/61192" text:style-name="Internet_20_link" text:visited-style-name="Visited_20_Internet_20_Link">
https://t.me/espresotb/61192</text:a>
</text:p>
      <!--NEWS-->
      <text:h text:style-name="P10" text:outline-level="1">
<text:span text:style-name="T4">
У селі на Львівщині в шести домогосподарствах стався витік газу</text:span>
</text:h>
      <text:p text:style-name="P4">
Authors: Ukrinform (Person)</text:p>
      <text:p text:style-name="P4">
Publisher: Укринформ (Organization)</text:p>
      <text:p text:style-name="P4">
Published Time: 2023-04-27T16:41:00+03:00</text:p>
      <text:p text:style-name="P4">
Modified Time: 2023-04-27T16:41:00+03:00</text:p>
      <text:p text:style-name="P4">
Description: У селі Розвадів Стрийського району Львівської області вночі на території шести домогосподарств стався витік газу. Газопостачання до села тимчасово припинили. Людей відселили. — Укрінформ.</text:p>
      <text:p text:style-name="P4">
Images: ["<text:a xlink:type="simple" xlink:href="https://static.ukrinform.com/photos/2023_04/thumb_files/630_360_1682602661-428.jpg" text:style-name="Internet_20_link" text:visited-style-name="Visited_20_Internet_20_Link">
630_360_16826...</text:a>
", "<text:a xlink:type="simple" xlink:href="https://static.ukrinform.com/photos/2023_04/1682602661-150.jpg" text:style-name="Internet_20_link" text:visited-style-name="Visited_20_Internet_20_Link">
1682602661-15...</text:a>
"]</text:p>
      <text:p text:style-name="P4">
Tags: ['Аварія', 'Газ', 'Львівщина']</text:p>
      <text:p text:style-name="P4">
Type: Article</text:p>
      <!--METADATA-->
      <text:p text:style-name="P4">
<draw:frame draw:style-name="fr1" draw:name="Image182" text:anchor-type="as-char" svg:width="6.9236in" svg:height="3.956343in" draw:z-index="0">
<draw:image xlink:href="../Images/yкринформ/2023-04-27T16-41-00-03-00/630_360_1682602661-428.jpg" xlink:type="simple" xlink:show="embed" xlink:actuate="onLoad" draw:mime-type="image/jpeg"/>
</draw:frame>
 У селіРозвадів Стрийського району Львівської області вночі на території шестидомогосподарств стався витік газу. Газопостачання до села тимчасово припинили.Людей відселили.</text:p>
      <text:p text:style-name="P4">
Про це повідомляє у <text:a xlink:type="simple" xlink:href="https://www.facebook.com/maks.kozytskyy/posts/pfbid025gCZnvKC3kwhbTgAweufVDnRxFiBdV6Yz3TUZypAgkmzbAMVPqfbNvwWzGo7Vhsnl" text:style-name="Internet_20_link" text:visited-style-name="Visited_20_Internet_20_Link">
</text:a>
начальник Львівської ОВА Максим Козицький, передає Укрінформ.</text:p>
      <text:p text:style-name="P4">
“Уночі у Розвадові стався витік газу. На території шести домогосподарств з-підземлі виходив природний газ. В одному житловому будинку він виходив з-підфундаменту. Газопостачання до села тимчасово припинили. 29 осіб, зокрема 9дітей, відселили до родичів”, - йдеться в повідомленні.</text:p>
      <text:p text:style-name="P4">
<draw:frame draw:style-name="fr1" draw:name="Image183" text:anchor-type="as-char" svg:width="6.9236in" svg:height="3.111499in" draw:z-index="0">
<draw:image xlink:href="../Images/yкринформ/2023-04-27T16-41-00-03-00/1682602661-150.jpg" xlink:type="simple" xlink:show="embed" xlink:actuate="onLoad" draw:mime-type="image/jpeg"/>
</draw:frame>
</text:p>
      <text:p text:style-name="P4">
Зазначається, що в селі також частково відключено електропостачання. Післязакінчення аварійних робіт постачання енергоносіїв буде відновлено.</text:p>
      <text:p text:style-name="P4">
<text:span text:style-name="T5">
Відео: Миколаївські вісті</text:span>
</text:p>
      <text:p text:style-name="P4">
За словами Козицького, у селі вже відбулося засідання місцевої комісії ТЕБ таНС. Причину витоку газу встановлюють. Зараз фахівці обстежують кожен об’єкт,який перебуває в радіусі витоку, підраховують збитки та наслідки події.</text:p>
      <text:p text:style-name="P4">
Начальник ОВА також поінформував, що на місце події виїхали представникидепартаменту з питань цивільного захисту населення ОДА, департаменту паливно-енергетичного комплексу, енергоефективності та житлово-комунальногогосподарства ОДА, департаменту екології та природних ресурсів ОДА, а такожфахівці ГУ <text:a xlink:type="simple" xlink:href="https://www.ukrinform.ua/tag-dsns" text:style-name="Internet_20_link" text:visited-style-name="Visited_20_Internet_20_Link">
 </text:a>
 у Львівській області.</text:p>
      <text:p text:style-name="P4">
Профільні спеціалісти спостерігають за розвитком подій та роблять необхіднірозвідки.</text:p>
      <text:p text:style-name="P4">
Очільник області наголосив, що повертатися до домівок людям, господарства якихпостраждали, рекомендують лише після дозволу фахівців.</text:p>
      <text:p text:style-name="P4">
<text:span text:style-name="T5">
Фото: "Твоє місто"</text:span>
</text:p>
      <text:p text:style-name="P4">
Source: <text:a xlink:type="simple" xlink:href="https://www.ukrinform.ua/rubric-regions/3701590-u-seli-na-lvivsini-v-sesti-domogospodarstvah-stavsa-vitik-gazu.html" text:style-name="Internet_20_link" text:visited-style-name="Visited_20_Internet_20_Link">
https://www.ukrinform.ua/rubric-regions/3701590-u-seli-na-lvivsini-v-sesti-domogospodarstvah-stavsa-vitik-gazu.html</text:a>
</text:p>
      <!--NEWS-->
      <text:h text:style-name="P10" text:outline-level="1">
<text:span text:style-name="T4">
Ворог обстріляв Харківщину, є загиблий та поранені</text:span>
</text:h>
      <text:p text:style-name="P4">
Authors: Ukrinform (Person)</text:p>
      <text:p text:style-name="P4">
Publisher: Укринформ (Organization)</text:p>
      <text:p text:style-name="P4">
Published Time: 2023-04-27T16:44:07+03:00</text:p>
      <text:p text:style-name="P4">
Modified Time: 2023-04-27T16:44:07+03:00</text:p>
      <text:p text:style-name="P4">
Description: Війська рф обстріляли с.Токарівка на Харківщині, унаслідок чого одна людина загинула і четверо дістали поранення.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Синєгубов', 'Війна з росією']</text:p>
      <text:p text:style-name="P4">
Type: Article</text:p>
      <!--METADATA-->
      <text:p text:style-name="P4">
<draw:frame draw:style-name="fr1" draw:name="Image184" text:anchor-type="as-char" svg:width="6.9236in" svg:height="3.956343in" draw:z-index="0">
<draw:image xlink:href="../Images/yкринформ/2023-04-27T16-44-07-03-00/630_360_1538997483-946.jpg" xlink:type="simple" xlink:show="embed" xlink:actuate="onLoad" draw:mime-type="image/jpeg"/>
</draw:frame>
 Війська рфобстріляли с.Токарівка на Харківщині, унаслідок чого одна людина загинула ічетверо дістали поранення.</text:p>
      <text:p text:style-name="P4">
Про це повідомив у <text:a xlink:type="simple" xlink:href="https://t.me/synegubov/6040" text:style-name="Internet_20_link" text:visited-style-name="Visited_20_Internet_20_Link">
 </text:a>
 начальник Харківської ОВАОлег Синєгубов, передає Укрінформ.</text:p>
      <text:p text:style-name="P4">
"Щойно ворог обстріляв с. Токарівка Харківського району. Постраждалипрацівники Харківобленерго, що працювали над відновленням лінійелектропередачі. На жаль, 1 людина загинула, ще 4 отримали поранення", -йдеться у повідомленні.</text:p>
      <text:p text:style-name="P4">
<text:span text:style-name="T4">
Читайте також:</text:span>
 <text:a xlink:type="simple" xlink:href="https://www.ukrinform.ua/rubric-society/3701578-vijskovi-kazut-so-poranenij-bila-hersona-zurnalist-la-repubblica-porusiv-pravila-dla-zmi.html" text:style-name="Internet_20_link" text:visited-style-name="Visited_20_Internet_20_Link">
 </text:a>
</text:p>
      <text:p text:style-name="P4">
Синєгубов додав, що медики надають постраждалим усю необхідну допомогу.</text:p>
      <text:p text:style-name="P4">
Як повідомляв Укрінформ, зранку 27 квітня росіяни обстріляли с.ЛипціХарківського району.</text:p>
      <text:p text:style-name="P4">
Source: <text:a xlink:type="simple" xlink:href="https://www.ukrinform.ua/rubric-ato/3701591-vorog-obstrilav-harkivsinu-e-zagiblij-ta-poraneni.html" text:style-name="Internet_20_link" text:visited-style-name="Visited_20_Internet_20_Link">
https://www.ukrinform.ua/rubric-ato/3701591-vorog-obstrilav-harkivsinu-e-zagiblij-ta-poraneni.html</text:a>
</text:p>
      <!--NEWS-->
      <text:h text:style-name="P10" text:outline-level="1">
<text:span text:style-name="T4">
російські хакери атакували сервери мерії Праги</text:span>
</text:h>
      <text:p text:style-name="P4">
Authors: Ukrinform (Person)</text:p>
      <text:p text:style-name="P4">
Publisher: Укринформ (Organization)</text:p>
      <text:p text:style-name="P4">
Published Time: 2023-04-27T16:46:42+03:00</text:p>
      <text:p text:style-name="P4">
Modified Time: 2023-04-27T16:46:42+03:00</text:p>
      <text:p text:style-name="P4">
Description: Сервери мерії Праги у четвер зазнали атаки російської хакерської групи.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Чехія', 'Кібератака', 'росія', 'Хакери']</text:p>
      <text:p text:style-name="P4">
Type: Article</text:p>
      <!--METADATA-->
      <text:p text:style-name="P4">
<draw:frame draw:style-name="fr1" draw:name="Image185" text:anchor-type="as-char" svg:width="6.9236in" svg:height="3.956343in" draw:z-index="0">
<draw:image xlink:href="../Images/yкринформ/2023-04-27T16-46-42-03-00/630_360_1597991697-815.jpg" xlink:type="simple" xlink:show="embed" xlink:actuate="onLoad" draw:mime-type="image/jpeg"/>
</draw:frame>
 Серверимерії Праги у четвер зазнали атаки російської хакерської групи.</text:p>
      <text:p text:style-name="P4">
Про це повідомив на засіданні міської ради директор одного з IT-відділівмуніципалітету Їржі Каролі, передає Укрінформ із посиланням на  <text:a xlink:type="simple" xlink:href="https://ruski.radio.cz/prazhskuyu-meriyu-atakovali-rossiyskie-hakery-8781503" text:style-name="Internet_20_link" text:visited-style-name="Visited_20_Internet_20_Link">
</text:a>
 .</text:p>
      <text:p text:style-name="P4">
Як зазначається, сервери мерії Праги були атаковані 27 квітня "через підтримкуУкраїни, яку надає міська влада".</text:p>
      <text:p text:style-name="P4">
Унаслідок <text:a xlink:type="simple" xlink:href="https://www.ukrinform.ua/tag-kiberataka" text:style-name="Internet_20_link" text:visited-style-name="Visited_20_Internet_20_Link">
 </text:a>
 не працює сайт чеськоїстолиці, а також неможливе проведення онлайн-трансляції сьогоднішньогозасідання міськради.</text:p>
      <text:p text:style-name="P4">
«За наявною інформацією, йдеться про так звану DDoS-атаку, тобто переповненняцільових серверів великою кількістю запитів», – йдеться у повідомленні.</text:p>
      <text:p text:style-name="P4">
<text:span text:style-name="T4">
Читайте також:</text:span>
 <text:a xlink:type="simple" xlink:href="https://www.ukrinform.ua/rubric-technology/3698039-rosijski-hakeri-atakuut-kriticnu-infrastrukturu-britanii.html" text:style-name="Internet_20_link" text:visited-style-name="Visited_20_Internet_20_Link">
 <text:span text:style-name="T4">
хакер</text:span>
 </text:a>
</text:p>
      <text:p text:style-name="P4">
За словами Каролі, IP-адреса джерела атаки розташована у російській федерації,і російські хакери вже взяли на себе відповідальність за неї.</text:p>
      <text:p text:style-name="P4">
Він повідомив, що наразі встановлюється конкретна хакерська група, яка стоїтьза атакою, а також аналізується техніка кібернападу.</text:p>
      <text:p text:style-name="P4">
Як  <text:a xlink:type="simple" xlink:href="https://www.ukrinform.ua/rubric-world/3701063-cehia-zaprovadila-sankcii-proti-glavi-rpc-kirila.html" text:style-name="Internet_20_link" text:visited-style-name="Visited_20_Internet_20_Link">
 </text:a>
 , напередодні Чехія внесла патріархамосковського і всієї русі кирила у список санкцій за підтримку російськоговторгнення в Україну.</text:p>
      <text:p text:style-name="P4">
Раніше у британському уряді заявили, що російські хакери намагаються «порушитиабо знищити» критично важливу інфраструктуру Великої Британії.</text:p>
      <text:p text:style-name="P4">
Source: <text:a xlink:type="simple" xlink:href="https://www.ukrinform.ua/rubric-world/3701593-rosijski-hakeri-atakuvali-serveri-merii-pragi.html" text:style-name="Internet_20_link" text:visited-style-name="Visited_20_Internet_20_Link">
https://www.ukrinform.ua/rubric-world/3701593-rosijski-hakeri-atakuvali-serveri-merii-pragi.html</text:a>
</text:p>
      <!--NEWS-->
      <text:h text:style-name="P10" text:outline-level="1">
<text:span text:style-name="T4">
Костюк не змогла обіграти першу «ракетку» Колумбії на тенісному турнірі в Мадриді</text:span>
</text:h>
      <text:p text:style-name="P4">
Authors: Ukrinform (Person)</text:p>
      <text:p text:style-name="P4">
Publisher: Укринформ (Organization)</text:p>
      <text:p text:style-name="P4">
Published Time: 2023-04-27T16:52:08+03:00</text:p>
      <text:p text:style-name="P4">
Modified Time: 2023-04-27T16:52:08+03:00</text:p>
      <text:p text:style-name="P4">
Description: Другій «ракетці» України Марті Костюк не вдалося подолати друге коло одиночного розряду на престижн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603473-140.jpg" text:style-name="Internet_20_link" text:visited-style-name="Visited_20_Internet_20_Link">
630_360_16826...</text:a>
"]</text:p>
      <text:p text:style-name="P4">
Tags: ['Теніс', 'Марта Костюк']</text:p>
      <text:p text:style-name="P4">
Type: Article</text:p>
      <!--METADATA-->
      <text:p text:style-name="P4">
<draw:frame draw:style-name="fr1" draw:name="Image186" text:anchor-type="as-char" svg:width="6.9236in" svg:height="3.956343in" draw:z-index="0">
<draw:image xlink:href="../Images/yкринформ/2023-04-27T16-52-08-03-00/630_360_1682603473-140.jpg" xlink:type="simple" xlink:show="embed" xlink:actuate="onLoad" draw:mime-type="image/jpeg"/>
</draw:frame>
 Другій«ракетці» України Марті Костюк не вдалося подолати друге коло одиночногорозряду на престижному турнірі Жіночої тенісної асоціації (WTA) - Mutua MadridOpen - у Мадриді (Іспанія) із призовим фондом $7,652 млн.</text:p>
      <text:p text:style-name="P4">
За вихід до 1/16 фіналу грунтових змагань посіяна під 32-м номером Костюк утрьох сетах поступилася першій «ракетці» Колумбії Камілі Осоріо (№115 рейтингуWTA) - 6:3, 4:6, 3:6, передає Укрінформ.</text:p>
      <text:p text:style-name="P4">
Тенісистки провели на корті 2 години 15 хвилин.</text:p>
      <text:p text:style-name="P4">
Марта Костюк продовжить виступ на Mutua Madrid Open у парному розряді, де утандемі з румункою Оленою-Габріелою Русе зустрінеться з угорсько-казахстанським дуетом Тімеа Бабош - Анна Даниліна.</text:p>
      <text:p text:style-name="P4">
<text:span text:style-name="T4">
Читайте також:</text:span>
 <text:a xlink:type="simple" xlink:href="https://www.ukrinform.ua/rubric-sports/3701135-curenko-peremogla-italijku-broncetti-na-starti-turniru-wta-u-madridi.html" text:style-name="Internet_20_link" text:visited-style-name="Visited_20_Internet_20_Link">
 </text:a>
</text:p>
      <text:p text:style-name="P4">
Турнір у Мадриді триватиме до 6 травня.</text:p>
      <text:p text:style-name="P4">
Фото: Getty Images.</text:p>
      <text:p text:style-name="P4">
Source: <text:a xlink:type="simple" xlink:href="https://www.ukrinform.ua/rubric-sports/3701596-kostuk-ne-zmogla-obigrati-persu-raketku-kolumbii-na-tenisnomu-turniri-v-madridi.html" text:style-name="Internet_20_link" text:visited-style-name="Visited_20_Internet_20_Link">
https://www.ukrinform.ua/rubric-sports/3701596-kostuk-ne-zmogla-obigrati-persu-raketku-kolumbii-na-tenisnomu-turniri-v-madridi.html</text:a>
</text:p>
      <!--NEWS-->
      <text:h text:style-name="P10" text:outline-level="1">
<text:span text:style-name="T4">
СКУ закликав оголосити 9 травня Днем ганьби росії та заборонити «безсмертні полки»</text:span>
</text:h>
      <text:p text:style-name="P4">
Authors: Ukrinform (Person)</text:p>
      <text:p text:style-name="P4">
Publisher: Укринформ (Organization)</text:p>
      <text:p text:style-name="P4">
Published Time: 2023-04-27T16:53:00+03:00</text:p>
      <text:p text:style-name="P4">
Modified Time: 2023-04-27T16:53:00+03:00</text:p>
      <text:p text:style-name="P4">
Description: Світовий конгрес українців (СКУ) з урахуванням загроз та викликів, що виходять від російської політики, пропаганди та дезінформації, закликав зупинити російську кампанію «безсмертний полк», зокрема в державах-членах ЄС, а 9 травня оголосити Днем російської ганьби.  — Укрінформ.</text:p>
      <text:p text:style-name="P4">
Images: ["<text:a xlink:type="simple" xlink:href="https://static.ukrinform.com/photos/2023_04/thumb_files/630_360_1682603391-885.jpeg" text:style-name="Internet_20_link" text:visited-style-name="Visited_20_Internet_20_Link">
630_360_16826...</text:a>
"]</text:p>
      <text:p text:style-name="P4">
Tags: ['Діаспора', 'СКУ', '9 травня', 'Світовий конгрес українців', 'Війна з росією']</text:p>
      <text:p text:style-name="P4">
Type: Article</text:p>
      <!--METADATA-->
      <text:p text:style-name="P4">
<draw:frame draw:style-name="fr1" draw:name="Image187" text:anchor-type="as-char" svg:width="6.9236in" svg:height="3.956343in" draw:z-index="0">
<draw:image xlink:href="../Images/yкринформ/2023-04-27T16-53-00-03-00/630_360_1682603391-885.jpeg" xlink:type="simple" xlink:show="embed" xlink:actuate="onLoad" draw:mime-type="image/jpeg"/>
</draw:frame>
 Світовийконгрес українців (СКУ) з урахуванням загроз та викликів, що виходять відросійської політики, пропаганди та дезінформації, закликав зупинити російськукампанію «безсмертний полк», зокрема в державах-членах ЄС, а 9 травняоголосити Днем російської ганьби.</text:p>
      <text:p text:style-name="P4">
Як передає Укрінформ, про це йдеться на <text:a xlink:type="simple" xlink:href="https://www.ukrainianworldcongress.org/ua/cku-zaklika%d1%94-zaboroniti-bezsmertni-polki-ta-ogolositi-9-travnya-dnem-rosijsko%d1%97-ganbi/" text:style-name="Internet_20_link" text:visited-style-name="Visited_20_Internet_20_Link">
</text:a>
 .</text:p>
      <text:p text:style-name="P4">
Таким чином цьогоріч СКУ продовжує світову кампанію #RussianShameDay,започатковану у 2022 році, метою якої є поширення правди про страшні злочини,які росія чинить у неспровокованій геноцидній війні проти українського народу.</text:p>
      <text:p text:style-name="P4">
«У своїй політиці на окупованих українських територіях росіяни повторюютьнайгірші практики нацизму – масові розстріли та знущання з мирного населення,умисне плюндрування та розкрадання приватної власності та цінностей,руйнування храмів та інших релігійних об’єктів, знищення культурної спадщини,масові депортації цивільного населення», – нагадали у Конгресі.</text:p>
      <text:p text:style-name="P4">
<text:span text:style-name="T4">
Читайте також:</text:span>
 <text:a xlink:type="simple" xlink:href="https://www.ukrinform.ua/rubric-diaspora/3689885-sku-zaklikav-svit-zabezpeciti-spravedlive-pokaranna-dla-pricetnih-u-rizanini-v-buci.html" text:style-name="Internet_20_link" text:visited-style-name="Visited_20_Internet_20_Link">
 <text:span text:style-name="T4">
СКУ</text:span>
 <text:span text:style-name="T4">
закликав</text:span>
 <text:span text:style-name="T4">
світ</text:span>
 <text:span text:style-name="T4">
забезпечити</text:span>
<text:span text:style-name="T4">
справедливе</text:span>
 <text:span text:style-name="T4">
покарання</text:span>
 <text:span text:style-name="T4">
причетних</text:span>
 <text:span text:style-name="T4">
різанини</text:span>
 <text:span text:style-name="T4">
Бучі</text:span>
</text:a>
</text:p>
      <text:p text:style-name="P4">
У зв’язку з цим СКУ закликає всіх українців та друзів України звернутися доурядів і політичних лідерів миролюбних країн світу з метою, щоб:</text:p>
      <ul>
        <li>
визнати російські воєнні злочини та звірства в Україні геноцидом українського народу   * визнати росію державою-спонсором тероризму / терористичною державою   * визнати Групу Вагнера міжнародною терористичною організацією   * створити спеціальний Міжнародний трибунал з воєнних злочинів росії, який би розслідував злочини російської федерації, її керівництва, а також усіх винних у вчиненні воєнних злочинів та злочинів проти людяності в Україні.</li>
      </ul>
      <text:p text:style-name="P4">
СКУ просить усіх прихильників України, від звичайних користувачів соцмереж допредставників міжнародних організацій, до впливових інфлюенсерів тамедіаперсон, підтримати кампанію, поширюючи правдиві свідчення жертвросійського тероризму та інформацію про #RussianShameDay в соціальних мережахз одним простим повідомленням: «Вимагаємо справедливості #RussianShameDay».</text:p>
      <text:p text:style-name="P4">
Нагадаємо, Світовий конгрес українців у роковини Чорнобильської катастрофи <text:a xlink:type="simple" xlink:href="https://www.ukrinform.ua/rubric-diaspora/3700938-u-rokovini-cornobilskoi-katastrofi-sku-zaklikav-do-podalsih-sankcij-proti-rosii.html" text:style-name="Internet_20_link" text:visited-style-name="Visited_20_Internet_20_Link">
</text:a>
 до подальшихсанкцій проти росії.</text:p>
      <text:p text:style-name="P4">
Source: <text:a xlink:type="simple" xlink:href="https://www.ukrinform.ua/rubric-diaspora/3701598-sku-zaklikav-ogolositi-9-travna-dnem-ganbi-rosii-ta-zaboroniti-bezsmertni-polki.html" text:style-name="Internet_20_link" text:visited-style-name="Visited_20_Internet_20_Link">
https://www.ukrinform.ua/rubric-diaspora/3701598-sku-zaklikav-ogolositi-9-travna-dnem-ganbi-rosii-ta-zaboroniti-bezsmertni-polki.html</text:a>
</text:p>
      <!--NEWS-->
      <text:h text:style-name="P10" text:outline-level="1">
<text:span text:style-name="T4">
Депутатка про бюджет-2023: Домовились про покриття дефіциту, але треба $14 мільярдів на відновлення</text:span>
</text:h>
      <text:p text:style-name="P4">
Authors: Ukrinform (Person)</text:p>
      <text:p text:style-name="P4">
Publisher: Укринформ (Organization)</text:p>
      <text:p text:style-name="P4">
Published Time: 2023-04-27T16:53:13+03:00</text:p>
      <text:p text:style-name="P4">
Modified Time: 2023-04-27T16:53:13+03:00</text:p>
      <text:p text:style-name="P4">
Description: Україна домовилась про покриття дефіциту бюджету на 2023 рік, але все ще потребує 14 млрд доларів на відновлення. — Укрінформ.</text:p>
      <text:p text:style-name="P4">
Images: ["<text:a xlink:type="simple" xlink:href="https://static.ukrinform.com/photos/2021_03/thumb_files/630_360_1614962535-162.jpg" text:style-name="Internet_20_link" text:visited-style-name="Visited_20_Internet_20_Link">
630_360_16149...</text:a>
"]</text:p>
      <text:p text:style-name="P4">
Tags: ['Бюджет', 'Війна з росією', 'Відновлення України']</text:p>
      <text:p text:style-name="P4">
Type: Article</text:p>
      <!--METADATA-->
      <text:p text:style-name="P4">
<draw:frame draw:style-name="fr1" draw:name="Image188" text:anchor-type="as-char" svg:width="6.9236in" svg:height="3.956343in" draw:z-index="0">
<draw:image xlink:href="../Images/yкринформ/2023-04-27T16-53-13-03-00/630_360_1614962535-162.jpg" xlink:type="simple" xlink:show="embed" xlink:actuate="onLoad" draw:mime-type="image/jpeg"/>
</draw:frame>
 Українадомовилась про покриття дефіциту бюджету на 2023 рік, але все ще потребує 14млрд доларів на відновлення.</text:p>
      <text:p text:style-name="P4">
Як передає Укрінформ, про це у <text:a xlink:type="simple" xlink:href="https://www.facebook.com/roksolana.pidlasa/posts/pfbid0KsY4E4AGTe4xUmumTjBPVwhJDkn4CFqeupzwxxidMrW27EKHevTsCnHhSNLLTFK6l" text:style-name="Internet_20_link" text:visited-style-name="Visited_20_Internet_20_Link">
</text:a>
повідомила голова комітету Верховної Ради з питань бюджету Роксолана Підласаза підсумками виступу на слуханнях в Європейському парламенті.</text:p>
      <text:p text:style-name="P4">
"Росія має заплатити за відбудову України, - один з основних сигналів моговиступу на слуханнях Бюджетного комітету у Європейському парламенті. Згідно зостанньою оцінкою, загальна вартість відбудови знищеної інфраструктури зросладо понад $411 млрд. На так зване «раннє відновлення» у 2023 нам потрібно $14млрд", - сказала Підласа.</text:p>
      <text:p text:style-name="P4">
Вона підкреслила, що Україна в цьому році стикнеться з безпрецедентнимдефіцитом державного бюджету. Плановий дефіцит державного бюджету у річномувимірі може скласти близько $42 млрд.</text:p>
      <text:p text:style-name="P4">
<text:span text:style-name="T4">
Читайте також:</text:span>
 <text:a xlink:type="simple" xlink:href="https://www.ukrinform.ua/rubric-economy/3701130-derzbudzet-u-i-kvartali-otrimav-vid-privatizacii-902-miljoni.html" text:style-name="Internet_20_link" text:visited-style-name="Visited_20_Internet_20_Link">
 </text:a>
</text:p>
      <text:p text:style-name="P4">
"І хоча уряд вже досягнув домовленості з міжнародними партнерами щодо покриттяцього дефіциту, потреби відновлення залишаються актуальними", - підкреслилаПідласа.</text:p>
      <text:p text:style-name="P4">
За її словами, майже 2 млрд потрібно на компенсації та будівництво житла дляукраїнців, які втратили його внаслідок агресії росії. З них 464 млн доларіввже заплановані у державному бюджеті та були отримані від конфіскаціїросійських активів в Україні. 800 млн доларів надасть Світовий банк. Додатковефінансування, яке потрібно знайти на 2023 рік для відновлення і відбудовижитла – 664 млн доларів.</text:p>
      <text:p text:style-name="P4">
Як повідомлялось, за оцінками Світового банку відновлення економіки Українипісля завершення, розв’язаної росією війни, коштуватиме 411 млрд доларів, що у2,6 раза перевищує очікуваний ВВП України у 2022 році. За даними експрес-оцінок Світового банку, Київ потребуватиме 14 млрд доларів для критичних тапріоритетних інвестицій у реконструкцію та відновлення вже у 2023 році, длячого знадобиться 11 млрд доларів додаткового фінансування, понад те, щопередбачено в бюджеті України на 2023 рік. Майже 22% потреб припадає на сферутранспорту, на житлово-комунальну сферу - 17%, енергетику - 11% та сільськегосподарство — 7%. Найбільше пропорційне зростання відбулося в енергетичнійгалузі, де збитки більш як уп'ятеро перевищили рівень червня 2022 року.</text:p>
      <text:p text:style-name="P4">
Source: <text:a xlink:type="simple" xlink:href="https://www.ukrinform.ua/rubric-economy/3701597-deputatka-pro-budzet2023-domovilis-pro-pokritta-deficitu-ale-treba-14-milardiv-na-vidnovlenna.html" text:style-name="Internet_20_link" text:visited-style-name="Visited_20_Internet_20_Link">
https://www.ukrinform.ua/rubric-economy/3701597-deputatka-pro-budzet2023-domovilis-pro-pokritta-deficitu-ale-treba-14-milardiv-na-vidnovlenna.html</text:a>
</text:p>
      <!--NEWS-->
      <text:h text:style-name="P10" text:outline-level="1">
<text:span text:style-name="T4">
Генсек НАТО після розмови Зеленського та Сі нагадав, що Китай досі не засудив вторгнення рф</text:span>
</text:h>
      <text:p text:style-name="P4">
Authors: Ukrinform (Person)</text:p>
      <text:p text:style-name="P4">
Publisher: Укринформ (Organization)</text:p>
      <text:p text:style-name="P4">
Published Time: 2023-04-27T16:56:00+03:00</text:p>
      <text:p text:style-name="P4">
Modified Time: 2023-04-27T16:56:00+03:00</text:p>
      <text:p text:style-name="P4">
Description: Генсек НАТО Єнс Столтенберг у контексті телефонної розмови між Президентом України Володимиром Зеленським та головою КНР Сі Цзіньпіном зазначив, що тепер Китай краще розуміє перспективи України. — Укрінформ.</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і Цзіньпін', 'Столтенберг', 'Зеленський', 'Війна з росією']</text:p>
      <text:p text:style-name="P4">
Type: Article</text:p>
      <!--METADATA-->
      <text:p text:style-name="P4">
<draw:frame draw:style-name="fr1" draw:name="Image189" text:anchor-type="as-char" svg:width="6.9236in" svg:height="3.956343in" draw:z-index="0">
<draw:image xlink:href="../Images/yкринформ/2023-04-27T16-56-00-03-00/630_360_1681986862-821.jpg" xlink:type="simple" xlink:show="embed" xlink:actuate="onLoad" draw:mime-type="image/jpeg"/>
</draw:frame>
 ГенсекНАТО Єнс Столтенберг у контексті телефонної розмови між Президентом УкраїниВолодимиром Зеленським та головою КНР Сі Цзіньпіном зазначив, що тепер Китайкраще розуміє перспективи України.</text:p>
      <text:p text:style-name="P4">
Про це очільник Альянсу заявив у Брюсселі на пресконференції за підсумкамизустрічі з прем’єр-міністром Люксембургу Ксав'є Бетелем, повідомляєкореспондент Укрінформу.</text:p>
      <text:p text:style-name="P4">
«Я вітаю телефонну розмову між Президентом <text:a xlink:type="simple" xlink:href="https://www.ukrinform.ua/tag-zelenskij" text:style-name="Internet_20_link" text:visited-style-name="Visited_20_Internet_20_Link">
 </text:a>
 та головою Сі. Важливо, що у Китаю є краще розуміння перспективУкраїни. Це не змінює того факту, що Китай не був здатним засудити злочиннувійну росії та її вторгнення в Україну. Союзники по НАТО висловлюють підтримкумирному плану Президента Зеленського, що передбачає, безумовно, повну повагутериторіальної цілісності України», - наголосив Столтенберг.</text:p>
      <text:p text:style-name="P4">
<text:span text:style-name="T4">
Читайте також:</text:span>
 <text:a xlink:type="simple" xlink:href="https://www.ukrinform.ua/rubric-polytics/3701143-zelenskij-u-rozmovi-iz-si-nagolosiv-na-neobhidnosti-utrimuvatisa-vid-pidtrimki-rf-u-vijni.html" text:style-name="Internet_20_link" text:visited-style-name="Visited_20_Internet_20_Link">
 </text:a>
</text:p>
      <text:p text:style-name="P4">
Він також зауважив, що саме Україна має вирішувати, якими мають бути умови дляпереговорів з рф і який формат вони матимуть. На переконання генсека НАТО,можливість для змістовних переговорів "вимагає, щоб Україна мала необхіднувійськову силу, аби надіслати чіткий сигнал президенту путіну, що він не зможевиграти на полі бою".</text:p>
      <text:p text:style-name="P4">
<text:span text:style-name="T4">
Читайте також:</text:span>
 <text:a xlink:type="simple" xlink:href="https://www.ukrinform.ua/rubric-polytics/3701232-zelenskij-vpliv-kitau-moze-povernuti-silu-principam-na-akih-mae-trimatisa-mir.html" text:style-name="Internet_20_link" text:visited-style-name="Visited_20_Internet_20_Link">
 </text:a>
</text:p>
      <text:p text:style-name="P4">
«Можливо, ця війна завершиться за столом переговорів. Але ми знаємо: те, щовідбувається за столом переговорів, нерозривно пов’язано з подіями на полібою. Тож якщо ми хочемо досягти мирного врегулювання шляхом переговорів, колиУкраїна переможе як суверенна та незалежна держава, найкращий спосіб досягтицього - надати військову допомогу Україні. Саме це роблять зараз союзники поАльянсу», - додав генеральний секретар.</text:p>
      <text:p text:style-name="P4">
<text:span text:style-name="T4">
Читайте також:</text:span>
 <text:a xlink:type="simple" xlink:href="https://www.ukrinform.ua/rubric-world/3701089-u-bilomu-domi-vitaut-rozmovu-zelenskogo-j-si-ale-z-visnovkami-ne-pospisaut.html" text:style-name="Internet_20_link" text:visited-style-name="Visited_20_Internet_20_Link">
 </text:a>
</text:p>
      <text:p text:style-name="P4">
Як повідомлялося, Президент України <text:a xlink:type="simple" xlink:href="https://www.ukrinform.ua/rubric-polytics/3701129-rozmova-zelenskogo-ta-si-czinpina-detali.html" text:style-name="Internet_20_link" text:visited-style-name="Visited_20_Internet_20_Link">
 </text:a>
 .</text:p>
      <text:p text:style-name="P4">
Китайська сторона повідомила, що Сі під час розмови, зокрема, заявив, що <text:a xlink:type="simple" xlink:href="http://www.ukrinform.ua/rubric-world/3701084-kitaj-napravit-do-kieva-specpredstavnika-dla-vreguluvanna-krizi-v-ukraini.html" text:style-name="Internet_20_link" text:visited-style-name="Visited_20_Internet_20_Link">
</text:a>
 у справах Євразії доУкраїни та інших країн для проведення переговорів з усіма сторонами щодополітичного врегулювання «кризи в Україні».</text:p>
      <text:p text:style-name="P4">
Прем'єр-міністр Денис Шмигаль заявив, що <text:a xlink:type="simple" xlink:href="https://www.ukrinform.ua/rubric-polytics/3701476-smigal-nazvav-horosim-pocatkom-dla-rozvitku-vidnosin-iz-kitaem-rozmovu-zelenskogo-i-si.html" text:style-name="Internet_20_link" text:visited-style-name="Visited_20_Internet_20_Link">
 </text:a>
 .</text:p>
      <text:p text:style-name="P4">
Речник Єврокомісії Ерік Мамер заявив, що <text:a xlink:type="simple" xlink:href="https://www.ukrinform.ua/rubric-ato/3701406-kitaj-mae-vikoristati-vpliv-na-rf-sob-vidnoviti-teritorialnu-cilisnist-ukraini-evrokomisia.html" text:style-name="Internet_20_link" text:visited-style-name="Visited_20_Internet_20_Link">
 </text:a>
 , щоб відновити територіальну цілісністьУкраїни.</text:p>
      <text:p text:style-name="P4">
Source: <text:a xlink:type="simple" xlink:href="https://www.ukrinform.ua/rubric-polytics/3701600-gensek-nato-pisla-rozmovi-zelenskogo-ta-si-nagadav-so-kitaj-dosi-ne-zasudiv-vtorgnenna-rf.html" text:style-name="Internet_20_link" text:visited-style-name="Visited_20_Internet_20_Link">
https://www.ukrinform.ua/rubric-polytics/3701600-gensek-nato-pisla-rozmovi-zelenskogo-ta-si-nagadav-so-kitaj-dosi-ne-zasudiv-vtorgnenna-rf.html</text:a>
</text:p>
      <!--NEWS-->
      <text:h text:style-name="P10" text:outline-level="1">
<text:span text:style-name="T4">
Brave1 допоможе Україні здобути перевагу над ворогом - Федоров</text:span>
</text:h>
      <text:p text:style-name="P4">
Authors: Ukrinform (Person)</text:p>
      <text:p text:style-name="P4">
Publisher: Укринформ (Organization)</text:p>
      <text:p text:style-name="P4">
Published Time: 2023-04-27T16:57:14+03:00</text:p>
      <text:p text:style-name="P4">
Modified Time: 2023-04-27T16:57:14+03:00</text:p>
      <text:p text:style-name="P4">
Description: Кластер Brave1 – це платформа для об'єднання державних та приватних ініціатив з розробки інноваційних рішень в інтересах сил оборони і безпеки, що допоможе Україні здобути технологічну перевагу над ворогом і наблизить перемогу. — Укрінформ.</text:p>
      <text:p text:style-name="P4">
Images: ["<text:a xlink:type="simple" xlink:href="https://static.ukrinform.com/photos/2023_04/thumb_files/630_360_1682495492-435.jpg" text:style-name="Internet_20_link" text:visited-style-name="Visited_20_Internet_20_Link">
630_360_16824...</text:a>
"]</text:p>
      <text:p text:style-name="P4">
Tags: ['Мінцифри', 'Михайло Федоров', 'Війна з росією', 'Платформа Brave1']</text:p>
      <text:p text:style-name="P4">
Type: Article</text:p>
      <!--METADATA-->
      <text:p text:style-name="P4">
<draw:frame draw:style-name="fr1" draw:name="Image190" text:anchor-type="as-char" svg:width="6.9236in" svg:height="3.956343in" draw:z-index="0">
<draw:image xlink:href="../Images/yкринформ/2023-04-27T16-57-14-03-00/630_360_1682495492-435.jpg" xlink:type="simple" xlink:show="embed" xlink:actuate="onLoad" draw:mime-type="image/jpeg"/>
</draw:frame>
 КластерBrave1 – це платформа для об'єднання державних та приватних ініціатив зрозробки інноваційних рішень в інтересах сил оборони і безпеки, що допоможеУкраїні здобути технологічну перевагу над ворогом і наблизить перемогу.</text:p>
      <text:p text:style-name="P4">
На цьому в  <text:a xlink:type="simple" xlink:href="https://www.ukrinform.ua/rubric-technology/3700941-mihajlo-fedorov-vicepremerministr-z-innovacij-rozvitku-osviti-nauki-ta-tehnologij-ministr-cifrovoi-transformacii.html" text:style-name="Internet_20_link" text:visited-style-name="Visited_20_Internet_20_Link">
 </text:a>
 Укрінформу наголосив віцепрем'єр-міністрз інновацій, розвитку освіти, науки та технологій – міністр цифровоїтрансформації Михайло Федоров.</text:p>
      <text:p text:style-name="P4">
«Brave1 – це міжгалузевий проєкт – спільна ініціатива Міністерства оборони,Генерального Штабу ЗСУ, Ради національної безпеки і оборони, Мінцифри,Міністерства стратегічних галузей та Міністерства економіки. Його мета –стимулювання та підтримка розвитку компаній, які працюють у напрямку оборонних<text:a xlink:type="simple" xlink:href="https://www.ukrinform.ua/tag-tehnologii" text:style-name="Internet_20_link" text:visited-style-name="Visited_20_Internet_20_Link">
 </text:a>
 . &lt;...&gt;
 Роботу над йогостворенням ми почали ще до повномасштабного вторгнення, але суттєво наростилисвої зусилля на його запуску протягом останніх 6-7 місяців», - зазначивміністр.</text:p>
      <text:p text:style-name="P4">
За його словами, для індустрії кластер пропонує організаційне та експертнесупроводження розробок, а також доступ до акселераторів та інкубаторів.Йдеться про системну роботу над удосконаленням розробок, підвищенняобізнаності в питаннях масштабування бізнесу, формування цінності дляінвесторів, менторство.</text:p>
      <text:p text:style-name="P4">
<text:span text:style-name="T4">
Читайте також:</text:span>
 <text:a xlink:type="simple" xlink:href="https://www.ukrinform.ua/rubric-technology/3701155-v-ukraini-zapustili-platformu-brave1-dla-rozrobnikiv-oboronnih-tehnologij.html" text:style-name="Internet_20_link" text:visited-style-name="Visited_20_Internet_20_Link">
 <text:span text:style-name="T4">
Brave</text:span>
 </text:a>
</text:p>
      <text:p text:style-name="P4">
Крім цього, розробники матимуть доступ до науково-дослідного (R&amp;D resource)центру, який допомагатиме з необхідними компонентами, випробуваннями,устаткуванням, інформацією.</text:p>
      <text:p text:style-name="P4">
Федоров уточнив, що вже створено спеціальний сайт, де розробники (як окремілюди, так і компанії) зможуть зареєструватись та поділитись інформацію провласну ідею чи напрацювання. Після цього експерти оцінюють дані та вирішуютьпро надання безповоротного гранту від Фонду розвитку інновацій та іншоїресурсної допомоги.</text:p>
      <text:p text:style-name="P4">
Через сайт розробники, які вже мають проєкти, можуть отримати експертизу чивідповіді на конкретні запитання.</text:p>
      <text:p text:style-name="P4">
Водночас до платформи матимуть доступ Міноборони, Генштаб, РНБО,Мінстратегпром та Мінекономіки. Ключові експерти зможуть підхоплювали важливіпроєкти та допомагати з їх реалізацією. Також відбуватимуться офлайн-конференції за участі військових представників, де буде можливістьпрезентувати свої ідеї та розробки.</text:p>
      <text:p text:style-name="P4">
<text:span text:style-name="T4">
Читайте також:</text:span>
 <text:a xlink:type="simple" xlink:href="https://www.ukrinform.ua/rubric-ato/3701579-fedorov-anonsuvav-stvorenna-novih-udarnih-rot-bpla.html" text:style-name="Internet_20_link" text:visited-style-name="Visited_20_Internet_20_Link">
 <text:span text:style-name="T4">
БПЛА</text:span>
 </text:a>
</text:p>
      <text:p text:style-name="P4">
Наразі початковий бюджет для реалізації проєкту становить 50 млн грн, додавФедоров.</text:p>
      <text:p text:style-name="P4">
«Цих коштів нам вистачить для першочергових грантів та розуміння того, як всепрацюватиме. На моє переконання, після запуску кластера будуть створюватись йінші приватні фонди, які інвестуватимуть в проєкти, знайдені через Brave1.Кластер надає потужний сигнал для суспільства: «Приходьте сюди, ми допоможемовам», - резюмував очільник Мінцифри.</text:p>
      <text:p text:style-name="P4">
Як повідомлялось, в Україні почала роботу єдина координаційна платформа вгалузі defense tech - Brave1. Вона має широкий спектр напрямків - від сучаснихтехнологічних засобів розвідки, кібербезпеки, штучного інтелекту, засобіврозмінування, систем автоматизованого управління, зв’язку та захистуінформації до ракетно-артилерійських засобів вогневого ураження, космічнихтехнологій, систем РЕБ, БпЛА та медичного забезпечення.</text:p>
      <text:p text:style-name="P4">
Source: <text:a xlink:type="simple" xlink:href="https://www.ukrinform.ua/rubric-technology/3701601-brave1-dopomoze-ukraini-zdobuti-perevagu-nad-vorogom-fedorov.html" text:style-name="Internet_20_link" text:visited-style-name="Visited_20_Internet_20_Link">
https://www.ukrinform.ua/rubric-technology/3701601-brave1-dopomoze-ukraini-zdobuti-perevagu-nad-vorogom-fedorov.html</text:a>
</text:p>
      <!--NEWS-->
      <text:h text:style-name="P10" text:outline-level="1">
<text:span text:style-name="T4">
СБУ викрила голову Полтавського райсуду - працювала на фсб</text:span>
</text:h>
      <text:p text:style-name="P4">
Authors: Ukrinform (Person)</text:p>
      <text:p text:style-name="P4">
Publisher: Укринформ (Organization)</text:p>
      <text:p text:style-name="P4">
Published Time: 2023-04-27T17:06:00+03:00</text:p>
      <text:p text:style-name="P4">
Modified Time: 2023-04-27T17:06:00+03:00</text:p>
      <text:p text:style-name="P4">
Description: СБУ викрила голову Полтавського райсуду у співпраці з російською фсб та «зливанні» даних про захисників Маріуполя. — Укрінформ.</text:p>
      <text:p text:style-name="P4">
Images: ["<text:a xlink:type="simple" xlink:href="https://static.ukrinform.com/photos/2023_04/thumb_files/630_360_1682604174-268.jpg" text:style-name="Internet_20_link" text:visited-style-name="Visited_20_Internet_20_Link">
630_360_16826...</text:a>
", "<text:a xlink:type="simple" xlink:href="https://static.ukrinform.com/photos/2023_04/1682604174-916.jpg" text:style-name="Internet_20_link" text:visited-style-name="Visited_20_Internet_20_Link">
1682604174-91...</text:a>
"]</text:p>
      <text:p text:style-name="P4">
Tags: ['Арешт', 'Полтавщина', 'СБУ', 'Держзрада']</text:p>
      <text:p text:style-name="P4">
Type: Article</text:p>
      <!--METADATA-->
      <text:p text:style-name="P4">
<draw:frame draw:style-name="fr1" draw:name="Image191" text:anchor-type="as-char" svg:width="6.9236in" svg:height="3.956343in" draw:z-index="0">
<draw:image xlink:href="../Images/yкринформ/2023-04-27T17-06-00-03-00/630_360_1682604174-268.jpg" xlink:type="simple" xlink:show="embed" xlink:actuate="onLoad" draw:mime-type="image/jpeg"/>
</draw:frame>
 СБУвикрила голову Полтавського райсуду у співпраці з російською фсб та «зливанні»даних про захисників Маріуполя.</text:p>
      <text:p text:style-name="P4">
Про це повідомляє <text:a xlink:type="simple" xlink:href="https://t.me/SBUkr/8118" text:style-name="Internet_20_link" text:visited-style-name="Visited_20_Internet_20_Link">
 </text:a>
 , передає Укрінформ.</text:p>
      <text:p text:style-name="P4">
За даними української спецслужби, очільницю Полтавського районного суду фсбзавербувала для проведення розвідувально-підривної діяльності проти України.</text:p>
      <text:p text:style-name="P4">
"На російську спецслужбу посадовиця вийшла за власної ініціативи на початкуповномасштабного вторгнення рф.На той час вона перебувала у Бердянську, депрацювала суддею у міськрайонному суді", - зазначають в СБУ.</text:p>
      <text:p text:style-name="P4">
<draw:frame draw:style-name="fr1" draw:name="Image192" text:anchor-type="as-char" svg:width="6.664062in" svg:height="10.0in" draw:z-index="0">
<draw:image xlink:href="../Images/yкринформ/2023-04-27T17-06-00-03-00/1682604174-916.jpg" xlink:type="simple" xlink:show="embed" xlink:actuate="onLoad" draw:mime-type="image/jpeg"/>
</draw:frame>
</text:p>
      <text:p text:style-name="P4">
Згідно з її інформацією, після захоплення Бердянська російськими військамижінка добровільно залишилась на тимчасово окупованій частині Запорізькоїобласті, «познайомилась» із представником фсб і дала йому згоду на негласнеспівробітництво на користь країни-агресора.</text:p>
      <text:p text:style-name="P4">
Силовики встановили, що наприкінці березня минулого року жінка передалаокупантам інформацію про переміщення трьох бійців окремого загонуспецпризначення «Азов» із Маріуполя до району Мангуша. "Тоді за її «наводкою»загарбники намагалися виявити місцезнаходження українських військових", -заявили у спецслужбі.</text:p>
      <text:p text:style-name="P4">
Крім того, за її даними, посадовець закликала інших працівників судупідтримати загарбників і співпрацювати з ними, а якщо чула заперечення –«здавала» людей до російських каральних органів.</text:p>
      <text:p text:style-name="P4">
<text:span text:style-name="T4">
Читайте також:</text:span>
 <text:a xlink:type="simple" xlink:href="https://www.ukrinform.ua/rubric-ato/3701006-do-15-rokiv-zasudili-podruzza-ake-zlivalo-vorogu-dani-pro-zsu-na-bahmutskomu-napramku.html" text:style-name="Internet_20_link" text:visited-style-name="Visited_20_Internet_20_Link">
 <text:span text:style-name="T4">
зливал</text:span>
 </text:a>
</text:p>
      <text:p text:style-name="P4">
СБУ зазначає, що влітку минулого року посадовець виїхала на підконтрольнуУкраїні територію, де влаштувалась до Полтавського райсуду.</text:p>
      <text:p text:style-name="P4">
Співробітники СБУ викрили зловмисницю і поетапно задокументували злочинні дії.На підставі зібраних доказів слідчі повідомили їй про підозру за ч. 2 ст. 111Кримінального кодексу України (державна зрада, вчинена в умовах <text:a xlink:type="simple" xlink:href="https://www.ukrinform.ua/tag-voennij-stan" text:style-name="Internet_20_link" text:visited-style-name="Visited_20_Internet_20_Link">
</text:a>
 ).</text:p>
      <text:p text:style-name="P4">
Вирішується питання щодо відсторонення фігурантки від посади та обраннязапобіжного заходу - тримання під вартою.</text:p>
      <text:p text:style-name="P4">
Тривають слідчі дії для встановлення всіх обставин злочину.</text:p>
      <text:p text:style-name="P4">
Як повідомлялось, <text:a xlink:type="simple" xlink:href="https://www.ukrinform.ua/rubric-regions/3701357-sbu-zatrimala-zitela-limana-akij-zdavav-rosianam-pozicii-zsu.html" text:style-name="Internet_20_link" text:visited-style-name="Visited_20_Internet_20_Link">
 </text:a>
 , який «здавав»позиції Сил оборони у визволеному Лимані.</text:p>
      <text:p text:style-name="P4">
<text:span text:style-name="T5">
Фото: СБУ</text:span>
</text:p>
      <text:p text:style-name="P4">
Source: <text:a xlink:type="simple" xlink:href="https://www.ukrinform.ua/rubric-regions/3701603-sbu-vikrila-golovu-poltavskogo-rajsudu-pracuvala-na-fsb-i-zlivala-dani-pro-zahisnikiv-mariupola.html" text:style-name="Internet_20_link" text:visited-style-name="Visited_20_Internet_20_Link">
https://www.ukrinform.ua/rubric-regions/3701603-sbu-vikrila-golovu-poltavskogo-rajsudu-pracuvala-na-fsb-i-zlivala-dani-pro-zahisnikiv-mariupola.html</text:a>
</text:p>
      <!--NEWS-->
      <text:h text:style-name="P10" text:outline-level="1">
<text:span text:style-name="T4">
На окупованих територіях росіяни найчастіше катують цивільних струмом - правозахисники</text:span>
</text:h>
      <text:p text:style-name="P4">
Authors: Ukrinform (Person)</text:p>
      <text:p text:style-name="P4">
Publisher: Укринформ (Organization)</text:p>
      <text:p text:style-name="P4">
Published Time: 2023-04-27T17:10:00+03:00</text:p>
      <text:p text:style-name="P4">
Modified Time: 2023-04-27T17:10:00+03:00</text:p>
      <text:p text:style-name="P4">
Description: На окупованих територіях України росіяни найчастіше катують цивільних електричним струмом, а також побиттям. — Укрінформ.</text:p>
      <text:p text:style-name="P4">
Images: ["<text:a xlink:type="simple" xlink:href="https://static.ukrinform.com/photos/2023_04/thumb_files/630_360_1682604342-771.jpg" text:style-name="Internet_20_link" text:visited-style-name="Visited_20_Internet_20_Link">
630_360_16826...</text:a>
", "<text:a xlink:type="simple" xlink:href="https://static.ukrinform.com/photos/2023_04/1682604231-462.jpg" text:style-name="Internet_20_link" text:visited-style-name="Visited_20_Internet_20_Link">
1682604231-46...</text:a>
", "<text:a xlink:type="simple" xlink:href="https://static.ukrinform.com/photos/2023_04/1682604299-375.jpg" text:style-name="Internet_20_link" text:visited-style-name="Visited_20_Internet_20_Link">
1682604299-37...</text:a>
"]</text:p>
      <text:p text:style-name="P4">
Tags: ['Окупація', 'Правозахисники', 'Тортури', 'Воєнні злочини', 'Війна з росією']</text:p>
      <text:p text:style-name="P4">
Type: Article</text:p>
      <!--METADATA-->
      <text:p text:style-name="P4">
<draw:frame draw:style-name="fr1" draw:name="Image193" text:anchor-type="as-char" svg:width="6.9236in" svg:height="3.956343in" draw:z-index="0">
<draw:image xlink:href="../Images/yкринформ/2023-04-27T17-10-00-03-00/630_360_1682604342-771.jpg" xlink:type="simple" xlink:show="embed" xlink:actuate="onLoad" draw:mime-type="image/jpeg"/>
</draw:frame>
 Наокупованих територіях України росіяни найчастіше катують цивільних електричнимструмом, а також побиттям.</text:p>
      <text:p text:style-name="P4">
Про це розповіли на під час пресконференції правозахисники Центру прав людиниZMINA на брифінгу у <text:a xlink:type="simple" xlink:href="https://www.ukrinform.ua/rubric-presshall/3699945-torturi-ak-taktika-dla-cogo-armia-rf-masovo-katue-ukrainciv.html" text:style-name="Internet_20_link" text:visited-style-name="Visited_20_Internet_20_Link">
 </text:a>
, презентуючи дослідження про тортури та жорстоке поводження з цивільними наокупованих територіях України.</text:p>
      <text:p text:style-name="P4">
“Документатори ZMINA в рамках цього дослідження почали документувати випадкитортур з початку вторгнення російської федерації і завершили у березні 2023року. За цей час ми опитали 45 осіб з Київської, Харківської та Херсонськоїобластей, серед них - 28 постраждалих і 17 свідків. Ми також задокументувалиінформацію з відкритих джерел. Станом на сьогодні 300 таких повідомлень завідповідною процедурою згідно зі стандартами протоколу Берклі задокументованоз відкритих джерел. І загалом це 345 кейсів задокументованих протягом цьогоперіоду, що стосуються випадків тортур", - сказав керівник проєктів Центруправ людини ZMINA Олег Гнатюк.</text:p>
      <text:p text:style-name="P4">
<draw:frame draw:style-name="fr1" draw:name="Image194" text:anchor-type="as-char" svg:width="6.9236in" svg:height="4.827288in" draw:z-index="0">
<draw:image xlink:href="../Images/yкринформ/2023-04-27T17-10-00-03-00/1682604231-462.jpg" xlink:type="simple" xlink:show="embed" xlink:actuate="onLoad" draw:mime-type="image/jpeg"/>
</draw:frame>
</text:p>
      <text:p text:style-name="P4">
За його словами, ці кейси правозахисники передали у спільну коаліційну архівнубазу воєнних злочинів, а 30 кейсів - до Офісу генпрокурора.</text:p>
      <text:p text:style-name="P4">
Він зазначив, що це не остаточна кількість <text:a xlink:type="simple" xlink:href="https://www.ukrinform.ua/tag-vijskovi-zlocini" text:style-name="Internet_20_link" text:visited-style-name="Visited_20_Internet_20_Link">
 </text:a>
 , насправді їх може бути тисячі, адже російські військовікатують українців в окупації ледь не щодня і про багато випадків стане відомопісля деокупації територій. Крім того, не всі постраждалі готові про цеповідомляти.</text:p>
      <text:p text:style-name="P4">
<text:span text:style-name="T4">
Читайте також:</text:span>
 <text:a xlink:type="simple" xlink:href="https://www.ukrinform.ua/rubric-ato/3698264-sbu-identifikuvala-kombata-rosgvardii-akij-viddavav-nakaz-truiti-ukrainciv-u-gazovih-kamerah.html" text:style-name="Internet_20_link" text:visited-style-name="Visited_20_Internet_20_Link">
 </text:a>
</text:p>
      <text:p text:style-name="P4">
Гнатюк також повідомив, що, за даними Нацполіції, наразі відомо про 52 місцякатівень росіян. Серед них найбільше у Харківській (27) та Херсонській (16)областях.</text:p>
      <text:p text:style-name="P4">
Зі свого боку, дослідник Центру прав людини ZMINA Борис Петруньок розповів, щонайчастіше жертвами затримань та катувань ставали колишні військовослужбовці,учасники АТО, їхні родичі, активісти та місцеві лідери, представники влади,підприємці, волонтери, а також проукраїнськи налаштовані цивільні.</text:p>
      <text:p text:style-name="P4">
<draw:frame draw:style-name="fr1" draw:name="Image195" text:anchor-type="as-char" svg:width="6.9236in" svg:height="4.667019in" draw:z-index="0">
<draw:image xlink:href="../Images/yкринформ/2023-04-27T17-10-00-03-00/1682604299-375.jpg" xlink:type="simple" xlink:show="embed" xlink:actuate="onLoad" draw:mime-type="image/jpeg"/>
</draw:frame>
</text:p>
      <text:p text:style-name="P4">
За його словами, задокументовані випадки катувань показують, що росіянинайчастіше вдавалися до катування українців струмом.</text:p>
      <text:p text:style-name="P4">
“Крім того, дуже розповсюдженими були різноманітні випадки побиття: ударамирук чи ніг, металевими або пластиковими трубами, дерев’яними битками чиспеціальними поліцейськими кийками. Також постраждалі перебували під постійнимпсихологічним тиском, були свідками катувань інших осіб, стали жертвамирізноманітних форм залякувань”, — зазначив Петруньок.</text:p>
      <text:p text:style-name="P4">
Багато випадків катувань на території Київщини в березні 2022 року призводилидо смерті потерпілих, додав він.</text:p>
      <text:p text:style-name="P4">
<text:span text:style-name="T4">
Читайте також:</text:span>
 <text:a xlink:type="simple" xlink:href="https://www.ukrinform.ua/rubric-ato/3696237-rosiani-piddavali-hersonciv-katuvannam-u-ponad-20-izolatorah-mista-i-okolic-zvit-hrw.html" text:style-name="Internet_20_link" text:visited-style-name="Visited_20_Internet_20_Link">
 </text:a>
</text:p>
      <text:p text:style-name="P4">
Дослідники Центру прав людини ZMINA переконані: становище цивільного населенняна окупованих територіях не так залежить від конкретного підрозділу армії рф,який там знаходиться, як від тривалості окупації та інтенсивності веденнябойових дій у цьому районі. І більша кількість злочинів проти цивільногонаселення вчинялася в тих районах, які були окуповані найдовше. Тортури протицивільних, за словами правозахисників, стали способом придушення цивільногоспротиву, до якого росіяни не були готові.</text:p>
      <text:p text:style-name="P4">
Як повідомлялося, у Херсоні знайшли близько 20 катівень, де російськізагарбники утримували мешканців тимчасово захопленого міста, <text:a xlink:type="simple" xlink:href="https://www.ukrinform.ua/rubric-ato/3677499-rosia-finansuvala-kativni-v-hersoni-na-derzavnomu-rivni-britanskij-urist.html" text:style-name="Internet_20_link" text:visited-style-name="Visited_20_Internet_20_Link">
</text:a>
</text:p>
      <text:p text:style-name="P4">
Source: <text:a xlink:type="simple" xlink:href="https://www.ukrinform.ua/rubric-ato/3701606-na-okupovanih-teritoriah-rosiani-najcastise-katuut-civilnih-strumom-pravozahisniki.html" text:style-name="Internet_20_link" text:visited-style-name="Visited_20_Internet_20_Link">
https://www.ukrinform.ua/rubric-ato/3701606-na-okupovanih-teritoriah-rosiani-najcastise-katuut-civilnih-strumom-pravozahisniki.html</text:a>
</text:p>
      <!--NEWS-->
      <text:h text:style-name="P10" text:outline-level="1">
<text:span text:style-name="T4">
росія протягом року збирається «тихо» мобілізувати 400 тисяч військових – WP</text:span>
</text:h>
      <text:p text:style-name="P4">
Authors: Ukrinform (Person)</text:p>
      <text:p text:style-name="P4">
Publisher: Укринформ (Organization)</text:p>
      <text:p text:style-name="P4">
Published Time: 2023-04-27T17:13:16+03:00</text:p>
      <text:p text:style-name="P4">
Modified Time: 2023-04-27T17:13:16+03:00</text:p>
      <text:p text:style-name="P4">
Description: У росії протягом цього року хочуть «тихо» завербувати на війну в Україні понад 400 тисяч росіян, аби не викликати гніву широкої громадськості. — Укрінформ.</text:p>
      <text:p text:style-name="P4">
Images: ["<text:a xlink:type="simple" xlink:href="https://static.ukrinform.com/photos/2022_09/thumb_files/630_360_1663576850-585.jpg" text:style-name="Internet_20_link" text:visited-style-name="Visited_20_Internet_20_Link">
630_360_16635...</text:a>
"]</text:p>
      <text:p text:style-name="P4">
Tags: ['Мобілізація', 'росія', 'Війна з росією']</text:p>
      <text:p text:style-name="P4">
Type: Article</text:p>
      <!--METADATA-->
      <text:p text:style-name="P4">
<draw:frame draw:style-name="fr1" draw:name="Image196" text:anchor-type="as-char" svg:width="6.9236in" svg:height="3.956343in" draw:z-index="0">
<draw:image xlink:href="../Images/yкринформ/2023-04-27T17-13-16-03-00/630_360_1663576850-585.jpg" xlink:type="simple" xlink:show="embed" xlink:actuate="onLoad" draw:mime-type="image/jpeg"/>
</draw:frame>
 У росіїпротягом цього року хочуть «тихо» завербувати на війну в Україні понад 400тисяч росіян, аби не викликати гніву широкої громадськості.</text:p>
      <text:p text:style-name="P4">
Про це повідомляє <text:a xlink:type="simple" xlink:href="https://www.washingtonpost.com/world/2023/04/27/russia-troops-ukraine-war-leaked-documents/" text:style-name="Internet_20_link" text:visited-style-name="Visited_20_Internet_20_Link">
 </text:a>
 з посиланням на секретні військовідокументи Пентагону, які були оприлюднені в результаті витоку у соцмережі,передає Укрінформ.</text:p>
      <text:p text:style-name="P4">
Як повідомляється в оприлюднених документах американської розвідки, у серединілютого президент рф володимир путін підтримав пропозицію своїх військових«тихо набрати» 400 тисяч додаткових солдатів протягом 2023 року для війни вУкраїні.</text:p>
      <text:p text:style-name="P4">
Окрім того, в оновленій інформації ЦРУ йдеться про те, що чиновники міноборониросії "повідомили про підтримуваний путіним план" завербувати понад 415 тис.контрактників у 2023 році, зазначається у публікації видання.</text:p>
      <text:p text:style-name="P4">
Ця цифра, ймовірно, є частиною публічно оголошеного міністром оборони сергіємшойгу плану розширення збройних сил рф до 1,5 мільйона з 1,15 мільйона до 2026року. Згідно з планом, солдати-контрактники повинні складати майже половинувід загальної кількості особового складу.</text:p>
      <text:p text:style-name="P4">
<text:span text:style-name="T4">
Читайте також:</text:span>
 <text:a xlink:type="simple" xlink:href="https://www.ukrinform.ua/rubric-world/3699490-rf-pragne-vidklasti-vidkritu-mobilizaciu-sob-minimizuvati-vnutrisne-inakomislenna-rozvidka-britanii.html" text:style-name="Internet_20_link" text:visited-style-name="Visited_20_Internet_20_Link">
 <text:span text:style-name="T4">
мобілізацію</text:span>
 </text:a>
</text:p>
      <text:p text:style-name="P4">
У документі, віднесеному до категорії щоденних розвідувальних зведень ЦРУ,зазначено, що інформація ґрунтується на «звіті розвідки сигналів», тобто вонабула отримана шляхом перехоплення або підслуховування розмов російськихвійськових чиновників.</text:p>
      <text:p text:style-name="P4">
Наголошується, що потреба у додатковій <text:a xlink:type="simple" xlink:href="https://www.ukrinform.ua/tag-mobilizacia" text:style-name="Internet_20_link" text:visited-style-name="Visited_20_Internet_20_Link">
 </text:a>
 може ще більше відштовхнути громадськість від путіна, тому вкремлі вирішили залучити регіональних губернаторів до призовних кампаній іпродовження залучення чоловіків з російських в'язниць.</text:p>
      <text:p text:style-name="P4">
У вересні, коли востаннє москва публічно оголосила кількість своїх військових,убитих в Україні, міністр оборони рф сергій шойгу сказав, що загинуло 5937осіб, і ця цифра, на думку західних офіційних осіб, є сильно заниженою. Алевитік документів США також свідчить про те, що внутрішні російські відомстванавіть між собою не повідомляють достовірної інформації про втрати російськоїсторони.</text:p>
      <text:p text:style-name="P4">
Зокрема, в одному з документів йдеться про те, що фсб наприкінці лютогопоставила під сумнів внутрішні військові оцінки, стверджуючи, що вони невраховують загибель солдатів, які воювали з нерегулярними формуваннями.</text:p>
      <text:p text:style-name="P4">
В документі йдеться про те, що за даними фсб, «фактична кількість поранених івбитих в ході бойових дій росіян наближається до 110 тис.».</text:p>
      <text:p text:style-name="P4">
<text:span text:style-name="T4">
Читайте також:</text:span>
 <text:a xlink:type="simple" xlink:href="https://www.ukrinform.ua/rubric-ato/3695327-rf-prodovzit-formuvati-strategicni-rezervi-ta-perekidatime-ih-do-kordoniv-ukraini-gromov.html" text:style-name="Internet_20_link" text:visited-style-name="Visited_20_Internet_20_Link">
 </text:a>
</text:p>
      <text:p text:style-name="P4">
Найближча мета росії полягає в тому, щоб залучити 415 тис. контрактників, зяких «300 тис. служитимуть резервом, а 115 тис. сформують нові підрозділи абопоповнять недоукомплектовані частини, виходячи з поточних оцінок, що російськівійська в Україні мають дефіцит у 50 тис. бойових і 40 тис. резервнихвійськовослужбовців».</text:p>
      <text:p text:style-name="P4">
У документі зазначається, що проти цього плану виступили деякі російськіекономічні чиновники, стурбовані потенційним впливом на цивільну робочу силу.</text:p>
      <text:p text:style-name="P4">
За оцінками західних розвідок, росія почала своє вторгнення в лютому 2022 рокусилами близько 150 тис. осіб. Під час "часткової мобілізації" минулої осенібуло призвано понад 300 тис. чоловік, а ще 50 тис., як вважають, воюють вУкраїні у складі групи "Вагнера". Також невідомою є кількість осіб, примусовомобілізованих на території окупованих Донецької та Луганської областей.</text:p>
      <text:p text:style-name="P4">
Згідно з оприлюдненими документами, за оцінками Сполучених Штатів, росіязазнала від 189 500 до 223 000 втрат своїх солдатів, з яких до 43 тисячзагинули.</text:p>
      <text:p text:style-name="P4">
Як повідомляв Укрінформ, за даними Генштабу, Українські Сили оборони з 24лютого 2022 року по 27 квітня 2023 року <text:a xlink:type="simple" xlink:href="https://www.ukrinform.ua/rubric-ato/3701285-v-ukraini-vze-likviduvali-188-920-rosijskih-vijskovih.html" text:style-name="Internet_20_link" text:visited-style-name="Visited_20_Internet_20_Link">
 </text:a>
 , прицьому 510 осіб - лише за минулу добу.</text:p>
      <text:p text:style-name="P4">
Source: <text:a xlink:type="simple" xlink:href="https://www.ukrinform.ua/rubric-ato/3701608-rosia-protagom-roku-zbiraetsa-tiho-mobilizuvati-400-tisac-vijskovih-wp.html" text:style-name="Internet_20_link" text:visited-style-name="Visited_20_Internet_20_Link">
https://www.ukrinform.ua/rubric-ato/3701608-rosia-protagom-roku-zbiraetsa-tiho-mobilizuvati-400-tisac-vijskovih-wp.html</text:a>
</text:p>
      <!--NEWS-->
      <text:h text:style-name="P10" text:outline-level="1">
<text:span text:style-name="T4">
У Варшаві активісти передали петицію до Байдена про надання Україні F-16</text:span>
</text:h>
      <text:p text:style-name="P4">
Authors: Ukrinform (Person)</text:p>
      <text:p text:style-name="P4">
Publisher: Укринформ (Organization)</text:p>
      <text:p text:style-name="P4">
Published Time: 2023-04-27T17:14:00+03:00</text:p>
      <text:p text:style-name="P4">
Modified Time: 2023-04-27T17:14:00+03:00</text:p>
      <text:p text:style-name="P4">
Description: Українські та польські активісти у четвер передали послові США у Польщі петицію до глави Білого дому Джо Байдена у справі передачі Україні літаків F-16. — Укрінформ.</text:p>
      <text:p text:style-name="P4">
Images: ["<text:a xlink:type="simple" xlink:href="https://static.ukrinform.com/photos/2023_04/thumb_files/630_360_1682603501-178.jpg" text:style-name="Internet_20_link" text:visited-style-name="Visited_20_Internet_20_Link">
630_360_16826...</text:a>
", "<text:a xlink:type="simple" xlink:href="https://static.ukrinform.com/photos/2023_04/1682603501-519.jpg" text:style-name="Internet_20_link" text:visited-style-name="Visited_20_Internet_20_Link">
1682603501-51...</text:a>
", "<text:a xlink:type="simple" xlink:href="https://static.ukrinform.com/photos/2023_04/1682604874-160.jpg" text:style-name="Internet_20_link" text:visited-style-name="Visited_20_Internet_20_Link">
1682604874-16...</text:a>
"]</text:p>
      <text:p text:style-name="P4">
Tags: ['Байден', 'Літак', 'Петиція', 'Варшава', 'Винищувач']</text:p>
      <text:p text:style-name="P4">
Type: Article</text:p>
      <!--METADATA-->
      <text:p text:style-name="P4">
<draw:frame draw:style-name="fr1" draw:name="Image197" text:anchor-type="as-char" svg:width="6.9236in" svg:height="3.956343in" draw:z-index="0">
<draw:image xlink:href="../Images/yкринформ/2023-04-27T17-14-00-03-00/630_360_1682603501-178.jpg" xlink:type="simple" xlink:show="embed" xlink:actuate="onLoad" draw:mime-type="image/jpeg"/>
</draw:frame>
 Українськіта польські активісти у четвер передали послові США у Польщі петицію до главиБілого дому Джо Байдена у справі передачі Україні літаків F-16.</text:p>
      <text:p text:style-name="P4">
Про це повідомила лідерка варшавського Євромайдану Наталка Панченко, передаєУкрінформ.</text:p>
      <text:p text:style-name="P4">
<text:span text:style-name="T5">
Відео: Євромайдан Варшава</text:span>
</text:p>
      <text:p text:style-name="P4">
“Це петиція, під якою упродовж місяця підписалися 12 486 осіб. Це дуже багатопідписів, які ми зібрали усього за місяць. У ній ми звертаємося до президентаСША Джо Байдена про передачу Україні літаків F-16”, - повідомила Панченко увідеозверненні.</text:p>
      <text:p text:style-name="P4">
<draw:frame draw:style-name="fr1" draw:name="Image198" text:anchor-type="as-char" svg:width="6.9236in" svg:height="4.622144in" draw:z-index="0">
<draw:image xlink:href="../Images/yкринформ/2023-04-27T17-14-00-03-00/1682603501-519.jpg" xlink:type="simple" xlink:show="embed" xlink:actuate="onLoad" draw:mime-type="image/jpeg"/>
</draw:frame>
</text:p>
      <text:p text:style-name="P4">
За її словами, це саме ті літаки, “які можуть змінити хід війни і закритиукраїнське небо і зможуть призвести до того, що українські люди, врешті,перестануть гинути під ракетними обстрілами росіян”.</text:p>
      <text:p text:style-name="P4">
<text:span text:style-name="T4">
Читайте також:</text:span>
 <text:a xlink:type="simple" xlink:href="https://www.ukrinform.ua/rubric-ato/3700170-bilij-dim-pro-f16-dla-ukraini-ssa-zoseredzeni-na-nadanni-tiei-zbroi-aka-potribna-same-zaraz.html" text:style-name="Internet_20_link" text:visited-style-name="Visited_20_Internet_20_Link">
 </text:a>
</text:p>
      <text:p text:style-name="P4">
<draw:frame draw:style-name="fr1" draw:name="Image199" text:anchor-type="as-char" svg:width="6.9236in" svg:height="4.622144in" draw:z-index="0">
<draw:image xlink:href="../Images/yкринформ/2023-04-27T17-14-00-03-00/1682604874-160.jpg" xlink:type="simple" xlink:show="embed" xlink:actuate="onLoad" draw:mime-type="image/jpeg"/>
</draw:frame>
</text:p>
      <text:p text:style-name="P4">
Панченко попросила й надалі поширювати <text:a xlink:type="simple" xlink:href="https://actionnetwork.org/forms/we-appeal-to-the-president-of-the-united-states-to-give-ukraine-f-16s-apelujemy-do-prezydenta-stanow-zjednoczonych-o-przekazanie-ukrainie-f-16/" text:style-name="Internet_20_link" text:visited-style-name="Visited_20_Internet_20_Link">
 </text:a>
 в соцмережах, оскільки коли під нею буде зібрано наступні10 тис. підписів, їх знову буде передано Байдену через посольство США уВаршаві.</text:p>
      <text:p text:style-name="P4">
“Ми звертатимемо увагу світу і закликатимемо президента США передати ці <text:a xlink:type="simple" xlink:href="https://www.ukrinform.ua/tag-litak" text:style-name="Internet_20_link" text:visited-style-name="Visited_20_Internet_20_Link">
</text:a>
 доти, доки вони не опиняться в Україні”,- констатувала активістка.</text:p>
      <text:p text:style-name="P4">
Як відомо, Україна закликає західних союзників передавати Україні не лишестарі пострадянські літаки МіГ-29, але й винищувачі F-16.</text:p>
      <text:p text:style-name="P4">
<text:span text:style-name="T5">
Фото: Наталка Панченко</text:span>
</text:p>
      <text:p text:style-name="P4">
Source: <text:a xlink:type="simple" xlink:href="https://www.ukrinform.ua/rubric-diaspora/3701611-u-varsavi-aktivisti-peredali-peticiu-do-bajdena-pro-nadanna-ukraini-f16.html" text:style-name="Internet_20_link" text:visited-style-name="Visited_20_Internet_20_Link">
https://www.ukrinform.ua/rubric-diaspora/3701611-u-varsavi-aktivisti-peredali-peticiu-do-bajdena-pro-nadanna-ukraini-f16.html</text:a>
</text:p>
      <!--NEWS-->
      <text:h text:style-name="P10" text:outline-level="1">
<text:span text:style-name="T4">
У росії відправили у відставку «м'ясника Маріуполя» генерала Мізінцева - росЗМІ</text:span>
</text:h>
      <text:p text:style-name="P4">
Authors: Ukrinform (Person)</text:p>
      <text:p text:style-name="P4">
Publisher: Укринформ (Organization)</text:p>
      <text:p text:style-name="P4">
Published Time: 2023-04-27T17:19:10+03:00</text:p>
      <text:p text:style-name="P4">
Modified Time: 2023-04-27T17:19:10+03:00</text:p>
      <text:p text:style-name="P4">
Description: За деякими даними, військове командування росії відправило у відставку заступника міністра оборони рф, генерал-полковника Михайла Мізінцева, відомого також як "м'ясник Маріуполя". — Укрінформ.</text:p>
      <text:p text:style-name="P4">
Images: ["<text:a xlink:type="simple" xlink:href="https://static.ukrinform.com/photos/2023_04/thumb_files/630_360_1682604874-694.jpg" text:style-name="Internet_20_link" text:visited-style-name="Visited_20_Internet_20_Link">
630_360_16826...</text:a>
"]</text:p>
      <text:p text:style-name="P4">
Tags: ['Маріуполь', 'Відставка', 'росія']</text:p>
      <text:p text:style-name="P4">
Type: Article</text:p>
      <!--METADATA-->
      <text:p text:style-name="P4">
<draw:frame draw:style-name="fr1" draw:name="Image200" text:anchor-type="as-char" svg:width="6.9236in" svg:height="3.956343in" draw:z-index="0">
<draw:image xlink:href="../Images/yкринформ/2023-04-27T17-19-10-03-00/630_360_1682604874-694.jpg" xlink:type="simple" xlink:show="embed" xlink:actuate="onLoad" draw:mime-type="image/jpeg"/>
</draw:frame>
 За деякимиданими, військове командування росії відправило у відставку заступникаміністра оборони рф, генерал-полковника Михайла Мізінцева, відомого також як"м'ясник Маріуполя".</text:p>
      <text:p text:style-name="P4">
Як передає Укрінформ, про це повідомляє  <text:a xlink:type="simple" xlink:href="https://t.me/meduzalive/82688" text:style-name="Internet_20_link" text:visited-style-name="Visited_20_Internet_20_Link">
 </text:a>
 зпосиланням на ТГ-канали Z-«військкорів».</text:p>
      <text:p text:style-name="P4">
При цьому причини звільнення Мізінцева наразі невідомі. Офіційно цю інформаціюне підтверджено.</text:p>
      <text:p text:style-name="P4">
Мізінцев відповідав за матеріально-технічне забезпечення армії. Він бувпризначений на посаду заступника міністра оборони росії у вересні 2022 року.</text:p>
      <text:p text:style-name="P4">
<text:span text:style-name="T4">
Читайте також:</text:span>
 <text:a xlink:type="simple" xlink:href="https://www.ukrinform.ua/rubric-regions/3701415-zagarbniki-prodovzuut-buduvati-eselonnu-oboronu-navkolo-mariupola.html" text:style-name="Internet_20_link" text:visited-style-name="Visited_20_Internet_20_Link">
 <text:span text:style-name="T4">
Маріупол</text:span>
 </text:a>
</text:p>
      <text:p text:style-name="P4">
Українські військові стверджували, що торік навесні Мізінцев керував облогою <text:a xlink:type="simple" xlink:href="https://www.ukrinform.ua/tag-mariupol" text:style-name="Internet_20_link" text:visited-style-name="Visited_20_Internet_20_Link">
</text:a>
 , внаслідок чого за ним закріпилосяпрізвисько «м'ясник Маріуполя».</text:p>
      <text:p text:style-name="P4">
Як  <text:a xlink:type="simple" xlink:href="https://www.ukrinform.ua/rubric-ato/3683328-mariupolskij-dramteatr-rik-potomu-realnij-zlocin-ta-fejki-rosijskogo-fasizmu.html" text:style-name="Internet_20_link" text:visited-style-name="Visited_20_Internet_20_Link">
 </text:a>
 , ГУР МОУ такписало про ті події: «Михайло Мізінцев – генерал-полковник, начальникНаціонального центру управління обороною російської федерації, моральнийвиродок та один зі злочинців, відповідальних за знищення Маріуполя тамаріупольців».</text:p>
      <text:p text:style-name="P4">
Source: <text:a xlink:type="simple" xlink:href="https://www.ukrinform.ua/rubric-world/3701612-u-rosii-vidpravili-u-vidstavku-masnika-mariupola-generala-mizinceva-roszmi.html" text:style-name="Internet_20_link" text:visited-style-name="Visited_20_Internet_20_Link">
https://www.ukrinform.ua/rubric-world/3701612-u-rosii-vidpravili-u-vidstavku-masnika-mariupola-generala-mizinceva-roszmi.html</text:a>
</text:p>
      <!--NEWS-->
      <text:h text:style-name="P10" text:outline-level="1">
<text:span text:style-name="T4">
У Києві відновлює роботу парк динозаврів</text:span>
</text:h>
      <text:p text:style-name="P4">
Authors: Ukrinform (Person)</text:p>
      <text:p text:style-name="P4">
Publisher: Укринформ (Organization)</text:p>
      <text:p text:style-name="P4">
Published Time: 2023-04-27T17:24:00+03:00</text:p>
      <text:p text:style-name="P4">
Modified Time: 2023-04-27T17:24:00+03:00</text:p>
      <text:p text:style-name="P4">
Description: У Києві у суботу, 29 квітня, на території Гідропарку відновить роботу парк динозаврів в Україні. — Укрінформ.</text:p>
      <text:p text:style-name="P4">
Images: ["<text:a xlink:type="simple" xlink:href="https://static.ukrinform.com/photos/2023_04/thumb_files/630_360_1682604922-652.jpg" text:style-name="Internet_20_link" text:visited-style-name="Visited_20_Internet_20_Link">
630_360_16826...</text:a>
"]</text:p>
      <text:p text:style-name="P4">
Tags: ['Діти', 'Київ', 'Гідропарк', 'Динозавр']</text:p>
      <text:p text:style-name="P4">
Type: Article</text:p>
      <!--METADATA-->
      <text:p text:style-name="P4">
<draw:frame draw:style-name="fr1" draw:name="Image201" text:anchor-type="as-char" svg:width="6.9236in" svg:height="3.956343in" draw:z-index="0">
<draw:image xlink:href="../Images/yкринформ/2023-04-27T17-24-00-03-00/630_360_1682604922-652.jpg" xlink:type="simple" xlink:show="embed" xlink:actuate="onLoad" draw:mime-type="image/jpeg"/>
</draw:frame>
 У Києві усуботу, 29 квітня, на території Гідропарку відновить роботу парк динозаврів вУкраїні.</text:p>
      <text:p text:style-name="P4">
Як передає Укрінформ, про це повідомляє <text:a xlink:type="simple" xlink:href="https://kyivcity.gov.ua/news/News_29_kvitnya_u_stolichnomu_gidroparku_urochisto_vidnovit_robotu_dinopark/" text:style-name="Internet_20_link" text:visited-style-name="Visited_20_Internet_20_Link">
</text:a>
</text:p>
      <text:p text:style-name="P4">
“29 квітня з 12:00 до 15:00 у столичному <text:a xlink:type="simple" xlink:href="https://www.ukrinform.ua/tag-gidropark" text:style-name="Internet_20_link" text:visited-style-name="Visited_20_Internet_20_Link">
 </text:a>
 відбудеться урочисте відкриття парку динозаврів”, - ідеться уповідомленні.</text:p>
      <text:p text:style-name="P4">
Для юних відвідувачів аніматори Динопарку підготували багато веселощів тарозваг: ігри з реквізитом, естафети, конкурси, елементи аквагриму, танцювальнібатли, музичне супроводження, мінібульбашкову дискотеку. Крім того, всі дітиотримають у подарунок фігурки з повітряних кульок.</text:p>
      <text:p text:style-name="P4">
Маленьких дослідників очікуватимуть й інші розваги, які входять у вартістьвхідного квитка: тюбінгова гірка; мотузковий парк; дитяча зона з гойдалками;розкопки динозаврів; динопоїзд; підвісний міст; динозавр, якого можнаосідлати.</text:p>
      <text:p text:style-name="P4">
Динопарк працюватиме щодня з 10:00 до 20:00 без вихідних.</text:p>
      <text:p text:style-name="P4">
<text:span text:style-name="T4">
Читайте також:</text:span>
 <text:a xlink:type="simple" xlink:href="https://www.ukrinform.ua/rubric-regions/3677904-u-lvovi-vidkrili-naukovu-laboratoriu-dla-molodi.html" text:style-name="Internet_20_link" text:visited-style-name="Visited_20_Internet_20_Link">
 </text:a>
</text:p>
      <text:p text:style-name="P4">
Безкоштовний вхід за наявності документів традиційно передбачено для дітей до3 років, дітей-сиріт, дітей загиблих учасників війни, учасників АТО та бойовихдій, дітей з інвалідністю з супроводжуючим, іменинникам до 12 років (у деньсвята), кожній третій та наступній дитині багатодітної сім’ї (за умовиприсутності всіх дітей).</text:p>
      <text:p text:style-name="P4">
Як повідомляв Укрінформ, Міністерство захисту довкілля та природних ресурсівзатвердило <text:a xlink:type="simple" xlink:href="https://www.ukrinform.ua/rubric-kyiv/3700546-zbilsenna-zapovidnoi-zoni-nacparku-golosiivskij-spriatime-zberezennu-tam-ekosistem-eksperti.html" text:style-name="Internet_20_link" text:visited-style-name="Visited_20_Internet_20_Link">
 </text:a>
 у Києві, яким частка заповідної зони парку збільшена з 12,9% до20,4%. Це має забезпечити ще більший контроль та охоронний режим для особливоцінних природних екосистем та обʼєктів.</text:p>
      <text:p text:style-name="P4">
<text:span text:style-name="T5">
Фото: Парк Динозаврів - Київ</text:span>
</text:p>
      <text:p text:style-name="P4">
Source: <text:a xlink:type="simple" xlink:href="https://www.ukrinform.ua/rubric-kyiv/3701615-u-gidroparku-vidnovlue-robotu-park-dinozavriv.html" text:style-name="Internet_20_link" text:visited-style-name="Visited_20_Internet_20_Link">
https://www.ukrinform.ua/rubric-kyiv/3701615-u-gidroparku-vidnovlue-robotu-park-dinozavriv.html</text:a>
</text:p>
      <!--NEWS-->
      <text:h text:style-name="P10" text:outline-level="1">
<text:span text:style-name="T4">
Нацбанк прогнозує, що експорт агропродукції у ІІ кварталі скоротиться на $200 мільйонів</text:span>
</text:h>
      <text:p text:style-name="P4">
Authors: Ukrinform (Person)</text:p>
      <text:p text:style-name="P4">
Publisher: Укринформ (Organization)</text:p>
      <text:p text:style-name="P4">
Published Time: 2023-04-27T17:24:29+03:00</text:p>
      <text:p text:style-name="P4">
Modified Time: 2023-04-27T17:24:29+03:00</text:p>
      <text:p text:style-name="P4">
Description: Національний банк припускає, що експорт нашої агропродукції у другому кварталі зменшиться приблизно на 200 млн доларів. — Укрінформ.</text:p>
      <text:p text:style-name="P4">
Images: ["<text:a xlink:type="simple" xlink:href="https://static.ukrinform.com/photos/2023_04/thumb_files/630_360_1682533357-5712.jpeg" text:style-name="Internet_20_link" text:visited-style-name="Visited_20_Internet_20_Link">
630_360_16825...</text:a>
"]</text:p>
      <text:p text:style-name="P4">
Tags: ['Експорт', 'Нацбанк', 'Продукти', 'Прогноз', 'Аграрії']</text:p>
      <text:p text:style-name="P4">
Type: Article</text:p>
      <!--METADATA-->
      <text:p text:style-name="P4">
<draw:frame draw:style-name="fr1" draw:name="Image202" text:anchor-type="as-char" svg:width="6.9236in" svg:height="3.956343in" draw:z-index="0">
<draw:image xlink:href="../Images/yкринформ/2023-04-27T17-24-29-03-00/630_360_1682533357-5712.jpeg" xlink:type="simple" xlink:show="embed" xlink:actuate="onLoad" draw:mime-type="image/jpeg"/>
</draw:frame>
Національний банк припускає, що експорт нашої агропродукції у другому кварталізменшиться приблизно на 200 млн доларів.</text:p>
      <text:p text:style-name="P4">
Про це на брифінгу сказав заступник голови Національного банку України СергійНіколайчук, коментуючи ситуацію навколо експорту агропродукції до ЄС,повідомляє кореспондент Укрінформу.</text:p>
      <text:p text:style-name="P4">
"Ми врахували цей фактор, і вже на другий квартал ми зменшили експорт нашоїагропродукції приблизно на 200 млн дол. США. Звичайно, втрати поставок донаших країн-сусідів, які запровадили відповідні обмеження, будуть більшзначними, але ми також враховували і можливості переорієнтації на інші країни,в тому числі й за рахунок використання "зернового коридору", - сказавНіколайчук.</text:p>
      <text:p text:style-name="P4">
За його словами, на третій та четвертий квартал цього року регулятордодаткових втрат обсягів експорту не закладав.</text:p>
      <text:p text:style-name="P4">
<text:span text:style-name="T4">
Читайте також:</text:span>
 <text:a xlink:type="simple" xlink:href="https://www.ukrinform.ua/rubric-economy/3701466-komitet-evroparlamentu-dav-zelene-svitlo-na-skasuvanna-mit-dla-ukrainskogo-eksportu.html" text:style-name="Internet_20_link" text:visited-style-name="Visited_20_Internet_20_Link">
 </text:a>
</text:p>
      <text:p text:style-name="P4">
"Ми чудово розуміємо, що є певні ризики, пов'язані як із можливістюпролонгації цих санкцій сусідніми країнами, так і з іще більшим ускладненнямроботи "зернового коридору". Ми оцінювали ці ризики кількісно, але, знову жтаки, наш базовий сценарій, як у січневому прогнозі, припускає нормальнефункціонування "зернового коридору" до кінця цього року", - сказав Ніколайчук.</text:p>
      <text:p text:style-name="P4">
Як повідомляв Укрінформ, Польща, Угорщина, Словаччина та Болгарія запровадилитимчасову заборону на імпорт зерна та інших видів сільськогосподарськоїпродукції з України. Польща також призупинила транзит продукції українськогоАПК через свою територію, однак поновила його з 21 квітня.</text:p>
      <text:p text:style-name="P4">
Румунія ще не вводила обмежень на імпорт і транзит української агропродукції,але посилила контроль та перевірки сільськогосподарських товарів, що ввозятьсяна її територію.</text:p>
      <text:p text:style-name="P4">
<text:span text:style-name="T4">
Читайте також:</text:span>
 <text:a xlink:type="simple" xlink:href="https://www.ukrinform.ua/rubric-economy/3701145-rosia-vkotre-zablokuvala-robotu-zernovogo-koridoru.html" text:style-name="Internet_20_link" text:visited-style-name="Visited_20_Internet_20_Link">
 </text:a>
</text:p>
      <text:p text:style-name="P4">
Єврокомісія запропонувала пакет допомоги для фермерів з країн, що межують зУкраїною, який включає фінансову допомогу та інші заходи. Допомога буде наданаза умови, що будуть зняті обмеження на ввезення української агропродукції.</text:p>
      <text:p text:style-name="P4">
Крім цього, Європейська комісія готова винести на розгляд країн-членівпропозицію щодо тимчасової заборони імпорту п’яти найбільш чутливихсільськогосподарських товарів з України до п’яти держав <text:a xlink:type="simple" xlink:href="https://www.ukrinform.ua/tag-evrosouz" text:style-name="Internet_20_link" text:visited-style-name="Visited_20_Internet_20_Link">
</text:a>
 . Водночас, Єврокомісія не підтримуєвведення заборони на імпорт з України ще восьми видів продукції, зокрема,меду, цукру, курятини, м’яса та молочних товарів.</text:p>
      <text:p text:style-name="P4">
<text:span text:style-name="T5">
Фото: Олександр Кубраков, Фейсбук</text:span>
</text:p>
      <text:p text:style-name="P4">
Source: <text:a xlink:type="simple" xlink:href="https://www.ukrinform.ua/rubric-economy/3701614-nacbank-prognozue-so-eksport-agroprodukcii-u-ii-kvartali-skorotitsa-na-200-miljoniv.html" text:style-name="Internet_20_link" text:visited-style-name="Visited_20_Internet_20_Link">
https://www.ukrinform.ua/rubric-economy/3701614-nacbank-prognozue-so-eksport-agroprodukcii-u-ii-kvartali-skorotitsa-na-200-miljoniv.html</text:a>
</text:p>
      <!--NEWS-->
      <text:h text:style-name="P10" text:outline-level="1">
<text:span text:style-name="T4">
В Італії поліція заарештувала небезпечного утікача-мафіозі</text:span>
</text:h>
      <text:p text:style-name="P4">
Authors: Ukrinform (Person)</text:p>
      <text:p text:style-name="P4">
Publisher: Укринформ (Organization)</text:p>
      <text:p text:style-name="P4">
Published Time: 2023-04-27T17:27:25+03:00</text:p>
      <text:p text:style-name="P4">
Modified Time: 2023-04-27T17:27:25+03:00</text:p>
      <text:p text:style-name="P4">
Description: Поліція карабінерів у четвер в Генуї заарештувала Паскуале Бонавота, ймовірного очільника італійської мафії «Ндрангета», який був одним із найбільш розшукуваних злочинців Італії. — Укрінформ.</text:p>
      <text:p text:style-name="P4">
Images: ["<text:a xlink:type="simple" xlink:href="https://static.ukrinform.com/photos/2023_04/thumb_files/630_360_1682602549-432.jpeg" text:style-name="Internet_20_link" text:visited-style-name="Visited_20_Internet_20_Link">
630_360_16826...</text:a>
", "<text:a xlink:type="simple" xlink:href="https://static.ukrinform.com/photos/2023_04/1682602569-355.jpg" text:style-name="Internet_20_link" text:visited-style-name="Visited_20_Internet_20_Link">
1682602569-35...</text:a>
"]</text:p>
      <text:p text:style-name="P4">
Tags: ['Арешт', 'Італія', 'Мафія']</text:p>
      <text:p text:style-name="P4">
Type: Article</text:p>
      <!--METADATA-->
      <text:p text:style-name="P4">
<draw:frame draw:style-name="fr1" draw:name="Image203" text:anchor-type="as-char" svg:width="6.9236in" svg:height="3.956343in" draw:z-index="0">
<draw:image xlink:href="../Images/yкринформ/2023-04-27T17-27-25-03-00/630_360_1682602549-432.jpeg" xlink:type="simple" xlink:show="embed" xlink:actuate="onLoad" draw:mime-type="image/jpeg"/>
</draw:frame>
 Поліціякарабінерів у четвер в Генуї заарештувала Паскуале Бонавота, ймовірногоочільника італійської мафії «Ндрангета», який був одним із найбільшрозшукуваних злочинців Італії.</text:p>
      <text:p text:style-name="P4">
Як передає Укрінформ, про це повідомляє <text:a xlink:type="simple" xlink:href="https://www.ansa.it/english/news/general_news/2023/04/27/dangerous-ndrangheta-fugitive-bonavota-arrested_d83ed27b-c745-4caa-a8d9-f056ff7e2513.html" text:style-name="Internet_20_link" text:visited-style-name="Visited_20_Internet_20_Link">
</text:a>
 .</text:p>
      <text:p text:style-name="P4">
49-річний чоловік був занесений до спеціального списку для <text:a xlink:type="simple" xlink:href="https://www.ukrinform.ua/tag-rozsuk" text:style-name="Internet_20_link" text:visited-style-name="Visited_20_Internet_20_Link">
</text:a>
 , оскільки вважається «дуженебезпечним» злочинцем.</text:p>
      <text:p text:style-name="P4">
«Він був єдиним підозрюваним членом мафії з Калабрії, який залишився насвободі після операції Рінаскіта-Скотт у грудні 2019 року, під час якої булозаарештовано 334 людини», – йдеться у повідомленні.</text:p>
      <text:p text:style-name="P4">
<draw:frame draw:style-name="fr1" draw:name="Image204" text:anchor-type="as-char" svg:width="6.9236in" svg:height="9.908172in" draw:z-index="0">
<draw:image xlink:href="../Images/yкринформ/2023-04-27T17-27-25-03-00/1682602569-355.jpg" xlink:type="simple" xlink:show="embed" xlink:actuate="onLoad" draw:mime-type="image/jpeg"/>
</draw:frame>
</text:p>
      <text:p text:style-name="P4">
<text:span text:style-name="T5">
Фото з сайту ANSA</text:span>
</text:p>
      <text:p text:style-name="P4">
Бонавота був заарештований поліцією у соборі Генуї після того, якправоохоронні органи слідкували за ним.</text:p>
      <text:p text:style-name="P4">
Як повідомляв Укрінформ, італійські правоохоронці 9 березня <text:a xlink:type="simple" xlink:href="https://www.ukrinform.ua/rubric-world/3680235-v-italii-zatrimali-piv-sotni-mafiozi.html" text:style-name="Internet_20_link" text:visited-style-name="Visited_20_Internet_20_Link">
</text:a>
 .</text:p>
      <text:p text:style-name="P4">
<text:span text:style-name="T4">
Читайте також:</text:span>
 <text:a xlink:type="simple" xlink:href="https://www.ukrinform.ua/rubric-world/3664358-u-francii-zatrimali-mafiozi-ndrangeta-vin-perehovuvavsa-17-rokiv.html" text:style-name="Internet_20_link" text:visited-style-name="Visited_20_Internet_20_Link">
 <text:span text:style-name="T4">
мафіозі</text:span>
 </text:a>
</text:p>
      <text:p text:style-name="P4">
Спецоперація відбулася в регіоні Калабрії. Зазначалось, що підозрювані єчленами історичних кланів «Ндрангета».</text:p>
      <text:p text:style-name="P4">
«Ндрангета» — велике італійське організоване злочинне угруповання, якебазується в Калабрії. Хоча «Ндрангета» не така відома, як сицилійська КозаНостра і неаполітанська Каморра, вона є однією з найвпливовіших злочиннихорганізацій у світі.</text:p>
      <text:p text:style-name="P4">
Source: <text:a xlink:type="simple" xlink:href="https://www.ukrinform.ua/rubric-world/3701616-v-italii-policia-zaarestuvala-nebezpecnogo-utikacamafiozi.html" text:style-name="Internet_20_link" text:visited-style-name="Visited_20_Internet_20_Link">
https://www.ukrinform.ua/rubric-world/3701616-v-italii-policia-zaarestuvala-nebezpecnogo-utikacamafiozi.html</text:a>
</text:p>
      <!--NEWS-->
      <text:h text:style-name="P10" text:outline-level="1">
<text:span text:style-name="T4">
Польща відзавтра зможе експортувати дрони в Україну на підставі загального дозволу</text:span>
</text:h>
      <text:p text:style-name="P4">
Authors: Ukrinform (Person)</text:p>
      <text:p text:style-name="P4">
Publisher: Укринформ (Organization)</text:p>
      <text:p text:style-name="P4">
Published Time: 2023-04-27T17:32:33+03:00</text:p>
      <text:p text:style-name="P4">
Modified Time: 2023-04-27T17:32:33+03:00</text:p>
      <text:p text:style-name="P4">
Description: Починаючи з 28 квітня, експорт дронів з території Польщі до України може відбуватися на основі загального дозволу, наданого міністром розвитку і технології Республіки Польща. — Укрінформ.</text:p>
      <text:p text:style-name="P4">
Images: ["<text:a xlink:type="simple" xlink:href="https://static.ukrinform.com/photos/2023_02/thumb_files/630_360_1675843603-744.jpg" text:style-name="Internet_20_link" text:visited-style-name="Visited_20_Internet_20_Link">
630_360_16758...</text:a>
"]</text:p>
      <text:p text:style-name="P4">
Tags: ['Експорт', 'Польща', 'Дрон', 'Юлія Свириденко']</text:p>
      <text:p text:style-name="P4">
Type: Article</text:p>
      <!--METADATA-->
      <text:p text:style-name="P4">
<draw:frame draw:style-name="fr1" draw:name="Image205" text:anchor-type="as-char" svg:width="6.9236in" svg:height="3.956343in" draw:z-index="0">
<draw:image xlink:href="../Images/yкринформ/2023-04-27T17-32-33-03-00/630_360_1675843603-744.jpg" xlink:type="simple" xlink:show="embed" xlink:actuate="onLoad" draw:mime-type="image/jpeg"/>
</draw:frame>
 Починаючиз 28 квітня, експорт дронів з території Польщі до України може відбуватися наоснові загального дозволу, наданого міністром розвитку і технології РеспублікиПольща.</text:p>
      <text:p text:style-name="P4">
Як передає Укрінформ, про це у  <text:a xlink:type="simple" xlink:href="https://www.facebook.com/yulia.svyrydenko/posts/pfbid033oyJXcqGmAepkACcGd67ELmNpHwQsqZd3hidgDjAMAk1PKbnSrNYiyLSF78FKWYJl" text:style-name="Internet_20_link" text:visited-style-name="Visited_20_Internet_20_Link">
</text:a>
повідомила перший віцепрем’єр-міністр України – міністр економіки ЮліяСвириденко.</text:p>
      <text:p text:style-name="P4">
"Відзавтра експорт дронів з території Польщі до України може відбуватись наоснові загального дозволу, наданого міністром розвитку і технології РеспублікиПольща. Неважливо, хто ви: комерційна чи неприбуткова організація, чи фізичнаособа. Таким дозволом може скористатись будь-який суб'єкт", - написалаСвириденко.</text:p>
      <text:p text:style-name="P4">
<text:span text:style-name="T4">
Читайте також:</text:span>
 <text:a xlink:type="simple" xlink:href="https://www.ukrinform.ua/rubric-ato/3700906-polsa-rozsirue-virobnictvo-sau-krab-aki-peredae-ukraini.html" text:style-name="Internet_20_link" text:visited-style-name="Visited_20_Internet_20_Link">
 <text:span text:style-name="T4">
Польща</text:span>
 </text:a>
</text:p>
      <text:p text:style-name="P4">
Вона наголосила, що відтепер не потрібно отримувати індивідуальний дозвіл прикожному експорті партії дронів. Список <text:a xlink:type="simple" xlink:href="https://www.ukrinform.ua/tag-bezpilotnik" text:style-name="Internet_20_link" text:visited-style-name="Visited_20_Internet_20_Link">
 </text:a>
 , експорт яких передбачений загальним дозволом, є у розпорядженніміністра розвитку і технології Польщі від 19 квітня.</text:p>
      <text:p text:style-name="P4">
Як повідомляв Укрінформ, у лютому Кабінет Міністрів ухвалив постанову, якаприскорить та спростить ввезення БПЛА та комплектуючих до них.</text:p>
      <text:p text:style-name="P4">
_ Фото ілюстративне  _</text:p>
      <text:p text:style-name="P4">
Source: <text:a xlink:type="simple" xlink:href="https://www.ukrinform.ua/rubric-world/3701621-polsa-vidzavtra-zmoze-eksportuvati-droni-v-ukrainu-na-pidstavi-zagalnogo-dozvolu.html" text:style-name="Internet_20_link" text:visited-style-name="Visited_20_Internet_20_Link">
https://www.ukrinform.ua/rubric-world/3701621-polsa-vidzavtra-zmoze-eksportuvati-droni-v-ukrainu-na-pidstavi-zagalnogo-dozvolu.html</text:a>
</text:p>
      <!--NEWS-->
      <text:h text:style-name="P10" text:outline-level="1">
<text:span text:style-name="T4">
У Міноборони прокоментували порівняння закупівельних цін для ГУР і ЗСУ</text:span>
</text:h>
      <text:p text:style-name="P4">
Authors: Ukrinform (Person)</text:p>
      <text:p text:style-name="P4">
Publisher: Укринформ (Organization)</text:p>
      <text:p text:style-name="P4">
Published Time: 2023-04-27T17:34:00+03:00</text:p>
      <text:p text:style-name="P4">
Modified Time: 2023-04-27T17:34:00+03:00</text:p>
      <text:p text:style-name="P4">
Description: Поширювана у масмедіа інформація про ціни на закупівлю продуктів харчування для Збройних сил України й окремої військової частини Головного управління розвідки Міністерства оборони України подається некоректно. — Укрінформ.</text:p>
      <text:p text:style-name="P4">
Images: ["<text:a xlink:type="simple" xlink:href="https://static.ukrinform.com/photos/2023_02/thumb_files/630_360_1677610494-733.jpg" text:style-name="Internet_20_link" text:visited-style-name="Visited_20_Internet_20_Link">
630_360_16776...</text:a>
"]</text:p>
      <text:p text:style-name="P4">
Tags: ['Ціни', 'Міноборони', 'Розвідка', 'Харчування']</text:p>
      <text:p text:style-name="P4">
Type: Article</text:p>
      <!--METADATA-->
      <text:p text:style-name="P4">
<draw:frame draw:style-name="fr1" draw:name="Image206" text:anchor-type="as-char" svg:width="6.9236in" svg:height="3.956343in" draw:z-index="0">
<draw:image xlink:href="../Images/yкринформ/2023-04-27T17-34-00-03-00/630_360_1677610494-733.jpg" xlink:type="simple" xlink:show="embed" xlink:actuate="onLoad" draw:mime-type="image/jpeg"/>
</draw:frame>
 Поширюванау масмедіа інформація про ціни на закупівлю продуктів харчування для Збройнихсил України й окремої військової частини Головного управління розвідкиМіністерства оборони України подається некоректно.</text:p>
      <text:p text:style-name="P4">
Про це йдеться у заяві пресслужби Міноборони, оприлюдненій у <text:a xlink:type="simple" xlink:href="https://www.facebook.com/MinistryofDefence.UA/posts/pfbid0XzxXSCmYFRZZRAw4oN7omq8bGg7m73NMSgbpPH8aaouG4ziLaJmfKtZmbYgqQgFrl" text:style-name="Internet_20_link" text:visited-style-name="Visited_20_Internet_20_Link">
</text:a>
передає Укрінформ.</text:p>
      <text:p text:style-name="P4">
Як зауважили в міністерстві, у поширюваних матеріалах порівнюються категоричноне тотожні речі. Так, для порівняння взяті звіти про закупівлю саме продуктіві саме для харчування окремої військової частини ГУР безпосередньо за місцемпостійної дислокації в Києві.</text:p>
      <text:p text:style-name="P4">
Наголошується, що для харчового забезпечення ЗСУ Міноборони закуповуєкомплексну послугу з організації харчування за каталогом продуктів, ціни наякі вже враховують логістику, зокрема доставку в райони ведення бойових дій.</text:p>
      <text:p text:style-name="P4">
"Послуга з організації харчування, по суті, це формат "їжа "ходить" завійськовослужбовцем", — пояснили у міністерстві.</text:p>
      <text:p text:style-name="P4">
За даними <text:a xlink:type="simple" xlink:href="https://www.ukrinform.ua/tag-minoboroni" text:style-name="Internet_20_link" text:visited-style-name="Visited_20_Internet_20_Link">
 </text:a>
 , ціна послуги зорганізації харчування одного військовослужбовця становить від 137,04 до144,06 гривень на добу.</text:p>
      <text:p text:style-name="P4">
Особовий склад ГУР під час виконання бойових завдань зазвичай забезпечуєтьсяхарчуванням за тим самим принципом, що й усі військовослужбовці Збройних силУкраїни — завдяки укладеним Міноборони договорам щодо послуг з організаціїхарчування.</text:p>
      <text:p text:style-name="P4">
<text:span text:style-name="T4">
Читайте також:</text:span>
 <text:a xlink:type="simple" xlink:href="https://www.ukrinform.ua/rubric-ato/3700375-naev-pro-grosove-zabezpecenna-vijskovih-povinne-vrahovuvati-motivaciu-ta-mozlivosti-budzetu.html" text:style-name="Internet_20_link" text:visited-style-name="Visited_20_Internet_20_Link">
 <text:span text:style-name="T4">
забезпечення</text:span>
 <text:span text:style-name="T4">
військових</text:span>
</text:a>
</text:p>
      <text:p text:style-name="P4">
Міноборони продовжує шукати рішення для забезпечення прозорих закупівельнихпроцедур й ефективних моделей організації харчування ЗСУ.</text:p>
      <text:p text:style-name="P4">
Повідомляється, що в першій половині квітня керівництво міністерства провелозустріч із представниками торговельних мереж "КОЛО", "АТБ-Маркет", "ВАРУС","АШАН" та "СІЛЬПО" (Fozzy Group) з метою долучити крупних рітейлерів допроцесу організації й безперебійного забезпечення харчуваннямвійськовослужбовців.</text:p>
      <text:p text:style-name="P4">
Представники мереж зауважили, що за наявних вимог забезпечення логістикипродуктів за принципом гарантування доставки продуктів до частин за умови їхпостійної передислокації є занадто ризикованим процесом для мережевогобізнесу, враховуючи визначені ціни послуг з організації харчування одноговійськовослужбовця на добу згідно з каталогом (137,04-144,06 грн). За словамирітейлерів, згадані ціни є низькими.</text:p>
      <text:p text:style-name="P4">
У Міноборони підкреслили, що ціна у договорах на закупівлю продуктів для ЗСУвраховує, зокрема, приймання, зберігання, переміщення й освіження запасівпродовольства, видачу продуктів харчування, їх облік та інші заходи, згідно іззаявками командирів військових частин у визначених місцях.</text:p>
      <text:p text:style-name="P4">
<text:span text:style-name="T4">
Читайте також:</text:span>
 <text:a xlink:type="simple" xlink:href="https://www.ukrinform.ua/rubric-society/3699052-ekszastupnika-ministra-oboroni-pidozruut-u-mahinaciah-z-harcuvannam-dla-zsu.html" text:style-name="Internet_20_link" text:visited-style-name="Visited_20_Internet_20_Link">
 <text:span text:style-name="T4">
харчування</text:span>
 </text:a>
</text:p>
      <text:p text:style-name="P4">
Ціни договорів, а також додатки до них були оприлюднені у лютому цього року.Детально з ними можна ознайомитися на <text:a xlink:type="simple" xlink:href="https://www.mil.gov.ua/news/2023/02/28/statement-of-the-press-service-mdu/" text:style-name="Internet_20_link" text:visited-style-name="Visited_20_Internet_20_Link">
</text:a>
міністерства.</text:p>
      <text:p text:style-name="P4">
У разі виявлення ознак корупційних проявів у секторі оборони громадянзакликають повідомляти про можливі порушення у Департамент з питаньзапобігання та виявлення корупції.</text:p>
      <text:p text:style-name="P4">
Як повідомляв Укрінформ, у березні Президент Володимир Зеленський підписав <text:a xlink:type="simple" xlink:href="https://www.ukrinform.ua/rubric-polytics/3685391-prezident-pidpisav-zakon-pro-prozorist-v-oboronnih-zakupivlah.html" text:style-name="Internet_20_link" text:visited-style-name="Visited_20_Internet_20_Link">
</text:a>
</text:p>
      <text:p text:style-name="P4">
Source: <text:a xlink:type="simple" xlink:href="https://www.ukrinform.ua/rubric-economy/3701623-u-minoboroni-prokomentuvali-porivnanna-zakupivelnih-cin-dla-gur-i-zsu.html" text:style-name="Internet_20_link" text:visited-style-name="Visited_20_Internet_20_Link">
https://www.ukrinform.ua/rubric-economy/3701623-u-minoboroni-prokomentuvali-porivnanna-zakupivelnih-cin-dla-gur-i-zsu.html</text:a>
</text:p>
      <!--NEWS-->
      <text:h text:style-name="P10" text:outline-level="1">
<text:span text:style-name="T4">
23-й тур футбольної Прем'єр-ліги України стартує матчами в Рівному та Ужгороді</text:span>
</text:h>
      <text:p text:style-name="P4">
Authors: Ukrinform (Person)</text:p>
      <text:p text:style-name="P4">
Publisher: Укринформ (Organization)</text:p>
      <text:p text:style-name="P4">
Published Time: 2023-04-27T17:42:36+03:00</text:p>
      <text:p text:style-name="P4">
Modified Time: 2023-04-27T17:42:36+03:00</text:p>
      <text:p text:style-name="P4">
Description: У чемпіонаті України з футболу серед команд Прем'єр-ліги (УПЛ) 28 та 29 квітня пройдуть поєдинки чергового, 23-го туру. — Укрінформ.</text:p>
      <text:p text:style-name="P4">
Images: ["<text:a xlink:type="simple" xlink:href="https://static.ukrinform.com/photos/2018_07/thumb_files/630_360_1532409762-6242.jpg" text:style-name="Internet_20_link" text:visited-style-name="Visited_20_Internet_20_Link">
630_360_15324...</text:a>
"]</text:p>
      <text:p text:style-name="P4">
Tags: ['Футбол', "Прем'єр-ліга"]</text:p>
      <text:p text:style-name="P4">
Type: Article</text:p>
      <!--METADATA-->
      <text:p text:style-name="P4">
<draw:frame draw:style-name="fr1" draw:name="Image207" text:anchor-type="as-char" svg:width="6.9236in" svg:height="3.956343in" draw:z-index="0">
<draw:image xlink:href="../Images/yкринформ/2023-04-27T17-42-36-03-00/630_360_1532409762-6242.jpg" xlink:type="simple" xlink:show="embed" xlink:actuate="onLoad" draw:mime-type="image/jpeg"/>
</draw:frame>
 Учемпіонаті України з футболу серед команд Прем'єр-ліги (УПЛ) 28 та 29 квітняпройдуть поєдинки чергового, 23-го туру.</text:p>
      <text:p text:style-name="P4">
Перший ігровий день о 13.00 розпочнуть поєдинки в Рівному, де місцевий «Верес»прийматиме «Львів», та Ужгороді - за участю харківського «Металіста» ікиївського «Динамо», передає Укрінформ.</text:p>
      <text:p text:style-name="P4">
Третій матч п'ятниці розпочнеться о 15.00 у Ковалівці між «Колосом» тадонецьким «Шахтарем».</text:p>
      <text:p text:style-name="P4">
Програму туру в суботу, 29 квітня, завершать поєдинки луганської «Зорі» таодеського «Чорноморця» (13.00), закарпатського «Миная» та харківського«Металіста 1925» (13.00), «Інгульця» із Петрового та «Дніпра-1» (14.00),львівського «Руха» та полтавської «Ворскли» (15.00), криворізького «Кривбаса»та «Олександрії» (15.00).</text:p>
      <text:p text:style-name="P4">
<text:span text:style-name="T4">
Читайте також:</text:span>
 <text:a xlink:type="simple" xlink:href="https://www.ukrinform.ua/rubric-sports/3701404-translator-setanta-sports-pripinit-diu-kontraktu-z-upl.html" text:style-name="Internet_20_link" text:visited-style-name="Visited_20_Internet_20_Link">
 </text:a>
</text:p>
      <text:p text:style-name="P4">
У турнірній таблиці УПЛ лідирує «Шахтар», у якого 53 очки (після 22-х ігор),далі - «Дніпро-1» - 48 (21), «Зоря» - 46 (22), «Динамо» - 41 (22),«Олександрія» - 34 (21), «Колос» - 30 (22), «Ворскла» - 29 (22), «Кривбас» -28 (22)...</text:p>
      <text:p text:style-name="P4">
Source: <text:a xlink:type="simple" xlink:href="https://www.ukrinform.ua/rubric-sports/3701626-23j-tur-futbolnoi-premerligi-ukraini-startue-matcami-v-rivnomu-ta-uzgorodi.html" text:style-name="Internet_20_link" text:visited-style-name="Visited_20_Internet_20_Link">
https://www.ukrinform.ua/rubric-sports/3701626-23j-tur-futbolnoi-premerligi-ukraini-startue-matcami-v-rivnomu-ta-uzgorodi.html</text:a>
</text:p>
      <!--NEWS-->
      <text:h text:style-name="P10" text:outline-level="1">
<text:span text:style-name="T4">
російськи тюремники у Криму не надають меддопомогу Данилович після припинення голодування</text:span>
</text:h>
      <text:p text:style-name="P4">
Authors: Ukrinform (Person)</text:p>
      <text:p text:style-name="P4">
Publisher: Укринформ (Organization)</text:p>
      <text:p text:style-name="P4">
Published Time: 2023-04-27T17:47:40+03:00</text:p>
      <text:p text:style-name="P4">
Modified Time: 2023-04-27T17:47:40+03:00</text:p>
      <text:p text:style-name="P4">
Description: Незаконно ув'язненій громадянській журналістці Ірині Данилович після припинення голодування у СІЗО Сімферополя не надають належної медичної допомоги.  — Укрінформ.</text:p>
      <text:p text:style-name="P4">
Images: ["<text:a xlink:type="simple" xlink:href="https://static.ukrinform.com/photos/2022_12/thumb_files/630_360_1672221076-952.jpg" text:style-name="Internet_20_link" text:visited-style-name="Visited_20_Internet_20_Link">
630_360_16722...</text:a>
"]</text:p>
      <text:p text:style-name="P4">
Tags: ['Крим', 'СІЗО', 'Медична допомога', 'Ірина Данилович']</text:p>
      <text:p text:style-name="P4">
Type: Article</text:p>
      <!--METADATA-->
      <text:p text:style-name="P4">
<draw:frame draw:style-name="fr1" draw:name="Image208" text:anchor-type="as-char" svg:width="6.9236in" svg:height="3.956343in" draw:z-index="0">
<draw:image xlink:href="../Images/yкринформ/2023-04-27T17-47-40-03-00/630_360_1672221076-952.jpg" xlink:type="simple" xlink:show="embed" xlink:actuate="onLoad" draw:mime-type="image/jpeg"/>
</draw:frame>
 Незаконноув'язненій громадянській журналістці Ірині Данилович після припиненняголодування у СІЗО Сімферополя не надають належної медичної допомоги.</text:p>
      <text:p text:style-name="P4">
Про це Центру прав людини  <text:a xlink:type="simple" xlink:href="https://zmina.info/news/peresliduvannya-iryny-danylovych-u-krymu-posijski-tyuremnyky-j-pislya-prypynennya-goloduvannya-ne-likuyut-uvyaznenu/" text:style-name="Internet_20_link" text:visited-style-name="Visited_20_Internet_20_Link">
 </text:a>
 повідомив її батько Броніслав Данилович, передаєУкрінформ.</text:p>
      <text:p text:style-name="P4">
«Батько політув’язненої каже, що російські тюремники обдурили його доньку тапісля одноразового медогляду жодного лікування не надали», - йдеться в дописі.</text:p>
      <text:p text:style-name="P4">
Як повідомляв Укрінформ, Ірина Данилович зазначала, що має порушення слуху,чує постійний дзвін у вусі, що завдає їй нестерпних мук. Вона наголошувала, щопід час переїздів із сімферопольського <text:a xlink:type="simple" xlink:href="https://www.ukrinform.ua/tag-sizo" text:style-name="Internet_20_link" text:visited-style-name="Visited_20_Internet_20_Link">
 </text:a>
до "суду" у Феодосії її стан погіршується. Жінка оголошувала сухе голодування,яке припинила, адже їй пообіцяли провести огляд та лікування.</text:p>
      <text:p text:style-name="P4">
<text:span text:style-name="T4">
Читайте також:</text:span>
 <text:a xlink:type="simple" xlink:href="https://www.ukrinform.ua/rubric-crimea/3696913-u-krimu-priznacili-datu-rozgladu-apelacii-na-virok-gromadanskij-zurnalistci-danilovic.html" text:style-name="Internet_20_link" text:visited-style-name="Visited_20_Internet_20_Link">
 <text:span text:style-name="T4">
Данилович</text:span>
 </text:a>
</text:p>
      <text:p text:style-name="P4">
28 грудня 2022 року окупанти в Криму  <text:a xlink:type="simple" xlink:href="https://www.ukrinform.ua/rubric-crimea/3642340-u-krimu-gromadansku-zurnalistku-danilovic-zasudili-do-semi-rokiv-kolonii.html" text:style-name="Internet_20_link" text:visited-style-name="Visited_20_Internet_20_Link">
 </text:a>
 , призначивши їй сім років колонії загального режиму таштраф у сумі 50 тис. рублів за нібито носіння вибухового пристрою.</text:p>
      <text:p text:style-name="P4">
Source: <text:a xlink:type="simple" xlink:href="https://www.ukrinform.ua/rubric-crimea/3701630-rosijski-turemniki-u-krimu-ne-nadaut-meddopomogu-danilovic-pisla-pripinenna-goloduvanna.html" text:style-name="Internet_20_link" text:visited-style-name="Visited_20_Internet_20_Link">
https://www.ukrinform.ua/rubric-crimea/3701630-rosijski-turemniki-u-krimu-ne-nadaut-meddopomogu-danilovic-pisla-pripinenna-goloduvanna.html</text:a>
</text:p>
      <!--NEWS-->
      <text:h text:style-name="P10" text:outline-level="1">
<text:span text:style-name="T4">
кремль планує поновити вплив на Балтію під приводом вирішення екологічних проблем</text:span>
</text:h>
      <text:p text:style-name="P4">
Authors: Ukrinform (Person)</text:p>
      <text:p text:style-name="P4">
Publisher: Укринформ (Organization)</text:p>
      <text:p text:style-name="P4">
Published Time: 2023-04-27T17:50:00+03:00</text:p>
      <text:p text:style-name="P4">
Modified Time: 2023-04-27T17:50:00+03:00</text:p>
      <text:p text:style-name="P4">
Description: Влада рф ініціює дискусійний формат під назвою "Балтійська платформа", аби під прикриттям вирішення екологічних проблем намагатися впливати на політику країн регіону. — Укрінформ.</text:p>
      <text:p text:style-name="P4">
Images: ["<text:a xlink:type="simple" xlink:href="https://static.ukrinform.com/photos/2016_01/thumb_files/630_360_1453880475-4067.jpg" text:style-name="Internet_20_link" text:visited-style-name="Visited_20_Internet_20_Link">
630_360_14538...</text:a>
"]</text:p>
      <text:p text:style-name="P4">
Tags: ['Екологія', 'Кремль', 'Країни Балтії']</text:p>
      <text:p text:style-name="P4">
Type: Article</text:p>
      <!--METADATA-->
      <text:p text:style-name="P4">
<draw:frame draw:style-name="fr1" draw:name="Image209" text:anchor-type="as-char" svg:width="6.9236in" svg:height="3.956343in" draw:z-index="0">
<draw:image xlink:href="../Images/yкринформ/2023-04-27T17-50-00-03-00/630_360_1453880475-4067.jpg" xlink:type="simple" xlink:show="embed" xlink:actuate="onLoad" draw:mime-type="image/jpeg"/>
</draw:frame>
 Влада рфініціює дискусійний формат під назвою "Балтійська платформа", аби підприкриттям вирішення екологічних проблем намагатися впливати на політику країнрегіону.</text:p>
      <text:p text:style-name="P4">
Про це йдеться у спільному <text:a xlink:type="simple" xlink:href="https://dossier.center/baltic-plat/" text:style-name="Internet_20_link" text:visited-style-name="Visited_20_Internet_20_Link">
 </text:a>
 Центру«Досьє» та Delfi Estonia, LRT, Expressen, Norddeutscher Rundfunk,Frontstory.pl, Süddeutsche Zeitung, VSquare, Westdeutscher Rundfunk, YahooNews, Re:Baltica, повідомляє Укрінформ.</text:p>
      <text:p text:style-name="P4">
«У <text:a xlink:type="simple" xlink:href="https://www.ukrinform.ua/tag-kreml" text:style-name="Internet_20_link" text:visited-style-name="Visited_20_Internet_20_Link">
 </text:a>
 створюють проєкт під назвою«Балтійська платформа», який має розпочатися восени 2023 року. Програма станеновою базою для агентів впливу в Європі — вони лобіюватимуть інтереси кремляпід приводом захисту екології Балтійського моря», - йдеться у публікації.</text:p>
      <text:p text:style-name="P4">
Як зазначається, щоб залучити європейських експертів до програми, її творціпланують перебільшувати екологічні проблеми та моделювати катастрофічнісценарії майбутнього.</text:p>
      <text:p text:style-name="P4">
Розслідувачі нагадують, що станом на квітень 2023 року в шести країнах Європизакрилися представництва росспівробітництва. Також прокуратура Німеччинирозпочала перевірку «російського дому» у Берліні через скаргу напрокремлівську пропаганду. Зазначається, що «російські доми» є традиційнимибазами агентів впливу кремля, багато їх співробітників служать у спецслужбах.</text:p>
      <text:p text:style-name="P4">
<text:span text:style-name="T4">
Читайте також:</text:span>
 <text:a xlink:type="simple" xlink:href="https://www.ukrinform.ua/rubric-world/3700932-sonajmense-tretina-rosijskih-diplomativ-u-krainah-pivnicnoi-evropi-viavilisa-spigunami.html" text:style-name="Internet_20_link" text:visited-style-name="Visited_20_Internet_20_Link">
 <text:span text:style-name="T4">
шпигун</text:span>
 </text:a>
</text:p>
      <text:p text:style-name="P4">
Як з'ясували журналісти, у січні 2023 року російські науковці з Московськогодержавного інституту міжнародних відносин та Інституту світової економіки таміжнародних відносин розробили для адміністрації президента рф план щодоповернення за стіл переговорів у Балтійському регіоні, включаючи Скандинавськікраїни, Польщу та Німеччину. За даними Центру «Досьє», план схвалилоуправління президента з прикордонного співробітництва, яке курує заступникголови адміністрації президента і соратник путіна (який відповідав заукраїнський напрямок) Дмітрій Козак.</text:p>
      <text:p text:style-name="P4">
За інформацією журналістів, розроблений документ має назву «Балтика на зламіепох: нові виклики та імперативи розвитку». У ньому описано концепцію новогоміжнародного проєкту впливу та надано рекомендації щодо впровадження убалтійський дискурс.</text:p>
      <text:p text:style-name="P4">
Як зазначається, автори проєкту спиралися на Глобальну стратегію Євросоюзу2016 року, в якій визнавалася необхідність «вибіркової взаємодії з росією».Водночас виділено сфери, де діалогу з рф уникнути неможливо: питання клімату;Арктика; безпека на морі; освіта; наукові дослідження; прикордоннеспівробітництво. Їх автори заклали у концепцію «Балтійської платформи».</text:p>
      <text:p text:style-name="P4">
<text:span text:style-name="T4">
Читайте також:</text:span>
 <text:a xlink:type="simple" xlink:href="https://www.ukrinform.ua/rubric-world/3701133-litva-zaavlae-pro-sprobi-verbuvanna-ii-gromadan-rozvidkami-rf-bilorusi-ta-kitau.html" text:style-name="Internet_20_link" text:visited-style-name="Visited_20_Internet_20_Link">
 </text:a>
</text:p>
      <text:p text:style-name="P4">
Програма присвячена проблемам екології Балтійського моря, проте за їїдопомогою агенти кремля зможуть встановлювати контакти із закордонними«лідерами громадської думки» — політиками, науковцями, кліматичнимиактивістами тощо. Це потрібно, щоб підтримувати зв'язки, розширювати зарубіжнумережу впливу та лобіювати інтереси кремль на міжнародній арені, заявляютьрозслідувачі.</text:p>
      <text:p text:style-name="P4">
Водночас на базі "Балтійської платформи" планується створити аналог Радидержав Балтійського моря – «РДБМ 2.0», що має стати заміною справжній Раді,звідки рф виключили у березні 2022-го.</text:p>
      <text:p text:style-name="P4">
Ще одна мета проєкту – пом'якшити наслідки «мілітаризації регіону». Втім, яксаме Кремль має намір цього досягти під час війни з Україною, у документі нерозкривається.</text:p>
      <text:p text:style-name="P4">
У плані окремо наголошується, що задля підтримки міжнародного діалогу можнавдатися й до «політичної мімікрії» — використовувати політкоректні терміни«країни Балтії» та «Балтійський регіон» замість москвоцентричного топоніма«Прибалтика»</text:p>
      <text:p text:style-name="P4">
Як повідомлялося, у попередніх публікаціях консорціуму журналістіврозповідалося про <text:a xlink:type="simple" xlink:href="https://www.ukrinform.ua/rubric-world/3700915-rf-spodivaetsa-vidnoviti-vpliv-na-kraini-baltii-opriludneni-strategicni-plani-do-2030-roku.html" text:style-name="Internet_20_link" text:visited-style-name="Visited_20_Internet_20_Link">
 </text:a>
</text:p>
      <text:p text:style-name="P4">
Source: <text:a xlink:type="simple" xlink:href="https://www.ukrinform.ua/rubric-world/3701631-kreml-planue-ponoviti-vpliv-na-baltiu-pid-privodom-virisenna-ekologicnih-problem.html" text:style-name="Internet_20_link" text:visited-style-name="Visited_20_Internet_20_Link">
https://www.ukrinform.ua/rubric-world/3701631-kreml-planue-ponoviti-vpliv-na-baltiu-pid-privodom-virisenna-ekologicnih-problem.html</text:a>
</text:p>
      <!--NEWS-->
      <text:h text:style-name="P10" text:outline-level="1">
<text:span text:style-name="T4">
Дмитро Кулеба приїхав із візитом у Молдову</text:span>
</text:h>
      <text:p text:style-name="P4">
Authors: Ukrinform (Person)</text:p>
      <text:p text:style-name="P4">
Publisher: Укринформ (Organization)</text:p>
      <text:p text:style-name="P4">
Published Time: 2023-04-27T17:54:00+03:00</text:p>
      <text:p text:style-name="P4">
Modified Time: 2023-04-27T17:54:00+03:00</text:p>
      <text:p text:style-name="P4">
Description: Міністр закордонних справ України Дмитро Кулеба перебуває із візитом у Молдові. — Укрінформ.</text:p>
      <text:p text:style-name="P4">
Images: ["<text:a xlink:type="simple" xlink:href="https://static.ukrinform.com/photos/2023_04/thumb_files/630_360_1682607371-936.jpg" text:style-name="Internet_20_link" text:visited-style-name="Visited_20_Internet_20_Link">
630_360_16826...</text:a>
"]</text:p>
      <text:p text:style-name="P4">
Tags: ['Дмитро Кулеба', 'Молдова', 'МЗС', 'Візит']</text:p>
      <text:p text:style-name="P4">
Type: Article</text:p>
      <!--METADATA-->
      <text:p text:style-name="P4">
<draw:frame draw:style-name="fr1" draw:name="Image210" text:anchor-type="as-char" svg:width="6.9236in" svg:height="3.956343in" draw:z-index="0">
<draw:image xlink:href="../Images/yкринформ/2023-04-27T17-54-00-03-00/630_360_1682607371-936.jpg" xlink:type="simple" xlink:show="embed" xlink:actuate="onLoad" draw:mime-type="image/jpeg"/>
</draw:frame>
 Міністрзакордонних справ України Дмитро Кулеба перебуває із візитом у Молдові.</text:p>
      <text:p text:style-name="P4">
Про це повідомив міністр закордонних справ та європейської інтеграції МолдовиНіку Попеску у <text:a xlink:type="simple" xlink:href="https://twitter.com/nicupopescu/status/1651592138520494080" text:style-name="Internet_20_link" text:visited-style-name="Visited_20_Internet_20_Link">
 </text:a>
, передає Укрінформ.</text:p>
      <text:p text:style-name="P4">
«Радий вітати свого українського колегу Дмитра Кулебу в Молдові. Ми рішучезасуджуємо агресію росії та повністю підтримуємо незалежність, суверенітет ітериторіальну цілісність України. Віддані правосуддю та (притягненню до)відповідальності за воєнні злочини. Молдова на боці України!» - написавПопеску.</text:p>
      <text:p text:style-name="P4">
<text:span text:style-name="T4">
Читайте також:</text:span>
 <text:a xlink:type="simple" xlink:href="https://www.ukrinform.ua/rubric-world/3701486-sandu-zvinuvatila-rf-u-sprobah-destabilizuvati-situaciu-v-moldovi.html" text:style-name="Internet_20_link" text:visited-style-name="Visited_20_Internet_20_Link">
 <text:span text:style-name="T4">
Молдові</text:span>
 </text:a>
</text:p>
      <text:p text:style-name="P4">
Як повідомляв Укрінформ, Міністерство закордонних справ і європейськоїінтеграції Молдови <text:a xlink:type="simple" xlink:href="https://www.ukrinform.ua/rubric-world/3699928-u-moldovi-nazvali-neprijnatnou-zaavu-posla-kitau-sodo-suverenitetu-postradanskih-krain.html" text:style-name="Internet_20_link" text:visited-style-name="Visited_20_Internet_20_Link">
 </text:a>
 , у якій він висловив сумнів усуверенітеті колишніх республік СРСР.</text:p>
      <text:p text:style-name="P4">
<text:span text:style-name="T5">
Фото: Ніку Попеску, Твіттер</text:span>
</text:p>
      <text:p text:style-name="P4">
Source: <text:a xlink:type="simple" xlink:href="https://www.ukrinform.ua/rubric-polytics/3701633-dmitro-kuleba-priihav-iz-vizitom-u-moldovi.html" text:style-name="Internet_20_link" text:visited-style-name="Visited_20_Internet_20_Link">
https://www.ukrinform.ua/rubric-polytics/3701633-dmitro-kuleba-priihav-iz-vizitom-u-moldovi.html</text:a>
</text:p>
      <!--NEWS-->
      <text:h text:style-name="P10" text:outline-level="1">
<text:span text:style-name="T4">
SpaceX запустила на орбіту ще 46 супутників Starlink</text:span>
</text:h>
      <text:p text:style-name="P4">
Authors: Ukrinform (Person)</text:p>
      <text:p text:style-name="P4">
Publisher: Укринформ (Organization)</text:p>
      <text:p text:style-name="P4">
Published Time: 2023-04-27T17:58:12+03:00</text:p>
      <text:p text:style-name="P4">
Modified Time: 2023-04-27T17:58:12+03:00</text:p>
      <text:p text:style-name="P4">
Description: Компанія SpaceX запустила на орбіту нову партію інтернет-супутників Starlink. — Укрінформ.</text:p>
      <text:p text:style-name="P4">
Images: ["<text:a xlink:type="simple" xlink:href="https://static.ukrinform.com/photos/2019_11/thumb_files/630_360_1573465327-342.jpg" text:style-name="Internet_20_link" text:visited-style-name="Visited_20_Internet_20_Link">
630_360_15734...</text:a>
"]</text:p>
      <text:p text:style-name="P4">
Tags: ['Інтернет', 'SpaceX', 'Супутник', 'Starlink']</text:p>
      <text:p text:style-name="P4">
Type: Article</text:p>
      <!--METADATA-->
      <text:p text:style-name="P4">
<draw:frame draw:style-name="fr1" draw:name="Image211" text:anchor-type="as-char" svg:width="6.9236in" svg:height="3.956343in" draw:z-index="0">
<draw:image xlink:href="../Images/yкринформ/2023-04-27T17-58-12-03-00/630_360_1573465327-342.jpg" xlink:type="simple" xlink:show="embed" xlink:actuate="onLoad" draw:mime-type="image/jpeg"/>
</draw:frame>
 КомпаніяSpaceX запустила на орбіту нову партію інтернет-супутників Starlink.</text:p>
      <text:p text:style-name="P4">
Про це повідомляє  <text:a xlink:type="simple" xlink:href="https://www.space.com/spacex-starlink-launch-group-3-5" text:style-name="Internet_20_link" text:visited-style-name="Visited_20_Internet_20_Link">
 </text:a>
, передає Укрінформ.</text:p>
      <text:p text:style-name="P4">
Запуск ракети-носія Falcon 9 був здійснений у четвер, 27 квітня, о 16.40 закиївським часом з космодрому в Каліфорнії.</text:p>
      <text:p text:style-name="P4">
Очікується, що 46 інтернет-супутників <text:a xlink:type="simple" xlink:href="https://www.ukrinform.ua/tag-starlink" text:style-name="Internet_20_link" text:visited-style-name="Visited_20_Internet_20_Link">
 </text:a>
 будуть розгорнуті на низькій навколоземні орбіті через 59 хвилинпісля запуску.</text:p>
      <text:p text:style-name="P4">
Нинішній запуск став 27-ю місією року для SpaceX.</text:p>
      <text:p text:style-name="P4">
<text:span text:style-name="T4">
Читайте також:</text:span>
 <text:a xlink:type="simple" xlink:href="https://www.ukrinform.ua/rubric-technology/3695722-starlink-uze-dostupnij-u-ponad-50-krainah.html" text:style-name="Internet_20_link" text:visited-style-name="Visited_20_Internet_20_Link">
 <text:span text:style-name="T4">
Starlink</text:span>
 </text:a>
</text:p>
      <text:p text:style-name="P4">
Starlink — це величезна широкосмугова мережа SpaceX. Наразі вона складається зприблизно 4 000 оперативних супутників, але згодом їх кількість можеперевищити 40 000.</text:p>
      <text:p text:style-name="P4">
Як повідомляв Укрінформ, SpaceX планувала запустити партію із 46 інтернет-супутників Starlink 25 квітня, проте два дні поспіль відкладала запуск черезтехнічні причини.</text:p>
      <text:p text:style-name="P4">
Source: <text:a xlink:type="simple" xlink:href="https://www.ukrinform.ua/rubric-technology/3701634-spacex-zapustila-na-orbitu-se-46-suputnikiv-starlink.html" text:style-name="Internet_20_link" text:visited-style-name="Visited_20_Internet_20_Link">
https://www.ukrinform.ua/rubric-technology/3701634-spacex-zapustila-na-orbitu-se-46-suputnikiv-starlink.html</text:a>
</text:p>
      <!--NEWS-->
      <text:h text:style-name="P10" text:outline-level="1">
<text:span text:style-name="T4">
На Прикарпатті зафіксували землетрус</text:span>
</text:h>
      <text:p text:style-name="P4">
Authors: Ukrinform (Person)</text:p>
      <text:p text:style-name="P4">
Publisher: Укринформ (Organization)</text:p>
      <text:p text:style-name="P4">
Published Time: 2023-04-27T18:03:20+03:00</text:p>
      <text:p text:style-name="P4">
Modified Time: 2023-04-27T18:03:20+03:00</text:p>
      <text:p text:style-name="P4">
Description: На Прикарпатті поблизу Яремче зафіксували землетрус магнітудою 2,2 за шкалою Ріхтера на глибині 3 км. — Укрінформ.</text:p>
      <text:p text:style-name="P4">
Images: ["<text:a xlink:type="simple" xlink:href="https://static.ukrinform.com/photos/2020_05/thumb_files/630_360_1590641887-201.jpg" text:style-name="Internet_20_link" text:visited-style-name="Visited_20_Internet_20_Link">
630_360_15906...</text:a>
"]</text:p>
      <text:p text:style-name="P4">
Tags: ['Яремче', 'Прикарпаття', 'Землетрус']</text:p>
      <text:p text:style-name="P4">
Type: Article</text:p>
      <!--METADATA-->
      <text:p text:style-name="P4">
<draw:frame draw:style-name="fr1" draw:name="Image212" text:anchor-type="as-char" svg:width="6.9236in" svg:height="3.956343in" draw:z-index="0">
<draw:image xlink:href="../Images/yкринформ/2023-04-27T18-03-20-03-00/630_360_1590641887-201.jpg" xlink:type="simple" xlink:show="embed" xlink:actuate="onLoad" draw:mime-type="image/jpeg"/>
</draw:frame>
 НаПрикарпатті поблизу Яремче зафіксували землетрус магнітудою 2,2 за шкалоюРіхтера на глибині 3 км.</text:p>
      <text:p text:style-name="P4">
Про це у  <text:a xlink:type="simple" xlink:href="https://www.facebook.com/gcsk.mcsm/posts/pfbid0SWPho2CxCCvEriwDHwZXamqtfvK1RudrdP5mcWYdZ17nsYPfxp3mWPByZrzvnAnpl" text:style-name="Internet_20_link" text:visited-style-name="Visited_20_Internet_20_Link">
</text:a>
повідомляє Головний центр спеціального контролю, передає Укрінформ.</text:p>
      <text:p text:style-name="P4">
«27 квітня 2023 року о 13:34:53 (за київським часом) Головним центромспеціального контролю зареєстровано землетрус 7 км на захід від м. Яремче,Івано-Франківської області, магнітудою 2,2 (за шкалою Ріхтера) на глибині 3км», - повідомив центр спеціального контролю.</text:p>
      <text:p text:style-name="P4">
<text:span text:style-name="T4">
Читайте також:</text:span>
 <text:a xlink:type="simple" xlink:href="https://www.ukrinform.ua/rubric-world/3701396-v-aponii-stavsa-potuznij-zemletrus.html" text:style-name="Internet_20_link" text:visited-style-name="Visited_20_Internet_20_Link">
 <text:span text:style-name="T4">
землетрус</text:span>
 </text:a>
</text:p>
      <text:p text:style-name="P4">
Зазначається, що за класифікацією землетрус відноситься до «ледве відчутних».Коливання відчувають лише окремі люди, які перебувають у спокійному станівсередині приміщення, особливо на верхніх поверхах.</text:p>
      <text:p text:style-name="P4">
Подібний за силою <text:a xlink:type="simple" xlink:href="https://www.ukrinform.ua/tag-zemletrus" text:style-name="Internet_20_link" text:visited-style-name="Visited_20_Internet_20_Link">
 </text:a>
 у цьому районібув зареєстрований 12 квітня 2023 року, магнітудою 2,5.</text:p>
      <text:p text:style-name="P4">
Source: <text:a xlink:type="simple" xlink:href="https://www.ukrinform.ua/rubric-regions/3701637-na-prikarpatti-zafiksuvali-zemletrus.html" text:style-name="Internet_20_link" text:visited-style-name="Visited_20_Internet_20_Link">
https://www.ukrinform.ua/rubric-regions/3701637-na-prikarpatti-zafiksuvali-zemletrus.html</text:a>
</text:p>
      <!--NEWS-->
      <text:h text:style-name="P10" text:outline-level="1">
<text:span text:style-name="T4">
На Донеччині прикордонники збили два розвідувальні дрони росіян</text:span>
</text:h>
      <text:p text:style-name="P4">
Authors: Ukrinform (Person)</text:p>
      <text:p text:style-name="P4">
Publisher: Укринформ (Organization)</text:p>
      <text:p text:style-name="P4">
Published Time: 2023-04-27T18:03:51+03:00</text:p>
      <text:p text:style-name="P4">
Modified Time: 2023-04-27T18:03:51+03:00</text:p>
      <text:p text:style-name="P4">
Description: У Донецькій області бійці Державної прикордонної служби збили зі стрілецької зброї два розвідувальні БПЛА ворога. — Укрінформ.</text:p>
      <text:p text:style-name="P4">
Images: ["<text:a xlink:type="simple" xlink:href="https://static.ukrinform.com/photos/2023_04/thumb_files/630_360_1682607810-200.jpg" text:style-name="Internet_20_link" text:visited-style-name="Visited_20_Internet_20_Link">
630_360_16826...</text:a>
"]</text:p>
      <text:p text:style-name="P4">
Tags: ['Безпілотник', 'Донеччина', 'Прикордонники', 'Війна з росією']</text:p>
      <text:p text:style-name="P4">
Type: Article</text:p>
      <!--METADATA-->
      <text:p text:style-name="P4">
<draw:frame draw:style-name="fr1" draw:name="Image213" text:anchor-type="as-char" svg:width="6.9236in" svg:height="3.956343in" draw:z-index="0">
<draw:image xlink:href="../Images/yкринформ/2023-04-27T18-03-51-03-00/630_360_1682607810-200.jpg" xlink:type="simple" xlink:show="embed" xlink:actuate="onLoad" draw:mime-type="image/jpeg"/>
</draw:frame>
 УДонецькій області бійці Державної прикордонної служби збили зі стрілецькоїзброї два розвідувальні БПЛА ворога.</text:p>
      <text:p text:style-name="P4">
Як передає Укрінформ, про це повідомляє <text:a xlink:type="simple" xlink:href="https://dpsu.gov.ua/ua/news/na-donechchini-prikordonniki-zbili-dva-kopteri-okupantiv/" text:style-name="Internet_20_link" text:visited-style-name="Visited_20_Internet_20_Link">
 </text:a>
</text:p>
      <text:p text:style-name="P4">
“Одну “пташку” приземлили у Бахмуті, а другу повітряну ціль ліквідували наіншому напрямку в межах <text:a xlink:type="simple" xlink:href="https://www.ukrinform.ua/tag-doneccina" text:style-name="Internet_20_link" text:visited-style-name="Visited_20_Internet_20_Link">
 </text:a>
 . Один зквадрокоптерів був облаштований системою для скидання боєприпасів”, - ідетьсяу повідомленні.</text:p>
      <text:p text:style-name="P4">
У ДПСУ зазначили, що, “втративши ці дрони, ворожі сили окрім послабленнярозвідувальних спроможностей втратили й можливість завдавати ударів зповітря”.</text:p>
      <text:p text:style-name="P4">
<text:span text:style-name="T4">
Читайте також:</text:span>
 <text:a xlink:type="simple" xlink:href="https://www.ukrinform.ua/rubric-ato/3700666-zaluznij-pokazav-robotu-artrozvidnikiv-na-fronti.html" text:style-name="Internet_20_link" text:visited-style-name="Visited_20_Internet_20_Link">
 <text:span text:style-name="T4">
Залужний</text:span>
 </text:a>
</text:p>
      <text:p text:style-name="P4">
Як повідомляв Укрінформ, <text:a xlink:type="simple" xlink:href="https://www.ukrinform.ua/rubric-ato/3701285-v-ukraini-vze-likviduvali-188-920-rosijskih-vijskovih.html" text:style-name="Internet_20_link" text:visited-style-name="Visited_20_Internet_20_Link">
 </text:a>
 з 24лютого 2022 року по 27 квітня 2023 року ліквідували 188 тисяч 920 російськихзагарбників.</text:p>
      <text:p text:style-name="P4">
<text:span text:style-name="T5">
Фото: ДПСУ</text:span>
</text:p>
      <text:p text:style-name="P4">
Source: <text:a xlink:type="simple" xlink:href="https://www.ukrinform.ua/rubric-ato/3701638-na-doneccini-prikordonniki-zbili-dva-rozviduvalni-droni-rosian.html" text:style-name="Internet_20_link" text:visited-style-name="Visited_20_Internet_20_Link">
https://www.ukrinform.ua/rubric-ato/3701638-na-doneccini-prikordonniki-zbili-dva-rozviduvalni-droni-rosian.html</text:a>
</text:p>
      <!--NEWS-->
      <text:h text:style-name="P10" text:outline-level="1">
<text:span text:style-name="T4">
В ОП пояснили, чому Україна наполягає на міжнародній моделі трибуналу над рф</text:span>
</text:h>
      <text:p text:style-name="P4">
Authors: Ukrinform (Person)</text:p>
      <text:p text:style-name="P4">
Publisher: Укринформ (Organization)</text:p>
      <text:p text:style-name="P4">
Published Time: 2023-04-27T18:05:33+03:00</text:p>
      <text:p text:style-name="P4">
Modified Time: 2023-04-27T18:05:33+03:00</text:p>
      <text:p text:style-name="P4">
Description: Україна виступає за міжнародну, а не гібридну модель трибуналу, який дасть змогу винести вирок керівництву росії за злочин агресії від імені всього цивілізованого світу. — Укрінформ.</text:p>
      <text:p text:style-name="P4">
Images: ["<text:a xlink:type="simple" xlink:href="https://static.ukrinform.com/photos/2022_12/thumb_files/630_360_1670488988-713.jpg" text:style-name="Internet_20_link" text:visited-style-name="Visited_20_Internet_20_Link">
630_360_16704...</text:a>
"]</text:p>
      <text:p text:style-name="P4">
Tags: ['Трибунал', 'Офіс Президента', 'Андрій Смирнов']</text:p>
      <text:p text:style-name="P4">
Type: Article</text:p>
      <!--METADATA-->
      <text:p text:style-name="P4">
<draw:frame draw:style-name="fr1" draw:name="Image214" text:anchor-type="as-char" svg:width="6.9236in" svg:height="3.956343in" draw:z-index="0">
<draw:image xlink:href="../Images/yкринформ/2023-04-27T18-05-33-03-00/630_360_1670488988-713.jpg" xlink:type="simple" xlink:show="embed" xlink:actuate="onLoad" draw:mime-type="image/jpeg"/>
</draw:frame>
 Українавиступає за міжнародну, а не гібридну модель трибуналу, який дасть змогувинести вирок керівництву росії за злочин агресії від імені всьогоцивілізованого світу.</text:p>
      <text:p text:style-name="P4">
Про це зазначив заступник керівника Офісу Президента Андрій Смирнов на онлайн-зустрічі з депутатами німецького Бундестагу, повідомили Укрінформу в ОП.</text:p>
      <text:p text:style-name="P4">
"Насамперед міжнародний сценарій створення трибуналу дасть змогу винести вирокпутіну і його поплічникам не іменем України, а від імені всього цивілізованогосвіту. Україна - потерпіла сторона і рішення тільки від нашої сторони можутьсприймати як не до кінця об'єктивне", - пояснив Смирнов.</text:p>
      <text:p text:style-name="P4">
<text:span text:style-name="T4">
Читайте також:</text:span>
 <text:a xlink:type="simple" xlink:href="https://www.ukrinform.ua/rubric-ato/3700712-prezident-kozen-proav-teroru-rf-dodatkovi-argumenti-so-vse-mae-zaversitis-u-tribunali.html" text:style-name="Internet_20_link" text:visited-style-name="Visited_20_Internet_20_Link">
 <text:span text:style-name="T4">
трибунал</text:span>
 </text:a>
</text:p>
      <text:p text:style-name="P4">
Він також підкреслив, що створення гібридного трибуналу потребуватиме внесеннязмін до Конституції України, що, за його словами, неможливо зробити під часдії воєнного стану.</text:p>
      <text:p text:style-name="P4">
Заступник керівника Офісу глави держави розповів, що Україна уважно вивчилароботу Нюрнберзького трибуналу й Токійського процесу і саме тому вважаєміжнародний варіант трибуналу найбільш прийнятним.</text:p>
      <text:p text:style-name="P4">
"У нас щодня помирають люди, щодня їх катують, ґвалтують, незаконнодепортують. Ми просимо весь світ прокинутися і діяти. Просимо підтриматистворення Міжнародного трибуналу, який змусить керівництво росії відповісти зазлочин - агресію проти нашої країни", - наголосив Смирнов.</text:p>
      <text:p text:style-name="P4">
<text:span text:style-name="T4">
Читайте також:</text:span>
 <text:a xlink:type="simple" xlink:href="https://www.ukrinform.ua/rubric-polytics/3700096-stefancuk-zaprosiv-vidvidati-ukrainu-vsih-hto-dosi-sumnivaetsa-v-neobhidnosti-tribunalu-dla-rf.html" text:style-name="Internet_20_link" text:visited-style-name="Visited_20_Internet_20_Link">
 <text:span text:style-name="T4">
трибунал</text:span>
 </text:a>
</text:p>
      <text:p text:style-name="P4">
Як повідомляв Укрінформ, у вересні 2022 року Президент Володимир Зеленськийутворив робочу групу на чолі з керівником ОП Андрієм Єрмаком, яка опрацьовуєпитання створення спеціального трибуналу для притягнення до кримінальноївідповідальності керівництва російської федерації за скоєння злочину агресіїпроти України. Створення такого трибуналу підтримали Парламентська асамблеяРади Європи, Європарламент, Парламентська асамблея НАТО, Парламентськаасамблея ОБСЄ та окремі держави.</text:p>
      <text:p text:style-name="P4">
Нещодавно у західних ЗМІ з'явилася інформація, що Захід нібито розглядає якнайбільш реалістичний варіант гібридного трибуналу для притягнення довідповідальності рф. Цей трибунал може поєднати юрисдикцію України та процесна основі міжнародного права.</text:p>
      <text:p text:style-name="P4">
Source: <text:a xlink:type="simple" xlink:href="https://www.ukrinform.ua/rubric-polytics/3701639-v-op-poasnili-comu-ukraina-napolagae-na-miznarodnij-modeli-tribunalu-nad-rf.html" text:style-name="Internet_20_link" text:visited-style-name="Visited_20_Internet_20_Link">
https://www.ukrinform.ua/rubric-polytics/3701639-v-op-poasnili-comu-ukraina-napolagae-na-miznarodnij-modeli-tribunalu-nad-rf.html</text:a>
</text:p>
      <!--NEWS-->
      <text:h text:style-name="P10" text:outline-level="1">
<text:span text:style-name="T4">
У Британії пройшли підготовку вже 14 тисяч українських військових</text:span>
</text:h>
      <text:p text:style-name="P4">
Authors: Ukrinform (Person)</text:p>
      <text:p text:style-name="P4">
Publisher: Укринформ (Organization)</text:p>
      <text:p text:style-name="P4">
Published Time: 2023-04-27T18:06:00+03:00</text:p>
      <text:p text:style-name="P4">
Modified Time: 2023-04-27T18:06:00+03:00</text:p>
      <text:p text:style-name="P4">
Description: 14 тисяч українських військових повернулися захищати Батьківщину після навчання у Великій Британії. — Укрінформ.</text:p>
      <text:p text:style-name="P4">
Images: ["<text:a xlink:type="simple" xlink:href="https://static.ukrinform.com/photos/2023_04/thumb_files/630_360_1682607912-267.jpg" text:style-name="Internet_20_link" text:visited-style-name="Visited_20_Internet_20_Link">
630_360_16826...</text:a>
"]</text:p>
      <text:p text:style-name="P4">
Tags: ['Британія', 'Україна', 'Військові навчання', 'Військові', 'Війна з росією']</text:p>
      <text:p text:style-name="P4">
Type: Article</text:p>
      <!--METADATA-->
      <text:p text:style-name="P4">
<draw:frame draw:style-name="fr1" draw:name="Image215" text:anchor-type="as-char" svg:width="6.9236in" svg:height="3.956343in" draw:z-index="0">
<draw:image xlink:href="../Images/yкринформ/2023-04-27T18-06-00-03-00/630_360_1682607912-267.jpg" xlink:type="simple" xlink:show="embed" xlink:actuate="onLoad" draw:mime-type="image/jpeg"/>
</draw:frame>
 14 тисячукраїнських військових повернулися захищати Батьківщину після навчання уВеликій Британії.</text:p>
      <text:p text:style-name="P4">
Про це <text:a xlink:type="simple" xlink:href="https://hansard.parliament.uk/Commons/2023-04-27/debates/B057EB51-7DB4-4599-B6E8-0733A786D297/details" text:style-name="Internet_20_link" text:visited-style-name="Visited_20_Internet_20_Link">
</text:a>
заступник Державного секретаря парламенту Сполученого Королівства ВеликоїБританії та Північної Ірландії у справах оборони, ветеранів і сімейвійськовослужбовців Ендрю Меррісон, відповідаючи на запитання щодо України вПалаті громад, передає Укрінформ.</text:p>
      <text:p text:style-name="P4">
«Загалом 14 тисяч українських новобранців повернулися з Великої Британії, щобзахищати свою Батьківщину… В усіх аспектах висока якість підготовкиукраїнських солдатів, яку забезпечують збройні сили Великої Британії та їхніколеги з дев’яти інших країн, довела ефективність у битві проти російськихвійськ», - йдеться у відповіді Меррісона.</text:p>
      <text:p text:style-name="P4">
За його словами, Велика Британія розширить <text:a xlink:type="simple" xlink:href="https://www.ukrinform.ua/tag-vijskovi-navcanna" text:style-name="Internet_20_link" text:visited-style-name="Visited_20_Internet_20_Link">
 </text:a>
 відповідно до вимог України, у тому числі для пілотів,моряків і морської піхоти. Очікується, що цього року кількість новобранців,які пройшли навчання, досягне 20 тисяч осіб.</text:p>
      <text:p text:style-name="P4">
Меррісон додав, що Міжнародний фонд для України, створення якого ініціювалаБританія, вже зібрав 520 мільйонів фунтів стерлінгів.</text:p>
      <text:p text:style-name="P4">
<text:span text:style-name="T4">
Читайте також:</text:span>
 <text:a xlink:type="simple" xlink:href="https://www.ukrinform.ua/rubric-ato/3701011-instruktori-z-norvegii-navcaut-ukrainskih-novobranciv-zahopluvati-okopi.html" text:style-name="Internet_20_link" text:visited-style-name="Visited_20_Internet_20_Link">
 </text:a>
</text:p>
      <text:p text:style-name="P4">
«Велика Британія підтримуватиме Україну стільки, скільки буде потрібно, івитратить ще 2,3 млрд фунтів стерлінгів на військову підтримку Україницьогоріч», – запевнив він.</text:p>
      <text:p text:style-name="P4">
Як повідомляв Укрінформ, високий представник ЄС Жозеп Боррель заявив, що <text:a xlink:type="simple" xlink:href="https://www.ukrinform.ua/rubric-ato/3698995-ponad-16-tisac-ukrainskih-vijskovih-projsli-navcanna-v-krainah-es-borrel.html" text:style-name="Internet_20_link" text:visited-style-name="Visited_20_Internet_20_Link">
</text:a>
</text:p>
      <text:p text:style-name="P4">
<text:span text:style-name="T5">
Фото: АрміяІнформ</text:span>
</text:p>
      <text:p text:style-name="P4">
Source: <text:a xlink:type="simple" xlink:href="https://www.ukrinform.ua/rubric-ato/3701640-u-britanii-projsli-pidgotovku-vze-14-tisac-ukrainskih-vijskovih.html" text:style-name="Internet_20_link" text:visited-style-name="Visited_20_Internet_20_Link">
https://www.ukrinform.ua/rubric-ato/3701640-u-britanii-projsli-pidgotovku-vze-14-tisac-ukrainskih-vijskovih.html</text:a>
</text:p>
      <!--NEWS-->
      <text:h text:style-name="P10" text:outline-level="1">
<text:span text:style-name="T4">
Україна має намір співпрацювати з Литвою в управлінні інфраструктурними проєктами</text:span>
</text:h>
      <text:p text:style-name="P4">
Authors: Ukrinform (Person)</text:p>
      <text:p text:style-name="P4">
Publisher: Укринформ (Organization)</text:p>
      <text:p text:style-name="P4">
Published Time: 2023-04-27T18:09:56+03:00</text:p>
      <text:p text:style-name="P4">
Modified Time: 2023-04-27T18:09:56+03:00</text:p>
      <text:p text:style-name="P4">
Description: Державне агентство відновлення та розвитку інфраструктури співпрацюватиме з Центральним агентством з управління проєктами Литви щодо обміну досвідом та експертизою. — Укрінформ.</text:p>
      <text:p text:style-name="P4">
Images: ["<text:a xlink:type="simple" xlink:href="https://static.ukrinform.com/photos/2023_04/thumb_files/630_360_1682608037-842.jpg" text:style-name="Internet_20_link" text:visited-style-name="Visited_20_Internet_20_Link">
630_360_16826...</text:a>
"]</text:p>
      <text:p text:style-name="P4">
Tags: ['Литва', 'Мінінфраструктури', 'Агентство відновлення']</text:p>
      <text:p text:style-name="P4">
Type: Article</text:p>
      <!--METADATA-->
      <text:p text:style-name="P4">
<draw:frame draw:style-name="fr1" draw:name="Image216" text:anchor-type="as-char" svg:width="6.9236in" svg:height="3.956343in" draw:z-index="0">
<draw:image xlink:href="../Images/yкринформ/2023-04-27T18-09-56-03-00/630_360_1682608037-842.jpg" xlink:type="simple" xlink:show="embed" xlink:actuate="onLoad" draw:mime-type="image/jpeg"/>
</draw:frame>
 Державнеагентство відновлення та розвитку інфраструктури співпрацюватиме з Центральнимагентством з управління проєктами Литви щодо обміну досвідом та експертизою.</text:p>
      <text:p text:style-name="P4">
Про це повідомив у <text:a xlink:type="simple" xlink:href="https://www.facebook.com/agency.for.restoration/posts/pfbid0L5so3iohXViVzdWvU6cQv2z67suQxbgRTxcUE72PEvYqxepJycLoTEawAezvucrnl" text:style-name="Internet_20_link" text:visited-style-name="Visited_20_Internet_20_Link">
</text:a>
голова Агентства відновлення Мустафа Найєм за результатами зустрічі зделегацією Литовської Республіки, передає Укрінформ.</text:p>
      <text:p text:style-name="P4">
«У Литві 20 років працює агентство, яке управляє інфраструктурними проєктами.Для нас цінний досвід європейської інституції, яка має глобальне розуміння табагаторічну практику втілення масштабних інфраструктурних проєктів. Нам цікавотакож інтегрувати досвід <text:a xlink:type="simple" xlink:href="https://www.ukrinform.ua/tag-litva" text:style-name="Internet_20_link" text:visited-style-name="Visited_20_Internet_20_Link">
 </text:a>
 відповідно достандартів ЄС, враховуючи євроінтеграційні прагнення нашої держави», -зазначив Найєм.</text:p>
      <text:p text:style-name="P4">
За його словами, найближчими тижнями планується провести перші онлайн-семінариз литовськими фахівцями щодо процесів та моделі закупівель відповідно достандартів ЄС, внутрішнього контролю та управління проєктами.</text:p>
      <text:p text:style-name="P4">
Ще один напрямок співпраці стосуватиметься розробки типових проєктних рішень,що допоможе швидше їх впроваджувати та адаптувати під конкретний регіон тамайданчик.</text:p>
      <text:p text:style-name="P4">
<text:span text:style-name="T4">
Читайте також:</text:span>
 <text:a xlink:type="simple" xlink:href="https://www.ukrinform.ua/rubric-vidbudova/3699325-agentstvo-vidnovlenna-i-korporacia-cdf-rozpocinaut-proekt-dla-polipsenna-logistiki-v-ukraini.html" text:style-name="Internet_20_link" text:visited-style-name="Visited_20_Internet_20_Link">
 </text:a>
</text:p>
      <text:p text:style-name="P4">
Як повідомлялось, Програма розвитку Організації Об'єднаних Націй (ПРООН) вУкраїні надасть експертну підтримку Державному агентству відновлення тарозвитку інфраструктури у підвищенні прозорості проєктів відбудови.</text:p>
      <text:p text:style-name="P4">
Source: <text:a xlink:type="simple" xlink:href="https://www.ukrinform.ua/rubric-vidbudova/3701642-ukraina-mae-namir-spivpracuvati-z-litvou-v-upravlinni-infrastrukturnimi-proektami.html" text:style-name="Internet_20_link" text:visited-style-name="Visited_20_Internet_20_Link">
https://www.ukrinform.ua/rubric-vidbudova/3701642-ukraina-mae-namir-spivpracuvati-z-litvou-v-upravlinni-infrastrukturnimi-proektami.html</text:a>
</text:p>
      <!--NEWS-->
      <text:h text:style-name="P10" text:outline-level="1">
<text:span text:style-name="T4">
МКІП і телеканал «Белсат TV» планують спільно протидіяти дезінформації з боку білорусі та рф</text:span>
</text:h>
      <text:p text:style-name="P4">
Authors: Ukrinform (Person)</text:p>
      <text:p text:style-name="P4">
Publisher: Укринформ (Organization)</text:p>
      <text:p text:style-name="P4">
Published Time: 2023-04-27T18:11:00+03:00</text:p>
      <text:p text:style-name="P4">
Modified Time: 2023-04-27T18:11:00+03:00</text:p>
      <text:p text:style-name="P4">
Description: Очільник МКІП та представники польського телеканалу «Белсат TV» обговорили напрямки протидії дезінформації з боку нелегітимної влади білорусі та країни-агресора росії. — Укрінформ.</text:p>
      <text:p text:style-name="P4">
Images: ["<text:a xlink:type="simple" xlink:href="https://static.ukrinform.com/photos/2023_04/thumb_files/630_360_1682608182-419.jpg" text:style-name="Internet_20_link" text:visited-style-name="Visited_20_Internet_20_Link">
630_360_16826...</text:a>
", "<text:a xlink:type="simple" xlink:href="https://static.ukrinform.com/photos/2023_04/1682608183-621.jpg" text:style-name="Internet_20_link" text:visited-style-name="Visited_20_Internet_20_Link">
1682608183-62...</text:a>
", "<text:a xlink:type="simple" xlink:href="https://static.ukrinform.com/photos/2023_04/1682608183-919.jpg" text:style-name="Internet_20_link" text:visited-style-name="Visited_20_Internet_20_Link">
1682608183-91...</text:a>
"]</text:p>
      <text:p text:style-name="P4">
Tags: ['білорусь', 'Ткаченко', 'МКІП ']</text:p>
      <text:p text:style-name="P4">
Type: Article</text:p>
      <!--METADATA-->
      <text:p text:style-name="P4">
<draw:frame draw:style-name="fr1" draw:name="Image217" text:anchor-type="as-char" svg:width="6.9236in" svg:height="3.956343in" draw:z-index="0">
<draw:image xlink:href="../Images/yкринформ/2023-04-27T18-11-00-03-00/630_360_1682608182-419.jpg" xlink:type="simple" xlink:show="embed" xlink:actuate="onLoad" draw:mime-type="image/jpeg"/>
</draw:frame>
 ОчільникМКІП та представники польського телеканалу «Белсат TV» обговорили напрямкипротидії дезінформації з боку нелегітимної влади білорусі та країни-агресораросії.</text:p>
      <text:p text:style-name="P4">
Про результати зустрічі міністра культури та інформаційної політики ОлександраТкаченка з делегацією телеканалу «Белсат TV» повідомляє <text:a xlink:type="simple" xlink:href="https://mkip.gov.ua/news/9048.html" text:style-name="Internet_20_link" text:visited-style-name="Visited_20_Internet_20_Link">
</text:a>
 , передає Укрінформ.</text:p>
      <text:p text:style-name="P4">
<draw:frame draw:style-name="fr1" draw:name="Image218" text:anchor-type="as-char" svg:width="6.9236in" svg:height="4.615733in" draw:z-index="0">
<draw:image xlink:href="../Images/yкринформ/2023-04-27T18-11-00-03-00/1682608183-621.jpg" xlink:type="simple" xlink:show="embed" xlink:actuate="onLoad" draw:mime-type="image/jpeg"/>
</draw:frame>
</text:p>
      <text:p text:style-name="P4">
«Сторони обговорили можливі варіанти та шляхи співпраці з напрямків протидіїдезінформації, яка розповсюджується з боку нелегітимної влади республікибілорусь та країни-агресора рф», - йдеться в повідомленні.</text:p>
      <text:p text:style-name="P4">
<text:span text:style-name="T4">
Читайте також:</text:span>
 <text:a xlink:type="simple" xlink:href="https://www.ukrinform.ua/rubric-society/3700543-komisia-mkip-obstezila-se-dva-korpusi-kievopecerskoi-lavri.html" text:style-name="Internet_20_link" text:visited-style-name="Visited_20_Internet_20_Link">
 <text:span text:style-name="T4">
МКІП</text:span>
 </text:a>
</text:p>
      <text:p text:style-name="P4">
Зазначається, що в зустрічі взяли участь директорка телеканалу «Белсат TV»Telewizja Polska S.A Агнешка Ромашевська-Гузи, її заступник ОлексійДікавицький та керівник представництва телеканалу в Україні Ілля Суздалєв.</text:p>
      <text:p text:style-name="P4">
<draw:frame draw:style-name="fr1" draw:name="Image219" text:anchor-type="as-char" svg:width="6.9236in" svg:height="4.615733in" draw:z-index="0">
<draw:image xlink:href="../Images/yкринформ/2023-04-27T18-11-00-03-00/1682608183-919.jpg" xlink:type="simple" xlink:show="embed" xlink:actuate="onLoad" draw:mime-type="image/jpeg"/>
</draw:frame>
</text:p>
      <text:p text:style-name="P4">
Водночас у МКІП повідомляють, що телеканал «Белсат TV» є частиною суспільноготелебачення Республіки Польща. Канал створено у 2007 року силами польських табілоруських журналістів, які на той момент не могли здійснювати своюпрофесійну діяльність у Білорусі. З перших днів повномасштабного російськоговторгнення телеканал активно висвітлює події в Україні, доносячи правду провійну до своєї аудиторії, переважну більшість якої стьановлять росіяни табілоруси.</text:p>
      <text:p text:style-name="P4">
Як повідомляв Укрінформ, Україна та Європейський альянс інформагентствпланують створити платформу з розслідування злочинів рф, що стане одним іззаходів «Інформаційного Рамштайну».</text:p>
      <text:p text:style-name="P4">
Фото: МКІП</text:p>
      <text:p text:style-name="P4">
Source: <text:a xlink:type="simple" xlink:href="https://www.ukrinform.ua/rubric-society/3701644-mkip-i-telekanal-belsat-tv-planuut-spilno-protidiati-dezinformacii-z-boku-bilorusi-ta-rf.html" text:style-name="Internet_20_link" text:visited-style-name="Visited_20_Internet_20_Link">
https://www.ukrinform.ua/rubric-society/3701644-mkip-i-telekanal-belsat-tv-planuut-spilno-protidiati-dezinformacii-z-boku-bilorusi-ta-rf.html</text:a>
</text:p>
      <!--NEWS-->
      <text:h text:style-name="P10" text:outline-level="1">
<text:span text:style-name="T4">
На Херсонщині відновили дві переправи через річку Інгулець</text:span>
</text:h>
      <text:p text:style-name="P4">
Authors: Ukrinform (Person)</text:p>
      <text:p text:style-name="P4">
Publisher: Укринформ (Organization)</text:p>
      <text:p text:style-name="P4">
Published Time: 2023-04-27T18:15:00+03:00</text:p>
      <text:p text:style-name="P4">
Modified Time: 2023-04-27T18:15:00+03:00</text:p>
      <text:p text:style-name="P4">
Description: На Херсонщині відновили дві переправи замість зруйнованих ворогом – спорудили міст через річку Інгулець у Калинівській громаді і тимчасовий міст, що сполучає Велику Олександрівку та Білу Криницю. — Укрінформ.</text:p>
      <text:p text:style-name="P4">
Images: ["<text:a xlink:type="simple" xlink:href="https://static.ukrinform.com/photos/2023_04/thumb_files/630_360_1682608751-834.jpg" text:style-name="Internet_20_link" text:visited-style-name="Visited_20_Internet_20_Link">
630_360_16826...</text:a>
", "<text:a xlink:type="simple" xlink:href="https://static.ukrinform.com/photos/2023_04/1682608751-154.jpg" text:style-name="Internet_20_link" text:visited-style-name="Visited_20_Internet_20_Link">
1682608751-15...</text:a>
", "<text:a xlink:type="simple" xlink:href="https://static.ukrinform.com/photos/2023_04/1682608751-303.jpg" text:style-name="Internet_20_link" text:visited-style-name="Visited_20_Internet_20_Link">
1682608751-30...</text:a>
"]</text:p>
      <text:p text:style-name="P4">
Tags: ['Херсонщина', 'Міст', 'Відбудова']</text:p>
      <text:p text:style-name="P4">
Type: Article</text:p>
      <!--METADATA-->
      <text:p text:style-name="P4">
<draw:frame draw:style-name="fr1" draw:name="Image220" text:anchor-type="as-char" svg:width="6.9236in" svg:height="3.956343in" draw:z-index="0">
<draw:image xlink:href="../Images/yкринформ/2023-04-27T18-15-00-03-00/630_360_1682608751-834.jpg" xlink:type="simple" xlink:show="embed" xlink:actuate="onLoad" draw:mime-type="image/jpeg"/>
</draw:frame>
 НаХерсонщині відновили дві переправи замість зруйнованих ворогом – спорудилиміст через річку Інгулець у Калинівській громаді і тимчасовий міст, щосполучає Велику Олександрівку та Білу Криницю.</text:p>
      <text:p text:style-name="P4">
Як передає Укрінформ, про це повідомляє у <text:a xlink:type="simple" xlink:href="https://www.facebook.com/alexandr.prokudin.7/posts/pfbid0JMJ1V4hGVifzJVRpYRNLmf2dYHNnoA65ykJrjkQA5gBZkGVyVBQhoH7DBSdNANRhl" text:style-name="Internet_20_link" text:visited-style-name="Visited_20_Internet_20_Link">
</text:a>
начальник Херсонської обласної військової адміністрації Олександр Прокудін.</text:p>
      <text:p text:style-name="P4">
«Відновлюємо Херсонщину разом. Завдяки військовослужбовцям Державноїспеціальної служби транспорту Міноборони та фахівцям ДУ «Місцеві дорогиХерсонщини» маємо ще дві переправи», - йдеться у повідомленні.</text:p>
      <text:p text:style-name="P4">
Зокрема, це <text:a xlink:type="simple" xlink:href="https://www.ukrinform.ua/tag-mist" text:style-name="Internet_20_link" text:visited-style-name="Visited_20_Internet_20_Link">
 </text:a>
 через річку Інгулець уКалинівській громаді. Як зазначив Прокудін, через руйнацію цієї переправижителі села Заповіт були фактично «відрізані» від інших населених пунктівгромади. Аби дістатися до сусідніх сіл, дорога до яких раніше займала хвилини,люди мали їхати десятки кілометрів в обʼїзд.</text:p>
      <text:p text:style-name="P4">
<draw:frame draw:style-name="fr1" draw:name="Image221" text:anchor-type="as-char" svg:width="6.9236in" svg:height="5.1927in" draw:z-index="0">
<draw:image xlink:href="../Images/yкринформ/2023-04-27T18-15-00-03-00/1682608751-154.jpg" xlink:type="simple" xlink:show="embed" xlink:actuate="onLoad" draw:mime-type="image/jpeg"/>
</draw:frame>
</text:p>
      <text:p text:style-name="P4">
Менш ніж чотири місяці знадобилося, аби на місці гори каміння, яку залишилипісля себе росіяни, спорудили сучасний міст.</text:p>
      <text:p text:style-name="P4">
<text:span text:style-name="T4">
Читайте також:</text:span>
 <text:a xlink:type="simple" xlink:href="https://www.ukrinform.ua/rubric-regions/3700560-na-kiivsini-vidnovili-ruh-pontonnou-perepravou-do-ivankova.html" text:style-name="Internet_20_link" text:visited-style-name="Visited_20_Internet_20_Link">
 <text:span text:style-name="T4">
понтон</text:span>
 </text:a>
</text:p>
      <text:p text:style-name="P4">
«Гроші на відбудову залучили завдяки фандрейзинговій платформі UNITED24 та їїдонору ТОВ «АВТ Баварія Україна», - зазначив начальник ОВА.</text:p>
      <text:p text:style-name="P4">
<draw:frame draw:style-name="fr1" draw:name="Image222" text:anchor-type="as-char" svg:width="6.9236in" svg:height="5.1927in" draw:z-index="0">
<draw:image xlink:href="../Images/yкринформ/2023-04-27T18-15-00-03-00/1682608751-303.jpg" xlink:type="simple" xlink:show="embed" xlink:actuate="onLoad" draw:mime-type="image/jpeg"/>
</draw:frame>
</text:p>
      <text:p text:style-name="P4">
Також побудували тимчасовий міст через Інгулець, що сполучає ВеликуОлександрівку та Білу Криницю. Нова переправа має одну смугу, і рух можездійснюватися у реверсному режимі. Підкреслюється, що це лише тимчасоверішення. Невдовзі розпочнеться реконструкція зруйнованого мосту, підрядникиуже облаштовують будмайданчик для початку робіт.</text:p>
      <text:p text:style-name="P4">
Як повідомляв Укрінформ, <text:a xlink:type="simple" xlink:href="https://www.ukrinform.ua/rubric-vidbudova/3695526-na-hersonsini-zaversuut-se-odin-timcasovij-mist-cerez-ricku-ingulec.html" text:style-name="Internet_20_link" text:visited-style-name="Visited_20_Internet_20_Link">
 </text:a>
 , що сполучає селище Калинівське та село Краснолюбецьк, замістьзнищеного росіянами моста.</text:p>
      <text:p text:style-name="P4">
Також облаштовано ще один тимчасовий міст через річку Інгулець. Знаходитьсявін на дорозі О220419 Шостакове – Старосілля (км 2+900).</text:p>
      <text:p text:style-name="P4">
У соцмережах з'явилися <text:a xlink:type="simple" xlink:href="https://www.ukrinform.ua/rubric-ato/3612607-suputniki-pokazali-masstabi-rujnuvan-mostiv-na-hersonsini-pidirvanih-rosianami.html" text:style-name="Internet_20_link" text:visited-style-name="Visited_20_Internet_20_Link">
 </text:a>
 , на яких знято мости на Херсонщині, підірваніросійськими військовими під час відступу.</text:p>
      <text:p text:style-name="P4">
<text:span text:style-name="T5">
Фото: Oleksandr Prokudin</text:span>
</text:p>
      <text:p text:style-name="P4">
Source: <text:a xlink:type="simple" xlink:href="https://www.ukrinform.ua/rubric-vidbudova/3701651-na-hersonsini-vidnovili-dvi-perepravi-cerez-ricku-ingulec.html" text:style-name="Internet_20_link" text:visited-style-name="Visited_20_Internet_20_Link">
https://www.ukrinform.ua/rubric-vidbudova/3701651-na-hersonsini-vidnovili-dvi-perepravi-cerez-ricku-ingulec.html</text:a>
</text:p>
      <!--NEWS-->
      <text:h text:style-name="P10" text:outline-level="1">
<text:span text:style-name="T4">
У Київській опері 17 травня стартує цикл концертів «Титани сучасної української музики»</text:span>
</text:h>
      <text:p text:style-name="P4">
Authors: Ukrinform (Person)</text:p>
      <text:p text:style-name="P4">
Publisher: Укринформ (Organization)</text:p>
      <text:p text:style-name="P4">
Published Time: 2023-04-27T18:15:52+03:00</text:p>
      <text:p text:style-name="P4">
Modified Time: 2023-04-27T18:15:52+03:00</text:p>
      <text:p text:style-name="P4">
Description: У Київській опері (Київський муніципальний академічний театр опери і балету для дітей та юнацтва) з 17 до 19 -го травня відбудуться концерти гурту Aviator та співаків Віктора Павліка й Марії Бурмаки. — Укрінформ.</text:p>
      <text:p text:style-name="P4">
Images: ["<text:a xlink:type="simple" xlink:href="https://static.ukrinform.com/photos/2023_04/thumb_files/630_360_1682608457-585.jpg" text:style-name="Internet_20_link" text:visited-style-name="Visited_20_Internet_20_Link">
630_360_16826...</text:a>
"]</text:p>
      <text:p text:style-name="P4">
Tags: ['Концерт', 'Музика', 'Опера', 'Київ']</text:p>
      <text:p text:style-name="P4">
Type: Article</text:p>
      <!--METADATA-->
      <text:p text:style-name="P4">
<draw:frame draw:style-name="fr1" draw:name="Image223" text:anchor-type="as-char" svg:width="6.9236in" svg:height="3.956343in" draw:z-index="0">
<draw:image xlink:href="../Images/yкринформ/2023-04-27T18-15-52-03-00/630_360_1682608457-585.jpg" xlink:type="simple" xlink:show="embed" xlink:actuate="onLoad" draw:mime-type="image/jpeg"/>
</draw:frame>
 УКиївській опері (Київський муніципальний академічний театр опери і балету длядітей та юнацтва) з 17 до 19 -го травня відбудуться концерти гурту Aviator таспіваків Віктора Павліка й Марії Бурмаки.</text:p>
      <text:p text:style-name="P4">
Про це йдеться пресрелізі, який Укрінформу надала пресслужба Київської опери.</text:p>
      <text:p text:style-name="P4">
"До повномасштабного вторгнення кожен із цих артистів був неповторним у своїймузичній ніші, та з 24 лютого 2022 року кожен з них став на оборону своєїкраїни на музичному "фронті", - зазначають у релізі.</text:p>
      <text:p text:style-name="P4">
Повідомляється, що цикл <text:a xlink:type="simple" xlink:href="https://www.ukrinform.ua/tag-koncert" text:style-name="Internet_20_link" text:visited-style-name="Visited_20_Internet_20_Link">
 </text:a>
 17 травнявідкриє гурт Aviator, наступного дня співатиме Марія Бурмака, а 19 травня -Віктор Павлік. Виступи відбудуться на "сцені-укритті" театру.</text:p>
      <text:p text:style-name="P4">
<text:span text:style-name="T4">
Читайте також:</text:span>
 <text:a xlink:type="simple" xlink:href="https://www.ukrinform.ua/rubric-culture/3701108-u-nacionalnij-filarmonii-vidbudetsa-koncert-simfonia-krimu-povernenna.html" text:style-name="Internet_20_link" text:visited-style-name="Visited_20_Internet_20_Link">
 <text:span text:style-name="T4">
концерт</text:span>
 </text:a>
</text:p>
      <text:p text:style-name="P4">
"В акустичних сольних концертах музиканти виконуватимуть як гучні хіти зісвого репертуару, так і недавні прем'єри", - інформують у Київській опері.</text:p>
      <text:p text:style-name="P4">
Як повідомляв Укрінформ, у Харкові 13 квітня <text:a xlink:type="simple" xlink:href="https://www.ukrinform.ua/rubric-culture/3695795-u-harkovi-rozpocavsa-festival-klasicnoi-muziki.html" text:style-name="Internet_20_link" text:visited-style-name="Visited_20_Internet_20_Link">
</text:a>
 . Заходи фестивалю триватимуть до 30 червня.</text:p>
      <text:p text:style-name="P4">
Source: <text:a xlink:type="simple" xlink:href="https://www.ukrinform.ua/rubric-culture/3701647-u-kiivskij-operi-17-travna-startue-cikl-koncertiv-titani-sucasnoi-ukrainskoi-muziki.html" text:style-name="Internet_20_link" text:visited-style-name="Visited_20_Internet_20_Link">
https://www.ukrinform.ua/rubric-culture/3701647-u-kiivskij-operi-17-travna-startue-cikl-koncertiv-titani-sucasnoi-ukrainskoi-muziki.html</text:a>
</text:p>
      <!--NEWS-->
      <text:h text:style-name="P10" text:outline-level="1">
<text:span text:style-name="T4">
У Києві дали 11 років в’язниці жінці, яка викинула з вікна восьмого поверху трирічного сина</text:span>
</text:h>
      <text:p text:style-name="P4">
Authors: Ukrinform (Person)</text:p>
      <text:p text:style-name="P4">
Publisher: Укринформ (Organization)</text:p>
      <text:p text:style-name="P4">
Published Time: 2023-04-27T18:17:49+03:00</text:p>
      <text:p text:style-name="P4">
Modified Time: 2023-04-27T18:17:49+03:00</text:p>
      <text:p text:style-name="P4">
Description: У Києві до 11 років позбавлення волі засуджено жінку, яка викинула з вікна восьмого поверху свою трирічну дитину. — Укрінформ.</text:p>
      <text:p text:style-name="P4">
Images: ["<text:a xlink:type="simple" xlink:href="https://static.ukrinform.com/photos/2018_01/thumb_files/630_360_1515506864-9820.jpg" text:style-name="Internet_20_link" text:visited-style-name="Visited_20_Internet_20_Link">
630_360_15155...</text:a>
"]</text:p>
      <text:p text:style-name="P4">
Tags: ['Діти', 'Суд', 'Київ']</text:p>
      <text:p text:style-name="P4">
Type: Article</text:p>
      <!--METADATA-->
      <text:p text:style-name="P4">
<draw:frame draw:style-name="fr1" draw:name="Image224" text:anchor-type="as-char" svg:width="6.9236in" svg:height="3.956343in" draw:z-index="0">
<draw:image xlink:href="../Images/yкринформ/2023-04-27T18-17-49-03-00/630_360_1515506864-9820.jpg" xlink:type="simple" xlink:show="embed" xlink:actuate="onLoad" draw:mime-type="image/jpeg"/>
</draw:frame>
 У Києвідо 11 років позбавлення волі засуджено жінку, яка викинула з вікна восьмогоповерху свою трирічну дитину.</text:p>
      <text:p text:style-name="P4">
Як передає Укрінформ, про це повідомляє <text:a xlink:type="simple" xlink:href="https://www.gp.gov.ua/ua/posts/do-11-rokiv-za-gratami-zasudzeno-zinku-yaka-vikinula-z-vikna-vosmogo-poverxu-svoyu-3-ricnu-ditinu" text:style-name="Internet_20_link" text:visited-style-name="Visited_20_Internet_20_Link">
</text:a>
 .</text:p>
      <text:p text:style-name="P4">
За підтримання публічного обвинувачення ювенальними прокурорами Дніпровськоїокружної прокуратури Києва жительку столиці засуджено за вчинення закінченогозамаху на умисне вбивство малолітньої дитини (ч. 2 ст. 15, п. 2 ч. 2 ст. 115Кримінального Кодексу України).</text:p>
      <text:p text:style-name="P4">
Їй призначено покарання – 11 років позбавлення волі.</text:p>
      <text:p text:style-name="P4">
<text:span text:style-name="T4">
Читайте також:</text:span>
 <text:a xlink:type="simple" xlink:href="https://www.ukrinform.ua/rubric-kyiv/3670771-vinuvatca-smertelnoi-dtp-bila-sky-mall-u-kievi-zasudili-do-10-rokiv-uvaznenna-prokuratura.html" text:style-name="Internet_20_link" text:visited-style-name="Visited_20_Internet_20_Link">
 <text:span text:style-name="T4">
Києві</text:span>
 <text:span text:style-name="T4">
засудили</text:span>
 </text:a>
</text:p>
      <text:p text:style-name="P4">
Прокурори у суді довели, що у січні 2021 року обвинувачена після сваркителефоном з цивільним чоловіком, відчинила в квартирі вікно та почала викидатиз восьмого поверху речі.</text:p>
      <text:p text:style-name="P4">
Одразу після цього жінка взяла на руки свого трирічного сина, та, підійшовшидо відчиненого вікна, перехилила тіло малолітньої дитини через підвіконня тавипустила його з рук.</text:p>
      <text:p text:style-name="P4">
В результаті таких дій хлопчик впав з восьмого поверху на землю та отримавтяжкі травми.</text:p>
      <text:p text:style-name="P4">
Завдяки своєчасному реагуванню правоохоронців, медиків та свідків події життядитини вдалося врятувати.</text:p>
      <text:p text:style-name="P4">
<text:span text:style-name="T4">
Читайте також:</text:span>
 <text:a xlink:type="simple" xlink:href="https://www.ukrinform.ua/rubric-ato/3701006-do-15-rokiv-zasudili-podruzza-ake-zlivalo-vorogu-dani-pro-zsu-na-bahmutskomu-napramku.html" text:style-name="Internet_20_link" text:visited-style-name="Visited_20_Internet_20_Link">
 <text:span text:style-name="T4">
засудили</text:span>
 </text:a>
</text:p>
      <text:p text:style-name="P4">
У суді вона свою вину заперечувала та пояснювала, що хлопчик начебто сам випавз вікна. Проте судом було допитано ряд свідків, показання яких спростовуваливерсію обвинуваченої.</text:p>
      <text:p text:style-name="P4">
Проведеною експертизою жінка визнана осудною.</text:p>
      <text:p text:style-name="P4">
До набрання вироком суду законної сили обраний обвинуваченій запобіжний західу вигляді тримання під вартою суд залишив без змін.</text:p>
      <text:p text:style-name="P4">
Постраждалий хлопчик перебуває під опікою родичів, він у задовільному стані.</text:p>
      <text:p text:style-name="P4">
Як повідомляв Укрінформ, у квітні у Вінницькій області взяли під варту33-річну жінку, підозрювану у вбивстві тримісячного немовляти черезнеобережність.</text:p>
      <text:p text:style-name="P4">
Source: <text:a xlink:type="simple" xlink:href="https://www.ukrinform.ua/rubric-kyiv/3701649-u-kievi-dali-11-rokiv-vaznici-zinci-aka-vikinula-z-vikna-vosmogo-poverhu-triricnogo-sina.html" text:style-name="Internet_20_link" text:visited-style-name="Visited_20_Internet_20_Link">
https://www.ukrinform.ua/rubric-kyiv/3701649-u-kievi-dali-11-rokiv-vaznici-zinci-aka-vikinula-z-vikna-vosmogo-poverhu-triricnogo-sina.html</text:a>
</text:p>
      <!--NEWS-->
      <text:h text:style-name="P10" text:outline-level="1">
<text:span text:style-name="T4">
Комісія МКІП оглянула ще три корпуси Києво-Печерської лаври</text:span>
</text:h>
      <text:p text:style-name="P4">
Authors: Ukrinform (Person)</text:p>
      <text:p text:style-name="P4">
Publisher: Укринформ (Organization)</text:p>
      <text:p text:style-name="P4">
Published Time: 2023-04-27T18:20:00+03:00</text:p>
      <text:p text:style-name="P4">
Modified Time: 2023-04-27T18:20:00+03:00</text:p>
      <text:p text:style-name="P4">
Description: Комісія Міністерства культури та інформаційної політики 27 квітня продовжила огляд приміщень Національного заповідника «Києво-Печерська лавра». — Укрінформ.</text:p>
      <text:p text:style-name="P4">
Images: ["<text:a xlink:type="simple" xlink:href="https://static.ukrinform.com/photos/2021_04/thumb_files/630_360_1618812805-889.jpg" text:style-name="Internet_20_link" text:visited-style-name="Visited_20_Internet_20_Link">
630_360_16188...</text:a>
"]</text:p>
      <text:p text:style-name="P4">
Tags: ['Київська Лавра', 'перевірки', 'МКІП ']</text:p>
      <text:p text:style-name="P4">
Type: Article</text:p>
      <!--METADATA-->
      <text:p text:style-name="P4">
<draw:frame draw:style-name="fr1" draw:name="Image225" text:anchor-type="as-char" svg:width="6.9236in" svg:height="3.956343in" draw:z-index="0">
<draw:image xlink:href="../Images/yкринформ/2023-04-27T18-20-00-03-00/630_360_1618812805-889.jpg" xlink:type="simple" xlink:show="embed" xlink:actuate="onLoad" draw:mime-type="image/jpeg"/>
</draw:frame>
 КомісіяМіністерства культури та інформаційної політики 27 квітня продовжила оглядприміщень Національного заповідника «Києво-Печерська лавра».</text:p>
      <text:p text:style-name="P4">
Як передає Укрінформ, про це МКІП повідомляє у  <text:a xlink:type="simple" xlink:href="https://t.me/mkipu/5801" text:style-name="Internet_20_link" text:visited-style-name="Visited_20_Internet_20_Link">
 </text:a>
 .</text:p>
      <text:p text:style-name="P4">
Комісія з приймання-передачі державного майна Національного заповідника«Києво-Печерська лавра» оглянула пам’ятки: Дім гостинний та контора (корпус54) – пам’ятка архітектури місцевого значення (загальна площа 1684,9 кв. м.);корпус 56 – пам’ятка архітектури Національного значення (загальна площа 1236,7 кв. м.); келії гостинного двору (корпус 57) – пам’ятка архітектури місцевогозначення, загальною площею 1765,4 кв. м.</text:p>
      <text:p text:style-name="P4">
У МКІП нагадали, що всі ці пам’ятки є складовими об’єкту Всесвітньої спадщини<text:a xlink:type="simple" xlink:href="https://www.ukrinform.ua/tag-unesko" text:style-name="Internet_20_link" text:visited-style-name="Visited_20_Internet_20_Link">
 </text:a>
 .</text:p>
      <text:p text:style-name="P4">
<text:span text:style-name="T4">
Читайте також:</text:span>
 <text:a xlink:type="simple" xlink:href="https://www.ukrinform.ua/rubric-culture/3694946-u-lavri-zafiksuvali-rujnuvanna-knizkovogo-skladu-akij-buv-u-koristuvanni-upc-mp-tkacenko.html" text:style-name="Internet_20_link" text:visited-style-name="Visited_20_Internet_20_Link">
 <text:span text:style-name="T4">
Лаврі</text:span>
 <text:span text:style-name="T4">
зафіксували</text:span>
 <text:span text:style-name="T4">
руйнування</text:span>
 <text:span text:style-name="T4">
Книжкового</text:span>
<text:span text:style-name="T4">
складу</text:span>
 <text:span text:style-name="T4">
який</text:span>
 <text:span text:style-name="T4">
був</text:span>
 <text:span text:style-name="T4">
користуванні</text:span>
 <text:span text:style-name="T4">
УПЦ</text:span>
 <text:span text:style-name="T4">
Ткаченко</text:span>
</text:a>
</text:p>
      <text:p text:style-name="P4">
"Водночас представники монастиря ознайомились з Ухвалою Господарського судуміста Києва про заборону перешкоджання роботі комісії", - зазначили в МКІП.</text:p>
      <text:p text:style-name="P4">
Як повідомляв Укрінформ, Національний заповідник "Києво-Печерська Лавра"оголосив про розірвання договору про оренду з Українською православною церквоюмосковського патріархату з 29 березня 2023 року, проте тривалий час невідоміособи зачиняли приміщення Лаври зсередини та перешкоджали початку діяльностікомісії з інвентаризації майна.</text:p>
      <text:p text:style-name="P4">
Source: <text:a xlink:type="simple" xlink:href="https://www.ukrinform.ua/rubric-society/3701657-komisia-mkip-oglanula-se-tri-korpusi-kievopecerskoi-lavri.html" text:style-name="Internet_20_link" text:visited-style-name="Visited_20_Internet_20_Link">
https://www.ukrinform.ua/rubric-society/3701657-komisia-mkip-oglanula-se-tri-korpusi-kievopecerskoi-lavri.html</text:a>
</text:p>
      <!--NEWS-->
      <text:h text:style-name="P10" text:outline-level="1">
<text:span text:style-name="T4">
Міноборони планує перевести військово-лікарські комісії на роботу з електронними чергами – Маляр</text:span>
</text:h>
      <text:p text:style-name="P4">
Authors: Ukrinform (Person)</text:p>
      <text:p text:style-name="P4">
Publisher: Укринформ (Organization)</text:p>
      <text:p text:style-name="P4">
Published Time: 2023-04-27T18:24:32+03:00</text:p>
      <text:p text:style-name="P4">
Modified Time: 2023-04-27T18:24:32+03:00</text:p>
      <text:p text:style-name="P4">
Description: Міністерство оборони України планує перевести військово-лікарські комісії на роботу з електронними чергами. — Укрінформ.</text:p>
      <text:p text:style-name="P4">
Images: ["<text:a xlink:type="simple" xlink:href="https://static.ukrinform.com/photos/2023_04/thumb_files/630_360_1682608936-362.jpg" text:style-name="Internet_20_link" text:visited-style-name="Visited_20_Internet_20_Link">
630_360_16826...</text:a>
"]</text:p>
      <text:p text:style-name="P4">
Tags: ['Міноборони', 'Ганна Маляр', 'ВЛК']</text:p>
      <text:p text:style-name="P4">
Type: Article</text:p>
      <!--METADATA-->
      <text:p text:style-name="P4">
<draw:frame draw:style-name="fr1" draw:name="Image226" text:anchor-type="as-char" svg:width="6.9236in" svg:height="3.956343in" draw:z-index="0">
<draw:image xlink:href="../Images/yкринформ/2023-04-27T18-24-32-03-00/630_360_1682608936-362.jpg" xlink:type="simple" xlink:show="embed" xlink:actuate="onLoad" draw:mime-type="image/jpeg"/>
</draw:frame>
Міністерство оборони України планує перевести військово-лікарські комісії нароботу з електронними чергами.</text:p>
      <text:p text:style-name="P4">
Як передає Укрінформ, про це йшлось на зустрічі представників Міноборони згромадськими діячами та волонтерами медичної сфери, написала у <text:a xlink:type="simple" xlink:href="https://t.me/annamaliar/673" text:style-name="Internet_20_link" text:visited-style-name="Visited_20_Internet_20_Link">
</text:a>
 заступниця міністра оборони України ГаннаМаляр.</text:p>
      <text:p text:style-name="P4">
За її словами, на зустрічі волонтери озвучили деякі конкретні випадкинедобросовісного виконання окремими особами своїх обов’язків у сферімедзабезпечення <text:a xlink:type="simple" xlink:href="https://www.ukrinform.ua/tag-vijskovi" text:style-name="Internet_20_link" text:visited-style-name="Visited_20_Internet_20_Link">
 </text:a>
 . Міністр оборониУкраїни Олексій Резніков доручив перевірити всі ці випадки і прийнятивідповідні заходи.</text:p>
      <text:p text:style-name="P4">
На зустрічі також йшлось про роботу військово-лікарських комісій. За словамиМаляр, чимало робиться прямо зараз. Зокрема, масштабування мережі ВЛК,розширено кількість військово-лікарських комісій за рахунок їх створення уцивільних лікарнях. Започатковані пілотні проєкти з електронногодокументообігу та розроблений такий цифровий продукт, як електронна черга.</text:p>
      <text:p text:style-name="P4">
"Йдеться наразі про п‘ять міст України, в яких найбільш завантажені військово-лікарські комісії — Харків, Львів, Київ, Вінницю та Одесу. У найближчих планахперевести всі військово-лікарські комісії на роботу з електронними чергами", -зазначила Маляр.</text:p>
      <text:p text:style-name="P4">
<text:span text:style-name="T4">
Читайте також:</text:span>
 <text:a xlink:type="simple" xlink:href="https://www.ukrinform.ua/rubric-society/3697622-vijskovolikarski-komisii-pracuvatimut-u-civilnih-medzakladah-za-programou-medgarantij-moz.html" text:style-name="Internet_20_link" text:visited-style-name="Visited_20_Internet_20_Link">
 </text:a>
</text:p>
      <text:p text:style-name="P4">
У зустрічі взяли участь понад 20 осіб, серед яких: Юлія “Тайра” Паєвська(військовослужбовиця, парамедикиня, волонтерка та доброволиця), Ольга Гужва(громадська діячка та засновниця громадської організації “АСТ”), ГаннаМайборода (Всеукраїнське об’єднання “Патріот”), Сергій Бабаєв (головагромадської організації “Спілка ветеранів АТО”), Павло Федоров (директорГромадської спілки “Консорціум ветеранських організацій сходу”), ОльгаЦуканова (керівниця Громадської ради Білоцерківщини ), Любов Галан(представниця ГО “Принцип”).</text:p>
      <text:p text:style-name="P4">
Громадські діячі та волонтери запропонували створити постійно діючу групу длясистемної комунікації та спільні роботи. Маляр наголосила, що Міноборонипідтримує цю пропозицію.</text:p>
      <text:p text:style-name="P4">
<text:span text:style-name="T4">
Читайте також:</text:span>
 <text:a xlink:type="simple" xlink:href="https://www.ukrinform.ua/rubric-society/3697552-meddopomoga-vijskovim-ak-virisiti-mizvidomci-problemi.html" text:style-name="Internet_20_link" text:visited-style-name="Visited_20_Internet_20_Link">
 </text:a>
</text:p>
      <text:p text:style-name="P4">
Як повідомляв Укрінформ, 11 квітня Верховна Рада <text:a xlink:type="simple" xlink:href="https://www.ukrinform.ua/rubric-society/3694431-rada-pidtrimala-dva-zakonoproekti-pro-zmini-u-roboti-vijskovolikarskih-komisij.html" text:style-name="Internet_20_link" text:visited-style-name="Visited_20_Internet_20_Link">
</text:a>
 двазаконопроєкти, які передбачають удосконалення роботи військово-лікарськихкомісій (ВЛК).</text:p>
      <text:p text:style-name="P4">
Source: <text:a xlink:type="simple" xlink:href="https://www.ukrinform.ua/rubric-society/3701652-minoboroni-planue-perevesti-vijskovolikarski-komisii-na-robotu-z-elektronnimi-cergami-malar.html" text:style-name="Internet_20_link" text:visited-style-name="Visited_20_Internet_20_Link">
https://www.ukrinform.ua/rubric-society/3701652-minoboroni-planue-perevesti-vijskovolikarski-komisii-na-robotu-z-elektronnimi-cergami-malar.html</text:a>
</text:p>
      <!--NEWS-->
      <text:h text:style-name="P10" text:outline-level="1">
<text:span text:style-name="T4">
У столичному ботсаду імені Гришка на вихідних навчатимуть мінній безпеці</text:span>
</text:h>
      <text:p text:style-name="P4">
Authors: Ukrinform (Person)</text:p>
      <text:p text:style-name="P4">
Publisher: Укринформ (Organization)</text:p>
      <text:p text:style-name="P4">
Published Time: 2023-04-27T18:26:03+03:00</text:p>
      <text:p text:style-name="P4">
Modified Time: 2023-04-27T18:26:03+03:00</text:p>
      <text:p text:style-name="P4">
Description: У Києві 29 - 30 квітня, у ботанічному саду імені Гришка навчатимуть мінній безпеці та основам надання першої медичної допомоги. — Укрінформ.</text:p>
      <text:p text:style-name="P4">
Images: ["<text:a xlink:type="simple" xlink:href="https://static.ukrinform.com/photos/2023_04/thumb_files/630_360_1682609080-407.jpg" text:style-name="Internet_20_link" text:visited-style-name="Visited_20_Internet_20_Link">
630_360_16826...</text:a>
"]</text:p>
      <text:p text:style-name="P4">
Tags: ['КМДА', 'Міна', 'Київ', 'Безпека']</text:p>
      <text:p text:style-name="P4">
Type: Article</text:p>
      <!--METADATA-->
      <text:p text:style-name="P4">
<draw:frame draw:style-name="fr1" draw:name="Image227" text:anchor-type="as-char" svg:width="6.9236in" svg:height="3.956343in" draw:z-index="0">
<draw:image xlink:href="../Images/yкринформ/2023-04-27T18-26-03-03-00/630_360_1682609080-407.jpg" xlink:type="simple" xlink:show="embed" xlink:actuate="onLoad" draw:mime-type="image/jpeg"/>
</draw:frame>
 У Києві 29- 30 квітня, у ботанічному саду імені Гришка навчатимуть мінній безпеці таосновам надання першої медичної допомоги.</text:p>
      <text:p text:style-name="P4">
Як передає Укрінформ, про це Київська міська державна адміністрація повідомляєу  <text:a xlink:type="simple" xlink:href="https://t.me/KyivCityOfficial/6553" text:style-name="Internet_20_link" text:visited-style-name="Visited_20_Internet_20_Link">
 </text:a>
 .</text:p>
      <text:p text:style-name="P4">
Організує інформаційно просвітницьку акцію Київська міська організаціяТовариства Червоного Хреста України.</text:p>
      <text:p text:style-name="P4">
Протягом двох днів з 10:30 до 14:00 на центральній алеї парку працюватимутьлокації, де фахівці розкажуть, зокрема, про першу допомогу – як допомогти припораненні чи кровотечі, про серцево-легеневу реанімацію, допомогу втранспортуванні потерпілого. Навчатимуть мінній безпеці – як поводитися признаходженні <text:a xlink:type="simple" xlink:href="https://www.ukrinform.ua/tag-vibuhivka" text:style-name="Internet_20_link" text:visited-style-name="Visited_20_Internet_20_Link">
 </text:a>
 пристроїв та якийвигляд вони мають. Розповідатимуть про безпечне поводження з домашнімитваринами. Надаватимуть психосоціальну підтримку. Також працюватиме спеціальналокація «Дитяча академія першої допомоги».</text:p>
      <text:p text:style-name="P4">
<text:span text:style-name="T4">
Читайте також:</text:span>
 <text:a xlink:type="simple" xlink:href="https://www.ukrinform.ua/rubric-kyiv/3700130-spravzni-pricini-vijni-abo-ak-pracue-rospropaganda-u-kievi-vidrili-interaktivnu-vistavku.html" text:style-name="Internet_20_link" text:visited-style-name="Visited_20_Internet_20_Link">
 <text:span text:style-name="T4">
Справжні</text:span>
 <text:span text:style-name="T4">
причини</text:span>
 <text:span text:style-name="T4">
війни</text:span>
 <text:span text:style-name="T4">
або</text:span>
 <text:span text:style-name="T4">
працює</text:span>
<text:span text:style-name="T4">
роспропаганда</text:span>
 <text:span text:style-name="T4">
Києві</text:span>
 <text:span text:style-name="T4">
відрили</text:span>
 <text:span text:style-name="T4">
інтерактивну</text:span>
 <text:span text:style-name="T4">
виставку</text:span>
</text:a>
</text:p>
      <text:p text:style-name="P4">
"Юних гостей розважатимуть аніматори, працюватимуть зони різноманітних творчихмайстер-класів і аквагриму. Також заплановане бульбашкове шоу", - додали вКМДА.</text:p>
      <text:p text:style-name="P4">
Як повідомляв Укрінформ, Міністерство з питань реінтеграції тимчасовоокупованих територій  <text:a xlink:type="simple" xlink:href="https://www.ukrinform.ua/rubric-society/3688279-minreintegracii-pidgotuvalo-dobirku-servisiv-pro-minnu-bezpeku-dla-ditej.html" text:style-name="Internet_20_link" text:visited-style-name="Visited_20_Internet_20_Link">
 </text:a>
 та онлайн-уроків, які допоможуть підвищити обізнаністьдітей щодо мінної безпеки.</text:p>
      <text:p text:style-name="P4">
Source: <text:a xlink:type="simple" xlink:href="https://www.ukrinform.ua/rubric-kyiv/3701653-u-stolicnomu-botsadu-imeni-griska-na-vihidnih-navcatimut-minnij-bezpeci.html" text:style-name="Internet_20_link" text:visited-style-name="Visited_20_Internet_20_Link">
https://www.ukrinform.ua/rubric-kyiv/3701653-u-stolicnomu-botsadu-imeni-griska-na-vihidnih-navcatimut-minnij-bezpeci.html</text:a>
</text:p>
      <!--NEWS-->
      <text:h text:style-name="P10" text:outline-level="1">
<text:span text:style-name="T4">
Збірна України закинула 14 шайб хокеїстам Нідерландів на ЧС-2023</text:span>
</text:h>
      <text:p text:style-name="P4">
Authors: Ukrinform (Person)</text:p>
      <text:p text:style-name="P4">
Publisher: Укринформ (Organization)</text:p>
      <text:p text:style-name="P4">
Published Time: 2023-04-27T18:27:00+03:00</text:p>
      <text:p text:style-name="P4">
Modified Time: 2023-04-27T18:27:00+03:00</text:p>
      <text:p text:style-name="P4">
Description: У Таллінні (Естонія) за участю збірної України триває чемпіонат світу з хокею у Дивізіоні ІВ. — Укрінформ.</text:p>
      <text:p text:style-name="P4">
Images: ["<text:a xlink:type="simple" xlink:href="https://static.ukrinform.com/photos/2023_04/thumb_files/630_360_1682609246-858.jpg" text:style-name="Internet_20_link" text:visited-style-name="Visited_20_Internet_20_Link">
630_360_16826...</text:a>
"]</text:p>
      <text:p text:style-name="P4">
Tags: ['Чемпіонат світу', 'хокей', 'Збірна України']</text:p>
      <text:p text:style-name="P4">
Type: Article</text:p>
      <!--METADATA-->
      <text:p text:style-name="P4">
<draw:frame draw:style-name="fr1" draw:name="Image228" text:anchor-type="as-char" svg:width="6.9236in" svg:height="3.956343in" draw:z-index="0">
<draw:image xlink:href="../Images/yкринформ/2023-04-27T18-27-00-03-00/630_360_1682609246-858.jpg" xlink:type="simple" xlink:show="embed" xlink:actuate="onLoad" draw:mime-type="image/jpeg"/>
</draw:frame>
 У Таллінні(Естонія) за участю збірної України триває чемпіонат світу з хокею у ДивізіоніІВ.</text:p>
      <text:p text:style-name="P4">
Четвертий тур першості приніс третю перемогу «синьо-жовтим», які розгромилинаціональну команду Нідерландів - 14:2 (4:1, 6:1, 4:0), передає Укрінформ.</text:p>
      <text:p text:style-name="P4">
Чотири шайби у ворота суперників закинув Данило Трахт (12, 21, 51, 59-ахвилини), автором хет-трику став Ілля Коренчук (2, 7, 50), дубль оформивАндрій Денискін (32, 45), а також відзначилися Дмитро Німенко (19), ІгорМережко (23), Назар Ружников (23), Ярослав Панченко (37) та Олексій Ворона(39).</text:p>
      <text:p text:style-name="P4">
У заключному матчі ігрового дня о 19.30 Естонія зійдеться з Японією.</text:p>
      <text:p text:style-name="P4">
<text:span text:style-name="T4">
Читайте також:</text:span>
 <text:a xlink:type="simple" xlink:href="https://www.ukrinform.ua/rubric-sports/3701549-kitajci-rozgromili-serbiv-na-cs2023-z-hokeu-ukraina-zustricaetsa-z-gollandcami.html" text:style-name="Internet_20_link" text:visited-style-name="Visited_20_Internet_20_Link">
 <text:span text:style-name="T4">
хокею</text:span>
 </text:a>
</text:p>
      <text:p text:style-name="P4">
Турнірне становище: Україна - 10 очок (після 4-х ігор), Японія - 9 (3),Естонія - 5 (3), Китай - 5 (4), Нідерланди - 3 (4), Сербія - 1 (4).</text:p>
      <text:p text:style-name="P4">
29 квітня підопічні Вадима Шахрайчука завершать виступ протистоянням зЯпонією.</text:p>
      <text:p text:style-name="P4">
Переможець турніру підвищиться у класі і наступного сезону гратиме у другомуза класифікацією Дивізіоні ІА.</text:p>
      <text:p text:style-name="P4">
Фото: Федерація хокею України.</text:p>
      <text:p text:style-name="P4">
Source: <text:a xlink:type="simple" xlink:href="https://www.ukrinform.ua/rubric-sports/3701654-zbirna-ukraini-zakinula-14-sajb-hokeistam-niderlandiv-na-cs2023.html" text:style-name="Internet_20_link" text:visited-style-name="Visited_20_Internet_20_Link">
https://www.ukrinform.ua/rubric-sports/3701654-zbirna-ukraini-zakinula-14-sajb-hokeistam-niderlandiv-na-cs2023.html</text:a>
</text:p>
      <!--NEWS-->
      <text:h text:style-name="P10" text:outline-level="1">
<text:span text:style-name="T4">
Голова Київської ОВА обговорив відбудову регіону з послом Японії</text:span>
</text:h>
      <text:p text:style-name="P4">
Authors: Ukrinform (Person)</text:p>
      <text:p text:style-name="P4">
Publisher: Укринформ (Organization)</text:p>
      <text:p text:style-name="P4">
Published Time: 2023-04-27T18:27:46+03:00</text:p>
      <text:p text:style-name="P4">
Modified Time: 2023-04-27T18:27:46+03:00</text:p>
      <text:p text:style-name="P4">
Description: Голова Київської ОВА Руслан Кравченко обговорив подальшу співпрацю у питаннях відбудови Київщини з Надзвичайним і Повноважним послом Японії в Україні Мацудою Кунінорі. — Укрінформ.</text:p>
      <text:p text:style-name="P4">
Images: ["<text:a xlink:type="simple" xlink:href="https://static.ukrinform.com/photos/2023_04/thumb_files/630_360_1682609002-395.jpg" text:style-name="Internet_20_link" text:visited-style-name="Visited_20_Internet_20_Link">
630_360_16826...</text:a>
", "<text:a xlink:type="simple" xlink:href="https://static.ukrinform.com/photos/2023_04/1682609047-123.jpg" text:style-name="Internet_20_link" text:visited-style-name="Visited_20_Internet_20_Link">
1682609047-12...</text:a>
", "<text:a xlink:type="simple" xlink:href="https://static.ukrinform.com/photos/2023_04/1682609047-775.jpg" text:style-name="Internet_20_link" text:visited-style-name="Visited_20_Internet_20_Link">
1682609047-77...</text:a>
"]</text:p>
      <text:p text:style-name="P4">
Tags: ['Японія', 'Посол', 'Київщина', 'Відбудова']</text:p>
      <text:p text:style-name="P4">
Type: Article</text:p>
      <!--METADATA-->
      <text:p text:style-name="P4">
<draw:frame draw:style-name="fr1" draw:name="Image229" text:anchor-type="as-char" svg:width="6.9236in" svg:height="3.956343in" draw:z-index="0">
<draw:image xlink:href="../Images/yкринформ/2023-04-27T18-27-46-03-00/630_360_1682609002-395.jpg" xlink:type="simple" xlink:show="embed" xlink:actuate="onLoad" draw:mime-type="image/jpeg"/>
</draw:frame>
 ГоловаКиївської ОВА Руслан Кравченко обговорив подальшу співпрацю у питанняхвідбудови Київщини з Надзвичайним і Повноважним послом Японії в УкраїніМацудою Кунінорі.</text:p>
      <text:p text:style-name="P4">
Про це він повідомив у <text:a xlink:type="simple" xlink:href="https://www.facebook.com/RuslanKravchenkoKyiv/posts/pfbid02e6UE71wqx3Yhy4zeJVvAcpvAkm5nVwAfZBypLv9wokGWAC9xp2HDHvWFAdVdMJmMl" text:style-name="Internet_20_link" text:visited-style-name="Visited_20_Internet_20_Link">
</text:a>
, передає Укрінформ.</text:p>
      <text:p text:style-name="P4">
«Разом із Послом обговорили подальшу співпрацю та взаємодію в питанняхвідбудови Київщини. І вдячні, що Японія готова нас в цьому підтримувати йнадалі. Сьогодні ставимо перед собою чотири пріоритетні завдання: відбудоважитла з акцентом на відновлення багатоквартирних будинків, відбудова критичноїта соціальної інфраструктури, а також безпека дітей», – зазначив голова КОВА.</text:p>
      <text:p text:style-name="P4">
<draw:frame draw:style-name="fr1" draw:name="Image230" text:anchor-type="as-char" svg:width="6.9236in" svg:height="4.617987in" draw:z-index="0">
<draw:image xlink:href="../Images/yкринформ/2023-04-27T18-27-46-03-00/1682609047-123.jpg" xlink:type="simple" xlink:show="embed" xlink:actuate="onLoad" draw:mime-type="image/jpeg"/>
</draw:frame>
</text:p>
      <text:p text:style-name="P4">
Він зауважив, що на сьогодні 253 багатоквартирних будинків потребуютькапітального ремонту, а 54 – зруйновані повністю.</text:p>
      <text:p text:style-name="P4">
<text:span text:style-name="T4">
Читайте також:</text:span>
 <text:a xlink:type="simple" xlink:href="https://www.ukrinform.ua/rubric-vidbudova/3701599-dopomoga-svitu-u-vidbudovi-ukraini-strategicni-risenna-ta-konkretni-proekti.html" text:style-name="Internet_20_link" text:visited-style-name="Visited_20_Internet_20_Link">
 <text:span text:style-name="T4">
відбудов</text:span>
 </text:a>
</text:p>
      <text:p text:style-name="P4">
“Наше завдання – повернути українців додому. Тому в пріоритеті відбудова самебагатоквартирних будинків. Це дозволить забезпечити житлом не лише мешканцівКиївщини, а і внутрішньо переміщених осіб. На території області їхзареєстровано понад 300 тисяч”, - сказав Кравченко.</text:p>
      <text:p text:style-name="P4">
<draw:frame draw:style-name="fr1" draw:name="Image231" text:anchor-type="as-char" svg:width="6.9236in" svg:height="4.617987in" draw:z-index="0">
<draw:image xlink:href="../Images/yкринформ/2023-04-27T18-27-46-03-00/1682609047-775.jpg" xlink:type="simple" xlink:show="embed" xlink:actuate="onLoad" draw:mime-type="image/jpeg"/>
</draw:frame>
</text:p>
      <text:p text:style-name="P4">
Голова Київської ОВА також підкреслив, що наразі на території областіневідкладної відбудови потребує 21 зруйнований міст. Він наголосив, що Японіямає величезний досвід у будівництві мостів, володіє відповідними технологіями,у чому Україна наразі особливо зацікавлена.</text:p>
      <text:p text:style-name="P4">
Крім того, Кравченко повідомив, що першочергової відбудови потребують ще 23школи, 21 дитячий садок, 22 заклади охорони здоров'я, 14 спортивних об'єктів,65 – релігійних та культурних споруд, які пошкоджені внаслідок військовоїагресії росії.</text:p>
      <text:p text:style-name="P4">
<text:span text:style-name="T4">
Читайте також:</text:span>
 <text:a xlink:type="simple" xlink:href="https://www.ukrinform.ua/rubric-vidbudova/3701177-vidbudova-ukraini-mae-rozpocatisa-negajno-mingarelli.html" text:style-name="Internet_20_link" text:visited-style-name="Visited_20_Internet_20_Link">
 <text:span text:style-name="T4">
Відбудов</text:span>
 </text:a>
</text:p>
      <text:p text:style-name="P4">
За його словами, для того, аби максимально швидко відновити повноціннийосвітній процес, необхідно створити безпечні умови для навчання дітей.Зокрема, для цього на території області необхідно облаштувати укриття для 1161об'єкта, з них 43 – критично пріоритетні.</text:p>
      <text:p text:style-name="P4">
“У цьому питанні ми також сподіваємося на допомогу японських партнерів, абивже з вересня діти могли повернутися до звичного, а головне – безпечногонавчання”, - зазначив голова КОВА.</text:p>
      <text:p text:style-name="P4">
Як повідомляв Укрінформ, уряд Японії оголосив про внесок у розмірі 471 млндоларів до Цільового фонду підтримки, відновлення, відбудови та реформуванняУкраїни (URTF).</text:p>
      <text:p text:style-name="P4">
Source: <text:a xlink:type="simple" xlink:href="https://www.ukrinform.ua/rubric-vidbudova/3701655-golova-kiivskoi-ova-obgovoriv-vidbudovu-regionu-z-poslom-aponii.html" text:style-name="Internet_20_link" text:visited-style-name="Visited_20_Internet_20_Link">
https://www.ukrinform.ua/rubric-vidbudova/3701655-golova-kiivskoi-ova-obgovoriv-vidbudovu-regionu-z-poslom-aponii.html</text:a>
</text:p>
      <!--NEWS-->
      <text:h text:style-name="P10" text:outline-level="1">
<text:span text:style-name="T4">
ПАРЄ визнала геноцидом депортацію українських дітей до росії</text:span>
</text:h>
      <text:p text:style-name="P4">
Authors: Ukrinform (Person)</text:p>
      <text:p text:style-name="P4">
Publisher: Укринформ (Organization)</text:p>
      <text:p text:style-name="P4">
Published Time: 2023-04-27T18:32:00+03:00</text:p>
      <text:p text:style-name="P4">
Modified Time: 2023-04-27T18:32:00+03:00</text:p>
      <text:p text:style-name="P4">
Description: Парламентська асамблея Ради Європи визнала геноцидом депортацію та насильницьке переміщення українських дітей на територію російської федерації та закликала МКС розглянути можливість кримінального переслідування за цей злочин. — Укрінформ.</text:p>
      <text:p text:style-name="P4">
Images: ["<text:a xlink:type="simple" xlink:href="https://static.ukrinform.com/photos/2019_06/thumb_files/630_360_1561558508-838.jpg" text:style-name="Internet_20_link" text:visited-style-name="Visited_20_Internet_20_Link">
630_360_15615...</text:a>
"]</text:p>
      <text:p text:style-name="P4">
Tags: ['Депортація', 'Діти', 'Геноцид', 'ПАРЄ', 'Резолюція', 'Війна з росією']</text:p>
      <text:p text:style-name="P4">
Type: Article</text:p>
      <!--METADATA-->
      <text:p text:style-name="P4">
<draw:frame draw:style-name="fr1" draw:name="Image232" text:anchor-type="as-char" svg:width="6.9236in" svg:height="3.956343in" draw:z-index="0">
<draw:image xlink:href="../Images/yкринформ/2023-04-27T18-32-00-03-00/630_360_1561558508-838.jpg" xlink:type="simple" xlink:show="embed" xlink:actuate="onLoad" draw:mime-type="image/jpeg"/>
</draw:frame>
Парламентська асамблея Ради Європи визнала геноцидом депортацію танасильницьке переміщення українських дітей на територію російської федераціїта закликала МКС розглянути можливість кримінального переслідування за цейзлочин.</text:p>
      <text:p text:style-name="P4">
Як передає кореспондент Укрінформу, відповідна резолюція прийнята на веснянійсесії ПАРЄ.</text:p>
      <text:p text:style-name="P4">
За ухвалення документа "Депортація та насильницьке переміщення українських <text:a xlink:type="simple" xlink:href="https://www.ukrinform.ua/tag-diti" text:style-name="Internet_20_link" text:visited-style-name="Visited_20_Internet_20_Link">
</text:a>
 та інших цивільних осіб до російськоїфедерації або на тимчасово окуповані території України: створити умови дляїхнього безпечного повернення, покласти край злочинам та покарати винних"проголосували 87 депутатів з 89 присутніх, один був проти, ще один –утримався.</text:p>
      <text:p text:style-name="P4">
У резолюції зазначається, що ООН, Рада Європи, Європарламент та ОБСЄ протягомостанніх місяців і тижнів рішуче засудили практику насильницького переміщеннята депортації цивільних осіб, зокрема дітей, російською федерацією з територіїУкраїни.</text:p>
      <text:p text:style-name="P4">
"Застосовуючи цю практику, російська федерація часто нав'язує їм російськегромадянство, що також призводить до порушення права дітей на ідентичність ісприяє незаконному усиновленню українських дітей російськими сім'ями. Такіпрактики заборонені міжнародним гуманітарним правом, правами людини такримінальним правом і мають переслідуватися як воєнні злочини та злочини протилюдяності. У випадку з насильницьким переміщенням дітей має місце злочингеноциду, що має бути ретельно розслідувано та переслідуватися у судовомупорядку", - йдеться у документі.</text:p>
      <text:p text:style-name="P4">
<text:span text:style-name="T4">
Читайте також:</text:span>
 <text:a xlink:type="simple" xlink:href="https://www.ukrinform.ua/rubric-ato/3691646-lubinec-rf-zalucae-specsluzbi-sob-ukrainski-diti-ne-mogli-povernutisa-dodomu.html" text:style-name="Internet_20_link" text:visited-style-name="Visited_20_Internet_20_Link">
 </text:a>
</text:p>
      <text:p text:style-name="P4">
Парламентська асамблея засудила дії російської влади на порушення їїзобов'язань за міжнародним гуманітарним правом, які полягають у "невиправданихзатримках з репатріацією дітей та перешкодах у возз'єднанні сімей, розлученихунаслідок цього збройного конфлікту". Асамблея також засудила порушення правдепортованих українських дітей на збереження своєї ідентичності, визначенихКонвенцією про права дитини (стаття 8) ООН, "з практикою примусового прийняттяросійського громадянства та передачі дітей на виховання в сім'ї громадян рф".</text:p>
      <text:p text:style-name="P4">
ПАРЄ наголосила, що організований та систематичний характер примусовогопереміщення та депортації "дозволяють зробити висновок, що ці злочини не євипадковими чи незапланованими" та свідчать про намір "знищити Україну таукраїнську ідентичність, а також культурні та мовні особливості її народу".</text:p>
      <text:p text:style-name="P4">
"Асамблея підкреслює, що насильницька передача дітей з однієї групи в іншу знаміром знищити, повністю або частково, національну, етнічну, расову аборелігійну групу вважається злочином геноциду відповідно до пункту (е) статті 2Конвенції про геноцид 1948 року, що відповідає задокументованим свідченнямдепортації та насильницького переміщення українських дітей в російськуфедерацію або на території, які тимчасово перебувають під окупацією росії", -зазначається у документі.</text:p>
      <text:p text:style-name="P4">
<text:span text:style-name="T4">
Читайте також:</text:span>
 <text:a xlink:type="simple" xlink:href="https://www.ukrinform.ua/rubric-ato/3690416-prezident-na-rosiu-ocikue-sistemna-vidpovidalnist-na-deportaciu-ditej-z-ukraini.html" text:style-name="Internet_20_link" text:visited-style-name="Visited_20_Internet_20_Link">
 <text:span text:style-name="T4">
депортацію</text:span>
 <text:span text:style-name="T4">
дітей</text:span>
</text:a>
</text:p>
      <text:p text:style-name="P4">
Асамблея також заявила про необхідність ретельної фіксації, збору та оцінкидоказів злочину геноциду, як це передбачено Римським статутом та Конвенцієюпро геноцид. Асамблея підтримала розслідування та переслідування державноїполітики насильницького переміщення та депортації українських дітей російськоюфедерацією, а також потенційні дії України в Міжнародному кримінальному судіта Міжнародному суді ООН.</text:p>
      <text:p text:style-name="P4">
ПАРЄ також "закликає…Міжнародний кримінальний суд з усією серйозністюрозглянути можливе кримінальне переслідування за злочин геноциду з огляду надержавну політику російської федерації стосовно українських дітей, які заразперебувають у її руках, та закликає держави-учасниці розглянути можливістькримінального переслідування за всі злочини в межах їхніх національнихкримінальних судів, де це можливо (в Україні або в судах третіх країн зуніверсальною юрисдикцією)", - йдеться у резолюції.</text:p>
      <text:p text:style-name="P4">
Як повідомляв Укрінформ, 17 березня 2023 року Міжнародний кримінальний суд <text:a xlink:type="simple" xlink:href="https://www.ukrinform.ua/rubric-world/3683849-miznarodnij-kriminalnij-sud-vidav-order-na-arest-putina.html" text:style-name="Internet_20_link" text:visited-style-name="Visited_20_Internet_20_Link">
</text:a>
 і дитячого омбудсмена рф львової-бєлової,яких підозрюють у незаконній депортації дітей з окупованих територій України вросію щонайменше з лютого 2022 року.</text:p>
      <text:p text:style-name="P4">
Source: <text:a xlink:type="simple" xlink:href="https://www.ukrinform.ua/rubric-ato/3701663-pare-viznala-genocidom-deportaciu-ukrainskih-ditej-do-rosii.html" text:style-name="Internet_20_link" text:visited-style-name="Visited_20_Internet_20_Link">
https://www.ukrinform.ua/rubric-ato/3701663-pare-viznala-genocidom-deportaciu-ukrainskih-ditej-do-rosii.html</text:a>
</text:p>
      <!--NEWS-->
      <text:h text:style-name="P10" text:outline-level="1">
<text:span text:style-name="T4">
У Новомосковську на Дніпропетровщині розпочали голосування за нову назву міста</text:span>
</text:h>
      <text:p text:style-name="P4">
Authors: Ukrinform (Person)</text:p>
      <text:p text:style-name="P4">
Publisher: Укринформ (Organization)</text:p>
      <text:p text:style-name="P4">
Published Time: 2023-04-27T18:32:03+03:00</text:p>
      <text:p text:style-name="P4">
Modified Time: 2023-04-27T18:32:03+03:00</text:p>
      <text:p text:style-name="P4">
Description: У Новомосковську на Дніпропетровщині розпочали голосування за нову назву міста. — Укрінформ.</text:p>
      <text:p text:style-name="P4">
Images: ["<text:a xlink:type="simple" xlink:href="https://static.ukrinform.com/photos/2023_04/thumb_files/630_360_1682609460-146.jpg" text:style-name="Internet_20_link" text:visited-style-name="Visited_20_Internet_20_Link">
630_360_16826...</text:a>
"]</text:p>
      <text:p text:style-name="P4">
Tags: ['Дніпропетровщина', 'Новомосковськ', 'Перейменування']</text:p>
      <text:p text:style-name="P4">
Type: Article</text:p>
      <!--METADATA-->
      <text:p text:style-name="P4">
<draw:frame draw:style-name="fr1" draw:name="Image233" text:anchor-type="as-char" svg:width="6.9236in" svg:height="3.956343in" draw:z-index="0">
<draw:image xlink:href="../Images/yкринформ/2023-04-27T18-32-03-03-00/630_360_1682609460-146.jpg" xlink:type="simple" xlink:show="embed" xlink:actuate="onLoad" draw:mime-type="image/jpeg"/>
</draw:frame>
 УНовомосковську на Дніпропетровщині розпочали голосування за нову назву міста.</text:p>
      <text:p text:style-name="P4">
Голосування проводиться у <text:a xlink:type="simple" xlink:href="https://t.me/rezniknmsk/2525" text:style-name="Internet_20_link" text:visited-style-name="Visited_20_Internet_20_Link">
 </text:a>
 міського головиСергія Рєзніка, передає Укрінформ.</text:p>
      <text:p text:style-name="P4">
Обрати пропонують серед дев'яти варіантів: історичних назв Нова Самар,Самарчик та Новоселиця, - або з інших: Самар, Соборне, Січеслав, Новосамарськ,Присамарськ та Святотроїцьк.</text:p>
      <text:p text:style-name="P4">
<text:span text:style-name="T4">
Читайте також:</text:span>
 <text:a xlink:type="simple" xlink:href="https://www.ukrinform.ua/rubric-regions/3700542-v-odesi-rozpocalosa-elektronne-opituvanna-pro-zminu-nazv-nizki-vulic.html" text:style-name="Internet_20_link" text:visited-style-name="Visited_20_Internet_20_Link">
 </text:a>
</text:p>
      <text:p text:style-name="P4">
За дві з половиною години проголосувало понад 5 тис. людей. Найбільше голосів(27%) віддано за назву "Січеслав".</text:p>
      <text:p text:style-name="P4">
Як повідомляв Укрінформ, рік тому, у квітні 2022 р., мер Новомосковська СергійРєзнік заявляв, що порушувати питання про зміну назви міста недоречно доперемоги через неможливість організувати громадські обговорення й дізнатисядумку всіх містян.</text:p>
      <text:p text:style-name="P4">
Фото: Фейсбук Новомосковськ сьогодні</text:p>
      <text:p text:style-name="P4">
Source: <text:a xlink:type="simple" xlink:href="https://www.ukrinform.ua/rubric-regions/3701661-u-novomoskovsku-na-dnipropetrovsini-rozpocali-golosuvanna-za-novu-nazvu-mista.html" text:style-name="Internet_20_link" text:visited-style-name="Visited_20_Internet_20_Link">
https://www.ukrinform.ua/rubric-regions/3701661-u-novomoskovsku-na-dnipropetrovsini-rozpocali-golosuvanna-za-novu-nazvu-mista.html</text:a>
</text:p>
      <!--NEWS-->
      <text:h text:style-name="P10" text:outline-level="1">
<text:span text:style-name="T4">
Ердоган поговорив із путіним про війну та «зернову угоду»</text:span>
</text:h>
      <text:p text:style-name="P4">
Authors: Ukrinform (Person)</text:p>
      <text:p text:style-name="P4">
Publisher: Укринформ (Organization)</text:p>
      <text:p text:style-name="P4">
Published Time: 2023-04-27T18:36:00+03:00</text:p>
      <text:p text:style-name="P4">
Modified Time: 2023-04-27T18:36:00+03:00</text:p>
      <text:p text:style-name="P4">
Description: Президент Туреччини Реджеп Тайїп Ердоган провів телефонну розмову з президентом росії володимиром путіним, під час якої йшлося про війну рф проти України та роботу «зернового коридору». — Укрінформ.</text:p>
      <text:p text:style-name="P4">
Images: ["<text:a xlink:type="simple" xlink:href="https://static.ukrinform.com/photos/2023_04/thumb_files/630_360_1682609735-222.jpg" text:style-name="Internet_20_link" text:visited-style-name="Visited_20_Internet_20_Link">
630_360_16826...</text:a>
"]</text:p>
      <text:p text:style-name="P4">
Tags: ['Ердоган', 'путін', 'Війна з росією', 'зерновий коридор']</text:p>
      <text:p text:style-name="P4">
Type: Article</text:p>
      <!--METADATA-->
      <text:p text:style-name="P4">
<draw:frame draw:style-name="fr1" draw:name="Image234" text:anchor-type="as-char" svg:width="6.9236in" svg:height="3.956343in" draw:z-index="0">
<draw:image xlink:href="../Images/yкринформ/2023-04-27T18-36-00-03-00/630_360_1682609735-222.jpg" xlink:type="simple" xlink:show="embed" xlink:actuate="onLoad" draw:mime-type="image/jpeg"/>
</draw:frame>
 ПрезидентТуреччини Реджеп Тайїп Ердоган провів телефонну розмову з президентом росіїволодимиром путіним, під час якої йшлося про війну рф проти України та роботу«зернового коридору».</text:p>
      <text:p text:style-name="P4">
Про це повідомляє <text:a xlink:type="simple" xlink:href="https://www.iletisim.gov.tr/turkce/haberler/detay/--cumhurbaskani-erdogan-rusya-devlet-baskani-putin-ile-telefonda-gorustu-27-04-23" text:style-name="Internet_20_link" text:visited-style-name="Visited_20_Internet_20_Link">
</text:a>
 адміністраціїпрезидента Туреччини, передає кореспондент Укрінформу.</text:p>
      <text:p text:style-name="P4">
«Під час розмови, в ході якої також ішлося про ... російсько-українську війнута зернову угоду, президент <text:a xlink:type="simple" xlink:href="https://www.ukrinform.ua/tag-erdogan" text:style-name="Internet_20_link" text:visited-style-name="Visited_20_Internet_20_Link">
 </text:a>
зазначив, що нові ініціативи можна опрацьовувати через запропоновану робочугрупу», - йдеться у повідомленні.</text:p>
      <text:p text:style-name="P4">
<text:span text:style-name="T4">
Читайте також:</text:span>
 <text:a xlink:type="simple" xlink:href="https://www.ukrinform.ua/rubric-world/3700208-gensek-oon-cerez-lavrova-peredav-putinu-lista-sodo-zernovoi-ugodi.html" text:style-name="Internet_20_link" text:visited-style-name="Visited_20_Internet_20_Link">
 </text:a>
</text:p>
      <text:p text:style-name="P4">
Зазначається, що Ердоган і путін обговорили двосторонні відносини тарегіональні питання, ситуацію в Сирії та проєкт будівництва атомноїелектростанції «Аккую».</text:p>
      <text:p text:style-name="P4">
Як повідомляв Укрінформ, 26 квітня президент Туреччини через тимчасовепогіршення стану здоров’я <text:a xlink:type="simple" xlink:href="https://www.ukrinform.ua/rubric-world/3701211-erdogan-vzav-vihidnij-cerez-pogirsenna-stanu-zdorova.html" text:style-name="Internet_20_link" text:visited-style-name="Visited_20_Internet_20_Link">
 </text:a>
 .</text:p>
      <text:p text:style-name="P4">
<text:span text:style-name="T5">
Фото: АА</text:span>
</text:p>
      <text:p text:style-name="P4">
Source: <text:a xlink:type="simple" xlink:href="https://www.ukrinform.ua/rubric-world/3701667-erdogan-pogovoriv-iz-putinim-pro-vijnu-ta-zernovu-ugodu.html" text:style-name="Internet_20_link" text:visited-style-name="Visited_20_Internet_20_Link">
https://www.ukrinform.ua/rubric-world/3701667-erdogan-pogovoriv-iz-putinim-pro-vijnu-ta-zernovu-ugodu.html</text:a>
</text:p>
      <!--NEWS-->
      <text:h text:style-name="P10" text:outline-level="1">
<text:span text:style-name="T4">
У Болгарії заявили про безпрецедентні гібридні атаки з боку росії</text:span>
</text:h>
      <text:p text:style-name="P4">
Authors: Ukrinform (Person)</text:p>
      <text:p text:style-name="P4">
Publisher: Укринформ (Organization)</text:p>
      <text:p text:style-name="P4">
Published Time: 2023-04-27T18:37:00+03:00</text:p>
      <text:p text:style-name="P4">
Modified Time: 2023-04-27T18:37:00+03:00</text:p>
      <text:p text:style-name="P4">
Description: Глава МЗС Болгарії Ніколай Мілков заявив, що його країна зіштовхується з безпрецедентними гібридними нападами з боку росії на тлі військової агресії москви проти України.  — Укрінформ.</text:p>
      <text:p text:style-name="P4">
Images: ["<text:a xlink:type="simple" xlink:href="https://static.ukrinform.com/photos/2022_06/thumb_files/630_360_1656103560-785.jpg" text:style-name="Internet_20_link" text:visited-style-name="Visited_20_Internet_20_Link">
630_360_16561...</text:a>
"]</text:p>
      <text:p text:style-name="P4">
Tags: ['Болгарія', 'росія', 'Гібридна війна']</text:p>
      <text:p text:style-name="P4">
Type: Article</text:p>
      <!--METADATA-->
      <text:p text:style-name="P4">
<draw:frame draw:style-name="fr1" draw:name="Image235" text:anchor-type="as-char" svg:width="6.9236in" svg:height="3.956343in" draw:z-index="0">
<draw:image xlink:href="../Images/yкринформ/2023-04-27T18-37-00-03-00/630_360_1656103560-785.jpg" xlink:type="simple" xlink:show="embed" xlink:actuate="onLoad" draw:mime-type="image/jpeg"/>
</draw:frame>
 Глава МЗСБолгарії Ніколай Мілков заявив, що його країна зіштовхується збезпрецедентними гібридними нападами з боку росії на тлі військової агресіїмоскви проти України.</text:p>
      <text:p text:style-name="P4">
Як передає Укрінформ, про це повідомляє <text:a xlink:type="simple" xlink:href="https://www.novinite.com/articles/219874/Bulgaria%E2%80%99s+Foreign+Minister%3A+%22We+are+facing+Unprecedented+Hybrid+Attacks+from+Russia%E2%80%9D" text:style-name="Internet_20_link" text:visited-style-name="Visited_20_Internet_20_Link">
</text:a>
.</text:p>
      <text:p text:style-name="P4">
«Паралельно з агресивними військовими діями росії (проти України – ред.) мистикаємося з безпрецедентним зростанням різноманітних гібридних атак,спрямованих на підрив стабільності Болгарії і, таким чином, нашихдемократичних цінностей і процесів», - заявив Мілков на відкритті конференції«Відповідь на виклики у фрагментованій архітектурі безпеки: протидіяросійським гібридним діям», організованої Софіївським безпековим форумом.</text:p>
      <text:p text:style-name="P4">
<text:span text:style-name="T4">
Читайте також:</text:span>
 <text:a xlink:type="simple" xlink:href="https://www.ukrinform.ua/rubric-world/3700915-rf-spodivaetsa-vidnoviti-vpliv-na-kraini-baltii-opriludneni-strategicni-plani-do-2030-roku.html" text:style-name="Internet_20_link" text:visited-style-name="Visited_20_Internet_20_Link">
 </text:a>
</text:p>
      <text:p text:style-name="P4">
За його словами, російська агресія, яка відбувається в безпосереднійблизькості від кордонів Болгарії, є грубим порушенням міжнародногоправопорядку та завдала серйозного удару чинній архітектурі міжнародноїбезпеки, що призвело до значних наслідків для громадського та політичногожиття, в тому числі в Болгарії.</text:p>
      <text:p text:style-name="P4">
«росія використовує повний арсенал гібридних тактик, поставки енергоносіїв таосновних продуктів харчування, кіберактивність у питанні чутливих технологій,безпрецедентне посилення пропаганди, спрямованої на внутрішньополітичнудестабілізацію наших суспільств - провокуючи невдоволення та зменшуючисолідарність із Україною», - зазначив міністр.</text:p>
      <text:p text:style-name="P4">
<text:span text:style-name="T4">
Читайте також:</text:span>
 <text:a xlink:type="simple" xlink:href="https://www.ukrinform.ua/rubric-ato/3700561-risenna-rf-rozmistiti-takticnu-adernu-zbrou-u-bilorusi-e-gibridnou-nastupalnou-operacieu-ekspert.html" text:style-name="Internet_20_link" text:visited-style-name="Visited_20_Internet_20_Link">
 <text:span text:style-name="T4">
гібрид</text:span>
 </text:a>
</text:p>
      <text:p text:style-name="P4">
Як повідомляв Укрінформ, у Міноборони Молдови заявили, що країна наразі невідчуває безпосередню військову небезпеку, але є об’єктом гібридної війни,розв'язаної росією у спробі повалити державну владу.</text:p>
      <text:p text:style-name="P4">
Source: <text:a xlink:type="simple" xlink:href="https://www.ukrinform.ua/rubric-world/3701589-u-bolgarii-zaavili-pro-bezprecedentni-gibridni-ataki-z-boku-rosii.html" text:style-name="Internet_20_link" text:visited-style-name="Visited_20_Internet_20_Link">
https://www.ukrinform.ua/rubric-world/3701589-u-bolgarii-zaavili-pro-bezprecedentni-gibridni-ataki-z-boku-rosii.html</text:a>
</text:p>
      <!--NEWS-->
      <text:h text:style-name="P10" text:outline-level="1">
<text:span text:style-name="T4">
Сили оборони відбили 35 атак ворога на Донеччині</text:span>
</text:h>
      <text:p text:style-name="P4">
Authors: Ukrinform (Person)</text:p>
      <text:p text:style-name="P4">
Publisher: Укринформ (Organization)</text:p>
      <text:p text:style-name="P4">
Published Time: 2023-04-27T18:39:00+03:00</text:p>
      <text:p text:style-name="P4">
Modified Time: 2023-04-27T18:39:00+03:00</text:p>
      <text:p text:style-name="P4">
Description: російські окупаційні війська продовжують наступальні дії на Бахмутському, Авдіївському та Мар’їнському напрямках. Сили оборони відбили 35 атак на згаданих напрямках. — Укрінформ.</text:p>
      <text:p text:style-name="P4">
Images: ["<text:a xlink:type="simple" xlink:href="https://static.ukrinform.com/photos/2023_04/thumb_files/630_360_1681573947-281.jpg" text:style-name="Internet_20_link" text:visited-style-name="Visited_20_Internet_20_Link">
630_360_16815...</text:a>
"]</text:p>
      <text:p text:style-name="P4">
Tags: ['Бахмут', 'Донеччина', 'Обстріл', 'ЗСУ', 'Війна з росією']</text:p>
      <text:p text:style-name="P4">
Type: Article</text:p>
      <!--METADATA-->
      <text:p text:style-name="P4">
<draw:frame draw:style-name="fr1" draw:name="Image236" text:anchor-type="as-char" svg:width="6.9236in" svg:height="3.956343in" draw:z-index="0">
<draw:image xlink:href="../Images/yкринформ/2023-04-27T18-39-00-03-00/630_360_1681573947-281.jpg" xlink:type="simple" xlink:show="embed" xlink:actuate="onLoad" draw:mime-type="image/jpeg"/>
</draw:frame>
 російськіокупаційні війська продовжують наступальні дії на Бахмутському, Авдіївськомута Мар’їнському напрямках. Сили оборони відбили 35 атак на згаданих напрямках.</text:p>
      <text:p text:style-name="P4">
Як передає Укрінформ, про це в  <text:a xlink:type="simple" xlink:href="https://www.facebook.com/GeneralStaff.ua/posts/574545238191892" text:style-name="Internet_20_link" text:visited-style-name="Visited_20_Internet_20_Link">
</text:a>
 повідомляєпресслужба Генштабу ЗСУ.</text:p>
      <text:p text:style-name="P4">
«Противник продовжує зосереджувати основні зусилля на веденні наступальних дійна Бахмутському, Авдіївському та Мар’їнському напрямках. Протягом добиздійснив понад 35 атак на зазначених ділянках фронту, проте усі вони буливідбиті підрозділами сил оборони. В епіцентрі бойових дій залишаються Бахмутта Мар’їнка, наші воїни мужньо тримають оборону», - йдеться в повідомленні.</text:p>
      <text:p text:style-name="P4">
Зазначається, що <text:span text:style-name="T4">
на Волинському та Поліському напрямках</text:span>
 оперативнаобстановка суттєвих змін не зазнала. Ознак формування наступальних угрупованьворога не виявлено.</text:p>
      <text:p text:style-name="P4">
<text:span text:style-name="T4">
На Сіверському та Слобожанському напрямках</text:span>
 зберігається військоваприсутність противника у прикордонних з Україною районах російської федерації.Протягом доби ворог завдав авіаційних ударів по населених пунктах Середина-Буда та Чернацьке; здійснив мінометні та артилерійські обстріли населенихпунктів Нововасилівка, Українське, Бачівськ та Кучерівка Сумської області, атакож Басове, Бугаївка, Козача Лопань, Стрілеча, Глибоке, Гатище, Вовчанськ,Бологівка, Дворічанське та Колодязне на Харківщині.</text:p>
      <text:p text:style-name="P4">
<text:span text:style-name="T4">
Читайте також:</text:span>
 <text:a xlink:type="simple" xlink:href="https://www.ukrinform.ua/rubric-ato/3701591-vorog-obstrilav-harkivsinu-e-zagiblij-ta-poraneni.html" text:style-name="Internet_20_link" text:visited-style-name="Visited_20_Internet_20_Link">
 <text:span text:style-name="T4">
Ворог</text:span>
 <text:span text:style-name="T4">
обстріляв</text:span>
 <text:span text:style-name="T4">
Харківщину</text:span>
 <text:span text:style-name="T4">
загиблий</text:span>
<text:span text:style-name="T4">
поранені</text:span>
 </text:a>
</text:p>
      <text:p text:style-name="P4">
<text:span text:style-name="T4">
На Куп’янському напрямку</text:span>
 ворог наступальних дій не проводив, активнозастосовував БПЛА для коригування вогню артилерії. Артилерійських тамінометних обстрілів зазнали Кам’янка, Красне Перше, Фиголівка, Дворічна,Западне, Лиман Перший, Берестове Харківської області та НовоселівськеЛуганської області.</text:p>
      <text:p text:style-name="P4">
<text:span text:style-name="T4">
На Лиманському напрямку</text:span>
 противник вів безуспішні наступальні дії унапрямку Серебрянського лісництва. Артилерійських обстрілів зазнали Макіївка,Невське, Діброва, Білогорівка Луганської області та Терни, Верхньокам’янське іСпірне на Донеччині.</text:p>
      <text:p text:style-name="P4">
У пресслужбі також повідомили, що <text:span text:style-name="T4">
на Бахмутському напрямку</text:span>
 ворог продовжуєнаступальні дії. Тривають бої у місті Бахмут. До того ж, протягом добипротивник вів безуспішні атаки у напрямку Богданівки. Від ворожих обстрілівпостраждали Васюківка, Оріхово-Василівка, Хромове, Бахмут, Часів Яр,Іванівське, Предтечине, Костянтинівка, Північне, Південне, Неліпівка та Нью-Йорк Донецької області.</text:p>
      <text:p text:style-name="P4">
<text:span text:style-name="T4">
На Авдіївському напрямку</text:span>
 противник вів наступальні дії в районах населенихпунктів Сєверне та Первомайське Донецької області, успіху не мав. Здійснивобстріли населених пунктів Степове, Бердичі, Ласточкине, Авдіївка, Сєверне,Водяне, Первомайське.</text:p>
      <text:p text:style-name="P4">
<text:span text:style-name="T4">
На Мар’їнському напрямку</text:span>
 протягом доби нашими захисниками були відбитіатаки противника в районах населених пунктів Красногорівка та Мар’їнка. В тойже час, ворожих обстрілів зазнали також Георгіївка, Парасковіївка таНовомихайлівка Донецької області.</text:p>
      <text:p text:style-name="P4">
<text:span text:style-name="T4">
Читайте також:</text:span>
 <text:a xlink:type="simple" xlink:href="https://www.ukrinform.ua/rubric-ato/3701449-udar-kalibrami-po-mikolaevu-poskodzeni-blizko-40-zitlovih-budinkiv.html" text:style-name="Internet_20_link" text:visited-style-name="Visited_20_Internet_20_Link">
 <text:span text:style-name="T4">
Удар</text:span>
 <text:span text:style-name="T4">
Калібрами</text:span>
 <text:span text:style-name="T4">
Миколаєву</text:span>
 <text:span text:style-name="T4">
пошкоджені</text:span>
<text:span text:style-name="T4">
близько</text:span>
 <text:span text:style-name="T4">
житлових</text:span>
 <text:span text:style-name="T4">
будинків</text:span>
 </text:a>
</text:p>
      <text:p text:style-name="P4">
<text:span text:style-name="T4">
На Шахтарському напрямку</text:span>
 доби ворог наступальних дій не проводив. Завдававіаційних ударів по Вугледару та Великій Новосілці, здійснив обстрілинаселених пунктів Богоявленка, Новоукраїнка, Золота Нива, Пречистівка таВугледар Донецької області.</text:p>
      <text:p text:style-name="P4">
Водночас <text:span text:style-name="T4">
на Запорізькому та Херсонському напрямках</text:span>
 противник продовжуєвести оборонні дії. Здійснив обстріли населених пунктів, що неподалік лініїбойового зіткнення. Серед них – Вільне Поле, Новопіль Донецької області;Ольгівське, Гуляйполе, Мала Токмачка, Оріхів, Новоандріївка та Кам’янськеЗапорізької області; <text:a xlink:type="simple" xlink:href="https://www.ukrinform.ua/tag-herson" text:style-name="Internet_20_link" text:visited-style-name="Visited_20_Internet_20_Link">
 </text:a>
 та Берислав наХерсонщині.</text:p>
      <text:p text:style-name="P4">
Для поповнення втрат в живій силі, російські окупанти продовжують активнозалучати осіб із судимістю, або тих, стосовно яких відкрито кримінальнісправи, зокрема, за тероризм. За наявною інформацією, у одному із польовихтаборів, розгорнутих противником на тимчасово заховленій територіїСтаробільського району Луганської області, здійснюється підготовка близько 500таких загарбників. Також відомо, що замість ув’язнення засудженим пропонуєтьсяконтракт на військову службу із участю у бойових діях в Україні терміном напівроку.</text:p>
      <text:p text:style-name="P4">
В Генштабі також повідомили, що ворог завдав 25 авіаційних ударів, здійснивпонад 20 обстрілів з реактивних систем залпового вогню по позиціях нашихвійськ та населених пунктах.</text:p>
      <text:p text:style-name="P4">
Як повідомляв Укрінформ, українські Сили оборони з 24 лютого 2022 року по 27квітня 2023 року ліквідували 188 тисяч 920 російських загарбників, при цьому510 осіб - лише за минулу добу.</text:p>
      <text:p text:style-name="P4">
Source: <text:a xlink:type="simple" xlink:href="https://www.ukrinform.ua/rubric-ato/3701673-sili-oboroni-vidbili-35-atak-voroga-na-doneccini.html" text:style-name="Internet_20_link" text:visited-style-name="Visited_20_Internet_20_Link">
https://www.ukrinform.ua/rubric-ato/3701673-sili-oboroni-vidbili-35-atak-voroga-na-doneccini.html</text:a>
</text:p>
      <!--NEWS-->
      <text:h text:style-name="P10" text:outline-level="1">
<text:span text:style-name="T4">
росія має припинити депортацію українських дітей і забезпечити їхнє повернення – ПАРЄ</text:span>
</text:h>
      <text:p text:style-name="P4">
Authors: Ukrinform (Person)</text:p>
      <text:p text:style-name="P4">
Publisher: Укринформ (Organization)</text:p>
      <text:p text:style-name="P4">
Published Time: 2023-04-27T18:42:00+03:00</text:p>
      <text:p text:style-name="P4">
Modified Time: 2023-04-27T18:42:00+03:00</text:p>
      <text:p text:style-name="P4">
Description: росія має негайно і беззастережно припинити незаконне примусове переміщення та депортацію українських дітей, припинити надавати їм російське громадянство, а також допустити до переміщених дітей представників ООН та МКЧХ і забезпечити їхнє безпечне повернення. — Укрінформ.</text:p>
      <text:p text:style-name="P4">
Images: ["<text:a xlink:type="simple" xlink:href="https://static.ukrinform.com/photos/2019_06/thumb_files/630_360_1561452515-934.jpg" text:style-name="Internet_20_link" text:visited-style-name="Visited_20_Internet_20_Link">
630_360_15614...</text:a>
"]</text:p>
      <text:p text:style-name="P4">
Tags: ['Депортація', 'Діти', 'ПАРЄ', 'Війна з росією']</text:p>
      <text:p text:style-name="P4">
Type: Article</text:p>
      <!--METADATA-->
      <text:p text:style-name="P4">
<draw:frame draw:style-name="fr1" draw:name="Image237" text:anchor-type="as-char" svg:width="6.9236in" svg:height="3.956343in" draw:z-index="0">
<draw:image xlink:href="../Images/yкринформ/2023-04-27T18-42-00-03-00/630_360_1561452515-934.jpg" xlink:type="simple" xlink:show="embed" xlink:actuate="onLoad" draw:mime-type="image/jpeg"/>
</draw:frame>
 росія маєнегайно і беззастережно припинити незаконне примусове переміщення тадепортацію українських дітей, припинити надавати їм російське громадянство, атакож допустити до переміщених дітей представників ООН та МКЧХ і забезпечитиїхнє безпечне повернення.</text:p>
      <text:p text:style-name="P4">
Про це йдеться у резолюції, прийнятій на весняній сесії ПАРЄ, передаєкореспондент Укрінформу.</text:p>
      <text:p text:style-name="P4">
У документі Асамблея закликала вжити "негайних заходів для припинення практикинезаконного примусового переміщення та депортації, що наразі здійснюєтьсяросійською федерацією проти українського населення, і особливо її політики тапрактики, пов'язаних із вилученням дітей з їхніх сімей та домівок та подальшимїх залученням до (російського) громадянства, ідентичності та культури".</text:p>
      <text:p text:style-name="P4">
<text:span text:style-name="T4">
Читайте також:</text:span>
 <text:a xlink:type="simple" xlink:href="https://www.ukrinform.ua/rubric-ato/3701680-u-rosijskij-nevoli-perebuvaut-19-319-ukrainskih-ditej-zelenska.html" text:style-name="Internet_20_link" text:visited-style-name="Visited_20_Internet_20_Link">
 </text:a>
</text:p>
      <text:p text:style-name="P4">
Водночас наголошується на "необхідності фіксування та моніторингу окремихвипадків - як для того, щоб забезпечити механізми швидкого відшкодування, такі для збору доказів ... з метою притягнення до відповідальності винних на всіхрівнях".</text:p>
      <text:p text:style-name="P4">
"Асамблея закликає російську федерацію ... негайно і беззастережно припинитинезаконне примусове переміщення та депортацію українських дітей до російськоїфедерації, білорусі або на тимчасово окуповані українські території, зупинитибудь-які процедури усиновлення, припинити нав'язування російськогогромадянства, відновити зв'язки дітей з їхніми батьками або опікунами тарепатріювати їх на батьківщину або випустити у безпечну третю країну", -йдеться у резолюції.</text:p>
      <text:p text:style-name="P4">
ПАРЄ також закликала росію надати представникам і працівникам відповіднихорганів ООН та інших міжнародних правозахисних і гуманітарних механізмів іорганізацій, таких як Міжнародний комітет Червоного Хреста, "безперешкодний,негайний і безпечний доступ, надати достовірну і всебічну інформацію прокількість і місцезнаходження українських дітей, а також забезпечити гіднеповодження з ними та їхнє безпечне повернення".</text:p>
      <text:p text:style-name="P4">
<text:span text:style-name="T4">
Читайте також:</text:span>
 <text:a xlink:type="simple" xlink:href="https://www.ukrinform.ua/rubric-ato/3701663-pare-viznala-genocidom-deportaciu-ukrainskih-ditej-do-rosii.html" text:style-name="Internet_20_link" text:visited-style-name="Visited_20_Internet_20_Link">
 <text:span text:style-name="T4">
ПАРЄ</text:span>
 </text:a>
</text:p>
      <text:p text:style-name="P4">
У резолюції зазначається, що практика незаконної депортації українців до рф зтимчасово окупованих територій Донецької та Луганської областей розпочалася щедо початку повномасштабного вторгнення рф 24 лютого 2022 року і "набула формидепортації до російської федерації дітей з дитячих будинків та дітей зінвалідністю зі спеціалізованих установ".</text:p>
      <text:p text:style-name="P4">
"Відтоді ці практики посилилися та набули розвитку і, вочевидь, плануються таорганізуються систематично, в межах державної політики. Вони охоплюють усірівні прийняття політичних рішень згори донизу та їх виконанняадміністративними органами та державними установами рф, особливо щодопримусового переміщення, депортації та індоктринації українських дітей", -йдеться у документі.</text:p>
      <text:p text:style-name="P4">
Наголошується, що визначити масштаби та обсяги насильницького переміщення тадепортацій українських дітей складно з огляду на агресію, що триває,відсутність доступу до тимчасово окупованих територій України, "а такожхитрощі з боку рф щодо обставин насильницького переміщення і депортації тапоточного місцезнаходження жертв".</text:p>
      <text:p text:style-name="P4">
<text:span text:style-name="T4">
Читайте також:</text:span>
 <text:a xlink:type="simple" xlink:href="https://www.ukrinform.ua/rubric-ato/3701142-rosia-vikrala-20-tisac-ukrainskih-ditej-zelenskij-u-rozmovi-z-si.html" text:style-name="Internet_20_link" text:visited-style-name="Visited_20_Internet_20_Link">
 </text:a>
</text:p>
      <text:p text:style-name="P4">
Водночас нагадується, що станом на середину квітня 2023 року, за данимиукраїнського уряду, є повідомлення про щонайменше 19 384 дітей, депортовані дорф, з яких лише 361 дитина повернулася додому. "Залишається ще багато тисячдітей та інших цивільних осіб, доля яких має бути з'ясована", - наголошуєПАРЄ.</text:p>
      <text:p text:style-name="P4">
Як повідомляв Укрінформ, 17 березня 2023 року Міжнародний кримінальний судвидав ордер на арешт президента рф володимира путіна і дитячого омбудсмена рфмарії львової-бєлової, яких підозрюють у незаконній депортації дітей зокупованих територій України в росію щонайменше з лютого 2022 року.</text:p>
      <text:p text:style-name="P4">
Source: <text:a xlink:type="simple" xlink:href="https://www.ukrinform.ua/rubric-ato/3701670-rosia-mae-pripiniti-deportaciu-ukrainskih-ditej-i-zabezpeciti-ihne-povernenna-pare.html" text:style-name="Internet_20_link" text:visited-style-name="Visited_20_Internet_20_Link">
https://www.ukrinform.ua/rubric-ato/3701670-rosia-mae-pripiniti-deportaciu-ukrainskih-ditej-i-zabezpeciti-ihne-povernenna-pare.html</text:a>
</text:p>
      <!--NEWS-->
      <text:h text:style-name="P10" text:outline-level="1">
<text:span text:style-name="T4">
росія активізувала репресивну політику щодо кримських татар – Лубінець</text:span>
</text:h>
      <text:p text:style-name="P4">
Authors: Ukrinform (Person)</text:p>
      <text:p text:style-name="P4">
Publisher: Укринформ (Organization)</text:p>
      <text:p text:style-name="P4">
Published Time: 2023-04-27T18:46:24+03:00</text:p>
      <text:p text:style-name="P4">
Modified Time: 2023-04-27T18:46:24+03:00</text:p>
      <text:p text:style-name="P4">
Description: російська федерація активізувала репресивну політику щодо кримських татар. — Укрінформ.</text:p>
      <text:p text:style-name="P4">
Images: ["<text:a xlink:type="simple" xlink:href="https://static.ukrinform.com/photos/2023_02/thumb_files/630_360_1677395798-958.jpg" text:style-name="Internet_20_link" text:visited-style-name="Visited_20_Internet_20_Link">
630_360_16773...</text:a>
"]</text:p>
      <text:p text:style-name="P4">
Tags: ['Крим', 'Кримські татари', 'Дмитро Лубінець']</text:p>
      <text:p text:style-name="P4">
Type: Article</text:p>
      <!--METADATA-->
      <text:p text:style-name="P4">
<draw:frame draw:style-name="fr1" draw:name="Image238" text:anchor-type="as-char" svg:width="6.9236in" svg:height="3.956343in" draw:z-index="0">
<draw:image xlink:href="../Images/yкринформ/2023-04-27T18-46-24-03-00/630_360_1677395798-958.jpg" xlink:type="simple" xlink:show="embed" xlink:actuate="onLoad" draw:mime-type="image/jpeg"/>
</draw:frame>
 російськафедерація активізувала репресивну політику щодо кримських татар.</text:p>
      <text:p text:style-name="P4">
Як передає Укрінформ, про це уповноважений Верховної Ради України з правлюдини Дмитро Лубінець повідомив у <text:a xlink:type="simple" xlink:href="https://t.me/dmytro_lubinetzs/2273" text:style-name="Internet_20_link" text:visited-style-name="Visited_20_Internet_20_Link">
 </text:a>
 .</text:p>
      <text:p text:style-name="P4">
«російські силовики зі зброєю та в масках сьогодні вранці увірвалися впомешкання кримськотатарських активістів у Судаку - Барі Барієва та ЕдемаІсмаїлова. Причини обшуків окупанти не назвали. Вилучили комп’ютери тателефони, протоколи обшуків родичам не залишили. Обох чоловіків забрали в«управління ФСБ» у Сімферополі», - зазначив омбудсмен.</text:p>
      <text:p text:style-name="P4">
<text:span text:style-name="T4">
Читайте також:</text:span>
 <text:a xlink:type="simple" xlink:href="https://www.ukrinform.ua/rubric-crimea/3701572-sud-u-rf-priznaciv-15-dib-arestu-nezakonno-zatrimanij-na-kordoni-krimskij-tatarci-umerovij.html" text:style-name="Internet_20_link" text:visited-style-name="Visited_20_Internet_20_Link">
 <text:span text:style-name="T4">
татар</text:span>
 </text:a>
</text:p>
      <text:p text:style-name="P4">
Він також нагадав, що кілька днів тому після обшуків затрималикримськотатарського правозахисника Абдурешита Джеппарова. Йому призначили 12діб адміністративного арешту нібито «за непокору поліції».</text:p>
      <text:p text:style-name="P4">
«рф активізувала репресивну політику стосовно представників корінного народуКриму - кримських татар. У такий спосіб окупанти намагаються залякати іпридушити український спротив жителів півострова. Лише за останні два місяціросійські силовики провели більше десятка незаконних обшуків у будинкахкримських татар», - заявив омбудсмен.</text:p>
      <text:p text:style-name="P4">
<text:span text:style-name="T4">
Читайте також:</text:span>
 <text:a xlink:type="simple" xlink:href="https://www.ukrinform.ua/rubric-crimea/3701461-pravozahisniki-zaklikaut-pisati-listi-krimskim-politvaznam.html" text:style-name="Internet_20_link" text:visited-style-name="Visited_20_Internet_20_Link">
 </text:a>
</text:p>
      <text:p text:style-name="P4">
Лубінець закликає міжнародну спільноту рішуче засудити такі протиправні дії,посилити тиск на росію, задля припинення нею грубих порушень прав людини втимчасово окупованому Криму та негайного і безумовного звільнення всіхнезаконно утримуваних громадян України.</text:p>
      <text:p text:style-name="P4">
Як повідомляв Укрінформ, 27 квітня російські силовики затримали Барі Барієвата Едема Ісмаїлова після обшуків у їхніх будинках у Судаку в тимчасовоокупованому Криму.</text:p>
      <text:p text:style-name="P4">
Фото: Дмитро Лубінець, Фейсбук</text:p>
      <text:p text:style-name="P4">
Source: <text:a xlink:type="simple" xlink:href="https://www.ukrinform.ua/rubric-crimea/3701672-rosia-aktivizuvala-represivnu-politiku-sodo-krimskih-tatar-lubinec.html" text:style-name="Internet_20_link" text:visited-style-name="Visited_20_Internet_20_Link">
https://www.ukrinform.ua/rubric-crimea/3701672-rosia-aktivizuvala-represivnu-politiku-sodo-krimskih-tatar-lubinec.html</text:a>
</text:p>
      <!--NEWS-->
      <text:h text:style-name="P10" text:outline-level="1">
<text:span text:style-name="T4">
Авіація ЗСУ завдала чотири удари по районах зосередження військ рф</text:span>
</text:h>
      <text:p text:style-name="P4">
Authors: Ukrinform (Person)</text:p>
      <text:p text:style-name="P4">
Publisher: Укринформ (Organization)</text:p>
      <text:p text:style-name="P4">
Published Time: 2023-04-27T18:48:00+03:00</text:p>
      <text:p text:style-name="P4">
Modified Time: 2023-04-27T18:48:00+03:00</text:p>
      <text:p text:style-name="P4">
Description: Авіація Сил оборони України за добу завдала чотири удари по районах зосередження окупантів та знищила п'ять ворожих БпЛА різного типу. — Укрінформ.</text:p>
      <text:p text:style-name="P4">
Images: ["<text:a xlink:type="simple" xlink:href="https://static.ukrinform.com/photos/2022_10/thumb_files/630_360_1666798892-927.jpg" text:style-name="Internet_20_link" text:visited-style-name="Visited_20_Internet_20_Link">
630_360_16667...</text:a>
"]</text:p>
      <text:p text:style-name="P4">
Tags: ['Авіація', 'Генштаб', 'Обстріл', 'ЗСУ']</text:p>
      <text:p text:style-name="P4">
Type: Article</text:p>
      <!--METADATA-->
      <text:p text:style-name="P4">
<draw:frame draw:style-name="fr1" draw:name="Image239" text:anchor-type="as-char" svg:width="6.9236in" svg:height="3.956343in" draw:z-index="0">
<draw:image xlink:href="../Images/yкринформ/2023-04-27T18-48-00-03-00/630_360_1666798892-927.jpg" xlink:type="simple" xlink:show="embed" xlink:actuate="onLoad" draw:mime-type="image/jpeg"/>
</draw:frame>
 АвіаціяСил оборони України за добу завдала чотири удари по районах зосередженняокупантів та знищила п'ять ворожих БпЛА різного типу.</text:p>
      <text:p text:style-name="P4">
Як передає Укрінформ, про це в  <text:a xlink:type="simple" xlink:href="https://www.facebook.com/GeneralStaff.ua/posts/574545238191892" text:style-name="Internet_20_link" text:visited-style-name="Visited_20_Internet_20_Link">
</text:a>
 повідомляєпресслужба Генштабу ЗСУ.</text:p>
      <text:p text:style-name="P4">
«Авіація Сил оборони України за добу завдала 4 ударів по районах зосередженняокупантів, а також удару по зенітно-ракетному комплексу противника. Збитоп'ять ворожих <text:a xlink:type="simple" xlink:href="https://www.ukrinform.ua/tag-bezpilotnik" text:style-name="Internet_20_link" text:visited-style-name="Visited_20_Internet_20_Link">
 </text:a>
 різного типу», -йдеться в повідомленні.</text:p>
      <text:p text:style-name="P4">
<text:span text:style-name="T4">
Читайте також:</text:span>
 <text:a xlink:type="simple" xlink:href="https://www.ukrinform.ua/rubric-ato/3701419-reznikov-pro-kontrnastup-ocikuvanna-peregriti-pocatok-mae-buti-nespodivanim.html" text:style-name="Internet_20_link" text:visited-style-name="Visited_20_Internet_20_Link">
 <text:span text:style-name="T4">
Резніков</text:span>
 <text:span text:style-name="T4">
про</text:span>
 <text:span text:style-name="T4">
контрнаступ</text:span>
 <text:span text:style-name="T4">
Очікування</text:span>
<text:span text:style-name="T4">
перегріті</text:span>
 <text:span text:style-name="T4">
початок</text:span>
 <text:span text:style-name="T4">
має</text:span>
 <text:span text:style-name="T4">
бути</text:span>
 <text:span text:style-name="T4">
несподіваним</text:span>
</text:a>
</text:p>
      <text:p text:style-name="P4">
Крім того, підрозділи ракетних військ і артилерії уразили два пунктиуправління, район зосередження живої сили противника, засіб протиповітряноїоборони, склад боєприпасів та два артилерійські підрозділи.</text:p>
      <text:p text:style-name="P4">
Як повідомляв Укрінформ, українські Сили оборони з 24 лютого 2022 року по 27квітня 2023 року  <text:a xlink:type="simple" xlink:href="https://www.ukrinform.ua/rubric-ato/3701285-v-ukraini-vze-likviduvali-188-920-rosijskih-vijskovih.html" text:style-name="Internet_20_link" text:visited-style-name="Visited_20_Internet_20_Link">
 </text:a>
 , при цьому 510 осіб - лишеза минулу добу.</text:p>
      <text:p text:style-name="P4">
Source: <text:a xlink:type="simple" xlink:href="https://www.ukrinform.ua/rubric-ato/3701682-aviacia-zsu-zavdala-cotiri-udari-po-rajonah-zoseredzenna-vijsk-rf.html" text:style-name="Internet_20_link" text:visited-style-name="Visited_20_Internet_20_Link">
https://www.ukrinform.ua/rubric-ato/3701682-aviacia-zsu-zavdala-cotiri-udari-po-rajonah-zoseredzenna-vijsk-rf.html</text:a>
</text:p>
      <!--NEWS-->
      <text:h text:style-name="P10" text:outline-level="1">
<text:span text:style-name="T4">
У Чернігівській області на Десні йде формування весняного водопілля</text:span>
</text:h>
      <text:p text:style-name="P4">
Authors: Ukrinform (Person)</text:p>
      <text:p text:style-name="P4">
Publisher: Укринформ (Organization)</text:p>
      <text:p text:style-name="P4">
Published Time: 2023-04-27T18:50:00+03:00</text:p>
      <text:p text:style-name="P4">
Modified Time: 2023-04-27T18:50:00+03:00</text:p>
      <text:p text:style-name="P4">
Description: У Чернігівській області на річці Десна йде формування весняного водопілля. — Укрінформ.</text:p>
      <text:p text:style-name="P4">
Images: ["<text:a xlink:type="simple" xlink:href="https://static.ukrinform.com/photos/2020_05/thumb_files/630_360_1588669301-234.jpg" text:style-name="Internet_20_link" text:visited-style-name="Visited_20_Internet_20_Link">
630_360_15886...</text:a>
", "<text:a xlink:type="simple" xlink:href="https://static.ukrinform.com/photos/2023_04/1682595317-833.jpg" text:style-name="Internet_20_link" text:visited-style-name="Visited_20_Internet_20_Link">
1682595317-83...</text:a>
", "<text:a xlink:type="simple" xlink:href="https://static.ukrinform.com/photos/2023_04/1682595352-122.jpg" text:style-name="Internet_20_link" text:visited-style-name="Visited_20_Internet_20_Link">
1682595352-12...</text:a>
"]</text:p>
      <text:p text:style-name="P4">
Tags: ['Десна', 'ДСНС', 'Повінь', 'Ріка', 'Вода', 'Водопілля']</text:p>
      <text:p text:style-name="P4">
Type: Article</text:p>
      <!--METADATA-->
      <text:p text:style-name="P4">
<draw:frame draw:style-name="fr1" draw:name="Image240" text:anchor-type="as-char" svg:width="6.9236in" svg:height="3.956343in" draw:z-index="0">
<draw:image xlink:href="../Images/yкринформ/2023-04-27T18-50-00-03-00/630_360_1588669301-234.jpg" xlink:type="simple" xlink:show="embed" xlink:actuate="onLoad" draw:mime-type="image/jpeg"/>
</draw:frame>
 УЧернігівській області на річці Десна йде формування весняного водопілля.</text:p>
      <text:p text:style-name="P4">
Про це під час брифінгу в Медіацентрі Україна - Укрінформ заявив начальниквідділу гідрологічних прогнозів Укргідрометцентру ДСНС України ІлляПеревозчиков.</text:p>
      <text:p text:style-name="P4">
«Йде формування весняного водопілля у Чернігівській області на річці Десна,зокрема нижче Чернігова з підвищенням рівнів на 2,6 сантиметра за добу. Миочікуємо проходження максимуму на пригирлевій ділянці Десни у першій половинітравня», - уточнив він.</text:p>
      <text:p text:style-name="P4">
<draw:frame draw:style-name="fr1" draw:name="Image241" text:anchor-type="as-char" svg:width="6.9236in" svg:height="4.679841in" draw:z-index="0">
<draw:image xlink:href="../Images/yкринформ/2023-04-27T18-50-00-03-00/1682595317-833.jpg" xlink:type="simple" xlink:show="embed" xlink:actuate="onLoad" draw:mime-type="image/jpeg"/>
</draw:frame>
 Ілля Перевозчиков</text:p>
      <text:p text:style-name="P4">
За словами представника Укргідрометцентру, у Чернігівській областізберігається імовірність затоплення заплавних територій і понижених ділянок, асаме у Чернігівському, Корюківському, Новгород-Сіверському районах.</text:p>
      <text:p text:style-name="P4">
<text:span text:style-name="T4">
Читайте також:</text:span>
 <text:a xlink:type="simple" xlink:href="https://www.ukrinform.ua/rubric-regions/3701351-v-ukraini-zalisautsa-pidtoplenimi-ponad-700-gospodarstv-dsns.html" text:style-name="Internet_20_link" text:visited-style-name="Visited_20_Internet_20_Link">
 <text:span text:style-name="T4">
підтопле</text:span>
 </text:a>
</text:p>
      <text:p text:style-name="P4">
Зі свого боку речник ДСНС України Олександр Хорунжий заявив, що рятувальникистворили чотири пункти надання допомоги в Чернігівській області, - йдеться просела Мньов, Дніпровське, Ядуте і смт Радуль. ДСНС створила один пункт наданнядопомоги і в селі Хрещатик на Черкащині, де базується і техніка, і люди, якіможуть одразу допомогти в разі ускладнення ситуації.</text:p>
      <text:p text:style-name="P4">
<draw:frame draw:style-name="fr1" draw:name="Image242" text:anchor-type="as-char" svg:width="6.9236in" svg:height="4.705484in" draw:z-index="0">
<draw:image xlink:href="../Images/yкринформ/2023-04-27T18-50-00-03-00/1682595352-122.jpg" xlink:type="simple" xlink:show="embed" xlink:actuate="onLoad" draw:mime-type="image/jpeg"/>
</draw:frame>
 Олександр Хорунжий</text:p>
      <text:p text:style-name="P4">
Відповідаючи на питання щодо порад, що робити у ситуації, коли люди опинилисяу кам’яній пастці, Хорунжий зазначив, що рятувальники очікують, що вода зійде,бо перебороти водну стихію не завжди виходить.</text:p>
      <text:p text:style-name="P4">
«Виходить підвезти людям продукти харчування, питну воду, відповідно,відкачати там, де це можливо, воду з їхніх помешкань. Але масштабні якісьпідтоплення мають пройти самі. Поки що ситуація абсолютно контрольована, і цепідтверджує Український гідрометцентр. Є проблемні ділянки, зокрема, пониженіпо руслах певних річок – йдеться про Дніпро і Десну на Чернігівщині», - заявивпресофіцер <text:a xlink:type="simple" xlink:href="https://www.ukrinform.ua/tag-dsns" text:style-name="Internet_20_link" text:visited-style-name="Visited_20_Internet_20_Link">
 </text:a>
 .</text:p>
      <text:p text:style-name="P4">
Відповідаючи на питання щодо прогнозів і щодо того, чи чекати на погіршенняситуації, Перевозчиков зазначив, що все ж таки ті опади, які є нині,здебільшого імовірні для східної частини України.</text:p>
      <text:p text:style-name="P4">
<text:span text:style-name="T4">
Читайте також:</text:span>
 <text:a xlink:type="simple" xlink:href="https://www.ukrinform.ua/rubric-regions/3701558-na-dnipri-sposterigaetsa-spad-vesnanogo-vodopilla.html" text:style-name="Internet_20_link" text:visited-style-name="Visited_20_Internet_20_Link">
 <text:span text:style-name="T4">
водопілля</text:span>
 </text:a>
</text:p>
      <text:p text:style-name="P4">
«Тому сьогодні наші гідропрогнозисти з Харківського регіонального центрупрогнозують, що імовірними є підвищення рівнів води у східних регіонахУкраїни. Це – суббасейни Сіверського Дінця та річок Приазов’я. Там імовірнінавіть вихід води на заплаву (можливе - ред.) затоплення прибережнихтериторій, але без масовості і тільки на окремих річках», - сказав він.</text:p>
      <text:p text:style-name="P4">
За словами начальника відділу гідрологічних прогнозів Укргідрометцентру, щостосується решти річок України, то ситуація більш-менш стабільна.</text:p>
      <text:p text:style-name="P4">
«І ті опади, які випадуть, вони, звичайно, призведуть до підвищення рівнів(води – ред.), але без критичних якихось відміток, ситуацій. Зокрема, якщоговорити про Дніпро, який найбільше всіх цікавить, то ця кількість опадів невикличе якихось там небезпечних явищ», - поінформував Перевозчиков.</text:p>
      <text:p text:style-name="P4">
Як повідомлялося, за даними ДСНС, в Україні, станом на ранок четверга,залишаються підтопленими 704 дворогосподарства і 98 будинків, зокрема уЧернігівській області – 448, Черкаській – 123, Дніпропетровській – 52,Полтавській – 35, Кіровоградській – 25, Волинській – 14 та Київській –7, атакож 98 будинків: у Черкаській області – 39, Дніпропетровській – 32,Кіровоградській – 25, Чернігівській – 2.</text:p>
      <text:p text:style-name="P4">
Source: <text:a xlink:type="simple" xlink:href="https://www.ukrinform.ua/rubric-regions/3701692-u-cernigivskij-oblasti-na-desni-jde-formuvanna-vesnanogo-vodopilla.html" text:style-name="Internet_20_link" text:visited-style-name="Visited_20_Internet_20_Link">
https://www.ukrinform.ua/rubric-regions/3701692-u-cernigivskij-oblasti-na-desni-jde-formuvanna-vesnanogo-vodopilla.html</text:a>
</text:p>
      <!--NEWS-->
      <text:h text:style-name="P10" text:outline-level="1">
<text:span text:style-name="T4">
ПАРЄ вітає ордер МКС на арешт путіна та закликає покарати також лукашенка</text:span>
</text:h>
      <text:p text:style-name="P4">
Authors: Ukrinform (Person)</text:p>
      <text:p text:style-name="P4">
Publisher: Укринформ (Organization)</text:p>
      <text:p text:style-name="P4">
Published Time: 2023-04-27T18:51:00+03:00</text:p>
      <text:p text:style-name="P4">
Modified Time: 2023-04-27T18:51:00+03:00</text:p>
      <text:p text:style-name="P4">
Description: Парламентська асамблея Ради Європи привітала видачу Міжнародним  кримінального суду ордера на арешт президента рф володимира путіна, а також наголосила на необхідності покарання самопроголошеного президента білорусі олександра лукашенка. — Укрінформ.</text:p>
      <text:p text:style-name="P4">
Images: ["<text:a xlink:type="simple" xlink:href="https://static.ukrinform.com/photos/2018_08/thumb_files/630_360_1533808593-1223.jpg" text:style-name="Internet_20_link" text:visited-style-name="Visited_20_Internet_20_Link">
630_360_15338...</text:a>
"]</text:p>
      <text:p text:style-name="P4">
Tags: ['лукашенко', 'ПАРЄ', 'путін']</text:p>
      <text:p text:style-name="P4">
Type: Article</text:p>
      <!--METADATA-->
      <text:p text:style-name="P4">
<draw:frame draw:style-name="fr1" draw:name="Image243" text:anchor-type="as-char" svg:width="6.9236in" svg:height="3.956343in" draw:z-index="0">
<draw:image xlink:href="../Images/yкринформ/2023-04-27T18-51-00-03-00/630_360_1533808593-1223.jpg" xlink:type="simple" xlink:show="embed" xlink:actuate="onLoad" draw:mime-type="image/jpeg"/>
</draw:frame>
Парламентська асамблея Ради Європи привітала видачу Міжнародним кримінальногосуду ордера на арешт президента рф володимира путіна, а також наголосила нанеобхідності покарання самопроголошеного президента білорусі олександралукашенка.</text:p>
      <text:p text:style-name="P4">
Про це йдеться у резолюції, прийнятій на весняній сесії ПАРЄ, передаєкореспондент Укрінформу.</text:p>
      <text:p text:style-name="P4">
"Асамблея вітає рішення Міжнародного кримінального суду від 17 березня 2023року про видачу ордерів на арешт президента російської федерації володимирапутіна та уповноваженої з прав дитини марії львової-бєлової за воєнні злочини,пов'язані з незаконною депортацією та переміщенням населення, зокрема дітей, зтимчасово окупованих територій України до російської федерації", - йдеться удокументі.</text:p>
      <text:p text:style-name="P4">
<text:span text:style-name="T4">
Читайте також:</text:span>
 <text:a xlink:type="simple" xlink:href="https://www.ukrinform.ua/rubric-ato/3701663-pare-viznala-genocidom-deportaciu-ukrainskih-ditej-do-rosii.html" text:style-name="Internet_20_link" text:visited-style-name="Visited_20_Internet_20_Link">
 </text:a>
</text:p>
      <text:p text:style-name="P4">
ПАРЄ закликала держави-учасниці Римського статуту вжити всіх можливих заходівдля виконання своїх зобов'язань щодо виконання ордерів на арешт, вже виданихМіжнародним кримінальним судом, та підтримати переслідування і покарання всіхвідповідальних за злочини, скоєні проти України.</text:p>
      <text:p text:style-name="P4">
"Зокрема, серед осіб, щодо яких міжнародні правозахисні організації заявилипро пряму відповідальність – прем'єр-міністр російської федерації, міністриосвіти та охорони здоров'я, уповноважений з прав людини та перший заступниккерівника адміністрації президента росії, самопроголошений президент білорусіолександр лукашенко, а на регіональному рівні – губернатори Краснодарськогокраю, Магаданської області, Камчатського краю, президент Татарстану та главаРеспубліки Адигея", - сказано у резолюції.</text:p>
      <text:p text:style-name="P4">
<text:span text:style-name="T4">
Читайте також:</text:span>
 <text:a xlink:type="simple" xlink:href="https://www.ukrinform.ua/rubric-ato/3701670-rosia-mae-pripiniti-deportaciu-ukrainskih-ditej-i-zabezpeciti-ihne-povernenna-pare.html" text:style-name="Internet_20_link" text:visited-style-name="Visited_20_Internet_20_Link">
 <text:span text:style-name="T4">
ПАРЄ</text:span>
 </text:a>
</text:p>
      <text:p text:style-name="P4">
Як повідомляв Укрінформ, 17 березня 2023 року Міжнародний кримінальний судвидав ордер на арешт президента рф володимира путіна і дитячого омбудсменамарії львової-бєлової, яких підозрюють у незаконній депортації дітей зокупованих територій України в росію щонайменше з лютого 2022 року.</text:p>
      <text:p text:style-name="P4">
Source: <text:a xlink:type="simple" xlink:href="https://www.ukrinform.ua/rubric-world/3701674-pare-privitala-order-mks-na-arest-putina-ta-zaklikala-pokarati-takoz-lukasenka.html" text:style-name="Internet_20_link" text:visited-style-name="Visited_20_Internet_20_Link">
https://www.ukrinform.ua/rubric-world/3701674-pare-privitala-order-mks-na-arest-putina-ta-zaklikala-pokarati-takoz-lukasenka.html</text:a>
</text:p>
      <!--NEWS-->
      <text:h text:style-name="P10" text:outline-level="1">
<text:span text:style-name="T4">
Гурт СКАЙ до Дня Києва дасть великий концерт у Палаці спорту</text:span>
</text:h>
      <text:p text:style-name="P4">
Authors: Ukrinform (Person)</text:p>
      <text:p text:style-name="P4">
Publisher: Укринформ (Organization)</text:p>
      <text:p text:style-name="P4">
Published Time: 2023-04-27T18:57:02+03:00</text:p>
      <text:p text:style-name="P4">
Modified Time: 2023-04-27T18:57:02+03:00</text:p>
      <text:p text:style-name="P4">
Description: Український рок-гурт СКАЙ, якому в цьому році виповнюється 22 роки, вперше дасть великий концерт у Палаці спорту 26 травня, до Дня Києва. — Укрінформ.</text:p>
      <text:p text:style-name="P4">
Images: ["<text:a xlink:type="simple" xlink:href="https://static.ukrinform.com/photos/2016_10/thumb_files/630_360_1477547270-2621.jpeg" text:style-name="Internet_20_link" text:visited-style-name="Visited_20_Internet_20_Link">
630_360_14775...</text:a>
"]</text:p>
      <text:p text:style-name="P4">
Tags: ['Концерт', 'Музика', 'Палац спорту', 'Київ', 'СКАЙ ']</text:p>
      <text:p text:style-name="P4">
Type: Article</text:p>
      <!--METADATA-->
      <text:p text:style-name="P4">
<draw:frame draw:style-name="fr1" draw:name="Image244" text:anchor-type="as-char" svg:width="6.9236in" svg:height="3.956343in" draw:z-index="0">
<draw:image xlink:href="../Images/yкринформ/2023-04-27T18-57-02-03-00/630_360_1477547270-2621.jpeg" xlink:type="simple" xlink:show="embed" xlink:actuate="onLoad" draw:mime-type="image/jpeg"/>
</draw:frame>
Український рок-гурт СКАЙ, якому в цьому році виповнюється 22 роки, впершедасть великий концерт у Палаці спорту 26 травня, до Дня Києва.</text:p>
      <text:p text:style-name="P4">
Про це Укрінформу повідомили в PR Batteries agency.</text:p>
      <text:p text:style-name="P4">
«За традицією концерт має велику благодійну мету. В межах заходу будепрезентована співпраця гурту СКАЙ із благодійним фондом “Повернись живим”, атакож із фондом “Здоровʼя українського народу”, що впроваджує національнупрограму “Врятуй кінцівку”, місія якої – зменшення інвалідизації українців, щопов’язана з травмами кінцівок, отриманих внаслідок війни, амбасадором якої єфронтмен гурту Олег Собчук», - зазначають в агенції.</text:p>
      <text:p text:style-name="P4">
За словами організаторів, програма дістала назву “Подаруй світло”, бо відпочатку повномасштабної війни СКАЙ “дарує світло”, активно допомагаючивійську.</text:p>
      <text:p text:style-name="P4">
Тригодинне шоу складатиметься з трьох музичних частин. Програму відкриєвідомий український DJ Smile з власним реміксом на трек “Подаруй світло” з шоубарабанщиць, а перше відділення <text:a xlink:type="simple" xlink:href="https://www.ukrinform.ua/tag-koncert" text:style-name="Internet_20_link" text:visited-style-name="Visited_20_Internet_20_Link">
 </text:a>
 гуртзіграє разом з оркестром Збройних сил України. Одночасно на сцені будутьприсутні 40 музикантів оркестру, 20 артистів хору та сам гурт СКАЙ. Успільному виконанні прозвучать багаторічні хіти “Бест друг”, “Тебе це можевбити”, “Подаруй світло”, “Легковажна”, “Струна”, а також новіші - “Напролом”та “Не відступати і не здаватись”.</text:p>
      <text:p text:style-name="P4">
<text:span text:style-name="T4">
Читайте також:</text:span>
 <text:a xlink:type="simple" xlink:href="https://www.ukrinform.ua/rubric-culture/3701368-gurt-atitila-anonsuvav-koncert-u-alti.html" text:style-name="Internet_20_link" text:visited-style-name="Visited_20_Internet_20_Link">
 <text:span text:style-name="T4">
Антитіл</text:span>
 </text:a>
</text:p>
      <text:p text:style-name="P4">
Акустичне відділення порадує фанів дуетним виконанням пісень “Не йди” зіЗлатою Огнєвіч, “Іграшкова зброя” з Арсеном Мірзояном, хітом українськогоTikTok “Іду на Січ”, що була заспівана в дуеті з SANNA, а також “Знак оклику”,яка буде зіграна з вокальною формацією “Піккардійська терція”.</text:p>
      <text:p text:style-name="P4">
Закриватиме перший великий концерт СКАЙ у Палаці спорту рок-блок з улюбленимихітами, серед яких “Go Go”, “Ідеальна”, “Вертаюсь з перемогою” та рок-версієюпісні “Подаруй світло".</text:p>
      <text:p text:style-name="P4">
Кошти, отримані в благодійному турі “Напролом”, що наразі триває в містахУкраїни, будуть спрямовані на проведення операцій пораненим військовим.</text:p>
      <text:p text:style-name="P4">
Source: <text:a xlink:type="simple" xlink:href="https://www.ukrinform.ua/rubric-culture/3701676-gurt-skaj-do-dna-kieva-dast-velikij-koncert-u-palaci-sportu.html" text:style-name="Internet_20_link" text:visited-style-name="Visited_20_Internet_20_Link">
https://www.ukrinform.ua/rubric-culture/3701676-gurt-skaj-do-dna-kieva-dast-velikij-koncert-u-palaci-sportu.html</text:a>
</text:p>
      <!--NEWS-->
      <text:h text:style-name="P10" text:outline-level="1">
<text:span text:style-name="T4">
Калініна програла у другому колі турніру WTA в Мадриді</text:span>
</text:h>
      <text:p text:style-name="P4">
Authors: Ukrinform (Person)</text:p>
      <text:p text:style-name="P4">
Publisher: Укринформ (Organization)</text:p>
      <text:p text:style-name="P4">
Published Time: 2023-04-27T19:14:07+03:00</text:p>
      <text:p text:style-name="P4">
Modified Time: 2023-04-27T19:14:07+03:00</text:p>
      <text:p text:style-name="P4">
Description: Перша «ракетка» України Ангеліна Калініна не змогла пробитися до третього кола представницького турніру Жіночої тенісної асоціації (WTA) - Mutua Madrid Open - у Мадриді (Іспанія) із призовим фондом $7,652 млн. — Укрінформ.</text:p>
      <text:p text:style-name="P4">
Images: ["<text:a xlink:type="simple" xlink:href="https://static.ukrinform.com/photos/2023_03/thumb_files/630_360_1679728868-803.jpeg" text:style-name="Internet_20_link" text:visited-style-name="Visited_20_Internet_20_Link">
630_360_16797...</text:a>
"]</text:p>
      <text:p text:style-name="P4">
Tags: ['Теніс', 'Ангеліна Калініна']</text:p>
      <text:p text:style-name="P4">
Type: Article</text:p>
      <!--METADATA-->
      <text:p text:style-name="P4">
<draw:frame draw:style-name="fr1" draw:name="Image245" text:anchor-type="as-char" svg:width="6.9236in" svg:height="3.956343in" draw:z-index="0">
<draw:image xlink:href="../Images/yкринформ/2023-04-27T19-14-07-03-00/630_360_1679728868-803.jpeg" xlink:type="simple" xlink:show="embed" xlink:actuate="onLoad" draw:mime-type="image/jpeg"/>
</draw:frame>
 Перша«ракетка» України Ангеліна Калініна не змогла пробитися до третього колапредставницького турніру Жіночої тенісної асоціації (WTA) - Mutua Madrid Open- у Мадриді (Іспанія) із призовим фондом $7,652 млн.</text:p>
      <text:p text:style-name="P4">
В 1/32 фіналу грунтових змагань посіяна під 30-м номером Калініна на тай-брейку поступилася єгипетянці Маяр Шериф (№59 рейтингу WTA) - 2:6, 6:7 (3:7),передає Укрінформ.</text:p>
      <text:p text:style-name="P4">
Матч тривав 1 годину 40 хвилин.</text:p>
      <text:p text:style-name="P4">
У третьому колі Mutua Madrid Open Шериф зустрінеться з переможницеюпротистояння між 5-м номером «посіву» француженкою Каролін Гарсією та ЮлієюПутінцевою з Казахстану.</text:p>
      <text:p text:style-name="P4">
<text:span text:style-name="T4">
Читайте також:</text:span>
 <text:a xlink:type="simple" xlink:href="https://www.ukrinform.ua/rubric-sports/3701135-curenko-peremogla-italijku-broncetti-na-starti-turniru-wta-u-madridi.html" text:style-name="Internet_20_link" text:visited-style-name="Visited_20_Internet_20_Link">
 </text:a>
</text:p>
      <text:p text:style-name="P4">
Турнір у Мадриді триватиме до 6 травня.</text:p>
      <text:p text:style-name="P4">
Фото: btu.org.ua.</text:p>
      <text:p text:style-name="P4">
Source: <text:a xlink:type="simple" xlink:href="https://www.ukrinform.ua/rubric-sports/3701685-kalinina-prograla-u-drugomu-koli-turniru-wta-v-madridi.html" text:style-name="Internet_20_link" text:visited-style-name="Visited_20_Internet_20_Link">
https://www.ukrinform.ua/rubric-sports/3701685-kalinina-prograla-u-drugomu-koli-turniru-wta-v-madridi.html</text:a>
</text:p>
      <!--NEWS-->
      <text:h text:style-name="P10" text:outline-level="1">
<text:span text:style-name="T4">
Україна і Японія підписали меморандум про цифрове співробітництво</text:span>
</text:h>
      <text:p text:style-name="P4">
Authors: Ukrinform (Person)</text:p>
      <text:p text:style-name="P4">
Publisher: Укринформ (Organization)</text:p>
      <text:p text:style-name="P4">
Published Time: 2023-04-27T19:14:31+03:00</text:p>
      <text:p text:style-name="P4">
Modified Time: 2023-04-27T19:14:31+03:00</text:p>
      <text:p text:style-name="P4">
Description: Мінцифри, Держспецзв'язку та Міністерство цифровізації Японії вперше уклали тристоронній меморандум, який є початком цифрового співробітництва між країнами. — Укрінформ.</text:p>
      <text:p text:style-name="P4">
Images: ["<text:a xlink:type="simple" xlink:href="https://static.ukrinform.com/photos/2023_04/thumb_files/630_360_1682495401-515.jpg" text:style-name="Internet_20_link" text:visited-style-name="Visited_20_Internet_20_Link">
630_360_16824...</text:a>
"]</text:p>
      <text:p text:style-name="P4">
Tags: ['Японія', 'Федоров', 'Мінцифри']</text:p>
      <text:p text:style-name="P4">
Type: Article</text:p>
      <!--METADATA-->
      <text:p text:style-name="P4">
<draw:frame draw:style-name="fr1" draw:name="Image246" text:anchor-type="as-char" svg:width="6.9236in" svg:height="3.956343in" draw:z-index="0">
<draw:image xlink:href="../Images/yкринформ/2023-04-27T19-14-31-03-00/630_360_1682495401-515.jpg" xlink:type="simple" xlink:show="embed" xlink:actuate="onLoad" draw:mime-type="image/jpeg"/>
</draw:frame>
 Мінцифри,Держспецзв'язку та Міністерство цифровізації Японії вперше уклали тристоронніймеморандум, який є початком цифрового співробітництва між країнами.</text:p>
      <text:p text:style-name="P4">
Про це повідомив у <text:a xlink:type="simple" xlink:href="https://t.me/zedigital/3070" text:style-name="Internet_20_link" text:visited-style-name="Visited_20_Internet_20_Link">
 </text:a>
 віцепрем'єр-міністр зінновацій, розвитку освіти, науки та технологій – міністр цифровоїтрансформації Михайло Федоров, передає Укрінформ.</text:p>
      <text:p text:style-name="P4">
«Починаємо діджитал-співпрацю з Японією – підписали меморандум з японськимміністерством цифровізації. Сфокусуємося на сфері кіберзахисту. Щобмаксимально захистити українські об’єкти критичної інфраструктури. Японія маєдосвід та експертизу якісної протидії кібератакам. Також домовилисьобмінюватися найкращими IT-практиками та цифровими рішеннями», - зазначивФедоров.</text:p>
      <text:p text:style-name="P4">
<text:span text:style-name="T4">
Читайте також:</text:span>
 <text:a xlink:type="simple" xlink:href="https://www.ukrinform.ua/rubric-vidbudova/3701655-golova-kiivskoi-ova-obgovoriv-vidbudovu-regionu-z-poslom-aponii.html" text:style-name="Internet_20_link" text:visited-style-name="Visited_20_Internet_20_Link">
 <text:span text:style-name="T4">
Японі</text:span>
 </text:a>
</text:p>
      <text:p text:style-name="P4">
Він уточнив, що, зі свого боку, Україна допоможе досвідом розбудови єдиної таефективної системи е-уряду: підходом mobile first, досвідом швидкого запускуонлайн-послуг, розвитку електронного урядування та впровадження цифровихінновацій на державному рівні.</text:p>
      <text:p text:style-name="P4">
Як повідомлялось, Міністерство цифрової трансформації підписало меморандум зоб’єднанням технологічних компаній Techosystem, що сприятиме розвитку стартап-екосистеми та інноваційної інфраструктури України.</text:p>
      <text:p text:style-name="P4">
Source: <text:a xlink:type="simple" xlink:href="https://www.ukrinform.ua/rubric-technology/3701686-ukraina-i-aponia-pidpisali-memorandum-pro-cifrove-spivrobitnictvo.html" text:style-name="Internet_20_link" text:visited-style-name="Visited_20_Internet_20_Link">
https://www.ukrinform.ua/rubric-technology/3701686-ukraina-i-aponia-pidpisali-memorandum-pro-cifrove-spivrobitnictvo.html</text:a>
</text:p>
      <!--NEWS-->
      <text:h text:style-name="P10" text:outline-level="1">
<text:span text:style-name="T4">
Укрпошта завершила минулий рік зі збитком у ₴1,26 мільярда</text:span>
</text:h>
      <text:p text:style-name="P4">
Authors: Ukrinform (Person)</text:p>
      <text:p text:style-name="P4">
Publisher: Укринформ (Organization)</text:p>
      <text:p text:style-name="P4">
Published Time: 2023-04-27T19:15:55+03:00</text:p>
      <text:p text:style-name="P4">
Modified Time: 2023-04-27T19:15:55+03:00</text:p>
      <text:p text:style-name="P4">
Description: АТ «Укрпошта» завершило 2022 рік зі збиткам у 1,258 млрд грн. — Укрінформ.</text:p>
      <text:p text:style-name="P4">
Images: ["<text:a xlink:type="simple" xlink:href="https://static.ukrinform.com/photos/2022_11/thumb_files/630_360_1667907922-855.jpg" text:style-name="Internet_20_link" text:visited-style-name="Visited_20_Internet_20_Link">
630_360_16679...</text:a>
"]</text:p>
      <text:p text:style-name="P4">
Tags: ['Гроші', 'Укрпошта', 'Збитки']</text:p>
      <text:p text:style-name="P4">
Type: Article</text:p>
      <!--METADATA-->
      <text:p text:style-name="P4">
<draw:frame draw:style-name="fr1" draw:name="Image247" text:anchor-type="as-char" svg:width="6.9236in" svg:height="3.956343in" draw:z-index="0">
<draw:image xlink:href="../Images/yкринформ/2023-04-27T19-15-55-03-00/630_360_1667907922-855.jpg" xlink:type="simple" xlink:show="embed" xlink:actuate="onLoad" draw:mime-type="image/jpeg"/>
</draw:frame>
 АТ«Укрпошта» завершило 2022 рік зі збиткам у 1,258 млрд грн.</text:p>
      <text:p text:style-name="P4">
Про це повідомив генеральний директор компанії Ігор Смілянський, передаєУкрінформ з посиланням на <text:a xlink:type="simple" xlink:href="https://www.ukrposhta.ua/ua/news/57897-ukrposhta-opriljudnila-finansovi-rezultati-2022-roku" text:style-name="Internet_20_link" text:visited-style-name="Visited_20_Internet_20_Link">
</text:a>
 поштового оператора.</text:p>
      <text:p text:style-name="P4">
Зазначається, що Укрпошта закінчила 2022 рік з фактичним збитком у розмірі 1258,1 млн грн, з яких 216,9 млн грн – збитки, отримані за рахунок втраченихактивів на тимчасово окупованих територіях Херсонської, Донецької таЛуганської областей, та 402,1 млн грн – через збитки від курсових різницьвнаслідок коливань курсу валют.</text:p>
      <text:p text:style-name="P4">
Укрпошта закінчила 2022 рік з чистим доходом від реалізації товарів та послугу сумі 10,3 млрд грн, що на 7,7% менше проти фактичних даних за 2021 рік.</text:p>
      <text:p text:style-name="P4">
У 2022 році обсяги внутрішніх та експортних посилок залишились на рівніминулого року. Доходи від торгівлі зросли на 41,9% проти 2021 року. Зоб’єктивних причин обсяги письмової кореспонденції у 2022 році зменшились на53,4% проти минулого року з поступовим відновленням до кінця 2022 року. Отождоходи за цим напрямком зменшились на 18,3% порівняно з 2021 роком. Також узв’язку з закриттям великої кількості друкованих видань та міграції населенняна 22,4% зменшились доходи від розповсюдження періодики.</text:p>
      <text:p text:style-name="P4">
<text:span text:style-name="T4">
Читайте також:</text:span>
 <text:a xlink:type="simple" xlink:href="https://www.ukrinform.ua/rubric-society/3694717-ukrposta-vistavit-na-prodaz-tisacu-marok-russkij-voennij-korabl-sob-zibrati-na-dron.html" text:style-name="Internet_20_link" text:visited-style-name="Visited_20_Internet_20_Link">
 <text:span text:style-name="T4">
Укрпошта</text:span>
 </text:a>
</text:p>
      <text:p text:style-name="P4">
Завдяки прибуткам минулих років та заходам щодо збереження готівкових коштівУкрпошта впродовж 2022 року зберігала сильні позиції ліквідності, що дозволилопідтримувати операційну діяльність без дефіциту грошових коштів, вчасновиконувати свої фінансові зобов’язання та перезапустити програму капітальнихінвестицій.</text:p>
      <text:p text:style-name="P4">
«Попри величезні втрати через війну, ми змогли в 2022 році зберегти команду,виконувати всі фінансові зобов’язання і навіть продовжили інвестувати в ранішерозпочаті проєкти. І все це – без дотацій з державного бюджету, бо розуміємо,що він передусім має бути спрямований на підтримку наших збройних сил.Укрпошта в 2022 році зафіксувала збитки, але, враховуючи вжиті заходи, мивпевнено дивимось в 2023 рік і будемо робити все, щоб знову вийти в прибуток,одночасно продовжуючи підтримувати державу» - зазначив Смілянський.</text:p>
      <text:p text:style-name="P4">
Як повідомлялось, станом на 10 квітня <text:a xlink:type="simple" xlink:href="https://www.ukrinform.ua/tag-ukrposta" text:style-name="Internet_20_link" text:visited-style-name="Visited_20_Internet_20_Link">
 </text:a>
 через російську агресію зазнала збитків на понад 34 млн євро.Приблизно 30% відділень не підлягають відновленню, також втрачено частинуавтопарку.</text:p>
      <text:p text:style-name="P4">
АТ «Укрпошта» у 2021 році отримало 183,58 млн грн чистого прибутку.</text:p>
      <text:p text:style-name="P4">
Source: <text:a xlink:type="simple" xlink:href="https://www.ukrinform.ua/rubric-economy/3701688-ukrposta-zaversila-minulij-rik-zi-zbitkom-u-126-milarda.html" text:style-name="Internet_20_link" text:visited-style-name="Visited_20_Internet_20_Link">
https://www.ukrinform.ua/rubric-economy/3701688-ukrposta-zaversila-minulij-rik-zi-zbitkom-u-126-milarda.html</text:a>
</text:p>
      <!--NEWS-->
      <text:h text:style-name="P10" text:outline-level="1">
<text:span text:style-name="T4">
Поліція знайшла 27 фільтраційних таборів та в’язниць рф на окупованих територіях</text:span>
</text:h>
      <text:p text:style-name="P4">
Authors: Ukrinform (Person)</text:p>
      <text:p text:style-name="P4">
Publisher: Укринформ (Organization)</text:p>
      <text:p text:style-name="P4">
Published Time: 2023-04-27T19:16:00+03:00</text:p>
      <text:p text:style-name="P4">
Modified Time: 2023-04-27T19:16:00+03:00</text:p>
      <text:p text:style-name="P4">
Description: Національна поліція на сьогодні зафіксувала 27 фільтраційних таборів і в’язниць на тимчасово окупованих територіях України. — Укрінформ.</text:p>
      <text:p text:style-name="P4">
Images: ["<text:a xlink:type="simple" xlink:href="https://static.ukrinform.com/photos/2017_04/thumb_files/630_360_1493036840-7726.jpg" text:style-name="Internet_20_link" text:visited-style-name="Visited_20_Internet_20_Link">
630_360_14930...</text:a>
", "<text:a xlink:type="simple" xlink:href="https://static.ukrinform.com/photos/2023_04/1682598793-183.jpeg" text:style-name="Internet_20_link" text:visited-style-name="Visited_20_Internet_20_Link">
1682598793-18...</text:a>
", "<text:a xlink:type="simple" xlink:href="https://static.ukrinform.com/photos/2023_04/1682598810-379.jpg" text:style-name="Internet_20_link" text:visited-style-name="Visited_20_Internet_20_Link">
1682598810-37...</text:a>
"]</text:p>
      <text:p text:style-name="P4">
Tags: ['Окупація', 'Поліція', 'Тортури', "В'язниця", 'Російські військові', 'Війна з росією', 'Фільтраційні табори']</text:p>
      <text:p text:style-name="P4">
Type: Article</text:p>
      <!--METADATA-->
      <text:p text:style-name="P4">
<draw:frame draw:style-name="fr1" draw:name="Image248" text:anchor-type="as-char" svg:width="6.9236in" svg:height="3.956343in" draw:z-index="0">
<draw:image xlink:href="../Images/yкринформ/2023-04-27T19-16-00-03-00/630_360_1493036840-7726.jpg" xlink:type="simple" xlink:show="embed" xlink:actuate="onLoad" draw:mime-type="image/jpeg"/>
</draw:frame>
Національна поліція на сьогодні зафіксувала 27 фільтраційних таборів ів’язниць на тимчасово окупованих територіях України.</text:p>
      <text:p text:style-name="P4">
Про це під час робочого візиту до Великої Британії заявив заступник голови НПУ– начальник Головного слідчого управління Максим Цуцкірідзе, передає Укрінформіз посиланням на <text:a xlink:type="simple" xlink:href="https://www.npu.gov.ua/news/natspolitsiia-dokumentuie-95-usikh-voiennykh-zlochyniv-holovne-prytiahnuty-do-vidpovidalnosti-viiskovosluzhbovtsiv-rf-maksym-tsutskiridze" text:style-name="Internet_20_link" text:visited-style-name="Visited_20_Internet_20_Link">
 </text:a>
 .</text:p>
      <text:p text:style-name="P4">
«Слідчі задокументували 52 місця несвободи, катівні, фільтраційні табори,створені на тимчасово окупованих територіях та в російській федерації: 27фільтраційних таборів і в’язниць - на тимчасово окупованих територіях України,а також 7 - на території російської федерації. При цьому звірства окупантіввражають», - сказав Цуцкірідзе.</text:p>
      <text:p text:style-name="P4">
За його словами, слідчі зафіксували десятки тисяч фактів жорстокостівійськових рф проти мирного населення: масові розстріли цивільних, у томучислі евакуаційних колон, мордування, <text:a xlink:type="simple" xlink:href="https://www.ukrinform.ua/tag-torturi" text:style-name="Internet_20_link" text:visited-style-name="Visited_20_Internet_20_Link">
 </text:a>
 , сексуальне насильство тощо.</text:p>
      <text:p text:style-name="P4">
<draw:frame draw:style-name="fr1" draw:name="Image249" text:anchor-type="as-char" svg:width="6.9236in" svg:height="5.1927in" draw:z-index="0">
<draw:image xlink:href="../Images/yкринформ/2023-04-27T19-16-00-03-00/1682598793-183.jpeg" xlink:type="simple" xlink:show="embed" xlink:actuate="onLoad" draw:mime-type="image/jpeg"/>
</draw:frame>
</text:p>
      <text:p text:style-name="P4">
Заступник голови Нацполіції зазначив, що головним завданням правоохоронців єпритягнення воєнних злочинців до відповідальності.</text:p>
      <text:p text:style-name="P4">
<text:span text:style-name="T4">
Читайте також:</text:span>
 <text:a xlink:type="simple" xlink:href="https://www.ukrinform.ua/rubric-polytics/3700048-rosia-vikoristovue-voenni-zlocini-ak-metod-vedenna-vijni-matvijcuk-v-obse.html" text:style-name="Internet_20_link" text:visited-style-name="Visited_20_Internet_20_Link">
 </text:a>
</text:p>
      <text:p text:style-name="P4">
<draw:frame draw:style-name="fr1" draw:name="Image250" text:anchor-type="as-char" svg:width="6.9236in" svg:height="8.250084in" draw:z-index="0">
<draw:image xlink:href="../Images/yкринформ/2023-04-27T19-16-00-03-00/1682598810-379.jpg" xlink:type="simple" xlink:show="embed" xlink:actuate="onLoad" draw:mime-type="image/jpeg"/>
</draw:frame>
</text:p>
      <text:p text:style-name="P4">
У Нацполіції поінформували, що під час 4-денного візиту на запрошенняСпеціалізованого відділу з розслідування воєнних злочинів Контртерористичногодепартаменту поліції Лондона українські правоохоронці, які безпосередньозаймаються фіксацією, документуванням та розслідуванням воєнних злочинів,ознайомилися з роботою відповідного спеціалізованого підрозділу ВеликоїБританії та поділилися своїм досвідом.</text:p>
      <text:p text:style-name="P4">
<text:span text:style-name="T4">
Читайте також:</text:span>
 <text:a xlink:type="simple" xlink:href="https://www.ukrinform.ua/rubric-ato/3696237-rosiani-piddavali-hersonciv-katuvannam-u-ponad-20-izolatorah-mista-i-okolic-zvit-hrw.html" text:style-name="Internet_20_link" text:visited-style-name="Visited_20_Internet_20_Link">
 </text:a>
</text:p>
      <text:p text:style-name="P4">
Представники української делегації також зустрілися із комісаром поліціїЛондона Марком Роулі та подякували за підтримку України.</text:p>
      <text:p text:style-name="P4">
Як повідомлялося, слідчі Нацполіції <text:a xlink:type="simple" xlink:href="https://www.ukrinform.ua/rubric-society/3700810-v-ukraini-vvazautsa-znajdenimi-11-708-ditej.html" text:style-name="Internet_20_link" text:visited-style-name="Visited_20_Internet_20_Link">
 </text:a>
військовослужбовцями зс рф та їхніми пособниками.</text:p>
      <text:p text:style-name="P4">
Source: <text:a xlink:type="simple" xlink:href="https://www.ukrinform.ua/rubric-ato/3701555-policia-znajsla-27-filtracijnih-taboriv-ta-vaznic-rf-na-okupovanih-teritoriah.html" text:style-name="Internet_20_link" text:visited-style-name="Visited_20_Internet_20_Link">
https://www.ukrinform.ua/rubric-ato/3701555-policia-znajsla-27-filtracijnih-taboriv-ta-vaznic-rf-na-okupovanih-teritoriah.html</text:a>
</text:p>
      <!--NEWS-->
      <text:h text:style-name="P10" text:outline-level="1">
<text:span text:style-name="T4">
У Дніпрі відкрили перший соціальний гуртожиток для маріупольців</text:span>
</text:h>
      <text:p text:style-name="P4">
Authors: Ukrinform (Person)</text:p>
      <text:p text:style-name="P4">
Publisher: Укринформ (Organization)</text:p>
      <text:p text:style-name="P4">
Published Time: 2023-04-27T19:20:39+03:00</text:p>
      <text:p text:style-name="P4">
Modified Time: 2023-04-27T19:20:39+03:00</text:p>
      <text:p text:style-name="P4">
Description: У Дніпрі відкрили перший в Україні гуртожиток для переселенців із Маріуполя. — Укрінформ.</text:p>
      <text:p text:style-name="P4">
Images: ["<text:a xlink:type="simple" xlink:href="https://static.ukrinform.com/photos/2023_04/thumb_files/630_360_1682608783-6444.jpeg" text:style-name="Internet_20_link" text:visited-style-name="Visited_20_Internet_20_Link">
630_360_16826...</text:a>
", "<text:a xlink:type="simple" xlink:href="https://static.ukrinform.com/photos/2023_04/thumb_files/630_360_1682608783-9967.jpeg" text:style-name="Internet_20_link" text:visited-style-name="Visited_20_Internet_20_Link">
630_360_16826...</text:a>
", "<text:a xlink:type="simple" xlink:href="https://static.ukrinform.com/photos/2023_04/thumb_files/630_360_1682608783-3790.jpeg" text:style-name="Internet_20_link" text:visited-style-name="Visited_20_Internet_20_Link">
630_360_16826...</text:a>
", "<text:a xlink:type="simple" xlink:href="https://static.ukrinform.com/photos/2023_04/thumb_files/630_360_1682608783-8037.jpeg" text:style-name="Internet_20_link" text:visited-style-name="Visited_20_Internet_20_Link">
630_360_16826...</text:a>
", "<text:a xlink:type="simple" xlink:href="https://static.ukrinform.com/photos/2023_04/thumb_files/630_360_1682608783-1003.jpeg" text:style-name="Internet_20_link" text:visited-style-name="Visited_20_Internet_20_Link">
630_360_16826...</text:a>
", "<text:a xlink:type="simple" xlink:href="https://static.ukrinform.com/photos/2023_04/thumb_files/630_360_1682608783-2627.jpeg" text:style-name="Internet_20_link" text:visited-style-name="Visited_20_Internet_20_Link">
630_360_16826...</text:a>
", "<text:a xlink:type="simple" xlink:href="https://static.ukrinform.com/photos/2023_04/thumb_files/630_360_1682608784-1616.jpeg" text:style-name="Internet_20_link" text:visited-style-name="Visited_20_Internet_20_Link">
630_360_16826...</text:a>
"]</text:p>
      <text:p text:style-name="P4">
Tags: ['Дніпро', 'Маріуполь', 'Переселенці', 'Житло']</text:p>
      <text:p text:style-name="P4">
Type: Article</text:p>
      <!--METADATA-->
      <text:p text:style-name="P4">
<draw:frame draw:style-name="fr1" draw:name="Image251" text:anchor-type="as-char" svg:width="6.9236in" svg:height="3.956343in" draw:z-index="0">
<draw:image xlink:href="../Images/yкринформ/2023-04-27T19-20-39-03-00/630_360_1682608783-6444.jpeg" xlink:type="simple" xlink:show="embed" xlink:actuate="onLoad" draw:mime-type="image/jpeg"/>
</draw:frame>
 У Дніпрівідкрили перший в Україні гуртожиток для переселенців із Маріуполя.</text:p>
      <text:p text:style-name="P4">
Про це у <text:a xlink:type="simple" xlink:href="https://t.me/mariupolrada/13884" text:style-name="Internet_20_link" text:visited-style-name="Visited_20_Internet_20_Link">
 </text:a>
 повідомила Маріупольська міськарада, передає Укрінформ.</text:p>
      <text:p text:style-name="P4">
Перші сім'ї внутрішньо переміщених осіб із <text:a xlink:type="simple" xlink:href="https://www.ukrinform.ua/tag-mariupol" text:style-name="Internet_20_link" text:visited-style-name="Visited_20_Internet_20_Link">
 </text:a>
 отримали ключі від соціального житла у відреставрованому йоблаштованому для комфортного проживання гуртожитку Дніпровського державногоаграрно-економічного університету. Одночасно тут можуть розміститися 35 родин.Житло надається безоплатно.</text:p>
      <text:p text:style-name="P4">
У гуртожитку є велика дитяча та побутова зона. Тут працюватимуть вихователь іпсихолог.</text:p>
      <text:p text:style-name="P4">
Ініціювала проєкт Маріупольська міськрада за сприяння Донецької обласноївійськової адміністрації, міського голови Дніпра Бориса Філатова та урядуФранції, Міжнародної організації з міграції, Фонду Ріната Ахметова, ГМ«Проліска».</text:p>
      <text:p text:style-name="P4">
На пілотний проєкт витрачено понад 36 мільйонів гривень.</text:p>
      <text:p text:style-name="P4">
<draw:frame draw:style-name="fr1" draw:name="Image252" text:anchor-type="as-char" svg:width="6.9236in" svg:height="3.956343in" draw:z-index="0">
<draw:image xlink:href="../Images/yкринформ/2023-04-27T19-20-39-03-00/630_360_1682608783-9967.jpeg" xlink:type="simple" xlink:show="embed" xlink:actuate="onLoad" draw:mime-type="image/jpeg"/>
</draw:frame>
 У Дніпрівідкрили перший соціальний гуртожиток для маріупольців / Фото: Донецька ОВА  <text:a xlink:type="simple" xlink:href="https://static.ukrinform.com/photos/2023_04/1682608783-9967.jpeg" text:style-name="Internet_20_link" text:visited-style-name="Visited_20_Internet_20_Link">
<draw:frame draw:style-name="fr1" draw:name="Image253" text:anchor-type="as-char" svg:width="6.9236in" svg:height="3.956343in" draw:z-index="0">
<draw:image xlink:href="../Images/yкринформ/2023-04-27T19-20-39-03-00/630_360_1682608783-9967.jpeg" xlink:type="simple" xlink:show="embed" xlink:actuate="onLoad" draw:mime-type="image/jpeg"/>
</draw:frame>
</text:a>
 <text:a xlink:type="simple" xlink:href="https://static.ukrinform.com/photos/2023_04/1682608783-3790.jpeg" text:style-name="Internet_20_link" text:visited-style-name="Visited_20_Internet_20_Link">
<draw:frame draw:style-name="fr1" draw:name="Image254" text:anchor-type="as-char" svg:width="6.9236in" svg:height="3.956343in" draw:z-index="0">
<draw:image xlink:href="../Images/yкринформ/2023-04-27T19-20-39-03-00/630_360_1682608783-3790.jpeg" xlink:type="simple" xlink:show="embed" xlink:actuate="onLoad" draw:mime-type="image/jpeg"/>
</draw:frame>
</text:a>
 <text:a xlink:type="simple" xlink:href="https://static.ukrinform.com/photos/2023_04/1682608783-6444.jpeg" text:style-name="Internet_20_link" text:visited-style-name="Visited_20_Internet_20_Link">
<draw:frame draw:style-name="fr1" draw:name="Image255" text:anchor-type="as-char" svg:width="6.9236in" svg:height="3.956343in" draw:z-index="0">
<draw:image xlink:href="../Images/yкринформ/2023-04-27T19-20-39-03-00/630_360_1682608783-6444.jpeg" xlink:type="simple" xlink:show="embed" xlink:actuate="onLoad" draw:mime-type="image/jpeg"/>
</draw:frame>
</text:a>
 <text:a xlink:type="simple" xlink:href="https://static.ukrinform.com/photos/2023_04/1682608783-8037.jpeg" text:style-name="Internet_20_link" text:visited-style-name="Visited_20_Internet_20_Link">
<draw:frame draw:style-name="fr1" draw:name="Image256" text:anchor-type="as-char" svg:width="6.9236in" svg:height="3.956343in" draw:z-index="0">
<draw:image xlink:href="../Images/yкринформ/2023-04-27T19-20-39-03-00/630_360_1682608783-8037.jpeg" xlink:type="simple" xlink:show="embed" xlink:actuate="onLoad" draw:mime-type="image/jpeg"/>
</draw:frame>
</text:a>
 <text:a xlink:type="simple" xlink:href="https://static.ukrinform.com/photos/2023_04/1682608783-1003.jpeg" text:style-name="Internet_20_link" text:visited-style-name="Visited_20_Internet_20_Link">
<draw:frame draw:style-name="fr1" draw:name="Image257" text:anchor-type="as-char" svg:width="6.9236in" svg:height="3.956343in" draw:z-index="0">
<draw:image xlink:href="../Images/yкринформ/2023-04-27T19-20-39-03-00/630_360_1682608783-1003.jpeg" xlink:type="simple" xlink:show="embed" xlink:actuate="onLoad" draw:mime-type="image/jpeg"/>
</draw:frame>
</text:a>
 <text:a xlink:type="simple" xlink:href="https://static.ukrinform.com/photos/2023_04/1682608783-2627.jpeg" text:style-name="Internet_20_link" text:visited-style-name="Visited_20_Internet_20_Link">
<draw:frame draw:style-name="fr1" draw:name="Image258" text:anchor-type="as-char" svg:width="6.9236in" svg:height="3.956343in" draw:z-index="0">
<draw:image xlink:href="../Images/yкринформ/2023-04-27T19-20-39-03-00/630_360_1682608783-2627.jpeg" xlink:type="simple" xlink:show="embed" xlink:actuate="onLoad" draw:mime-type="image/jpeg"/>
</draw:frame>
</text:a>
 <text:a xlink:type="simple" xlink:href="https://static.ukrinform.com/photos/2023_04/1682608784-1616.jpeg" text:style-name="Internet_20_link" text:visited-style-name="Visited_20_Internet_20_Link">
<draw:frame draw:style-name="fr1" draw:name="Image259" text:anchor-type="as-char" svg:width="6.9236in" svg:height="3.956343in" draw:z-index="0">
<draw:image xlink:href="../Images/yкринформ/2023-04-27T19-20-39-03-00/630_360_1682608784-1616.jpeg" xlink:type="simple" xlink:show="embed" xlink:actuate="onLoad" draw:mime-type="image/jpeg"/>
</draw:frame>
</text:a>
</text:p>
      <text:p text:style-name="P4">
"Житло – це запит №1 для маріупольців. Ми працюємо над тим, щоб вирішитижитлові питання. Найшвидшим рішенням є ремонт існуючих гуртожитків підсоціальне житло. Цей пілотний проєкт дає старт для переоблаштування у Дніпріще двох гуртожитків. Це 333 соціальні кімнати. Працюємо над розширеннямпрограми по всій Україні", - зазначив міський голова Маріуполя Вадим Бойченко.</text:p>
      <text:p text:style-name="P4">
<text:span text:style-name="T4">
Читайте також:</text:span>
 <text:a xlink:type="simple" xlink:href="https://www.ukrinform.ua/rubric-regions/3687396-v-ukraini-pracue-vze-ponad-20-centriv-amariupol.html" text:style-name="Internet_20_link" text:visited-style-name="Visited_20_Internet_20_Link">
 <text:span text:style-name="T4">
ЯМаріуполь</text:span>
 </text:a>
</text:p>
      <text:p text:style-name="P4">
За наявною інформацією, відновлення гуртожитків для забезпечення соціальнимжитлом уразливих груп населення буде реалізовано в Дніпрі, Львові, Запоріжжі,Кропивницькому, Чернівцях та Івано-Франківську. Планується надати помешканняблизько 3 000 маріупольців.</text:p>
      <text:p text:style-name="P4">
Як повідомлялося, Маріупольський міський голова <text:a xlink:type="simple" xlink:href="https://www.ukrinform.ua/rubric-vidbudova/3695292-mer-mariupola-prezentuvav-u-ssa-plan-vidrodzenna-mista.html" text:style-name="Internet_20_link" text:visited-style-name="Visited_20_Internet_20_Link">
</text:a>
 .</text:p>
      <text:p text:style-name="P4">
Source: <text:a xlink:type="simple" xlink:href="https://www.ukrinform.ua/rubric-regions/3701690-u-dnipri-vidkrili-persij-socialnij-gurtozitok-dla-mariupolciv.html" text:style-name="Internet_20_link" text:visited-style-name="Visited_20_Internet_20_Link">
https://www.ukrinform.ua/rubric-regions/3701690-u-dnipri-vidkrili-persij-socialnij-gurtozitok-dla-mariupolciv.html</text:a>
</text:p>
      <!--NEWS-->
      <text:h text:style-name="P10" text:outline-level="1">
<text:span text:style-name="T4">
Агентство відновлення та компанія AECOM підписали меморандум про співробітництво</text:span>
</text:h>
      <text:p text:style-name="P4">
Authors: Ukrinform (Person)</text:p>
      <text:p text:style-name="P4">
Publisher: Укринформ (Organization)</text:p>
      <text:p text:style-name="P4">
Published Time: 2023-04-27T19:20:57+03:00</text:p>
      <text:p text:style-name="P4">
Modified Time: 2023-04-27T19:20:57+03:00</text:p>
      <text:p text:style-name="P4">
Description: Агентство відновлення та американська інжинірингова компанія AECOM підписали меморандум про співробітництво у напрямку ефективного відновлення української інфраструктури. — Укрінформ.</text:p>
      <text:p text:style-name="P4">
Images: ["<text:a xlink:type="simple" xlink:href="https://static.ukrinform.com/photos/2023_04/thumb_files/630_360_1682612327-738.jpg" text:style-name="Internet_20_link" text:visited-style-name="Visited_20_Internet_20_Link">
630_360_16826...</text:a>
", "<text:a xlink:type="simple" xlink:href="https://static.ukrinform.com/photos/2023_04/1682612327-315.jpg" text:style-name="Internet_20_link" text:visited-style-name="Visited_20_Internet_20_Link">
1682612327-31...</text:a>
"]</text:p>
      <text:p text:style-name="P4">
Tags: ['Найєм', 'Меморандум', 'Відбудова']</text:p>
      <text:p text:style-name="P4">
Type: Article</text:p>
      <!--METADATA-->
      <text:p text:style-name="P4">
<draw:frame draw:style-name="fr1" draw:name="Image260" text:anchor-type="as-char" svg:width="6.9236in" svg:height="3.956343in" draw:z-index="0">
<draw:image xlink:href="../Images/yкринформ/2023-04-27T19-20-57-03-00/630_360_1682612327-738.jpg" xlink:type="simple" xlink:show="embed" xlink:actuate="onLoad" draw:mime-type="image/jpeg"/>
</draw:frame>
 Агентствовідновлення та американська інжинірингова компанія AECOM підписали меморандумпро співробітництво у напрямку ефективного відновлення українськоїінфраструктури.</text:p>
      <text:p text:style-name="P4">
Про це повідомив голова Агентства відновлення Мустафа Найєм, передає Укрінформіз посиланням на пресслужбу відомства у <text:a xlink:type="simple" xlink:href="https://www.facebook.com/agency.for.restoration/posts/pfbid02XLxCBgruar12STqL6tcYe9kUzx2R9Tut6fFLrpm2XQXLUEdUcfnZznqXrHPa5fyml" text:style-name="Internet_20_link" text:visited-style-name="Visited_20_Internet_20_Link">
</text:a>
.</text:p>
      <text:p text:style-name="P4">
«Для підтримки інфраструктурної відбудови України ми переймаємо досвід таекспертизу лідерів у сфері інжинірингових послуг у транспортному секторі. Нашаспівпраця з AECOM стане ще одним важливим кроком до якісної та прозороївідбудови нашої країни», - зазначив очільник агентства.</text:p>
      <text:p text:style-name="P4">
<draw:frame draw:style-name="fr1" draw:name="Image261" text:anchor-type="as-char" svg:width="6.9236in" svg:height="8.121153in" draw:z-index="0">
<draw:image xlink:href="../Images/yкринформ/2023-04-27T19-20-57-03-00/1682612327-315.jpg" xlink:type="simple" xlink:show="embed" xlink:actuate="onLoad" draw:mime-type="image/jpeg"/>
</draw:frame>
</text:p>
      <text:p text:style-name="P4">
За його словами, документ передбачає обмін досвідом щодо підготовки проєктно-кошторисної документації, технічних рішень та послуг інженерів-консультантівдля складних інфраструктурних проєктів; розробку та впровадження програмногозабезпечення, баз даних і моніторингу цін на будівельні матеріали;вдосконалення закупівельних процедур агентства.</text:p>
      <text:p text:style-name="P4">
<text:span text:style-name="T4">
Читайте також:</text:span>
 <text:a xlink:type="simple" xlink:href="https://www.ukrinform.ua/rubric-vidbudova/3701655-golova-kiivskoi-ova-obgovoriv-vidbudovu-regionu-z-poslom-aponii.html" text:style-name="Internet_20_link" text:visited-style-name="Visited_20_Internet_20_Link">
 </text:a>
</text:p>
      <text:p text:style-name="P4">
Найєм додав, що агентство вже працює над впровадженням міжнародних стандартівдля забезпечення прозорості, підзвітності/ефективності в процедурахзакупівель, заходах боротьби з корупцією.</text:p>
      <text:p text:style-name="P4">
AECOM є глобальною консалтинговою компанією, яка займається впровадженнямскладних та масштабних проєктів у галузях перевезення, будівництва,забезпечення водопостачання, електропостачання та захисту природногосередовища для державних та приватних секторальних замовників.</text:p>
      <text:p text:style-name="P4">
<text:span text:style-name="T4">
Читайте також:</text:span>
 <text:a xlink:type="simple" xlink:href="https://www.ukrinform.ua/rubric-vidbudova/3701599-dopomoga-svitu-u-vidbudovi-ukraini-strategicni-risenna-ta-konkretni-proekti.html" text:style-name="Internet_20_link" text:visited-style-name="Visited_20_Internet_20_Link">
 </text:a>
</text:p>
      <text:p text:style-name="P4">
Як повідомлялось, Програма розвитку Організації Об'єднаних Націй (ПРООН) вУкраїні надасть експертну підтримку Державному агентству відновлення тарозвитку інфраструктури у підвищенні прозорості проєктів відбудови.</text:p>
      <text:p text:style-name="P4">
Source: <text:a xlink:type="simple" xlink:href="https://www.ukrinform.ua/rubric-vidbudova/3701691-agentstvo-vidnovlenna-ta-kompania-aecom-pidpisali-memorandum-pro-spivrobitnictvo.html" text:style-name="Internet_20_link" text:visited-style-name="Visited_20_Internet_20_Link">
https://www.ukrinform.ua/rubric-vidbudova/3701691-agentstvo-vidnovlenna-ta-kompania-aecom-pidpisali-memorandum-pro-spivrobitnictvo.html</text:a>
</text:p>
      <!--NEWS-->
      <text:h text:style-name="P10" text:outline-level="1">
<text:span text:style-name="T4">
ЗМІ: «Челсі» не звільнить Лемпарда до кінця чемпіонату</text:span>
</text:h>
      <text:p text:style-name="P4">
Authors: Ukrinform (Person)</text:p>
      <text:p text:style-name="P4">
Publisher: Укринформ (Organization)</text:p>
      <text:p text:style-name="P4">
Published Time: 2023-04-27T19:22:59+03:00</text:p>
      <text:p text:style-name="P4">
Modified Time: 2023-04-27T19:22:59+03:00</text:p>
      <text:p text:style-name="P4">
Description: Наставник нещодавно став тимчасовим виконувачем обов'язків тренера. — Укрінформ.</text:p>
      <text:p text:style-name="P4">
Images: ["<text:a xlink:type="simple" xlink:href="https://static.ukrinform.com/photos/2023_04/thumb_files/630_360_1682612487-264.jpeg" text:style-name="Internet_20_link" text:visited-style-name="Visited_20_Internet_20_Link">
630_360_16826...</text:a>
"]</text:p>
      <text:p text:style-name="P4">
Tags: ['Челсі', 'Футбол']</text:p>
      <text:p text:style-name="P4">
Type: Article</text:p>
      <!--METADATA-->
      <text:p text:style-name="P4">
<draw:frame draw:style-name="fr1" draw:name="Image262" text:anchor-type="as-char" svg:width="6.9236in" svg:height="3.956343in" draw:z-index="0">
<draw:image xlink:href="../Images/yкринформ/2023-04-27T19-22-59-03-00/630_360_1682612487-264.jpeg" xlink:type="simple" xlink:show="embed" xlink:actuate="onLoad" draw:mime-type="image/jpeg"/>
</draw:frame>
 Наставникнещодавно став тимчасовим виконувачем обов'язків тренера.</text:p>
      <text:p text:style-name="P4">
Серія з п'яти поспіль поразок та восьми матчів без перемог не змуситькерівництво «Челсі» звільнити Френка Лемпарда до кінця сезону, <text:a xlink:type="simple" xlink:href="https://www.skysports.com/" text:style-name="Internet_20_link" text:visited-style-name="Visited_20_Internet_20_Link">
</text:a>
 Sky Sports, передає Укрінформ.</text:p>
      <text:p text:style-name="P4">
Лемпард нещодавно став тимчасовим виконувачем обов'язків тренера, проте успіхуне досяг. Незважаючи на таку ситуацію, у клубі вже просто чекають, колизакінчиться цей сезон. Менеджмент змирився, що новий сезон пройде безєврокубків, що допоможе вже новому наставнику працювати у спокійнішомуграфіку.</text:p>
      <text:p text:style-name="P4">
Очікується, що новим тренером «Челсі» стане Маурісіо Почеттіно.</text:p>
      <text:p text:style-name="P4">
«Челсі» займає 11-е місце в Англійській Прем’єр-лізі, у них 39 очок. ОчолюєАПЛ «Арсенал», маючи в своєму активі 75 пунктів.</text:p>
      <text:p text:style-name="P4">
<text:span text:style-name="T4">
Читайте також:</text:span>
 <text:a xlink:type="simple" xlink:href="https://www.ukrinform.ua/rubric-sports/3701235-celsi-z-mudrikom-vcergove-postupivsa-v-apl.html" text:style-name="Internet_20_link" text:visited-style-name="Visited_20_Internet_20_Link">
 <text:span text:style-name="T4">
Челсі</text:span>
 </text:a>
</text:p>
      <text:p text:style-name="P4">
Як повідомляв Укрінформ, вчора, 26 квітня «Челсі» поступилось «Брентфорду» -0:2.</text:p>
      <text:p text:style-name="P4">
Фото: Getty Image</text:p>
      <text:p text:style-name="P4">
Source: <text:a xlink:type="simple" xlink:href="https://www.ukrinform.ua/rubric-sports/3701693-zmi-celsi-ne-zvilnit-lemparda-do-kinca-cempionatu.html" text:style-name="Internet_20_link" text:visited-style-name="Visited_20_Internet_20_Link">
https://www.ukrinform.ua/rubric-sports/3701693-zmi-celsi-ne-zvilnit-lemparda-do-kinca-cempionatu.html</text:a>
</text:p>
      <!--NEWS-->
      <text:h text:style-name="P10" text:outline-level="1">
<text:span text:style-name="T4">
Молдова долучилася до групи зі створення спецтрибуналу щодо рф</text:span>
</text:h>
      <text:p text:style-name="P4">
Authors: Ukrinform (Person)</text:p>
      <text:p text:style-name="P4">
Publisher: Укринформ (Organization)</text:p>
      <text:p text:style-name="P4">
Published Time: 2023-04-27T19:25:00+03:00</text:p>
      <text:p text:style-name="P4">
Modified Time: 2023-04-27T19:25:00+03:00</text:p>
      <text:p text:style-name="P4">
Description: Молдова приєдналася до основної групи країн, яка працює над створенням спеціального трибуналу щодо злочину агресії проти України і яка тепер налічує 35 держав. — Укрінформ.</text:p>
      <text:p text:style-name="P4">
Images: ["<text:a xlink:type="simple" xlink:href="https://static.ukrinform.com/photos/2022_04/thumb_files/630_360_1649857838-528.jpg" text:style-name="Internet_20_link" text:visited-style-name="Visited_20_Internet_20_Link">
630_360_16498...</text:a>
", "<text:a xlink:type="simple" xlink:href="https://static.ukrinform.com/photos/2023_04/1682612585-857.jpg" text:style-name="Internet_20_link" text:visited-style-name="Visited_20_Internet_20_Link">
1682612585-85...</text:a>
"]</text:p>
      <text:p text:style-name="P4">
Tags: ['Дмитро Кулеба', 'Молдова', 'Трибунал']</text:p>
      <text:p text:style-name="P4">
Type: Article</text:p>
      <!--METADATA-->
      <text:p text:style-name="P4">
<draw:frame draw:style-name="fr1" draw:name="Image263" text:anchor-type="as-char" svg:width="6.9236in" svg:height="3.956343in" draw:z-index="0">
<draw:image xlink:href="../Images/yкринформ/2023-04-27T19-25-00-03-00/630_360_1649857838-528.jpg" xlink:type="simple" xlink:show="embed" xlink:actuate="onLoad" draw:mime-type="image/jpeg"/>
</draw:frame>
 Молдоваприєдналася до основної групи країн, яка працює над створенням спеціальноготрибуналу щодо злочину агресії проти України і яка тепер налічує 35 держав.</text:p>
      <text:p text:style-name="P4">
Про це повідомив міністр закордонних справ України Дмитро Кулеба у <text:a xlink:type="simple" xlink:href="https://twitter.com/DmytroKuleba/status/1651613767237619713" text:style-name="Internet_20_link" text:visited-style-name="Visited_20_Internet_20_Link">
</text:a>
 за підсумкамипереговорів із молдовським колегою Ніку Попеску, передає Укрінформ.</text:p>
      <text:p text:style-name="P4">
«Продуктивні переговори з хорошим колегою та другом Ніку Попеску. Обговориликроки, необхідні для початку переговорів про вступ до ЄС у 2023 році. Вінпоінформував мене про рішення Молдови приєднатися до основної групи зістворення спеціального трибуналу щодо злочину агресії проти України. Тепер (уній) 35 держав», - зазначив глава української дипломатії.</text:p>
      <text:p text:style-name="P4">
<text:span text:style-name="T4">
Читайте також:</text:span>
 <text:a xlink:type="simple" xlink:href="https://www.ukrinform.ua/rubric-polytics/3701639-v-op-poasnili-comu-ukraina-napolagae-na-miznarodnij-modeli-tribunalu-nad-rf.html" text:style-name="Internet_20_link" text:visited-style-name="Visited_20_Internet_20_Link">
 <text:span text:style-name="T4">
трибунал</text:span>
 </text:a>
</text:p>
      <text:p text:style-name="P4">
<draw:frame draw:style-name="fr1" draw:name="Image264" text:anchor-type="as-char" svg:width="6.9236in" svg:height="4.611226in" draw:z-index="0">
<draw:image xlink:href="../Images/yкринформ/2023-04-27T19-25-00-03-00/1682612585-857.jpg" xlink:type="simple" xlink:show="embed" xlink:actuate="onLoad" draw:mime-type="image/jpeg"/>
</draw:frame>
</text:p>
      <text:p text:style-name="P4">
<text:span text:style-name="T5">
Фото: Дмитро Кулеба, Твіттер</text:span>
</text:p>
      <text:p text:style-name="P4">
Як повідомляв Укрінформ, у четвер міністр закордонних справ України <text:a xlink:type="simple" xlink:href="https://www.ukrinform.ua/rubric-polytics/3701633-dmitro-kuleba-priihav-iz-vizitom-u-moldovi.html" text:style-name="Internet_20_link" text:visited-style-name="Visited_20_Internet_20_Link">
</text:a>
 .</text:p>
      <text:p text:style-name="P4">
Увересні 2022 року Президент Володимир Зеленський утворив робочу групу на чоліз керівником ОП Андрієм Єрмаком, яка опрацьовує питання створення спеціальноготрибуналу для притягнення до кримінальної відповідальності керівництваросійської федерації за скоєння злочину агресії проти України. Створеннятакого трибуналу підтримали Парламентська асамблея Ради Європи, Європарламент,Парламентська асамблея НАТО, Парламентська асамблея ОБСЄ та окремі держави.</text:p>
      <text:p text:style-name="P4">
Source: <text:a xlink:type="simple" xlink:href="https://www.ukrinform.ua/rubric-polytics/3701694-moldova-dolucilasa-do-grupi-zi-stvorenna-spectribunalu-sodo-rf.html" text:style-name="Internet_20_link" text:visited-style-name="Visited_20_Internet_20_Link">
https://www.ukrinform.ua/rubric-polytics/3701694-moldova-dolucilasa-do-grupi-zi-stvorenna-spectribunalu-sodo-rf.html</text:a>
</text:p>
      <!--NEWS-->
      <text:h text:style-name="P10" text:outline-level="1">
<text:span text:style-name="T4">
Аграрії отримали ₴150 мільйонів грантів на розвиток садівництва і теплиць</text:span>
</text:h>
      <text:p text:style-name="P4">
Authors: Ukrinform (Person)</text:p>
      <text:p text:style-name="P4">
Publisher: Укринформ (Organization)</text:p>
      <text:p text:style-name="P4">
Published Time: 2023-04-27T19:25:25+03:00</text:p>
      <text:p text:style-name="P4">
Modified Time: 2023-04-27T19:25:25+03:00</text:p>
      <text:p text:style-name="P4">
Description: Станом на 27 квітня 51 аграрне підприємство отримало від початку року 150 млн грн урядової грантової допомоги на розвиток садівництва, ягідництва, виноградарства і тепличного господарства. — Укрінформ.</text:p>
      <text:p text:style-name="P4">
Images: ["<text:a xlink:type="simple" xlink:href="https://static.ukrinform.com/photos/2022_02/thumb_files/630_360_1645107349-253.jpg" text:style-name="Internet_20_link" text:visited-style-name="Visited_20_Internet_20_Link">
630_360_16451...</text:a>
"]</text:p>
      <text:p text:style-name="P4">
Tags: ['Аграрії', 'Грант']</text:p>
      <text:p text:style-name="P4">
Type: Article</text:p>
      <!--METADATA-->
      <text:p text:style-name="P4">
<draw:frame draw:style-name="fr1" draw:name="Image265" text:anchor-type="as-char" svg:width="6.9236in" svg:height="3.956343in" draw:z-index="0">
<draw:image xlink:href="../Images/yкринформ/2023-04-27T19-25-25-03-00/630_360_1645107349-253.jpg" xlink:type="simple" xlink:show="embed" xlink:actuate="onLoad" draw:mime-type="image/jpeg"/>
</draw:frame>
 Станом на27 квітня 51 аграрне підприємство отримало від початку року 150 млн грнурядової грантової допомоги на розвиток садівництва, ягідництва,виноградарства і тепличного господарства.</text:p>
      <text:p text:style-name="P4">
Як передає Укрінформ, про це повідомляє <text:a xlink:type="simple" xlink:href="https://minagro.gov.ua/news/8-agropidpriyemstv-otrimali-25-miljoniv-griven-grantovoyi-dopomogi" text:style-name="Internet_20_link" text:visited-style-name="Visited_20_Internet_20_Link">
</text:a>
 .</text:p>
      <text:p text:style-name="P4">
Зазначається, що 27 квітня восьми фермерським господарствам виплатили майже 25млн грн у межах урядової грантової програми з підтримки малого та середнього <text:a xlink:type="simple" xlink:href="https://www.ukrinform.ua/tag-biznes" text:style-name="Internet_20_link" text:visited-style-name="Visited_20_Internet_20_Link">
</text:a>
 . Понад 6 млн грн отримали п’ятьгосподарств на розвиток садівництва, ягідництва та виноградарства, 18 млн грн– три підприємства, що займаються теплицями.</text:p>
      <text:p text:style-name="P4">
За умовами програми, тепер ці підприємці повинні найняти 99 постійних і 495сезонних працівників.</text:p>
      <text:p text:style-name="P4">
<text:span text:style-name="T4">
Читайте також:</text:span>
 <text:a xlink:type="simple" xlink:href="https://www.ukrinform.ua/rubric-economy/3694905-urad-planue-vidati-ponad-1000-grantiv-veteranam-na-start-vlasnogo-biznesu.html" text:style-name="Internet_20_link" text:visited-style-name="Visited_20_Internet_20_Link">
 <text:span text:style-name="T4">
грантів</text:span>
 </text:a>
</text:p>
      <text:p text:style-name="P4">
Попередній грантовий транш (майже 68 млн грн) було виплачено 24 квітня.</text:p>
      <text:p text:style-name="P4">
Як повідомляв Укрінформ, Міністерство аграрної політики та продовольстваУкраїни розробило програми безповоротних грантів для аграріїв, які булизатверджені у червні 2022 року. Програми стосуються розвитку садівництва,ягідництва та виноградарства, а також тепличних господарств. Основна мета цихпрограм – підтримка агровиробників, створення робочих місць та забезпеченняпродовольчої безпеки.</text:p>
      <text:p text:style-name="P4">
Source: <text:a xlink:type="simple" xlink:href="https://www.ukrinform.ua/rubric-economy/3701695-agrarii-otrimali-150-miljoniv-grantiv-na-rozvitok-sadivnictva-i-teplic.html" text:style-name="Internet_20_link" text:visited-style-name="Visited_20_Internet_20_Link">
https://www.ukrinform.ua/rubric-economy/3701695-agrarii-otrimali-150-miljoniv-grantiv-na-rozvitok-sadivnictva-i-teplic.html</text:a>
</text:p>
      <!--NEWS-->
      <text:h text:style-name="P10" text:outline-level="1">
<text:span text:style-name="T4">
LG представила новий тонкий ноутбук</text:span>
</text:h>
      <text:p text:style-name="P4">
Authors: Ukrinform (Person)</text:p>
      <text:p text:style-name="P4">
Publisher: Укринформ (Organization)</text:p>
      <text:p text:style-name="P4">
Published Time: 2023-04-27T19:29:23+03:00</text:p>
      <text:p text:style-name="P4">
Modified Time: 2023-04-27T19:29:23+03:00</text:p>
      <text:p text:style-name="P4">
Description: Південнокорейська компанія LG презентувала новий тонкий ноутбук Gram SuperSlim. — Укрінформ.</text:p>
      <text:p text:style-name="P4">
Images: ["<text:a xlink:type="simple" xlink:href="https://static.ukrinform.com/photos/2023_04/thumb_files/630_360_1682612703-906.png" text:style-name="Internet_20_link" text:visited-style-name="Visited_20_Internet_20_Link">
630_360_16826...</text:a>
", "<text:a xlink:type="simple" xlink:href="https://static.ukrinform.com/photos/2023_04/1682612701-746.png" text:style-name="Internet_20_link" text:visited-style-name="Visited_20_Internet_20_Link">
1682612701-74...</text:a>
"]</text:p>
      <text:p text:style-name="P4">
Tags: ["Комп'ютер", 'Технології', 'Ноутбук']</text:p>
      <text:p text:style-name="P4">
Type: Article</text:p>
      <!--METADATA-->
      <text:p text:style-name="P4">
<draw:frame draw:style-name="fr1" draw:name="Image266" text:anchor-type="as-char" svg:width="6.9236in" svg:height="3.956343in" draw:z-index="0">
<draw:image xlink:href="../Images/yкринформ/2023-04-27T19-29-23-03-00/630_360_1682612703-906.png" xlink:type="simple" xlink:show="embed" xlink:actuate="onLoad" draw:mime-type="image/png"/>
</draw:frame>
Південнокорейська компанія LG презентувала новий тонкий ноутбук GramSuperSlim.</text:p>
      <text:p text:style-name="P4">
Як передає Укрінформ, про це повідомляє  <text:a xlink:type="simple" xlink:href="https://www.theverge.com/2023/4/26/23699528/lg-gram-superslim-ultraslim-oled-15-inch-laptop" text:style-name="Internet_20_link" text:visited-style-name="Visited_20_Internet_20_Link">
</text:a>
 .</text:p>
      <text:p text:style-name="P4">
За даними компанії, його товщина становить всього 1,09 см, що тонше, ніж M2MacBook Air. Пристрій також має 39,6-сантиметровий OLED-дисплей порівняно з34,5-сантиметровим IPS-дисплеєм від Apple.</text:p>
      <text:p text:style-name="P4">
Крім цього, ноутбук від LG також легший. Його вага дорівнює лише 1 кг упорівняні з MacBook Air, який важить 1,2 кг.</text:p>
      <text:p text:style-name="P4">
Gram Superslim від LG вже доступний за ціною від 1 699,99 дол. США ізпроцесором Intel Evo Core i7-1360P 13-го покоління, 16 Гб оперативної пам’ятіLPDDR5 і внутрішньої пам'яті SSD на 512 Гб.</text:p>
      <text:p text:style-name="P4">
<draw:frame draw:style-name="fr1" draw:name="Image267" text:anchor-type="as-char" svg:width="6.9236in" svg:height="4.820877in" draw:z-index="0">
<draw:image xlink:href="../Images/yкринформ/2023-04-27T19-29-23-03-00/1682612701-746.png" xlink:type="simple" xlink:show="embed" xlink:actuate="onLoad" draw:mime-type="image/png"/>
</draw:frame>
</text:p>
      <text:p text:style-name="P4">
<text:span text:style-name="T4">
Читайте також:</text:span>
 <text:a xlink:type="simple" xlink:href="https://www.ukrinform.ua/rubric-technology/3650969-apple-pracue-nad-sensornim-ekranom-dla-noutbuka-bloomberg.html" text:style-name="Internet_20_link" text:visited-style-name="Visited_20_Internet_20_Link">
 <text:span text:style-name="T4">
ноутбук</text:span>
 </text:a>
</text:p>
      <text:p text:style-name="P4">
Ноутбук також має три порти USB-C (два з підтримкою Thunderbolt 4 і один лишеUSB 4) і роз’єм для навушників.</text:p>
      <text:p text:style-name="P4">
Варто зазначити, що хоча SuperSlim має OLED-екран, доступні наразі моделімають роздільну здатність лише в 1080 пікселів.</text:p>
      <text:p text:style-name="P4">
Як повідомляв Укрінформ, американська компанія <text:a xlink:type="simple" xlink:href="https://www.ukrinform.ua/tag-apple" text:style-name="Internet_20_link" text:visited-style-name="Visited_20_Internet_20_Link">
</text:a>
 працює над оснащенням сенсорнимиекранами своїх ноутбуків MacBook.</text:p>
      <text:p text:style-name="P4">
Source: <text:a xlink:type="simple" xlink:href="https://www.ukrinform.ua/rubric-technology/3701696-lg-predstavila-novij-tonkij-noutbuk.html" text:style-name="Internet_20_link" text:visited-style-name="Visited_20_Internet_20_Link">
https://www.ukrinform.ua/rubric-technology/3701696-lg-predstavila-novij-tonkij-noutbuk.html</text:a>
</text:p>
      <!--NEWS-->
      <text:h text:style-name="P10" text:outline-level="1">
<text:span text:style-name="T4">
Командувачі ВМС України й США обговорили ситуацію в Азово-Чорноморському регіоні</text:span>
</text:h>
      <text:p text:style-name="P4">
Authors: Ukrinform (Person)</text:p>
      <text:p text:style-name="P4">
Publisher: Укринформ (Organization)</text:p>
      <text:p text:style-name="P4">
Published Time: 2023-04-27T19:30:31+03:00</text:p>
      <text:p text:style-name="P4">
Modified Time: 2023-04-27T19:30:31+03:00</text:p>
      <text:p text:style-name="P4">
Description: Командувач Військово-Морських Сил Збройних Сил України віце-адмірал Олексій Неїжпапа провів онлайн зустріч з командувачем 6 флоту Військово-Морських Сил Сполучених Штатів Америки віце-адміралом Томасом Іші. — Укрінформ.</text:p>
      <text:p text:style-name="P4">
Images: ["<text:a xlink:type="simple" xlink:href="https://static.ukrinform.com/photos/2022_12/thumb_files/630_360_1670009516-926.jpg" text:style-name="Internet_20_link" text:visited-style-name="Visited_20_Internet_20_Link">
630_360_16700...</text:a>
"]</text:p>
      <text:p text:style-name="P4">
Tags: ['США', ' Чорне море', 'ВМС України', 'Неїжпапа', 'Війна з росією']</text:p>
      <text:p text:style-name="P4">
Type: Article</text:p>
      <!--METADATA-->
      <text:p text:style-name="P4">
<draw:frame draw:style-name="fr1" draw:name="Image268" text:anchor-type="as-char" svg:width="6.9236in" svg:height="3.956343in" draw:z-index="0">
<draw:image xlink:href="../Images/yкринформ/2023-04-27T19-30-31-03-00/630_360_1670009516-926.jpg" xlink:type="simple" xlink:show="embed" xlink:actuate="onLoad" draw:mime-type="image/jpeg"/>
</draw:frame>
 КомандувачВійськово-Морських Сил Збройних Сил України віце-адмірал Олексій Неїжпапапровів онлайн зустріч з командувачем 6 флоту Військово-Морських Сил СполученихШтатів Америки віце-адміралом Томасом Іші.</text:p>
      <text:p text:style-name="P4">
Як передає Укрінформ, про це ВМС ЗС повідомляють у <text:a xlink:type="simple" xlink:href="https://t.me/ukrainian_navy/2856" text:style-name="Internet_20_link" text:visited-style-name="Visited_20_Internet_20_Link">
</text:a>
 .</text:p>
      <text:p text:style-name="P4">
Неїжпапа поінформував іноземного колегу про поточну ситуацію у Азово-Чорноморському регіоні спричинену злочинними діями російської федерації.</text:p>
      <text:p text:style-name="P4">
"Основними темами розмови були надання матеріально-технічної допомогипартнерів та підготовка особового складу українських ВМС. Значну увагу булоприділено питанням посилення протимінної безпеки", - ідеться у повідомленні.</text:p>
      <text:p text:style-name="P4">
<text:span text:style-name="T4">
Читайте також:</text:span>
 <text:a xlink:type="simple" xlink:href="https://www.ukrinform.ua/rubric-crimea/3701215-cerez-agresivni-dii-rf-corne-more-ne-mozna-vvazati-bezpecnim-vze-20-rokiv-komanduvac-vms.html" text:style-name="Internet_20_link" text:visited-style-name="Visited_20_Internet_20_Link">
 </text:a>
</text:p>
      <text:p text:style-name="P4">
По завершенню онлайн зустрічі командувач ВМС ЗС України висловив словавдячності народу <text:a xlink:type="simple" xlink:href="https://www.ukrinform.ua/tag-ssa" text:style-name="Internet_20_link" text:visited-style-name="Visited_20_Internet_20_Link">
 </text:a>
 и за підтримку Українита подякував іноземному колезі за постійну допомогу.</text:p>
      <text:p text:style-name="P4">
Як повідомляв Укрінформ, Неїжпапа переконаний, що тільки за умови поверненняУкраїною своїх територій станом на 1991 рік <text:a xlink:type="simple" xlink:href="https://www.ukrinform.ua/rubric-crimea/3701215-cerez-agresivni-dii-rf-corne-more-ne-mozna-vvazati-bezpecnim-vze-20-rokiv-komanduvac-vms.html" text:style-name="Internet_20_link" text:visited-style-name="Visited_20_Internet_20_Link">
</text:a>
 в Азово-Чорноморському регіоні.</text:p>
      <text:p text:style-name="P4">
Source: <text:a xlink:type="simple" xlink:href="https://www.ukrinform.ua/rubric-ato/3701697-komanduvaci-vms-ukraini-j-ssa-obgovorili-situaciu-v-azovocornomorskomu-regioni.html" text:style-name="Internet_20_link" text:visited-style-name="Visited_20_Internet_20_Link">
https://www.ukrinform.ua/rubric-ato/3701697-komanduvaci-vms-ukraini-j-ssa-obgovorili-situaciu-v-azovocornomorskomu-regioni.html</text:a>
</text:p>
      <!--NEWS-->
      <text:h text:style-name="P10" text:outline-level="1">
<text:span text:style-name="T4">
На Херсонщині організували евакуацію з Кізомису, який щодня обстрілює ворог</text:span>
</text:h>
      <text:p text:style-name="P4">
Authors: Ukrinform (Person)</text:p>
      <text:p text:style-name="P4">
Publisher: Укринформ (Organization)</text:p>
      <text:p text:style-name="P4">
Published Time: 2023-04-27T19:31:32+03:00</text:p>
      <text:p text:style-name="P4">
Modified Time: 2023-04-27T19:31:32+03:00</text:p>
      <text:p text:style-name="P4">
Description: На Херсонщині організували безкоштовну евакуацію з села Кізомис, яке ворог щодня обстрілює, з 23 квітня із населеного пункту евакуювали 14 дітей з їхніми родинами. — Укрінформ.</text:p>
      <text:p text:style-name="P4">
Images: ["<text:a xlink:type="simple" xlink:href="https://static.ukrinform.com/photos/2022_06/thumb_files/630_360_1655545558-391.jpg" text:style-name="Internet_20_link" text:visited-style-name="Visited_20_Internet_20_Link">
630_360_16555...</text:a>
"]</text:p>
      <text:p text:style-name="P4">
Tags: ['Евакуація', 'Херсонщина', 'Війна з росією']</text:p>
      <text:p text:style-name="P4">
Type: Article</text:p>
      <!--METADATA-->
      <text:p text:style-name="P4">
<draw:frame draw:style-name="fr1" draw:name="Image269" text:anchor-type="as-char" svg:width="6.9236in" svg:height="3.956343in" draw:z-index="0">
<draw:image xlink:href="../Images/yкринформ/2023-04-27T19-31-32-03-00/630_360_1655545558-391.jpg" xlink:type="simple" xlink:show="embed" xlink:actuate="onLoad" draw:mime-type="image/jpeg"/>
</draw:frame>
 НаХерсонщині організували безкоштовну евакуацію з села Кізомис, яке ворог щодняобстрілює, з 23 квітня із населеного пункту евакуювали 14 дітей з їхнімиродинами.</text:p>
      <text:p text:style-name="P4">
Як передає Укрінформ, про це повідомляє <text:a xlink:type="simple" xlink:href="https://t.me/khersonskaODA/5411" text:style-name="Internet_20_link" text:visited-style-name="Visited_20_Internet_20_Link">
 </text:a>
 .</text:p>
      <text:p text:style-name="P4">
«Херсонська ОВА спільно з поліцейськими та волонтерами БФ «Save Ukraine» і БФ«Добра справа» організували безкоштовну евакуацію з Кізомиса», - йдеться уповідомленні.</text:p>
      <text:p text:style-name="P4">
<text:span text:style-name="T4">
Читайте також:</text:span>
 <text:a xlink:type="simple" xlink:href="https://www.ukrinform.ua/rubric-society/3701366-gromadi-povinni-mati-gotovij-kompleks-dokumentiv-neobhidnih-pid-cas-evakuacii-ludej-ekspert-ulead.html" text:style-name="Internet_20_link" text:visited-style-name="Visited_20_Internet_20_Link">
 <text:span text:style-name="T4">
евакуац</text:span>
 </text:a>
</text:p>
      <text:p text:style-name="P4">
Як зазначається, російські агресори щодня нещадно атакують цей мирнийнаселений пункт. Ворожа авіація та артилерія завдає ударів по цивільнійінфраструктурі. Тому з 23 квітня із Кізомису евакуювали 14 дітей з їхнімиродинами до Коблева або Києва. Там для них організовано безкоштовне проживанняв комфортних умовах.</text:p>
      <text:p text:style-name="P4">
Підкреслюється, що місцеві жителі, які залишаються в Кізомисі, можуть отриматинеобхідну гуманітарну допомогу – харчові продукти, ковдри, ліхтарики тощо. Дляцього слід звернутися до старостату.</text:p>
      <text:p text:style-name="P4">
<text:span text:style-name="T4">
Читайте також:</text:span>
 <text:a xlink:type="simple" xlink:href="https://www.ukrinform.ua/rubric-ato/3700424-rosiani-skinuli-na-hersonsinu-pat-kerovanih-aviabomb.html" text:style-name="Internet_20_link" text:visited-style-name="Visited_20_Internet_20_Link">
 </text:a>
</text:p>
      <text:p text:style-name="P4">
Нині у Кізомисі залишається 13 дітей. З їхніми рідними проводиться робота щодоевакуації, адже перебувати там зараз вкрай небезпечно, особливо з дітьми,зазначають в ОВА.</text:p>
      <text:p text:style-name="P4">
Як повідомляв Укрінформ, начальник Херсонської ОВА Олександр Прокудін ранішезаявляв, що російська війська обстрілюють село Кізомис Білозерської громади.</text:p>
      <text:p text:style-name="P4">
Source: <text:a xlink:type="simple" xlink:href="https://www.ukrinform.ua/rubric-regions/3701698-na-hersonsini-organizuvali-evakuaciu-z-kizomisu-akij-sodna-obstrilue-vorog.html" text:style-name="Internet_20_link" text:visited-style-name="Visited_20_Internet_20_Link">
https://www.ukrinform.ua/rubric-regions/3701698-na-hersonsini-organizuvali-evakuaciu-z-kizomisu-akij-sodna-obstrilue-vorog.html</text:a>
</text:p>
      <!--NEWS-->
      <text:h text:style-name="P10" text:outline-level="1">
<text:span text:style-name="T4">
Доповідач ПАРЄ: росія депортувала з України тисячі дітей, що має ознаки геноциду</text:span>
</text:h>
      <text:p text:style-name="P4">
Authors: Ukrinform (Person)</text:p>
      <text:p text:style-name="P4">
Publisher: Укринформ (Organization)</text:p>
      <text:p text:style-name="P4">
Published Time: 2023-04-27T19:33:47+03:00</text:p>
      <text:p text:style-name="P4">
Modified Time: 2023-04-27T19:33:47+03:00</text:p>
      <text:p text:style-name="P4">
Description: росія депортувала з України тисячі українських дітей, що має ознаки геноциду. Лише кількасот з них повернулися до України, відтак постає питання до росії: де зараз тисячі українських дітей? — Укрінформ.</text:p>
      <text:p text:style-name="P4">
Images: ["<text:a xlink:type="simple" xlink:href="https://static.ukrinform.com/photos/2023_04/thumb_files/630_360_1682613127-401.jpg" text:style-name="Internet_20_link" text:visited-style-name="Visited_20_Internet_20_Link">
630_360_16826...</text:a>
"]</text:p>
      <text:p text:style-name="P4">
Tags: ['Депортація', 'Діти', 'ПАРЄ', 'Війна з росією']</text:p>
      <text:p text:style-name="P4">
Type: Article</text:p>
      <!--METADATA-->
      <text:p text:style-name="P4">
<draw:frame draw:style-name="fr1" draw:name="Image270" text:anchor-type="as-char" svg:width="6.9236in" svg:height="3.956343in" draw:z-index="0">
<draw:image xlink:href="../Images/yкринформ/2023-04-27T19-33-47-03-00/630_360_1682613127-401.jpg" xlink:type="simple" xlink:show="embed" xlink:actuate="onLoad" draw:mime-type="image/jpeg"/>
</draw:frame>
 росіядепортувала з України тисячі українських дітей, що має ознаки геноциду. Лишекількасот з них повернулися до України, відтак постає питання до росії: дезараз тисячі українських дітей?</text:p>
      <text:p text:style-name="P4">
Про це під час весняної сесії ПАРЄ у Страсбурзі у рамках дебатів на тему“Становище цивільного населення України, включно з дітьми, примусовопереміщених або переселених до рф або на українські території, що знаходятьсяпід фактичним контролем рф” заявив доповідач у справі резолюції ПАРЄ, депутатАсамблеї Португальської Республіки Пауло Піско, передає власний кореспондентУкрінформу.</text:p>
      <text:p text:style-name="P4">
Доповідач зазначив, що за підтвердженими даними української сторони, близько20 тис. українських дітей викрадено і депортовано до росії, і лише кількасот зних повернулися до України.</text:p>
      <text:p text:style-name="P4">
<text:span text:style-name="T4">
Читайте також:</text:span>
 <text:a xlink:type="simple" xlink:href="https://www.ukrinform.ua/rubric-ato/3701670-rosia-mae-pripiniti-deportaciu-ukrainskih-ditej-i-zabezpeciti-ihne-povernenna-pare.html" text:style-name="Internet_20_link" text:visited-style-name="Visited_20_Internet_20_Link">
 <text:span text:style-name="T4">
ПАРЄ</text:span>
 </text:a>
</text:p>
      <text:p text:style-name="P4">
“Тому, маємо запитати (росію - ред.), де є всі інші тисячі депортованихдітей?”, - заявив депутат.</text:p>
      <text:p text:style-name="P4">
За його словами, наступний саміт Ради Європи в Рейк’явіку (16-17 травня)повинен відіграти важливу роль в зусиллях щодо допомоги українській владіповернути викрадених українських дітей з росії.</text:p>
      <text:p text:style-name="P4">
За його словами, депортовані до рф українські діти потребують допомогиєвропейських інституцій, оскільки вони піддаються примусовій русифікації.</text:p>
      <text:p text:style-name="P4">
Піско зауважив, що гуманітарні організації виявили принаймні 43 табори дляукраїнських дітей в росії, тимчасово окупованому Криму та Білорусі, дерозміщено не менше 6 тис. вивезених з України дітей. Він зауважив, щопринаймні у двох таборах відбувається військова підготовка, де, ймовірно,готують українських дітей для подальшого протистояння зі своїмиспіввітчизниками.</text:p>
      <text:p text:style-name="P4">
<text:span text:style-name="T4">
Читайте також:</text:span>
 <text:a xlink:type="simple" xlink:href="https://www.ukrinform.ua/rubric-ato/3701680-u-rosijskij-nevoli-perebuvaut-19-319-ukrainskih-ditej-zelenska.html" text:style-name="Internet_20_link" text:visited-style-name="Visited_20_Internet_20_Link">
 </text:a>
</text:p>
      <text:p text:style-name="P4">
Португальський депутат підкреслив, шо президент рф путін і уповноважена припрезидентові рф з прав дитини львова-бєлова створили державну політику, якусприяла депортації, усиновленню та подальшій асиміляції українських <text:a xlink:type="simple" xlink:href="https://www.ukrinform.ua/tag-diti" text:style-name="Internet_20_link" text:visited-style-name="Visited_20_Internet_20_Link">
</text:a>
 .</text:p>
      <text:p text:style-name="P4">
“російські сім’ї з усміхненими обличчями всиновлювали трьох, чотирьох, п’ятьохдітей, отримуючи за це фінансову компенсацію. В системній депортації ми бачимонаміри знищити українську ідентичність з величезними незаконними наслідками.Разом з процесом русифікації ми бачимо елементи злочину геноциду”, -підкреслив Піско.</text:p>
      <text:p text:style-name="P4">
Він зазначив, що положення Конвенції про геноцид і про Міжнароднийкримінальний суд чітко свідчать, що депортація дітей з однієї етнічної групидо іншої є “злочином геноциду”.</text:p>
      <text:p text:style-name="P4">
Політик привітав оголошення в міжнародний розшук путіна і львової-бєлової,зазначаючи, що й інші злочини рф мають розслідуватися під кутом злочинівгеноциду.</text:p>
      <text:p text:style-name="P4">
Піско підкреслив, що депортація, незаконне усиновлення і русифікаціяукраїнських дітей має припинитися, вони мають повернутися до своїх сімей таУкраїни.</text:p>
      <text:p text:style-name="P4">
Як повідомляв Укрінформ, на весняній сесії 27 квітня <text:a xlink:type="simple" xlink:href="https://www.ukrinform.ua/rubric-ato/3701663-pare-viznala-genocidom-deportaciu-ukrainskih-ditej-do-rosii.html" text:style-name="Internet_20_link" text:visited-style-name="Visited_20_Internet_20_Link">
</text:a>
 , в якій йдеться, що росія маєнегайно і беззастережно припинити незаконне примусове переміщення тадепортацію українських дітей, припинити надавати їм російське громадянство, атакож допустити до вже переміщених дітей представників ООН та МКЧХ ізабезпечити їхнє безпечне повернення.</text:p>
      <text:p text:style-name="P4">
<text:span text:style-name="T5">
Фото: LUSA</text:span>
</text:p>
      <text:p text:style-name="P4">
Source: <text:a xlink:type="simple" xlink:href="https://www.ukrinform.ua/rubric-ato/3701701-dopovidac-pare-rosia-deportuvala-z-ukraini-tisaci-ditej-so-mae-oznaki-genocidu.html" text:style-name="Internet_20_link" text:visited-style-name="Visited_20_Internet_20_Link">
https://www.ukrinform.ua/rubric-ato/3701701-dopovidac-pare-rosia-deportuvala-z-ukraini-tisaci-ditej-so-mae-oznaki-genocidu.html</text:a>
</text:p>
      <!--NEWS-->
      <text:h text:style-name="P10" text:outline-level="1">
<text:span text:style-name="T4">
ПАРЄ закликала росію припинити «фільтрацію» та звільнити усіх утримуваних українців</text:span>
</text:h>
      <text:p text:style-name="P4">
Authors: Ukrinform (Person)</text:p>
      <text:p text:style-name="P4">
Publisher: Укринформ (Organization)</text:p>
      <text:p text:style-name="P4">
Published Time: 2023-04-27T19:37:57+03:00</text:p>
      <text:p text:style-name="P4">
Modified Time: 2023-04-27T19:37:57+03:00</text:p>
      <text:p text:style-name="P4">
Description: Парламентська Асамблея Ради Європи закликала російську федерацію припинити політику "фільтрації" на тимчасово окупованих українських територіях, звільнити усіх утримуваних у "фільтраційних таборах" та повернути в Україну усіх незаконно переміщених осіб. — Укрінформ.</text:p>
      <text:p text:style-name="P4">
Images: ["<text:a xlink:type="simple" xlink:href="https://static.ukrinform.com/photos/2019_06/thumb_files/630_360_1561558508-838.jpg" text:style-name="Internet_20_link" text:visited-style-name="Visited_20_Internet_20_Link">
630_360_15615...</text:a>
"]</text:p>
      <text:p text:style-name="P4">
Tags: ['Депортація', 'ПАРЄ', 'Війна з росією']</text:p>
      <text:p text:style-name="P4">
Type: Article</text:p>
      <!--METADATA-->
      <text:p text:style-name="P4">
<draw:frame draw:style-name="fr1" draw:name="Image271" text:anchor-type="as-char" svg:width="6.9236in" svg:height="3.956343in" draw:z-index="0">
<draw:image xlink:href="../Images/yкринформ/2023-04-27T19-37-57-03-00/630_360_1561558508-838.jpg" xlink:type="simple" xlink:show="embed" xlink:actuate="onLoad" draw:mime-type="image/jpeg"/>
</draw:frame>
Парламентська Асамблея Ради Європи закликала російську федерацію припинитиполітику "фільтрації" на тимчасово окупованих українських територіях,звільнити усіх утримуваних у "фільтраційних таборах" та повернути в Українуусіх незаконно переміщених осіб.</text:p>
      <text:p text:style-name="P4">
Як передає кореспондент Укрінформу, про це йдеться у відповідній резолюціїПАРЄ, яка була прийнята під час дебатів на весняній сесії ПАРЄ.</text:p>
      <text:p text:style-name="P4">
"Асамблея закликає російську федерацію… припинити всі практики, пов'язані зпроцесом "фільтрації", незаконною депортацією та примусовим переміщеннямцивільних осіб та інших осіб, які перебувають під захистом, з українськоїтериторії та звільнити всіх тих, хто все ще перебуває у пунктах "фільтрації",- йдеться у документі.</text:p>
      <text:p text:style-name="P4">
<text:span text:style-name="T4">
Читайте також:</text:span>
 <text:a xlink:type="simple" xlink:href="https://www.ukrinform.ua/rubric-world/3701674-pare-privitala-order-mks-na-arest-putina-ta-zaklikala-pokarati-takoz-lukasenka.html" text:style-name="Internet_20_link" text:visited-style-name="Visited_20_Internet_20_Link">
 <text:span text:style-name="T4">
ПАРЄ</text:span>
 </text:a>
</text:p>
      <text:p text:style-name="P4">
ПАРЄ також закликала росію "забезпечити, щоб евакуація цивільних осіб знебезпечних зон відбувалася на основі їхнього повного усвідомлення та згоди, зможливістю переїзду в межах України або до безпечних місць за їхнім вибором".</text:p>
      <text:p text:style-name="P4">
Поруч з цим, Асамблея заявила про підтримку того, щоб Рада Європи відігралароль у визначенні відповідальності та забезпеченні правосуддя за агресіюросійської федерації проти України, "включаючи створення у співпраці зУкраїною міжнародного реєстру збитків, який слугуватиме фіксацією удокументальній формі доказів та претензій щодо збитків, втрат або шкоди,завданих усім зацікавленим фізичним та юридичним особам, а також державіУкраїна, спричинених міжнародно-протиправними діями російської федерації вУкраїні або проти неї, а також сприятиме та координуватиме збір доказів".</text:p>
      <text:p text:style-name="P4">
<text:span text:style-name="T4">
Читайте також:</text:span>
 <text:a xlink:type="simple" xlink:href="https://www.ukrinform.ua/rubric-ato/3701663-pare-viznala-genocidom-deportaciu-ukrainskih-ditej-do-rosii.html" text:style-name="Internet_20_link" text:visited-style-name="Visited_20_Internet_20_Link">
 <text:span text:style-name="T4">
ПАРЄ</text:span>
 </text:a>
</text:p>
      <text:p text:style-name="P4">
Як повідомляв Укрінформ, постійна представниця США при цій організації ЛіндаТомас-Грінфілд заявила, що дії російської окупаційної влади, пов’язані зфільтрацією українців на захоплених територіях, грубо порушують ЧетвертуЖеневську конвенцію та вважаються воєнним злочином.</text:p>
      <text:p text:style-name="P4">
27 квітня ПАРЄ на весняній сесії ухвалила декларацію "Депортація танасильницьке переміщення українських дітей та інших цивільних осіб доросійської федерації або на тимчасово окуповані території України: створитиумови для їхнього безпечного повернення, припинити ці злочини та покаративинних".</text:p>
      <text:p text:style-name="P4">
Source: <text:a xlink:type="simple" xlink:href="https://www.ukrinform.ua/rubric-ato/3701705-pare-zaklikala-rosiu-pripiniti-filtraciu-ta-zvilniti-usih-utrimuvanih-ukrainciv.html" text:style-name="Internet_20_link" text:visited-style-name="Visited_20_Internet_20_Link">
https://www.ukrinform.ua/rubric-ato/3701705-pare-zaklikala-rosiu-pripiniti-filtraciu-ta-zvilniti-usih-utrimuvanih-ukrainciv.html</text:a>
</text:p>
      <!--NEWS-->
      <text:h text:style-name="P10" text:outline-level="1">
<text:span text:style-name="T4">
На Харківщині п’ятеро енергетиків підірвалися на міні</text:span>
</text:h>
      <text:p text:style-name="P4">
Authors: Ukrinform (Person)</text:p>
      <text:p text:style-name="P4">
Publisher: Укринформ (Organization)</text:p>
      <text:p text:style-name="P4">
Published Time: 2023-04-27T19:40:39+03:00</text:p>
      <text:p text:style-name="P4">
Modified Time: 2023-04-27T19:40:39+03:00</text:p>
      <text:p text:style-name="P4">
Description: У Харківській області у середу, 26 квітня, внаслідок підриву на ворожій міні постраждали працівники енергетичного підприємства. — Укрінформ.</text:p>
      <text:p text:style-name="P4">
Images: ["<text:a xlink:type="simple" xlink:href="https://static.ukrinform.com/photos/2023_04/thumb_files/630_360_1682613571-268.jpg" text:style-name="Internet_20_link" text:visited-style-name="Visited_20_Internet_20_Link">
630_360_16826...</text:a>
", "<text:a xlink:type="simple" xlink:href="https://static.ukrinform.com/photos/2023_04/1682613572-614.jpg" text:style-name="Internet_20_link" text:visited-style-name="Visited_20_Internet_20_Link">
1682613572-61...</text:a>
"]</text:p>
      <text:p text:style-name="P4">
Tags: ['Міна', 'Харківщина', 'Війна з росією']</text:p>
      <text:p text:style-name="P4">
Type: Article</text:p>
      <!--METADATA-->
      <text:p text:style-name="P4">
<draw:frame draw:style-name="fr1" draw:name="Image272" text:anchor-type="as-char" svg:width="6.9236in" svg:height="3.956343in" draw:z-index="0">
<draw:image xlink:href="../Images/yкринформ/2023-04-27T19-40-39-03-00/630_360_1682613571-268.jpg" xlink:type="simple" xlink:show="embed" xlink:actuate="onLoad" draw:mime-type="image/jpeg"/>
</draw:frame>
 УХарківській області у середу, 26 квітня, внаслідок підриву на ворожій мініпостраждали працівники енергетичного підприємства.</text:p>
      <text:p text:style-name="P4">
Як передає Укрінформ, про це Офіс генерального прокурора повідомляє у <text:a xlink:type="simple" xlink:href="https://t.me/pgo_gov_ua/11621" text:style-name="Internet_20_link" text:visited-style-name="Visited_20_Internet_20_Link">
</text:a>
 .</text:p>
      <text:p text:style-name="P4">
За процесуального керівництва Дергачівської окружної прокуратури Харківськоїобласті розпочато досудове розслідування за фактом порушення законів тазвичаїв війни, поєднаного з умисним вбивством (ч. 2 ст. 438 Кримінальногокодексу України).</text:p>
      <text:p text:style-name="P4">
За даними слідства, 26 квітня поблизу села Токарівка Дергачівської ОТГ наворожій міні підірвались п’ятеро працівників енергетичного підприємства. В цейчас вони проводили ремонтні роботи високовольтних ліній електромереж угромаді.</text:p>
      <text:p text:style-name="P4">
<text:span text:style-name="T4">
Читайте також:</text:span>
 <text:a xlink:type="simple" xlink:href="https://www.ukrinform.ua/rubric-regions/3697357-na-hersonsini-traktorist-pidirvavsa-na-mini.html" text:style-name="Internet_20_link" text:visited-style-name="Visited_20_Internet_20_Link">
 </text:a>
</text:p>
      <text:p text:style-name="P4">
<draw:frame draw:style-name="fr1" draw:name="Image273" text:anchor-type="as-char" svg:width="6.9236in" svg:height="5.10295in" draw:z-index="0">
<draw:image xlink:href="../Images/yкринформ/2023-04-27T19-40-39-03-00/1682613572-614.jpg" xlink:type="simple" xlink:show="embed" xlink:actuate="onLoad" draw:mime-type="image/jpeg"/>
</draw:frame>
</text:p>
      <text:p text:style-name="P4">
«Загинув водій, четверо електромонтерів отримали поранення різного ступенятяжкості», - ідеться в повідомленні.</text:p>
      <text:p text:style-name="P4">
Як повідомляв Укрінформ, 24 квітня на Херсонщині у селі Давидів Брід навибухових пристроях підірвалися двоє місцевих жителів - один загинув, іншийдістав поранення.</text:p>
      <text:p text:style-name="P4">
Source: <text:a xlink:type="simple" xlink:href="https://www.ukrinform.ua/rubric-regions/3701706-na-harkivsini-patero-energetikiv-pidirvalisa-na-mini.html" text:style-name="Internet_20_link" text:visited-style-name="Visited_20_Internet_20_Link">
https://www.ukrinform.ua/rubric-regions/3701706-na-harkivsini-patero-energetikiv-pidirvalisa-na-mini.html</text:a>
</text:p>
      <!--NEWS-->
      <text:h text:style-name="P10" text:outline-level="1">
<text:span text:style-name="T4">
Італія допоможе просувати бренд «Зроблено в Україні» - підписали меморандум</text:span>
</text:h>
      <text:p text:style-name="P4">
Authors: Ukrinform (Person)</text:p>
      <text:p text:style-name="P4">
Publisher: Укринформ (Organization)</text:p>
      <text:p text:style-name="P4">
Published Time: 2023-04-27T19:44:07+03:00</text:p>
      <text:p text:style-name="P4">
Modified Time: 2023-04-27T19:44:07+03:00</text:p>
      <text:p text:style-name="P4">
Description: Україна та Італія підписали Меморандум про підтримку та розвиток брендингу української продукції. — Укрінформ.</text:p>
      <text:p text:style-name="P4">
Images: ["<text:a xlink:type="simple" xlink:href="https://static.ukrinform.com/photos/2023_01/thumb_files/630_360_1673469063-825.png" text:style-name="Internet_20_link" text:visited-style-name="Visited_20_Internet_20_Link">
630_360_16734...</text:a>
"]</text:p>
      <text:p text:style-name="P4">
Tags: ['Італія', 'Мінекономіки', 'Made in Ukraine']</text:p>
      <text:p text:style-name="P4">
Type: Article</text:p>
      <!--METADATA-->
      <text:p text:style-name="P4">
<draw:frame draw:style-name="fr1" draw:name="Image274" text:anchor-type="as-char" svg:width="6.9236in" svg:height="3.956343in" draw:z-index="0">
<draw:image xlink:href="../Images/yкринформ/2023-04-27T19-44-07-03-00/630_360_1673469063-825.png" xlink:type="simple" xlink:show="embed" xlink:actuate="onLoad" draw:mime-type="image/png"/>
</draw:frame>
 Україна таІталія підписали Меморандум про підтримку та розвиток брендингу українськоїпродукції.</text:p>
      <text:p text:style-name="P4">
Як передає Укрінформ, про це повідомляє <text:a xlink:type="simple" xlink:href="https://www.me.gov.ua/News/Detail" text:style-name="Internet_20_link" text:visited-style-name="Visited_20_Internet_20_Link">
</text:a>
 .</text:p>
      <text:p text:style-name="P4">
«Італійський досвід є показовим і може допомогти Україні в просуванні власногобренду «Made in Ukraine» в Європі. Саме про це ми домовилися з міністромпідприємництва Італії Адольфо Урсо та підписали Меморандум про підтримку тарозвиток брендингу української продукції», - наголосила перший віцепрем’єр-міністр України - міністр економіки Юлія Свириденко.</text:p>
      <text:p text:style-name="P4">
У документі йдеться, зокрема, про те, що італійська сторона докладатиме зусильдо створення спеціального маркування «Зроблено в Україні», яке буде наноситисяна українські товари.</text:p>
      <text:p text:style-name="P4">
Також Україна та <text:a xlink:type="simple" xlink:href="https://www.ukrinform.ua/tag-italia" text:style-name="Internet_20_link" text:visited-style-name="Visited_20_Internet_20_Link">
 </text:a>
 посилять боротьбу зконтрафактними та імітаційними товарами: італійська сторона обіцяє поділитисясвоїм досвідом боротьби з антиконкурентною поведінкою бізнесу у випадку такзваного «італійського звучання» продуктів у секторах Made in Italy.</text:p>
      <text:p text:style-name="P4">
Сторони домовились про поглиблення захисту прав інтелектуальної власності,обмін інноваціями та трансфер технологій.</text:p>
      <text:p text:style-name="P4">
<text:span text:style-name="T4">
Читайте також:</text:span>
 <text:a xlink:type="simple" xlink:href="https://www.ukrinform.ua/rubric-economy/3701120-ukrainski-agrarii-otrimaut-dopomogu-vid-italskih-koleg-u-rimi-pidpisali-memorandum.html" text:style-name="Internet_20_link" text:visited-style-name="Visited_20_Internet_20_Link">
 <text:span text:style-name="T4">
Римі</text:span>
 </text:a>
</text:p>
      <text:p text:style-name="P4">
За словами Свириденко, завдяки співпраці між двома країнами павільйон зукраїнськими товарами з’явиться на найбільших італійських ярмарках. Крім того,Рим допоможе Києву в створенні цифрових продуктових платформ.</text:p>
      <text:p text:style-name="P4">
«Переконана, що незабаром українські товари широко будуть представлені наполицях європейських супермаркетів, а напис «Made in Ukraine» асоціюватиметьсяу споживача з високою якістю, екологічністю та конкурентною ціною», -зазначила Свириденко.</text:p>
      <text:p text:style-name="P4">
Якнайшвидше відновлення економіки є пріоритетом міністерства, нагадалавіцепрем’єр. А завдяки просуванню вітчизняних брендів у Європі Україна отримаєще один механізм для цього.</text:p>
      <text:p text:style-name="P4">
Як повідомляв Укрінформ, представники понад півтори сотні українських компанійпід час <text:a xlink:type="simple" xlink:href="https://www.ukrinform.ua/rubric-vidbudova/3701224-ucast-u-konferencii-z-vidbudovi-v-rimi-vzali-ponad-150-ukrainskih-kompanij-prezident-tpp.html" text:style-name="Internet_20_link" text:visited-style-name="Visited_20_Internet_20_Link">
 </text:a>
 змогли зустрітися напряму з італійськими бізнесменами, обговоритиможливості співпраці і навіть укласти деякі контракти.</text:p>
      <text:p text:style-name="P4">
Source: <text:a xlink:type="simple" xlink:href="https://www.ukrinform.ua/rubric-economy/3701707-italia-dopomoze-prosuvati-brend-zrobleno-v-ukraini-pidpisali-memorandum.html" text:style-name="Internet_20_link" text:visited-style-name="Visited_20_Internet_20_Link">
https://www.ukrinform.ua/rubric-economy/3701707-italia-dopomoze-prosuvati-brend-zrobleno-v-ukraini-pidpisali-memorandum.html</text:a>
</text:p>
      <!--NEWS-->
      <text:h text:style-name="P10" text:outline-level="1">
<text:span text:style-name="T4">
Безпека та розвиток співпраці: Кулеба у Молдові зустрівся із Санду та Речаном</text:span>
</text:h>
      <text:p text:style-name="P4">
Authors: Ukrinform (Person)</text:p>
      <text:p text:style-name="P4">
Publisher: Укринформ (Organization)</text:p>
      <text:p text:style-name="P4">
Published Time: 2023-04-27T19:46:25+03:00</text:p>
      <text:p text:style-name="P4">
Modified Time: 2023-04-27T19:46:25+03:00</text:p>
      <text:p text:style-name="P4">
Description: Міністр закордонних справ України Дмитро Кулеба обговорив із президенткою та премʼєр-міністром Молдови Маєю Санду та Доріном Речаном безпекові виклики, розвиток інфраструктури, торгівлі, транзитні можливості Молдови. — Укрінформ.</text:p>
      <text:p text:style-name="P4">
Images: ["<text:a xlink:type="simple" xlink:href="https://static.ukrinform.com/photos/2023_04/thumb_files/630_360_1682613921-131.jpg" text:style-name="Internet_20_link" text:visited-style-name="Visited_20_Internet_20_Link">
630_360_16826...</text:a>
"]</text:p>
      <text:p text:style-name="P4">
Tags: ['Дмитро Кулеба', 'Молдова', 'Санду']</text:p>
      <text:p text:style-name="P4">
Type: Article</text:p>
      <!--METADATA-->
      <text:p text:style-name="P4">
<draw:frame draw:style-name="fr1" draw:name="Image275" text:anchor-type="as-char" svg:width="6.9236in" svg:height="3.956343in" draw:z-index="0">
<draw:image xlink:href="../Images/yкринформ/2023-04-27T19-46-25-03-00/630_360_1682613921-131.jpg" xlink:type="simple" xlink:show="embed" xlink:actuate="onLoad" draw:mime-type="image/jpeg"/>
</draw:frame>
 Міністрзакордонних справ України Дмитро Кулеба обговорив із президенткою та премʼєр-міністром Молдови Маєю Санду та Доріном Речаном безпекові виклики, розвитокінфраструктури, торгівлі, транзитні можливості Молдови.</text:p>
      <text:p text:style-name="P4">
Про це глава української дипломатії повідомив у <text:a xlink:type="simple" xlink:href="https://twitter.com/DmytroKuleba/status/1651612686377943041" text:style-name="Internet_20_link" text:visited-style-name="Visited_20_Internet_20_Link">
</text:a>
 , передаєУкрінформ.</text:p>
      <text:p text:style-name="P4">
«Я мав честь бути прийнятим у Кишиневі Майєю Санду та Доріном Речаном. Миобговорили спільні виклики безпеці, розвиток інфраструктури, торгівлі,транзитні можливості Молдови. Перемога України також забезпечить тривалустабільність і процвітання нашим дорогим сусідам», - зазначив міністр.</text:p>
      <text:p text:style-name="Quotations">

<text:p text:style-name="P4">
I was honored to be received in Chishinau by <text:a xlink:type="simple" xlink:href="https://twitter.com/sandumaiamd" text:style-name="Internet_20_link" text:visited-style-name="Visited_20_Internet_20_Link">
&gt;
 </text:a>
 and <text:a xlink:type="simple" xlink:href="https://twitter.com/DorinRecean" text:style-name="Internet_20_link" text:visited-style-name="Visited_20_Internet_20_Link">
&gt;
 </text:a>
 . We discussed common&gt;
 security challenges, development of infrastructure, trade, Moldova’s transit&gt;
 capacity. Ukraine’s victory will also secure long-lasting stability and&gt;
 prosperity for our dear neighbours. <text:a xlink:type="simple" xlink:href="https://t.co/CIKO9ax3PY" text:style-name="Internet_20_link" text:visited-style-name="Visited_20_Internet_20_Link">
 </text:a>
&gt;
&gt;
 — Dmytro Kuleba (@DmytroKuleba) <text:a xlink:type="simple" xlink:href="https://twitter.com/DmytroKuleba/status/1651612686377943041" text:style-name="Internet_20_link" text:visited-style-name="Visited_20_Internet_20_Link">
&gt;
 </text:a>
</text:p>

</text:p>
      <text:p text:style-name="P4">
<text:span text:style-name="T4">
Читайте також:</text:span>
 <text:a xlink:type="simple" xlink:href="https://www.ukrinform.ua/rubric-polytics/3701694-moldova-dolucilasa-do-grupi-zi-stvorenna-spectribunalu-sodo-rf.html" text:style-name="Internet_20_link" text:visited-style-name="Visited_20_Internet_20_Link">
 </text:a>
</text:p>
      <text:p text:style-name="P4">
Як повідомляв Укрінформ, у четвер міністр закордонних справ України <text:a xlink:type="simple" xlink:href="https://www.ukrinform.ua/rubric-polytics/3701633-dmitro-kuleba-priihav-iz-vizitom-u-moldovi.html" text:style-name="Internet_20_link" text:visited-style-name="Visited_20_Internet_20_Link">
</text:a>
 .</text:p>
      <text:p text:style-name="P4">
Source: <text:a xlink:type="simple" xlink:href="https://www.ukrinform.ua/rubric-polytics/3701709-bezpeka-ta-rozvitok-spivpraci-kuleba-u-moldovi-zustrivsa-iz-sandu-ta-recanom.html" text:style-name="Internet_20_link" text:visited-style-name="Visited_20_Internet_20_Link">
https://www.ukrinform.ua/rubric-polytics/3701709-bezpeka-ta-rozvitok-spivpraci-kuleba-u-moldovi-zustrivsa-iz-sandu-ta-recanom.html</text:a>
</text:p>
      <!--NEWS-->
      <text:h text:style-name="P10" text:outline-level="1">
<text:span text:style-name="T4">
Армія рф не полишає спроб взяти Бахмут у кільце – 13 атак за добу</text:span>
</text:h>
      <text:p text:style-name="P4">
Authors: Ukrinform (Person)</text:p>
      <text:p text:style-name="P4">
Publisher: Укринформ (Organization)</text:p>
      <text:p text:style-name="P4">
Published Time: 2023-04-27T19:53:37+03:00</text:p>
      <text:p text:style-name="P4">
Modified Time: 2023-04-27T19:53:37+03:00</text:p>
      <text:p text:style-name="P4">
Description: У районі Бахмута російські війська за добу 13 разів атакували позиції Сил оборони; українські захисники знищили 113 окупантів і поранили ще 117-х. — Укрінформ.</text:p>
      <text:p text:style-name="P4">
Images: ["<text:a xlink:type="simple" xlink:href="https://static.ukrinform.com/photos/2023_04/thumb_files/630_360_1682438812-465.jpg" text:style-name="Internet_20_link" text:visited-style-name="Visited_20_Internet_20_Link">
630_360_16824...</text:a>
"]</text:p>
      <text:p text:style-name="P4">
Tags: ['Бахмут', 'ЗСУ', 'Війна з росією', '#stoprussia']</text:p>
      <text:p text:style-name="P4">
Type: Article</text:p>
      <!--METADATA-->
      <text:p text:style-name="P4">
<draw:frame draw:style-name="fr1" draw:name="Image276" text:anchor-type="as-char" svg:width="6.9236in" svg:height="3.956343in" draw:z-index="0">
<draw:image xlink:href="../Images/yкринформ/2023-04-27T19-53-37-03-00/630_360_1682438812-465.jpg" xlink:type="simple" xlink:show="embed" xlink:actuate="onLoad" draw:mime-type="image/jpeg"/>
</draw:frame>
 У районіБахмута російські війська за добу 13 разів атакували позиції Сил оборони;українські захисники знищили 113 окупантів і поранили ще 117-х.</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В нашій операційний зоні головним напрямком удару ворога продовжує залишатисьБахмут. Ворог за цю добу 13 разів атакував наші позиції на цьому напрямку, 243рази обстрілював різними системами і калібрами наші позиції», - сказав речник.</text:p>
      <text:p text:style-name="P4">
За його словами, 113 загарбників ліквідовано, ще 117 зазнали поранень.Українські військові також знищили гармату Мста-Б, 4 ворожі безпілотні апаратиі 4 тилові склади боєприпасів.</text:p>
      <text:p text:style-name="P4">
<text:span text:style-name="T4">
Читайте також:</text:span>
 <text:a xlink:type="simple" xlink:href="https://www.ukrinform.ua/rubric-ato/3700800-u-bahmuti-trivaut-vazki-boi-na-korotkih-distanciah-britanska-rozvidka.html" text:style-name="Internet_20_link" text:visited-style-name="Visited_20_Internet_20_Link">
 <text:span text:style-name="T4">
Бахмут</text:span>
 </text:a>
</text:p>
      <text:p text:style-name="P4">
Череватий наголосив, що російська армія продовжує спроби взяти в кільцеБахмут.</text:p>
      <text:p text:style-name="P4">
«Так, він (ворог - ред.) намагається взяти в кільце, намагається будь-що взятице місто і досягнути проміжної, хоча б тактичної перемоги. І вже багатомісяців підряд йому це не вдається. Він намагається також перерізати шляхисполучення або хоча б взяти під повний вогневий контроль, проте завдяки всімкомпонентам Сил оборони це йому не вдається зробити, зокрема завдяки нашимартилеристам, які ведуть постійну контрбатарейну боротьбу.., нашим <text:a xlink:type="simple" xlink:href="https://www.ukrinform.ua/tag-rozvidka" text:style-name="Internet_20_link" text:visited-style-name="Visited_20_Internet_20_Link">
</text:a>
 , ССО, логістам, військовим інженерамі автомобілістам, які постійно прокладають шляхи до цього міста-фортеці», -наголосив він.</text:p>
      <text:p text:style-name="P4">
Речник нагадав, що загарбники вдаються до «сирійської» практики, колиартилерійським та авіаційним вогнем знищуються всі будівлі, і ворог малимигрупами намагається зайняти руїни.</text:p>
      <text:p text:style-name="P4">
<text:span text:style-name="T4">
Читайте також:</text:span>
 <text:a xlink:type="simple" xlink:href="https://www.ukrinform.ua/rubric-ato/3700518-sirskij-nazvav-pat-pricin-dla-utrimanna-bahmuta.html" text:style-name="Internet_20_link" text:visited-style-name="Visited_20_Internet_20_Link">
 <text:span text:style-name="T4">
Сирський</text:span>
 </text:a>
</text:p>
      <text:p text:style-name="P4">
Водночас на Лимансько-Куп'янському напрямку, за словами Череватого, ворогфактично не атакує - за добу відбулося одне боєзіткнення. Проте загарбникиведуть артилерійський вогонь.</text:p>
      <text:p text:style-name="P4">
«Ворог лідирує за ударами артилерії – 452 рази за цю добу завдавав ударів, 7авіанальотів. Наші сили оборони, в свою чергу, теж завдають потужних ударів поворогу. У результаті ... 26 окупантів знищено, 66 зазнали поранень, підбитодва БТРи – БТР-80 та БТР-60. Також знищено 2 міномети та протитанкову гармату«Рапіра», - повідомив речник.</text:p>
      <text:p text:style-name="P4">
Як повідомляв Укрінформ, за добу <text:a xlink:type="simple" xlink:href="https://www.ukrinform.ua/rubric-ato/3701673-sili-oboroni-vidbili-35-atak-voroga-na-doneccini.html" text:style-name="Internet_20_link" text:visited-style-name="Visited_20_Internet_20_Link">
 </text:a>
 .</text:p>
      <text:p text:style-name="P4">
<text:span text:style-name="T5">
Фото: Генштаб ЗСУ</text:span>
</text:p>
      <text:p text:style-name="P4">
Source: <text:a xlink:type="simple" xlink:href="https://www.ukrinform.ua/rubric-ato/3701711-armia-rf-ne-polisae-sprob-vzati-bahmut-u-kilce-13-atak-za-dobu.html" text:style-name="Internet_20_link" text:visited-style-name="Visited_20_Internet_20_Link">
https://www.ukrinform.ua/rubric-ato/3701711-armia-rf-ne-polisae-sprob-vzati-bahmut-u-kilce-13-atak-za-dobu.html</text:a>
</text:p>
      <!--NEWS-->
      <text:h text:style-name="P10" text:outline-level="1">
<text:span text:style-name="T4">
Конституційний Суд взявся розтлумачити, чи єдине в Україні громадянство</text:span>
</text:h>
      <text:p text:style-name="P4">
Authors: Ukrinform (Person)</text:p>
      <text:p text:style-name="P4">
Publisher: Укринформ (Organization)</text:p>
      <text:p text:style-name="P4">
Published Time: 2023-04-27T19:58:00+03:00</text:p>
      <text:p text:style-name="P4">
Modified Time: 2023-04-27T19:58:00+03:00</text:p>
      <text:p text:style-name="P4">
Description: Велика палата Конституційного Суду розпочала розгляд подання 99 народних депутатів щодо офіційного тлумачення статті 4 Конституції, у якій йдеться, що “в Україні існує єдине громадянство”. — Укрінформ.</text:p>
      <text:p text:style-name="P4">
Images: ["<text:a xlink:type="simple" xlink:href="https://static.ukrinform.com/photos/2020_10/thumb_files/630_360_1604043729-9473.jpeg" text:style-name="Internet_20_link" text:visited-style-name="Visited_20_Internet_20_Link">
630_360_16040...</text:a>
"]</text:p>
      <text:p text:style-name="P4">
Tags: ['Конституційний Суд', 'Громадянство', 'Верховна Рада']</text:p>
      <text:p text:style-name="P4">
Type: Article</text:p>
      <!--METADATA-->
      <text:p text:style-name="P4">
<draw:frame draw:style-name="fr1" draw:name="Image277" text:anchor-type="as-char" svg:width="6.9236in" svg:height="3.956343in" draw:z-index="0">
<draw:image xlink:href="../Images/yкринформ/2023-04-27T19-58-00-03-00/630_360_1604043729-9473.jpeg" xlink:type="simple" xlink:show="embed" xlink:actuate="onLoad" draw:mime-type="image/jpeg"/>
</draw:frame>
 Великапалата Конституційного Суду розпочала розгляд подання 99 народних депутатівщодо офіційного тлумачення статті 4 Конституції, у якій йдеться, що “в Українііснує єдине громадянство”.</text:p>
      <text:p text:style-name="P4">
Про це інформує <text:a xlink:type="simple" xlink:href="https://t.me/Constitutional_Court_of_Ukraine/928" text:style-name="Internet_20_link" text:visited-style-name="Visited_20_Internet_20_Link">
 </text:a>
 ,передає Укрінформ.</text:p>
      <text:p text:style-name="P4">
У конституційному поданні народні депутати зазначають, що законодавствоУкраїни про громадянство встановлює заборону випадків множинного громадянствачерез встановлення процедури втрати громадянства України за рішеннямПрезидента України. Однак, на їх переконання, дієвий механізм реалізації цьогоприпису в Законі України „Про громадянство України‟ не передбачений.</text:p>
      <text:p text:style-name="P4">
<text:span text:style-name="T4">
Читайте також:</text:span>
 <text:a xlink:type="simple" xlink:href="https://www.ukrinform.ua/rubric-polytics/3695932-konstitucijnij-sud-vzavsa-perevirati-harkivski-ugodi.html" text:style-name="Internet_20_link" text:visited-style-name="Visited_20_Internet_20_Link">
 <text:span text:style-name="T4">
Конституційний</text:span>
 <text:span text:style-name="T4">
Суд</text:span>
</text:a>
</text:p>
      <text:p text:style-name="P4">
Суддя-доповідач у цій справі Олег Первомайський повідомив, що з метоюзабезпечення повного й об’єктивного розгляду справи та ухваленняобґрунтованого рішення КС направив до низки органів державної влади, науковихустанов, членів Науково-консультативної ради суду звернення щодо порушених уконституційному поданні питань із проханням висловити свої позиції. Змістотриманих відповідей судді будуть досліджувати на закритій частині пленарногозасідання Великої палати.</text:p>
      <text:p text:style-name="P4">
Під час пленарного засідання судді заслухали учасників конституційногопровадження – народного депутата Олександра Бакумова, постійного представникаВерховної Ради у КС Максима Дирдіна і представника Президента у КС СергіяДембовського.</text:p>
      <text:p text:style-name="P4">
Після дослідження матеріалів справи на відкритій частині пленарного засіданняКС перейшов до закритої частини для ухвалення рішення.</text:p>
      <text:p text:style-name="P4">
<text:span text:style-name="T4">
Читайте також:</text:span>
 <text:a xlink:type="simple" xlink:href="https://www.ukrinform.ua/rubric-economy/3676421-konstitucijnij-sud-vkotre-vidklav-rozglad-zakonu-pro-vidkritta-rinku-zemli.html" text:style-name="Internet_20_link" text:visited-style-name="Visited_20_Internet_20_Link">
 <text:span text:style-name="T4">
Конституційний</text:span>
 <text:span text:style-name="T4">
Суд</text:span>
</text:a>
</text:p>
      <text:p text:style-name="P4">
Як повідомляв Укрінформ, 21 квітня Президент України Володимир Зеленськийпідписав закон про нові правила набуття громадянства, який передбачає іспити зукраїнської мови, історії України та знання Конституції.</text:p>
      <text:p text:style-name="P4">
Source: <text:a xlink:type="simple" xlink:href="https://www.ukrinform.ua/rubric-society/3701713-konstitucijnij-sud-vzavsa-roztlumaciti-ci-edine-v-ukraini-gromadanstvo.html" text:style-name="Internet_20_link" text:visited-style-name="Visited_20_Internet_20_Link">
https://www.ukrinform.ua/rubric-society/3701713-konstitucijnij-sud-vzavsa-roztlumaciti-ci-edine-v-ukraini-gromadanstvo.html</text:a>
</text:p>
      <!--NEWS-->
      <text:h text:style-name="P10" text:outline-level="1">
<text:span text:style-name="T4">
За програмою єРобота українці отримали понад 4 тисячі грантів на розвиток бізнесу</text:span>
</text:h>
      <text:p text:style-name="P4">
Authors: Ukrinform (Person)</text:p>
      <text:p text:style-name="P4">
Publisher: Укринформ (Organization)</text:p>
      <text:p text:style-name="P4">
Published Time: 2023-04-27T20:01:00+03:00</text:p>
      <text:p text:style-name="P4">
Modified Time: 2023-04-27T20:01:00+03:00</text:p>
      <text:p text:style-name="P4">
Description: За проєктом єРобота українцям видали понад 4 тис. грантів на розвиток підприємництва на загальну суму 2,4 млрд грн. — Укрінформ.</text:p>
      <text:p text:style-name="P4">
Images: ["<text:a xlink:type="simple" xlink:href="https://static.ukrinform.com/photos/2022_09/thumb_files/630_360_1663081636-192.png" text:style-name="Internet_20_link" text:visited-style-name="Visited_20_Internet_20_Link">
630_360_16630...</text:a>
"]</text:p>
      <text:p text:style-name="P4">
Tags: ['Бізнес', 'Мінекономіки', 'Грант', 'єРобота']</text:p>
      <text:p text:style-name="P4">
Type: Article</text:p>
      <!--METADATA-->
      <text:p text:style-name="P4">
<draw:frame draw:style-name="fr1" draw:name="Image278" text:anchor-type="as-char" svg:width="6.9236in" svg:height="3.956343in" draw:z-index="0">
<draw:image xlink:href="../Images/yкринформ/2023-04-27T20-01-00-03-00/630_360_1663081636-192.png" xlink:type="simple" xlink:show="embed" xlink:actuate="onLoad" draw:mime-type="image/png"/>
</draw:frame>
 Запроєктом єРобота українцям видали понад 4 тис. грантів на розвитокпідприємництва на загальну суму 2,4 млрд грн.</text:p>
      <text:p text:style-name="P4">
Як передає Укрінформ, про це повідомляє <text:a xlink:type="simple" xlink:href="https://www.me.gov.ua/News/Detail" text:style-name="Internet_20_link" text:visited-style-name="Visited_20_Internet_20_Link">
</text:a>
</text:p>
      <text:p text:style-name="P4">
“Запроваджені урядом влітку минулого року грантові програми єРобота є дужезатребуваними серед українців. На сьогодні фінансову підтримку у виглядігрантів на започаткування й розширення бізнесу отримали понад 4 000підприємців на загальну суму 2,4 млрд грн”, - зазначила перший віцепрем'єр-міністр - міністр економіки Юлія Свириденко.</text:p>
      <text:p text:style-name="P4">
За її словами, за ці кошти вже відкрито сотні нових підприємств, нарощуєтьсяобсяг переробки й виготовлення готової продукції, висаджено кілька сотеньгектарів садів. Тисячі українців отримали роботу на цих підприємствах. Грантивід держави - це інвестиції у розвиток підприємництва загалом та окремихгалузей, створення нових робочих місць і зміцнення економічного фронту країни.</text:p>
      <text:p text:style-name="P4">
Загалом від початку запуску проєкту <text:a xlink:type="simple" xlink:href="https://www.ukrinform.ua/tag-erobota" text:style-name="Internet_20_link" text:visited-style-name="Visited_20_Internet_20_Link">
 </text:a>
за програмою “Власна справа” видано 3 727 мікрогрантів на 876 млн грн. Нарозвиток переробних підприємств видано 239 грантів на 1,3 млрд грн, насадівництво - 74 гранти на 152 млн грн, на розвиток тепличного господарства -10 грантів на 51 млн грн.</text:p>
      <text:p text:style-name="P4">
<text:span text:style-name="T4">
Читайте також:</text:span>
 <text:a xlink:type="simple" xlink:href="https://www.ukrinform.ua/rubric-economy/3691375-erobota-osadbank-nadavatime-granti-dla-pidtrimki-veteranskogo-biznesu.html" text:style-name="Internet_20_link" text:visited-style-name="Visited_20_Internet_20_Link">
 <text:span text:style-name="T4">
єРобота</text:span>
 </text:a>
</text:p>
      <text:p text:style-name="P4">
У Мінекономіки нагадують, що подати заявку на отримання гранту можуть як діючіпідприємці, так і люди, котрі не мають досвіду ведення бізнесу. Заяви слідподавати через портал Дія разом із бізнес-планом.</text:p>
      <text:p text:style-name="P4">
Обов'язковою умовою отримання гранту є створення нових робочих місць: від 1-2при наданні мікрогранту до кількох десятків - при наданні грантів за іншимипрограмами. Грантові кошти повертаються державі у вигляді сплачених податків ізборів у процесі діяльності підприємства впродовж трьох років.</text:p>
      <text:p text:style-name="P4">
<text:span text:style-name="T4">
Читайте також:</text:span>
 <text:a xlink:type="simple" xlink:href="https://www.ukrinform.ua/rubric-vidbudova/3694421-grosi-na-biznes-ak-ukrainci-gospodaruut-na-derzavni-granti.html" text:style-name="Internet_20_link" text:visited-style-name="Visited_20_Internet_20_Link">
 <text:span text:style-name="T4">
Гроші</text:span>
 <text:span text:style-name="T4">
бізнес</text:span>
 <text:span text:style-name="T4">
українці</text:span>
 <text:span text:style-name="T4">
господарюють</text:span>
<text:span text:style-name="T4">
державні</text:span>
 <text:span text:style-name="T4">
гранти</text:span>
 </text:a>
</text:p>
      <text:p text:style-name="P4">
Як повідомлялось, проєкт єРобота був запроваджений урядом у липні 2022 рокудля надання підтримки бізнесу та стимулювання створення нових робочих місць.Він включає кілька грантових програм. Зокрема, це програми мікрогрантів навідкриття чи розвиток власного бізнесу, гранти на створення й розвитокпереробних підприємств, закладку саду та виноградарство, тепличнегосподарство.</text:p>
      <text:p text:style-name="P4">
<text:span text:style-name="T5">
Фото: diia.gov.ua</text:span>
</text:p>
      <text:p text:style-name="P4">
Source: <text:a xlink:type="simple" xlink:href="https://www.ukrinform.ua/rubric-economy/3701719-za-programou-erobota-ukrainci-otrimali-ponad-4-tisaci-grantiv-na-rozvitok-biznesu.html" text:style-name="Internet_20_link" text:visited-style-name="Visited_20_Internet_20_Link">
https://www.ukrinform.ua/rubric-economy/3701719-za-programou-erobota-ukrainci-otrimali-ponad-4-tisaci-grantiv-na-rozvitok-biznesu.html</text:a>
</text:p>
      <!--NEWS-->
      <text:h text:style-name="P10" text:outline-level="1">
<text:span text:style-name="T4">
Шмигаль і міністр оборони Італії обговорили посилення військової допомоги Україні</text:span>
</text:h>
      <text:p text:style-name="P4">
Authors: Ukrinform (Person)</text:p>
      <text:p text:style-name="P4">
Publisher: Укринформ (Organization)</text:p>
      <text:p text:style-name="P4">
Published Time: 2023-04-27T20:02:00+03:00</text:p>
      <text:p text:style-name="P4">
Modified Time: 2023-04-27T20:02:00+03:00</text:p>
      <text:p text:style-name="P4">
Description: Прем’єр-міністр України Денис Шмигаль і міністр оборони Італійської Республіки Гвідо Крозетто обговорили посилення військово-технічної допомоги для України. — Укрінформ.</text:p>
      <text:p text:style-name="P4">
Images: ["<text:a xlink:type="simple" xlink:href="https://static.ukrinform.com/photos/2023_04/thumb_files/630_360_1682614776-7191.jpeg" text:style-name="Internet_20_link" text:visited-style-name="Visited_20_Internet_20_Link">
630_360_16826...</text:a>
", "<text:a xlink:type="simple" xlink:href="https://static.ukrinform.com/photos/2023_04/thumb_files/630_360_1682614776-1569.jpeg" text:style-name="Internet_20_link" text:visited-style-name="Visited_20_Internet_20_Link">
630_360_16826...</text:a>
", "<text:a xlink:type="simple" xlink:href="https://static.ukrinform.com/photos/2023_04/thumb_files/630_360_1682614776-1759.jpeg" text:style-name="Internet_20_link" text:visited-style-name="Visited_20_Internet_20_Link">
630_360_16826...</text:a>
", "<text:a xlink:type="simple" xlink:href="https://static.ukrinform.com/photos/2023_04/thumb_files/630_360_1682614776-7528.jpeg" text:style-name="Internet_20_link" text:visited-style-name="Visited_20_Internet_20_Link">
630_360_16826...</text:a>
", "<text:a xlink:type="simple" xlink:href="https://static.ukrinform.com/photos/2023_04/thumb_files/630_360_1682614776-8226.jpeg" text:style-name="Internet_20_link" text:visited-style-name="Visited_20_Internet_20_Link">
630_360_16826...</text:a>
", "<text:a xlink:type="simple" xlink:href="https://static.ukrinform.com/photos/2023_04/thumb_files/630_360_1682614776-1442.jpeg" text:style-name="Internet_20_link" text:visited-style-name="Visited_20_Internet_20_Link">
630_360_16826...</text:a>
", "<text:a xlink:type="simple" xlink:href="https://static.ukrinform.com/photos/2023_04/thumb_files/630_360_1682614777-3691.jpeg" text:style-name="Internet_20_link" text:visited-style-name="Visited_20_Internet_20_Link">
630_360_16826...</text:a>
", "<text:a xlink:type="simple" xlink:href="https://static.ukrinform.com/photos/2023_04/thumb_files/630_360_1682614777-6862.jpeg" text:style-name="Internet_20_link" text:visited-style-name="Visited_20_Internet_20_Link">
630_360_16826...</text:a>
"]</text:p>
      <text:p text:style-name="P4">
Tags: ['Італія', 'Оборона', 'допомога', 'Шмигаль']</text:p>
      <text:p text:style-name="P4">
Type: Article</text:p>
      <!--METADATA-->
      <text:p text:style-name="P4">
<draw:frame draw:style-name="fr1" draw:name="Image279" text:anchor-type="as-char" svg:width="6.9236in" svg:height="3.956343in" draw:z-index="0">
<draw:image xlink:href="../Images/yкринформ/2023-04-27T20-02-00-03-00/630_360_1682614776-7191.jpeg" xlink:type="simple" xlink:show="embed" xlink:actuate="onLoad" draw:mime-type="image/jpeg"/>
</draw:frame>
 Прем’єр-міністр України Денис Шмигаль і міністр оборони Італійської Республіки ГвідоКрозетто обговорили посилення військово-технічної допомоги для України.</text:p>
      <text:p text:style-name="P4">
Як передає Укрінформ, про це Шмигаль повідомив у <text:a xlink:type="simple" xlink:href="https://t.me/Denys_Smyhal/5125" text:style-name="Internet_20_link" text:visited-style-name="Visited_20_Internet_20_Link">
</text:a>
 .</text:p>
      <text:p text:style-name="P4">
За словами Шмигаля, співрозмовники також обговорили співпрацю в обороннійгалузі та євроатлантичну інтеграцію.</text:p>
      <text:p text:style-name="P4">
_Відео:<text:a xlink:type="simple" xlink:href="https://t.me/Denys_Smyhal/5125" text:style-name="Internet_20_link" text:visited-style-name="Visited_20_Internet_20_Link">
 </text:a>
 _</text:p>
      <text:p text:style-name="P4">
"Цінуємо підтримку України з боку Італії на шляху до НАТО. Українська армія запідтримки союзників уже впроваджує найкращі стандарти Альянсу й на практицідоводить перевагу цих стандартів у війні з росією", - зазначив Шмигаль.</text:p>
      <text:p text:style-name="P4">
<text:span text:style-name="T4">
Читайте також:</text:span>
 <text:a xlink:type="simple" xlink:href="https://www.ukrinform.ua/rubric-polytics/3701238-zelenskij-vze-zaraz-namicaemo-spivpracu-z-italieu-u-2024-roci.html" text:style-name="Internet_20_link" text:visited-style-name="Visited_20_Internet_20_Link">
 </text:a>
</text:p>
      <text:p text:style-name="P4">
Він подякував за шість пакетів військово-технічної допомоги. "Ми зацікавлені узміцненні співпраці з Італією як з одним із ключових союзників в обороннійсфері", - підкреслив Шмигаль.</text:p>
      <text:p text:style-name="P4">
<draw:frame draw:style-name="fr1" draw:name="Image280" text:anchor-type="as-char" svg:width="6.9236in" svg:height="3.956343in" draw:z-index="0">
<draw:image xlink:href="../Images/yкринформ/2023-04-27T20-02-00-03-00/630_360_1682614776-1569.jpeg" xlink:type="simple" xlink:show="embed" xlink:actuate="onLoad" draw:mime-type="image/jpeg"/>
</draw:frame>
 Шмигальі міністр оборони Італії обговорили посилення військової допомоги Україні /Фото: facebook/Денис Шмигаль  <text:a xlink:type="simple" xlink:href="https://static.ukrinform.com/photos/2023_04/1682614776-1569.jpeg" text:style-name="Internet_20_link" text:visited-style-name="Visited_20_Internet_20_Link">
<draw:frame draw:style-name="fr1" draw:name="Image281" text:anchor-type="as-char" svg:width="6.9236in" svg:height="3.956343in" draw:z-index="0">
<draw:image xlink:href="../Images/yкринформ/2023-04-27T20-02-00-03-00/630_360_1682614776-1569.jpeg" xlink:type="simple" xlink:show="embed" xlink:actuate="onLoad" draw:mime-type="image/jpeg"/>
</draw:frame>
</text:a>
 <text:a xlink:type="simple" xlink:href="https://static.ukrinform.com/photos/2023_04/1682614776-7191.jpeg" text:style-name="Internet_20_link" text:visited-style-name="Visited_20_Internet_20_Link">
<draw:frame draw:style-name="fr1" draw:name="Image282" text:anchor-type="as-char" svg:width="6.9236in" svg:height="3.956343in" draw:z-index="0">
<draw:image xlink:href="../Images/yкринформ/2023-04-27T20-02-00-03-00/630_360_1682614776-7191.jpeg" xlink:type="simple" xlink:show="embed" xlink:actuate="onLoad" draw:mime-type="image/jpeg"/>
</draw:frame>
</text:a>
 <text:a xlink:type="simple" xlink:href="https://static.ukrinform.com/photos/2023_04/1682614776-1759.jpeg" text:style-name="Internet_20_link" text:visited-style-name="Visited_20_Internet_20_Link">
<draw:frame draw:style-name="fr1" draw:name="Image283" text:anchor-type="as-char" svg:width="6.9236in" svg:height="3.956343in" draw:z-index="0">
<draw:image xlink:href="../Images/yкринформ/2023-04-27T20-02-00-03-00/630_360_1682614776-1759.jpeg" xlink:type="simple" xlink:show="embed" xlink:actuate="onLoad" draw:mime-type="image/jpeg"/>
</draw:frame>
</text:a>
 <text:a xlink:type="simple" xlink:href="https://static.ukrinform.com/photos/2023_04/1682614776-7528.jpeg" text:style-name="Internet_20_link" text:visited-style-name="Visited_20_Internet_20_Link">
<draw:frame draw:style-name="fr1" draw:name="Image284" text:anchor-type="as-char" svg:width="6.9236in" svg:height="3.956343in" draw:z-index="0">
<draw:image xlink:href="../Images/yкринформ/2023-04-27T20-02-00-03-00/630_360_1682614776-7528.jpeg" xlink:type="simple" xlink:show="embed" xlink:actuate="onLoad" draw:mime-type="image/jpeg"/>
</draw:frame>
</text:a>
 <text:a xlink:type="simple" xlink:href="https://static.ukrinform.com/photos/2023_04/1682614776-8226.jpeg" text:style-name="Internet_20_link" text:visited-style-name="Visited_20_Internet_20_Link">
<draw:frame draw:style-name="fr1" draw:name="Image285" text:anchor-type="as-char" svg:width="6.9236in" svg:height="3.956343in" draw:z-index="0">
<draw:image xlink:href="../Images/yкринформ/2023-04-27T20-02-00-03-00/630_360_1682614776-8226.jpeg" xlink:type="simple" xlink:show="embed" xlink:actuate="onLoad" draw:mime-type="image/jpeg"/>
</draw:frame>
</text:a>
 <text:a xlink:type="simple" xlink:href="https://static.ukrinform.com/photos/2023_04/1682614776-1442.jpeg" text:style-name="Internet_20_link" text:visited-style-name="Visited_20_Internet_20_Link">
<draw:frame draw:style-name="fr1" draw:name="Image286" text:anchor-type="as-char" svg:width="6.9236in" svg:height="3.956343in" draw:z-index="0">
<draw:image xlink:href="../Images/yкринформ/2023-04-27T20-02-00-03-00/630_360_1682614776-1442.jpeg" xlink:type="simple" xlink:show="embed" xlink:actuate="onLoad" draw:mime-type="image/jpeg"/>
</draw:frame>
</text:a>
 <text:a xlink:type="simple" xlink:href="https://static.ukrinform.com/photos/2023_04/1682614777-3691.jpeg" text:style-name="Internet_20_link" text:visited-style-name="Visited_20_Internet_20_Link">
<draw:frame draw:style-name="fr1" draw:name="Image287" text:anchor-type="as-char" svg:width="6.9236in" svg:height="3.956343in" draw:z-index="0">
<draw:image xlink:href="../Images/yкринформ/2023-04-27T20-02-00-03-00/630_360_1682614777-3691.jpeg" xlink:type="simple" xlink:show="embed" xlink:actuate="onLoad" draw:mime-type="image/jpeg"/>
</draw:frame>
</text:a>
 <text:a xlink:type="simple" xlink:href="https://static.ukrinform.com/photos/2023_04/1682614777-6862.jpeg" text:style-name="Internet_20_link" text:visited-style-name="Visited_20_Internet_20_Link">
<draw:frame draw:style-name="fr1" draw:name="Image288" text:anchor-type="as-char" svg:width="6.9236in" svg:height="3.956343in" draw:z-index="0">
<draw:image xlink:href="../Images/yкринформ/2023-04-27T20-02-00-03-00/630_360_1682614777-6862.jpeg" xlink:type="simple" xlink:show="embed" xlink:actuate="onLoad" draw:mime-type="image/jpeg"/>
</draw:frame>
</text:a>
</text:p>
      <text:p text:style-name="P4">
Як повідомляв Укрінформ, Шмигаль та державний секретар Святого Престолукардинал П’єтро Паролін <text:a xlink:type="simple" xlink:href="https://www.ukrinform.ua/rubric-polytics/3701562-smigal-u-vatikani-obgovoriv-ukrainsku-formulu-miru.html" text:style-name="Internet_20_link" text:visited-style-name="Visited_20_Internet_20_Link">
 </text:a>
 .</text:p>
      <text:p text:style-name="P4">
Source: <text:a xlink:type="simple" xlink:href="https://www.ukrinform.ua/rubric-ato/3701715-smigal-i-ministr-oboroni-italii-obgovorili-posilenna-vijskovoi-dopomogi-ukraini.html" text:style-name="Internet_20_link" text:visited-style-name="Visited_20_Internet_20_Link">
https://www.ukrinform.ua/rubric-ato/3701715-smigal-i-ministr-oboroni-italii-obgovorili-posilenna-vijskovoi-dopomogi-ukraini.html</text:a>
</text:p>
      <!--NEWS-->
      <text:h text:style-name="P10" text:outline-level="1">
<text:span text:style-name="T4">
Зростання рівня води у Києві: у ДСНС назвали причину</text:span>
</text:h>
      <text:p text:style-name="P4">
Authors: Ukrinform (Person)</text:p>
      <text:p text:style-name="P4">
Publisher: Укринформ (Organization)</text:p>
      <text:p text:style-name="P4">
Published Time: 2023-04-27T20:05:00+03:00</text:p>
      <text:p text:style-name="P4">
Modified Time: 2023-04-27T20:05:00+03:00</text:p>
      <text:p text:style-name="P4">
Description: У столиці наразі фіксується зростання рівня води, але це спричинено технологічною роботою Київської ГЕС. — Укрінформ.</text:p>
      <text:p text:style-name="P4">
Images: ["<text:a xlink:type="simple" xlink:href="https://static.ukrinform.com/photos/2023_04/thumb_files/630_360_1682421935-642.jpeg" text:style-name="Internet_20_link" text:visited-style-name="Visited_20_Internet_20_Link">
630_360_16824...</text:a>
", "<text:a xlink:type="simple" xlink:href="https://static.ukrinform.com/photos/2023_04/1682595317-833.jpg" text:style-name="Internet_20_link" text:visited-style-name="Visited_20_Internet_20_Link">
1682595317-83...</text:a>
"]</text:p>
      <text:p text:style-name="P4">
Tags: ['ДСНС', 'Київська ГЕС', 'Київ', 'Водопілля']</text:p>
      <text:p text:style-name="P4">
Type: Article</text:p>
      <!--METADATA-->
      <text:p text:style-name="P4">
<draw:frame draw:style-name="fr1" draw:name="Image289" text:anchor-type="as-char" svg:width="6.9236in" svg:height="3.956343in" draw:z-index="0">
<draw:image xlink:href="../Images/yкринформ/2023-04-27T20-05-00-03-00/630_360_1682421935-642.jpeg" xlink:type="simple" xlink:show="embed" xlink:actuate="onLoad" draw:mime-type="image/jpeg"/>
</draw:frame>
 У столицінаразі фіксується зростання рівня води, але це спричинено технологічноюроботою Київської ГЕС.</text:p>
      <text:p text:style-name="P4">
Про це під час брифінгу в Медіацентрі Україна - Укрінформ заявив начальниквідділу гідрологічних прогнозів Укргідрометцентру ДСНС України ІлляПеревозчиков.</text:p>
      <text:p text:style-name="P4">
«Щодо Києва, то ми станом на сьогодні фіксуємо зростання рівня <text:a xlink:type="simple" xlink:href="https://www.ukrinform.ua/tag-vodopilla" text:style-name="Internet_20_link" text:visited-style-name="Visited_20_Internet_20_Link">
</text:a>
 Але це викликано технологічноюроботою Київської ГЕС, тому киянам і мешканцям столиці, а також – Київськоїобласті, не варто нервувати з цього приводу», - уточнив він.</text:p>
      <text:p text:style-name="P4">
<draw:frame draw:style-name="fr1" draw:name="Image290" text:anchor-type="as-char" svg:width="6.9236in" svg:height="4.679841in" draw:z-index="0">
<draw:image xlink:href="../Images/yкринформ/2023-04-27T20-05-00-03-00/1682595317-833.jpg" xlink:type="simple" xlink:show="embed" xlink:actuate="onLoad" draw:mime-type="image/jpeg"/>
</draw:frame>
</text:p>
      <text:p text:style-name="P4">
За словами Перевозчикова, пік весняного водопілля на Дніпрі вище Києва пройшов17 квітня, тому зараз щодо того, що стосується Дніпра, спостерігається наділянках природного стоку стабільний спад.</text:p>
      <text:p text:style-name="P4">
<text:span text:style-name="T4">
Читайте також:</text:span>
 <text:a xlink:type="simple" xlink:href="https://www.ukrinform.ua/rubric-regions/3701558-na-dnipri-sposterigaetsa-spad-vesnanogo-vodopilla.html" text:style-name="Internet_20_link" text:visited-style-name="Visited_20_Internet_20_Link">
 </text:a>
</text:p>
      <text:p text:style-name="P4">
Як повідомлялося, у КМВА заявили, що <text:a xlink:type="simple" xlink:href="https://www.ukrinform.ua/rubric-kyiv/3701362-u-kievi-tri-dni-pospil-zrostae-riven-vodi-v-rickah.html" text:style-name="Internet_20_link" text:visited-style-name="Visited_20_Internet_20_Link">
 </text:a>
 : за цейперіод вона піднялася на 26 см.</text:p>
      <text:p text:style-name="P4">
<text:span text:style-name="T5">
Фото: Марія Ковальчук</text:span>
</text:p>
      <text:p text:style-name="P4">
Source: <text:a xlink:type="simple" xlink:href="https://www.ukrinform.ua/rubric-kyiv/3701656-zrostanna-rivna-vodi-u-kievi-u-dsns-nazvali-pricinu.html" text:style-name="Internet_20_link" text:visited-style-name="Visited_20_Internet_20_Link">
https://www.ukrinform.ua/rubric-kyiv/3701656-zrostanna-rivna-vodi-u-kievi-u-dsns-nazvali-pricinu.html</text:a>
</text:p>
      <!--NEWS-->
      <text:h text:style-name="P10" text:outline-level="1">
<text:span text:style-name="T4">
Потреба дунайських портів в інвестиціях сягає $120 мільйонів - Кубраков</text:span>
</text:h>
      <text:p text:style-name="P4">
Authors: Ukrinform (Person)</text:p>
      <text:p text:style-name="P4">
Publisher: Укринформ (Organization)</text:p>
      <text:p text:style-name="P4">
Published Time: 2023-04-27T20:09:34+03:00</text:p>
      <text:p text:style-name="P4">
Modified Time: 2023-04-27T20:09:34+03:00</text:p>
      <text:p text:style-name="P4">
Description: </text:p>
      <text:p text:style-name="P4">
Через порти Ізмаїл, Рені та Усть-Дунайськ у 2022 році пройшло понад 16 млн т вантажів; цього року планується обробити щонайменше 20 млн т. — Укрінформ.</text:p>
      <text:p text:style-name="P4">
Images: ["<text:a xlink:type="simple" xlink:href="https://static.ukrinform.com/photos/2023_04/thumb_files/630_360_1682615122-685.jpg" text:style-name="Internet_20_link" text:visited-style-name="Visited_20_Internet_20_Link">
630_360_16826...</text:a>
"]</text:p>
      <text:p text:style-name="P4">
Tags: ['Інвестиції', 'Порт', 'Кубраков', 'Дунайський регіон']</text:p>
      <text:p text:style-name="P4">
Type: Article</text:p>
      <!--METADATA-->
      <text:p text:style-name="P4">
<draw:frame draw:style-name="fr1" draw:name="Image291" text:anchor-type="as-char" svg:width="6.9236in" svg:height="3.956343in" draw:z-index="0">
<draw:image xlink:href="../Images/yкринформ/2023-04-27T20-09-34-03-00/630_360_1682615122-685.jpg" xlink:type="simple" xlink:show="embed" xlink:actuate="onLoad" draw:mime-type="image/jpeg"/>
</draw:frame>
 Черезпорти Ізмаїл, Рені та Усть-Дунайськ у 2022 році пройшло понад 16 млн твантажів; цього року планується обробити щонайменше 20 млн т.</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ізпосиланням на пресслужбу міністерства у <text:a xlink:type="simple" xlink:href="https://www.facebook.com/Ministry.for.restoration/posts/pfbid0L8Ap5yey2ACTossB2Bn5yRKUCEWvoEaaPcgNgbDv4ajCGMrVNDpmfhYkQRX5hwG2l" text:style-name="Internet_20_link" text:visited-style-name="Visited_20_Internet_20_Link">
</text:a>
.</text:p>
      <text:p text:style-name="P4">
«Попри те, що порти Ізмаїл, Рені, Усть-Дунайськ задіяли майже всі наявніпотужності для перевалки вантажів, потенціал для подальшого розвитку є. Асаме: модернізація та оновлення інфраструктури портів, залучення інвестиційдля будівництва нових терміналів і днопоглиблення. Потреба в <text:a xlink:type="simple" xlink:href="https://www.ukrinform.ua/tag-investicii" text:style-name="Internet_20_link" text:visited-style-name="Visited_20_Internet_20_Link">
</text:a>
 становить не менш як 120 млндоларів», - зазначив міністр.</text:p>
      <text:p text:style-name="P4">
Кубраков уточнив, що міністерство вже працює над розвитком Дунайськогопортового кластера. Зокрема, розпочато днопоглиблювальні роботи: відновленівсі паспортні характеристики портів та каналів. Наразі прохідна осадкастановить 6,5 м.</text:p>
      <text:p text:style-name="P4">
<text:span text:style-name="T4">
Читайте також:</text:span>
 <text:a xlink:type="simple" xlink:href="https://www.ukrinform.ua/rubric-economy/3701206-posol-ssa-vidvidala-dunajski-porti-reni-ta-izmail.html" text:style-name="Internet_20_link" text:visited-style-name="Visited_20_Internet_20_Link">
 <text:span text:style-name="T4">
Рені</text:span>
 </text:a>
</text:p>
      <text:p text:style-name="P4">
Як повідомлялось, у морських портах Ізмаїл та Рені підготовлено необхіднуінфраструктуру та організовано перевалку нових вантажопотоків – контейнерів,наливних, зернових та інших вантажів.</text:p>
      <text:p text:style-name="P4">
Source: <text:a xlink:type="simple" xlink:href="https://www.ukrinform.ua/rubric-economy/3701717-potreba-dunajskih-portiv-v-investiciah-sagae-120-miljoniv-kubrakov.html" text:style-name="Internet_20_link" text:visited-style-name="Visited_20_Internet_20_Link">
https://www.ukrinform.ua/rubric-economy/3701717-potreba-dunajskih-portiv-v-investiciah-sagae-120-miljoniv-kubrakov.html</text:a>
</text:p>
      <!--NEWS-->
      <text:h text:style-name="P10" text:outline-level="1">
<text:span text:style-name="T4">
Молчанов пробився до 1/2 фіналу грунтового «челленджера» ATP в Римі</text:span>
</text:h>
      <text:p text:style-name="P4">
Authors: Ukrinform (Person)</text:p>
      <text:p text:style-name="P4">
Publisher: Укринформ (Organization)</text:p>
      <text:p text:style-name="P4">
Published Time: 2023-04-27T20:13:00+03:00</text:p>
      <text:p text:style-name="P4">
Modified Time: 2023-04-27T20:13:00+03:00</text:p>
      <text:p text:style-name="P4">
Description: Казахстансько-українский дует Андрій Голубєв - Денис Молчанов вийшов до півфіналу турніру Асоціації тенісистів професіоналів (АТР) серії Challenger у Римі (Італія) із призовим фондом €73 тис. — Укрінформ.</text:p>
      <text:p text:style-name="P4">
Images: ["<text:a xlink:type="simple" xlink:href="https://static.ukrinform.com/photos/2023_04/thumb_files/630_360_1682615494-267.jpg" text:style-name="Internet_20_link" text:visited-style-name="Visited_20_Internet_20_Link">
630_360_16826...</text:a>
"]</text:p>
      <text:p text:style-name="P4">
Tags: ['Теніс']</text:p>
      <text:p text:style-name="P4">
Type: Article</text:p>
      <!--METADATA-->
      <text:p text:style-name="P4">
<draw:frame draw:style-name="fr1" draw:name="Image292" text:anchor-type="as-char" svg:width="6.9236in" svg:height="3.956343in" draw:z-index="0">
<draw:image xlink:href="../Images/yкринформ/2023-04-27T20-13-00-03-00/630_360_1682615494-267.jpg" xlink:type="simple" xlink:show="embed" xlink:actuate="onLoad" draw:mime-type="image/jpeg"/>
</draw:frame>
Казахстансько-українский дует Андрій Голубєв - Денис Молчанов вийшов допівфіналу турніру Асоціації тенісистів професіоналів (АТР) серії Challenger уРимі (Італія) із призовим фондом €73 тис.</text:p>
      <text:p text:style-name="P4">
В 1/4 фіналу парного розряду Голубєв та Молчанов взяли гору над посіяним під4-м номером тандемом Дієго Ідальго (Еквадор) - Патрік Ніклас Салмінен(Фінляндія) - 6:3, 2:6, 10:4, передає Укрінформ.</text:p>
      <text:p text:style-name="P4">
Путівку у фінал змагань казахстансько-українська пара розіграє з лідерами«посіву» французами Садіо Думбія та Фабьєном Ребулем, які у свою чергуобіграли іспанський тандем Іньїго Сервантес - Оріоль Рока Баталья - 7:6 (7:2),6:3.</text:p>
      <text:p text:style-name="P4">
<text:span text:style-name="T4">
Читайте також:</text:span>
 <text:a xlink:type="simple" xlink:href="https://www.ukrinform.ua/rubric-sports/3701047-svitolina-dostrokovo-zaversila-vistup-na-turniri-wta-u-madridi.html" text:style-name="Internet_20_link" text:visited-style-name="Visited_20_Internet_20_Link">
 </text:a>
</text:p>
      <text:p text:style-name="P4">
Турнір в італійській столиці триватиме до 30 квітня.</text:p>
      <text:p text:style-name="P4">
Фото: Srpska Open.</text:p>
      <text:p text:style-name="P4">
Source: <text:a xlink:type="simple" xlink:href="https://www.ukrinform.ua/rubric-sports/3701720-molcanov-probivsa-do-12-finalu-gruntovogo-cellendzera-atp-v-rimi.html" text:style-name="Internet_20_link" text:visited-style-name="Visited_20_Internet_20_Link">
https://www.ukrinform.ua/rubric-sports/3701720-molcanov-probivsa-do-12-finalu-gruntovogo-cellendzera-atp-v-rimi.html</text:a>
</text:p>
      <!--NEWS-->
      <text:h text:style-name="P10" text:outline-level="1">
<text:span text:style-name="T4">
Україна збільшує пропускну спроможність прикордонних переходів з Молдовою - Кубраков</text:span>
</text:h>
      <text:p text:style-name="P4">
Authors: Ukrinform (Person)</text:p>
      <text:p text:style-name="P4">
Publisher: Укринформ (Organization)</text:p>
      <text:p text:style-name="P4">
Published Time: 2023-04-27T20:15:00+03:00</text:p>
      <text:p text:style-name="P4">
Modified Time: 2023-04-27T20:15:00+03:00</text:p>
      <text:p text:style-name="P4">
Description: Міністерство розвитку громад, територій та інфраструктури і Міністерство інфраструктури та регіонального розвитку Республіки Молдова підписали протокол, який дозволяє наростити обсяги перевезень залізницею. — Укрінформ.</text:p>
      <text:p text:style-name="P4">
Images: ["<text:a xlink:type="simple" xlink:href="https://static.ukrinform.com/photos/2023_03/thumb_files/630_360_1677948452-275.jpg" text:style-name="Internet_20_link" text:visited-style-name="Visited_20_Internet_20_Link">
630_360_16779...</text:a>
", "<text:a xlink:type="simple" xlink:href="https://static.ukrinform.com/photos/2023_04/1682615747-341.jpg" text:style-name="Internet_20_link" text:visited-style-name="Visited_20_Internet_20_Link">
1682615747-34...</text:a>
", "<text:a xlink:type="simple" xlink:href="https://static.ukrinform.com/photos/2023_04/1682615709-973.jpg" text:style-name="Internet_20_link" text:visited-style-name="Visited_20_Internet_20_Link">
1682615709-97...</text:a>
"]</text:p>
      <text:p text:style-name="P4">
Tags: ['Молдова', 'Україна', 'Перевезення', 'Кубраков']</text:p>
      <text:p text:style-name="P4">
Type: Article</text:p>
      <!--METADATA-->
      <text:p text:style-name="P4">
<draw:frame draw:style-name="fr1" draw:name="Image293" text:anchor-type="as-char" svg:width="6.9236in" svg:height="3.956343in" draw:z-index="0">
<draw:image xlink:href="../Images/yкринформ/2023-04-27T20-15-00-03-00/630_360_1677948452-275.jpg" xlink:type="simple" xlink:show="embed" xlink:actuate="onLoad" draw:mime-type="image/jpeg"/>
</draw:frame>
Міністерство розвитку громад, територій та інфраструктури і Міністерствоінфраструктури та регіонального розвитку Республіки Молдова підписалипротокол, який дозволяє наростити обсяги перевезень залізницею.</text:p>
      <text:p text:style-name="P4">
Про це повідомляє Укрінформ із посиланням на пресслужбу Мінвідновлення у <text:a xlink:type="simple" xlink:href="https://www.facebook.com/Ministry.for.restoration/posts/pfbid0S7Et5HqqDiRQnCEjbqDQ84P1fy8zd92kBhsYYi78RWbaejBcsP5E7qCLnRDA5pC8l" text:style-name="Internet_20_link" text:visited-style-name="Visited_20_Internet_20_Link">
</text:a>
</text:p>
      <text:p text:style-name="P4">
Протоколом передбачено спрощення контрольних процедур залізничного транзитувантажів з пунктом відправлення та пунктом призначення Україна або <text:a xlink:type="simple" xlink:href="https://www.ukrinform.ua/tag-moldova" text:style-name="Internet_20_link" text:visited-style-name="Visited_20_Internet_20_Link">
</text:a>
 , або коли аналогічні пунктизнаходяться на території третьої держави.</text:p>
      <text:p text:style-name="P4">
Таким чином запроваджується проїзд без зупинки територією України між ПП«Фрікацей – Етулія» та «Рені – Джурджулешти», що сприятиме збільшенню обсягуперевезень.</text:p>
      <text:p text:style-name="P4">
<draw:frame draw:style-name="fr1" draw:name="Image294" text:anchor-type="as-char" svg:width="6.9236in" svg:height="5.1927in" draw:z-index="0">
<draw:image xlink:href="../Images/yкринформ/2023-04-27T20-15-00-03-00/1682615747-341.jpg" xlink:type="simple" xlink:show="embed" xlink:actuate="onLoad" draw:mime-type="image/jpeg"/>
</draw:frame>
</text:p>
      <text:p text:style-name="P4">
«Запровадження беззупинкового проїзду між пунктами пропуску «Фрікацей –Етулія» та «Рені – Джуржулешти» в обох напрямках дозволить нам пришвидшити танаростити обсяги перевезень залізницею. Це важливі зміни для подальшогорозвитку всього Дунайського портового кластера», - зауважили у міністерстві.</text:p>
      <text:p text:style-name="P4">
<text:span text:style-name="T4">
Читайте також:</text:span>
 <text:a xlink:type="simple" xlink:href="https://www.ukrinform.ua/rubric-economy/3700204-ukrzaliznica-vidnovila-tranzit-zerna-teritorieu-polsi.html" text:style-name="Internet_20_link" text:visited-style-name="Visited_20_Internet_20_Link">
 </text:a>
</text:p>
      <text:p text:style-name="P4">
<draw:frame draw:style-name="fr1" draw:name="Image295" text:anchor-type="as-char" svg:width="6.9236in" svg:height="4.615733in" draw:z-index="0">
<draw:image xlink:href="../Images/yкринформ/2023-04-27T20-15-00-03-00/1682615709-973.jpg" xlink:type="simple" xlink:show="embed" xlink:actuate="onLoad" draw:mime-type="image/jpeg"/>
</draw:frame>
</text:p>
      <text:p text:style-name="P4">
Водночас, як нагадали у Мінвідновленні, зусилля зосереджуються на розвиткуінфраструктури в морських портах Ізмаїл та Рені для розширення номенклатуривантажів.</text:p>
      <text:p text:style-name="P4">
Як повідомлялося, <text:a xlink:type="simple" xlink:href="https://www.ukrinform.ua/rubric-economy/3691438-novij-prikordonnij-perehid-miz-moldovou-i-ukrainou-zdesevit-transportuvanna-vantaziv-ukrzaliznica.html" text:style-name="Internet_20_link" text:visited-style-name="Visited_20_Internet_20_Link">
 </text:a>
 Він дозволяє швидше та дешевше транспортувативантажі до України з портів Рені, Галац, Джурджулешти й у зворотному напрямку.</text:p>
      <text:p text:style-name="P4">
Раніше між країнами діяли два прикордонні залізничні переходи: Сокиряни –Окниця та Могилів-Подільский – Велчинець. Відкриття третього прикордонногопереходу стало можливим завдяки підписанню відповідного акта між Міністерствомвнутрішніх справ, Митною службою Республіки Молдова та Державною прикордонноюй Державною митною службами України.</text:p>
      <text:p text:style-name="P4">
<text:span text:style-name="T5">
Фото: Міністерство розвитку громад, територій та інфраструктури України</text:span>
</text:p>
      <text:p text:style-name="P4">
Source: <text:a xlink:type="simple" xlink:href="https://www.ukrinform.ua/rubric-economy/3701723-ukraina-zbilsue-propusknu-spromoznist-prikordonnih-perehodiv-z-moldovou-kubrakov.html" text:style-name="Internet_20_link" text:visited-style-name="Visited_20_Internet_20_Link">
https://www.ukrinform.ua/rubric-economy/3701723-ukraina-zbilsue-propusknu-spromoznist-prikordonnih-perehodiv-z-moldovou-kubrakov.html</text:a>
</text:p>
      <!--NEWS-->
      <text:h text:style-name="P10" text:outline-level="1">
<text:span text:style-name="T4">
У Радбезі ООН завтра обговорять викрадення українських дітей росією</text:span>
</text:h>
      <text:p text:style-name="P4">
Authors: Ukrinform (Person)</text:p>
      <text:p text:style-name="P4">
Publisher: Укринформ (Organization)</text:p>
      <text:p text:style-name="P4">
Published Time: 2023-04-27T20:18:00+03:00</text:p>
      <text:p text:style-name="P4">
Modified Time: 2023-04-27T20:18:00+03:00</text:p>
      <text:p text:style-name="P4">
Description: Рада Безпеки ООН на неформальному засіданні у форматі Аррії у п’ятницю, 28 квітня, обговорить викрадення та насильницьку депортацію росією дітей з тимчасово окупованих територій України. — Укрінформ.</text:p>
      <text:p text:style-name="P4">
Images: ["<text:a xlink:type="simple" xlink:href="https://static.ukrinform.com/photos/2019_07/thumb_files/630_360_1563298558-320.jpg" text:style-name="Internet_20_link" text:visited-style-name="Visited_20_Internet_20_Link">
630_360_15632...</text:a>
"]</text:p>
      <text:p text:style-name="P4">
Tags: ['Депортація', 'Діти', 'ООН', 'Радбез ООН']</text:p>
      <text:p text:style-name="P4">
Type: Article</text:p>
      <!--METADATA-->
      <text:p text:style-name="P4">
<draw:frame draw:style-name="fr1" draw:name="Image296" text:anchor-type="as-char" svg:width="6.9236in" svg:height="3.956343in" draw:z-index="0">
<draw:image xlink:href="../Images/yкринформ/2023-04-27T20-18-00-03-00/630_360_1563298558-320.jpg" xlink:type="simple" xlink:show="embed" xlink:actuate="onLoad" draw:mime-type="image/jpeg"/>
</draw:frame>
 РадаБезпеки ООН на неформальному засіданні у форматі Аррії у п’ятницю, 28 квітня,обговорить викрадення та насильницьку депортацію росією дітей з тимчасовоокупованих територій України.</text:p>
      <text:p text:style-name="P4">
Обговорення цієї теми ініціювали США, Франція та Албанія як члени Радбезу йУкраїна, передає кореспондент Укрінформу.</text:p>
      <text:p text:style-name="P4">
Засідання розпочнеться о 10:00 за східноамериканським часом (о 17:00 заКиєвом).</text:p>
      <text:p text:style-name="P4">
<text:span text:style-name="T4">
Читайте також:</text:span>
 <text:a xlink:type="simple" xlink:href="https://www.ukrinform.ua/rubric-polytics/3700732-koli-lavrova-viznaut-zlocincem-jogo-golovuvanna-v-radbezi-oon-vigladatime-divno-podolak.html" text:style-name="Internet_20_link" text:visited-style-name="Visited_20_Internet_20_Link">
 <text:span text:style-name="T4">
Радбез</text:span>
 </text:a>
</text:p>
      <text:p text:style-name="P4">
Як повідомлялося, 5 квітня росія виносила тему депортації українських дітей наобговорення членів Радбезу у форматі Аррії для виправдання своїх дій.російська делегація залучала до участі в режимі онлайн уповноважену з правдитини рф марію львову-бєлову, щодо якої Міжнародний кримінальний суд видавордер на арешт.</text:p>
      <text:p text:style-name="P4">
<text:a xlink:type="simple" xlink:href="https://www.ukrinform.ua/rubric-ato/3701663-pare-viznala-genocidom-deportaciu-ukrainskih-ditej-do-rosii.html" text:style-name="Internet_20_link" text:visited-style-name="Visited_20_Internet_20_Link">
 </text:a>
 , в якій закликала негайно ібеззастережно припинити незаконне примусове переміщення та депортаціюукраїнських дітей, припинити надавати їм російське громадянство, а такождопустити до вже переміщених дітей представників ООН та МКЧХ і забезпечитиїхнє безпечне повернення.</text:p>
      <text:p text:style-name="P4">
Крім того, ПАРЄ привітала видачу Міжнародним кримінальним судом ордера наарешт президента рф володимира путіна та львової-бєлової, а також <text:a xlink:type="simple" xlink:href="https://www.ukrinform.ua/rubric-world/3701674-pare-privitala-order-mks-na-arest-putina-ta-zaklikala-pokarati-takoz-lukasenka.html" text:style-name="Internet_20_link" text:visited-style-name="Visited_20_Internet_20_Link">
</text:a>
 .</text:p>
      <text:p text:style-name="P4">
17 березня 2023 року Міжнародний кримінальний суд видав ордер на арештпрезидента рф володимира путіна і дитячого омбудсмена марії львової-бєлової,яких підозрюють у незаконній депортації дітей з окупованих територій України вросію щонайменше з лютого 2022 року.</text:p>
      <text:p text:style-name="P4">
Source: <text:a xlink:type="simple" xlink:href="https://www.ukrinform.ua/rubric-ato/3701724-u-radbezi-oon-zavtra-obgovorat-vikradenna-ukrainskih-ditej-rosieu.html" text:style-name="Internet_20_link" text:visited-style-name="Visited_20_Internet_20_Link">
https://www.ukrinform.ua/rubric-ato/3701724-u-radbezi-oon-zavtra-obgovorat-vikradenna-ukrainskih-ditej-rosieu.html</text:a>
</text:p>
      <!--NEWS-->
      <text:h text:style-name="P10" text:outline-level="1">
<text:span text:style-name="T4">
Україні важлива нейтральна позиція Китаю щодо війни - Подоляк</text:span>
</text:h>
      <text:p text:style-name="P4">
Authors: Ukrinform (Person)</text:p>
      <text:p text:style-name="P4">
Publisher: Укринформ (Organization)</text:p>
      <text:p text:style-name="P4">
Published Time: 2023-04-27T20:18:15+03:00</text:p>
      <text:p text:style-name="P4">
Modified Time: 2023-04-27T20:18:15+03:00</text:p>
      <text:p text:style-name="P4">
Description: Китай отримує певні економічні вигоди від війни в Україні, однак не втручається в неї. Для України вкрай важливо, аби КНР зберігала нейтральну позицію. — Укрінформ.</text:p>
      <text:p text:style-name="P4">
Images: ["<text:a xlink:type="simple" xlink:href="https://static.ukrinform.com/photos/2022_11/thumb_files/630_360_1669378255-230.jpg" text:style-name="Internet_20_link" text:visited-style-name="Visited_20_Internet_20_Link">
630_360_16693...</text:a>
"]</text:p>
      <text:p text:style-name="P4">
Tags: ['Китай', 'Подоляк', 'Єдині новини']</text:p>
      <text:p text:style-name="P4">
Type: Article</text:p>
      <!--METADATA-->
      <text:p text:style-name="P4">
<draw:frame draw:style-name="fr1" draw:name="Image297" text:anchor-type="as-char" svg:width="6.9236in" svg:height="3.956343in" draw:z-index="0">
<draw:image xlink:href="../Images/yкринформ/2023-04-27T20-18-15-03-00/630_360_1669378255-230.jpg" xlink:type="simple" xlink:show="embed" xlink:actuate="onLoad" draw:mime-type="image/jpeg"/>
</draw:frame>
 Китайотримує певні економічні вигоди від війни в Україні, однак не втручається внеї. Для України вкрай важливо, аби КНР зберігала нейтральну позицію.</text:p>
      <text:p text:style-name="P4">
Про це радник керівника Офісу Президента Михайло Подоляк розповів в ефірітелемарафону «Єдині новини», передає Укрінформ.</text:p>
      <text:p text:style-name="P4">
«Чи є Китай бенефіціаром війни? Мені видається, що економічними бенефіціарамивійни є багато хто, а не тільки Китай, але для нас принципово важливо, щобКитай дійсно не втручався в цю війну і продовжував займати ту нейтральнупозицію, яку він сьогодні займає», - наголосив Подоляк.</text:p>
      <text:p text:style-name="P4">
<text:span text:style-name="T4">
Читайте також:</text:span>
 <text:a xlink:type="simple" xlink:href="https://www.ukrinform.ua/rubric-polytics/3701600-gensek-nato-pisla-rozmovi-zelenskogo-ta-si-nagadav-so-kitaj-dosi-ne-zasudiv-vtorgnenna-rf.html" text:style-name="Internet_20_link" text:visited-style-name="Visited_20_Internet_20_Link">
 <text:span text:style-name="T4">
Китай</text:span>
 </text:a>
</text:p>
      <text:p text:style-name="P4">
За його словами, Китай використовує ситуацію із закриттям європейських ринківдля росії та отримує певні вигоди, однак зауважив, що Китай не вкладає кошти врф з точки зору військових технологій чи озброєння.</text:p>
      <text:p text:style-name="P4">
«Для нас важливо, щоб Китай дотримувався цієї нейтральної позиції і щоб невкладався у війну, не підтримував росію», - відзначив радник.</text:p>
      <text:p text:style-name="P4">
Подоляк також позитивно оцінив підсумки телефонної розмови Президента УкраїниВолодимира Зеленського з Головою Китайської Народної Республіки Сі Цзіньпіномта наголосив, що Україна змогла донести принципові позиції щодо природи війни.</text:p>
      <text:p text:style-name="P4">
<text:span text:style-name="T4">
Читайте також:</text:span>
 <text:a xlink:type="simple" xlink:href="https://www.ukrinform.ua/rubric-ato/3701406-kitaj-mae-vikoristati-vpliv-na-rf-sob-vidnoviti-teritorialnu-cilisnist-ukraini-evrokomisia.html" text:style-name="Internet_20_link" text:visited-style-name="Visited_20_Internet_20_Link">
 <text:span text:style-name="T4">
Китай</text:span>
 </text:a>
</text:p>
      <text:p text:style-name="P4">
«Я оцінив би сам факт розмови абсолютно позитивно, тому що Китай має певніпідстави вважати себе набагато більш потужною сьогодні державою, ніж рф іпретендувати на ту позицію, яку посідала рф в глобальному політичномурозподілі. І. безумовно, це важливо для нас з точки зору, що ПрезидентЗеленський зміг донести принципові позиції щодо природи війни, щодо того, якця війна має бути фіналізована. І публічно це було озвучено, зафіксована цяпозиція про те, що не може бути компромісу «території в обмін на мир» такзваний», - зазначив Подоляк.</text:p>
      <text:p text:style-name="P4">
Як повідомляв Укрінформ, 26 квітня Президент України Володимир Зеленськийпровів годинну телефонну розмову з Головою Китайської Народної Республіки СіЦзіньпіном. Під час спілкування глави держав обговорили весь комплексактуальних питань двосторонніх відносин. Окрему увагу було приділено шляхамможливої взаємодії з метою встановлення справедливого і сталого миру дляУкраїни.</text:p>
      <text:p text:style-name="P4">
Source: <text:a xlink:type="simple" xlink:href="https://www.ukrinform.ua/rubric-polytics/3701721-ukraini-vazliva-nejtralna-pozicia-kitau-sodo-vijni-podolak.html" text:style-name="Internet_20_link" text:visited-style-name="Visited_20_Internet_20_Link">
https://www.ukrinform.ua/rubric-polytics/3701721-ukraini-vazliva-nejtralna-pozicia-kitau-sodo-vijni-podolak.html</text:a>
</text:p>
      <!--NEWS-->
      <text:h text:style-name="P10" text:outline-level="1">
<text:span text:style-name="T4">
Китай і росія посилили свою активність проти США у космосі – Пентагон</text:span>
</text:h>
      <text:p text:style-name="P4">
Authors: Ukrinform (Person)</text:p>
      <text:p text:style-name="P4">
Publisher: Укринформ (Organization)</text:p>
      <text:p text:style-name="P4">
Published Time: 2023-04-27T20:18:52+03:00</text:p>
      <text:p text:style-name="P4">
Modified Time: 2023-04-27T20:18:52+03:00</text:p>
      <text:p text:style-name="P4">
Description: Країни-противники Сполучених Штатів, до яких відноситься, насамперед, Китай і росія, за останні кілька років збільшили кількість і якість загроз для проєктів США у космосі.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Китай', 'Космос', 'Пентагон', 'США', 'росія']</text:p>
      <text:p text:style-name="P4">
Type: Article</text:p>
      <!--METADATA-->
      <text:p text:style-name="P4">
<draw:frame draw:style-name="fr1" draw:name="Image298" text:anchor-type="as-char" svg:width="6.9236in" svg:height="3.956343in" draw:z-index="0">
<draw:image xlink:href="../Images/yкринформ/2023-04-27T20-18-52-03-00/630_360_1588051291-728.jpg" xlink:type="simple" xlink:show="embed" xlink:actuate="onLoad" draw:mime-type="image/jpeg"/>
</draw:frame>
 Країни-противники Сполучених Штатів, до яких відноситься, насамперед, Китай і росія,за останні кілька років збільшили кількість і якість загроз для проєктів США укосмосі.</text:p>
      <text:p text:style-name="P4">
Про це <text:a xlink:type="simple" xlink:href="https://www.defense.gov/News/News-Stories/Article/Article/3375577/official-details-space-based-threats-and-us-countermeasures/" text:style-name="Internet_20_link" text:visited-style-name="Visited_20_Internet_20_Link">
 </text:a>
 на слуханнях у Конгресі помічник міністра оборони США зпитань космічної політики Джон Пламб, передає Укрінформ.</text:p>
      <text:p text:style-name="P4">
«Для Міноборони США космос має важливе значення у тому, як ми конкуруємо та якведемо боротьбу в будь-якій сфері. Він дозволяє виявляти та відстежуватиракети, що має важливе значення для захисту нашої батьківщини», - зауваживпредставник Пентагону.</text:p>
      <text:p text:style-name="P4">
Крім того, за його словами, активність у космосі забезпечує навігацію, в томучислі для точного удару по цілях, а також зв’язок у складних умовах. Це робитькосмос вирішальним у визначенні способів ведення бойових дій для США.</text:p>
      <text:p text:style-name="P4">
«Противники Америки це розуміють»,- продовжив Пламб.</text:p>
      <text:p text:style-name="P4">
Він підкреслив, що, зокрема, росія й <text:a xlink:type="simple" xlink:href="https://www.ukrinform.ua/tag-kitaj" text:style-name="Internet_20_link" text:visited-style-name="Visited_20_Internet_20_Link">
 </text:a>
створюють та розвивають нові сучасні можливості, щоби завадити об’єднанимсилам США реалізовувати космічні місії.</text:p>
      <text:p text:style-name="P4">
«Лише за останні кілька років кількість і якість контркосмічних загроз значнозросла»,- додав він.</text:p>
      <text:p text:style-name="P4">
Так, Китай уже розробив наземну протикосмічну зброю і продовжує шукати новіметоди, що загрожують супутникам США. Крім того, КНР будує космічнуархітектуру, яка дозволить його військовим наносити точні удари на великійвідстані.</text:p>
      <text:p text:style-name="P4">
«Китай, зрештою, прагне поставити під сумнів нашу здатність проводити спільніоперації в Індо-Тихоокеанському регіоні», - зауважив Пламб.</text:p>
      <text:p text:style-name="P4">
Водночас, росія розробляє, випробовує та впроваджує власні протикосмічнісистеми. Це охоплює кінетичну протисупутникову зброю наземного та космічногобазування.</text:p>
      <text:p text:style-name="P4">
<text:span text:style-name="T4">
Читайте також:</text:span>
 <text:a xlink:type="simple" xlink:href="https://www.ukrinform.ua/rubric-polytics/3659739-borrel-vijna-rf-proti-ukraini-pidkreslila-znacenna-kosmosu-u-sucasnih-bojovih-diah.html" text:style-name="Internet_20_link" text:visited-style-name="Visited_20_Internet_20_Link">
 <text:span text:style-name="T4">
Боррель</text:span>
 <text:span text:style-name="T4">
Війна</text:span>
 <text:span text:style-name="T4">
проти</text:span>
 <text:span text:style-name="T4">
України</text:span>
<text:span text:style-name="T4">
підкреслила</text:span>
 <text:span text:style-name="T4">
значення</text:span>
 <text:span text:style-name="T4">
космосу</text:span>
 <text:span text:style-name="T4">
сучасних</text:span>
 <text:span text:style-name="T4">
бойових</text:span>
 <text:span text:style-name="T4">
діях</text:span>
</text:a>
</text:p>
      <text:p text:style-name="P4">
У цьому контексті представник Пентагону наголосив, що проєкт бюджету на 2024фінансовий рік у розмірі 33,3 мільярда доларів, запропонований президентом,інвестує в можливості, необхідні для вирішення цих завдань. Це приблизно на15% більше в порівнянні з поточним роком.</text:p>
      <text:p text:style-name="P4">
Пламб також зазначив, що це має на меті забезпечити внески в дослідження,розробки, випробування та експерименти, що сприятиме подальшій інтеграціїкосмічних послуг у об’єднані сили.</text:p>
      <text:p text:style-name="P4">
Як повідомляв Укрінформ, адміністрація США на початку березня представила нарозгляд Конгресу проєкт державного бюджету на 2024 фінансовий рік, якийпочнеться вже 1 жовтня нинішнього року. Причому, запит на оборонні потреби <text:a xlink:type="simple" xlink:href="https://www.ukrinform.ua/rubric-world/3679561-cogoricnij-budzet-pentagonu-peredbacit-rekordnu-sumu-na-zakupivlu-ozbroenna-zmi.html" text:style-name="Internet_20_link" text:visited-style-name="Visited_20_Internet_20_Link">
</text:a>
 , що є одним ізнайвищих рівнів фінансування за всю повоєнну історію.https://www.ukrinform.ua/rubric-world/3679561-cogoricnij-budzet-pentagonu-peredbacit-rekordnu-sumu-na-zakupivlu-ozbroenna-zmi.html</text:p>
      <text:p text:style-name="P4">
Source: <text:a xlink:type="simple" xlink:href="https://www.ukrinform.ua/rubric-technology/3701722-kitaj-i-rosia-posilili-svou-aktivnist-proti-ssa-u-kosmosi-pentagon.html" text:style-name="Internet_20_link" text:visited-style-name="Visited_20_Internet_20_Link">
https://www.ukrinform.ua/rubric-technology/3701722-kitaj-i-rosia-posilili-svou-aktivnist-proti-ssa-u-kosmosi-pentagon.html</text:a>
</text:p>
      <!--NEWS-->
      <text:h text:style-name="P10" text:outline-level="1">
<text:span text:style-name="T4">
Повернення виплат військовим: Марченко застерігає від ухвалення популістських рішень</text:span>
</text:h>
      <text:p text:style-name="P4">
Authors: Ukrinform (Person)</text:p>
      <text:p text:style-name="P4">
Publisher: Укринформ (Organization)</text:p>
      <text:p text:style-name="P4">
Published Time: 2023-04-27T20:32:00+03:00</text:p>
      <text:p text:style-name="P4">
Modified Time: 2023-04-27T20:32:00+03:00</text:p>
      <text:p text:style-name="P4">
Description: Уряд має контролювати будь-які зміни до бюджету та розуміти їхні наслідки, нині ризик ухвалення популістських рішень є надзвичайно високим. — Укрінформ.</text:p>
      <text:p text:style-name="P4">
Images: ["<text:a xlink:type="simple" xlink:href="https://static.ukrinform.com/photos/2021_09/thumb_files/630_360_1632320383-174.jpg" text:style-name="Internet_20_link" text:visited-style-name="Visited_20_Internet_20_Link">
630_360_16323...</text:a>
"]</text:p>
      <text:p text:style-name="P4">
Tags: ['Уряд', 'Гроші', 'Військові', 'Сергій Марченко']</text:p>
      <text:p text:style-name="P4">
Type: Article</text:p>
      <!--METADATA-->
      <text:p text:style-name="P4">
<draw:frame draw:style-name="fr1" draw:name="Image299" text:anchor-type="as-char" svg:width="6.9236in" svg:height="3.956343in" draw:z-index="0">
<draw:image xlink:href="../Images/yкринформ/2023-04-27T20-32-00-03-00/630_360_1632320383-174.jpg" xlink:type="simple" xlink:show="embed" xlink:actuate="onLoad" draw:mime-type="image/jpeg"/>
</draw:frame>
 Уряд маєконтролювати будь-які зміни до бюджету та розуміти їхні наслідки, нині ризикухвалення популістських рішень є надзвичайно високим.</text:p>
      <text:p text:style-name="P4">
Як передає Укрінформ, про це в інтерв’ю агентству <text:a xlink:type="simple" xlink:href="https://interfax.com.ua/news/interview/906577.html" text:style-name="Internet_20_link" text:visited-style-name="Visited_20_Internet_20_Link">
</text:a>
 повідомив міністрфінансів України Сергій Марченко.</text:p>
      <text:p text:style-name="P4">
"Так зване повернення виплат - це не про інтереси армії, це кроки, які роблятьнас більш вразливими. По суті, це відновлення дії 52-ї статті Бюджетногокодексу, яка передбачає певні порядок і процедури внесення змін до бюджету.Під час війни ми не застосовуємо зараз цю статтю, вона призупинена. Але маємоїї відновити, тому що ситуація з бюджетом повинна бути під контролем, щоб нестворити ризиків невиконання бюджету і, відповідно, ризиків для програми (зМВФ - ред.)", - сказав <text:a xlink:type="simple" xlink:href="https://www.ukrinform.ua/tag-sergij-marcenko" text:style-name="Internet_20_link" text:visited-style-name="Visited_20_Internet_20_Link">
 </text:a>
 .</text:p>
      <text:p text:style-name="P4">
На його переконання, дуже важливо, аби уряд контролював будь-які зміни добюджету. Звичайно, при збереженні права депутатів їх ініціювати. Але самеуряд, Мінфін "мають розуміти наслідки будь-яких рішень, мають їх правильнооцінювати і далі рухати".</text:p>
      <text:p text:style-name="P4">
<text:span text:style-name="T4">
Читайте також:</text:span>
 <text:a xlink:type="simple" xlink:href="https://www.ukrinform.ua/rubric-society/3697973-viplati-vijskovim-u-genstabi-zaklikaut-pripiniti-zajmatisa-populizmom.html" text:style-name="Internet_20_link" text:visited-style-name="Visited_20_Internet_20_Link">
 <text:span text:style-name="T4">
Виплати</text:span>
 <text:span text:style-name="T4">
військовим</text:span>
</text:a>
</text:p>
      <text:p text:style-name="P4">
Очільник Мінфіну назвав надзвичайно високим ризик ухвалення популістськихрішень, "які є абсолютно не прорахованими".</text:p>
      <text:p text:style-name="P4">
Як повідомляв Укрінформ, на початку квітня Верховна Рада підтримала поверненнядодаткової винагороди у розмірі 30 тис. гривень для військовослужбовців,поліцейських та працівників Державної служби з надзвичайних ситуацій"незалежно від покладених на таких осіб завдань чи районів проходженняслужби".</text:p>
      <text:p text:style-name="P4">
При цьому передбачається, що надбавки захисниками повертаються шляхомобмеження грошового забезпечення працівників, службових і посадових осіббюджетних установ до 10 мінімальних зарплат, встановлених на 1 січня 2023року.</text:p>
      <text:p text:style-name="P4">
<text:a xlink:type="simple" xlink:href="https://www.ukrinform.ua/tag-vijskovi" text:style-name="Internet_20_link" text:visited-style-name="Visited_20_Internet_20_Link">
 </text:a>
 змінився з 1 лютого 2023 року.Тепер виплати безпосередньо залежать від районів перебування воїнів,складності та специфіки виконання ними бойових чи спеціальних завдань.</text:p>
      <text:p text:style-name="P4">
Source: <text:a xlink:type="simple" xlink:href="https://www.ukrinform.ua/rubric-economy/3701726-povernenna-viplat-vijskovim-marcenko-zasterigae-vid-uhvalenna-populistskih-risen.html" text:style-name="Internet_20_link" text:visited-style-name="Visited_20_Internet_20_Link">
https://www.ukrinform.ua/rubric-economy/3701726-povernenna-viplat-vijskovim-marcenko-zasterigae-vid-uhvalenna-populistskih-risen.html</text:a>
</text:p>
      <!--NEWS-->
      <text:h text:style-name="P10" text:outline-level="1">
<text:span text:style-name="T4">
Внаслідок агресії рф зруйновано або пошкоджено житло 2,5 мільйона українців - Верещук</text:span>
</text:h>
      <text:p text:style-name="P4">
Authors: Ukrinform (Person)</text:p>
      <text:p text:style-name="P4">
Publisher: Укринформ (Organization)</text:p>
      <text:p text:style-name="P4">
Published Time: 2023-04-27T20:36:50+03:00</text:p>
      <text:p text:style-name="P4">
Modified Time: 2023-04-27T20:36:50+03:00</text:p>
      <text:p text:style-name="P4">
Description: У 2,5 млн громадян України житло зруйновано або пошкоджено внаслідок російської агресії, у понад 170 тисяч людей - повністю зруйноване. — Укрінформ.</text:p>
      <text:p text:style-name="P4">
Images: ["<text:a xlink:type="simple" xlink:href="https://static.ukrinform.com/photos/2023_01/thumb_files/630_360_1673897824-865.png" text:style-name="Internet_20_link" text:visited-style-name="Visited_20_Internet_20_Link">
630_360_16738...</text:a>
"]</text:p>
      <text:p text:style-name="P4">
Tags: ['Житло', 'Верещук', 'Війна з росією']</text:p>
      <text:p text:style-name="P4">
Type: Article</text:p>
      <!--METADATA-->
      <text:p text:style-name="P4">
<draw:frame draw:style-name="fr1" draw:name="Image300" text:anchor-type="as-char" svg:width="6.9236in" svg:height="3.956343in" draw:z-index="0">
<draw:image xlink:href="../Images/yкринформ/2023-04-27T20-36-50-03-00/630_360_1673897824-865.png" xlink:type="simple" xlink:show="embed" xlink:actuate="onLoad" draw:mime-type="image/png"/>
</draw:frame>
 У 2,5 млнгромадян України житло зруйновано або пошкоджено внаслідок російської агресії,у понад 170 тисяч людей - повністю зруйноване.</text:p>
      <text:p text:style-name="P4">
Про це в ефірі телемарафону "Єдині новини" заявила віцепрем'єр-міністр -міністр з питань реінтеграції тимчасово окупованих територій Ірина Верещук,передає кореспондент Укрінформу.</text:p>
      <text:p text:style-name="P4">
"Коли ми говоримо про зруйноване чи пошкоджене житло, то таких людей 2,5 млн -це велика кількість. Коли ми говоримо про повністю зруйноване житло, те, що насьогодні є в реєстрі (Реєстрі пошкодженого та зруйнованого майна - ред.), - це170 тис. людей. І це не враховуючи тимчасово окуповані території, де ми ще неможемо порахувати зруйноване житло", - сказала Верещук.</text:p>
      <text:p text:style-name="P4">
Вона додала, що на сьогодні 200 тис. громадян мешкають у місцях компактногопроживання.</text:p>
      <text:p text:style-name="P4">
За словами урядовця, в Україні є достатні можливості для надання тимчасовогожитла евакуйованим. Зокрема, на сьогодні побудовано 25 модульних містечок, депроживає близько 5 тисяч людей.</text:p>
      <text:p text:style-name="P4">
<text:span text:style-name="T4">
Читайте також:</text:span>
 <text:a xlink:type="simple" xlink:href="https://www.ukrinform.ua/rubric-vidbudova/3684833-persi-kompensacii-za-zrujnovane-rosianami-zitlo-ludi-mozut-otrimati-v-travni-sulak.html" text:style-name="Internet_20_link" text:visited-style-name="Visited_20_Internet_20_Link">
 </text:a>
</text:p>
      <text:p text:style-name="P4">
Водночас Верещук наголосила, що потрібно шукати інші форми влаштування людей,які "будуть давати найбільшу соціалізацію, найбільшу адаптацію".</text:p>
      <text:p text:style-name="P4">
Ще одним викликом, на її думку, є працевлаштування <text:a xlink:type="simple" xlink:href="https://www.ukrinform.ua/tag-pereselenci" text:style-name="Internet_20_link" text:visited-style-name="Visited_20_Internet_20_Link">
</text:a>
 .</text:p>
      <text:p text:style-name="P4">
"З числа працездатного населення з-поміж ВПО у нас 66% не мають роботи... Мирозуміємо, що саме державі треба докладати зусиль, шукати інструменти дляпрацедавців. Нам треба знайти можливості перекваліфікувати людей, які не маютьможливості зробити це за власний рахунок. Для цього у нас діє програмаваучерів. Ми докладаємо зусиль, щоб розширити її, щоб цього року 10 тис. ВПОотримали перекваліфікацію за рахунок держави", - сказала урядовець.</text:p>
      <text:p text:style-name="P4">
Як повідомляв Укрінформ, в Україні офіційно зареєстровано 4 857 200 внутрішньопереміщених осіб.</text:p>
      <text:p text:style-name="P4">
Source: <text:a xlink:type="simple" xlink:href="https://www.ukrinform.ua/rubric-society/3701728-vnaslidok-agresii-rf-zrujnovano-abo-poskodzeno-zitlo-25-miljona-ukrainciv-veresuk.html" text:style-name="Internet_20_link" text:visited-style-name="Visited_20_Internet_20_Link">
https://www.ukrinform.ua/rubric-society/3701728-vnaslidok-agresii-rf-zrujnovano-abo-poskodzeno-zitlo-25-miljona-ukrainciv-veresuk.html</text:a>
</text:p>
      <!--NEWS-->
      <text:h text:style-name="P10" text:outline-level="1">
<text:span text:style-name="T4">
У ЗСУ закликають журналістів дотримуватись правил безпеки у зоні бойових дій</text:span>
</text:h>
      <text:p text:style-name="P4">
Authors: Ukrinform (Person)</text:p>
      <text:p text:style-name="P4">
Publisher: Укринформ (Organization)</text:p>
      <text:p text:style-name="P4">
Published Time: 2023-04-27T20:38:00+03:00</text:p>
      <text:p text:style-name="P4">
Modified Time: 2023-04-27T20:38:00+03:00</text:p>
      <text:p text:style-name="P4">
Description: У Збройних силах України вчергове закликали журналістів у зоні бойових дій дотримуватися правил та рекомендацій відповідних структур. — Укрінформ.</text:p>
      <text:p text:style-name="P4">
Images: ["<text:a xlink:type="simple" xlink:href="https://static.ukrinform.com/photos/2022_06/thumb_files/630_360_1656490870-306.jpg" text:style-name="Internet_20_link" text:visited-style-name="Visited_20_Internet_20_Link">
630_360_16564...</text:a>
"]</text:p>
      <text:p text:style-name="P4">
Tags: ['ЗСУ', 'Журналіст', 'Безпека', 'Війна з росією']</text:p>
      <text:p text:style-name="P4">
Type: Article</text:p>
      <!--METADATA-->
      <text:p text:style-name="P4">
<draw:frame draw:style-name="fr1" draw:name="Image301" text:anchor-type="as-char" svg:width="6.9236in" svg:height="3.956343in" draw:z-index="0">
<draw:image xlink:href="../Images/yкринформ/2023-04-27T20-38-00-03-00/630_360_1656490870-306.jpg" xlink:type="simple" xlink:show="embed" xlink:actuate="onLoad" draw:mime-type="image/jpeg"/>
</draw:frame>
 У Збройнихсилах України вчергове закликали журналістів у зоні бойових дій дотримуватисяправил та рекомендацій відповідних структур.</text:p>
      <text:p text:style-name="P4">
Як передає Укрінформ, про це Генеральний штаб Збройних сил України повідомляєу <text:a xlink:type="simple" xlink:href="https://www.facebook.com/GeneralStaff.ua/posts/pfbid02HujmsepwfaGt1BiH22CrxyvnFY2kx89jLnge3ukxfD1sZ7Q4518Gv9ynLrEGB3nel" text:style-name="Internet_20_link" text:visited-style-name="Visited_20_Internet_20_Link">
</text:a>
</text:p>
      <text:p text:style-name="P4">
"Збройні Сили України висловлюють щире співчуття родині і колегам українськогофіксера Богдана Бітіка, який загинув внаслідок російської атаки в Херсоні 26квітня", - ідеться у повідомленні.</text:p>
      <text:p text:style-name="P4">
Зазначається, що Бітік працював із журналістом італійської газети LaRepubblica Коррадо Дзуніно, який перебував разом із ним в автомобілі під часатаки і отримав поранення.</text:p>
      <text:p text:style-name="P4">
"Ми наполегливо закликаємо дотримуватися правил та рекомендацій відповіднихструктур та посадових осіб Збройних Сил України щодо безпеки діяльностіжурналістів у зоні ведення бойових дій і за жодних обставин не нехтуватизасобами індивідуального захисту", - наголосили у Генштабі.</text:p>
      <text:p text:style-name="P4">
Там підкреслили, що ЗС України завжди відкриті до співпраці та готові сприятибезпечній та ефективній діяльності <text:a xlink:type="simple" xlink:href="https://www.ukrinform.ua/tag-zurnalist" text:style-name="Internet_20_link" text:visited-style-name="Visited_20_Internet_20_Link">
 </text:a>
, адже їх робота є безцінною для фіксування злочинів держави агресора.</text:p>
      <text:p text:style-name="P4">
<text:span text:style-name="T4">
Читайте також:</text:span>
 <text:a xlink:type="simple" xlink:href="https://www.ukrinform.ua/rubric-society/3701483-pid-hersonom-zaginuv-ukrainskij-fikser-bogdan-bitik.html" text:style-name="Internet_20_link" text:visited-style-name="Visited_20_Internet_20_Link">
 <text:span text:style-name="T4">
Бітік</text:span>
 </text:a>
</text:p>
      <text:p text:style-name="P4">
За даними Інституту масової інформації, Бітік став 54-м медійником, якийзагинув унаслідок російської агресії.</text:p>
      <text:p text:style-name="P4">
Як повідомляв Укрінформ, у пресслужбі ОК "Півднь" зазначили, що журналістіталійського видання La Repubblica Коррад Зуніно, який зазнав поранення наХерсонщині, <text:a xlink:type="simple" xlink:href="https://www.ukrinform.ua/rubric-society/3701578-vijskovi-kazut-so-poranenij-bila-hersona-zurnalist-la-repubblica-porusiv-pravila-dla-zmi.html" text:style-name="Internet_20_link" text:visited-style-name="Visited_20_Internet_20_Link">
 </text:a>
</text:p>
      <text:p text:style-name="P4">
Source: <text:a xlink:type="simple" xlink:href="https://www.ukrinform.ua/rubric-society/3701730-u-zsu-zaklikaut-zurnalistiv-dotrimuvatis-pravil-bezpeki-u-zoni-bojovih-dij.html" text:style-name="Internet_20_link" text:visited-style-name="Visited_20_Internet_20_Link">
https://www.ukrinform.ua/rubric-society/3701730-u-zsu-zaklikaut-zurnalistiv-dotrimuvatis-pravil-bezpeki-u-zoni-bojovih-dij.html</text:a>
</text:p>
      <!--NEWS-->
      <text:h text:style-name="P10" text:outline-level="1">
<text:span text:style-name="T4">
Президент Кореї анонсував допомогу Україні у протистоянні агресії рф та відновленні</text:span>
</text:h>
      <text:p text:style-name="P4">
Authors: Ukrinform (Person)</text:p>
      <text:p text:style-name="P4">
Publisher: Укринформ (Organization)</text:p>
      <text:p text:style-name="P4">
Published Time: 2023-04-27T20:43:06+03:00</text:p>
      <text:p text:style-name="P4">
Modified Time: 2023-04-27T20:43:06+03:00</text:p>
      <text:p text:style-name="P4">
Description: Корейський народ має досвід збройної боротьби за свободу й суверенітет за підтримки вільного світу – те, що українці переживають зараз, тож Республіка Корея підтримуватиме Україну, а також зусилля з відновлення країни після війни. — Укрінформ.</text:p>
      <text:p text:style-name="P4">
Images: ["<text:a xlink:type="simple" xlink:href="https://static.ukrinform.com/photos/2023_04/thumb_files/630_360_1681877158-571.png" text:style-name="Internet_20_link" text:visited-style-name="Visited_20_Internet_20_Link">
630_360_16818...</text:a>
"]</text:p>
      <text:p text:style-name="P4">
Tags: ['Корея', 'Україна', 'Війна з росією']</text:p>
      <text:p text:style-name="P4">
Type: Article</text:p>
      <!--METADATA-->
      <text:p text:style-name="P4">
<draw:frame draw:style-name="fr1" draw:name="Image302" text:anchor-type="as-char" svg:width="6.9236in" svg:height="3.956343in" draw:z-index="0">
<draw:image xlink:href="../Images/yкринформ/2023-04-27T20-43-06-03-00/630_360_1681877158-571.png" xlink:type="simple" xlink:show="embed" xlink:actuate="onLoad" draw:mime-type="image/png"/>
</draw:frame>
 Корейськийнарод має досвід збройної боротьби за свободу й суверенітет за підтримкивільного світу – те, що українці переживають зараз, тож Республіка Кореяпідтримуватиме Україну, а також зусилля з відновлення країни після війни.</text:p>
      <text:p text:style-name="P4">
Про це заявив президент Південної Кореї Юн Сок Йоль, виступаючи у четвер передобома палатами Конгресу США, передає кореспондент Укрінформу.</text:p>
      <text:p text:style-name="P4">
«Свобода й демократія знову під загрозою. Війна проти України є порушеннямміжнародного права. Це спроба силою змінити статус-кво в односторонньомупорядку. Корея рішуче засуджує неспровокований збройний напад на Україну», -наголосив президент Юн.</text:p>
      <text:p text:style-name="P4">
<text:span text:style-name="T4">
Читайте також:</text:span>
 <text:a xlink:type="simple" xlink:href="https://www.ukrinform.ua/rubric-world/3701210-bajden-zaaviv-pro-vazlivist-pidtrimki-ukraini-z-boku-pivdennoi-korei.html" text:style-name="Internet_20_link" text:visited-style-name="Visited_20_Internet_20_Link">
 <text:span text:style-name="T4">
США</text:span>
 <text:span text:style-name="T4">
Південна</text:span>
 <text:span text:style-name="T4">
Корея</text:span>
 <text:span text:style-name="T4">
далі</text:span>
<text:span text:style-name="T4">
підтримуватимуть</text:span>
 <text:span text:style-name="T4">
Україну</text:span>
 <text:span text:style-name="T4">
заява</text:span>
 <text:span text:style-name="T4">
президентів</text:span>
</text:a>
</text:p>
      <text:p text:style-name="P4">
Він нагадав, що коли Північна Корея скоїла напад на Південь у 1950 році,демократії з усього світу надали свою допомогу Сеулу.</text:p>
      <text:p text:style-name="P4">
«Ми разом воювали і зберегли свободу. Решта – це історія», - зауваживпрезидент РК.</text:p>
      <text:p text:style-name="P4">
Він підкреслив, що досвід його країни засвідчує, «наскільки важливо длядемократій підтримувати солідарність». Тому, за його словами, Корея будесолідарною з усім вільним світом.</text:p>
      <text:p text:style-name="P4">
<text:span text:style-name="T4">
Читайте також:</text:span>
 <text:a xlink:type="simple" xlink:href="https://www.ukrinform.ua/rubric-technology/3701485-prezident-pivdennoi-korei-zustrivsa-z-ilonom-maskomu-vasingtoni.html" text:style-name="Internet_20_link" text:visited-style-name="Visited_20_Internet_20_Link">
 <text:span text:style-name="T4">
Коре</text:span>
 </text:a>
</text:p>
      <text:p text:style-name="P4">
«Ми будемо активно працювати на захист свободи, а також народу України тапідтримувати зусилля з її відновлення»,- підкреслив Юн.</text:p>
      <text:p text:style-name="P4">
Як повідомляв Укрінформ, президент Республіки Корея Юн Сок Йоль перебуває здержавним візитом у США. У середу він зустрівся з главою Білого дому ДжоБайденом.</text:p>
      <text:p text:style-name="P4">
Source: <text:a xlink:type="simple" xlink:href="https://www.ukrinform.ua/rubric-polytics/3701731-prezident-korei-anonsuvav-dopomogu-ukraini-u-protistoanni-agresii-rf-ta-vidnovlenni.html" text:style-name="Internet_20_link" text:visited-style-name="Visited_20_Internet_20_Link">
https://www.ukrinform.ua/rubric-polytics/3701731-prezident-korei-anonsuvav-dopomogu-ukraini-u-protistoanni-agresii-rf-ta-vidnovlenni.html</text:a>
</text:p>
      <!--NEWS-->
      <text:h text:style-name="P10" text:outline-level="1">
<text:span text:style-name="T4">
Підозрюваний у витоку документів Пентагону мав схильність до насильства – NYT</text:span>
</text:h>
      <text:p text:style-name="P4">
Authors: Ukrinform (Person)</text:p>
      <text:p text:style-name="P4">
Publisher: Укринформ (Organization)</text:p>
      <text:p text:style-name="P4">
Published Time: 2023-04-27T20:52:00+03:00</text:p>
      <text:p text:style-name="P4">
Modified Time: 2023-04-27T20:52:00+03:00</text:p>
      <text:p text:style-name="P4">
Description: Американські прокурори звинуватили військовослужбовця ВПС Національної гвардії США Джека Тейшейру, який підозрюється у витоку таємної інформації Пентагону, у намаганні приховати свої дії, і відзначили його схильність до насильства. — Укрінформ.</text:p>
      <text:p text:style-name="P4">
Images: ["<text:a xlink:type="simple" xlink:href="https://static.ukrinform.com/photos/2023_04/thumb_files/630_360_1682158485-345.jpg" text:style-name="Internet_20_link" text:visited-style-name="Visited_20_Internet_20_Link">
630_360_16821...</text:a>
"]</text:p>
      <text:p text:style-name="P4">
Tags: ['Пентагон', 'Війна з росією', 'Витік']</text:p>
      <text:p text:style-name="P4">
Type: Article</text:p>
      <!--METADATA-->
      <text:p text:style-name="P4">
<draw:frame draw:style-name="fr1" draw:name="Image303" text:anchor-type="as-char" svg:width="6.9236in" svg:height="3.956343in" draw:z-index="0">
<draw:image xlink:href="../Images/yкринформ/2023-04-27T20-52-00-03-00/630_360_1682158485-345.jpg" xlink:type="simple" xlink:show="embed" xlink:actuate="onLoad" draw:mime-type="image/jpeg"/>
</draw:frame>
Американські прокурори звинуватили військовослужбовця ВПС Національної гвардіїСША Джека Тейшейру, який підозрюється у витоку таємної інформації Пентагону, унамаганні приховати свої дії, і відзначили його схильність до насильства.</text:p>
      <text:p text:style-name="P4">
Про це повідомляє <text:a xlink:type="simple" xlink:href="https://www.nytimes.com/2023/04/27/us/politics/jack-teixeira-leaks.html" text:style-name="Internet_20_link" text:visited-style-name="Visited_20_Internet_20_Link">
 </text:a>
 , передає кореспондент Укрінформу.</text:p>
      <text:p text:style-name="P4">
У судовому поданні, датованому 26 квітня, слідчі звернули увагу на «тривожну»історію расистських і агресивних висловлювань Тейшейри.</text:p>
      <text:p text:style-name="P4">
Напередодні слухань щодо його затримання, запланованих на четвер уфедеральному суді штату Массачусетс, прокурори повідомили, що у 2018 роціТейшейра був відсторонений від навчання у середній школі за висловлювання провикористання "коктейлів Молотова" та іншої зброї, а також шукав в інтернетіінформацію про масові розстріли. Він брав участь у «дискусіях про насильство івбивства» на платформі Discord, яку використовував для розміщення таємноїінформації, а вдома зберігав вогнепальну зброю і тактичне спорядження.</text:p>
      <text:p text:style-name="P4">
За словами прокурорів, Тейшейра також був схильний до «расистських погроз».Аргументуючи необхідність його арешту, прокурори описали спроби військовогоприховати свої дії, коли на нього вийшли правоохоронні органи, зокрема, віннаказав учаснику чат-групи "видалити всі повідомлення".</text:p>
      <text:p text:style-name="P4">
<text:span text:style-name="T4">
Читайте також:</text:span>
 <text:a xlink:type="simple" xlink:href="https://www.ukrinform.ua/rubric-world/3699273-tejsejra-pocav-publikuvati-dokumenti-pentagonu-za-kilka-dniv-pisla-vtorgnenna-rosii-v-ukrainu.html" text:style-name="Internet_20_link" text:visited-style-name="Visited_20_Internet_20_Link">
 <text:span text:style-name="T4">
Тейшейра</text:span>
 </text:a>
</text:p>
      <text:p text:style-name="P4">
Сам Тейшейра також намагався знищити докази. До матеріалів справи додано серіюфотографій електронного обладнання, зокрема планшета і консолі Xbox, які вінперед арештом поспіхом розбив, а потім викинув у смітник біля свого будинку вНорт-Дайтоні, штат Массачусетс. Свідок повідомив, що Тейшейра викинув телефонз вікна автомобіля.</text:p>
      <text:p text:style-name="P4">
Прокурори також оприлюднили низку постів у соціальних мережах за 2022 і 2023роки, у яких Тейшейра висловлював бажання вбити «масу людей» і відсіяти«слабкодухих», а також описав те, що він назвав «фургоном для вбивств», якийїздитиме і вбиватиме людей у «переповненому міському чи приміськомусередовищі».</text:p>
      <text:p text:style-name="P4">
Як повідомлялося, Тейшейра був заарештований 13 квітня, йому висунутообвинувачення за двома пунктами, пов'язаними з несанкціонованим поводженням ізсекретними матеріалами. У разі визнання його винним військовому загрожуєщонайменше 25 років ув'язнення.</text:p>
      <text:p text:style-name="P4">
Його звинуватили у зловживанні допуском до державної таємниці урозвідувальному підрозділі на острові Кейп-Код, зокрема розміщенні документівз грифами секретності в чат-групі на Discord.</text:p>
      <text:p text:style-name="P4">
<text:span text:style-name="T4">
Читайте також:</text:span>
 <text:a xlink:type="simple" xlink:href="https://www.ukrinform.ua/rubric-world/3698069-pidozruvanij-u-spravi-pro-vitik-dokumentiv-pentagonu-zalisitsa-pid-vartou.html" text:style-name="Internet_20_link" text:visited-style-name="Visited_20_Internet_20_Link">
 <text:span text:style-name="T4">
Підозрюваний</text:span>
 <text:span text:style-name="T4">
справі</text:span>
 <text:span text:style-name="T4">
про</text:span>
 <text:span text:style-name="T4">
витік</text:span>
<text:span text:style-name="T4">
документів</text:span>
 <text:span text:style-name="T4">
Пентагону</text:span>
 <text:span text:style-name="T4">
залишиться</text:span>
 <text:span text:style-name="T4">
під</text:span>
 <text:span text:style-name="T4">
вартою</text:span>
</text:a>
</text:p>
      <text:p text:style-name="P4">
Слідчі знайшли невеликий арсенал зброї у спальні підозрюваного: пістолети,гвинтівки, дробовики, АК, протигаз, боєприпаси, тактичні підсумки та глушник.</text:p>
      <text:p text:style-name="P4">
Прокурори закликали суддю залишити за ґратами Тейшейра, оскільки він все щеможе мати доступ до секретної інформації з питань національної оборони, якувін може розголосити, і існує «серйозна загроза його втечі».</text:p>
      <text:p text:style-name="P4">
За даними правоохоронців, Тейшейра почав розміщувати в соцмережах секретнірозвідувальні дані у лютому 2022 року, одразу після початку повномасштабноговторгнення рф в Україну.</text:p>
      <text:p text:style-name="P4">
Source: <text:a xlink:type="simple" xlink:href="https://www.ukrinform.ua/rubric-world/3701733-pidozruvanij-u-vitoku-dokumentiv-pentagonu-mav-shilnist-do-nasilstva-nyt.html" text:style-name="Internet_20_link" text:visited-style-name="Visited_20_Internet_20_Link">
https://www.ukrinform.ua/rubric-world/3701733-pidozruvanij-u-vitoku-dokumentiv-pentagonu-mav-shilnist-do-nasilstva-nyt.html</text:a>
</text:p>
      <!--NEWS-->
      <text:h text:style-name="P10" text:outline-level="1">
<text:span text:style-name="T4">
Бущан вперше за півроку потрапив до заявки «Динамо»</text:span>
</text:h>
      <text:p text:style-name="P4">
Authors: Ukrinform (Person)</text:p>
      <text:p text:style-name="P4">
Publisher: Укринформ (Organization)</text:p>
      <text:p text:style-name="P4">
Published Time: 2023-04-27T20:59:09+03:00</text:p>
      <text:p text:style-name="P4">
Modified Time: 2023-04-27T20:59:09+03:00</text:p>
      <text:p text:style-name="P4">
Description: Гравець вирушив до Ужгорода на матч із «Металістом». — Укрінформ.</text:p>
      <text:p text:style-name="P4">
Images: ["<text:a xlink:type="simple" xlink:href="https://static.ukrinform.com/photos/2023_04/thumb_files/630_360_1682618189-561.jpg" text:style-name="Internet_20_link" text:visited-style-name="Visited_20_Internet_20_Link">
630_360_16826...</text:a>
"]</text:p>
      <text:p text:style-name="P4">
Tags: ['Динамо', 'Футбол']</text:p>
      <text:p text:style-name="P4">
Type: Article</text:p>
      <!--METADATA-->
      <text:p text:style-name="P4">
<draw:frame draw:style-name="fr1" draw:name="Image304" text:anchor-type="as-char" svg:width="6.9236in" svg:height="3.956343in" draw:z-index="0">
<draw:image xlink:href="../Images/yкринформ/2023-04-27T20-59-09-03-00/630_360_1682618189-561.jpg" xlink:type="simple" xlink:show="embed" xlink:actuate="onLoad" draw:mime-type="image/jpeg"/>
</draw:frame>
 Гравецьвирушив до Ужгорода на матч із «Металістом».</text:p>
      <text:p text:style-name="P4">
Голкіпер Георгій Бущан може зіграти за «Динамо» у наступному турі УПЛ, <text:a xlink:type="simple" xlink:href="https://fcdynamo.com/news/24-gravci-gotovi-zigrati-z-metalistom" text:style-name="Internet_20_link" text:visited-style-name="Visited_20_Internet_20_Link">
</text:a>
 пресслужбаклубу, передає Укрінформ.</text:p>
      <text:p text:style-name="P4">
Воротар вирушив із київським клубом до Ужгорода, де «біло-сині»протистоятимуть «Металісту» в рамках 23-го туру УПЛ. Крім того, до заявки«Динамо» увійшов центрбек Денис Попов.</text:p>
      <text:p text:style-name="P4">
На початку вересня минулого року у матчі першого туру Ліги Європи з«Фенербахче» Бущан пошкодив коліно. Воротаря успішно прооперували у Барселоні.Взимку кіперу успішно провели операцію з видалення міжхребцевої грижі. Вдругій частині сезону Бущан ще не з’являвся на полі, також Георгій пропустивберезневий збір національної команди.</text:p>
      <text:p text:style-name="P4">
Цього сезону голкіпер зіграв за киян дев’ять матчів у всіх турнірах, у якихпропустив 15 голів і двічі зіграв на «нуль».</text:p>
      <text:p text:style-name="P4">
<text:span text:style-name="T4">
Читайте також:</text:span>
 <text:a xlink:type="simple" xlink:href="https://www.ukrinform.ua/rubric-sports/3701626-23j-tur-futbolnoi-premerligi-ukraini-startue-matcami-v-rivnomu-ta-uzgorodi.html" text:style-name="Internet_20_link" text:visited-style-name="Visited_20_Internet_20_Link">
 </text:a>
</text:p>
      <text:p text:style-name="P4">
Як повідомляв Укрінформ, поєдинок з «Металістом» відбудеться завтра, 28 квітняо 13:00.</text:p>
      <text:p text:style-name="P4">
Фото: fcdynamo.com</text:p>
      <text:p text:style-name="P4">
Source: <text:a xlink:type="simple" xlink:href="https://www.ukrinform.ua/rubric-sports/3701736-busan-vperse-za-pivroku-potrapiv-do-zaavki-dinamo.html" text:style-name="Internet_20_link" text:visited-style-name="Visited_20_Internet_20_Link">
https://www.ukrinform.ua/rubric-sports/3701736-busan-vperse-za-pivroku-potrapiv-do-zaavki-dinamo.html</text:a>
</text:p>
      <!--NEWS-->
      <text:h text:style-name="P10" text:outline-level="1">
<text:span text:style-name="T4">
Ткаченко закликав до міжнародної підтримки культурних інституцій та митців під час війни</text:span>
</text:h>
      <text:p text:style-name="P4">
Authors: Ukrinform (Person)</text:p>
      <text:p text:style-name="P4">
Publisher: Укринформ (Organization)</text:p>
      <text:p text:style-name="P4">
Published Time: 2023-04-27T21:02:34+03:00</text:p>
      <text:p text:style-name="P4">
Modified Time: 2023-04-27T21:02:34+03:00</text:p>
      <text:p text:style-name="P4">
Description: Міністр культури та інформаційної політики Олександр Ткаченко на Конференції «Renaissance of Arts and Culture in Ukraine», яка відбулася в Берні (Швейцарія), закликав до міжнародної підтримки культурних інституцій та митців під час війни. — Укрінформ.</text:p>
      <text:p text:style-name="P4">
Images: ["<text:a xlink:type="simple" xlink:href="https://static.ukrinform.com/photos/2023_04/thumb_files/630_360_1682618435-399.jpg" text:style-name="Internet_20_link" text:visited-style-name="Visited_20_Internet_20_Link">
630_360_16826...</text:a>
"]</text:p>
      <text:p text:style-name="P4">
Tags: ['Культура', 'Ткаченко', 'МКІП ']</text:p>
      <text:p text:style-name="P4">
Type: Article</text:p>
      <!--METADATA-->
      <text:p text:style-name="P4">
<draw:frame draw:style-name="fr1" draw:name="Image305" text:anchor-type="as-char" svg:width="6.9236in" svg:height="3.956343in" draw:z-index="0">
<draw:image xlink:href="../Images/yкринформ/2023-04-27T21-02-34-03-00/630_360_1682618435-399.jpg" xlink:type="simple" xlink:show="embed" xlink:actuate="onLoad" draw:mime-type="image/jpeg"/>
</draw:frame>
 Міністркультури та інформаційної політики Олександр Ткаченко на Конференції«Renaissance of Arts and Culture in Ukraine», яка відбулася в Берні(Швейцарія), закликав до міжнародної підтримки культурних інституцій та митцівпід час війни.</text:p>
      <text:p text:style-name="P4">
Про це він написав в <text:a xlink:type="simple" xlink:href="https://t.me/otkachenkokyiv/3486" text:style-name="Internet_20_link" text:visited-style-name="Visited_20_Internet_20_Link">
 </text:a>
 , передаєУкрінформ.</text:p>
      <text:p text:style-name="P4">
"На викликах та потребах інституцій та митців у сфері культури під час війни,на важливості міжнародної підтримки та пріоритетних завданнях на 2023 –акцентував у своєму виступі на конференції у швейцарському місті Берн....Говорили про конкретні проєкти в Україні, які можуть підтримати швейцарськікантони", - написав міністр.</text:p>
      <text:p text:style-name="P4">
<text:span text:style-name="T4">
Читайте також:</text:span>
 <text:a xlink:type="simple" xlink:href="https://www.ukrinform.ua/rubric-culture/3701198-tkacenko-pro-obstril-muzeu-u-kupansku-zberezena-bilsist-obektiv-kulturnoi-spadsini.html" text:style-name="Internet_20_link" text:visited-style-name="Visited_20_Internet_20_Link">
 <text:span text:style-name="T4">
Ткаченко</text:span>
 </text:a>
</text:p>
      <text:p text:style-name="P4">
Він повідомив, що Конференція «Renaissance of Arts and Culture in Ukraine»,прикладом якого є Одеса та Одещина», стала ще одним майданчиком для обмінудосвідом між українськими та іноземними експертами з різних сфер культури.</text:p>
      <text:p text:style-name="P4">
"Попри війну наші театри влаштовують прем’єри, зали філармонії продовжуютьпрацювати навіть при блекауті, а музиканти влаштовують концерти в метро.Культурне життя продовжується. І саме сьогодні – час для всього цивілізованогосвіту діяти, аби показати, що він залишається вірним своїм основнимцінностям", - додав міністр.</text:p>
      <text:p text:style-name="P4">
Ткаченко наголосив, що зараз Україна має використовувати кожен міжнародниймайданчик, щоб спонукати міжнародних партнерів підтримувати українську сферукультури.</text:p>
      <text:p text:style-name="P4">
<text:span text:style-name="T4">
Читайте також:</text:span>
 <text:a xlink:type="simple" xlink:href="https://www.ukrinform.ua/rubric-crimea/3700922-dla-reintegracii-krimu-vazlivo-rozbivati-rosijski-mifi-tkacenko.html" text:style-name="Internet_20_link" text:visited-style-name="Visited_20_Internet_20_Link">
 <text:span text:style-name="T4">
Ткаченко</text:span>
 </text:a>
</text:p>
      <text:p text:style-name="P4">
Організатором Конференції виступає асоціація Legato Берн-Одеса, яка об’єдналаукраїнських дипломатів та європейських послів, представників міжнароднихорганізацій, політиків, митців з єдиною метою – підтримати та захиститикультуру та культурну спадщину. Гості конференції мають змогу побачитипрезентації різних закладів культури Одеси.</text:p>
      <text:p text:style-name="P4">
Фото: Олександр Ткаченко, Телеграм</text:p>
      <text:p text:style-name="P4">
Source: <text:a xlink:type="simple" xlink:href="https://www.ukrinform.ua/rubric-culture/3701737-tkacenko-zaklikav-do-miznarodnoi-pidtrimki-kulturnih-institucij-ta-mitciv-pid-cas-vijni.html" text:style-name="Internet_20_link" text:visited-style-name="Visited_20_Internet_20_Link">
https://www.ukrinform.ua/rubric-culture/3701737-tkacenko-zaklikav-do-miznarodnoi-pidtrimki-kulturnih-institucij-ta-mitciv-pid-cas-vijni.html</text:a>
</text:p>
      <!--NEWS-->
      <text:h text:style-name="P10" text:outline-level="1">
<text:span text:style-name="T4">
росіяни обстріляли Херсонщину, є загибла та поранений</text:span>
</text:h>
      <text:p text:style-name="P4">
Authors: Ukrinform (Person)</text:p>
      <text:p text:style-name="P4">
Publisher: Укринформ (Organization)</text:p>
      <text:p text:style-name="P4">
Published Time: 2023-04-27T21:04:34+03:00</text:p>
      <text:p text:style-name="P4">
Modified Time: 2023-04-27T21:04:34+03:00</text:p>
      <text:p text:style-name="P4">
Description: Війська російської федерації обстріляли Одрадокам‘янку Тягинської громади Херсонської області, постраждало літнє подружжя – жінка загинула, чоловік госпіталізований.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306" text:anchor-type="as-char" svg:width="6.9236in" svg:height="3.956343in" draw:z-index="0">
<draw:image xlink:href="../Images/yкринформ/2023-04-27T21-04-34-03-00/630_360_1538997483-946.jpg" xlink:type="simple" xlink:show="embed" xlink:actuate="onLoad" draw:mime-type="image/jpeg"/>
</draw:frame>
 Військаросійської федерації обстріляли Одрадокам‘янку Тягинської громади Херсонськоїобласті, постраждало літнє подружжя – жінка загинула, чоловікгоспіталізований.</text:p>
      <text:p text:style-name="P4">
Як передає Укрінформ, про це начальник Херсонської обласної військовоїадміністрації Олександр Прокудін повідомляє у <text:a xlink:type="simple" xlink:href="https://t.me/olexandrprokudin/373" text:style-name="Internet_20_link" text:visited-style-name="Visited_20_Internet_20_Link">
</text:a>
 .</text:p>
      <text:p text:style-name="P4">
"Ворог вдарив по житловому будинку у селі в момент, коли на подвір’їзнаходилися мирні люди. Від отриманих поранень на місці загинула 60-річнажінка. Її 73-річний чоловік отримав тяжкі травми", - ідеться у повідомленні.</text:p>
      <text:p text:style-name="P4">
<text:span text:style-name="T4">
Читайте також:</text:span>
 <text:a xlink:type="simple" xlink:href="https://www.ukrinform.ua/rubric-regions/3701698-na-hersonsini-organizuvali-evakuaciu-z-kizomisu-akij-sodna-obstrilue-vorog.html" text:style-name="Internet_20_link" text:visited-style-name="Visited_20_Internet_20_Link">
 <text:span text:style-name="T4">
обстріл</text:span>
 </text:a>
</text:p>
      <text:p text:style-name="P4">
З пораненнями обличчя, тулуба та кінцівок його госпіталізували. Нині лікаріборються за життя потерпілого.</text:p>
      <text:p text:style-name="P4">
Як повідомляв Укрінформ, 27 квітня військові рф обстріляли житловий кварталХерсона, пошкоджені квартири, загинув 42-річний чоловік.</text:p>
      <text:p text:style-name="P4">
Source: <text:a xlink:type="simple" xlink:href="https://www.ukrinform.ua/rubric-ato/3701739-rosiani-obstrilali-hersonsinu-e-zagibla-ta-poranenij.html" text:style-name="Internet_20_link" text:visited-style-name="Visited_20_Internet_20_Link">
https://www.ukrinform.ua/rubric-ato/3701739-rosiani-obstrilali-hersonsinu-e-zagibla-ta-poranenij.html</text:a>
</text:p>
      <!--NEWS-->
      <text:h text:style-name="P10" text:outline-level="1">
<text:span text:style-name="T4">
В Одесі через аварію без газопостачання залишилися близько 30 вулиць</text:span>
</text:h>
      <text:p text:style-name="P4">
Authors: Ukrinform (Person)</text:p>
      <text:p text:style-name="P4">
Publisher: Укринформ (Organization)</text:p>
      <text:p text:style-name="P4">
Published Time: 2023-04-27T21:08:22+03:00</text:p>
      <text:p text:style-name="P4">
Modified Time: 2023-04-27T21:08:22+03:00</text:p>
      <text:p text:style-name="P4">
Description: У Малиновському районі Одеси через аварію без газопостачання залишилися близько 30 вулиць. — Укрінформ.</text:p>
      <text:p text:style-name="P4">
Images: ["<text:a xlink:type="simple" xlink:href="https://static.ukrinform.com/photos/2022_06/thumb_files/630_360_1656588523-330.jpg" text:style-name="Internet_20_link" text:visited-style-name="Visited_20_Internet_20_Link">
630_360_16565...</text:a>
"]</text:p>
      <text:p text:style-name="P4">
Tags: ['Газ', 'Одеса', 'Міськрада']</text:p>
      <text:p text:style-name="P4">
Type: Article</text:p>
      <!--METADATA-->
      <text:p text:style-name="P4">
<draw:frame draw:style-name="fr1" draw:name="Image307" text:anchor-type="as-char" svg:width="6.9236in" svg:height="3.956343in" draw:z-index="0">
<draw:image xlink:href="../Images/yкринформ/2023-04-27T21-08-22-03-00/630_360_1656588523-330.jpg" xlink:type="simple" xlink:show="embed" xlink:actuate="onLoad" draw:mime-type="image/jpeg"/>
</draw:frame>
 УМалиновському районі Одеси через аварію без газопостачання залишилися близько30 вулиць.</text:p>
      <text:p text:style-name="P4">
Про це у <text:a xlink:type="simple" xlink:href="https://t.me/odesacityofficial/16719" text:style-name="Internet_20_link" text:visited-style-name="Visited_20_Internet_20_Link">
 </text:a>
 повідомила Одеськаміськрада, передає Укрінформ.</text:p>
      <text:p text:style-name="P4">
«У зв'язку із позаштатною аварійною ситуацією по вул. Просьолочній абонентиприродного газу УЄГГ м. Одеси, розташовані в квадраті вулиць Житомирської,Стовпової, Просьолочної та Тираспольського шосе (близько 30 вулиць у цьомуквадраті), до 28.04.2023р. відключені від системи газопостачання», - йдеться вповідомленні.</text:p>
      <text:p text:style-name="P4">
<text:span text:style-name="T4">
Читайте також:</text:span>
 <text:a xlink:type="simple" xlink:href="https://www.ukrinform.ua/rubric-regions/3701590-u-seli-na-lvivsini-v-sesti-domogospodarstvah-stavsa-vitik-gazu.html" text:style-name="Internet_20_link" text:visited-style-name="Visited_20_Internet_20_Link">
 </text:a>
</text:p>
      <text:p text:style-name="P4">
Зазначається, що пуск газу абонентам буде виконано завтра з десятої ранку.</text:p>
      <text:p text:style-name="P4">
Як повідомлялося, у селі Розвадів Стрийського району Львівської області вночіна території шести домогосподарств стався витік газу.</text:p>
      <text:p text:style-name="P4">
Фото: depo.Одеса</text:p>
      <text:p text:style-name="P4">
Source: <text:a xlink:type="simple" xlink:href="https://www.ukrinform.ua/rubric-regions/3701741-v-odesi-cerez-avariu-bez-gazopostacanna-zalisilisa-blizko-30-vulic.html" text:style-name="Internet_20_link" text:visited-style-name="Visited_20_Internet_20_Link">
https://www.ukrinform.ua/rubric-regions/3701741-v-odesi-cerez-avariu-bez-gazopostacanna-zalisilisa-blizko-30-vulic.html</text:a>
</text:p>
      <!--NEWS-->
      <text:h text:style-name="P10" text:outline-level="1">
<text:span text:style-name="T4">
Єрмак обговорив із радниками президентів семи країн ЄС гарантії безпеки для України</text:span>
</text:h>
      <text:p text:style-name="P4">
Authors: Ukrinform (Person)</text:p>
      <text:p text:style-name="P4">
Publisher: Укринформ (Organization)</text:p>
      <text:p text:style-name="P4">
Published Time: 2023-04-27T21:11:00+03:00</text:p>
      <text:p text:style-name="P4">
Modified Time: 2023-04-27T21:11:00+03:00</text:p>
      <text:p text:style-name="P4">
Description: Керівник Офісу Президента Андрій Єрмак провів зустріч у форматі відеоконференції із зовнішньополітичними радниками президентів Естонії, Латвії, Литви, Польщі, Чехії Словаччини й Румунії та обговорив питання гарантій безпеки для України. — Укрінформ.</text:p>
      <text:p text:style-name="P4">
Images: ["<text:a xlink:type="simple" xlink:href="https://static.ukrinform.com/photos/2023_04/thumb_files/630_360_1682618954-911.jpeg" text:style-name="Internet_20_link" text:visited-style-name="Visited_20_Internet_20_Link">
630_360_16826...</text:a>
", "<text:a xlink:type="simple" xlink:href="https://static.ukrinform.com/photos/2023_04/1682618982-387.jpeg" text:style-name="Internet_20_link" text:visited-style-name="Visited_20_Internet_20_Link">
1682618982-38...</text:a>
", "<text:a xlink:type="simple" xlink:href="https://static.ukrinform.com/photos/2023_04/1682619006-963.jpeg" text:style-name="Internet_20_link" text:visited-style-name="Visited_20_Internet_20_Link">
1682619006-96...</text:a>
"]</text:p>
      <text:p text:style-name="P4">
Tags: ['Євросоюз', 'НАТО', 'Єрмак', 'Безпека']</text:p>
      <text:p text:style-name="P4">
Type: Article</text:p>
      <!--METADATA-->
      <text:p text:style-name="P4">
<draw:frame draw:style-name="fr1" draw:name="Image308" text:anchor-type="as-char" svg:width="6.9236in" svg:height="3.956343in" draw:z-index="0">
<draw:image xlink:href="../Images/yкринформ/2023-04-27T21-11-00-03-00/630_360_1682618954-911.jpeg" xlink:type="simple" xlink:show="embed" xlink:actuate="onLoad" draw:mime-type="image/jpeg"/>
</draw:frame>
 КерівникОфісу Президента Андрій Єрмак провів зустріч у форматі відеоконференції іззовнішньополітичними радниками президентів Естонії, Латвії, Литви, Польщі,Чехії Словаччини й Румунії та обговорив питання гарантій безпеки для України.</text:p>
      <text:p text:style-name="P4">
Як передає Укрінформ, про це повідомляє <text:a xlink:type="simple" xlink:href="https://www.president.gov.ua/news/andrij-yermak-obgovoriv-iz-radnikami-prezidentiv-estoniyi-la-82521" text:style-name="Internet_20_link" text:visited-style-name="Visited_20_Internet_20_Link">
</text:a>
 .</text:p>
      <text:p text:style-name="P4">
Єрмак подякував співрозмовникам за всебічну допомогу, яку надають їхні державиУкраїні під час повномасштабного російського вторгнення, та відзначивважливість подальшого руху до єдності позицій країн НАТО щодо членства Українив Альянсі у контексті майбутнього саміту у Вільнюсі.</text:p>
      <text:p text:style-name="P4">
«Про це говорить і формула миру Президента Зеленського, і наша офіційнапозиція: наша принципова позиція – ми не бачимо альтернативи членству Українив НАТО», – сказав Єрмак.</text:p>
      <text:p text:style-name="P4">
<draw:frame draw:style-name="fr1" draw:name="Image309" text:anchor-type="as-char" svg:width="6.9236in" svg:height="4.604691in" draw:z-index="0">
<draw:image xlink:href="../Images/yкринформ/2023-04-27T21-11-00-03-00/1682618982-387.jpeg" xlink:type="simple" xlink:show="embed" xlink:actuate="onLoad" draw:mime-type="image/jpeg"/>
</draw:frame>
</text:p>
      <text:p text:style-name="P4">
Він наголосив, що має бути ухвалене важливе рішення щодо надання Українідієвих гарантій безпеки до моменту набуття нашою державою членства в Альянсі.Ці гарантії безпеки не можуть заміняти чи підміняти членство України в НАТО, аслугуватимуть гарантією безпеки нашої країни до повноцінного членства вАльянсі, яке є безальтернативним, підкреслили в ОП.</text:p>
      <text:p text:style-name="P4">
<draw:frame draw:style-name="fr1" draw:name="Image310" text:anchor-type="as-char" svg:width="6.9236in" svg:height="4.604691in" draw:z-index="0">
<draw:image xlink:href="../Images/yкринформ/2023-04-27T21-11-00-03-00/1682619006-963.jpeg" xlink:type="simple" xlink:show="embed" xlink:actuate="onLoad" draw:mime-type="image/jpeg"/>
</draw:frame>
</text:p>
      <text:p text:style-name="P4">
Також Єрмак відзначив важливість потужного політичного сигналу з боку <text:a xlink:type="simple" xlink:href="https://www.ukrinform.ua/tag-nato" text:style-name="Internet_20_link" text:visited-style-name="Visited_20_Internet_20_Link">
</text:a>
 щодо чіткого алгоритму наближення нашоїкраїни до членства в Альянсі.</text:p>
      <text:p text:style-name="P4">
«Сьогодні завдяки вам, завдяки США та іншим партнерам, єдність, яку вистворили і яка зберігається, є потужною зброєю», – наголосив він.</text:p>
      <text:p text:style-name="P4">
<text:span text:style-name="T4">
Читайте також:</text:span>
 <text:a xlink:type="simple" xlink:href="https://www.ukrinform.ua/rubric-polytics/3701502-ukraina-ocikue-u-lipni-vidpovidi-koli-zmoze-stati-clenom-nato-smigal.html" text:style-name="Internet_20_link" text:visited-style-name="Visited_20_Internet_20_Link">
 </text:a>
</text:p>
      <text:p text:style-name="P4">
Представники Естонії, Латвії, Литви, Польщі, Словаччини, Чехії та Румуніївкотре засвідчили повну підтримку своїх країн України та її майбутньогоповноцінного членства в НАТО та Європейському Союзі <text:span text:style-name="T4">
.</text:span>
</text:p>
      <text:p text:style-name="P4">
Як повідомляв Укрінформ, 20 квітня Президент Зеленський заявив, що Українаготується до саміту НАТО, який відбудеться у Вільнюсі, та очікує на політичнезапрошення до Альянсу.</text:p>
      <text:p text:style-name="P4">
<text:span text:style-name="T5">
Фото: ОП</text:span>
</text:p>
      <text:p text:style-name="P4">
Source: <text:a xlink:type="simple" xlink:href="https://www.ukrinform.ua/rubric-polytics/3701742-ermak-obgovoriv-iz-radnikami-prezidentiv-semi-krain-es-garantii-bezpeki-dla-ukraini.html" text:style-name="Internet_20_link" text:visited-style-name="Visited_20_Internet_20_Link">
https://www.ukrinform.ua/rubric-polytics/3701742-ermak-obgovoriv-iz-radnikami-prezidentiv-semi-krain-es-garantii-bezpeki-dla-ukraini.html</text:a>
</text:p>
      <!--NEWS-->
      <text:h text:style-name="P10" text:outline-level="1">
<text:span text:style-name="T4">
Другий дивізіон Patriot вже на бойовому чергуванні – Повітряні сили</text:span>
</text:h>
      <text:p text:style-name="P4">
Authors: Ukrinform (Person)</text:p>
      <text:p text:style-name="P4">
Publisher: Укринформ (Organization)</text:p>
      <text:p text:style-name="P4">
Published Time: 2023-04-27T21:12:26+03:00</text:p>
      <text:p text:style-name="P4">
Modified Time: 2023-04-27T21:12:26+03:00</text:p>
      <text:p text:style-name="P4">
Description: Командувач Повітряних Сил Збройних Сил України генерал-лейтенант Микола Олещук повідомив, що другий дивізіон зенітно-ракетного комплексу Patriot вже на бойовому чергуванні. — Укрінформ.</text:p>
      <text:p text:style-name="P4">
Images: ["<text:a xlink:type="simple" xlink:href="https://static.ukrinform.com/photos/2017_11/thumb_files/630_360_1510113578-1723-pro-patriot-foto-global-look-press.jpg" text:style-name="Internet_20_link" text:visited-style-name="Visited_20_Internet_20_Link">
630_360_15101...</text:a>
", "<text:a xlink:type="simple" xlink:href="https://static.ukrinform.com/photos/2023_04/1682619031-894.jpg" text:style-name="Internet_20_link" text:visited-style-name="Visited_20_Internet_20_Link">
1682619031-89...</text:a>
"]</text:p>
      <text:p text:style-name="P4">
Tags: ['Повітряні сили ЗСУ', 'Війна з росією', 'Patriot ']</text:p>
      <text:p text:style-name="P4">
Type: Article</text:p>
      <!--METADATA-->
      <text:p text:style-name="P4">
<draw:frame draw:style-name="fr1" draw:name="Image311" text:anchor-type="as-char" svg:width="6.9236in" svg:height="3.956343in" draw:z-index="0">
<draw:image xlink:href="../Images/yкринформ/2023-04-27T21-12-26-03-00/630_360_1510113578-1723-pro-patriot-foto-global-look-press.jpg" xlink:type="simple" xlink:show="embed" xlink:actuate="onLoad" draw:mime-type="image/jpeg"/>
</draw:frame>
 Командувач Повітряних Сил Збройних Сил Українигенерал-лейтенант Микола Олещук повідомив, що другий дивізіон зенітно-ракетного комплексу Patriot вже на бойовому чергуванні.</text:p>
      <text:p text:style-name="P4">
Як передає Укрінформ, про це Олещук написав у <text:a xlink:type="simple" xlink:href="https://t.me/MykolaOleshchuk/32" text:style-name="Internet_20_link" text:visited-style-name="Visited_20_Internet_20_Link">
</text:a>
 .</text:p>
      <text:p text:style-name="P4">
"Кажуть є заборона ГШ "селфитись" на фоні техніки! Вибачте, не втримався!Другий дивізіон ЗРК Patriot уже в роботі! Посилюємо ППО! Наближаємоперемогу!", - зазначив Олещук.</text:p>
      <text:p text:style-name="P4">
<draw:frame draw:style-name="fr1" draw:name="Image312" text:anchor-type="as-char" svg:width="6.9236in" svg:height="8.769893in" draw:z-index="0">
<draw:image xlink:href="../Images/yкринформ/2023-04-27T21-12-26-03-00/1682619031-894.jpg" xlink:type="simple" xlink:show="embed" xlink:actuate="onLoad" draw:mime-type="image/jpeg"/>
</draw:frame>
</text:p>
      <text:p text:style-name="P4">
Як повідомляв Укрінформ, раніше Олещук <text:a xlink:type="simple" xlink:href="https://www.ukrinform.ua/rubric-ato/3701012-komanduvac-povitranih-sil-protestuvav-sistemi-patriot-v-ukraini.html" text:style-name="Internet_20_link" text:visited-style-name="Visited_20_Internet_20_Link">
 </text:a>
 .</text:p>
      <text:p text:style-name="P4">
Source: <text:a xlink:type="simple" xlink:href="https://www.ukrinform.ua/rubric-ato/3701743-drugij-divizion-patriot-vze-na-bojovomu-cerguvanni-povitrani-sili.html" text:style-name="Internet_20_link" text:visited-style-name="Visited_20_Internet_20_Link">
https://www.ukrinform.ua/rubric-ato/3701743-drugij-divizion-patriot-vze-na-bojovomu-cerguvanni-povitrani-sili.html</text:a>
</text:p>
      <!--NEWS-->
      <text:h text:style-name="P10" text:outline-level="1">
<text:span text:style-name="T4">
США запровадили санкції проти рф та Ірану через незаконні арешти американців</text:span>
</text:h>
      <text:p text:style-name="P4">
Authors: Ukrinform (Person)</text:p>
      <text:p text:style-name="P4">
Publisher: Укринформ (Organization)</text:p>
      <text:p text:style-name="P4">
Published Time: 2023-04-27T21:15:00+03:00</text:p>
      <text:p text:style-name="P4">
Modified Time: 2023-04-27T21:15:00+03:00</text:p>
      <text:p text:style-name="P4">
Description: Уряд Сполучених Штатів оголосив про запровадження санкцій проти іранських та російських спецслужб і високопоставлених чиновників через їхню роль у незаконному затриманні та ув’язненні американських громадян.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Іран', 'Санкції', 'США', 'росія']</text:p>
      <text:p text:style-name="P4">
Type: Article</text:p>
      <!--METADATA-->
      <text:p text:style-name="P4">
<draw:frame draw:style-name="fr1" draw:name="Image313" text:anchor-type="as-char" svg:width="6.9236in" svg:height="3.956343in" draw:z-index="0">
<draw:image xlink:href="../Images/yкринформ/2023-04-27T21-15-00-03-00/630_360_1530736867-9723.jpg" xlink:type="simple" xlink:show="embed" xlink:actuate="onLoad" draw:mime-type="image/jpeg"/>
</draw:frame>
 УрядСполучених Штатів оголосив про запровадження санкцій проти іранських таросійських спецслужб і високопоставлених чиновників через їхню роль унезаконному затриманні та ув’язненні американських громадян.</text:p>
      <text:p text:style-name="P4">
Про це <text:a xlink:type="simple" xlink:href="https://home.treasury.gov/news/press-releases/jy1444" text:style-name="Internet_20_link" text:visited-style-name="Visited_20_Internet_20_Link">
 </text:a>
 Офіс контролюза іноземними активами (OFAC) Міністерства фінансів США, передає Укрінформ.</text:p>
      <text:p text:style-name="P4">
«Сьогодні OFAC запроваджує санкції проти чотирьох високопосадовців Іранськоїрозвідувальної організації Корпусу вартових ісламської революції», - йдеться вповідомленні.</text:p>
      <text:p text:style-name="P4">
<text:span text:style-name="T4">
Читайте також:</text:span>
 <text:a xlink:type="simple" xlink:href="https://www.ukrinform.ua/rubric-world/3701063-cehia-zaprovadila-sankcii-proti-glavi-rpc-kirila.html" text:style-name="Internet_20_link" text:visited-style-name="Visited_20_Internet_20_Link">
 <text:span text:style-name="T4">
санкці</text:span>
 </text:a>
</text:p>
      <text:p text:style-name="P4">
При цьому уточнюється, що обмеження проти цієї організації вводить іДерждепартамент США за її роль у захопленні та незаконному затриманні громадянСША в Ірані.</text:p>
      <text:p text:style-name="P4">
Водночас OFAC запровадив додаткові санкції за поданням Держдепартаменту протифедеральної служби безпеки росії – також через її причетність до незаконногозатримання громадян США за кордоном.</text:p>
      <text:p text:style-name="P4">
Як повідомляв Укрінформ, росія незаконно затримала громадян США - репортераThe Wall Street Journal Евана Гершковича і колишнього морського піхотинця ПолаВілана за обвинуваченнями у шпигунстві. Американці рішуче заперечуютьобвинувачення.</text:p>
      <text:p text:style-name="P4">
<text:span text:style-name="T4">
Читайте також:</text:span>
 <text:a xlink:type="simple" xlink:href="https://www.ukrinform.ua/rubric-world/3701570-u-mzs-rf-vidhilili-zapit-ssa-na-vidviduvanna-zaarestovanogo-zurnalista-gerskovica.html" text:style-name="Internet_20_link" text:visited-style-name="Visited_20_Internet_20_Link">
 <text:span text:style-name="T4">
Гершков</text:span>
 </text:a>
</text:p>
      <text:p text:style-name="P4">
Крім того, американські громадяни Сіамак Намазі, Емад Шаргі та Морад Тахбазутримуються в іранській в’язниці Евін.</text:p>
      <text:p text:style-name="P4">
Source: <text:a xlink:type="simple" xlink:href="https://www.ukrinform.ua/rubric-world/3701734-ssa-zaprovadili-sankcii-proti-rf-ta-iranu-cerez-nezakonni-aresti-amerikanciv.html" text:style-name="Internet_20_link" text:visited-style-name="Visited_20_Internet_20_Link">
https://www.ukrinform.ua/rubric-world/3701734-ssa-zaprovadili-sankcii-proti-rf-ta-iranu-cerez-nezakonni-aresti-amerikanciv.html</text:a>
</text:p>
      <!--NEWS-->
      <text:h text:style-name="P10" text:outline-level="1">
<text:span text:style-name="T4">
«Гарантований покупець»: без підняття тарифів на електроенергію не зможемо підготуватися до зими</text:span>
</text:h>
      <text:p text:style-name="P4">
Authors: Ukrinform (Person)</text:p>
      <text:p text:style-name="P4">
Publisher: Укринформ (Organization)</text:p>
      <text:p text:style-name="P4">
Published Time: 2023-04-27T21:24:00+03:00</text:p>
      <text:p text:style-name="P4">
Modified Time: 2023-04-27T21:24:00+03:00</text:p>
      <text:p text:style-name="P4">
Description: Підняття тарифів на електроенергію є необхідним кроком у контексті підготовки до наступного опалювального сезону. — Укрінформ.</text:p>
      <text:p text:style-name="P4">
Images: ["<text:a xlink:type="simple" xlink:href="https://static.ukrinform.com/photos/2014_06/thumb_files/630_360_1401592495.jpg" text:style-name="Internet_20_link" text:visited-style-name="Visited_20_Internet_20_Link">
630_360_14015...</text:a>
"]</text:p>
      <text:p text:style-name="P4">
Tags: ['Електроенергія', 'Опалювальний сезон', 'Тариф', 'Гарантований покупець']</text:p>
      <text:p text:style-name="P4">
Type: Article</text:p>
      <!--METADATA-->
      <text:p text:style-name="P4">
<draw:frame draw:style-name="fr1" draw:name="Image314" text:anchor-type="as-char" svg:width="6.9236in" svg:height="3.950003in" draw:z-index="0">
<draw:image xlink:href="../Images/yкринформ/2023-04-27T21-24-00-03-00/630_360_1401592495.jpg" xlink:type="simple" xlink:show="embed" xlink:actuate="onLoad" draw:mime-type="image/jpeg"/>
</draw:frame>
 Підняттятарифів на електроенергію є необхідним кроком у контексті підготовки донаступного опалювального сезону.</text:p>
      <text:p text:style-name="P4">
Про це директор ДП "Гарантований покупець" Артем Некрасов в ефірі телемарафону"Єдині новини", передає Укрінформ.</text:p>
      <text:p text:style-name="P4">
"Без хоча б часткового підняття пільгового тарифу на електроенергію ми простоне зможемо підготуватися до наступної зими. А наступна зима може бути щеважчою, ніж попередня", - вважає Некрасов.</text:p>
      <text:p text:style-name="P4">
За його словами, рівень заборгованості за покладеним спеціальним обов'язкомдля населення станом на квітень перевищує 30 млрд грн, і без стабілізаціїситуації вона зростатиме щомісяця.</text:p>
      <text:p text:style-name="P4">
Водночас головною причиною необхідності підняття тарифу, за словами керівникапідприємства, є російська агресія.</text:p>
      <text:p text:style-name="P4">
<text:span text:style-name="T4">
Читайте також:</text:span>
 <text:a xlink:type="simple" xlink:href="https://www.ukrinform.ua/rubric-ato/3699360-ukraini-potribno-ponad-1-milard-na-vidnovlenna-energosistemi-gerus.html" text:style-name="Internet_20_link" text:visited-style-name="Visited_20_Internet_20_Link">
 </text:a>
</text:p>
      <text:p text:style-name="P4">
"До 24 лютого 2022 року жодних серйозних передумов для підняття пільговоготарифу на <text:a xlink:type="simple" xlink:href="https://www.ukrinform.ua/tag-elektroenergia" text:style-name="Internet_20_link" text:visited-style-name="Visited_20_Internet_20_Link">
 </text:a>
 для населення небуло. Не було б військового вторгнення рашистів в Україну - не було б і такоїкритичної потреби піднімати пільговий тариф для населення. До початкуповномасштабного вторгнення система була значно збалансованіша", - наголосивкерівник ДП.</text:p>
      <text:p text:style-name="P4">
За його словами, внаслідок російських атак в Україні потребують відновленняпідприємства генерації, лінії електропередачі та підстанції.</text:p>
      <text:p text:style-name="P4">
"Ми чітко розуміємо, що нам треба їх відновити не просто до зими, а до початкуопалювального сезону. Відновити і захистити перед можливими наступнимиатаками. І починати робити це потрібно якомога швидше. Звідси і потреба утаких вимушених кроках", - пояснив Некрасов.</text:p>
      <text:p text:style-name="P4">
<text:span text:style-name="T4">
Читайте також:</text:span>
 <text:a xlink:type="simple" xlink:href="https://www.ukrinform.ua/rubric-other_news/3700615-pilgovu-cinu-na-elektroenergiu-dla-naselenna-prodovzili-se-na-misac.html" text:style-name="Internet_20_link" text:visited-style-name="Visited_20_Internet_20_Link">
 <text:span text:style-name="T4">
Пільгову</text:span>
 </text:a>
</text:p>
      <text:p text:style-name="P4">
Як повідомлялося, Кабінет Міністрів розглядає можливість перегляду тарифів наелектроенергію для населення.</text:p>
      <text:p text:style-name="P4">
Водночас на останньому засіданні Кабміну внесено зміни до постанови КМУ № 483"Про затвердження Положення про покладення спеціальних обов’язків на учасниківринку електричної енергії для забезпечення загальносуспільних інтересів упроцесі функціонування ринку електричної енергії", якими продовжено діюфіксованої ціни на електроенергію для побутових споживачів до 31 травня 2023року.</text:p>
      <text:p text:style-name="P4">
Ціна на електроенергію для населення до кінця травня становитиме в 1,44грн/кВт-год. та 1,68 грн/кВт-год. залежно від споживання (до 250 кВт-год. тапонад 250 кВт-год. відповідно).</text:p>
      <text:p text:style-name="P4">
Source: <text:a xlink:type="simple" xlink:href="https://www.ukrinform.ua/rubric-economy/3701747-garantovanij-pokupec-bez-pidnatta-tarifiv-na-elektroenergiu-ne-zmozemo-pidgotuvatisa-do-zimi.html" text:style-name="Internet_20_link" text:visited-style-name="Visited_20_Internet_20_Link">
https://www.ukrinform.ua/rubric-economy/3701747-garantovanij-pokupec-bez-pidnatta-tarifiv-na-elektroenergiu-ne-zmozemo-pidgotuvatisa-do-zimi.html</text:a>
</text:p>
      <!--NEWS-->
      <text:h text:style-name="P10" text:outline-level="1">
<text:span text:style-name="T4">
Україна представила національний стенд на книжковому ярмарку в Лейпцигу</text:span>
</text:h>
      <text:p text:style-name="P4">
Authors: Ukrinform (Person)</text:p>
      <text:p text:style-name="P4">
Publisher: Укринформ (Organization)</text:p>
      <text:p text:style-name="P4">
Published Time: 2023-04-27T21:27:00+03:00</text:p>
      <text:p text:style-name="P4">
Modified Time: 2023-04-27T21:27:00+03:00</text:p>
      <text:p text:style-name="P4">
Description: У перший день роботи книжкового ярмарку в німецькому Лейпцигу відбулось урочисте відкриття українського стенда під гаслом «Sensitive Content» («Чутливий вміст»). — Укрінформ.</text:p>
      <text:p text:style-name="P4">
Images: ["<text:a xlink:type="simple" xlink:href="https://static.ukrinform.com/photos/2023_04/thumb_files/630_360_1682619649-909.jpg" text:style-name="Internet_20_link" text:visited-style-name="Visited_20_Internet_20_Link">
630_360_16826...</text:a>
", "<text:a xlink:type="simple" xlink:href="https://static.ukrinform.com/photos/2023_04/1682619649-964.jpg" text:style-name="Internet_20_link" text:visited-style-name="Visited_20_Internet_20_Link">
1682619649-96...</text:a>
", "<text:a xlink:type="simple" xlink:href="https://static.ukrinform.com/photos/2023_04/1682619648-848.jpg" text:style-name="Internet_20_link" text:visited-style-name="Visited_20_Internet_20_Link">
1682619648-84...</text:a>
", "<text:a xlink:type="simple" xlink:href="https://static.ukrinform.com/photos/2023_04/1682619648-350.jpg" text:style-name="Internet_20_link" text:visited-style-name="Visited_20_Internet_20_Link">
1682619648-35...</text:a>
"]</text:p>
      <text:p text:style-name="P4">
Tags: ['Книги', 'Німеччина', 'Ярмарок']</text:p>
      <text:p text:style-name="P4">
Type: Article</text:p>
      <!--METADATA-->
      <text:p text:style-name="P4">
<draw:frame draw:style-name="fr1" draw:name="Image315" text:anchor-type="as-char" svg:width="6.9236in" svg:height="3.956343in" draw:z-index="0">
<draw:image xlink:href="../Images/yкринформ/2023-04-27T21-27-00-03-00/630_360_1682619649-909.jpg" xlink:type="simple" xlink:show="embed" xlink:actuate="onLoad" draw:mime-type="image/jpeg"/>
</draw:frame>
 У першийдень роботи книжкового ярмарку в німецькому Лейпцигу відбулось урочистевідкриття українського стенда під гаслом «Sensitive Content» («Чутливийвміст»).</text:p>
      <text:p text:style-name="P4">
Про це повідомляє <text:a xlink:type="simple" xlink:href="https://mkip.gov.ua/news/9052.html" text:style-name="Internet_20_link" text:visited-style-name="Visited_20_Internet_20_Link">
 </text:a>
 , передає Укрінформ.</text:p>
      <text:p text:style-name="P4">
У заході взяли участь, зокрема, директор ярмарку Олівер Цілле, заступницядиректора Українського інституту книги Олена Одинока, директор Goethe-Institutв Україні Фабіан Мюльталер, директор «Мистецького арсеналу» Олеся Островська-Люта, радник-посланник Посольства України в Німеччині Максим Ємельянов,керівниця Українського інституту в Німеччині Катерина Ріц-Ракул, керівникробочої групи Федеральної агенції політичної освіти Катерина Стецевич.</text:p>
      <text:p text:style-name="P4">
<draw:frame draw:style-name="fr1" draw:name="Image316" text:anchor-type="as-char" svg:width="6.9236in" svg:height="5.187439in" draw:z-index="0">
<draw:image xlink:href="../Images/yкринформ/2023-04-27T21-27-00-03-00/1682619649-964.jpg" xlink:type="simple" xlink:show="embed" xlink:actuate="onLoad" draw:mime-type="image/jpeg"/>
</draw:frame>
</text:p>
      <text:p text:style-name="P4">
"Основною темою стенда є проєкт Дарії Білої та Софії Гупаловської, впершепредставлений на Лондонському книжковому ярмарку, — експозиція «Зруйнованабібліотека» з меблями закладів, пошкоджених унаслідок обстрілів", - зазначилиу МКІП.</text:p>
      <text:p text:style-name="P4">
<draw:frame draw:style-name="fr1" draw:name="Image317" text:anchor-type="as-char" svg:width="6.9236in" svg:height="9.24243in" draw:z-index="0">
<draw:image xlink:href="../Images/yкринформ/2023-04-27T21-27-00-03-00/1682619648-848.jpg" xlink:type="simple" xlink:show="embed" xlink:actuate="onLoad" draw:mime-type="image/jpeg"/>
</draw:frame>
</text:p>
      <text:p text:style-name="P4">
На український національний стенд завітала держміністр з питань культури імедіа ФРН Клаудія Рот, німецький дипломат і журналіст Ральф Бесте, очільникдепартаменту культури та комунікацій Федерального міністерства закордоннихсправ, менеджер культурних проєктів Creative Europe Арно Паскалі, директорФедерації європейських видавців Анна Бергман, партнери по проєкту Tales ofEUkraine, зокрема Асоціація німецьких видавців та книгорозповсюджувачів.</text:p>
      <text:p text:style-name="P4">
<text:span text:style-name="T4">
Читайте також:</text:span>
 <text:a xlink:type="simple" xlink:href="https://www.ukrinform.ua/rubric-culture/3700717-ukraina-stane-pocesnim-gostem-miznarodnogo-knizkovogo-armarku-u-varsavi.html" text:style-name="Internet_20_link" text:visited-style-name="Visited_20_Internet_20_Link">
 <text:span text:style-name="T4">
книжк</text:span>
 </text:a>
</text:p>
      <text:p text:style-name="P4">
Українську програму заходів відкрила дискусія про найкращий книжковий дизайнУкраїни та світу за участю координаторки літературних проєктів Goethe-Institutв Україні Марії Шубчик, піарниці німецької премії Stiftung Buchkunst закнижковий дизайн Carolin Blöink та директора «Книжкового арсеналу» ЮліїКозловець.</text:p>
      <text:p text:style-name="P4">
<draw:frame draw:style-name="fr1" draw:name="Image318" text:anchor-type="as-char" svg:width="6.9236in" svg:height="5.1927in" draw:z-index="0">
<draw:image xlink:href="../Images/yкринформ/2023-04-27T21-27-00-03-00/1682619648-350.jpg" xlink:type="simple" xlink:show="embed" xlink:actuate="onLoad" draw:mime-type="image/jpeg"/>
</draw:frame>
</text:p>
      <text:p text:style-name="P4">
Крім того, на українському стенді відбулася розмова про військову фотографію зкінорежисером Оксаною Карпович, яку модерувала перекладачка та журналісткаКатерина Міщенко. Про деколонізацію та звільнення з тіні імперії говорилиперекладачка Катерина Ботанова, поет, перекладач, філософ, перекладач,теоретик культури Овідіу Тішінделяну та Олеся Островська-Люта.</text:p>
      <text:p text:style-name="P4">
Національний стенд України з власною програмою заходів представлений наярмарку завдяки спільним зусиллям Лейпцизького книжкового ярмарку,уповноваженої федерального уряду з питань культури та ЗМІ, Neustart Kultur,Українського інституту книги, Goethe-Institut в Україні, Міністерства культурита інформаційної політики України, посольства України у ФРН, Українськогоінституту, Книжкового Арсеналу, видавництва Meridian Czernowitz, ВіденськогоІнституту наук про людину та Федеральної агенції політичної освіти Німеччини.</text:p>
      <text:p text:style-name="P4">
<text:span text:style-name="T4">
Читайте також:</text:span>
 <text:a xlink:type="simple" xlink:href="https://www.ukrinform.ua/rubric-society/3699547-proekt-knizki-bez-kordoniv-realizuut-uze-v-37-krainah-zelenska.html" text:style-name="Internet_20_link" text:visited-style-name="Visited_20_Internet_20_Link">
 <text:span text:style-name="T4">
Книжк</text:span>
 </text:a>
</text:p>
      <text:p text:style-name="P4">
Лейпцизький книжковий ярмарок — це найважливіше весняне зібрання книжкової тамедіаіндустрії, яке об’єднує читачів із авторами, видавцями й медіакомпаніямиз Німеччини та всього світу. Лейпцизький книжковий ярмарок проходить одночасноз Manga-Comic-Con і Leipzig liest («Лейпциг читає») з 27 по 30 квітня 2023року.</text:p>
      <text:p text:style-name="P4">
Source: <text:a xlink:type="simple" xlink:href="https://www.ukrinform.ua/rubric-culture/3701748-ukraina-predstavila-nacionalnij-stend-na-knizkovomu-armarku-v-lejpcigu.html" text:style-name="Internet_20_link" text:visited-style-name="Visited_20_Internet_20_Link">
https://www.ukrinform.ua/rubric-culture/3701748-ukraina-predstavila-nacionalnij-stend-na-knizkovomu-armarku-v-lejpcigu.html</text:a>
</text:p>
      <!--NEWS-->
      <text:h text:style-name="P10" text:outline-level="1">
<text:span text:style-name="T4">
У Черкасах почали службову перевірку після побиття цивільного під час вручення повістки</text:span>
</text:h>
      <text:p text:style-name="P4">
Authors: Ukrinform (Person)</text:p>
      <text:p text:style-name="P4">
Publisher: Укринформ (Organization)</text:p>
      <text:p text:style-name="P4">
Published Time: 2023-04-27T21:38:00+03:00</text:p>
      <text:p text:style-name="P4">
Modified Time: 2023-04-27T21:38:00+03:00</text:p>
      <text:p text:style-name="P4">
Description: В Черкаському ТЦК, працівники якого побили цивільного під час вручення сповіщення про мобілізацію, розпочалася службова перевірка. Бійку поблизу торговельного центру зняли на відео перехожі. — Укрінформ.</text:p>
      <text:p text:style-name="P4">
Images: ["<text:a xlink:type="simple" xlink:href="https://static.ukrinform.com/photos/2022_07/thumb_files/630_360_1657903606-526.jpg" text:style-name="Internet_20_link" text:visited-style-name="Visited_20_Internet_20_Link">
630_360_16579...</text:a>
"]</text:p>
      <text:p text:style-name="P4">
Tags: ['Мобілізація', 'Черкаси', 'Побиття', 'перевірки', 'Повістка']</text:p>
      <text:p text:style-name="P4">
Type: Article</text:p>
      <!--METADATA-->
      <text:p text:style-name="P4">
<draw:frame draw:style-name="fr1" draw:name="Image319" text:anchor-type="as-char" svg:width="6.9236in" svg:height="3.956343in" draw:z-index="0">
<draw:image xlink:href="../Images/yкринформ/2023-04-27T21-38-00-03-00/630_360_1657903606-526.jpg" xlink:type="simple" xlink:show="embed" xlink:actuate="onLoad" draw:mime-type="image/jpeg"/>
</draw:frame>
 ВЧеркаському ТЦК, працівники якого побили цивільного під час врученнясповіщення про мобілізацію, розпочалася службова перевірка. Бійку поблизуторговельного центру зняли на відео перехожі.</text:p>
      <text:p text:style-name="P4">
Як передає Укрінформ, про перевірку повідомив у <text:a xlink:type="simple" xlink:href="http://t.me/cherkaskaODA/4587" text:style-name="Internet_20_link" text:visited-style-name="Visited_20_Internet_20_Link">
</text:a>
 голова Черкаської облдержадміністрації ІгорТабурець.</text:p>
      <text:p text:style-name="P4">
«Офіційну оцінку цій ситуації та її учасникам дасть службова перевірка, якавже розпочата в Черкаському обласному терцентрі комплектування та соціальноїпідтримки. А також правоохоронні органи. Є заяви від обох сторін», - такпрокоментував Табурець ситуацію, яка викликала обурення в соцмережах.</text:p>
      <text:p text:style-name="P4">
Він підкреслив, що мобілізація – це не каральний захід, а життєва необхідністьдля нашої держави під час війни з російськими загарбниками. Тож цивільна особане має права зневажливо ставитися до військового при виконанні службовихобов’язків, навіть якщо він вручає сповіщення. Водночас військовий не маєреагувати так, як зафіксовано на відео.</text:p>
      <text:p text:style-name="P4">
<text:span text:style-name="T4">
Читайте також:</text:span>
 <text:a xlink:type="simple" xlink:href="https://www.ukrinform.ua/rubric-society/3696902-v-ukraini-potencijno-mozut-zaprovaditi-elektronni-povistki-venislavskij.html" text:style-name="Internet_20_link" text:visited-style-name="Visited_20_Internet_20_Link">
 </text:a>
</text:p>
      <text:p text:style-name="P4">
Своєю чергою Черкаський обласний ТЦК у <text:a xlink:type="simple" xlink:href="http://www.facebook.com/CherkasyTCK/posts/pfbid0SRazx6zsLx7K84UTCFMRajEXmp7zsB5uHvJgDsKjmZpVn9KqKr9xB3Fcm16hLd9Zl" text:style-name="Internet_20_link" text:visited-style-name="Visited_20_Internet_20_Link">
</text:a>
стверджує, що під час оповіщення населення в рамках загальної мобілізації,чоловік поводився провокативно.</text:p>
      <text:p text:style-name="P4">
«Громадянин почав ображати військовослужбовців, погрожувати фізичною розправоюта застосував фізичну силу до одного з <text:a xlink:type="simple" xlink:href="https://www.ukrinform.ua/tag-vijskovi" text:style-name="Internet_20_link" text:visited-style-name="Visited_20_Internet_20_Link">
 </text:a>
 . Громадянина було затримано, на місце події військовослужбовці ТЦКта СП викликали представників Національної поліції. Прибувши за викликом, вонивідібрали пояснення в учасників події», - йдеться в повідомленні.</text:p>
      <text:p text:style-name="P4">
У дописі зазначається, що відео вирвано з контексту, обставини значно ширші,аніж показано в оприлюдненому фрагменті.</text:p>
      <text:p text:style-name="P4">
Також повідомляється, що «з особовим складом, який залучається до оповіщеннявійськовозобов’язаних, проведено додаткові роз'яснювальні заходи щодо порядкуроботи й дотримання норм законодавства».</text:p>
      <text:p text:style-name="P4">
<text:span text:style-name="T4">
Читайте також:</text:span>
 <text:a xlink:type="simple" xlink:href="https://www.ukrinform.ua/rubric-society/3700656-u-policii-ne-viklucaut-so-povistki-lubitelam-driftu-vrucatimut-ne-lise-u-kievi.html" text:style-name="Internet_20_link" text:visited-style-name="Visited_20_Internet_20_Link">
 <text:span text:style-name="T4">
Повістки</text:span>
 </text:a>
</text:p>
      <text:p text:style-name="P4">
У численних коментарях під цим дописом користувачі соцмереж обурюютьсяповедінкою військових з автоматами, двоє з яких тримають хлопця за руки, атретій б’є з ноги в обличчя та під ребра.</text:p>
      <text:p text:style-name="P4">
27 квітня у Телеграм-каналах з'явилося <text:a xlink:type="simple" xlink:href="http://provce.ck.ua/nohoiu-po-holovi-u-cherkasakh-pratsivnyky-ttsk-pobyly-cholovika-iakomu-vruchaly-povistku/" text:style-name="Internet_20_link" text:visited-style-name="Visited_20_Internet_20_Link">
 </text:a>
 з коментарем, що працівники Черкаського ТЦК застосовують силу дочоловіка, якому намагалися вручити повістку. Користувачі соцмережістверджують, що інцидент стався 20 квітня біля ТРЦ «Хрещатик-сіті».</text:p>
      <text:p text:style-name="P4">
На записі видно, як військовий протягує документ цивільному, і чоловіки прощось сперечаються. За кілька секунд працівник ТЦК завдає удару, і цивільноговалять на землю, при цьому інший військовий ногою б'є його по голові.</text:p>
      <text:p text:style-name="P4">
Source: <text:a xlink:type="simple" xlink:href="https://www.ukrinform.ua/rubric-regions/3701750-u-cerkasah-pocali-sluzbovu-perevirku-pisla-pobitta-civilnogo-pid-cas-vrucenna-povistki.html" text:style-name="Internet_20_link" text:visited-style-name="Visited_20_Internet_20_Link">
https://www.ukrinform.ua/rubric-regions/3701750-u-cerkasah-pocali-sluzbovu-perevirku-pisla-pobitta-civilnogo-pid-cas-vrucenna-povistki.html</text:a>
</text:p>
      <!--NEWS-->
      <text:h text:style-name="P10" text:outline-level="1">
<text:span text:style-name="T4">
«Барселона» зіграє у фіналі жіночої Ліги чемпіонів з футболу</text:span>
</text:h>
      <text:p text:style-name="P4">
Authors: Ukrinform (Person)</text:p>
      <text:p text:style-name="P4">
Publisher: Укринформ (Organization)</text:p>
      <text:p text:style-name="P4">
Published Time: 2023-04-27T21:51:48+03:00</text:p>
      <text:p text:style-name="P4">
Modified Time: 2023-04-27T21:51:48+03:00</text:p>
      <text:p text:style-name="P4">
Description: У півфіналі каталонські гравчині обіграли «Челсі». — Укрінформ.</text:p>
      <text:p text:style-name="P4">
Images: ["<text:a xlink:type="simple" xlink:href="https://static.ukrinform.com/photos/2023_04/thumb_files/630_360_1682621381-655.jpg" text:style-name="Internet_20_link" text:visited-style-name="Visited_20_Internet_20_Link">
630_360_16826...</text:a>
"]</text:p>
      <text:p text:style-name="P4">
Tags: ['Барселона', 'Футбол']</text:p>
      <text:p text:style-name="P4">
Type: Article</text:p>
      <!--METADATA-->
      <text:p text:style-name="P4">
<draw:frame draw:style-name="fr1" draw:name="Image320" text:anchor-type="as-char" svg:width="6.9236in" svg:height="3.956343in" draw:z-index="0">
<draw:image xlink:href="../Images/yкринформ/2023-04-27T21-51-48-03-00/630_360_1682621381-655.jpg" xlink:type="simple" xlink:show="embed" xlink:actuate="onLoad" draw:mime-type="image/jpeg"/>
</draw:frame>
 Упівфіналі каталонські гравчині обіграли «Челсі».</text:p>
      <text:p text:style-name="P4">
У жіночій Лізі чемпіонів з футболу визначилася перша фіналістка турніру, неюстала каталонська «Барселона», яка за сумою двох матчів обіграла «Челсі»,передає Укрінформ.</text:p>
      <text:p text:style-name="P4">
З Лондону на «Камп Ноу» представниці Іспанії привезли мінімальну перемогу 1:0- її забезпечив гол нападниці Каролін Хансен на старті зустрічі.</text:p>
      <text:p text:style-name="P4">
У другому поєдинку відкрити рахунок «Барселоні» вдалося після перерви,відзначилася Каролін Хансен - 1:0. Гравчині «Челсі» швидко зрівняли рахунок,гол забила Гуро Райтен - 1:1. «Барселона» зберегла перевагу в один м'ячзавдяки мінімальній перемозі на виїзді та вийшла до фіналу.</text:p>
      <text:p text:style-name="P4">
Це третій поспіль вихід «Барселони» до фіналу Ліги чемпіонів. У 2021 році вонистали володарками трофею, у 2022-му - програли вирішальний матч.</text:p>
      <text:p text:style-name="P4">
У фіналі Ліги чемпіонів «Барселона» зіграє з переможницею пари «Вольфсбург» -«Арсенал».</text:p>
      <text:p text:style-name="P4">
<text:span text:style-name="T4">
Читайте також:</text:span>
 <text:a xlink:type="simple" xlink:href="https://www.ukrinform.ua/rubric-sports/3701096-futbolisti-nimeccini-provedut-osoblivij-matc-proti-zbirnoi-ukraini-nastavnik-bundestimu.html" text:style-name="Internet_20_link" text:visited-style-name="Visited_20_Internet_20_Link">
 <text:span text:style-name="T4">
Футбол</text:span>
 </text:a>
</text:p>
      <text:p text:style-name="P4">
Як повідомляв Укрінформ, перший поєдинок між «Вольфсбургом» та «Арсеналом»закінчився внічию 2:2, матч-відповідь відбудеться у понеділок, 1 травня.</text:p>
      <text:p text:style-name="P4">
Фото: Getty Image</text:p>
      <text:p text:style-name="P4">
Source: <text:a xlink:type="simple" xlink:href="https://www.ukrinform.ua/rubric-sports/3701754-barselona-zigrae-u-finali-zinocoi-ligi-cempioniv-z-futbolu.html" text:style-name="Internet_20_link" text:visited-style-name="Visited_20_Internet_20_Link">
https://www.ukrinform.ua/rubric-sports/3701754-barselona-zigrae-u-finali-zinocoi-ligi-cempioniv-z-futbolu.html</text:a>
</text:p>
      <!--NEWS-->
      <text:h text:style-name="P10" text:outline-level="1">
<text:span text:style-name="T4">
росіяни дев’ять разів обстріляли прикордоння Чернігівщини та Сумщини</text:span>
</text:h>
      <text:p text:style-name="P4">
Authors: Ukrinform (Person)</text:p>
      <text:p text:style-name="P4">
Publisher: Укринформ (Organization)</text:p>
      <text:p text:style-name="P4">
Published Time: 2023-04-27T21:55:41+03:00</text:p>
      <text:p text:style-name="P4">
Modified Time: 2023-04-27T21:55:41+03:00</text:p>
      <text:p text:style-name="P4">
Description: Війська рф у другій половині дня ще 9 разів обстріляли прикордоння Чернігівської та Сумської областей - з мінометів, артилерії та озброєння гелікоптера.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321" text:anchor-type="as-char" svg:width="6.9236in" svg:height="3.956343in" draw:z-index="0">
<draw:image xlink:href="../Images/yкринформ/2023-04-27T21-55-41-03-00/630_360_1479558145-5682.jpg" xlink:type="simple" xlink:show="embed" xlink:actuate="onLoad" draw:mime-type="image/jpeg"/>
</draw:frame>
 Військарф у другій половині дня ще 9 разів обстріляли прикордоння Чернігівської таСумської областей - з мінометів, артилерії та озброєння гелікоптера.</text:p>
      <text:p text:style-name="P4">
Про це у <text:a xlink:type="simple" xlink:href="https://www.facebook.com/100064471011124/posts/pfbid02bWCPN9RxWbxq8uaKTu1LbUcBVX3feEj1dsWfbe1V5auvkmQSBGZ4y8gcZ1sEnVdXl/" text:style-name="Internet_20_link" text:visited-style-name="Visited_20_Internet_20_Link">
</text:a>
повідомляє пресслужба ОК «Північ», передає Укрінформ.</text:p>
      <text:p text:style-name="P4">
«Станом на 21:00 27 квітня російські війська обстріляли прикордонняЧернігівської та Сумської областей ще 9 разів. Застосовували міномети,артилерію та ракети з гелікоптера», - йдеться в повідомленні.</text:p>
      <text:p text:style-name="P4">
<text:span text:style-name="T4">
Читайте також:</text:span>
 <text:a xlink:type="simple" xlink:href="https://www.ukrinform.ua/rubric-ato/3701739-rosiani-obstrilali-hersonsinu-e-zagibla-ta-poranenij.html" text:style-name="Internet_20_link" text:visited-style-name="Visited_20_Internet_20_Link">
 <text:span text:style-name="T4">
обстріл</text:span>
 </text:a>
</text:p>
      <text:p text:style-name="P4">
Зокрема, у районі н.п. Середина-Буда зафіксовано обстріли ймовірно з міномета120 мм з 13:05 до 13:10 (2 вибухи), з 12:00 до 12:20 (7 вибухів), а такожблизько 15:35 зафіксовано 4 "приходи" ймовірно ракет, випущених з гелікоптера.</text:p>
      <text:p text:style-name="P4">
У районі н.п. Марчихина з 11:10 до 11:15 зафіксовано обстріли ймовірно зміномета 120 мм (4 вибухи).</text:p>
      <text:p text:style-name="P4">
За інформацією ОК "Північ", у районі н.п. Бачівськ з 12:40 до 12:50 також булиобстріли ймовірно з міномета 120 мм (6 вибухів), а близько 14:50 - вибухвипущеної з гелікоптера ракети.</text:p>
      <text:p text:style-name="P4">
<text:span text:style-name="T4">
Читайте також:</text:span>
 <text:a xlink:type="simple" xlink:href="https://www.ukrinform.ua/rubric-regions/3701698-na-hersonsini-organizuvali-evakuaciu-z-kizomisu-akij-sodna-obstrilue-vorog.html" text:style-name="Internet_20_link" text:visited-style-name="Visited_20_Internet_20_Link">
 <text:span text:style-name="T4">
обстріл</text:span>
 </text:a>
</text:p>
      <text:p text:style-name="P4">
З 14:00 до 14:15 зафіксовано 30 вибухів, ймовірно снарядів РСЗВ, в районі н.п.Семенівка.</text:p>
      <text:p text:style-name="P4">
Крім того, в районі н.п. Грем’яч з 16:00 до 16:55 зафіксовано обстріли зіствольної артилерії (19 вибухів), в районі н.п. Блешня з 16:35 до 17:00 -ймовірно з міномета 120 (5 вибухів).</text:p>
      <text:p text:style-name="P4">
Військові зазначають, що про втрати серед місцевого населення чи пошкодженняцивільної інфраструктури інформація не надходила.</text:p>
      <text:p text:style-name="P4">
<text:span text:style-name="T4">
Читайте також:</text:span>
 <text:a xlink:type="simple" xlink:href="https://www.ukrinform.ua/rubric-regions/3701545-rosiani-zrujnuvali-mist-na-cernigivsini-prikordonne-selo-vidrizane-vid-velikoi-zemli.html" text:style-name="Internet_20_link" text:visited-style-name="Visited_20_Internet_20_Link">
 <text:span text:style-name="T4">
Чернігівщи</text:span>
 </text:a>
</text:p>
      <text:p text:style-name="P4">
Як повідомляв Укрінформ, станом на 13:00 четверга російські війська обстрілялиприкордоння Сумської області вісім разів.</text:p>
      <text:p text:style-name="P4">
Source: <text:a xlink:type="simple" xlink:href="https://www.ukrinform.ua/rubric-ato/3701755-rosiani-devat-raziv-obstrilali-prikordonna-cernigivsini-ta-sumsini.html" text:style-name="Internet_20_link" text:visited-style-name="Visited_20_Internet_20_Link">
https://www.ukrinform.ua/rubric-ato/3701755-rosiani-devat-raziv-obstrilali-prikordonna-cernigivsini-ta-sumsini.html</text:a>
</text:p>
      <!--NEWS-->
      <text:h text:style-name="P10" text:outline-level="1">
<text:span text:style-name="T4">
Президент: Працюватимемо для повернення всіх депортованих дітей і для покарання рф</text:span>
</text:h>
      <text:p text:style-name="P4">
Authors: Ukrinform (Person)</text:p>
      <text:p text:style-name="P4">
Publisher: Укринформ (Organization)</text:p>
      <text:p text:style-name="P4">
Published Time: 2023-04-27T21:56:00+03:00</text:p>
      <text:p text:style-name="P4">
Modified Time: 2023-04-27T21:56:00+03:00</text:p>
      <text:p text:style-name="P4">
Description: Депортація українських дітей – один із цілком продуманих елементів намагання росії стерти ідентичність нашого народу, знищити саму сутність українців. Це свідомий злочин геноциду, скоєний російськими посадовцями.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Депортація', 'Діти', 'Україна', 'Зеленський', 'Війна з росією']</text:p>
      <text:p text:style-name="P4">
Type: Article</text:p>
      <!--METADATA-->
      <text:p text:style-name="P4">
<draw:frame draw:style-name="fr1" draw:name="Image322" text:anchor-type="as-char" svg:width="6.9236in" svg:height="3.956343in" draw:z-index="0">
<draw:image xlink:href="../Images/yкринформ/2023-04-27T21-56-00-03-00/630_360_1682451261-591.jpeg" xlink:type="simple" xlink:show="embed" xlink:actuate="onLoad" draw:mime-type="image/jpeg"/>
</draw:frame>
Депортація українських дітей – один із цілком продуманих елементів намаганняросії стерти ідентичність нашого народу, знищити саму сутність українців. Цесвідомий злочин геноциду, скоєний російськими посадовцями.</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_Відео:<text:a xlink:type="simple" xlink:href="https://t.me/OP_UA/9345" text:style-name="Internet_20_link" text:visited-style-name="Visited_20_Internet_20_Link">
 </text:a>
 _</text:p>
      <text:p text:style-name="P4">
<text:span text:style-name="T4">
Бажаю здоров’я, шановні українці!</text:span>
</text:p>
      <text:p text:style-name="P4">
Сьогодні є важливий політичний результат у Страсбурзі – на сесіїПарламентської асамблеї Ради Європи. Ухвалено резолюцію, якою визнається, щодепортація росією українських дітей містить ознаки геноциду. І це першевизнання такого факту на рівні такої високої міжнародної організації, щооб’єднує держави нашого континенту.</text:p>
      <text:p text:style-name="P4">
Якщо говорити практично, це рішення суттєво допоможе нашій глобальній роботіщодо притягнення Росії та її посадовців, включно з керівником держави-терориста, до відповідальності саме за геноцид, геноцидну політику протиУкраїни.</text:p>
      <text:p text:style-name="P4">
Депортація українських дітей – це один із цілком продуманих елементівнамагання росії стерти ідентичність нашого народу, знищити саму сутністьукраїнців. Це свідомий злочин геноциду, скоєний російськими посадовцями. Саметак це має кваліфікуватися і політично, і юридично.</text:p>
      <text:p text:style-name="P4">
Сьогодні перша леді України зверталася до ПАРЄ – саме щодо дітей, сімей… Нашіпарламентарі й наші дипломати добре попрацювали. І на всіх рівнях – формальнихі неформальних, із лідерами держав, на парламентському, урядовому,правоохоронному рівнях, у юридичній спільноті та в міжнародних іміжпарламентських організаціях – ми продовжимо працювати для повернення всіхдепортованих українських дітей і для покарання росії. Нам достеменно відомідані майже 20 тисяч дітей, які були вивезені й розпорошені по різних регіонахдержави-зла. Але очевидно, що це лише частина значно масштабніших злочиннихдій. Таких дітей може бути значно більше.</text:p>
      <text:p text:style-name="P4">
Європа та світ уже бачили різні депортації та спроби знищення народів. Саме наросійському прикладі – відповідальністю цієї держави та її посадовців, винниху геноциді, – ми мусимо показати всім іншим потенційним джерелам такого ж зла,що безкарності більше ніколи не буде. А вироки за геноцид будуть. Так само, які за всі інші злочини росії проти України й наших людей.</text:p>
      <text:p text:style-name="P4">
У Миколаєві вже завершився розбір завалів на місці ракетного удару, якийстався сьогодні вночі. Понад 20 поранених, одна людина загинула… Мої співчуттярідним і близьким.</text:p>
      <text:p text:style-name="P4">
Ракетами пошкоджені десятки звичайних будинків, два навчальні заклади.«Калібри» проти школи й коледжу, проти житлової забудови.</text:p>
      <text:p text:style-name="P4">
Увечері ще один ракетний удар був завданий по Костянтинівці Донецької області.Пошкоджено теж школу, лікарню, житлові будинки. На жаль, є постраждалі люди.</text:p>
      <text:p text:style-name="P4">
На жаль, юридична машина світу довго набирає обертів. Але набирає. На жаль,політичний тиск світу на державу-терориста, санкційний тиск ще не досяг повноїсили. Але досягає…</text:p>
      <text:p text:style-name="P4">
А от наші воїни від першого дня цієї битви на захист людей та людяностіроблять абсолютно все можливе! І навіть більше, ніж можливо.</text:p>
      <text:p text:style-name="P4">
Авдіївка – 35-та окрема бригада морської піхоти. Марʼїнка – наша славетна«Сімдесятдевʼятка»… Донецький напрямок загалом – 55-та окрема артилерійськабригада… Дякую вам, воїни, за незмінну результативність!</text:p>
      <text:p text:style-name="P4">
Запорізький напрямок – сьогодні, як і завжди, є за що подякувати бійцям нашої44-ї окремої артилерійської бригади. Молодці!</text:p>
      <text:p text:style-name="P4">
Передав сьогодні письмову подяку воїнам і командиру 95-ї окремої бригади ДШВ,які дуже потужно бʼються поблизу Кремінної на Луганщині.</text:p>
      <text:p text:style-name="P4">
І окремо хочу подякувати абсолютно всім, хто боронить Бахмут і знищує тамворога так масштабно, як окупант на це заслужив.</text:p>
      <text:p text:style-name="P4">
<text:span text:style-name="T4">
Слава всім нашим воїнам, хто зараз у бою, на бойових постах, на бойовихзавданнях!</text:span>
</text:p>
      <text:p text:style-name="P4">
<text:span text:style-name="T4">
Дякую всім у світі, хто нам допомагає!</text:span>
</text:p>
      <text:p text:style-name="P4">
<text:span text:style-name="T4">
Вічна памʼять усім, чиї життя забрав російський терор!</text:span>
</text:p>
      <text:p text:style-name="P4">
<text:span text:style-name="T4">
Слава Україні!</text:span>
</text:p>
      <text:p text:style-name="P4">
<text:span text:style-name="T5">
Фото: ОП</text:span>
</text:p>
      <text:p text:style-name="P4">
Source: <text:a xlink:type="simple" xlink:href="https://www.ukrinform.ua/rubric-ato/3701756-prodovzimo-pracuvati-dla-povernenna-vsih-deportovanih-ditej-i-dla-pokaranna-rf-prezident.html" text:style-name="Internet_20_link" text:visited-style-name="Visited_20_Internet_20_Link">
https://www.ukrinform.ua/rubric-ato/3701756-prodovzimo-pracuvati-dla-povernenna-vsih-deportovanih-ditej-i-dla-pokaranna-rf-prezident.html</text:a>
</text:p>
      <!--NEWS-->
      <text:h text:style-name="P10" text:outline-level="1">
<text:span text:style-name="T4">
путін підписав указ, що дозволяє депортувати українців з тимчасово окупованих територій</text:span>
</text:h>
      <text:p text:style-name="P4">
Authors: Ukrinform (Person)</text:p>
      <text:p text:style-name="P4">
Publisher: Укринформ (Organization)</text:p>
      <text:p text:style-name="P4">
Published Time: 2023-04-27T22:01:00+03:00</text:p>
      <text:p text:style-name="P4">
Modified Time: 2023-04-27T22:01:00+03:00</text:p>
      <text:p text:style-name="P4">
Description: Президент росії володимир путін підписав указ, що дозволяє депортувати жителів тимчасово окупованих територій України, які не взяли громадянство рф. — Укрінформ.</text:p>
      <text:p text:style-name="P4">
Images: ["<text:a xlink:type="simple" xlink:href="https://static.ukrinform.com/photos/2022_09/thumb_files/630_360_1664030285-428.jpg" text:style-name="Internet_20_link" text:visited-style-name="Visited_20_Internet_20_Link">
630_360_16640...</text:a>
"]</text:p>
      <text:p text:style-name="P4">
Tags: ['Депортація', 'путін', 'Війна з росією']</text:p>
      <text:p text:style-name="P4">
Type: Article</text:p>
      <!--METADATA-->
      <text:p text:style-name="P4">
<draw:frame draw:style-name="fr1" draw:name="Image323" text:anchor-type="as-char" svg:width="6.9236in" svg:height="3.956343in" draw:z-index="0">
<draw:image xlink:href="../Images/yкринформ/2023-04-27T22-01-00-03-00/630_360_1664030285-428.jpg" xlink:type="simple" xlink:show="embed" xlink:actuate="onLoad" draw:mime-type="image/jpeg"/>
</draw:frame>
 Президентросії володимир путін підписав указ, що дозволяє депортувати жителів тимчасовоокупованих територій України, які не взяли громадянство рф.</text:p>
      <text:p text:style-name="P4">
Документ оприлюднений на офіційному <text:a xlink:type="simple" xlink:href="http://publication.pravo.gov.ru/Document/View/0001202304270013" text:style-name="Internet_20_link" text:visited-style-name="Visited_20_Internet_20_Link">
</text:a>
, передає Укрінформ.</text:p>
      <text:p text:style-name="P4">
Укаж передбачає, що громадяни України або власники "паспортів" маріонеткових«днр», «лнр» мають або стати громадянами росії, або заявити, що не бажаютьцього робити. Ті, хто оберуть другий варіант, з 1 липня 2024 рокувважатимуться іноземцями і, відповідно, можуть бути депортовані.</text:p>
      <text:p text:style-name="P4">
<text:span text:style-name="T4">
Читайте також:</text:span>
 <text:a xlink:type="simple" xlink:href="https://www.ukrinform.ua/rubric-ato/3701724-u-radbezi-oon-zavtra-obgovorat-vikradenna-ukrainskih-ditej-rosieu.html" text:style-name="Internet_20_link" text:visited-style-name="Visited_20_Internet_20_Link">
 </text:a>
</text:p>
      <text:p text:style-name="P4">
Окремий пункт указу стосується депортації тих, хто створює загрозу«національній безпеці росії». Жителів ТОТ, які виступають за «насильницькузміну основ конституційного ладу» в росії, фінансують терористичну таекстремістську діяльність або беруть участь у «несанкціонованих» акціях,депортуватимуть та заборонятимуть їм в'їзд до рф.</text:p>
      <text:p text:style-name="P4">
Як повідомляв Укрінформ, 17 березня 2023 року Міжнародний кримінальний судвидав ордер на арешт президента рф володимира путіна і дитячого омбудсменамарії львової-бєлової, яких підозрюють у незаконній депортації дітей зтимчасово окупованих територій України в росію щонайменше з лютого 2022 року.</text:p>
      <text:p text:style-name="P4">
Source: <text:a xlink:type="simple" xlink:href="https://www.ukrinform.ua/rubric-ato/3701757-putin-pidpisav-ukaz-so-dozvolae-deportuvati-ukrainciv-z-timcasovo-okupovanih-teritorij.html" text:style-name="Internet_20_link" text:visited-style-name="Visited_20_Internet_20_Link">
https://www.ukrinform.ua/rubric-ato/3701757-putin-pidpisav-ukaz-so-dozvolae-deportuvati-ukrainciv-z-timcasovo-okupovanih-teritorij.html</text:a>
</text:p>
      <!--NEWS-->
      <text:h text:style-name="P10" text:outline-level="1">
<text:span text:style-name="T4">
Кількість жертв культу в Кенії зросла до 103 - затримали ще одного пастора</text:span>
</text:h>
      <text:p text:style-name="P4">
Authors: Ukrinform (Person)</text:p>
      <text:p text:style-name="P4">
Publisher: Укринформ (Organization)</text:p>
      <text:p text:style-name="P4">
Published Time: 2023-04-27T22:06:40+03:00</text:p>
      <text:p text:style-name="P4">
Modified Time: 2023-04-27T22:06:40+03:00</text:p>
      <text:p text:style-name="P4">
Description: Кенійський телепроповідник був заарештований у четвер після повідомлень про «масове вбивство його послідовників», інформують у МВС країни. — Укрінформ.</text:p>
      <text:p text:style-name="P4">
Images: ["<text:a xlink:type="simple" xlink:href="https://static.ukrinform.com/photos/2023_04/thumb_files/630_360_1682601805-604.jpg" text:style-name="Internet_20_link" text:visited-style-name="Visited_20_Internet_20_Link">
630_360_16826...</text:a>
"]</text:p>
      <text:p text:style-name="P4">
Tags: ['Арешт', 'Кенія', 'Релігія', 'Смерть']</text:p>
      <text:p text:style-name="P4">
Type: Article</text:p>
      <!--METADATA-->
      <text:p text:style-name="P4">
<draw:frame draw:style-name="fr1" draw:name="Image324" text:anchor-type="as-char" svg:width="6.9236in" svg:height="3.956343in" draw:z-index="0">
<draw:image xlink:href="../Images/yкринформ/2023-04-27T22-06-40-03-00/630_360_1682601805-604.jpg" xlink:type="simple" xlink:show="embed" xlink:actuate="onLoad" draw:mime-type="image/jpeg"/>
</draw:frame>
 Кенійськийтелепроповідник був заарештований у четвер після повідомлень про «масовевбивство його послідовників», інформують у МВС країни.</text:p>
      <text:p text:style-name="P4">
Як передає Укрінформ, про це повідомляє <text:a xlink:type="simple" xlink:href="https://www.reuters.com/world/africa/second-kenyan-pastor-arrested-over-alleged-mass-killings-says-minister-2023-04-27/" text:style-name="Internet_20_link" text:visited-style-name="Visited_20_Internet_20_Link">
</text:a>
 .</text:p>
      <text:p text:style-name="P4">
Після поширення новини про затримання пастора Єзекіеля Одеро офіційні особизаявили, що, за даними розслідування, кількість загиблих під час проведеннякульту сягнула 103 осіб.</text:p>
      <text:p text:style-name="P4">
Одеро під час затримання коментарів пресі не надав.</text:p>
      <text:p text:style-name="P4">
Міністр внутрішніх справ та національної адміністрації <text:a xlink:type="simple" xlink:href="https://www.ukrinform.ua/tag-kenia" text:style-name="Internet_20_link" text:visited-style-name="Visited_20_Internet_20_Link">
</text:a>
 Кітуре Кіндікі повідомив, що булоевакуйовано десятки людей, які ховалися у молитовному центрі під назвою «Новежиття», у містечку Мавуені на узбережжі Індійського океану.</text:p>
      <text:p text:style-name="P4">
Кіндікі додав, що притягнення Одеро до кримінальної відповідальності пов’язанез «масовими вбивствами його послідовників».</text:p>
      <text:p text:style-name="P4">
Місто Мавуені розташоване приблизно за 66 кілометрів від лісу Шакахола, дебуло виявлено загиблих від голоду послідовників лідера релігійного культу -Пола Маккензі.</text:p>
      <text:p text:style-name="P4">
<text:span text:style-name="T4">
Читайте також:</text:span>
 <text:a xlink:type="simple" xlink:href="https://www.ukrinform.ua/rubric-world/3701581-majze-90-smertej-u-kenii-spriciniv-zaklik-lidera-kultu-gotuvatisa-do-kinca-svitu.html" text:style-name="Internet_20_link" text:visited-style-name="Visited_20_Internet_20_Link">
 <text:span text:style-name="T4">
Кенії</text:span>
 </text:a>
</text:p>
      <text:p text:style-name="P4">
Як повідомлялося, 21 квітня кенійська поліція почала ексгумацію тіл з лісуШакахола, що поблизу прибережного міста Малінді. Люди, які були причетні дохристиянського культу, вірили, що потраплять на небеса, якщо заморять себеголодом.</text:p>
      <text:p text:style-name="P4">
Лідер церкви Пол Маккензі Нтенге закликав своїх послідовників голодувати досмерті, щоб "зустріти Ісуса". Нині він перебуває під вартою в очікуванні суду.Вважається, що деякі з його прихильників досі можуть переховуватися в лісахнавколо Шакахоли.</text:p>
      <text:p text:style-name="P4">
Наразі відомо про 89 загиблих послідовників Міжнародної церкви «Добра новина».</text:p>
      <text:p text:style-name="P4">
<text:span text:style-name="T5">
Фото: theguardian</text:span>
</text:p>
      <text:p text:style-name="P4">
Source: <text:a xlink:type="simple" xlink:href="https://www.ukrinform.ua/rubric-world/3701759-kilkist-zertv-kultu-v-kenii-zrosla-do-103-zatrimali-se-odnogo-pastora.html" text:style-name="Internet_20_link" text:visited-style-name="Visited_20_Internet_20_Link">
https://www.ukrinform.ua/rubric-world/3701759-kilkist-zertv-kultu-v-kenii-zrosla-do-103-zatrimali-se-odnogo-pastora.html</text:a>
</text:p>
      <!--NEWS-->
      <text:h text:style-name="P10" text:outline-level="1">
<text:span text:style-name="T4">
Зеленський: Вироки за геноцид будуть - як і за всі інші злочини росії проти України</text:span>
</text:h>
      <text:p text:style-name="P4">
Authors: Ukrinform (Person)</text:p>
      <text:p text:style-name="P4">
Publisher: Укринформ (Organization)</text:p>
      <text:p text:style-name="P4">
Published Time: 2023-04-27T22:14:00+03:00</text:p>
      <text:p text:style-name="P4">
Modified Time: 2023-04-27T22:14:00+03:00</text:p>
      <text:p text:style-name="P4">
Description: Рішення ПАРЄ про визнання геноцидом депортації українських дітей на територію російської федерації допоможе притягнути країну-агресорку до відповідальності. — Укрінформ.</text:p>
      <text:p text:style-name="P4">
Images: ["<text:a xlink:type="simple" xlink:href="https://static.ukrinform.com/photos/2023_02/thumb_files/630_360_1677264924-906.jpg" text:style-name="Internet_20_link" text:visited-style-name="Visited_20_Internet_20_Link">
630_360_16772...</text:a>
"]</text:p>
      <text:p text:style-name="P4">
Tags: ['Депортація', 'Діти', 'Геноцид', 'Вирок', 'Зеленський', 'Війна з росією']</text:p>
      <text:p text:style-name="P4">
Type: Article</text:p>
      <!--METADATA-->
      <text:p text:style-name="P4">
<draw:frame draw:style-name="fr1" draw:name="Image325" text:anchor-type="as-char" svg:width="6.9236in" svg:height="3.956343in" draw:z-index="0">
<draw:image xlink:href="../Images/yкринформ/2023-04-27T22-14-00-03-00/630_360_1677264924-906.jpg" xlink:type="simple" xlink:show="embed" xlink:actuate="onLoad" draw:mime-type="image/jpeg"/>
</draw:frame>
 РішенняПАРЄ про визнання геноцидом депортації українських дітей на територіюросійської федерації допоможе притягнути країну-агресорку до відповідальності.</text:p>
      <text:p text:style-name="P4">
Про це у <text:a xlink:type="simple" xlink:href="https://www.youtube.com/watch" text:style-name="Internet_20_link" text:visited-style-name="Visited_20_Internet_20_Link">
 </text:a>
 заявив ВолодимирЗеленський, повідомляє Укрінформ.</text:p>
      <text:p text:style-name="P4">
«Сьогодні є важливий політичний результат у Страсбурзі – на сесії ПАРЄухвалено резолюцію, якою визначається, що депортація Росією українських дітеймістить ознаки геноциду. І це перше визнання такого факту на рівні такоївисокої міжнародної організації, що об’єднує держави нашого континенту. Якщоговорити практично, це рішення суттєво допоможе нашій глобальній роботі щодопритягнення Росії та її посадовців, включно з керівником держави-терориста, довідповідальності саме за геноцид, геноцидну політику проти України», - сказавглава держави.</text:p>
      <text:p text:style-name="P4">
_Відео:<text:a xlink:type="simple" xlink:href="https://t.me/OP_UA/9345" text:style-name="Internet_20_link" text:visited-style-name="Visited_20_Internet_20_Link">
 </text:a>
 _</text:p>
      <text:p text:style-name="P4">
Президент підкреслив, що депортація українських дітей – це один із цілкомсвідомих намірів знищити сутність українців, свідомий злочин геноциду. Вінзапевнив, що Україна продовжить працювати на всіх рівнях – формальних інеформальних, із лідерами держав, на парламентському, урядовому,правоохоронному рівнях, у юридичній спільноті та в міжнародних іміжпарламентських організаціях, аби повернути всіх депортованих українськихдітей і покарати росію.</text:p>
      <text:p text:style-name="P4">
Зеленський зауважив, що кількість дітей, яких депортувала країна-терорист,може бути більшою: «Нам достеменно відомі дані майже 20 тисяч <text:a xlink:type="simple" xlink:href="https://www.ukrinform.ua/tag-diti" text:style-name="Internet_20_link" text:visited-style-name="Visited_20_Internet_20_Link">
</text:a>
 , які були вивезені й розпорошені порізних регіонах держави-зла. Але очевидно, що це лише частина значномасштабніших злочинних дій. Таких дітей може бути значно більше», - наголосивЗеленський.</text:p>
      <text:p text:style-name="P4">
<text:span text:style-name="T4">
Читайте також:</text:span>
 <text:a xlink:type="simple" xlink:href="https://www.ukrinform.ua/rubric-ato/3701680-u-rosijskij-nevoli-perebuvaut-19-319-ukrainskih-ditej-zelenska.html" text:style-name="Internet_20_link" text:visited-style-name="Visited_20_Internet_20_Link">
 </text:a>
</text:p>
      <text:p text:style-name="P4">
Президент висловив упевненість, що всі російські посадовці, винні у геноциді,постануть перед судом і будуть покарані. «Вироки за геноцид будуть. Так само,як і за всі інші злочини росії проти України й наших людей».</text:p>
      <text:p text:style-name="P4">
Як повідомляв Укрінформ, сьогодні Парламентська асамблея Ради Європи визналагеноцидом депортацію та насильницьке переміщення українських дітей натериторію російської федерації та закликала МКС розглянути можливістькримінального переслідування за цей злочин.</text:p>
      <text:p text:style-name="P4">
<text:span text:style-name="T5">
Фото: ОП</text:span>
</text:p>
      <text:p text:style-name="P4">
Source: <text:a xlink:type="simple" xlink:href="https://www.ukrinform.ua/rubric-ato/3701763-zelenskij-viroki-za-genocid-budut-ak-i-za-vsi-insi-zlocini-rosii-proti-ukraini.html" text:style-name="Internet_20_link" text:visited-style-name="Visited_20_Internet_20_Link">
https://www.ukrinform.ua/rubric-ato/3701763-zelenskij-viroki-za-genocid-budut-ak-i-za-vsi-insi-zlocini-rosii-proti-ukraini.html</text:a>
</text:p>
      <!--NEWS-->
      <text:h text:style-name="P10" text:outline-level="1">
<text:span text:style-name="T4">
У Греції назвали «нежиттєздатними» односторонні заборони на українське зерно</text:span>
</text:h>
      <text:p text:style-name="P4">
Authors: Ukrinform (Person)</text:p>
      <text:p text:style-name="P4">
Publisher: Укринформ (Organization)</text:p>
      <text:p text:style-name="P4">
Published Time: 2023-04-27T22:22:00+03:00</text:p>
      <text:p text:style-name="P4">
Modified Time: 2023-04-27T22:22:00+03:00</text:p>
      <text:p text:style-name="P4">
Description: Генсекретар Міністерства сільського господарства Греції Константінос Багінетас заявив, що заборони на зерно та інші харчові продукти з України не є життєздатним рішенням. — Укрінформ.</text:p>
      <text:p text:style-name="P4">
Images: ["<text:a xlink:type="simple" xlink:href="https://static.ukrinform.com/photos/2021_08/thumb_files/630_360_1628177168-422.jpg" text:style-name="Internet_20_link" text:visited-style-name="Visited_20_Internet_20_Link">
630_360_16281...</text:a>
"]</text:p>
      <text:p text:style-name="P4">
Tags: ['Греція', 'Україна', 'Зерно']</text:p>
      <text:p text:style-name="P4">
Type: Article</text:p>
      <!--METADATA-->
      <text:p text:style-name="P4">
<draw:frame draw:style-name="fr1" draw:name="Image326" text:anchor-type="as-char" svg:width="6.9236in" svg:height="3.956343in" draw:z-index="0">
<draw:image xlink:href="../Images/yкринформ/2023-04-27T22-22-00-03-00/630_360_1628177168-422.jpg" xlink:type="simple" xlink:show="embed" xlink:actuate="onLoad" draw:mime-type="image/jpeg"/>
</draw:frame>
Генсекретар Міністерства сільського господарства Греції Константінос Багінетасзаявив, що заборони на зерно та інші харчові продукти з України не єжиттєздатним рішенням.</text:p>
      <text:p text:style-name="P4">
Про це повідомляє <text:a xlink:type="simple" xlink:href="https://www.euractiv.com/section/politics/news/greece-wont-join-not-viable-bans-on-ukrainian-grain/" text:style-name="Internet_20_link" text:visited-style-name="Visited_20_Internet_20_Link">
 </text:a>
 , передає Укрінформ.</text:p>
      <text:p text:style-name="P4">
«Греція поділяє непропорційний тягар сусідніх держав-членів в Україні тарозуміє реакцію ... їхніх фермерів. Але односторонні національні заходи не єжиттєздатним рішенням, і їх слід уникати», – сказав Багінетас.</text:p>
      <text:p text:style-name="P4">
<text:span text:style-name="T4">
Читайте також:</text:span>
 <text:a xlink:type="simple" xlink:href="https://www.ukrinform.ua/rubric-world/3701667-erdogan-pogovoriv-iz-putinim-pro-vijnu-ta-zernovu-ugodu.html" text:style-name="Internet_20_link" text:visited-style-name="Visited_20_Internet_20_Link">
 <text:span text:style-name="T4">
зерн</text:span>
 </text:a>
</text:p>
      <text:p text:style-name="P4">
Він повідомив, що Греція підтримує подальше використання коридорівсолідарності, оскільки вони особливо важливі за нинішніх обставин.</text:p>
      <text:p text:style-name="P4">
Грецький посадовець додав, що «поточні пропозиції Єврокомісії щодо негайногополегшення для сусідніх держав-членів є кроком у правильному напрямку», танаголосив на необхідності забезпечити глобальне постачання продовольства іпідтримку України.</text:p>
      <text:p text:style-name="P4">
Як повідомлялося, уряди п’яти країн ЄС - Польщі, Словаччини, Угорщини, Румуніїй Болгарії - звернулися до Єврокомісії з листом, в якому міститься проханнявжити захисні заходи для обмеження сільськогосподарського імпорту з України.</text:p>
      <text:p text:style-name="P4">
<text:span text:style-name="T4">
Читайте також:</text:span>
 <text:a xlink:type="simple" xlink:href="https://www.ukrinform.ua/rubric-economy/3701077-ukraina-ta-evrokomisia-pracuut-nad-rozblokuvannam-eksportu-ukrainskoi-agroprodukcii-minekonomiki.html" text:style-name="Internet_20_link" text:visited-style-name="Visited_20_Internet_20_Link">
 <text:span text:style-name="T4">
агропро</text:span>
 </text:a>
</text:p>
      <text:p text:style-name="P4">
Після початку російської агресії проти України та блокування чорноморськихморських портів, через які зазвичай здійснювався експорт сільськогосподарськоїпродукції на світовий ринок, Євросоюз організував «коридори солідарності» накордонах з Україною для спрямування частини її сільськогосподарського експортуна світовий ринок суходолом, а також внутрішніми водними артеріями. Протягомроку цим шляхом було імпортовано понад 32 мільйонів тонн зерна та іншихсільськогосподарських товарів.</text:p>
      <text:p text:style-name="P4">
Source: <text:a xlink:type="simple" xlink:href="https://www.ukrinform.ua/rubric-economy/3701761-u-grecii-nazvali-nezittezdatnimi-odnostoronni-zaboroni-na-ukrainske-zerno.html" text:style-name="Internet_20_link" text:visited-style-name="Visited_20_Internet_20_Link">
https://www.ukrinform.ua/rubric-economy/3701761-u-grecii-nazvali-nezittezdatnimi-odnostoronni-zaboroni-na-ukrainske-zerno.html</text:a>
</text:p>
      <!--NEWS-->
      <text:h text:style-name="P10" text:outline-level="1">
<text:span text:style-name="T4">
Президент відзначив п’ять бригад за результати на найгарячіших напрямках</text:span>
</text:h>
      <text:p text:style-name="P4">
Authors: Ukrinform (Person)</text:p>
      <text:p text:style-name="P4">
Publisher: Укринформ (Organization)</text:p>
      <text:p text:style-name="P4">
Published Time: 2023-04-27T22:31:00+03:00</text:p>
      <text:p text:style-name="P4">
Modified Time: 2023-04-27T22:31:00+03:00</text:p>
      <text:p text:style-name="P4">
Description: Президент України Володимир Зеленський відзначив чотири бригади, які б’ються з ворогом на Донецькому та Запорізькому напрямках. — Укрінформ.</text:p>
      <text:p text:style-name="P4">
Images: ["<text:a xlink:type="simple" xlink:href="https://static.ukrinform.com/photos/2023_04/thumb_files/630_360_1682623571-650.jpeg" text:style-name="Internet_20_link" text:visited-style-name="Visited_20_Internet_20_Link">
630_360_16826...</text:a>
"]</text:p>
      <text:p text:style-name="P4">
Tags: ['Бахмут', 'Зеленський', 'Війна з росією']</text:p>
      <text:p text:style-name="P4">
Type: Article</text:p>
      <!--METADATA-->
      <text:p text:style-name="P4">
<draw:frame draw:style-name="fr1" draw:name="Image327" text:anchor-type="as-char" svg:width="6.9236in" svg:height="3.956343in" draw:z-index="0">
<draw:image xlink:href="../Images/yкринформ/2023-04-27T22-31-00-03-00/630_360_1682623571-650.jpeg" xlink:type="simple" xlink:show="embed" xlink:actuate="onLoad" draw:mime-type="image/jpeg"/>
</draw:frame>
 ПрезидентУкраїни Володимир Зеленський відзначив чотири бригади, які б’ються з ворогомна Донецькому та Запорізькому напрямках.</text:p>
      <text:p text:style-name="P4">
Про це він заявив під час традиційного <text:a xlink:type="simple" xlink:href="https://t.me/OP_UA/9345" text:style-name="Internet_20_link" text:visited-style-name="Visited_20_Internet_20_Link">
 </text:a>
 ,повідомляє Укрінформ.</text:p>
      <text:p text:style-name="P4">
«Наші воїни від першого дня цієї битви на захист людей та людяності роблятьабсолютно все можливе! І навіть більше, ніж можливо. Авдіївка – 35-та окремабригада морської піхоти. Марʼїнка – наша славетна «Сімдесятдевʼятка»…Донецький напрямок загалом – 55-та окрема артилерійська бригада… Дякую вам,воїни, за незмінну результативність! Запорізький напрямок – сьогодні, як ізавжди, є за що подякувати бійцям нашої 44-ї окремої артилерійської бригади.Молодці! Передав сьогодні письмову подяку воїнам і командиру 95-ї окремоїбригади ДШВ, які дуже потужно бʼються поблизу Кремінної на Луганщині», -заявив Президент.</text:p>
      <text:p text:style-name="P4">
<text:span text:style-name="T4">
Читайте також:</text:span>
 <text:a xlink:type="simple" xlink:href="https://www.ukrinform.ua/rubric-ato/3701756-prodovzimo-pracuvati-dla-povernenna-vsih-deportovanih-ditej-i-dla-pokaranna-rf-prezident.html" text:style-name="Internet_20_link" text:visited-style-name="Visited_20_Internet_20_Link">
 </text:a>
</text:p>
      <text:p text:style-name="P4">
Глава держави окремо подякував всім, хто сьогодні боронить Бахмут і знищує тамворога, а також всім, хто на бойових завдання і бойових постах.</text:p>
      <text:p text:style-name="P4">
Як повідомляв Укрінформ, російські окупаційні війська продовжують наступальнідії на Бахмутському, Авдіївському та Мар’їнському напрямках. <text:a xlink:type="simple" xlink:href="https://www.ukrinform.ua/rubric-ato/3701673-sili-oboroni-vidbili-35-atak-voroga-na-doneccini.html" text:style-name="Internet_20_link" text:visited-style-name="Visited_20_Internet_20_Link">
</text:a>
 .</text:p>
      <text:p text:style-name="P4">
Фото: ОП</text:p>
      <text:p text:style-name="P4">
Source: <text:a xlink:type="simple" xlink:href="https://www.ukrinform.ua/rubric-ato/3701765-prezident-vidznaciv-pat-brigad-za-rezultati-na-najgaracisih-napramkah.html" text:style-name="Internet_20_link" text:visited-style-name="Visited_20_Internet_20_Link">
https://www.ukrinform.ua/rubric-ato/3701765-prezident-vidznaciv-pat-brigad-za-rezultati-na-najgaracisih-napramkah.html</text:a>
</text:p>
      <!--NEWS-->
      <text:h text:style-name="P10" text:outline-level="1">
<text:span text:style-name="T4">
У росії начальника бронетанкової служби округу арештували за розкрадання двигунів Т-90</text:span>
</text:h>
      <text:p text:style-name="P4">
Authors: Ukrinform (Person)</text:p>
      <text:p text:style-name="P4">
Publisher: Укринформ (Organization)</text:p>
      <text:p text:style-name="P4">
Published Time: 2023-04-27T22:40:00+03:00</text:p>
      <text:p text:style-name="P4">
Modified Time: 2023-04-27T22:40:00+03:00</text:p>
      <text:p text:style-name="P4">
Description: Суд у Ростові-на-Дону заарештував начальника автобронетанкової служби управління технічного забезпечення Південного військового округу рф полковника Олександра Денисова за звинуваченням у розкраданні двигунів для танків Т-90. — Укрінформ.</text:p>
      <text:p text:style-name="P4">
Images: ["<text:a xlink:type="simple" xlink:href="https://static.ukrinform.com/photos/2019_12/thumb_files/630_360_1575657541-421.jpg" text:style-name="Internet_20_link" text:visited-style-name="Visited_20_Internet_20_Link">
630_360_15756...</text:a>
"]</text:p>
      <text:p text:style-name="P4">
Tags: ['Суд', 'Танк', 'росія']</text:p>
      <text:p text:style-name="P4">
Type: Article</text:p>
      <!--METADATA-->
      <text:p text:style-name="P4">
<draw:frame draw:style-name="fr1" draw:name="Image328" text:anchor-type="as-char" svg:width="6.9236in" svg:height="3.956343in" draw:z-index="0">
<draw:image xlink:href="../Images/yкринформ/2023-04-27T22-40-00-03-00/630_360_1575657541-421.jpg" xlink:type="simple" xlink:show="embed" xlink:actuate="onLoad" draw:mime-type="image/jpeg"/>
</draw:frame>
 Суд уРостові-на-Дону заарештував начальника автобронетанкової служби управліннятехнічного забезпечення Південного військового округу рф полковника ОлександраДенисова за звинуваченням у розкраданні двигунів для танків Т-90.</text:p>
      <text:p text:style-name="P4">
Як передає Укрінформ, про це повідомляє <text:a xlink:type="simple" xlink:href="https://www.kommersant.ru/doc/5954243" text:style-name="Internet_20_link" text:visited-style-name="Visited_20_Internet_20_Link">
</text:a>
 .</text:p>
      <text:p text:style-name="P4">
Справу було порушено 28 березня, того ж дня військового затримали та висунулийому звинувачення у шахрайстві, вчиненому організованою групою (частина 4статті 159 КК). Йому загрожує до 10 років позбавлення волі.</text:p>
      <text:p text:style-name="P4">
За версією слідства, Денисов та його спільники крали двигуни В-92С2,призначені для встановлення на танки Т-90, з листопада 2021-го до квітня 2022року. Усього їм вдалося викрасти сім штук. Сума збитків оцінюється в 20,5 млнрублів. Імена спільників полковника невідомі.</text:p>
      <text:p text:style-name="P4">
<text:span text:style-name="T4">
Читайте також:</text:span>
 <text:a xlink:type="simple" xlink:href="https://www.ukrinform.ua/rubric-economy/3701403-hyundai-motor-planue-prodati-vsi-zavodi-u-rosii-zmi.html" text:style-name="Internet_20_link" text:visited-style-name="Visited_20_Internet_20_Link">
 <text:span text:style-name="T4">
росі</text:span>
 </text:a>
</text:p>
      <text:p text:style-name="P4">
За словами адвоката Денисова його підзахисний провину не визнає, він маєвеликий військовий досвід та «неодноразово перебував у зоні бойових дій» вУкраїні. Проте суд вирішив залишити обвинуваченого під вартою до 28 травня.</text:p>
      <text:p text:style-name="P4">
Раніше повідомлялося, що російська армія через високі втрати бронетехнікизмушена використовувати старі озброєння, в тому числі зняті з консерваціїтанки Т-54, розробка яких почалася перед закінченням Другої світової війни.</text:p>
      <text:p text:style-name="P4">
Source: <text:a xlink:type="simple" xlink:href="https://www.ukrinform.ua/rubric-world/3701421-u-rosii-nacalnika-bronetankovoi-sluzbi-okrugu-arestuvali-za-rozkradanna-dviguniv-t90.html" text:style-name="Internet_20_link" text:visited-style-name="Visited_20_Internet_20_Link">
https://www.ukrinform.ua/rubric-world/3701421-u-rosii-nacalnika-bronetankovoi-sluzbi-okrugu-arestuvali-za-rozkradanna-dviguniv-t90.html</text:a>
</text:p>
      <!--NEWS-->
      <text:h text:style-name="P10" text:outline-level="1">
<text:span text:style-name="T4">
росіяни ввечері завдали ракетного удару по Костянтинівці, є постраждалі - Зеленський</text:span>
</text:h>
      <text:p text:style-name="P4">
Authors: Ukrinform (Person)</text:p>
      <text:p text:style-name="P4">
Publisher: Укринформ (Organization)</text:p>
      <text:p text:style-name="P4">
Published Time: 2023-04-27T22:47:00+03:00</text:p>
      <text:p text:style-name="P4">
Modified Time: 2023-04-27T22:47:00+03:00</text:p>
      <text:p text:style-name="P4">
Description: У Миколаєві вже завершився розбір завалів на місці нічного ракетного обстрілу, однак увечері ворог завдав удару по Костянтинівці Донецької області. Є постраждалі, пошкоджені школа та лікарня.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Миколаїв', 'Обстріл', 'Зеленський', 'Війна з росією']</text:p>
      <text:p text:style-name="P4">
Type: Article</text:p>
      <!--METADATA-->
      <text:p text:style-name="P4">
<draw:frame draw:style-name="fr1" draw:name="Image329" text:anchor-type="as-char" svg:width="6.9236in" svg:height="3.956343in" draw:z-index="0">
<draw:image xlink:href="../Images/yкринформ/2023-04-27T22-47-00-03-00/630_360_1678738078-322.jpeg" xlink:type="simple" xlink:show="embed" xlink:actuate="onLoad" draw:mime-type="image/jpeg"/>
</draw:frame>
 УМиколаєві вже завершився розбір завалів на місці нічного ракетного обстрілу,однак увечері ворог завдав удару по Костянтинівці Донецької області. Єпостраждалі, пошкоджені школа та лікарня.</text:p>
      <text:p text:style-name="P4">
Про це у <text:a xlink:type="simple" xlink:href="https://www.youtube.com/watch" text:style-name="Internet_20_link" text:visited-style-name="Visited_20_Internet_20_Link">
 </text:a>
 сказав ВолодимирЗеленський, повідомляє Укрінформ.</text:p>
      <text:p text:style-name="P4">
«У Миколаєві вже завершився розбір завалів на місці ракетного удару, якийстався сьогодні вночі. Понад 20 поранених, одна людина загинула… Мої співчуттярідним і близьким. Ракетами пошкоджені десятки звичайних будинків, дванавчальні заклади. «Калібри» проти школи й коледжу, проти житлової забудови.Увечері ще один ракетний удар був завданий по Костянтинівці Донецької області.Пошкоджено теж школу, лікарню, житлові будинки. На жаль, є постраждалі люди»,- повідом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701763-zelenskij-viroki-za-genocid-budut-ak-i-za-vsi-insi-zlocini-rosii-proti-ukraini.html" text:style-name="Internet_20_link" text:visited-style-name="Visited_20_Internet_20_Link">
 <text:span text:style-name="T4">
геноцид</text:span>
 </text:a>
</text:p>
      <text:p text:style-name="P4">
Президент констатував, що на жаль, політичний і санкційний тиск світу надержаву-терориста, ще не досягли повної сили, однак юридична відповідальністьбуде невідворотною.</text:p>
      <text:p text:style-name="P4">
Як повідомляв Укрінформ, увечері війська російської федерації обстрілялиОдрадокам‘янку Тягинської громади Херсонської області, постраждало літнєподружжя – жінка загинула, чоловік госпіталізований.</text:p>
      <text:p text:style-name="P4">
<text:span text:style-name="T5">
Фото: ОП</text:span>
</text:p>
      <text:p text:style-name="P4">
Source: <text:a xlink:type="simple" xlink:href="https://www.ukrinform.ua/rubric-ato/3701767-rosiani-vveceri-zavdali-raketnogo-udaru-po-kostantinivci-e-postrazdali-zelenskij.html" text:style-name="Internet_20_link" text:visited-style-name="Visited_20_Internet_20_Link">
https://www.ukrinform.ua/rubric-ato/3701767-rosiani-vveceri-zavdali-raketnogo-udaru-po-kostantinivci-e-postrazdali-zelenskij.html</text:a>
</text:p>
      <!--NEWS-->
      <text:h text:style-name="P10" text:outline-level="1">
<text:span text:style-name="T4">
NAVI разом з розробниками S.T.A.L.K.E.R. придбали 100 автівок на потреби ЗСУ</text:span>
</text:h>
      <text:p text:style-name="P4">
Authors: Ukrinform (Person)</text:p>
      <text:p text:style-name="P4">
Publisher: Укринформ (Organization)</text:p>
      <text:p text:style-name="P4">
Published Time: 2023-04-27T22:54:59+03:00</text:p>
      <text:p text:style-name="P4">
Modified Time: 2023-04-27T22:54:59+03:00</text:p>
      <text:p text:style-name="P4">
Description: Перша партія машин уже на фронті. — Укрінформ.</text:p>
      <text:p text:style-name="P4">
Images: ["<text:a xlink:type="simple" xlink:href="https://static.ukrinform.com/photos/2023_04/thumb_files/630_360_1682625223-126.jpg" text:style-name="Internet_20_link" text:visited-style-name="Visited_20_Internet_20_Link">
630_360_16826...</text:a>
"]</text:p>
      <text:p text:style-name="P4">
Tags: ['кіберспорт']</text:p>
      <text:p text:style-name="P4">
Type: Article</text:p>
      <!--METADATA-->
      <text:p text:style-name="P4">
<draw:frame draw:style-name="fr1" draw:name="Image330" text:anchor-type="as-char" svg:width="6.9236in" svg:height="3.956343in" draw:z-index="0">
<draw:image xlink:href="../Images/yкринформ/2023-04-27T22-54-59-03-00/630_360_1682625223-126.jpg" xlink:type="simple" xlink:show="embed" xlink:actuate="onLoad" draw:mime-type="image/jpeg"/>
</draw:frame>
 Першапартія машин уже на фронті.</text:p>
      <text:p text:style-name="P4">
Українська кіберспортивна організація Natus Vincere разом з розробникамивідомої гри S.T.A.L.K.E.R. та MK Foundation передали 100 автомобілівVolkswagen на потреби Збройних сил України, про це <text:a xlink:type="simple" xlink:href="https://twitter.com/natusvincere/status/1651648203341570061" text:style-name="Internet_20_link" text:visited-style-name="Visited_20_Internet_20_Link">
</text:a>
 команда на своїй сторінціу Твіттері, передає Укрінформ.</text:p>
      <text:p text:style-name="P4">
Першу партію машин вже передано для виконання бойових завдань. Чотири з них –у користуванні «Вовків Да Вінчі», ще 13 – під управлінням 41-ї окремоїмеханізованої бригади.</text:p>
      <text:p text:style-name="P4">
З лютого 2022 року NAVI разом із партнерами передали понад 320 машин різногопризначення українським військовим. Також «Народжені перемагати» провелиблагодійний турнір на підтримку України BORN TO BE BRAVE, під час якого булозібрано 500 тисяч доларів на покупку медичного обладнання для українськихлікарів.</text:p>
      <text:p text:style-name="P4">
<text:span text:style-name="T4">
Читайте також:</text:span>
 <text:a xlink:type="simple" xlink:href="https://www.ukrinform.ua/rubric-sports/3697141-iem-rio-2023-navi-peremogli-themongolz.html" text:style-name="Internet_20_link" text:visited-style-name="Visited_20_Internet_20_Link">
 <text:span text:style-name="T4">
NAVI</text:span>
 </text:a>
</text:p>
      <text:p text:style-name="P4">
Як повідомляв Укрінформ, у січні Natus Vincere отримали спеціальний трофей відUNITED24 за допомогу та підтримку України.</text:p>
      <text:p text:style-name="P4">
Фото: twitter.com/natusvincere</text:p>
      <text:p text:style-name="P4">
Source: <text:a xlink:type="simple" xlink:href="https://www.ukrinform.ua/rubric-sports/3701768-navi-razom-z-rozrobnikami-stalker-pridbali-100-avtivok-na-potrebi-zsu.html" text:style-name="Internet_20_link" text:visited-style-name="Visited_20_Internet_20_Link">
https://www.ukrinform.ua/rubric-sports/3701768-navi-razom-z-rozrobnikami-stalker-pridbali-100-avtivok-na-potrebi-zsu.html</text:a>
</text:p>
      <!--NEWS-->
      <text:h text:style-name="P10" text:outline-level="1">
<text:span text:style-name="T4">
В Україну йде похолодання – де очікувати заморозків</text:span>
</text:h>
      <text:p text:style-name="P4">
Authors: Ukrinform (Person)</text:p>
      <text:p text:style-name="P4">
Publisher: Укринформ (Organization)</text:p>
      <text:p text:style-name="P4">
Published Time: 2023-04-27T23:08:00+03:00</text:p>
      <text:p text:style-name="P4">
Modified Time: 2023-04-27T23:08:00+03:00</text:p>
      <text:p text:style-name="P4">
Description: У п'ятницю, 28 квітня, на Лівобережжі буде хмарно з проясненнями, пройдуть короткочасні дощі, вдень місцями грози; на решті території України – мінлива хмарність, без істотних опадів.  — Укрінформ.</text:p>
      <text:p text:style-name="P4">
Images: ["<text:a xlink:type="simple" xlink:href="https://static.ukrinform.com/photos/2018_09/thumb_files/630_360_1538288920-3413.jpg" text:style-name="Internet_20_link" text:visited-style-name="Visited_20_Internet_20_Link">
630_360_15382...</text:a>
"]</text:p>
      <text:p text:style-name="P4">
Tags: ['Дощ', 'Погода', 'Прогноз', 'Заморозки', 'Регіони']</text:p>
      <text:p text:style-name="P4">
Type: Article</text:p>
      <!--METADATA-->
      <text:p text:style-name="P4">
<draw:frame draw:style-name="fr1" draw:name="Image331" text:anchor-type="as-char" svg:width="6.9236in" svg:height="3.956343in" draw:z-index="0">
<draw:image xlink:href="../Images/yкринформ/2023-04-27T23-08-00-03-00/630_360_1538288920-3413.jpg" xlink:type="simple" xlink:show="embed" xlink:actuate="onLoad" draw:mime-type="image/jpeg"/>
</draw:frame>
 Уп'ятницю, 28 квітня, на Лівобережжі буде хмарно з проясненнями, пройдутькороткочасні дощі, вдень місцями грози; на решті території України – мінливахмарність, без істотних опадів.</text:p>
      <text:p text:style-name="P4">
Про це Укрінформу повідомили в Українському гідрометцентрі.</text:p>
      <text:p text:style-name="P4">
За даними синоптиків, вітер завтра північно-західний, північний, 7-12 м/с.Температура вночі 2-7°, на сході та південному сході країни 7-12° тепла, узахідних областях – заморозки у повітрі, на Житомирщині та Вінниччині – наповерхні ґрунту 0-3°; температура вдень в Україні 10-15° тепла, у східнихобластях 16-21°. На високогір'ї Карпат – без істотних опадів; температуравночі 0-5° морозу, вдень 3-8° тепла.</text:p>
      <text:p text:style-name="P4">
У столичному регіоні 28 квітня мінлива хмарність, без істотних опадів. Вітерпереважно північно-західний, 7-12 м/с. Температура по Києву вночі близько 5°тепла, вдень 12-14°; по області вночі 2-7° тепла, вдень 10-15°.</text:p>
      <text:p text:style-name="P4">
<text:span text:style-name="T4">
Читайте також:</text:span>
 <text:a xlink:type="simple" xlink:href="https://www.ukrinform.ua/rubric-kyiv/3701531-u-kievi-vnoci-ocikuutsa-zamorozki.html" text:style-name="Internet_20_link" text:visited-style-name="Visited_20_Internet_20_Link">
 <text:span text:style-name="T4">
Києві</text:span>
 <text:span text:style-name="T4">
вночі</text:span>
 <text:span text:style-name="T4">
очікуються</text:span>
 <text:span text:style-name="T4">
заморозки</text:span>
</text:a>
</text:p>
      <text:p text:style-name="P4">
На 29-30 квітня синоптики прогнозують по Україні мінливу хмарність. У східнійта південно-східній частині – часом дощі, 29 квітня місцями грози; температура29 квітня вночі 7-12°, вдень 13-18°, 30 квітня вночі 3-8° тепла, вдень 11-16°.На решті території – без опадів, лише 30 квітня у західних областях невеликідощі; температура вночі 1-6° тепла, у північних, Вінницькій, Черкаській,Кіровоградській (29 квітня і у західних) областях у повітрі, в Полтавській,Одеській та Миколаївській областях на поверхні ґрунту заморозки 0-5°;температура вдень 11-16° тепла. Вітер північно-західний з переходом напівнічно-східний, 5-10 м/с, на сході та півдні країни місцями пориви 15-20м/с. На високогір'ї Карпат 29 квітня переважно без опадів, 30 квітня невеликийдощ (вночі з мокрим снігом); температура вночі 0-5° морозу, вдень 1-6° тепла.</text:p>
      <text:p text:style-name="P4">
<text:span text:style-name="T4">
Читайте також:</text:span>
 <text:a xlink:type="simple" xlink:href="https://www.ukrinform.ua/rubric-economy/3699931-v-ukraini-cerez-silni-j-zatazni-dosi-zatrimuetsa-posivna.html" text:style-name="Internet_20_link" text:visited-style-name="Visited_20_Internet_20_Link">
 <text:span text:style-name="T4">
Україні</text:span>
 <text:span text:style-name="T4">
через</text:span>
 <text:span text:style-name="T4">
сильні</text:span>
 <text:span text:style-name="T4">
затяжні</text:span>
 <text:span text:style-name="T4">
дощі</text:span>
<text:span text:style-name="T4">
затримується</text:span>
 <text:span text:style-name="T4">
посівна</text:span>
 </text:a>
</text:p>
      <text:p text:style-name="P4">
У Києві та по області 29-30 квітня також мінлива хмарність, без опадів. Вітерпівнічно-західний з переходом на північно-східний, 5-10 м/с. Температура поКиєву: вночі заморозки 0-2°, вдень 14-16° тепла. По області: вночі заморозки0-5°, вдень 11-16° тепла.</text:p>
      <text:p text:style-name="P4">
За прогнозом Укргідрометцентру, 1-2 травня у південних, східних, місцями уцентральних, 2 травня вдень і у західних областях – короткочасні дощі, окремі<text:a xlink:type="simple" xlink:href="https://www.ukrinform.ua/tag-groza" text:style-name="Internet_20_link" text:visited-style-name="Visited_20_Internet_20_Link">
 </text:a>
 ; на решті території без опадів.Температура вночі 2-8° тепла, в Україні, крім сходу та південного сходу, – наповерхні ґрунту заморозки 0-3°, температура вдень 14-20° тепла, 1 травня напівденному сході та сході країни 10-15°.</text:p>
      <text:p text:style-name="P4">
У столиці та на Київщині 1-2 травня без опадів. Температура по Києву: вночі4-6° тепла, вдень 17-19°. По області: вночі 2-7° тепла, на поверхні ґрунтузаморозки 0-3°, вдень 15-20° тепла.</text:p>
      <text:p text:style-name="P4">
Source: <text:a xlink:type="simple" xlink:href="https://www.ukrinform.ua/rubric-regions/3701645-v-ukrainu-jde-poholodanna-de-ocikuvati-zamorozkiv.html" text:style-name="Internet_20_link" text:visited-style-name="Visited_20_Internet_20_Link">
https://www.ukrinform.ua/rubric-regions/3701645-v-ukrainu-jde-poholodanna-de-ocikuvati-zamorozkiv.html</text:a>
</text:p>
      <!--NEWS-->
      <text:h text:style-name="P10" text:outline-level="1">
<text:span text:style-name="T4">
Симон Фуркад очолить чоловічу збірну Франції з біатлону</text:span>
</text:h>
      <text:p text:style-name="P4">
Authors: Ukrinform (Person)</text:p>
      <text:p text:style-name="P4">
Publisher: Укринформ (Organization)</text:p>
      <text:p text:style-name="P4">
Published Time: 2023-04-27T23:23:36+03:00</text:p>
      <text:p text:style-name="P4">
Modified Time: 2023-04-27T23:23:36+03:00</text:p>
      <text:p text:style-name="P4">
Description: До цього Фуркад чотири роки був тренером юніорської збірної. — Укрінформ.</text:p>
      <text:p text:style-name="P4">
Images: ["<text:a xlink:type="simple" xlink:href="https://static.ukrinform.com/photos/2023_04/thumb_files/630_360_1682626889-582.jpg" text:style-name="Internet_20_link" text:visited-style-name="Visited_20_Internet_20_Link">
630_360_16826...</text:a>
"]</text:p>
      <text:p text:style-name="P4">
Tags: ['Біатлон']</text:p>
      <text:p text:style-name="P4">
Type: Article</text:p>
      <!--METADATA-->
      <text:p text:style-name="P4">
<draw:frame draw:style-name="fr1" draw:name="Image332" text:anchor-type="as-char" svg:width="6.9236in" svg:height="3.956343in" draw:z-index="0">
<draw:image xlink:href="../Images/yкринформ/2023-04-27T23-23-36-03-00/630_360_1682626889-582.jpg" xlink:type="simple" xlink:show="embed" xlink:actuate="onLoad" draw:mime-type="image/jpeg"/>
</draw:frame>
 До цьогоФуркад чотири роки був тренером юніорської збірної.</text:p>
      <text:p text:style-name="P4">
Ексбіатлоніст Симон Фуркад стане тренером чоловічої збірної Франції, <text:a xlink:type="simple" xlink:href="https://www.ledauphine.com/skichrono/2023/04/27/simon-fourcade-nouvel-entraineur-de-l-equipe-de-france-hommes" text:style-name="Internet_20_link" text:visited-style-name="Visited_20_Internet_20_Link">
</text:a>
 Le Dauphine, передає Укрінформ.</text:p>
      <text:p text:style-name="P4">
39-річний Симон замінить колишніх тренерів збірної Венсана Віттоза та ПатрікаФавра, які почали роботу з командою після зимової Олімпіади-2018. Під їхнімкерівництвом Мартен Фуркад, Кентен Фійон-Має та Емільєн Жаклен ставаличемпіонами світу.</text:p>
      <text:p text:style-name="P4">
Також разом з Симоном працюватиме олімпійський чемпіон зі стрільби Жан-П’єрАма. Останні три сезони він тренував збірну Китаю.</text:p>
      <text:p text:style-name="P4">
Фуркад почав професійну кар’єру у 2004 році. На його рахунку 9 медалей наетапах Кубка світу – 7 срібних і 2 бронзові.</text:p>
      <text:p text:style-name="P4">
<text:span text:style-name="T4">
Читайте також:</text:span>
 <text:a xlink:type="simple" xlink:href="https://www.ukrinform.ua/rubric-sports/3694935-stali-vidomi-skladi-zbirnih-ukraini-z-biatlonu-na-nastupnij-sezon.html" text:style-name="Internet_20_link" text:visited-style-name="Visited_20_Internet_20_Link">
 <text:span text:style-name="T4">
біатлон</text:span>
 </text:a>
</text:p>
      <text:p text:style-name="P4">
Як повідомляв Укрінформ, президент Федерації біатлону України Іван Крульконазвав склади команд на наступний сезон.</text:p>
      <text:p text:style-name="P4">
Фото: Getty Image</text:p>
      <text:p text:style-name="P4">
Source: <text:a xlink:type="simple" xlink:href="https://www.ukrinform.ua/rubric-sports/3701770-simon-furkad-ocolit-colovicu-zbirnu-francii-z-biatlonu.html" text:style-name="Internet_20_link" text:visited-style-name="Visited_20_Internet_20_Link">
https://www.ukrinform.ua/rubric-sports/3701770-simon-furkad-ocolit-colovicu-zbirnu-francii-z-biatlonu.html</text:a>
</text:p>
      <!--NEWS-->
      <text:h text:style-name="P10" text:outline-level="1">
<text:span text:style-name="T4">
Кулеба провів розмову з Боррелем: говорили про зброю та боєприпаси для України</text:span>
</text:h>
      <text:p text:style-name="P4">
Authors: Ukrinform (Person)</text:p>
      <text:p text:style-name="P4">
Publisher: Укринформ (Organization)</text:p>
      <text:p text:style-name="P4">
Published Time: 2023-04-27T23:31:00+03:00</text:p>
      <text:p text:style-name="P4">
Modified Time: 2023-04-27T23:31:00+03:00</text:p>
      <text:p text:style-name="P4">
Description: Міністр закордонних справ України Дмитро Кулеба та Високий представник ЄС Жозеп Боррель обговорили постачання зброї до України, а також нещодавні контакти Києва та Брюсселя з Пекіном. — Укрінформ.</text:p>
      <text:p text:style-name="P4">
Images: ["<text:a xlink:type="simple" xlink:href="https://static.ukrinform.com/photos/2021_08/thumb_files/630_360_1629273232-483.jpg" text:style-name="Internet_20_link" text:visited-style-name="Visited_20_Internet_20_Link">
630_360_16292...</text:a>
"]</text:p>
      <text:p text:style-name="P4">
Tags: ['Євросоюз', 'Китай', 'Дмитро Кулеба', 'Зброя', 'Боррель']</text:p>
      <text:p text:style-name="P4">
Type: Article</text:p>
      <!--METADATA-->
      <text:p text:style-name="P4">
<draw:frame draw:style-name="fr1" draw:name="Image333" text:anchor-type="as-char" svg:width="6.9236in" svg:height="3.956343in" draw:z-index="0">
<draw:image xlink:href="../Images/yкринформ/2023-04-27T23-31-00-03-00/630_360_1629273232-483.jpg" xlink:type="simple" xlink:show="embed" xlink:actuate="onLoad" draw:mime-type="image/jpeg"/>
</draw:frame>
 Міністрзакордонних справ України Дмитро Кулеба та Високий представник ЄС ЖозепБоррель обговорили постачання зброї до України, а також нещодавні контактиКиєва та Брюсселя з Пекіном.</text:p>
      <text:p text:style-name="P4">
Як повідомляє кореспондент Укрінформу, про це Кулеба повідомив у <text:a xlink:type="simple" xlink:href="http://twitter.com/DmytroKuleba/status/1651640624016158720" text:style-name="Internet_20_link" text:visited-style-name="Visited_20_Internet_20_Link">
</text:a>
 .</text:p>
      <text:p text:style-name="P4">
“Під час телефонної розмови обговорив із Жозепом Боррелем нещодавні контактиУкраїни та ЄС із Китаєм, а також шляхи поглиблення відносин із країнамиЛатинської Америки”, - написав міністр.</text:p>
      <text:p text:style-name="P4">
Очільник МЗС додав, що також попросив Високого представника Євросоюзу“закликати держави ЄС прискорити постачання <text:a xlink:type="simple" xlink:href="https://www.ukrinform.ua/tag-zbroa" text:style-name="Internet_20_link" text:visited-style-name="Visited_20_Internet_20_Link">
 </text:a>
 та боєприпасів Україні”.</text:p>
      <text:p text:style-name="P4">
<text:span text:style-name="T4">
Читайте також:</text:span>
 <text:a xlink:type="simple" xlink:href="https://www.ukrinform.ua/rubric-world/3699843-boepripasi-dla-ukraini-borrel-kaze-so-ministri-es-sukatimut-svidkij-kompromis.html" text:style-name="Internet_20_link" text:visited-style-name="Visited_20_Internet_20_Link">
 <text:span text:style-name="T4">
Боррель</text:span>
 </text:a>
</text:p>
      <text:p text:style-name="P4">
Як повідомляв Укрінформ, 26 квітня Володимир Зеленський провів годиннутелефонну розмову з головою КНР Сі Цзіньпіном.</text:p>
      <text:p text:style-name="P4">
Лідери обговорили весь комплекс актуальних питань двосторонніх відносин.Окрему увагу було приділено шляхам можливої взаємодії з метою встановленнясправедливого і сталого миру для України.</text:p>
      <text:p text:style-name="P4">
<text:span text:style-name="T5">
Фото: Дмитро Кулеба, Фейсбук</text:span>
</text:p>
      <text:p text:style-name="P4">
Source: <text:a xlink:type="simple" xlink:href="https://www.ukrinform.ua/rubric-polytics/3701771-zbroa-ta-boepripasi-dla-ukraini-kuleba-proviv-rozmovu-z-borrelem.html" text:style-name="Internet_20_link" text:visited-style-name="Visited_20_Internet_20_Link">
https://www.ukrinform.ua/rubric-polytics/3701771-zbroa-ta-boepripasi-dla-ukraini-kuleba-proviv-rozmovu-z-borrelem.html</text:a>
</text:p>
      <!--NEWS-->
      <text:h text:style-name="P10" text:outline-level="1">
<text:span text:style-name="T4">
Ворог за день обстріляв дев'ять громад Сумщини, загалом понад 130 «прильотів»</text:span>
</text:h>
      <text:p text:style-name="P4">
Authors: Ukrinform (Person)</text:p>
      <text:p text:style-name="P4">
Publisher: Укринформ (Organization)</text:p>
      <text:p text:style-name="P4">
Published Time: 2023-04-27T23:50:00+03:00</text:p>
      <text:p text:style-name="P4">
Modified Time: 2023-04-27T23:50:00+03:00</text:p>
      <text:p text:style-name="P4">
Description: Протягом дня російські агресори обстріляли дев'ять територіальних громад Сумської області - ворог бив з мінометів, артилерії, гранатометів, а також здійснював пуски ракет з гелікоптерів.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None</text:p>
      <text:p text:style-name="P4">
Type: Article</text:p>
      <!--METADATA-->
      <text:p text:style-name="P4">
<draw:frame draw:style-name="fr1" draw:name="Image334" text:anchor-type="as-char" svg:width="6.9236in" svg:height="3.956343in" draw:z-index="0">
<draw:image xlink:href="../Images/yкринформ/2023-04-27T23-50-00-03-00/630_360_1574102935-316.jpg" xlink:type="simple" xlink:show="embed" xlink:actuate="onLoad" draw:mime-type="image/jpeg"/>
</draw:frame>
 Протягомдня російські агресори обстріляли дев'ять територіальних громад Сумськоїобласті - ворог бив з мінометів, артилерії, гранатометів, а також здійснювавпуски ракет з гелікоптерів.</text:p>
      <text:p text:style-name="P4">
Про це Сумська ОВА повідомляє у <text:a xlink:type="simple" xlink:href="https://www.facebook.com/sumska.oda/" text:style-name="Internet_20_link" text:visited-style-name="Visited_20_Internet_20_Link">
 </text:a>
 ,передає Укрінформ.</text:p>
      <text:p text:style-name="P4">
«Протягом дня росіяни здійснили 27 обстрілів прикордонних громад. Обстрілівзазнали Середино-Будська, Зноб-Новгородська, Есманська, Шалигинська, Свеська,Білопільська, Юнаківська, Хотінська та Миропільська територіальні громади», -ідеться в повідомленні.</text:p>
      <text:p text:style-name="P4">
Загалом зафіксовано понад 130 «прильотів» з мінометів, артилерії,гранатометів, а також пуски ракет з території рф.</text:p>
      <text:p text:style-name="P4">
По Середино-Будській громаді агресори випустили 22 міни. Також з території рфз гелікоптера здійснено пуск чотирьох ракет по місту Середина-Буда.</text:p>
      <text:p text:style-name="P4">
В Есманській громаді зафіксовано 23 «прильоти» з мінометів, п’ять - зіствольної артилерії. Також ворог з гелікоптера здійснив пуск однієї ракети.Внаслідок обстрілу пошкоджені три житлові будинки.</text:p>
      <text:p text:style-name="P4">
<text:span text:style-name="T4">
Читайте також:</text:span>
 <text:a xlink:type="simple" xlink:href="https://www.ukrinform.ua/rubric-ato/3701243-rosiani-za-den-obstrilali-pat-gromad-sumsini-dvoe-ludej-poraneni.html" text:style-name="Internet_20_link" text:visited-style-name="Visited_20_Internet_20_Link">
 <text:span text:style-name="T4">
Сумщин</text:span>
 </text:a>
</text:p>
      <text:p text:style-name="P4">
Зноб-Новгородська громада зазнала мінометного обстрілу – дев’ять вибухів,також зафіксовано п’ять пострілів з АГС. Крім того, з гелікоптера здійсненопуск трьох ракет.</text:p>
      <text:p text:style-name="P4">
На територію Шалигинської громада росіяни скинули три міни.</text:p>
      <text:p text:style-name="P4">
У Свеській громаді зафіксовано чотири вибухи внаслідок мінометного обстрілу.</text:p>
      <text:p text:style-name="P4">
У Білопільській громаді - 31 «приліт» з міномета та чотири – зі ствольноїартилерії.</text:p>
      <text:p text:style-name="P4">
Артилерійського <text:a xlink:type="simple" xlink:href="https://www.ukrinform.ua/tag-obstril" text:style-name="Internet_20_link" text:visited-style-name="Visited_20_Internet_20_Link">
 </text:a>
 зазнала Юнаківськагромада - шість вибухів.</text:p>
      <text:p text:style-name="P4">
<text:span text:style-name="T4">
Читайте також:</text:span>
 <text:a xlink:type="simple" xlink:href="https://www.ukrinform.ua/rubric-ato/3700710-rosiani-za-den-obstrilali-cotiri-gromadi-sumsini-e-rujnuvanna.html" text:style-name="Internet_20_link" text:visited-style-name="Visited_20_Internet_20_Link">
 <text:span text:style-name="T4">
Сумщин</text:span>
 </text:a>
</text:p>
      <text:p text:style-name="P4">
Так само з артилерії росіяни били по Хотінській громаді, зафіксовано чотири«прильоти».</text:p>
      <text:p text:style-name="P4">
Миропільська громада опинилася під артобстрілом (п’ять вибухів), також ворогвипусти чотири міни.</text:p>
      <text:p text:style-name="P4">
Як повідомлялося, війська рф у другій половині дня дев'ять разів обстрілялиприкордоння Чернігівської та Сумської областей - з мінометів, артилерії таозброєння гелікоптера.</text:p>
      <text:p text:style-name="P4">
Source: <text:a xlink:type="simple" xlink:href="https://www.ukrinform.ua/rubric-ato/3701772-vorog-za-den-obstrilav-devat-gromad-sumsini-zagalom-ponad-130-prilotiv.html" text:style-name="Internet_20_link" text:visited-style-name="Visited_20_Internet_20_Link">
https://www.ukrinform.ua/rubric-ato/3701772-vorog-za-den-obstrilav-devat-gromad-sumsini-zagalom-ponad-130-prilotiv.html</text:a>
</text:p>
      <!--NEWS-->
      <text:h text:style-name="P10" text:outline-level="1">
<text:span text:style-name="T4">
ЦПД розповів про фейки, які супроводжують Чорнобильську катастрофу</text:span>
</text:h>
      <text:p text:style-name="P4">
Author: ['АРМІЯINFORM']</text:p>
      <text:p text:style-name="P4">
Time: 2023-04-27T24:00:00-04:00</text:p>
      <text:p text:style-name="P4">
Description: Цього дня 37 років тому відбулася найстрашніша атомна катастрофа в історії людств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972974_252862420525503_6979509407163298614_n.jpg" text:style-name="Internet_20_link" text:visited-style-name="Visited_20_Internet_20_Link">
342972974_252862420525503_6979509407163298614_n.jpg</text:a>
', '<text:a xlink:type="simple" xlink:href="https://armyinform.com.ua/wp-content/uploads/2023/04/343162437_631182725045307_7508763460750186479_n-150x150.jpg" text:style-name="Internet_20_link" text:visited-style-name="Visited_20_Internet_20_Link">
343162437_631182725045307_7508763460750186479_n-150x150.jpg</text:a>
', '<text:a xlink:type="simple" xlink:href="https://armyinform.com.ua/wp-content/uploads/2023/04/343218505_641233927827854_3741724753695784625_n-150x150.jpg" text:style-name="Internet_20_link" text:visited-style-name="Visited_20_Internet_20_Link">
343218505_641233927827854_3741724753695784625_n-150x150.jpg</text:a>
', '<text:a xlink:type="simple" xlink:href="https://armyinform.com.ua/wp-content/uploads/2023/04/343329362_1177838492896588_4048085732838367700_n-150x150.jpg" text:style-name="Internet_20_link" text:visited-style-name="Visited_20_Internet_20_Link">
343329362_1177838492896588_4048085732838367700_n-150x150.jpg</text:a>
', '<text:a xlink:type="simple" xlink:href="https://armyinform.com.ua/wp-content/uploads/2023/04/343416098_1259804278075448_4144425490901376013_n-150x150.jpg" text:style-name="Internet_20_link" text:visited-style-name="Visited_20_Internet_20_Link">
343416098_1259804278075448_4144425490901376013_n-150x150.jpg</text:a>
', '<text:a xlink:type="simple" xlink:href="https://armyinform.com.ua/wp-content/uploads/2023/04/343439345_965825827879850_4883353595896439523_n-150x150.jpg" text:style-name="Internet_20_link" text:visited-style-name="Visited_20_Internet_20_Link">
343439345_965825827879850_4883353595896439523_n-150x150.jpg</text:a>
', '<text:a xlink:type="simple" xlink:href="https://armyinform.com.ua/wp-content/uploads/2023/04/343455059_960132631829992_5953701693967899758_n-150x150.jpg" text:style-name="Internet_20_link" text:visited-style-name="Visited_20_Internet_20_Link">
343455059_960132631829992_5953701693967899758_n-150x150.jpg</text:a>
', '<text:a xlink:type="simple" xlink:href="https://armyinform.com.ua/wp-content/uploads/2023/04/343596472_133119013074374_1512020726832609904_n-150x150.jpg" text:style-name="Internet_20_link" text:visited-style-name="Visited_20_Internet_20_Link">
343596472_133119013074374_1512020726832609904_n-150x150.jpg</text:a>
', '<text:a xlink:type="simple" xlink:href="https://armyinform.com.ua/wp-content/uploads/2023/04/343628692_464506819197973_7623306563269949886_n-150x150.jpg" text:style-name="Internet_20_link" text:visited-style-name="Visited_20_Internet_20_Link">
343628692_464506819197973_7623306563269949886_n-150x150.jpg</text:a>
']</text:p>
      <text:p text:style-name="P4">
Tags: ['STOPRUSSIA', 'АГРЕСІЯ РФ', 'ЦПД РНБО']</text:p>
      <text:p text:style-name="P4">
Category: News</text:p>
      <!--METADATA-->
      <text:p text:style-name="P4">
<draw:frame draw:style-name="fr1" draw:name="Image335" text:anchor-type="as-char" svg:width="6.9236in" svg:height="6.9236in" draw:z-index="0">
<draw:image xlink:href="../Images/AРМІЯINFORM/2023-04-27T24-00-00-04-00/342972974_252862420525503_6979509407163298614_n.jpg" xlink:type="simple" xlink:show="embed" xlink:actuate="onLoad" draw:mime-type="image/jpeg"/>
</draw:frame>
</text:p>
      <text:p text:style-name="P4">
Цього дня 37 років тому відбулася найстрашніша атомна катастрофа в історіїлюдства — аварія на Чорнобильській АЕС. Проте катастрофа на ЧАЕС — це не лишевибух реактора, але й довгий шлейф дезінформації, фейків і замовчування.</text:p>
      <text:p text:style-name="P4">
Про фейки, які вже майже сорок років супроводжують Чорнобильську катастрофу,читайте в<text:a xlink:type="simple" xlink:href="https://www.facebook.com/protydiyadezinformatsiyi.cpd/posts/pfbid05cADEB1VT4eTvVvbXJhZkufraJ7ANZFEKtaaNfNuZ8GhcEW6q37sSwZhBFhhV8qnl" text:style-name="Internet_20_link" text:visited-style-name="Visited_20_Internet_20_Link">
інфографіці</text:a>
Центру протидії дезінформації, приуроченій роковинам аварії на ЧАЕС:</text:p>
      <text:p text:style-name="P4">
<text:a xlink:type="simple" xlink:href="https://armyinform.com.ua/wp-content/uploads/2023/04/343162437_631182725045307_7508763460750186479_n.jpg" text:style-name="Internet_20_link" text:visited-style-name="Visited_20_Internet_20_Link">
<draw:frame draw:style-name="fr1" draw:name="Image336" text:anchor-type="as-char" svg:width="6.9236in" svg:height="6.9236in" draw:z-index="0">
<draw:image xlink:href="../Images/AРМІЯINFORM/2023-04-27T24-00-00-04-00/343162437_631182725045307_7508763460750186479_n-150x150.jpg" xlink:type="simple" xlink:show="embed" xlink:actuate="onLoad" draw:mime-type="image/jpeg"/>
</draw:frame>
</text:a>
</text:p>
      <text:p text:style-name="P4">
<text:a xlink:type="simple" xlink:href="https://armyinform.com.ua/wp-content/uploads/2023/04/343218505_641233927827854_3741724753695784625_n.jpg" text:style-name="Internet_20_link" text:visited-style-name="Visited_20_Internet_20_Link">
<draw:frame draw:style-name="fr1" draw:name="Image337" text:anchor-type="as-char" svg:width="6.9236in" svg:height="6.9236in" draw:z-index="0">
<draw:image xlink:href="../Images/AРМІЯINFORM/2023-04-27T24-00-00-04-00/343218505_641233927827854_3741724753695784625_n-150x150.jpg" xlink:type="simple" xlink:show="embed" xlink:actuate="onLoad" draw:mime-type="image/jpeg"/>
</draw:frame>
</text:a>
</text:p>
      <text:p text:style-name="P4">
<text:a xlink:type="simple" xlink:href="https://armyinform.com.ua/wp-content/uploads/2023/04/343329362_1177838492896588_4048085732838367700_n.jpg" text:style-name="Internet_20_link" text:visited-style-name="Visited_20_Internet_20_Link">
<draw:frame draw:style-name="fr1" draw:name="Image338" text:anchor-type="as-char" svg:width="6.9236in" svg:height="6.9236in" draw:z-index="0">
<draw:image xlink:href="../Images/AРМІЯINFORM/2023-04-27T24-00-00-04-00/343329362_1177838492896588_4048085732838367700_n-150x150.jpg" xlink:type="simple" xlink:show="embed" xlink:actuate="onLoad" draw:mime-type="image/jpeg"/>
</draw:frame>
</text:a>
</text:p>
      <text:p text:style-name="P4">
<text:a xlink:type="simple" xlink:href="https://armyinform.com.ua/wp-content/uploads/2023/04/343416098_1259804278075448_4144425490901376013_n.jpg" text:style-name="Internet_20_link" text:visited-style-name="Visited_20_Internet_20_Link">
<draw:frame draw:style-name="fr1" draw:name="Image339" text:anchor-type="as-char" svg:width="6.9236in" svg:height="6.9236in" draw:z-index="0">
<draw:image xlink:href="../Images/AРМІЯINFORM/2023-04-27T24-00-00-04-00/343416098_1259804278075448_4144425490901376013_n-150x150.jpg" xlink:type="simple" xlink:show="embed" xlink:actuate="onLoad" draw:mime-type="image/jpeg"/>
</draw:frame>
</text:a>
</text:p>
      <text:p text:style-name="P4">
<text:a xlink:type="simple" xlink:href="https://armyinform.com.ua/wp-content/uploads/2023/04/343439345_965825827879850_4883353595896439523_n.jpg" text:style-name="Internet_20_link" text:visited-style-name="Visited_20_Internet_20_Link">
<draw:frame draw:style-name="fr1" draw:name="Image340" text:anchor-type="as-char" svg:width="6.9236in" svg:height="6.9236in" draw:z-index="0">
<draw:image xlink:href="../Images/AРМІЯINFORM/2023-04-27T24-00-00-04-00/343439345_965825827879850_4883353595896439523_n-150x150.jpg" xlink:type="simple" xlink:show="embed" xlink:actuate="onLoad" draw:mime-type="image/jpeg"/>
</draw:frame>
</text:a>
</text:p>
      <text:p text:style-name="P4">
<text:a xlink:type="simple" xlink:href="https://armyinform.com.ua/wp-content/uploads/2023/04/343455059_960132631829992_5953701693967899758_n.jpg" text:style-name="Internet_20_link" text:visited-style-name="Visited_20_Internet_20_Link">
<draw:frame draw:style-name="fr1" draw:name="Image341" text:anchor-type="as-char" svg:width="6.9236in" svg:height="6.9236in" draw:z-index="0">
<draw:image xlink:href="../Images/AРМІЯINFORM/2023-04-27T24-00-00-04-00/343455059_960132631829992_5953701693967899758_n-150x150.jpg" xlink:type="simple" xlink:show="embed" xlink:actuate="onLoad" draw:mime-type="image/jpeg"/>
</draw:frame>
</text:a>
</text:p>
      <text:p text:style-name="P4">
<text:a xlink:type="simple" xlink:href="https://armyinform.com.ua/wp-content/uploads/2023/04/343596472_133119013074374_1512020726832609904_n.jpg" text:style-name="Internet_20_link" text:visited-style-name="Visited_20_Internet_20_Link">
<draw:frame draw:style-name="fr1" draw:name="Image342" text:anchor-type="as-char" svg:width="6.9236in" svg:height="6.9236in" draw:z-index="0">
<draw:image xlink:href="../Images/AРМІЯINFORM/2023-04-27T24-00-00-04-00/343596472_133119013074374_1512020726832609904_n-150x150.jpg" xlink:type="simple" xlink:show="embed" xlink:actuate="onLoad" draw:mime-type="image/jpeg"/>
</draw:frame>
</text:a>
</text:p>
      <text:p text:style-name="P4">
<text:a xlink:type="simple" xlink:href="https://armyinform.com.ua/wp-content/uploads/2023/04/343628692_464506819197973_7623306563269949886_n.jpg" text:style-name="Internet_20_link" text:visited-style-name="Visited_20_Internet_20_Link">
<draw:frame draw:style-name="fr1" draw:name="Image343" text:anchor-type="as-char" svg:width="6.9236in" svg:height="6.9236in" draw:z-index="0">
<draw:image xlink:href="../Images/AРМІЯINFORM/2023-04-27T24-00-00-04-00/343628692_464506819197973_7623306563269949886_n-150x150.jpg" xlink:type="simple" xlink:show="embed" xlink:actuate="onLoad" draw:mime-type="image/jpeg"/>
</draw:frame>
</text:a>
</text:p>
      <text:p text:style-name="P4">
Source: <text:a xlink:type="simple" xlink:href="https://armyinform.com.ua/2023/04/27/czpd-rozpoviv-pro-fejky-yaki-suprovodzhuyut-chornobylsku-katastrofu/" text:style-name="Internet_20_link" text:visited-style-name="Visited_20_Internet_20_Link">
https://armyinform.com.ua/2023/04/27/czpd-rozpoviv-pro-fejky-yaki-suprovodzhuyut-chornobylsku-katastrofu/</text:a>
</text:p>
      <!--NEWS-->
      <text:h text:style-name="P10" text:outline-level="1">
<text:span text:style-name="T4">
Відбулась онлайн конференція між начальником Головного управління Ракетних військ і артилерії та курсантами Тернопільського коледжу</text:span>
</text:h>
      <text:p text:style-name="P4">
Author: ['АРМІЯINFORM']</text:p>
      <text:p text:style-name="P4">
Time: 2023-04-27T25:00:00-04:00</text:p>
      <text:p text:style-name="P4">
Description: Про це повідомляє у Facebook сторінка Ракетних військ і артилерії ЗСУ.    «Відбула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98038_3508276482783780_5056738533034445985_n.jpg" text:style-name="Internet_20_link" text:visited-style-name="Visited_20_Internet_20_Link">
342898038_3508276482783780_5056738533034445985_n.jpg</text:a>
']</text:p>
      <text:p text:style-name="P4">
Tags: ['СЕРГІЙ БАРАНОВ', 'ТЕРНОПІЛЬ']</text:p>
      <text:p text:style-name="P4">
Category: News</text:p>
      <!--METADATA-->
      <text:p text:style-name="P4">
<draw:frame draw:style-name="fr1" draw:name="Image344" text:anchor-type="as-char" svg:width="6.9236in" svg:height="4.765745in" draw:z-index="0">
<draw:image xlink:href="../Images/AРМІЯINFORM/2023-04-27T25-00-00-04-00/342898038_3508276482783780_5056738533034445985_n.jpg" xlink:type="simple" xlink:show="embed" xlink:actuate="onLoad" draw:mime-type="image/jpeg"/>
</draw:frame>
</text:p>
      <text:p text:style-name="P4">
Про це<text:a xlink:type="simple" xlink:href="https://www.facebook.com/rvia.ua.army/posts/pfbid02A98sYyWdXukRzxa9uH64DXYoVEaJYAMmkUT262XaUzassx7do6UZhny3UrkyXdvBl" text:style-name="Internet_20_link" text:visited-style-name="Visited_20_Internet_20_Link">
повідомляє</text:a>
у Facebook сторінка Ракетних військ і артилерії ЗСУ.</text:p>
      <text:p text:style-name="P4">
«Відбулась перша онлайн відеоконференція в рамках проєкту «ВІРИМО! МОЖЕМО!ПЕРЕМОЖЕМО!» (діалог з молоддю) між начальником Головного управління Ракетнихвійськ і артилерії та безпілотних систем Генерального штабу Збройних СилУкраїни полковником Сергієм БАРАНОВИМ та учнями/курсантами Тернопільськогопрофесійного коледжу з посиленою військовою та фізичною підготовкою(м.Збараж)», — йдеться у повідомленні.</text:p>
      <text:p text:style-name="P4">
Учні/курсанти Тернопільського коледжу мали можливість поспілкуватись злегендарним полковником, дізнатись:</text:p>
      <text:p text:style-name="P4">
чому українські артилеристи сьогодні кращі у світі</text:p>
      <text:p text:style-name="P4">
як опановують більшість новітніх сучасних артилерійських систем, щоперебувають на озброєнні у провідних країнах світу, і майстерно їхзастосовуючи, попри вогневу перевагу противника</text:p>
      <text:p text:style-name="P4">
як модернізують та застосовують старі зразки озброєння.</text:p>
      <text:p text:style-name="P4">
Були детально розглянуті надсучасні зразки вітчизняної та іноземної зброїракетних військ і артилерії та безпілотних систем.</text:p>
      <text:p text:style-name="P4">
«За статистикою, до 80 відсотків втрат ворога в бойовій техніці й живій силі —саме на нашому рахунку. Західні партнери України навіть стверджують, що мистворили так званий KILLNET, або «Сітку смерті ЗСУ», — зазначив полковникСергій Баранов.</text:p>
      <text:p text:style-name="P4">
Проєкт «ВІРИМО! МОЖЕМО! ПЕРЕМОЖЕМО!» (діалог з молоддю) започаткований длякомунікації та консолідації нашого суспільства з залученням молоді, проектнесе не тільки просвітницьку мету, а і можливість отримати необхіднуінформацію про війну, перебіг подій і є потужнім мотиваційним інструментом длярозвитку національно-патріотичної свідомості та гідності в спеціалізованихвійськових та вищих учбових закладах України і світу.</text:p>
      <text:p text:style-name="P4">
Source: <text:a xlink:type="simple" xlink:href="https://armyinform.com.ua/2023/04/27/nachalnyk-golovnogo-upravlinnya-raketnyh-vijsk-i-artyleriyi-pospilkuvavsya-z-kursantamy-ternopilskogo-koledzhu/" text:style-name="Internet_20_link" text:visited-style-name="Visited_20_Internet_20_Link">
https://armyinform.com.ua/2023/04/27/nachalnyk-golovnogo-upravlinnya-raketnyh-vijsk-i-artyleriyi-pospilkuvavsya-z-kursantamy-ternopilskogo-koledzhu/</text:a>
</text:p>
      <!--NEWS-->
      <text:h text:style-name="P10" text:outline-level="1">
<text:span text:style-name="T4">
Держспецтрансслужба відновила ще три мостових об’єкти на деокупованих територіях</text:span>
</text:h>
      <text:p text:style-name="P4">
Author: ['АРМІЯINFORM']</text:p>
      <text:p text:style-name="P4">
Time: 2023-04-27T26:00:00-04:00</text:p>
      <text:p text:style-name="P4">
Description: Про це повідомляє Державна спеціальна служба транспорту на своїй сторінці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426739_165700826434572_7743951159271326579_n.jpg" text:style-name="Internet_20_link" text:visited-style-name="Visited_20_Internet_20_Link">
343426739_165700826434572_7743951159271326579_n.jpg</text:a>
', '<text:a xlink:type="simple" xlink:href="https://armyinform.com.ua/wp-content/uploads/2023/04/343309150_1422209371859699_8341396534782639043_n-150x150.jpg" text:style-name="Internet_20_link" text:visited-style-name="Visited_20_Internet_20_Link">
343309150_1422209371859699_8341396534782639043_n-150x150.jpg</text:a>
', '<text:a xlink:type="simple" xlink:href="https://armyinform.com.ua/wp-content/uploads/2023/04/343313579_178930415077819_8157763631666006115_n-150x150.jpg" text:style-name="Internet_20_link" text:visited-style-name="Visited_20_Internet_20_Link">
343313579_178930415077819_8157763631666006115_n-150x150.jpg</text:a>
', '<text:a xlink:type="simple" xlink:href="https://armyinform.com.ua/wp-content/uploads/2023/04/343407962_739796134355824_8903370185971580194_n-150x150.jpg" text:style-name="Internet_20_link" text:visited-style-name="Visited_20_Internet_20_Link">
343407962_739796134355824_8903370185971580194_n-150x150.jpg</text:a>
', '<text:a xlink:type="simple" xlink:href="https://armyinform.com.ua/wp-content/uploads/2023/04/343411189_1334015473847785_4742000659954170258_n-150x150.jpg" text:style-name="Internet_20_link" text:visited-style-name="Visited_20_Internet_20_Link">
343411189_1334015473847785_4742000659954170258_n-150x150.jpg</text:a>
', '<text:a xlink:type="simple" xlink:href="https://armyinform.com.ua/wp-content/uploads/2023/04/343071995_989311998908457_7566656019694841632_n-150x150.jpg" text:style-name="Internet_20_link" text:visited-style-name="Visited_20_Internet_20_Link">
343071995_989311998908457_7566656019694841632_n-150x150.jpg</text:a>
']</text:p>
      <text:p text:style-name="P4">
Tags: ['STOPRUSSIA', 'АГРЕСІЯ РФ', 'ВТОРГНЕННЯ РФ', 'ДЕРЖАВНА СПЕЦІАЛЬНА СЛУЖБА ТРАНСПОРТУ']</text:p>
      <text:p text:style-name="P4">
Category: News</text:p>
      <!--METADATA-->
      <text:p text:style-name="P4">
<draw:frame draw:style-name="fr1" draw:name="Image345" text:anchor-type="as-char" svg:width="6.9236in" svg:height="3.894525in" draw:z-index="0">
<draw:image xlink:href="../Images/AРМІЯINFORM/2023-04-27T26-00-00-04-00/343426739_165700826434572_7743951159271326579_n.jpg" xlink:type="simple" xlink:show="embed" xlink:actuate="onLoad" draw:mime-type="image/jpeg"/>
</draw:frame>
</text:p>
      <text:p text:style-name="P4">
Про це<text:a xlink:type="simple" xlink:href="https://www.facebook.com/uadsst" text:style-name="Internet_20_link" text:visited-style-name="Visited_20_Internet_20_Link">
повідомляє</text:a>
Державна спеціальна служба транспорту на своїй сторінці у Facebook.</text:p>
      <text:p text:style-name="P4">
«Військовослужбовцями Державної спеціальної служби транспорту відновлено тазапущено в роботу ще три мостових об’єкти на деокупованих територіяхМиколаївської та Херсонської областей, які сполучають громади, райони,регіони, долі людей. Один з мостів побудований капітально», — йдеться уповідомленні. .</text:p>
      <text:p text:style-name="P4">
Зазначається, що на Миколаївщині мостовики Держспецтрансслужби відновили п’ятьмостових споруд, зруйнованих російськими окупантами.</text:p>
      <text:p text:style-name="P4">
<text:a xlink:type="simple" xlink:href="https://armyinform.com.ua/wp-content/uploads/2023/04/343309150_1422209371859699_8341396534782639043_n.jpg" text:style-name="Internet_20_link" text:visited-style-name="Visited_20_Internet_20_Link">
<draw:frame draw:style-name="fr1" draw:name="Image346" text:anchor-type="as-char" svg:width="6.9236in" svg:height="6.9236in" draw:z-index="0">
<draw:image xlink:href="../Images/AРМІЯINFORM/2023-04-27T26-00-00-04-00/343309150_1422209371859699_8341396534782639043_n-150x150.jpg" xlink:type="simple" xlink:show="embed" xlink:actuate="onLoad" draw:mime-type="image/jpeg"/>
</draw:frame>
</text:a>
</text:p>
      <text:p text:style-name="P4">
<text:a xlink:type="simple" xlink:href="https://armyinform.com.ua/wp-content/uploads/2023/04/343313579_178930415077819_8157763631666006115_n.jpg" text:style-name="Internet_20_link" text:visited-style-name="Visited_20_Internet_20_Link">
<draw:frame draw:style-name="fr1" draw:name="Image347" text:anchor-type="as-char" svg:width="6.9236in" svg:height="6.9236in" draw:z-index="0">
<draw:image xlink:href="../Images/AРМІЯINFORM/2023-04-27T26-00-00-04-00/343313579_178930415077819_8157763631666006115_n-150x150.jpg" xlink:type="simple" xlink:show="embed" xlink:actuate="onLoad" draw:mime-type="image/jpeg"/>
</draw:frame>
</text:a>
</text:p>
      <text:p text:style-name="P4">
<text:a xlink:type="simple" xlink:href="https://armyinform.com.ua/wp-content/uploads/2023/04/343407962_739796134355824_8903370185971580194_n.jpg" text:style-name="Internet_20_link" text:visited-style-name="Visited_20_Internet_20_Link">
<draw:frame draw:style-name="fr1" draw:name="Image348" text:anchor-type="as-char" svg:width="6.9236in" svg:height="6.9236in" draw:z-index="0">
<draw:image xlink:href="../Images/AРМІЯINFORM/2023-04-27T26-00-00-04-00/343407962_739796134355824_8903370185971580194_n-150x150.jpg" xlink:type="simple" xlink:show="embed" xlink:actuate="onLoad" draw:mime-type="image/jpeg"/>
</draw:frame>
</text:a>
</text:p>
      <text:p text:style-name="P4">
<text:a xlink:type="simple" xlink:href="https://armyinform.com.ua/wp-content/uploads/2023/04/343411189_1334015473847785_4742000659954170258_n.jpg" text:style-name="Internet_20_link" text:visited-style-name="Visited_20_Internet_20_Link">
<draw:frame draw:style-name="fr1" draw:name="Image349" text:anchor-type="as-char" svg:width="6.9236in" svg:height="6.9236in" draw:z-index="0">
<draw:image xlink:href="../Images/AРМІЯINFORM/2023-04-27T26-00-00-04-00/343411189_1334015473847785_4742000659954170258_n-150x150.jpg" xlink:type="simple" xlink:show="embed" xlink:actuate="onLoad" draw:mime-type="image/jpeg"/>
</draw:frame>
</text:a>
</text:p>
      <text:p text:style-name="P4">
<text:a xlink:type="simple" xlink:href="https://armyinform.com.ua/wp-content/uploads/2023/04/343071995_989311998908457_7566656019694841632_n.jpg" text:style-name="Internet_20_link" text:visited-style-name="Visited_20_Internet_20_Link">
<draw:frame draw:style-name="fr1" draw:name="Image350" text:anchor-type="as-char" svg:width="6.9236in" svg:height="6.9236in" draw:z-index="0">
<draw:image xlink:href="../Images/AРМІЯINFORM/2023-04-27T26-00-00-04-00/343071995_989311998908457_7566656019694841632_n-150x150.jpg" xlink:type="simple" xlink:show="embed" xlink:actuate="onLoad" draw:mime-type="image/jpeg"/>
</draw:frame>
</text:a>
</text:p>
      <text:p text:style-name="P4">
Днями мости були введені в експлуатацію. У заходах взяли участь головаАдміністрації Держспецтрансслужби генерал-майор Богдан Бондар, народнийдепутат Сергій Козир, голова Херсонської обласної військової адміністраціїОлександр Прокудін, командувач оперативного угруповання військ «Херсон»бригадний генерал Михайло Драпатий, особовий склад Держспецтрансслужби,представники місцевого самоврядування, жителі громад.</text:p>
      <text:p text:style-name="P4">
Завдяки злагодженій співпраці з бізнесом, благодійною фандрейзинговоюплатформою UNITED24 та АВТ Баварія, військових підрозділів Держспецтрансслужбита місцевих адміністрацій поставлені завдання з відбудови мостів були виконаніоперативно в найкоротші терміни.</text:p>
      <text:p text:style-name="P4">
Особовий склад мостовідновлювального підрозділу , який був задіяний убудівництві, був заохочений грамотами та відомчими відзнаками.</text:p>
      <text:p text:style-name="P4">
Source: <text:a xlink:type="simple" xlink:href="https://armyinform.com.ua/2023/04/27/derzhavna-speczialna-sluzhby-transportu-vidnovyla-ta-zapustyla-v-robotu-shhe-try-mostovyh-obyekty-na-deokupovanyh-terytoriyah/" text:style-name="Internet_20_link" text:visited-style-name="Visited_20_Internet_20_Link">
https://armyinform.com.ua/2023/04/27/derzhavna-speczialna-sluzhby-transportu-vidnovyla-ta-zapustyla-v-robotu-shhe-try-mostovyh-obyekty-na-deokupovanyh-terytoriyah/</text:a>
</text:p>
      <!--NEWS-->
      <text:h text:style-name="P10" text:outline-level="1">
<text:span text:style-name="T4">
Міноборони та МВС активізують співпрацю за напрямом мовної підготовки персоналу</text:span>
</text:h>
      <text:p text:style-name="P4">
Author: ['АРМІЯINFORM']</text:p>
      <text:p text:style-name="P4">
Time: 2023-04-27T27:00:00-04:00</text:p>
      <text:p text:style-name="P4">
Description: 25 квітня за участі директора Департаменту військової освіти і нау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300211_1353972011834637_1303836264795176581_n.jpg" text:style-name="Internet_20_link" text:visited-style-name="Visited_20_Internet_20_Link">
343300211_1353972011834637_1303836264795176581_n.jpg</text:a>
', '<text:a xlink:type="simple" xlink:href="https://armyinform.com.ua/wp-content/uploads/2023/04/343294664_3513415405555709_1615387194576739661_n.jpg" text:style-name="Internet_20_link" text:visited-style-name="Visited_20_Internet_20_Link">
343294664_3513415405555709_1615387194576739661_n.jpg</text:a>
', '<text:a xlink:type="simple" xlink:href="https://armyinform.com.ua/wp-content/uploads/2023/04/343726788_1199520667424624_1363626420839290163_n-1.jpg" text:style-name="Internet_20_link" text:visited-style-name="Visited_20_Internet_20_Link">
343726788_1199520667424624_1363626420839290163_n-1.jpg</text:a>
']</text:p>
      <text:p text:style-name="P4">
Tags: ['STOPRUSSIA', 'АГРЕСІЯ РФ', 'ВТОРГНЕННЯ РФ', 'ДЕПАРТАМЕНТ ВІЙСЬКОВОЇ ОСВІТИ ТА НАУКИ МО УКРАЇНИ']</text:p>
      <text:p text:style-name="P4">
Category: News</text:p>
      <!--METADATA-->
      <text:p text:style-name="P4">
<draw:frame draw:style-name="fr1" draw:name="Image351" text:anchor-type="as-char" svg:width="6.9236in" svg:height="4.615733in" draw:z-index="0">
<draw:image xlink:href="../Images/AРМІЯINFORM/2023-04-27T27-00-00-04-00/343300211_1353972011834637_1303836264795176581_n.jpg" xlink:type="simple" xlink:show="embed" xlink:actuate="onLoad" draw:mime-type="image/jpeg"/>
</draw:frame>
</text:p>
      <text:p text:style-name="P4">
25 квітня за участі директора Департаменту військової освіти і наукиМіністерства оборони України Володимира Мірненка відбулася робоча нарада зобговорення питань удосконалення мовної підготовки в системі Міністерствавнутрішніх справ України під головуванням державного секретаря МВС Інни Ящук.</text:p>
      <text:p text:style-name="P4">
Про це<text:a xlink:type="simple" xlink:href="https://www.facebook.com/DepartmentMilitaryEducationScienceMOD.UA/posts/pfbid02NHS3FyoCbBkaa56RbSCGpU7kZ7XfkKtuNTjdkmbvQ437QrXQ48KDLZJBypgSQM38l" text:style-name="Internet_20_link" text:visited-style-name="Visited_20_Internet_20_Link">
повідомляє</text:a>
Департамент військової освіти і науки Міністерства оборони України.</text:p>
      <text:p text:style-name="P4">
<draw:frame draw:style-name="fr1" draw:name="Image352" text:anchor-type="as-char" svg:width="6.9236in" svg:height="4.690739in" draw:z-index="0">
<draw:image xlink:href="../Images/AРМІЯINFORM/2023-04-27T27-00-00-04-00/343294664_3513415405555709_1615387194576739661_n.jpg" xlink:type="simple" xlink:show="embed" xlink:actuate="onLoad" draw:mime-type="image/jpeg"/>
</draw:frame>
</text:p>
      <text:p text:style-name="P4">
Під час виступу Володимир Мірненко поділився досвідом оборонного відомстващодо розроблення нормативних документів, які регламентують питання мовноїпідготовки військових фахівців для Збройних Сил України.</text:p>
      <text:p text:style-name="P4">
— Ми свідомі того, що якісна мовна підготовка є одним з важливих чинниківнабуття достатньої взаємосумісності Збройних Сил та інших складових силоборони з відповідними структурами держав — членів НАТО. У 2021 році вМіністерстві оборони України затверджено Дорожню карту вдосконалення мовноїпідготовки у Збройних Силах України (на 2021-2025 роки), яка окреслює чітку тазрозумілу траєкторію руху з поетапного впровадження низки конкретних заходів істимулів до безперервного вивчення і підтримання знань іноземних мовперсоналом Збройних Сил України, — наголосив Володимир Мірненко.</text:p>
      <text:p text:style-name="P4">
<draw:frame draw:style-name="fr1" draw:name="Image353" text:anchor-type="as-char" svg:width="6.9236in" svg:height="4.471492in" draw:z-index="0">
<draw:image xlink:href="../Images/AРМІЯINFORM/2023-04-27T27-00-00-04-00/343726788_1199520667424624_1363626420839290163_n-1.jpg" xlink:type="simple" xlink:show="embed" xlink:actuate="onLoad" draw:mime-type="image/jpeg"/>
</draw:frame>
</text:p>
      <text:p text:style-name="P4">
За його словами, в умовах війни наша держава демонструє високу динаміку реформна шляху до членства в ЄС та НАТО, зокрема це стосується і сфери військовоїосвіти та підготовки, тому на цьому трансформаційному треку міжнародніпартнери готові надавати підтримку і всебічно сприяти реалізації запланованихзаходів.</text:p>
      <text:p text:style-name="P4">
За результатами обговорення узгоджено позицію відомств стосовно налагодженняміжвідомчої співпраці між закладами освіти Міністерства оборони таМіністерства внутрішніх справ України, у тому числі і за напрямом мовноїпідготовки персоналу.</text:p>
      <text:p text:style-name="P4">
Source: <text:a xlink:type="simple" xlink:href="https://armyinform.com.ua/2023/04/27/ministerstvo-oborony-ta-ministerstvo-vnutrishnih-sprav-ukrayiny-aktyvizuyut-spivpraczyu-za-napryamom-movnoyi-pidgotovky-personalu/" text:style-name="Internet_20_link" text:visited-style-name="Visited_20_Internet_20_Link">
https://armyinform.com.ua/2023/04/27/ministerstvo-oborony-ta-ministerstvo-vnutrishnih-sprav-ukrayiny-aktyvizuyut-spivpraczyu-za-napryamom-movnoyi-pidgotovky-personalu/</text:a>
</text:p>
      <!--NEWS-->
      <text:h text:style-name="P10" text:outline-level="1">
<text:span text:style-name="T4">
Центр протидії дезінформації повідомив про основний наратив росЗМІ за минулу добу</text:span>
</text:h>
      <text:p text:style-name="P4">
Author: ['АРМІЯINFORM']</text:p>
      <text:p text:style-name="P4">
Time: 2023-04-27T28:00:00-04:00</text:p>
      <text:p text:style-name="P4">
Description: Центр протидії дезінформації при РНБО України інформує: основний наратив, що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214620_907748687184183_4123620631016683104_n.jpg" text:style-name="Internet_20_link" text:visited-style-name="Visited_20_Internet_20_Link">
343214620_907748687184183_4123620631016683104_n.jpg</text:a>
']</text:p>
      <text:p text:style-name="P4">
Tags: ['STOPRUSSIA', 'АГРЕСІЯ РФ', 'ВТОРГНЕННЯ РФ', 'ЦЕНТР ПРОТИДІЇ ДЕЗІНФОРМАЦІЇ']</text:p>
      <text:p text:style-name="P4">
Category: News</text:p>
      <!--METADATA-->
      <text:p text:style-name="P4">
<draw:frame draw:style-name="fr1" draw:name="Image354" text:anchor-type="as-char" svg:width="6.9236in" svg:height="6.9236in" draw:z-index="0">
<draw:image xlink:href="../Images/AРМІЯINFORM/2023-04-27T28-00-00-04-00/343214620_907748687184183_4123620631016683104_n.jpg" xlink:type="simple" xlink:show="embed" xlink:actuate="onLoad" draw:mime-type="image/jpeg"/>
</draw:frame>
</text:p>
      <text:p text:style-name="P4">
Центр протидії дезінформації при РНБО України<text:a xlink:type="simple" xlink:href="https://www.facebook.com/protydiyadezinformatsiyi.cpd/posts/pfbid0PpmTrz51RhiznXFb97zM6Ju6d6GT6hEUFSEi6ZdqhJpSreAZWNgV8oCXSHwWxgXbl" text:style-name="Internet_20_link" text:visited-style-name="Visited_20_Internet_20_Link">
інформує</text:a>
:основний наратив, що сьогодні просувають російські ЗМІ:</text:p>
      <text:p text:style-name="P4">
Депутат держдуми рф гурульов заявив, що на росії час вводити поняття «ворогнароду».</text:p>
      <text:p text:style-name="P4">
На його думку, такі заходи сприятимуть дисциплінованості суспільства.</text:p>
      <text:p text:style-name="P4">
Зазначається, що насправді залякування росіян — єдиний діючий методмобілізації в рф, тому все частіше російські ЗМІ транслюють подібнівисловлювання. У такий спосіб влада рф аналізує реакцію свого населення наподібні радикальні заяви від кремлівських політиків і пропагандистів, що вмайбутньому дозволяє посилювати диктатуру.</text:p>
      <text:p text:style-name="P4">
Source: <text:a xlink:type="simple" xlink:href="https://armyinform.com.ua/2023/04/27/czentr-protydiyi-dezinformacziyi-povidomlyaye-pro-osnovnyj-naratyv-rosiyan-mynuloyi-doby-2/" text:style-name="Internet_20_link" text:visited-style-name="Visited_20_Internet_20_Link">
https://armyinform.com.ua/2023/04/27/czentr-protydiyi-dezinformacziyi-povidomlyaye-pro-osnovnyj-naratyv-rosiyan-mynuloyi-doby-2/</text:a>
</text:p>
      <!--NEWS-->
      <text:h text:style-name="P10" text:outline-level="1">
<text:span text:style-name="T4">
Денис Шмигаль обговорив підтримку України з керівництвом Парламенту Італії</text:span>
</text:h>
      <text:p text:style-name="P4">
Author: ['АРМІЯINFORM']</text:p>
      <text:p text:style-name="P4">
Time: 2023-04-27T29:00:00-04:00</text:p>
      <text:p text:style-name="P4">
Description: Прем’єр-міністр України Денис Шмигаль у межах робочого візиту в Рим провів зустрі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001_820_360_0_0_auto.jpg" text:style-name="Internet_20_link" text:visited-style-name="Visited_20_Internet_20_Link">
thumb_203001_820_360_0_0_auto.jpg</text:a>
']</text:p>
      <text:p text:style-name="P4">
Tags: ['STOPRUSSIA', 'АГРЕСІЯ РФ', 'ДЕНИС ШМИГАЛЬ']</text:p>
      <text:p text:style-name="P4">
Category: News</text:p>
      <!--METADATA-->
      <text:p text:style-name="P4">
<draw:frame draw:style-name="fr1" draw:name="Image355" text:anchor-type="as-char" svg:width="6.9236in" svg:height="4.610104in" draw:z-index="0">
<draw:image xlink:href="../Images/AРМІЯINFORM/2023-04-27T29-00-00-04-00/thumb_203001_820_360_0_0_auto.jpg" xlink:type="simple" xlink:show="embed" xlink:actuate="onLoad" draw:mime-type="image/jpeg"/>
</draw:frame>
</text:p>
      <text:p text:style-name="P4">
Прем’єр-міністр України Денис Шмигаль у межах робочого візиту в Рим провівзустрічі з керівниками Парламенту Італійської Республіки.</text:p>
      <text:p text:style-name="P4">
Про це <text:a xlink:type="simple" xlink:href="https://www.kmu.gov.ua/news/denys-shmyhal-obhovoryv-pidtrymku-ukrainy-z-kerivnytstvom-parlamentu-italii" text:style-name="Internet_20_link" text:visited-style-name="Visited_20_Internet_20_Link">
повідомляє</text:a>
 УрядовийПортал.</text:p>
      <text:p text:style-name="P4">
У розмові з головою Сенату Іняціо Ла Русса сторони обговорили визнанняГолодомору геноцидом українського народу. Як повідомив очільник Сенату,відповідний законопроект уже готується. Денис Шмигаль зауважив, що італійськіпартнери свідомі того, що Голодомор — один із найстрашніших злочинів, який немає повторитися.</text:p>
      <text:p text:style-name="P4">
Із головою Палати депутатів Італії Лоренцо Фонтаною Прем’єр-міністр Українипорушив питання економічного й швидкого відновлення нашої держави. ЛоренцоФонтана запевнив, що Палата підтримує вступ України в ЄС, Формулу мируПрезидента України та визнання Голодомору геноцидом українського народу.</text:p>
      <text:p text:style-name="P4">
Денис Шмигаль подякував Парламенту Італії за ухвалення рішень, спрямованих напідтримку України в боротьбі за свободу й демократію.</text:p>
      <text:p text:style-name="P4">
Source: <text:a xlink:type="simple" xlink:href="https://armyinform.com.ua/2023/04/27/denys-shmygal-obgovoryv-pidtrymku-ukrayiny-z-kerivnycztvom-parlamentu-italiyi/" text:style-name="Internet_20_link" text:visited-style-name="Visited_20_Internet_20_Link">
https://armyinform.com.ua/2023/04/27/denys-shmygal-obgovoryv-pidtrymku-ukrayiny-z-kerivnycztvom-parlamentu-italiyi/</text:a>
</text:p>
      <!--NEWS-->
      <text:h text:style-name="P10" text:outline-level="1">
<text:span text:style-name="T4">
Авіація Сил оборони завдала 11 ударів по районах зосередження ворога</text:span>
</text:h>
      <text:p text:style-name="P4">
Author: ['АРМІЯINFORM']</text:p>
      <text:p text:style-name="P4">
Time: 2023-04-27T30:00:00-04:00</text:p>
      <text:p text:style-name="P4">
Description: Про це у Facebook повідомляє Генеральний штаб ЗСУ.    Авіація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text:p>
      <text:p text:style-name="P4">
Category: News</text:p>
      <!--METADATA-->
      <text:p text:style-name="P4">
<draw:frame draw:style-name="fr1" draw:name="Image356" text:anchor-type="as-char" svg:width="6.9236in" svg:height="4.49457in" draw:z-index="0">
<draw:image xlink:href="../Images/AРМІЯINFORM/2023-04-27T30-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JSY3rnvT4Rv2UaLRPvXvx3Bbta7u39E9X7GxpaH414xPtWUe24kD1rWnzPwGkKUwl" text:style-name="Internet_20_link" text:visited-style-name="Visited_20_Internet_20_Link">
повідомляє</text:a>
Генеральний штаб ЗСУ.</text:p>
      <text:p text:style-name="P4">
Авіація Сил оборони України за минулу добу завдала 11 ударів по районахзосередження окупантів. Також, знищено 6 ворожих безпілотних літальнихапаратів. А підрозділи ракетних військ і артилерії уразили 2 засобипротиповітряної оборони та ще 2 важливих військових об’єкта противника.</text:p>
      <text:p text:style-name="P4">
Source: <text:a xlink:type="simple" xlink:href="https://armyinform.com.ua/2023/04/27/aviacziya-syl-oborony-zavdala-11-udariv-po-rajonah-zoseredzhennya-voroga-2/" text:style-name="Internet_20_link" text:visited-style-name="Visited_20_Internet_20_Link">
https://armyinform.com.ua/2023/04/27/aviacziya-syl-oborony-zavdala-11-udariv-po-rajonah-zoseredzhennya-voroga-2/</text:a>
</text:p>
      <!--NEWS-->
      <text:h text:style-name="P10" text:outline-level="1">
<text:span text:style-name="T4">
ГУР показало відео з аеропорту Польщі, де приземлився літак із евакуйованими українцями</text:span>
</text:h>
      <text:p text:style-name="P4">
Author: ['АРМІЯINFORM']</text:p>
      <text:p text:style-name="P4">
Time: 2023-04-27T31:00:00-04:00</text:p>
      <text:p text:style-name="P4">
Description: Внаслідок ретельно спланованої операції, здійсненої ГУР МО спільно з МЗС та Офі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СУДАН']</text:p>
      <text:p text:style-name="P4">
Category: News</text:p>
      <!--METADATA-->
      <text:p text:style-name="P4">
Внаслідок ретельно спланованої операції, здійсненої ГУР МО спільно з МЗС таОфісом Президента України, станом на 26 квітня 2023 року з охопленого бойовимидіями Судану вдалось врятувати уже 91 українця.</text:p>
      <text:p text:style-name="P4">
Джерело: <text:a xlink:type="simple" xlink:href="https://www.facebook.com/watch/" text:style-name="Internet_20_link" text:visited-style-name="Visited_20_Internet_20_Link">
Головне управління розвідки Міністерства оборониУкраїни</text:a>
</text:p>
      <text:p text:style-name="P4">
Source: <text:a xlink:type="simple" xlink:href="https://armyinform.com.ua/2023/04/27/gur-mou-pokazaly-video-z-aeroportu-polshhi-de-pryzemlyvsya-litak-iz-evakujovanymy-gromadyanamy-sudanu/" text:style-name="Internet_20_link" text:visited-style-name="Visited_20_Internet_20_Link">
https://armyinform.com.ua/2023/04/27/gur-mou-pokazaly-video-z-aeroportu-polshhi-de-pryzemlyvsya-litak-iz-evakujovanymy-gromadyanamy-sudanu/</text:a>
</text:p>
      <!--NEWS-->
      <text:h text:style-name="P10" text:outline-level="1">
<text:span text:style-name="T4">
На Донеччині наші захисники відбили 54 ворожі атаки</text:span>
</text:h>
      <text:p text:style-name="P4">
Author: ['АРМІЯINFORM']</text:p>
      <text:p text:style-name="P4">
Time: 2023-04-27T32:00:00-04:00</text:p>
      <text:p text:style-name="P4">
Description: Про це у Facebook повідомляє Генеральний штаб ЗСУ.    Основні зусилля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ХРОНІКА ОБОРОНИ']</text:p>
      <text:p text:style-name="P4">
Category: News</text:p>
      <!--METADATA-->
      <text:p text:style-name="P4">
<draw:frame draw:style-name="fr1" draw:name="Image357" text:anchor-type="as-char" svg:width="6.9236in" svg:height="4.615733in" draw:z-index="0">
<draw:image xlink:href="../Images/AРМІЯINFORM/2023-04-27T32-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JSY3rnvT4Rv2UaLRPvXvx3Bbta7u39E9X7GxpaH414xPtWUe24kD1rWnzPwGkKUwl" text:style-name="Internet_20_link" text:visited-style-name="Visited_20_Internet_20_Link">
повідомляє</text:a>
Генеральний штаб ЗСУ.</text:p>
      <text:p text:style-name="P4">
Основні зусилля противник зосереджує на веденні наступальних дій наБахмутському, Авдіївському та Мар’їнському напрямках. Підрозділами Сил оборониУкраїни протягом минулої доби було відбито 54 атаки противника на зазначенихділянках фронту. Найзапекліші бої надалі тривають за Бахмут та Мар’їнку.</text:p>
      <text:p text:style-name="P4">
Source: <text:a xlink:type="simple" xlink:href="https://armyinform.com.ua/2023/04/27/na-donechchyni-nashi-zahysnyky-vidbyly-54-vorozhi-ataky/" text:style-name="Internet_20_link" text:visited-style-name="Visited_20_Internet_20_Link">
https://armyinform.com.ua/2023/04/27/na-donechchyni-nashi-zahysnyky-vidbyly-54-vorozhi-ataky/</text:a>
</text:p>
      <!--NEWS-->
      <text:h text:style-name="P10" text:outline-level="1">
<text:span text:style-name="T4">
росіяни вдарили «Калібрами» по Миколаєву — Наталія Гуменюк</text:span>
</text:h>
      <text:p text:style-name="P4">
Author: ['Дмитро Горбунов']</text:p>
      <text:p text:style-name="P4">
Time: 2023-04-27T33:00:00-04:00</text:p>
      <text:p text:style-name="P4">
Description: — Ворог вночі атакував Миколаїв ракетами типу «Калібр» із акваторії Чорного моря.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823a5de-94f0-4b69-9c10-e568cfaf55a9-1.jpg" text:style-name="Internet_20_link" text:visited-style-name="Visited_20_Internet_20_Link">
7823a5de-94f0-4b69-9c10-e568cfaf55a9-1.jpg</text:a>
']</text:p>
      <text:p text:style-name="P4">
Tags: ['STOPRUSSIA', 'АГРЕСІЯ РФ', 'МИКОЛАЇВ']</text:p>
      <text:p text:style-name="P4">
Category: News</text:p>
      <!--METADATA-->
      <text:p text:style-name="P4">
<draw:frame draw:style-name="fr1" draw:name="Image358" text:anchor-type="as-char" svg:width="6.9236in" svg:height="3.450261in" draw:z-index="0">
<draw:image xlink:href="../Images/AРМІЯINFORM/2023-04-27T33-00-00-04-00/7823a5de-94f0-4b69-9c10-e568cfaf55a9-1.jpg" xlink:type="simple" xlink:show="embed" xlink:actuate="onLoad" draw:mime-type="image/jpeg"/>
</draw:frame>
</text:p>
      <text:p text:style-name="P4">
— Ворог вночі атакував Миколаїв ракетами типу «Калібр» із акваторії Чорногоморя. При цьому чотири «Калібри» були спрямовані за складною траєкторією звикористовуванням ландшафтних особливостей місцевості. Нагадаю, що ракета«Калібр» — це високоточна зброя. Тому влучення в цивільні будинки свідчить процілеспрямоване знищення мирних людей. Поки нам відомо про одного загиблого таще 23-х поранених після цієї російської атаки. Рятувальні роботи тривають, —про це у ефірі телемарафону <text:a xlink:type="simple" xlink:href="https://www.youtube.com/watch" text:style-name="Internet_20_link" text:visited-style-name="Visited_20_Internet_20_Link">
«Єдиніновини»</text:a>
 повідомила начальникоб’єднаного координаційного пресцентру Сил оборони Півдня Наталія Гуменюк.</text:p>
      <text:p text:style-name="P4">
Також вона повідомила про численні обстріли Херсонської області.</text:p>
      <text:p text:style-name="P4">
Насамкінець офіцер розповіла про ситуацію у Чорному морі.</text:p>
      <text:p text:style-name="P4">
— Ворог постійно маневрує та змінює кількість своїх кораблів. Наразі їхнєкорабельне угруповання налічує 13 одиниць, серед яких два ракетоносії. Вартосказати, що напередодні вони провели ротацію та вивели свої підводніракетоносії. Тому в них залишилися лише надводні сили. Загальний залп ракетможе становить до 16 одиниць. Враховуючи те, що 4 ракети вони випустили вночіпо мирних кварталах Миколаєва, у них лишається ще 12 «Калібрів», — зауважиланачальник об’єднаного координаційного пресцентру Сил оборони Півдня НаталіяГуменюк. __</text:p>
      <text:p text:style-name="P4">
Source: <text:a xlink:type="simple" xlink:href="https://armyinform.com.ua/2023/04/27/rosiyany-vdaryly-kalibramy-po-mykolayevu-nataliya-gumenyuk/" text:style-name="Internet_20_link" text:visited-style-name="Visited_20_Internet_20_Link">
https://armyinform.com.ua/2023/04/27/rosiyany-vdaryly-kalibramy-po-mykolayevu-nataliya-gumenyuk/</text:a>
</text:p>
      <!--NEWS-->
      <text:h text:style-name="P10" text:outline-level="1">
<text:span text:style-name="T4">
Наступальних дій на Лиманському напрямку ворог не проводив</text:span>
</text:h>
      <text:p text:style-name="P4">
Author: ['АРМІЯINFORM']</text:p>
      <text:p text:style-name="P4">
Time: 2023-04-27T34:00:00-04:00</text:p>
      <text:p text:style-name="P4">
Description: Про це у Facebook повідомляє Генеральний штаб ЗСУ.    На Лиманському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359" text:anchor-type="as-char" svg:width="6.9236in" svg:height="4.615733in" draw:z-index="0">
<draw:image xlink:href="../Images/AРМІЯINFORM/2023-04-27T34-00-00-04-00/poraneni-okupan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JSY3rnvT4Rv2UaLRPvXvx3Bbta7u39E9X7GxpaH414xPtWUe24kD1rWnzPwGkKUwl" text:style-name="Internet_20_link" text:visited-style-name="Visited_20_Internet_20_Link">
повідомляє</text:a>
Генеральний штаб ЗСУ.</text:p>
      <text:p text:style-name="P4">
На Лиманському напрямку противник наступальних дій не проводив. Артилерійськихобстрілів зазнали Терни, Торське, Діброва, Білогорівка, Верхньокам’янське таСпірне Донецької області.</text:p>
      <text:p text:style-name="P4">
Source: <text:a xlink:type="simple" xlink:href="https://armyinform.com.ua/2023/04/27/nastupalnyh-dij-na-lymanskomu-napryamku-vorog-ne-provodyv/" text:style-name="Internet_20_link" text:visited-style-name="Visited_20_Internet_20_Link">
https://armyinform.com.ua/2023/04/27/nastupalnyh-dij-na-lymanskomu-napryamku-vorog-ne-provodyv/</text:a>
</text:p>
      <!--NEWS-->
      <text:h text:style-name="P10" text:outline-level="1">
<text:span text:style-name="T4">
Сили оборони за добу ліквідували понад 500 окупантів, знищили 10 артсистем і 16 ББМ</text:span>
</text:h>
      <text:p text:style-name="P4">
Author: ['АРМІЯINFORM']</text:p>
      <text:p text:style-name="P4">
Time: 2023-04-27T35:00:00-04:00</text:p>
      <text:p text:style-name="P4">
Description: Загальні бойові втрати противника з 24.02.22 по 27.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1ac0405-05a6-4e0f-9974-21e9ddea3cc2-scaled.jpg" text:style-name="Internet_20_link" text:visited-style-name="Visited_20_Internet_20_Link">
b1ac0405-05a6-4e0f-9974-21e9ddea3cc2-scaled.jpg</text:a>
']</text:p>
      <text:p text:style-name="P4">
Tags: ['STOPRUSSIA', 'АГРЕСІЯ РФ', 'ВТОРГНЕННЯ РФ', 'ВТРАТИ ВОРОГА', 'ГШ ЗСУ']</text:p>
      <text:p text:style-name="P4">
Category: News</text:p>
      <!--METADATA-->
      <text:p text:style-name="P4">
<draw:frame draw:style-name="fr1" draw:name="Image360" text:anchor-type="as-char" svg:width="6.9236in" svg:height="6.969757in" draw:z-index="0">
<draw:image xlink:href="../Images/AРМІЯINFORM/2023-04-27T35-00-00-04-00/b1ac0405-05a6-4e0f-9974-21e9ddea3cc2-scaled.jpg" xlink:type="simple" xlink:show="embed" xlink:actuate="onLoad" draw:mime-type="image/jpeg"/>
</draw:frame>
</text:p>
      <text:p text:style-name="P4">
Загальні бойові втрати противника з 24.02.22 по 27.04.23 орієнтовностановлять:</text:p>
      <ul>
        <li>
<text:span text:style-name="T4">
особового складу ‒</text:span>
 188920 (+510) осіб ліквідовано  * <text:span text:style-name="T4">
танків ‒</text:span>
 3694 (+2)  * <text:span text:style-name="T4">
бойових броньованих машин ‒</text:span>
 7178 (+16)  * <text:span text:style-name="T4">
артилерійських систем ‒</text:span>
 2887 (+10)  * <text:span text:style-name="T4">
РСЗВ ‒</text:span>
 542 (+3)  * <text:span text:style-name="T4">
засоби ППО ‒</text:span>
 293 (+1)  * <text:span text:style-name="T4">
літаків ‒</text:span>
 308 (0)  * <text:span text:style-name="T4">
гелікоптерів ‒</text:span>
 294 (0)  * <text:span text:style-name="T4">
БПЛА оперативно-тактичного рівня ‒</text:span>
 2461 (+21)  * <text:span text:style-name="T4">
крилаті ракети ‒</text:span>
 911 (0)  * <text:span text:style-name="T4">
кораблі / катери ‒</text:span>
 18 (0)  * <text:span text:style-name="T4">
автомобільної техніки та автоцистерн ‒</text:span>
 5805 (+13)  * <text:span text:style-name="T4">
спеціальна техніка ‒</text:span>
 352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7.04.23.</text:p>
      <text:p text:style-name="P4">
Source: <text:a xlink:type="simple" xlink:href="https://armyinform.com.ua/2023/04/27/syly-oborony-za-dobu-likviduvaly-ponad-500-okupantiv-znyshhyly-10-artsystem-i-16-bbm/" text:style-name="Internet_20_link" text:visited-style-name="Visited_20_Internet_20_Link">
https://armyinform.com.ua/2023/04/27/syly-oborony-za-dobu-likviduvaly-ponad-500-okupantiv-znyshhyly-10-artsystem-i-16-bbm/</text:a>
</text:p>
      <!--NEWS-->
      <text:h text:style-name="P10" text:outline-level="1">
<text:span text:style-name="T4">
Олександр Поліщук зустрівся з аташе з питань оборони при Посольстві Королівства Норвегія в Україні</text:span>
</text:h>
      <text:p text:style-name="P4">
Author: ['АРМІЯINFORM']</text:p>
      <text:p text:style-name="P4">
Time: 2023-04-27T36:00:00-04:00</text:p>
      <text:p text:style-name="P4">
Description: Заступник Міністра оборони України Олександр Поліщук зустрівся у Києві із аташе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9a5d5258ff5c34607e70eed1b2afcdcb1b2875.jpg" text:style-name="Internet_20_link" text:visited-style-name="Visited_20_Internet_20_Link">
169a5d5258ff5c34607e70eed1b2afcdcb1b2875.jpg</text:a>
']</text:p>
      <text:p text:style-name="P4">
Tags: ['STOPRUSSIA', 'АГРЕСІЯ РФ', 'НОРВЕГІЯ', 'ОЛЕКСАНДР ПОЛІЩУК']</text:p>
      <text:p text:style-name="P4">
Category: News</text:p>
      <!--METADATA-->
      <text:p text:style-name="P4">
<draw:frame draw:style-name="fr1" draw:name="Image361" text:anchor-type="as-char" svg:width="6.9236in" svg:height="4.645032in" draw:z-index="0">
<draw:image xlink:href="../Images/AРМІЯINFORM/2023-04-27T36-00-00-04-00/169a5d5258ff5c34607e70eed1b2afcdcb1b2875.jpg" xlink:type="simple" xlink:show="embed" xlink:actuate="onLoad" draw:mime-type="image/jpeg"/>
</draw:frame>
</text:p>
      <text:p text:style-name="P4">
Заступник Міністра оборони України Олександр Поліщук зустрівся у Києві ізаташе з питань оборони при Посольстві Королівства Норвегія в Україні капітаном1 рангу Бйорном Уле Грудосом з нагоди завершення його дипломатичної місії вУкраїні.</text:p>
      <text:p text:style-name="P4">
Про це <text:a xlink:type="simple" xlink:href="https://www.mil.gov.ua/news/2023/04/26/z-pitan-oboroni-pri-posolstvi-korolivstva-norvegiya-v-ukraini-bjornom-ule-grudosom/" text:style-name="Internet_20_link" text:visited-style-name="Visited_20_Internet_20_Link">
інформує</text:a>
 Міністерствооборони України.</text:p>
      <text:p text:style-name="P4">
Олександр Поліщук подякував народу та представникам військово-політичногокерівництва Норвегії за рішучу підтримку України у боротьбі з російськоюзбройною агресією рф проти України.</text:p>
      <text:p text:style-name="P4">
— Норвегія підтримує Україну з перших днів широкомасштабного вторгнення рф.Важливо, що наші країни мають спільне історичне коріння, спільне розуміннятого, як потрібно реагувати на виклики й загрози, які спрямовані росією нелише на Україну, а й на інші європейські держави. Наша спільна мета — перемоганад агресором. Так, це складне завдання, але завдяки вашій всебічній допомозі,постійному обміну досвідом, успішній двосторонній співпраці ми точно стаємосильнішими і крок за кроком разом наближаємо перемогу, — зазначив заступникМіністра оборони України.</text:p>
      <text:p text:style-name="P4">
Бйорн Уле Грудос висловив слова підтримки Україні та підтвердив незмінністьполітики Норвегії щодо продовження надання допомоги нашій державі у боротьбі зросією. Він зауважив, що наступні п’ять років Королівство Норвегія будесфокусоване на допомозі Україні. Зокрема, йдеться про схвалену ПарламентомНорвегії п’ятирічну програму підтримки для України на 7,5 млрд євро, якавключає військову, гуманітарну допомогу, кошти на підтримку цивільноїінфраструктури та найважливіших суспільних функцій.</text:p>
      <text:p text:style-name="P4">
— Воля й спроможність українців вести боротьбу, міцно стояти й героїчновідбивати агресію російської федерації вражає увесь світ. Я приємно здивованийшвидкістю й жагою до навчання українських воїнів, які проходять професійнупідготовку. Ми продовжимо й надалі бути разом з Україною, нарощуватиспівпрацю, підтримувати вас на шляху до перемоги, — сказав капітан 1 рангуБйорн Уле Грудос.</text:p>
      <text:p text:style-name="P4">
За плідну багаторічну роботу та значний особистий внесок у справу розвитку ЗСУвід імені Міністра оборони України капітана 1 рангу Бйорна Уле Грудосанагороджено заохочувальною відзнакою відомства — медаллю «За сприяння ЗбройнимСилам України».</text:p>
      <text:p text:style-name="P4">
Source: <text:a xlink:type="simple" xlink:href="https://armyinform.com.ua/2023/04/27/oleksandr-polishhuk-zustrivsya-z-atashe-z-pytan-oborony-pry-posolstvi-korolivstva-norvegiya-v-ukrayini/" text:style-name="Internet_20_link" text:visited-style-name="Visited_20_Internet_20_Link">
https://armyinform.com.ua/2023/04/27/oleksandr-polishhuk-zustrivsya-z-atashe-z-pytan-oborony-pry-posolstvi-korolivstva-norvegiya-v-ukrayini/</text:a>
</text:p>
      <!--NEWS-->
      <text:h text:style-name="P10" text:outline-level="1">
<text:span text:style-name="T4">
Глава держави про обстріл Миколаєва: рф не перестає доводити, що прагне знищити все українське</text:span>
</text:h>
      <text:p text:style-name="P4">
Author: ['АРМІЯINFORM']</text:p>
      <text:p text:style-name="P4">
Time: 2023-04-27T37:00:00-04:00</text:p>
      <text:p text:style-name="P4">
Description: Країна-окупант ні на день не перестає доводити, що основна мета цієї війни — терор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9_news_big-v1682571123.webp" text:style-name="Internet_20_link" text:visited-style-name="Visited_20_Internet_20_Link">
79_news_big-v1682571123.webp</text:a>
']</text:p>
      <text:p text:style-name="P4">
Tags: ['КРАЇНА-ТЕРОРИСТ РФ', 'МИКОЛАЇВ', 'ПРЕЗИДЕНТ УКРАЇНИ', 'РАКЕТНИЙ ОБСТРІЛ РФ']</text:p>
      <text:p text:style-name="P4">
Category: News</text:p>
      <!--METADATA-->
      <text:p text:style-name="P4">
<draw:frame draw:style-name="fr1" draw:name="Image362" text:anchor-type="as-char" svg:width="6.9236in" svg:height="3.615658in" draw:z-index="0">
<draw:image xlink:href="../ConvertedIMGs/AРМІЯINFORM/2023-04-27T37-00-00-04-00/79_news_big-v1682571123.png" xlink:type="simple" xlink:show="embed" xlink:actuate="onLoad" draw:mime-type="image/png"/>
</draw:frame>
</text:p>
      <text:p text:style-name="P4">
Країна-окупант ні на день не перестає доводити, що основна мета цієї війни —терор і знищення українців та всього українського.</text:p>
      <text:p text:style-name="P4">
Про це <text:a xlink:type="simple" xlink:href="https://t.me/V_Zelenskiy_official/6011" text:style-name="Internet_20_link" text:visited-style-name="Visited_20_Internet_20_Link">
написав</text:a>
 Президент УкраїниВолодимир Зеленський у своєму телеграм-каналі, коментуюючи нічний ракетнийобстріл Миколаєва.</text:p>
      <text:p text:style-name="P4">
«Вночі росія обстріляла Миколаїв чотирма ракетами «Калібр», запущеними закваторії Чорного моря. Високоточна зброя була націлена на приватні будинки,історичну будівлю та багатоповерхівку», — йдеться у повідомленні.</text:p>
      <text:p text:style-name="P4">
Наразі відомо про одного загиблого та 23 поранених, серед яких дитина.</text:p>
      <text:p text:style-name="P4">
«Вічна пам’ять загиблому та скорішого одужання пораненим. Цей черговий злочинпроти людяності не зійде терористам з рук. Знайдемо всіх винних. За все будевідповідальність», — наголосив глава держави.</text:p>
      <text:p text:style-name="P4">
Source: <text:a xlink:type="simple" xlink:href="https://armyinform.com.ua/2023/04/27/glava-derzhavy-pro-obstril-mykolayeva-rf-ne-perestaye-dovodyty-shho-pragne-znyshhyty-vse-ukrayinske/" text:style-name="Internet_20_link" text:visited-style-name="Visited_20_Internet_20_Link">
https://armyinform.com.ua/2023/04/27/glava-derzhavy-pro-obstril-mykolayeva-rf-ne-perestaye-dovodyty-shho-pragne-znyshhyty-vse-ukrayinske/</text:a>
</text:p>
      <!--NEWS-->
      <text:h text:style-name="P10" text:outline-level="1">
<text:span text:style-name="T4">
В Україні хвилина мовчання</text:span>
</text:h>
      <text:p text:style-name="P4">
Author: ['АРМІЯINFORM']</text:p>
      <text:p text:style-name="P4">
Time: 2023-04-27T38: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363" text:anchor-type="as-char" svg:width="6.9236in" svg:height="3.895992in" draw:z-index="0">
<draw:image xlink:href="../Images/AРМІЯINFORM/2023-04-27T38-00-00-04-00/candle-1.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27/v-ukrayini-hvylyna-movchannya-3/" text:style-name="Internet_20_link" text:visited-style-name="Visited_20_Internet_20_Link">
https://armyinform.com.ua/2023/04/27/v-ukrayini-hvylyna-movchannya-3/</text:a>
</text:p>
      <!--NEWS-->
      <text:h text:style-name="P10" text:outline-level="1">
<text:span text:style-name="T4">
Президент обговорив із радником прем’єр-міністра Британії посилення оборонної підтримки України</text:span>
</text:h>
      <text:p text:style-name="P4">
Author: ['АРМІЯINFORM']</text:p>
      <text:p text:style-name="P4">
Time: 2023-04-27T39:00:00-04:00</text:p>
      <text:p text:style-name="P4">
Description: Президент України Володимир Зеленський провів зустріч із радником прем’єр-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509892fc6b672f6a2ca558167f8f5f3_1682522040_extra_large-e1682575922655.jpeg" text:style-name="Internet_20_link" text:visited-style-name="Visited_20_Internet_20_Link">
a509892fc6b672f6a2ca558167f8f5f3_1682522040_extra_large-e1682575922655.jpeg</text:a>
']</text:p>
      <text:p text:style-name="P4">
Tags: ['STOPRUSSIA', 'АГРЕСІЯ РФ', 'ВТОРГНЕННЯ РФ', 'СВІТ ПІДТРИМУЄ УКРАЇНУ']</text:p>
      <text:p text:style-name="P4">
Category: News</text:p>
      <!--METADATA-->
      <text:p text:style-name="P4">
<draw:frame draw:style-name="fr1" draw:name="Image364" text:anchor-type="as-char" svg:width="6.9236in" svg:height="3.66778in" draw:z-index="0">
<draw:image xlink:href="../Images/AРМІЯINFORM/2023-04-27T39-00-00-04-00/a509892fc6b672f6a2ca558167f8f5f3_1682522040_extra_large-e1682575922655.jpeg" xlink:type="simple" xlink:show="embed" xlink:actuate="onLoad" draw:mime-type="image/jpeg"/>
</draw:frame>
</text:p>
      <text:p text:style-name="P4">
Президент України Володимир Зеленський провів зустріч із радником прем’єр-міністра Великої Британії з питань національної безпеки Тімоті Барроу. Узустрічі також взяли участь начальник Штабу оборони Великої Британії ЕнтоніРадакін і помічник голови британського уряду з військових питань ДжейміНорман.</text:p>
      <text:p text:style-name="P4">
Про це <text:a xlink:type="simple" xlink:href="https://www.president.gov.ua/news/prezident-obgovoriv-iz-radnikom-premyer-ministra-velikoyi-br-82505" text:style-name="Internet_20_link" text:visited-style-name="Visited_20_Internet_20_Link">
повідомляє</text:a>
 Офіс Президента України.</text:p>
      <text:p text:style-name="P4">
Глава держави відзначив лідерську позицію Великої Британії щодо оборонноїпідтримки України.</text:p>
      <text:p text:style-name="P4">
«Хочу попросити вас продовжити переконувати партнерів у необхідності наданняУкраїні всього потрібного озброєння й військової техніки», – сказав ВолодимирЗеленський.</text:p>
      <text:p text:style-name="P4">
Президент і радник прем’єр-міністра Великої Британії обговорили питанняподальшого надання оборонної допомоги нашій державі. Зокрема, ВолодимирЗеленський наголосив на важливості передачі Україні військових літаківзахідного зразка, а також різних видів озброєнь, необхідних для протистоянняросійському агресору. Він закликав Велику Британію взяти на себе лідерство уформуванні повітряної коаліції для України.</text:p>
      <text:p text:style-name="P4">
Сторони також обговорили підготовку до проведення Саміту НАТО, якийвідбудеться у Вільнюсі влітку. Глава держави зазначив, що Україна очікує відсаміту конкретних рішень, які наблизять завершення війни й посилять безпекуЄвропи.</text:p>
      <text:p text:style-name="P4">
У цьому контексті Президент також поінформував радника прем’єр-міністраВеликої Британії про роботу над створенням дієвих гарантій безпеки дляУкраїни, допоки наша держава перебуває на шляху до членства Альянсі.</text:p>
      <text:p text:style-name="P4">
Source: <text:a xlink:type="simple" xlink:href="https://armyinform.com.ua/2023/04/27/prezydent-obgovoryv-iz-radnykom-premyer-ministra-velykoyi-brytaniyi-posylennya-oboronnoyi-pidtrymky-ukrayiny/" text:style-name="Internet_20_link" text:visited-style-name="Visited_20_Internet_20_Link">
https://armyinform.com.ua/2023/04/27/prezydent-obgovoryv-iz-radnykom-premyer-ministra-velykoyi-brytaniyi-posylennya-oboronnoyi-pidtrymky-ukrayiny/</text:a>
</text:p>
      <!--NEWS-->
      <text:h text:style-name="P10" text:outline-level="1">
<text:span text:style-name="T4">
Вночі армія рф скинула авіабомбу на Сумщину: пошкоджено заклад освіти і будинки мешканців</text:span>
</text:h>
      <text:p text:style-name="P4">
Author: ['АРМІЯINFORM']</text:p>
      <text:p text:style-name="P4">
Time: 2023-04-27T40:00:00-04:00</text:p>
      <text:p text:style-name="P4">
Description: У ніч з 26 на 27 квітня російські окупаційні війська 5 разів обстріляли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362175_1066557684748279_1142303301299367619_n.jpg" text:style-name="Internet_20_link" text:visited-style-name="Visited_20_Internet_20_Link">
343362175_1066557684748279_1142303301299367619_n.jpg</text:a>
']</text:p>
      <text:p text:style-name="P4">
Tags: ['STOPRUSSIA', 'АВІАБОМБИ', 'АГРЕСІЯ РФ', 'ВТОРГНЕННЯ РФ', 'ОБСТРІЛИ ПРИКОРДОННЯ', 'ОК «ПІВНІЧ»', 'СУМЩИНА']</text:p>
      <text:p text:style-name="P4">
Category: News</text:p>
      <!--METADATA-->
      <text:p text:style-name="P4">
<draw:frame draw:style-name="fr1" draw:name="Image365" text:anchor-type="as-char" svg:width="6.9236in" svg:height="4.789732in" draw:z-index="0">
<draw:image xlink:href="../Images/AРМІЯINFORM/2023-04-27T40-00-00-04-00/343362175_1066557684748279_1142303301299367619_n.jpg" xlink:type="simple" xlink:show="embed" xlink:actuate="onLoad" draw:mime-type="image/jpeg"/>
</draw:frame>
</text:p>
      <text:p text:style-name="P4">
У ніч з 26 на 27 квітня російські окупаційні війська 5 разів обстрілялиприкордоння Сумської області з артилерії, мінометів та керованими авіабомбами.</text:p>
      <text:p text:style-name="P4">
Про це<text:a xlink:type="simple" xlink:href="https://www.facebook.com/kommander.nord/posts/pfbid02kifvFEk5nxSLNQ3Bsk9FDS3KcQ8SqkBbQD3wkH6Q8Ct2zuV1Zvd5EXbBQBXFJvfRl" text:style-name="Internet_20_link" text:visited-style-name="Visited_20_Internet_20_Link">
повідомляє</text:a>
Оперативне командування «Північ».</text:p>
      <text:p text:style-name="P4">
З 01:05 до 01:10 зафіксовано 4 приходи, ймовірно ствольна артилерія, в районінаселеного пункту Середина-Буда.</text:p>
      <text:p text:style-name="P4">
З 00:00 до 00:15 зафіксовано 6 приходів, ймовірно з міномета 120 мм, у районінаселеного пункту Улиця.</text:p>
      <text:p text:style-name="P4">
З 02:00 до 02:15 зафіксовано 7 приходів, ймовірно з міномета 120 мм, у районінаселеного пункту Баранівка.</text:p>
      <text:p text:style-name="P4">
З 02:30 до 02:35 зафіксовано 2 приходи, ймовірно з міномета 120 мм, у районінаселеного пункту Марчихина Буда.</text:p>
      <text:p text:style-name="P4">
Про втрати серед місцевого населення чи пошкодження цивільної інфраструктуриінформація не надходила.</text:p>
      <text:p text:style-name="P4">
Близько 04:05 зафіксовано 1 приход, ймовірно КАБ скинутий з літака, по н.п.Чернацьке. У результаті обстрілу пошкоджено будівлю закладу освіти та прилеглібудинки місцевих мешканців.</text:p>
      <text:p text:style-name="P4">
Source: <text:a xlink:type="simple" xlink:href="https://armyinform.com.ua/2023/04/27/vnochi-armiya-rf-skynuly-aviabombu-na-sumshhynu-poshkodzheno-zaklad-osvity-i-budynky-meshkancziv/" text:style-name="Internet_20_link" text:visited-style-name="Visited_20_Internet_20_Link">
https://armyinform.com.ua/2023/04/27/vnochi-armiya-rf-skynuly-aviabombu-na-sumshhynu-poshkodzheno-zaklad-osvity-i-budynky-meshkancziv/</text:a>
</text:p>
      <!--NEWS-->
      <text:h text:style-name="P10" text:outline-level="1">
<text:span text:style-name="T4">
Через агресивні дії рф Чорне море не можна вважати безпечним вже 20 років — Олексій Неїжпапа</text:span>
</text:h>
      <text:p text:style-name="P4">
Author: ['АРМІЯINFORM']</text:p>
      <text:p text:style-name="P4">
Time: 2023-04-27T41:00:00-04:00</text:p>
      <text:p text:style-name="P4">
Description: Вже 20 років Чорне море не можна вважати безпечними через агресивні дії рф. Зокре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leksij-neyizhpapa-1.jpg" text:style-name="Internet_20_link" text:visited-style-name="Visited_20_Internet_20_Link">
oleksij-neyizhpapa-1.jpg</text:a>
']</text:p>
      <text:p text:style-name="P4">
Tags: ['ВІЦЕАДМІРАЛ ОЛЕКСІЙ НЕЇЖПАПА', 'ВМС ЗСУ', 'ЧОРНЕ МОРЕ']</text:p>
      <text:p text:style-name="P4">
Category: News</text:p>
      <!--METADATA-->
      <text:p text:style-name="P4">
<draw:frame draw:style-name="fr1" draw:name="Image366" text:anchor-type="as-char" svg:width="6.9236in" svg:height="5.279245in" draw:z-index="0">
<draw:image xlink:href="../Images/AРМІЯINFORM/2023-04-27T41-00-00-04-00/oleksij-neyizhpapa-1.jpg" xlink:type="simple" xlink:show="embed" xlink:actuate="onLoad" draw:mime-type="image/jpeg"/>
</draw:frame>
</text:p>
      <text:p text:style-name="P4">
Вже 20 років Чорне море не можна вважати безпечними через агресивні дії рф.Зокрема, через спробу рф захопити острів Тузла у 2003 році, війну в Грузії у2008 році за участі крейсера «москва», анексію АР Крим у 2014 році, окупаціюАзовського моря у 2022 році та війну у Чорному морі, яка продовжується у 2023році.</text:p>
      <text:p text:style-name="P4">
Про це<text:a xlink:type="simple" xlink:href="https://www.facebook.com/100064727737034/posts/pfbid0a1GQgovR874jNXsFuLxaQeNYD5yLCYweB3MnR51JghNkPv2vFNXuzxwp1zGDGCGyl" text:style-name="Internet_20_link" text:visited-style-name="Visited_20_Internet_20_Link">
зазначив</text:a>
командувач Військово-Морських Сил Збройних Сил України віцеадмірал ОлексійНеїжпапа під час Чорноморського безпекового форуму у Болгарії.</text:p>
      <text:p text:style-name="P4">
«Імперські амбіції рф поширюються не тільки в Чорному і Азовському, а і вБалтійському та Північному морях і на просторах Тихого океану», — наголосивкерівник національного флоту.</text:p>
      <text:p text:style-name="P4">
Він додав, що лише за умови повернення Україною своїх територій станом на 1991рік, можливе відновлення безпеки в Азово-Чорноморському регіоні.</text:p>
      <text:p text:style-name="P4">
Учасники форуму також обговорили безпекову ситуацію та актуальні загрози вАзово-Чорноморському регіоні, шляхи розвитку подальшої співпраці між країнамизадля відновлення стабільності і безпеки.</text:p>
      <text:p text:style-name="P4">
Source: <text:a xlink:type="simple" xlink:href="https://armyinform.com.ua/2023/04/27/cherez-agresiyu-rf-chorne-more-ne-mozhna-vvazhaty-bezpechnym-vzhe-20-rokiv-oleksij-neyizhpapa/" text:style-name="Internet_20_link" text:visited-style-name="Visited_20_Internet_20_Link">
https://armyinform.com.ua/2023/04/27/cherez-agresiyu-rf-chorne-more-ne-mozhna-vvazhaty-bezpechnym-vzhe-20-rokiv-oleksij-neyizhpapa/</text:a>
</text:p>
      <!--NEWS-->
      <text:h text:style-name="P10" text:outline-level="1">
<text:span text:style-name="T4">
Олексій Резніков зустрівся з волонтерами і громадськими діячами у медсфері</text:span>
</text:h>
      <text:p text:style-name="P4">
Author: ['АРМІЯINFORM']</text:p>
      <text:p text:style-name="P4">
Time: 2023-04-27T42:00:00-04:00</text:p>
      <text:p text:style-name="P4">
Description: Міністр оборони України Олексій Резніков провів зустріч з громадськими діячам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b93397c859ff54bca621183ccd04fc70cc46d16-150x150.jpg" text:style-name="Internet_20_link" text:visited-style-name="Visited_20_Internet_20_Link">
0b93397c859ff54bca621183ccd04fc70cc46d16-150x150.jpg</text:a>
', '<text:a xlink:type="simple" xlink:href="https://armyinform.com.ua/wp-content/uploads/2023/04/9e5835be699c097f6c5eb0cdae406280028a8b1c-150x150.jpg" text:style-name="Internet_20_link" text:visited-style-name="Visited_20_Internet_20_Link">
9e5835be699c097f6c5eb0cdae406280028a8b1c-150x150.jpg</text:a>
', '<text:a xlink:type="simple" xlink:href="https://armyinform.com.ua/wp-content/uploads/2023/04/d72616f236b88a09ad76a7e6beaa8c3bc0362f3b-150x150.jpg" text:style-name="Internet_20_link" text:visited-style-name="Visited_20_Internet_20_Link">
d72616f236b88a09ad76a7e6beaa8c3bc0362f3b-150x150.jpg</text:a>
']</text:p>
      <text:p text:style-name="P4">
Tags: ['ВЛК', 'ГАННА МАЛЯР', 'КОМАНДУВАННЯ МЕДИЧНИХ СИЛ ЗСУ', 'ОЛЕКСІЙ РЕЗНІКОВ', 'ОФІЦІЙНО', 'ТЕТЯНА ОСТАЩЕНКО']</text:p>
      <text:p text:style-name="P4">
Category: News</text:p>
      <!--METADATA-->
      <text:p text:style-name="P4">
<text:a xlink:type="simple" xlink:href="https://armyinform.com.ua/wp-content/uploads/2023/04/0b93397c859ff54bca621183ccd04fc70cc46d16.jpg" text:style-name="Internet_20_link" text:visited-style-name="Visited_20_Internet_20_Link">
<draw:frame draw:style-name="fr1" draw:name="Image367" text:anchor-type="as-char" svg:width="6.9236in" svg:height="6.9236in" draw:z-index="0">
<draw:image xlink:href="../Images/AРМІЯINFORM/2023-04-27T42-00-00-04-00/0b93397c859ff54bca621183ccd04fc70cc46d16-150x150.jpg" xlink:type="simple" xlink:show="embed" xlink:actuate="onLoad" draw:mime-type="image/jpeg"/>
</draw:frame>
</text:a>
</text:p>
      <text:p text:style-name="P4">
<text:a xlink:type="simple" xlink:href="https://armyinform.com.ua/wp-content/uploads/2023/04/9e5835be699c097f6c5eb0cdae406280028a8b1c.jpg" text:style-name="Internet_20_link" text:visited-style-name="Visited_20_Internet_20_Link">
<draw:frame draw:style-name="fr1" draw:name="Image368" text:anchor-type="as-char" svg:width="6.9236in" svg:height="6.9236in" draw:z-index="0">
<draw:image xlink:href="../Images/AРМІЯINFORM/2023-04-27T42-00-00-04-00/9e5835be699c097f6c5eb0cdae406280028a8b1c-150x150.jpg" xlink:type="simple" xlink:show="embed" xlink:actuate="onLoad" draw:mime-type="image/jpeg"/>
</draw:frame>
</text:a>
</text:p>
      <text:p text:style-name="P4">
<text:a xlink:type="simple" xlink:href="https://armyinform.com.ua/wp-content/uploads/2023/04/d72616f236b88a09ad76a7e6beaa8c3bc0362f3b.jpg" text:style-name="Internet_20_link" text:visited-style-name="Visited_20_Internet_20_Link">
<draw:frame draw:style-name="fr1" draw:name="Image369" text:anchor-type="as-char" svg:width="6.9236in" svg:height="6.9236in" draw:z-index="0">
<draw:image xlink:href="../Images/AРМІЯINFORM/2023-04-27T42-00-00-04-00/d72616f236b88a09ad76a7e6beaa8c3bc0362f3b-150x150.jpg" xlink:type="simple" xlink:show="embed" xlink:actuate="onLoad" draw:mime-type="image/jpeg"/>
</draw:frame>
</text:a>
</text:p>
      <text:p text:style-name="P4">
Міністр оборони України Олексій Резніков провів зустріч з громадськими діячамиі волонтерами медичної сфери. У ній також взяли участь заступниця Міністраоборони Ганна Маляр та командувачка Медичних Сил Збройних Сил України генерал-майор медичної служби Тетяна Остащенко.</text:p>
      <text:p text:style-name="P4">
Про це <text:a xlink:type="simple" xlink:href="https://www.mil.gov.ua/news/2023/04/26/oleksij-reznikov-zustrivsya-z-volonterami-i-gromadskimi-diyachami-u-medsferi/" text:style-name="Internet_20_link" text:visited-style-name="Visited_20_Internet_20_Link">
інформує</text:a>
 Міністерствооборони України.</text:p>
      <text:p text:style-name="P4">
З боку громадського сектору у зустрічі взяли участь понад 20 осіб, серед яких,Зокрема: Юлія «Тайра» Паєвська (військовослужбовиця, парамедикиня, волонтерката доброволиця), Ольга Гужва (громадська діячка та засновниця громадськоїорганізації «АСТ»), Ганна Майборода (Всеукраїнське об’єднання «Патріот»),Сергій Бабаєв (голова громадської організації «Спілка ветеранів АТО»), ПавлоФедоров (директор Громадської спілки «Консорціум ветеранських організаційсходу»), Ольга Цуканова (керівниця Громадської ради Білоцерківщини ), ЛюбовГалан (представниця ГО «Принцип»).</text:p>
      <text:p text:style-name="P4">
Учасники обговорили шляхи вдосконалення медичного забезпечення Збройних СилУкраїни. Зокрема, під час зустрічі йшлося про належну реабілітацію українськихвійськовослужбовців та їх всебічну підтримку, удосконалення алгоритмупроходження військово-лікарських комісій.</text:p>
      <text:p text:style-name="P4">
На зустрічі волонтери також озвучили деякі конкретні випадки недобросовісноговиконання окремими особами своїх обов’язків в частині медзабезпеченнявійськовослужбовців.</text:p>
      <text:p text:style-name="P4">
— Міноборони важливо чути і враховувати позицію громадського сектору на шляхувпровадження реформ. Медобслуговування наших воїнів — це чітка упорядкованадіяльність уповноважених структур. Це робота не лише Командування Медичних СилЗСУ. Є системні речі, які потрібно вирішувати спільно з Урядом, є речі, якіпотребують змін на рівні законів, а також є речі, які потрібно вирішувати нарівні застосування. На деяких напрямах ми вже маємо прогрес, адже питаннязбереження життя кожного українського захисника є пріоритетом у нашій роботі,— зазначив Міністр оборони України.</text:p>
      <text:p text:style-name="P4">
Олексій Резніков дав доручення профільній заступниці та командувачці МедичнихСил ЗСУ перевірити всі випадки і прийняти відповідні заходи.</text:p>
      <text:p text:style-name="P4">
— На базі аналізу конкретних випадків нам слід виходити на системні рішення.Переконаний, разом ми точно досягнемо успіху, — зазначив Міністр оборониУкраїни.</text:p>
      <text:p text:style-name="P4">
Міністр оборони також підтримав ініціативу волонтерів щодо створення постійнодіючої робочої групи з представників громадськості. Одним із її завдань станеузагальнення проблем у сфері медичного забезпечення ЗСУ та надання фаховихпропозицій командуванню Медичних Сил ЗСУ та оборонному відомству для їхвирішення.</text:p>
      <text:p text:style-name="P4">
Командувачка Медичних Сил Збройних Сил України Тетяна Остащенко зазначила, щоширокомасштабне вторгнення рф в Україну поставило перед вітчизняним медичнимзабезпеченням, і системою ВЛК зокрема, нові виклики. Тому зараз, в умовахвійни, триває динамічне масштабування мережі ВЛК, розширено кількістьвійськово-лікарських комісій за рахунок їх створення у цивільних лікарнях,започатковано пілотні проєкти з електронного документообігу.</text:p>
      <text:p text:style-name="P4">
Про здійснені та заплановані кроки для вдосконалення і впорядкування роботивійськово-лікарських комісій, заходи з цифровізації етапів ВЛК детальнорозповіла радниця Міністра оборони України Оксана Ферчук. Зокрема, вонаповідомила, що вже розроблено такий цифровий продукт, як електронна черга.Мова наразі йде про п‘ять міст України, в яких найбільш завантажені військово-лікарські комісії, — Харків, Львів, Київ, Вінницю та Одесу.</text:p>
      <text:p text:style-name="P4">
— Ми почали з найзавантаженіших ВЛК і далі плануємо перейти до інших, щобрівень і порядок обслуговування був однаковий у всіх регіонах. У планахпротягом травня цього року перевести всі військово-лікарські комісії на роботуз електронними чергами, — зазначила Оксана Ферчук.</text:p>
      <text:p text:style-name="P4">
Радниця міністра наголосила, що з будь-яких питань у сфері медичногозабезпечення у ЗСУ, військовослужбовці також можуть звертатися на гарячу лініюМіноборони за телефоном 0 800 500 442.  Всі звернення на гарячу лінію розглядаються та за фактами порушень приймаютьсявідповідні заходи.</text:p>
      <text:p text:style-name="P4">
Source: <text:a xlink:type="simple" xlink:href="https://armyinform.com.ua/2023/04/27/oleksij-reznikov-zustrivsya-z-volonteramy-i-gromadskymy-diyachamy-u-medsferi/" text:style-name="Internet_20_link" text:visited-style-name="Visited_20_Internet_20_Link">
https://armyinform.com.ua/2023/04/27/oleksij-reznikov-zustrivsya-z-volonteramy-i-gromadskymy-diyachamy-u-medsferi/</text:a>
</text:p>
      <!--NEWS-->
      <text:h text:style-name="P10" text:outline-level="1">
<text:span text:style-name="T4">
Хорватія прийняла на лікування українських військових</text:span>
</text:h>
      <text:p text:style-name="P4">
Author: ['АРМІЯINFORM']</text:p>
      <text:p text:style-name="P4">
Time: 2023-04-27T43:00:00-04:00</text:p>
      <text:p text:style-name="P4">
Description: До Хорватії на лікування прибули 19 українських військових, з якими приїхали 9 чле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324192_613704594025219_3012497264352513532_n-e1682576628489.jpg" text:style-name="Internet_20_link" text:visited-style-name="Visited_20_Internet_20_Link">
343324192_613704594025219_3012497264352513532_n-e1682576628489.jpg</text:a>
', '<text:a xlink:type="simple" xlink:href="https://armyinform.com.ua/wp-content/uploads/2023/04/343319008_1356976688201990_5858240985965811137_n-e1682576702453.jpg" text:style-name="Internet_20_link" text:visited-style-name="Visited_20_Internet_20_Link">
343319008_1356976688201990_5858240985965811137_n-e1682576702453.jpg</text:a>
']</text:p>
      <text:p text:style-name="P4">
Tags: ['STOPRUSSIA', 'ЛІКУВАННЯ ТА РЕАБІЛІТАЦІЯ', 'ХОРВАТІЯ']</text:p>
      <text:p text:style-name="P4">
Category: News</text:p>
      <!--METADATA-->
      <text:p text:style-name="P4">
<draw:frame draw:style-name="fr1" draw:name="Image370" text:anchor-type="as-char" svg:width="6.9236in" svg:height="4.724889in" draw:z-index="0">
<draw:image xlink:href="../Images/AРМІЯINFORM/2023-04-27T43-00-00-04-00/343324192_613704594025219_3012497264352513532_n-e1682576628489.jpg" xlink:type="simple" xlink:show="embed" xlink:actuate="onLoad" draw:mime-type="image/jpeg"/>
</draw:frame>
</text:p>
      <text:p text:style-name="P4">
До Хорватії на лікування прибули 19 українських військових, з якими приїхали 9членів їхніх сімей.</text:p>
      <text:p text:style-name="P4">
Про це<text:a xlink:type="simple" xlink:href="https://www.facebook.com/UKRinHRV/posts/pfbid02jhok3XfMipZZt6YM7aX4uzGfYc9wsL1tu7s2e1Fq81NxsATg3BAr8a1rY7PctGRxl" text:style-name="Internet_20_link" text:visited-style-name="Visited_20_Internet_20_Link">
повідомили</text:a>
в Посольстві України в Хорватії.</text:p>
      <text:p text:style-name="P4">
Зазначається, що Хорватія забезпечить весь комплекс медичних та організаційно-побутових потреб захисників України під час їхнього лікування, а членам сімейбуде надано допомогу у розміщенні та підтримці під час перебування їхніхрідних на лікуванні.</text:p>
      <text:p text:style-name="P4">
<draw:frame draw:style-name="fr1" draw:name="Image371" text:anchor-type="as-char" svg:width="6.9236in" svg:height="4.061845in" draw:z-index="0">
<draw:image xlink:href="../Images/AРМІЯINFORM/2023-04-27T43-00-00-04-00/343319008_1356976688201990_5858240985965811137_n-e1682576702453.jpg" xlink:type="simple" xlink:show="embed" xlink:actuate="onLoad" draw:mime-type="image/jpeg"/>
</draw:frame>
</text:p>
      <text:p text:style-name="P4">
«Хорвати знають чутливість і біль ран, отриманих під час захисту Батьківщини.Тому уряд Хорватії 16 березня 2023 року ухвалив рішення про надання допомоги влікуванні та реабілітації поранених з України», — зазначили у відомстві.</text:p>
      <text:p text:style-name="P4">
Раніше міністр оборони Хорватії Маріо Баножич<text:a xlink:type="simple" xlink:href="https://armyinform.com.ua/2023/03/29/horvatiya-pidtrymuye-robotu-mizhnarodnogo-sudu-shhodo-vijskovyh-zlochyniv-rosiyi-mario-banozhych/" text:style-name="Internet_20_link" text:visited-style-name="Visited_20_Internet_20_Link">
зазначив</text:a>
, щойого країна підтримує роботу Міжнародного суду щодо військових злочинів росії.</text:p>
      <text:p text:style-name="P4">
Source: <text:a xlink:type="simple" xlink:href="https://armyinform.com.ua/2023/04/27/horvatiya-pryjnyala-na-likuvannya-ukrayinskyh-vijskovyh/" text:style-name="Internet_20_link" text:visited-style-name="Visited_20_Internet_20_Link">
https://armyinform.com.ua/2023/04/27/horvatiya-pryjnyala-na-likuvannya-ukrayinskyh-vijskovyh/</text:a>
</text:p>
      <!--NEWS-->
      <text:h text:style-name="P10" text:outline-level="1">
<text:span text:style-name="T4">
Майже 600 вибухонебезпечних предметів знешкодили піротехніки за добу</text:span>
</text:h>
      <text:p text:style-name="P4">
Author: ['АРМІЯINFORM']</text:p>
      <text:p text:style-name="P4">
Time: 2023-04-27T44: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text:p>
      <text:p text:style-name="P4">
Tags: ['STOPRUSSIA', 'АГРЕСІЯ РФ', 'ДСНС УКРАЇНИ', 'РОЗМІНУВАННЯ']</text:p>
      <text:p text:style-name="P4">
Category: News</text:p>
      <!--METADATA-->
      <text:p text:style-name="P4">
<draw:frame draw:style-name="fr1" draw:name="Image372" text:anchor-type="as-char" svg:width="6.9236in" svg:height="3.89773in" draw:z-index="0">
<draw:image xlink:href="../Images/AРМІЯINFORM/2023-04-27T44-00-00-04-00/rozminuvannya.jp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залучалися <text:span text:style-name="T4">
174 рази</text:span>
 до виконання завдань з розмінування.</text:p>
      <text:p text:style-name="P4">
Про це <text:a xlink:type="simple" xlink:href="https://dsns.gov.ua/uk/news/nadzvicaini-podiyi/operativna-informaciia-shhodo-roboti-pirotexnicnix-pidrozdiliv-dsns-ukrayini-40"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571вибухонебезпечний предмет</text:span>
 , обстежено територію площею 117 гектарів.</text:p>
      <text:p text:style-name="P4">
Найчастіше піротехнічні підрозділи працювали: в Харківській області 17 311разів, Київщині — 7 509, Донеччині — 4 913, Миколаївщині — 4 618, Чернігівщині— 4 529, Херсонщині — 4 419, Сумщині — 1 880, Черкащині — 1 085.</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350 967вибухонебезпечних предметів</text:span>
 та 2 891 кг вибухової речовини, зокрема 2 216авіаційних бомб. Обстежено територію площею близько 83 452 гектара.</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27/majzhe-600-vybuhonebezpechnyh-predmetiv-zneshkodyly-pirotehniky-za-dobu-2/" text:style-name="Internet_20_link" text:visited-style-name="Visited_20_Internet_20_Link">
https://armyinform.com.ua/2023/04/27/majzhe-600-vybuhonebezpechnyh-predmetiv-zneshkodyly-pirotehniky-za-dobu-2/</text:a>
</text:p>
      <!--NEWS-->
      <text:h text:style-name="P10" text:outline-level="1">
<text:span text:style-name="T4">
Генсек НАТО обговорив з прем’єром Бельгії підтримку України</text:span>
</text:h>
      <text:p text:style-name="P4">
Author: ['АРМІЯINFORM']</text:p>
      <text:p text:style-name="P4">
Time: 2023-04-27T45:00:00-04:00</text:p>
      <text:p text:style-name="P4">
Description: Генеральний секретар НАТО Єнс Столтенберг мав розмову з прем’єр-міністром Бельг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ltenberg_croo.jpg" text:style-name="Internet_20_link" text:visited-style-name="Visited_20_Internet_20_Link">
stoltenberg_croo.jpg</text:a>
']</text:p>
      <text:p text:style-name="P4">
Tags: ['STOPRUSSIA', 'БЕЛЬГІЯ', 'ЄНС СТОЛТЕНБЕРГ', 'НАТО']</text:p>
      <text:p text:style-name="P4">
Category: News</text:p>
      <!--METADATA-->
      <text:p text:style-name="P4">
<draw:frame draw:style-name="fr1" draw:name="Image373" text:anchor-type="as-char" svg:width="6.9236in" svg:height="3.894525in" draw:z-index="0">
<draw:image xlink:href="../Images/AРМІЯINFORM/2023-04-27T45-00-00-04-00/stoltenberg_croo.jpg" xlink:type="simple" xlink:show="embed" xlink:actuate="onLoad" draw:mime-type="image/jpeg"/>
</draw:frame>
</text:p>
      <text:p text:style-name="P4">
Генеральний секретар НАТО Єнс Столтенберг мав розмову з прем’єр-міністромБельгії Александером Де Кроо.</text:p>
      <text:p text:style-name="P4">
Про це керівник Північноатлантичного альянсу<text:a xlink:type="simple" xlink:href="https://twitter.com/jensstoltenberg/status/1651258392273469442" text:style-name="Internet_20_link" text:visited-style-name="Visited_20_Internet_20_Link">
повідомив</text:a>
 уTwitter.</text:p>
      <text:p text:style-name="P4">
«Гарна розмова з прем’єр-міністром нашого дорогоцінного союзника та приймаючоїкраїни Бельгії Александром Де Кроо. Ми обговорили нашу подальшу підтримкуУкраїни та підготовку до нашого <text:a xlink:type="simple" xlink:href="https://armyinform.com.ua/2022/11/09/nastupnyj-samit-nato-vidbudetsya-vlitku-2023-roku-v-lytvi/" text:style-name="Internet_20_link" text:visited-style-name="Visited_20_Internet_20_Link">
самітуНАТО</text:a>
 у Вільнюсі в липні», — зазначив Єнс Столтенберг.</text:p>
      <text:p text:style-name="P4">
Нагадаємо, раніше Генеральний секретар НАТО Єнс Столтенберг під час зустрічі зПрезидентом України Володимиром Зеленським у Києві<text:a xlink:type="simple" xlink:href="https://armyinform.com.ua/2023/04/20/yens-stoltenberg-miscze-ukrayiny-po-pravu-v-nato/" text:style-name="Internet_20_link" text:visited-style-name="Visited_20_Internet_20_Link">
заявив</text:a>
, що на липневому саміті у Вільнюсі одним ізважливих питань буде обговорення країнами-членами Альянсу гарантії безпеки дляУкраїни, а також питання її членства в Альянсі.</text:p>
      <text:p text:style-name="P4">
Source: <text:a xlink:type="simple" xlink:href="https://armyinform.com.ua/2023/04/27/gensek-nato-obgovoryv-z-premyerom-belgiyi-pidtrymku-ukrayiny/" text:style-name="Internet_20_link" text:visited-style-name="Visited_20_Internet_20_Link">
https://armyinform.com.ua/2023/04/27/gensek-nato-obgovoryv-z-premyerom-belgiyi-pidtrymku-ukrayiny/</text:a>
</text:p>
      <!--NEWS-->
      <text:h text:style-name="P10" text:outline-level="1">
<text:span text:style-name="T4">
Викрито злочинця, який продавав країні-агресору персональні дані українців та європейців</text:span>
</text:h>
      <text:p text:style-name="P4">
Author: ['АРМІЯINFORM']</text:p>
      <text:p text:style-name="P4">
Time: 2023-04-27T46:00:00-04:00</text:p>
      <text:p text:style-name="P4">
Description: Викрито зловмисника у збуті баз із персональними даними громадян України та ЄС. 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iberpolicziya.jpg" text:style-name="Internet_20_link" text:visited-style-name="Visited_20_Internet_20_Link">
kiberpolicziya.jpg</text:a>
']</text:p>
      <text:p text:style-name="P4">
Tags: ['STOPRUSSIA', 'АГРЕСІЯ РФ', 'ВТОРГНЕННЯ РФ', 'КІБЕРПОЛІЦІЯ', 'КОЛАБОРАЦІЙНА ДІЯЛЬНІСТЬ']</text:p>
      <text:p text:style-name="P4">
Category: News</text:p>
      <!--METADATA-->
      <text:p text:style-name="P4">
<draw:frame draw:style-name="fr1" draw:name="Image374" text:anchor-type="as-char" svg:width="6.9236in" svg:height="3.894525in" draw:z-index="0">
<draw:image xlink:href="../Images/AРМІЯINFORM/2023-04-27T46-00-00-04-00/kiberpolicziya.jpg" xlink:type="simple" xlink:show="embed" xlink:actuate="onLoad" draw:mime-type="image/jpeg"/>
</draw:frame>
</text:p>
      <text:p text:style-name="P4">
Викрито зловмисника у збуті баз із персональними даними громадян України таЄС. Ним виявився 36-річний мешканець Нетішину, який був адміністраторомзакритих груп і каналів у Telegram.</text:p>
      <text:p text:style-name="P4">
Про це <text:a xlink:type="simple" xlink:href="https://t.me/CyberpolUA/1642" text:style-name="Internet_20_link" text:visited-style-name="Visited_20_Internet_20_Link">
повідомляє</text:a>
 пресслужба Кіберполіції.</text:p>
      <text:p text:style-name="P4">
У розпорядженні зловмисника були паспортні дані, номери платників податків,свідоцтва про народження, водійські посвідчення, дані банківських рахунків.Загалом бази містили персональну інформацію понад 300 мільйонів осіб, громадянУкраїни та країн ЄС.</text:p>
      <text:p text:style-name="P4">
У залежності від обсягу даних фігурант просив за них від 500 до 2000 доларів.</text:p>
      <text:p text:style-name="P4">
Попередньо встановлено, що покупцями були і громадяни країни-агресора. Оплатуза продаж баз даних громадянам рф фігурант отримував у валюті, забороненій натериторії України.</text:p>
      <text:p text:style-name="P4">
У рамках досудового розслідування кримінального провадження за ч. 2 ст. 361-1(Створення з метою протиправного використання, розповсюдження або збутушкідливих програмних чи технічних засобів, а також їх розповсюдження абозбут), ст. 362 (Несанкціоновані дії з інформацією, яка оброблюється вкомп'ютерах, автоматизованих системах, комп'ютерних мережах або зберігаєтьсяна носіях такої інформації, вчинені особою, яка має право доступу до неї)Кримінального кодексу України та на підставі ухвали суду правоохоронці прийшлидо фігуранта для проведення обшуку.</text:p>
      <text:p text:style-name="P4">
Зловмисник перешкоджав проведенню слідчих дій, а пізніше — завдавспівробітникові Кіберполіції тілесних ушкоджень. Фігуранта затримали в порядкуст. 208 Кримінального процесуального кодексу України та помістили до ізоляторатимчасового тримання.</text:p>
      <text:p text:style-name="P4">
В оселі зловмисника правоохоронці провели обшук. Вилучено мобільні телефони,три десятки жорстких дисків, SIM-карти, комп’ютерну техніку та сервернеобладнання, на якому кіберполіцейські виявили бази даних з обмеженим доступом.Наразі встановлюється походження цих баз.</text:p>
      <text:p text:style-name="P4">
Source: <text:a xlink:type="simple" xlink:href="https://armyinform.com.ua/2023/04/27/vykryto-zlochynczya-yakyj-prodavav-krayini-agresoru-personalni-dani-ukrayincziv-ta-yevropejcziv/" text:style-name="Internet_20_link" text:visited-style-name="Visited_20_Internet_20_Link">
https://armyinform.com.ua/2023/04/27/vykryto-zlochynczya-yakyj-prodavav-krayini-agresoru-personalni-dani-ukrayincziv-ta-yevropejcziv/</text:a>
</text:p>
      <!--NEWS-->
      <text:h text:style-name="P10" text:outline-level="1">
<text:span text:style-name="T4">
Брифінг у Military Media Center «Участь Нацгвардії у відсічі збройної агресії рф проти України»</text:span>
</text:h>
      <text:p text:style-name="P4">
Author: ['АРМІЯINFORM']</text:p>
      <text:p text:style-name="P4">
Time: 2023-04-27T47:00:00-04:00</text:p>
      <text:p text:style-name="P4">
Description: https://www.youtube.com/watch?v=HfqLpHDAdwc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БРИФІНГ', 'МИКОЛА УРШАЛОВИЧ', 'НАЦГВАРДІЯ']</text:p>
      <text:p text:style-name="P4">
Category: News</text:p>
      <!--METADATA-->
      <text:p text:style-name="P4">
Source: <text:a xlink:type="simple" xlink:href="https://armyinform.com.ua/2023/04/27/bryfing-u-military-media-center-uchast-naczgvardiyi-u-vidsichi-zbrojnoyi-agresiyi-rf-proty-ukrayiny-2/" text:style-name="Internet_20_link" text:visited-style-name="Visited_20_Internet_20_Link">
https://armyinform.com.ua/2023/04/27/bryfing-u-military-media-center-uchast-naczgvardiyi-u-vidsichi-zbrojnoyi-agresiyi-rf-proty-ukrayiny-2/</text:a>
</text:p>
      <!--NEWS-->
      <text:h text:style-name="P10" text:outline-level="1">
<text:span text:style-name="T4">
Дмитро Кулеба обговорив з італійським колегою подальшу оборонну допомогу Україні</text:span>
</text:h>
      <text:p text:style-name="P4">
Author: ['АРМІЯINFORM']</text:p>
      <text:p text:style-name="P4">
Time: 2023-04-27T48:00:00-04:00</text:p>
      <text:p text:style-name="P4">
Description: Міністр закордонних справ України Дмитро Кулеба у Риму під час зустрічі з главою М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493be139b13564575927_730x410.jpg" text:style-name="Internet_20_link" text:visited-style-name="Visited_20_Internet_20_Link">
64493be139b13564575927_730x410.jpg</text:a>
']</text:p>
      <text:p text:style-name="P4">
Tags: ['ДМИТРО КУЛЕБА', 'ДОПОМОГА УКРАЇНІ', 'ІТАЛІЯ', 'ОБОРОННА ДОПОМОГА']</text:p>
      <text:p text:style-name="P4">
Category: News</text:p>
      <!--METADATA-->
      <text:p text:style-name="P4">
<draw:frame draw:style-name="fr1" draw:name="Image375" text:anchor-type="as-char" svg:width="6.9236in" svg:height="4.60941in" draw:z-index="0">
<draw:image xlink:href="../Images/AРМІЯINFORM/2023-04-27T48-00-00-04-00/64493be139b13564575927_730x410.jpg" xlink:type="simple" xlink:show="embed" xlink:actuate="onLoad" draw:mime-type="image/jpeg"/>
</draw:frame>
</text:p>
      <text:p text:style-name="P4">
Міністр закордонних справ України Дмитро Кулеба у Риму під час зустрічі зглавою МЗС Італії Антоніо Таяні обговорив подальшу оборонну допомогу Україні.</text:p>
      <text:p text:style-name="P4">
Про це <text:a xlink:type="simple" xlink:href="https://mfa.gov.ua/news/dmitro-kuleba-zustrivsya-z-ministrom-zakordonnih-sprav-italijskoyi-respubliki-antonio-tayani" text:style-name="Internet_20_link" text:visited-style-name="Visited_20_Internet_20_Link">
повідомляє</text:a>
Міністерство закордонних справ України.</text:p>
      <text:p text:style-name="P4">
«Міністри обговорили наступні кроки України на шляху до ЄС і НАТО, санкції ЄСщодо росії, обговорили подальшу оборонну допомогу Італії та її активну роль увідновленні України», — йдеться у повідомленні.</text:p>
      <text:p text:style-name="P4">
Як повідомлялося, прем’єр-міністр України Денис Шмигаль у рамках робочоговізиту в Рим <text:a xlink:type="simple" xlink:href="https://armyinform.com.ua/2023/04/27/denys-shmygal-obgovoryv-pidtrymku-ukrayiny-z-kerivnycztvom-parlamentu-italiyi/" text:style-name="Internet_20_link" text:visited-style-name="Visited_20_Internet_20_Link">
провів</text:a>
 зустрічі зкерівниками Парламенту Італійської Республіки та обговорив підтримку України.</text:p>
      <text:p text:style-name="P4">
Source: <text:a xlink:type="simple" xlink:href="https://armyinform.com.ua/2023/04/27/dmytro-kuleba-obgovoryv-z-italijskym-kolegoyu-podalshu-oboronnu-dopomogu-ukrayini/" text:style-name="Internet_20_link" text:visited-style-name="Visited_20_Internet_20_Link">
https://armyinform.com.ua/2023/04/27/dmytro-kuleba-obgovoryv-z-italijskym-kolegoyu-podalshu-oboronnu-dopomogu-ukrayini/</text:a>
</text:p>
      <!--NEWS-->
      <text:h text:style-name="P10" text:outline-level="1">
<text:span text:style-name="T4">
росармія обстріляла за добу 147 населених пунктів: серед цивільних є загиблі і поранені</text:span>
</text:h>
      <text:p text:style-name="P4">
Author: ['АРМІЯINFORM']</text:p>
      <text:p text:style-name="P4">
Time: 2023-04-27T49: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4783419143407295_y.jpg" text:style-name="Internet_20_link" text:visited-style-name="Visited_20_Internet_20_Link">
photo_5354783419143407295_y.jpg</text:a>
']</text:p>
      <text:p text:style-name="P4">
Tags: ['STOPRUSSIA', 'АГРЕСІЯ РФ', 'ХАРКІВСЬКИЙ ТРИБУНАЛ']</text:p>
      <text:p text:style-name="P4">
Category: News</text:p>
      <!--METADATA-->
      <text:p text:style-name="P4">
<draw:frame draw:style-name="fr1" draw:name="Image376" text:anchor-type="as-char" svg:width="6.9236in" svg:height="5.456545in" draw:z-index="0">
<draw:image xlink:href="../Images/AРМІЯINFORM/2023-04-27T49-00-00-04-00/photo_5354783419143407295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text:a xlink:type="simple" xlink:href="https://t.me/militarymediacenter/1791" text:style-name="Internet_20_link" text:visited-style-name="Visited_20_Internet_20_Link">
повідомляє </text:a>
Military MediaCenter.</text:p>
      <text:p text:style-name="P4">
«Загалом із різних видів озброєння (стрілецька зброя, міномети, танки,артилерія, РСЗВ, ЗРК, БПЛА, крилаті ракети, тактична авіація) здійсненообстріли 147 населених пунктів, підтверджено ураження 94 об’єктівінфраструктури», — йдеться у повідомленні.</text:p>
      <text:p text:style-name="P4">
Є загиблі і поранені серед цивільного населення, кількість жертв уточнюється.</text:p>
      <text:p text:style-name="P4">
Source: <text:a xlink:type="simple" xlink:href="https://armyinform.com.ua/2023/04/27/rosarmiya-obstrilyala-za-dobu-147-naselenyh-punktiv-sered-czyvilnyh-ye-zagybli-i-poraneni/" text:style-name="Internet_20_link" text:visited-style-name="Visited_20_Internet_20_Link">
https://armyinform.com.ua/2023/04/27/rosarmiya-obstrilyala-za-dobu-147-naselenyh-punktiv-sered-czyvilnyh-ye-zagybli-i-poraneni/</text:a>
</text:p>
      <!--NEWS-->
      <text:h text:style-name="P10" text:outline-level="1">
<text:span text:style-name="T4">
Нацгвардійці на трьох напрямках стримали штурмові дії російських окупантів</text:span>
</text:h>
      <text:p text:style-name="P4">
Author: ['Олександр Беккер']</text:p>
      <text:p text:style-name="P4">
Time: 2023-04-27T50:00:00-04:00</text:p>
      <text:p text:style-name="P4">
Description: Протягом минулого тижня противник основні зусилля зосереджував на веденні наступальних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228628_ngu.png" text:style-name="Internet_20_link" text:visited-style-name="Visited_20_Internet_20_Link">
228628_ngu.png</text:a>
']</text:p>
      <text:p text:style-name="P4">
Tags: ['MILITARY MEDIA CENTER', 'МИКОЛА УРШАЛОВИЧ', 'НАЦГВАРДІЯ', 'ХРОНІКА ОБОРОНИ']</text:p>
      <text:p text:style-name="P4">
Category: News</text:p>
      <!--METADATA-->
      <text:p text:style-name="P4">
<draw:frame draw:style-name="fr1" draw:name="Image377" text:anchor-type="as-char" svg:width="6.9236in" svg:height="3.606042in" draw:z-index="0">
<draw:image xlink:href="../Images/AРМІЯINFORM/2023-04-27T50-00-00-04-00/228628_ngu.png" xlink:type="simple" xlink:show="embed" xlink:actuate="onLoad" draw:mime-type="image/png"/>
</draw:frame>
 Фото:espreso.tv</text:p>
      <text:p text:style-name="P4">
Протягом минулого тижня противник основні зусилля зосереджував на веденнінаступальних та штурмових дій у східній операційній зоні. ПідрозділиНаціональної гвардії, які виконують завдання на лінії бойового зіткнення, недозволили ворогу покращити своє тактичне положення на Куп’янському,Лиманському та Сіверському напрямках.</text:p>
      <text:p text:style-name="P4">
Про це під час <text:a xlink:type="simple" xlink:href="https://armyinform.com.ua/2023/04/27/bryfing-u-military-media-center-uchast-naczgvardiyi-u-vidsichi-zbrojnoyi-agresiyi-rf-proty-ukrayiny-2/" text:style-name="Internet_20_link" text:visited-style-name="Visited_20_Internet_20_Link">
брифінгу</text:a>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Попри збільшення інтенсивності ворожих обстрілів та активного застосуванняавіаційної компоненти, воїни-гвардійці забезпечили утримання займаних рубежів.</text:p>
      <text:p text:style-name="P4">
— Під час штурму противником позицій підрозділу 5-ї Слобожанської бригадипівденніше Кремінної солдат Ігор Протасов у своєму першому бою вогнем зістрілецької зброї зупинив просування штурмової групи противника, змусивши йогозалягти. Противника, який зумів підійти ближче, воїни-гвардійці уразилигранатами і змусили відійти. Завдяки рішучим діям, витримці та відмінномуволодінні зброєю солдат Ігор Протасов не тільки зупинив прорив ворога, але йособисто знищив декілька окупантів, врятувавши життя своїх товаришів, —зазначив полковник Микола Уршалович.</text:p>
      <text:p text:style-name="P4">
Source: <text:a xlink:type="simple" xlink:href="https://armyinform.com.ua/2023/04/27/naczgvardijczi-na-troh-napryamkah-strymaly-shturmovi-diyi-rosijskyh-okupantiv/" text:style-name="Internet_20_link" text:visited-style-name="Visited_20_Internet_20_Link">
https://armyinform.com.ua/2023/04/27/naczgvardijczi-na-troh-napryamkah-strymaly-shturmovi-diyi-rosijskyh-okupantiv/</text:a>
</text:p>
      <!--NEWS-->
      <text:h text:style-name="P10" text:outline-level="1">
<text:span text:style-name="T4">
У Бахмуті ворог не зважає на власні втрати та намагається просуватися по тілах свої загиблих — Микола Уршалович</text:span>
</text:h>
      <text:p text:style-name="P4">
Author: ['Анна Кравченко']</text:p>
      <text:p text:style-name="P4">
Time: 2023-04-27T51:00:00-04:00</text:p>
      <text:p text:style-name="P4">
Description: Маючи чисельну перевагу та не рахуючись з втратами, на Бахмутському напрямку воро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9a7004.jpg" text:style-name="Internet_20_link" text:visited-style-name="Visited_20_Internet_20_Link">
5f9a7004.jpg</text:a>
']</text:p>
      <text:p text:style-name="P4">
Tags: ['MILITARY MEDIA CENTER', 'МИКОЛА УРШАЛОВИЧ']</text:p>
      <text:p text:style-name="P4">
Category: News</text:p>
      <!--METADATA-->
      <text:p text:style-name="P4">
<draw:frame draw:style-name="fr1" draw:name="Image378" text:anchor-type="as-char" svg:width="6.9236in" svg:height="4.615733in" draw:z-index="0">
<draw:image xlink:href="../Images/AРМІЯINFORM/2023-04-27T51-00-00-04-00/5f9a7004.jpg" xlink:type="simple" xlink:show="embed" xlink:actuate="onLoad" draw:mime-type="image/jpeg"/>
</draw:frame>
</text:p>
      <text:p text:style-name="P4">
Маючи чисельну перевагу та не рахуючись з втратами, на Бахмутському напрямкуворог намагається просуватись по тілах своїх загиблих і якщо це десь вдається,то за кремлівською логікою оцінюється як «суттєвий успіх».</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На Бахмутському напрямку сили 4-ї бригади оперативного призначення іменіГероя України сержанта Михальчука забезпечили виконання завдань визначенихкомандуванням та нанесення відчутних втрат штурмовим підрозділам рф, —розповів Микола Уршалович.</text:p>
      <text:p text:style-name="P4">
За його словами, <text:span text:style-name="T4">
на Авдіївському напрямку</text:span>
 противник продовжував безуспішнінаступальні дії.</text:p>
      <text:p text:style-name="P4">
Підрозділи спеціального призначення Нацгвардії завдавали окупантам втрати уживій силі й техніці в районах Мар’їнки, Спартака та Піски.</text:p>
      <text:p text:style-name="P4">
Водночас <text:span text:style-name="T4">
на Запорізькому та інших напрямках</text:span>
 ворог перейшов до оборони.</text:p>
      <text:p text:style-name="P4">
— Не маючи будь-яких досягнень на полі бою, окупанти продовжують обстрілинаших позицій. А варварські ракетні атаки росіян по цивільних об’єктах інаселених пунктах ставлять під загрозу життя мирного населенняУкраїни, —зауважив полковник Микола Уршалович.</text:p>
      <text:p text:style-name="P4">
Source: <text:a xlink:type="simple" xlink:href="https://armyinform.com.ua/2023/04/27/u-bahmuti-vorog-ne-zvazhaye-na-vlasni-vtraty-ta-namagayetsya-prosuvatysya-po-tilah-svoyi-zagyblyh-mykola-urshalovych/" text:style-name="Internet_20_link" text:visited-style-name="Visited_20_Internet_20_Link">
https://armyinform.com.ua/2023/04/27/u-bahmuti-vorog-ne-zvazhaye-na-vlasni-vtraty-ta-namagayetsya-prosuvatysya-po-tilah-svoyi-zagyblyh-mykola-urshalovych/</text:a>
</text:p>
      <!--NEWS-->
      <text:h text:style-name="P10" text:outline-level="1">
<text:span text:style-name="T4">
Загін із розмінування НГУ за тиждень обстежив 370 га у Херсонській області й знешкодив 45 вибухонебезпечних предметів</text:span>
</text:h>
      <text:p text:style-name="P4">
Author: ['Володимир Поліщук']</text:p>
      <text:p text:style-name="P4">
Time: 2023-04-27T52:00:00-04:00</text:p>
      <text:p text:style-name="P4">
Description: Зведений загін розмінування Національної гвардії України продовжує виконання завдань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_30.jpg" text:style-name="Internet_20_link" text:visited-style-name="Visited_20_Internet_20_Link">
6_30.jpg</text:a>
']</text:p>
      <text:p text:style-name="P4">
Tags: ['MILITARY MEDIA CENTER', 'БРИФІНГ', 'НАЦГВАРДІЯ', 'УРШАЛОВИЧ']</text:p>
      <text:p text:style-name="P4">
Category: News</text:p>
      <!--METADATA-->
      <text:p text:style-name="P4">
<draw:frame draw:style-name="fr1" draw:name="Image379" text:anchor-type="as-char" svg:width="6.9236in" svg:height="4.615733in" draw:z-index="0">
<draw:image xlink:href="../Images/AРМІЯINFORM/2023-04-27T52-00-00-04-00/6_30.jpg" xlink:type="simple" xlink:show="embed" xlink:actuate="onLoad" draw:mime-type="image/jpeg"/>
</draw:frame>
 Фото:Нацгвардія</text:p>
      <text:p text:style-name="P4">
Зведений загін розмінування Національної гвардії України продовжує виконаннязавдань з гуманітарного розмінування територій сільськогосподарськогопризначення Херсонської області.</text:p>
      <text:p text:style-name="P4">
Про це під час <text:a xlink:type="simple" xlink:href="https://www.youtube.com/watch" text:style-name="Internet_20_link" text:visited-style-name="Visited_20_Internet_20_Link">
брифінгу</text:a>
 вMilitary Media Center повідомив заступник директора Департаменту плануваннязастосування Головного управління НГУ полковник Микола Уршалович.</text:p>
      <text:p text:style-name="P4">
— Загалом за цей час у районі населених пунктів Висунці та Музиківка булообстежено близько 370 га місцевості, 1,5 км доріг, 9,6 км ліній електропередачі знешкоджено 45 вибухонебезпечних предметів, — розповів Микола Уршалович.</text:p>
      <text:p text:style-name="P4">
Крім того, групи розмінування Національної гвардії в Запорізькій, Луганській,Харківській та Миколаївській областях за минулий тиждень обстежили близько 115га місцевості, 10 км доріг та знешкодили 27 вибухонебезпечних предметів.</text:p>
      <text:p text:style-name="P4">
Source: <text:a xlink:type="simple" xlink:href="https://armyinform.com.ua/2023/04/27/zagin-iz-rozminuvannya-ngu-za-tyzhden-obstezhyv-370-ga-u-hersonskij-oblasti-j-zneshkodyv-45-vybuhonebezpechnyh-predmetiv/" text:style-name="Internet_20_link" text:visited-style-name="Visited_20_Internet_20_Link">
https://armyinform.com.ua/2023/04/27/zagin-iz-rozminuvannya-ngu-za-tyzhden-obstezhyv-370-ga-u-hersonskij-oblasti-j-zneshkodyv-45-vybuhonebezpechnyh-predmetiv/</text:a>
</text:p>
      <!--NEWS-->
      <text:h text:style-name="P10" text:outline-level="1">
<text:span text:style-name="T4">
У Нацгвардії розповіли про кількість знищених окупантів та ворожої техніки за минулий тиждень</text:span>
</text:h>
      <text:p text:style-name="P4">
Author: ['Анна Кравченко']</text:p>
      <text:p text:style-name="P4">
Time: 2023-04-27T53:00:00-04:00</text:p>
      <text:p text:style-name="P4">
Description: За минулий тиждень підрозділи оперативного призначення Національної гвардії знищ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28628_ngu.png" text:style-name="Internet_20_link" text:visited-style-name="Visited_20_Internet_20_Link">
228628_ngu.png</text:a>
']</text:p>
      <text:p text:style-name="P4">
Tags: ['MILITARY MEDIA CENTER', 'МИКОЛА УРШАЛОВИЧ']</text:p>
      <text:p text:style-name="P4">
Category: News</text:p>
      <!--METADATA-->
      <text:p text:style-name="P4">
<draw:frame draw:style-name="fr1" draw:name="Image380" text:anchor-type="as-char" svg:width="6.9236in" svg:height="3.606042in" draw:z-index="0">
<draw:image xlink:href="../Images/AРМІЯINFORM/2023-04-27T53-00-00-04-00/228628_ngu.png" xlink:type="simple" xlink:show="embed" xlink:actuate="onLoad" draw:mime-type="image/png"/>
</draw:frame>
</text:p>
      <text:p text:style-name="P4">
За минулий тиждень підрозділи оперативного призначення Національної гвардіїзнищили близько 150 окупантів, дві артилерійські системи, три бронеавтомобілі,польовий склад та три ворожі бліндажі.</text:p>
      <text:p text:style-name="P4">
Про це під час брифінгу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Також активно працювали розвідники Національної гвардії, які виявили 234цілі противника (з них силами і засобами спостережних постів — 56, розрахунківбезпілотних авіаційних комплексів — 82 та засобами радіоелектронної розвідки —96), — розповів Микола Уршалович.</text:p>
      <text:p text:style-name="P4">
За його словами, групи аеророзвідки 27-ї Печерської бригади на Лиманському,Донецькому та Запорізькому напрямках виявили і у взаємодії з артилерійськимипідрозділами знищили чотири САУ, дві гаубиці, шість бойових броньованих машин,дві одиниці спеціальної гусеничної та 12 одиниць автомобільної техніки.</text:p>
      <text:p text:style-name="P4">
Крім того, гвардійці-артилеристи забезпечили вогневу підтримку підрозділів наЛиманському, Донецькому та Запорізькому напрямках.</text:p>
      <text:p text:style-name="P4">
Як повідомив заступник директора Департаменту планування застосування ГУНГУ,протягом тижня нацгвардійці виконали 460 вогневих завдань та знищили близько80 осіб противника, три одиниці мінометів 120-мм калібру з розрахунками та двіодиниці автомобільної техніки.</text:p>
      <text:p text:style-name="P4">
Source: <text:a xlink:type="simple" xlink:href="https://armyinform.com.ua/2023/04/27/u-naczgvardiyi-rozpovily-pro-kilkist-znyshhenyh-okupantiv-ta-vorozhoyi-tehniky-za-mynulyj-tyzhden/" text:style-name="Internet_20_link" text:visited-style-name="Visited_20_Internet_20_Link">
https://armyinform.com.ua/2023/04/27/u-naczgvardiyi-rozpovily-pro-kilkist-znyshhenyh-okupantiv-ta-vorozhoyi-tehniky-za-mynulyj-tyzhden/</text:a>
</text:p>
      <!--NEWS-->
      <text:h text:style-name="P10" text:outline-level="1">
<text:span text:style-name="T4">
За тиждень НГУ затримала 72 підозрюваних у вчинені злочинів, двох зрадників та майже дві тисячі правопорушників</text:span>
</text:h>
      <text:p text:style-name="P4">
Author: ['Володимир Поліщук']</text:p>
      <text:p text:style-name="P4">
Time: 2023-04-27T54:00:00-04:00</text:p>
      <text:p text:style-name="P4">
Description: Виконуючи завдання з територіальної оборони, Національна гвардія України охороняє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7a2d16a-7f4b-467b-97ea-95062240153b.jpg" text:style-name="Internet_20_link" text:visited-style-name="Visited_20_Internet_20_Link">
b7a2d16a-7f4b-467b-97ea-95062240153b.jpg</text:a>
']</text:p>
      <text:p text:style-name="P4">
Tags: ['MILITARY MEDIA CENTER', 'БРИФІНГ', 'МИКОЛА УРШАЛОВИЧ', 'НАЦГВАРДІЯ']</text:p>
      <text:p text:style-name="P4">
Category: News</text:p>
      <!--METADATA-->
      <text:p text:style-name="P4">
<draw:frame draw:style-name="fr1" draw:name="Image381" text:anchor-type="as-char" svg:width="6.9236in" svg:height="4.609964in" draw:z-index="0">
<draw:image xlink:href="../Images/AРМІЯINFORM/2023-04-27T54-00-00-04-00/b7a2d16a-7f4b-467b-97ea-95062240153b.jpg" xlink:type="simple" xlink:show="embed" xlink:actuate="onLoad" draw:mime-type="image/jpeg"/>
</draw:frame>
 Фотопресслужби НГУ</text:p>
      <text:p text:style-name="P4">
Виконуючи завдання з територіальної оборони, Національна гвардія Україниохороняє понад 300 важливих державних об’єктів, 103 об’єкти регіонального тамісцевого значення.</text:p>
      <text:p text:style-name="P4">
Про це на <text:a xlink:type="simple" xlink:href="https://www.youtube.com/watch" text:style-name="Internet_20_link" text:visited-style-name="Visited_20_Internet_20_Link">
брифінгу</text:a>
 «УчастьНацгвардії у відсічі збройної агресії рф проти України», що проходив уMilitary Media Center розповів заступник директора Департаменту плануваннязастосування Головного управління НГУ полковник Микола Уршалович.</text:p>
      <text:p text:style-name="P4">
— Ми продовжуємо забезпечувати правовий режим воєнного стану. Длязапровадження комендантської години та несення служби з охорони громадськоїбезпеки у 35 населених пунктах держави щодобово залучається понад 1100військовослужбовців Національної гвардії, 75 патрульних автомобілів та 43кінологи зі службовими собаками, — зазначив він. — 6 тис. військовослужбовцівна 126 блокпостах на в’їздах і виїздах до населених пунктів перевіряютьдокументи, оглядають речі та транспортні засоби, багаж і вантажі.</text:p>
      <text:p text:style-name="P4">
Полковник Уршалович повідомив, що НГУ взяла участь у 18 заходах зконтрдиверсійної боротьби на території 8 областей, для чого залучила понад 450бійців.</text:p>
      <text:p text:style-name="P4">
Нацгвардійці перевірили понад 1300 адрес, майже 4 тис. транспортних засобів,близько 2,5 тис. мобільних телефонів громадян. У Херсоні та Миколаєві вонизатримали двох громадян, що перебували в розшуку за підозрою в державнійзраді.</text:p>
      <text:p text:style-name="P4">
Усього ж під час виконання завдань із забезпечення заходів правового режимувоєнного стану за тиждень затримано за скоєння правопорушень 1900 осіб, з яких— 72 за кримінальні.</text:p>
      <text:p text:style-name="P4">
Source: <text:a xlink:type="simple" xlink:href="https://armyinform.com.ua/2023/04/27/za-tyzhden-ngu-zatrymala-72-pidozryuvanyh-u-vchyneni-zlochyniv-dvoh-zradnykiv-ta-majzhe-dvi-tysyachi-pravoporushnykiv/" text:style-name="Internet_20_link" text:visited-style-name="Visited_20_Internet_20_Link">
https://armyinform.com.ua/2023/04/27/za-tyzhden-ngu-zatrymala-72-pidozryuvanyh-u-vchyneni-zlochyniv-dvoh-zradnykiv-ta-majzhe-dvi-tysyachi-pravoporushnykiv/</text:a>
</text:p>
      <!--NEWS-->
      <text:h text:style-name="P10" text:outline-level="1">
<text:span text:style-name="T4">
Підрозділи ППО Нацгвардії минулого тижня знищили 4 БПЛА армії рф</text:span>
</text:h>
      <text:p text:style-name="P4">
Author: ['Олександр Беккер']</text:p>
      <text:p text:style-name="P4">
Time: 2023-04-27T55:00:00-04:00</text:p>
      <text:p text:style-name="P4">
Description: Про це під час брифінгу в Military Media Center повідомив заступник директ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shahedy.jpg" text:style-name="Internet_20_link" text:visited-style-name="Visited_20_Internet_20_Link">
1shahedy.jpg</text:a>
']</text:p>
      <text:p text:style-name="P4">
Tags: []</text:p>
      <text:p text:style-name="P4">
Category: News</text:p>
      <!--METADATA-->
      <text:p text:style-name="P4">
<draw:frame draw:style-name="fr1" draw:name="Image382" text:anchor-type="as-char" svg:width="6.9236in" svg:height="4.119542in" draw:z-index="0">
<draw:image xlink:href="../Images/AРМІЯINFORM/2023-04-27T55-00-00-04-00/1shahedy.jpg" xlink:type="simple" xlink:show="embed" xlink:actuate="onLoad" draw:mime-type="image/jpeg"/>
</draw:frame>
</text:p>
      <text:p text:style-name="P4">
Про це під час <text:a xlink:type="simple" xlink:href="https://armyinform.com.ua/2023/04/27/bryfing-u-military-media-center-uchast-naczgvardiyi-u-vidsichi-zbrojnoyi-agresiyi-rf-proty-ukrayiny-2/" text:style-name="Internet_20_link" text:visited-style-name="Visited_20_Internet_20_Link">
брифінгу</text:a>
 в Military Media Center повідомив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22 квітня в районі Запоріжжя мобільна вогнева група 15-ї бригади оперативногопризначення зі стрілецької зброї збила два БПЛА Shahed-136.</text:p>
      <text:p text:style-name="P4">
23 квітня особовий склад 21-ї бригади з охорони громадського порядку під часнесення служби на блокпосту в районі населеного пункту Ольгівка Херсонськоїобласті зі стрілецької зброї збив БПЛА противника.</text:p>
      <text:p text:style-name="P4">
Група протидії БПЛА 11-ї бригади імені Михайла Грушевського в районі АнтонівкиХерсонської області здійснила перехоплення керування ворожим дроном.</text:p>
      <text:p text:style-name="P4">
Авіація Національної гвардії на минулому тижні здійснила 4 бойові вильоти длявогневого ураження противника та 5 вильотів для виконання завдань розвідки такорегування вогню артилерії.</text:p>
      <text:p text:style-name="P4">
Source: <text:a xlink:type="simple" xlink:href="https://armyinform.com.ua/2023/04/27/pidrozdily-ppo-naczgvardiyi-mynulogo-tyzhnya-znyshhyly-4-bpla-armiyi-rf/" text:style-name="Internet_20_link" text:visited-style-name="Visited_20_Internet_20_Link">
https://armyinform.com.ua/2023/04/27/pidrozdily-ppo-naczgvardiyi-mynulogo-tyzhnya-znyshhyly-4-bpla-armiyi-rf/</text:a>
</text:p>
      <!--NEWS-->
      <text:h text:style-name="P10" text:outline-level="1">
<text:span text:style-name="T4">
Окупанти визнають, що вбивають українських військовополонених після допитів</text:span>
</text:h>
      <text:p text:style-name="P4">
Author: ['АРМІЯINFORM']</text:p>
      <text:p text:style-name="P4">
Time: 2023-04-27T56:00:00-04:00</text:p>
      <text:p text:style-name="P4">
Description: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ПЕРЕХОПЛЕННЯ', 'СБУ']</text:p>
      <text:p text:style-name="P4">
Category: News</text:p>
      <!--METADATA-->
      <text:p text:style-name="P4">
Такі вбивства відбуваються звірячим способом – полоненим перерізають горло.</text:p>
      <text:p text:style-name="P4">
Про це <text:a xlink:type="simple" xlink:href="https://ssu.gov.ua/novyny/okupanty-vyznaiut-shcho-vbyvaiut-ukrainskykh-viiskovopolonenykh-pislia-dopytiv-audio" text:style-name="Internet_20_link" text:visited-style-name="Visited_20_Internet_20_Link">
свідчить</text:a>
 нове перехоплення СБУ,зроблене на східному фронті України.</text:p>
      <text:p text:style-name="P4">
«Человека надо чуть-чуть зарезать. Но у меня это не впервые… – розповідаєросійський військовий своїй знайомій про злочин, який має вчинити після цієїтелефонної розмови.</text:p>
      <text:p text:style-name="P4">
«Люди, которые военнопленные… их нам смысла нет держать. Ну, потому что всюинформацию с них выпытываем. Дальше нет смысла держать. Вот… их надоутилизировать», – пояснює рашист.</text:p>
      <text:p text:style-name="P4">
Він у подробицях розповідає, як перерізає людині горло. І уточнює, що в ньоготаких випадків вистачає і робити це доводиться вночі.</text:p>
      <text:p text:style-name="P4">
Служба безпеки України встановила особу ката, його установчі дані, місцеслужби та коло спілкування.</text:p>
      <text:p text:style-name="P4">
Чоловік на аудіо – сучко євген юрійович з новгородської області рф, 1995 рокународження. Його мобілізували восени 2022 року, відтоді він зі своїмпідрозділом перебуває на позиціях у Харківській області.</text:p>
      <text:p text:style-name="P4">
СБУ працює, аби цей сучко та кожен воєнний злочинець з рф поніс заслуженепокарання за свої звірства. Українська спецслужба розслідує понад 35 тис.кримінальних проваджень за фактом порушення законів та звичаїв війни.</text:p>
      <text:p text:style-name="P4">
Source: <text:a xlink:type="simple" xlink:href="https://armyinform.com.ua/2023/04/27/okupanty-vyznayut-shho-vbyvayut-ukrayinskyh-vijskovopolonenyh-pislya-dopytiv/" text:style-name="Internet_20_link" text:visited-style-name="Visited_20_Internet_20_Link">
https://armyinform.com.ua/2023/04/27/okupanty-vyznayut-shho-vbyvayut-ukrayinskyh-vijskovopolonenyh-pislya-dopytiv/</text:a>
</text:p>
      <!--NEWS-->
      <text:h text:style-name="P10" text:outline-level="1">
<text:span text:style-name="T4">
У Чорному морі на бойовому чергуванні перебуває 7 ворожих кораблів</text:span>
</text:h>
      <text:p text:style-name="P4">
Author: ['АРМІЯINFORM']</text:p>
      <text:p text:style-name="P4">
Time: 2023-04-27T57:00:00-04:00</text:p>
      <text:p text:style-name="P4">
Description: Станом на 27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pidvodnyj-choven-kalibry.jpg" text:style-name="Internet_20_link" text:visited-style-name="Visited_20_Internet_20_Link">
pidvodnyj-choven-kalibry.jpg</text:a>
', '<text:a xlink:type="simple" xlink:href="https://armyinform.com.ua/wp-content/uploads/2023/04/343480944_1585559541939066_128233035259526096_n.jpg" text:style-name="Internet_20_link" text:visited-style-name="Visited_20_Internet_20_Link">
343480944_1585559541939066_128233035259526096_n.jpg</text:a>
']</text:p>
      <text:p text:style-name="P4">
Tags: ['STOPRUSSIA', 'АГРЕСІЯ РФ', 'ВМС ЗС УКРАЇНИ', 'ВТОРГНЕННЯ РФ']</text:p>
      <text:p text:style-name="P4">
Category: News</text:p>
      <!--METADATA-->
      <text:p text:style-name="P4">
<draw:frame draw:style-name="fr1" draw:name="Image383" text:anchor-type="as-char" svg:width="6.9236in" svg:height="4.366107in" draw:z-index="0">
<draw:image xlink:href="../Images/AРМІЯINFORM/2023-04-27T57-00-00-04-00/pidvodnyj-choven-kalibry.jpg" xlink:type="simple" xlink:show="embed" xlink:actuate="onLoad" draw:mime-type="image/jpeg"/>
</draw:frame>
 Ілюстративне фото</text:p>
      <text:p text:style-name="P4">
Станом на 27 квітня в акваторіях Чорного, Азовського та Середземного морів набойовому чергуванні перебувають 12 ворожих кораблів, з них — 4 носії крилатихракет «Калібр». Загальний залп складає 40 ракет.</text:p>
      <text:p text:style-name="P4">
Про це йдеться у<text:a xlink:type="simple" xlink:href="https://www.facebook.com/navy.mil.gov.ua/posts/pfbid035RM2pu8aWz9TyuHVajbumoRnuTKTRTa8nh3ZjAQ3HKMtehghRgzhyRDjXPfcpe5Pl"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7 ворожих кораблів, з них — 3 носія крилатих ракет «Калібр», загальний залп складає 24 ракети;  * в Азовському морі ворог продовжує контролювати морські комунікації, утримуючи на бойовому чергуванні 1 корабель;  * у Середземному морі — 4 ворожих кораблів, з них — 1 носій крилатих ракет «Калібр», загальний залп складає 16 ракет.</li>
      </ul>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draw:frame draw:style-name="fr1" draw:name="Image384" text:anchor-type="as-char" svg:width="6.9236in" svg:height="8.6545in" draw:z-index="0">
<draw:image xlink:href="../Images/AРМІЯINFORM/2023-04-27T57-00-00-04-00/343480944_1585559541939066_128233035259526096_n.jpg" xlink:type="simple" xlink:show="embed" xlink:actuate="onLoad" draw:mime-type="image/jpeg"/>
</draw:frame>
</text:p>
      <text:p text:style-name="P4">
Source: <text:a xlink:type="simple" xlink:href="https://armyinform.com.ua/2023/04/27/u-chornomu-mori-na-bojovomu-cherguvanni-perebuvaye-7-vorozhyh-korabliv-2/" text:style-name="Internet_20_link" text:visited-style-name="Visited_20_Internet_20_Link">
https://armyinform.com.ua/2023/04/27/u-chornomu-mori-na-bojovomu-cherguvanni-perebuvaye-7-vorozhyh-korabliv-2/</text:a>
</text:p>
      <!--NEWS-->
      <text:h text:style-name="P10" text:outline-level="1">
<text:span text:style-name="T4">
Українці ніколи не здадуть своєї країни ворогу і не полишать своєї землі — Президент України</text:span>
</text:h>
      <text:p text:style-name="P4">
Author: ['АРМІЯINFORM']</text:p>
      <text:p text:style-name="P4">
Time: 2023-04-27T58:00:00-04:00</text:p>
      <text:p text:style-name="P4">
Description: Президент України Володимир Зеленський вважає, що український народ ніколи не зда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5040906727769432_y.jpg" text:style-name="Internet_20_link" text:visited-style-name="Visited_20_Internet_20_Link">
photo_5355040906727769432_y.jpg</text:a>
', '<text:a xlink:type="simple" xlink:href="https://armyinform.com.ua/wp-content/uploads/2023/04/photo_5355040906727769433_y-150x150.jpg" text:style-name="Internet_20_link" text:visited-style-name="Visited_20_Internet_20_Link">
photo_5355040906727769433_y-150x150.jpg</text:a>
', '<text:a xlink:type="simple" xlink:href="https://armyinform.com.ua/wp-content/uploads/2023/04/photo_5355040906727769435_y-150x150.jpg" text:style-name="Internet_20_link" text:visited-style-name="Visited_20_Internet_20_Link">
photo_5355040906727769435_y-150x150.jpg</text:a>
', '<text:a xlink:type="simple" xlink:href="https://armyinform.com.ua/wp-content/uploads/2023/04/photo_5355040906727769431_y-150x150.jpg" text:style-name="Internet_20_link" text:visited-style-name="Visited_20_Internet_20_Link">
photo_5355040906727769431_y-150x150.jpg</text:a>
', '<text:a xlink:type="simple" xlink:href="https://armyinform.com.ua/wp-content/uploads/2023/04/photo_5355040906727769436_y-150x150.jpg" text:style-name="Internet_20_link" text:visited-style-name="Visited_20_Internet_20_Link">
photo_5355040906727769436_y-150x150.jpg</text:a>
']</text:p>
      <text:p text:style-name="P4">
Tags: ['ВОЛОДИМИР ЗЕЛЕНСЬКИЙ', 'ПРЕЗИДЕНТ УКРАЇНИ']</text:p>
      <text:p text:style-name="P4">
Category: News</text:p>
      <!--METADATA-->
      <text:p text:style-name="P4">
<draw:frame draw:style-name="fr1" draw:name="Image385" text:anchor-type="as-char" svg:width="6.9236in" svg:height="4.615733in" draw:z-index="0">
<draw:image xlink:href="../Images/AРМІЯINFORM/2023-04-27T58-00-00-04-00/photo_5355040906727769432_y.jpg" xlink:type="simple" xlink:show="embed" xlink:actuate="onLoad" draw:mime-type="image/jpeg"/>
</draw:frame>
</text:p>
      <text:p text:style-name="P4">
Президент України Володимир Зеленський вважає, що український народ ніколи нездасть своєї країни російському ворогу і ніколи не полишить своєї землі.</text:p>
      <text:p text:style-name="P4">
Про це глава держав <text:a xlink:type="simple" xlink:href="https://t.me/V_Zelenskiy_official/6022" text:style-name="Internet_20_link" text:visited-style-name="Visited_20_Internet_20_Link">
написав</text:a>
 у своємуТелеграмі.</text:p>
      <text:p text:style-name="P4">
«Хоч сотні наших сіл і десятки міст спалені ударами російської артилерії таавіації, українці здатні повернути їх до життя. Не у звичці нашого народузалишати на своїй землі рани, що не загоїлися», — йдеться у його дописі.</text:p>
      <text:p text:style-name="P4">
<text:a xlink:type="simple" xlink:href="https://armyinform.com.ua/wp-content/uploads/2023/04/photo_5355040906727769433_y.jpg" text:style-name="Internet_20_link" text:visited-style-name="Visited_20_Internet_20_Link">
<draw:frame draw:style-name="fr1" draw:name="Image386" text:anchor-type="as-char" svg:width="6.9236in" svg:height="6.9236in" draw:z-index="0">
<draw:image xlink:href="../Images/AРМІЯINFORM/2023-04-27T58-00-00-04-00/photo_5355040906727769433_y-150x150.jpg" xlink:type="simple" xlink:show="embed" xlink:actuate="onLoad" draw:mime-type="image/jpeg"/>
</draw:frame>
</text:a>
</text:p>
      <text:p text:style-name="P4">
<text:a xlink:type="simple" xlink:href="https://armyinform.com.ua/wp-content/uploads/2023/04/photo_5355040906727769435_y.jpg" text:style-name="Internet_20_link" text:visited-style-name="Visited_20_Internet_20_Link">
<draw:frame draw:style-name="fr1" draw:name="Image387" text:anchor-type="as-char" svg:width="6.9236in" svg:height="6.9236in" draw:z-index="0">
<draw:image xlink:href="../Images/AРМІЯINFORM/2023-04-27T58-00-00-04-00/photo_5355040906727769435_y-150x150.jpg" xlink:type="simple" xlink:show="embed" xlink:actuate="onLoad" draw:mime-type="image/jpeg"/>
</draw:frame>
</text:a>
</text:p>
      <text:p text:style-name="P4">
<text:a xlink:type="simple" xlink:href="https://armyinform.com.ua/wp-content/uploads/2023/04/photo_5355040906727769431_y.jpg" text:style-name="Internet_20_link" text:visited-style-name="Visited_20_Internet_20_Link">
<draw:frame draw:style-name="fr1" draw:name="Image388" text:anchor-type="as-char" svg:width="6.9236in" svg:height="6.9236in" draw:z-index="0">
<draw:image xlink:href="../Images/AРМІЯINFORM/2023-04-27T58-00-00-04-00/photo_5355040906727769431_y-150x150.jpg" xlink:type="simple" xlink:show="embed" xlink:actuate="onLoad" draw:mime-type="image/jpeg"/>
</draw:frame>
</text:a>
</text:p>
      <text:p text:style-name="P4">
<text:a xlink:type="simple" xlink:href="https://armyinform.com.ua/wp-content/uploads/2023/04/photo_5355040906727769436_y.jpg" text:style-name="Internet_20_link" text:visited-style-name="Visited_20_Internet_20_Link">
<draw:frame draw:style-name="fr1" draw:name="Image389" text:anchor-type="as-char" svg:width="6.9236in" svg:height="6.9236in" draw:z-index="0">
<draw:image xlink:href="../Images/AРМІЯINFORM/2023-04-27T58-00-00-04-00/photo_5355040906727769436_y-150x150.jpg" xlink:type="simple" xlink:show="embed" xlink:actuate="onLoad" draw:mime-type="image/jpeg"/>
</draw:frame>
</text:a>
</text:p>
      <text:p text:style-name="P4">
Вранці Президент України<text:a xlink:type="simple" xlink:href="https://armyinform.com.ua/2023/04/27/glava-derzhavy-pro-obstril-mykolayeva-rf-ne-perestaye-dovodyty-shho-pragne-znyshhyty-vse-ukrayinske/" text:style-name="Internet_20_link" text:visited-style-name="Visited_20_Internet_20_Link">
прокоментував</text:a>
 нічний ракетний обстріл Миколаєва та зазначив, що рф не перестаєдоводити, що прагне знищити все українське.</text:p>
      <text:p text:style-name="P4">
Source: <text:a xlink:type="simple" xlink:href="https://armyinform.com.ua/2023/04/27/ukrayinczi-nikoly-ne-zdadut-svoyeyi-krayiny-vorogu-i-ne-polyshat-svoyeyi-zemli-prezydent-ukrayiny/" text:style-name="Internet_20_link" text:visited-style-name="Visited_20_Internet_20_Link">
https://armyinform.com.ua/2023/04/27/ukrayinczi-nikoly-ne-zdadut-svoyeyi-krayiny-vorogu-i-ne-polyshat-svoyeyi-zemli-prezydent-ukrayiny/</text:a>
</text:p>
      <!--NEWS-->
      <text:h text:style-name="P10" text:outline-level="1">
<text:span text:style-name="T4">
Затримано інформатора рф, який «здавав» позиції Сил оборони у звільненому Лимані</text:span>
</text:h>
      <text:p text:style-name="P4">
Author: ['АРМІЯINFORM']</text:p>
      <text:p text:style-name="P4">
Time: 2023-04-27T59:00:00-04:00</text:p>
      <text:p text:style-name="P4">
Description: Викрито ще одного поплічника рашистів, який передавав окупантам локації баз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4947d0d9c715beefff1fafdaf9ea0e5.jpeg" text:style-name="Internet_20_link" text:visited-style-name="Visited_20_Internet_20_Link">
84947d0d9c715beefff1fafdaf9ea0e5.jpeg</text:a>
']</text:p>
      <text:p text:style-name="P4">
Tags: ['АГЕНТ РФ', 'СБУ']</text:p>
      <text:p text:style-name="P4">
Category: News</text:p>
      <!--METADATA-->
      <text:p text:style-name="P4">
<draw:frame draw:style-name="fr1" draw:name="Image390" text:anchor-type="as-char" svg:width="6.9236in" svg:height="4.615733in" draw:z-index="0">
<draw:image xlink:href="../Images/AРМІЯINFORM/2023-04-27T59-00-00-04-00/84947d0d9c715beefff1fafdaf9ea0e5.jpeg" xlink:type="simple" xlink:show="embed" xlink:actuate="onLoad" draw:mime-type="image/jpeg"/>
</draw:frame>
</text:p>
      <text:p text:style-name="P4">
Викрито ще одного поплічника рашистів, який передавав окупантам локаціїбазування українських захисників у прифронтових районах Донеччини.</text:p>
      <text:p text:style-name="P4">
Про це <text:a xlink:type="simple" xlink:href="https://ssu.gov.ua/novyny/sbu-zatrymala-vorozhoho-informatora-yakyi-zdavav-pozytsii-syl-oborony-u-zvilnenomu-lymani" text:style-name="Internet_20_link" text:visited-style-name="Visited_20_Internet_20_Link">
повідомляє</text:a>
 Службабезпеки України.</text:p>
      <text:p text:style-name="P4">
«У «зоні особливої уваги» фігуранта були місця дислокації та переміщенняпідрозділів Збройних Сил України та СБУ на території звільненого Лимана. Крімтого, він передавав агресору координати місцевих об’єктів залізничноїінфраструктури», — йдеться у повідомленні.</text:p>
      <text:p text:style-name="P4">
Як зазначили в СБУ, інформатором виявився безробітний мешканець Лимана, якийперебував «на зв’язку» з бойовиком окупаційних угруповань Південноговійськового округу зс рф.</text:p>
      <text:p text:style-name="P4">
Його поплічник обходив територію звільненого міста і фіксував локаціїукраїнських захисників та інфраструктурних об’єктів.</text:p>
      <text:p text:style-name="P4">
Потім ворожий інформатор передавав отримані відомості бойовику череззаборонену російську соцмережу «однокласники».</text:p>
      <text:p text:style-name="P4">
Фігуранту повідомлено про підозру у наданні збройним формуванням держави-агресора допомоги у веденні бойових дій проти Збройних Сил України та іншихвійськових формувань.</text:p>
      <text:p text:style-name="P4">
Наразі зловмисник перебуває під вартою. Йому загрожує до 15 років тюрми.</text:p>
      <text:p text:style-name="P4">
Source: <text:a xlink:type="simple" xlink:href="https://armyinform.com.ua/2023/04/27/zatrymano-informatora-rf-yakyj-zdavav-pozycziyi-syl-oborony-u-zvilnenomu-lymani/" text:style-name="Internet_20_link" text:visited-style-name="Visited_20_Internet_20_Link">
https://armyinform.com.ua/2023/04/27/zatrymano-informatora-rf-yakyj-zdavav-pozycziyi-syl-oborony-u-zvilnenomu-lymani/</text:a>
</text:p>
      <!--NEWS-->
      <text:h text:style-name="P10" text:outline-level="1">
<text:span text:style-name="T4">
«Операція з евакуації громадян України з Судану була унікальною» — ГУР</text:span>
</text:h>
      <text:p text:style-name="P4">
Author: ['АРМІЯINFORM']</text:p>
      <text:p text:style-name="P4">
Time: 2023-04-27T60:00:00-04:00</text:p>
      <text:p text:style-name="P4">
Description: Операція з повернення українців із охопленого боями Судану була складнішою, ніж еваку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2/f34a2e722a09f509897099ff3048785e505aed76.jpg" text:style-name="Internet_20_link" text:visited-style-name="Visited_20_Internet_20_Link">
f34a2e722a09f509897099ff3048785e505aed76.jpg</text:a>
']</text:p>
      <text:p text:style-name="P4">
Tags: ['STOPRUSSIA', 'АГРЕСІЯ РФ', 'ВІЙНА', 'ВТОРГНЕННЯ РФ', 'ГУР МО УКРАЇНИ', 'СУДАН']</text:p>
      <text:p text:style-name="P4">
Category: News</text:p>
      <!--METADATA-->
      <text:p text:style-name="P4">
<draw:frame draw:style-name="fr1" draw:name="Image391" text:anchor-type="as-char" svg:width="6.9236in" svg:height="4.615733in" draw:z-index="0">
<draw:image xlink:href="../Images/AРМІЯINFORM/2023-04-27T60-00-00-04-00/f34a2e722a09f509897099ff3048785e505aed76.jpg" xlink:type="simple" xlink:show="embed" xlink:actuate="onLoad" draw:mime-type="image/jpeg"/>
</draw:frame>
</text:p>
      <text:p text:style-name="P4">
Операція з повернення українців із охопленого боями Судану була складнішою,ніж евакуація людей із Кабула у 2021 році.</text:p>
      <text:p text:style-name="P4">
Про це <text:a xlink:type="simple" xlink:href="https://gur.gov.ua/content/operatsiia-z-evakuatsii-hromadian-ukrainy-z-sudanu-bula-unikalnoiu.html" text:style-name="Internet_20_link" text:visited-style-name="Visited_20_Internet_20_Link">
повідомляє</text:a>
 ГУР МО.</text:p>
      <text:p text:style-name="P4">
«Це одна з унікальних операцій української розвідки, деталі якої поки що мирозкрити не можемо. Єдине, що можемо сказати, що у порівнянні з операцією вАфганістані, ця була складнішою», — сказав розвідник.</text:p>
      <text:p text:style-name="P4">
Йдеться про операцію в Кабулі в Афганістані, звідки українські військовіевакуювали людей у серпні 2021 році, після захоплення влади бойовикамиугруповання «Талібан». До кінця літа Україна шістьома рейсами вивезла з країнипонад 650 українців.</text:p>
      <text:p text:style-name="P4">
«В Кабулі в Афганістані базу утримували американські війська, вона була якфортеця, з якої наших спецпризначенців вивозили. Але тоді був пункт, у якийможна було повернутися», — відзначив співробітник ГУР України.</text:p>
      <text:p text:style-name="P4">
А в Судані, за його словами, найближчий безпечний пункт розташовувався навідстані 900 км. І це при тому, що в українських військових не було значноївійськової підтримки, додав розвідник.</text:p>
      <text:p text:style-name="P4">
«Вважаю, що коли можна буде розкрити всі деталі, цю операцію [в Судані] можнабуде назвати унікальною», — резюмував співробітник воєнної розвідки України.</text:p>
      <text:p text:style-name="P4">
Source: <text:a xlink:type="simple" xlink:href="https://armyinform.com.ua/2023/04/27/operacziya-z-evakuacziyi-gromadyan-ukrayiny-z-sudanu-bula-unikalnoyu-gur/" text:style-name="Internet_20_link" text:visited-style-name="Visited_20_Internet_20_Link">
https://armyinform.com.ua/2023/04/27/operacziya-z-evakuacziyi-gromadyan-ukrayiny-z-sudanu-bula-unikalnoyu-gur/</text:a>
</text:p>
      <!--NEWS-->
      <text:h text:style-name="P10" text:outline-level="1">
<text:span text:style-name="T4">
Перемовини про обміни йдуть надзвичайно важко, але ми чекаємо хороших новин — Координаційний штаб</text:span>
</text:h>
      <text:p text:style-name="P4">
Author: ['АРМІЯINFORM']</text:p>
      <text:p text:style-name="P4">
Time: 2023-04-27T61:00:00-04:00</text:p>
      <text:p text:style-name="P4">
Description: У Координаційному штабі з питань поводження з військовополоненими відбулася 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7_11-16-44.jpg" text:style-name="Internet_20_link" text:visited-style-name="Visited_20_Internet_20_Link">
photo_2023-04-27_11-16-44.jpg</text:a>
']</text:p>
      <text:p text:style-name="P4">
Tags: ['STOPRUSSIA', 'ВІЙСЬКОВОПОЛОНЕНІ', 'ВТОРГНЕННЯ РФ', 'КООРДИНАЦІЙНИЙ ШТАБ З ПИТАНЬ ПОВОДЖЕННЯ З ВІЙСЬКОВОПОЛОНЕНИМИ']</text:p>
      <text:p text:style-name="P4">
Category: News</text:p>
      <!--METADATA-->
      <text:p text:style-name="P4">
<draw:frame draw:style-name="fr1" draw:name="Image392" text:anchor-type="as-char" svg:width="6.9236in" svg:height="4.615733in" draw:z-index="0">
<draw:image xlink:href="../Images/AРМІЯINFORM/2023-04-27T61-00-00-04-00/photo_2023-04-27_11-16-44.jpg" xlink:type="simple" xlink:show="embed" xlink:actuate="onLoad" draw:mime-type="image/jpeg"/>
</draw:frame>
</text:p>
      <text:p text:style-name="P4">
У Координаційному штабі з питань поводження з військовополоненими відбуласязустріч з родинами військовослужбовців 74-го окремого розвідувальногобатальйону під час якої обговорювалися дії Захисників і Захисниць післяповернення з полону, <text:a xlink:type="simple" xlink:href="https://t.me/Koord_shtab/918" text:style-name="Internet_20_link" text:visited-style-name="Visited_20_Internet_20_Link">
поінформували</text:a>
 в установі.</text:p>
      <text:p text:style-name="P4">
Представники штабу поінформували учасників зустрічі, що після звільненнявійськовослужбовці проходять обстеження, реабілітацію, військово-лікарськукомісію (ВЛК).</text:p>
      <text:p text:style-name="P4">
«Фіксується їхня вага одразу після обміну й порівнюється з тією, яка була допотрапляння в полон. Якщо вага значно менша ніж була раніше, ці відомостіоформлюють як свідчення про неналежне утримання для міжнародних судів. Увисновку ВЛК вказують захворювання, якщо є, і як саме воно пов’язане звійськовою службою, полоном», – йдеться у повідомленні.</text:p>
      <text:p text:style-name="P4">
Також, під час військово-лікарської комісії досліджують як фізичне здоров’ялюдини, так і її психологічний стан.</text:p>
      <text:p text:style-name="P4">
«Хтось після повернення спілкується з усіма рідними й друзями, читає новини,надолужує втрачене. А хтось відсторонюється, спілкується тільки з матір’ю чидружиною й нікого не хоче бачити. Тоді потрібна допомога спеціалістів», –сказав представник Штабу.</text:p>
      <text:p text:style-name="P4">
Зазначається, що Координаційний штаб працює над тим, щоб збільшити терміни тапокращити умови реабілітації Захисників і Захисниць після полону.</text:p>
      <text:p text:style-name="P4">
Також увагу рідних полонених військовослужбовців акцентовано, росія здійснюєзаходи інформаційного впливу на рідних, нагнітає невдоволення. Також наблизьких виходять різні шахраї та пропонують за гроші повернути людину.</text:p>
      <text:p text:style-name="P4">
«Перемовини про обміни йдуть надзвичайно важко, але ми чекаємо хороших новин»,– наголосили представники Координаційного штабу.</text:p>
      <text:p text:style-name="P4">
Своєю чергою рідні наших військових акцентували увагу на умовах утриманняросійських полонених в Україні. Мовляв, вони значно кращі, ніж у нашихОборонців у рф. «Україна – цивілізована держава й дотримується міжнароднихнорм поводження з військовополоненими, не може дозволити собі опуститися доненалежних умов утримання та катувань», – зазначили у Координаційному штабі.</text:p>
      <text:p text:style-name="P4">
Source: <text:a xlink:type="simple" xlink:href="https://armyinform.com.ua/2023/04/27/peremovyny-pro-obminy-jdut-nadzvychajno-vazhko-ale-my-chekayemo-horoshyh-novyn-koordynaczijnyj-shtab/" text:style-name="Internet_20_link" text:visited-style-name="Visited_20_Internet_20_Link">
https://armyinform.com.ua/2023/04/27/peremovyny-pro-obminy-jdut-nadzvychajno-vazhko-ale-my-chekayemo-horoshyh-novyn-koordynaczijnyj-shtab/</text:a>
</text:p>
      <!--NEWS-->
      <text:h text:style-name="P10" text:outline-level="1">
<text:span text:style-name="T4">
У результаті нічної атаки зс рф в Миколаєві пошкоджено близько 40 будинків</text:span>
</text:h>
      <text:p text:style-name="P4">
Author: ['АРМІЯINFORM']</text:p>
      <text:p text:style-name="P4">
Time: 2023-04-27T62:00:00-04:00</text:p>
      <text:p text:style-name="P4">
Description: У результати нічної атаки Миколаєва, здійсненої зс рф, пошкоджень зазнали близько 4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kukuuku.jpg" text:style-name="Internet_20_link" text:visited-style-name="Visited_20_Internet_20_Link">
ukukuuku.jpg</text:a>
']</text:p>
      <text:p text:style-name="P4">
Tags: ['STOPRUSSIA', 'ВОЄННІ ЗЛОЧИНИ ЗС РФ', 'ВТОРГНЕННЯ РФ', 'КАЛІБР', 'МИКОЛАЇВ']</text:p>
      <text:p text:style-name="P4">
Category: News</text:p>
      <!--METADATA-->
      <text:p text:style-name="P4">
<draw:frame draw:style-name="fr1" draw:name="Image393" text:anchor-type="as-char" svg:width="6.9236in" svg:height="5.152994in" draw:z-index="0">
<draw:image xlink:href="../Images/AРМІЯINFORM/2023-04-27T62-00-00-04-00/ukukuuku.jpg" xlink:type="simple" xlink:show="embed" xlink:actuate="onLoad" draw:mime-type="image/jpeg"/>
</draw:frame>
</text:p>
      <text:p text:style-name="P4">
У результати нічної атаки Миколаєва, здійсненої зс рф, пошкоджень зазналиблизько 40 будинків, з яких 22 - багатоповерхові.</text:p>
      <text:p text:style-name="P4">
Про це <text:a xlink:type="simple" xlink:href="https://t.me/senkevichonline/4286" text:style-name="Internet_20_link" text:visited-style-name="Visited_20_Internet_20_Link">
повідомив</text:a>
 міський голова ОлександрСєнкевич.</text:p>
      <text:p text:style-name="P4">
«Дуже багато житлових будинків зазнали пошкоджень різного характеру.Попередньо, 22 багатоквартирні будинки, 4 жилкопи, 12 приватних будинків. Уних вилетіли вікна, двері, зруйновані балкони, побита покрівля», - написавмер.</text:p>
      <text:p text:style-name="P4">
Він також зазначив, що повторних пошкоджень зазнали і кілька навчальнихзакладів, будівля адміністрації району.</text:p>
      <text:p text:style-name="P4">
<text:a xlink:type="simple" xlink:href="https://armyinform.com.ua/2023/04/27/glava-derzhavy-pro-obstril-mykolayeva-rf-ne-perestaye-dovodyty-shho-pragne-znyshhyty-vse-ukrayinske/" text:style-name="Internet_20_link" text:visited-style-name="Visited_20_Internet_20_Link">
Нагадаємо</text:a>
,вночі 27 квітня, росіяни обстріляли Миколаїв чотирма ракетами «Калібр»,запущеними з акваторії Чорного моря. Високоточна зброя була націлена наприватні будинки, історичну будівлю та багатоповерхівку.</text:p>
      <text:p text:style-name="P4">
Source: <text:a xlink:type="simple" xlink:href="https://armyinform.com.ua/2023/04/27/u-rezultati-nichnoyi-ataky-zs-rf-v-mykolayevi-poshkodzheno-blyzko-40-budynkiv/" text:style-name="Internet_20_link" text:visited-style-name="Visited_20_Internet_20_Link">
https://armyinform.com.ua/2023/04/27/u-rezultati-nichnoyi-ataky-zs-rf-v-mykolayevi-poshkodzheno-blyzko-40-budynkiv/</text:a>
</text:p>
      <!--NEWS-->
      <text:h text:style-name="P10" text:outline-level="1">
<text:span text:style-name="T4">
Мінреінтеграції продовжує перераховувати кошти на держдопомогу звільненим з полону</text:span>
</text:h>
      <text:p text:style-name="P4">
Author: ['АРМІЯINFORM']</text:p>
      <text:p text:style-name="P4">
Time: 2023-04-27T63:00:00-04:00</text:p>
      <text:p text:style-name="P4">
Description: Про це повідомляє Мінреінтеграції.    Мінреінтеграції спрямувало ще 7,7 млн гривень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c6dbe00f-22d3-4845-988a-9dd72fb48fa6.jpg" text:style-name="Internet_20_link" text:visited-style-name="Visited_20_Internet_20_Link">
c6dbe00f-22d3-4845-988a-9dd72fb48fa6.jpg</text:a>
']</text:p>
      <text:p text:style-name="P4">
Tags: ['STOPRUSSIA', 'АГРЕСІЯ РФ', 'ВІЙНА', 'ВІЙСЬКОВОПОЛОНЕНІ', 'ВТОРГНЕННЯ РФ', 'ГРОШОВА ДОПОМОГА', 'МІНРЕІНТЕГРАЦІЇ']</text:p>
      <text:p text:style-name="P4">
Category: News</text:p>
      <!--METADATA-->
      <text:p text:style-name="P4">
<draw:frame draw:style-name="fr1" draw:name="Image394" text:anchor-type="as-char" svg:width="6.9236in" svg:height="3.894525in" draw:z-index="0">
<draw:image xlink:href="../Images/AРМІЯINFORM/2023-04-27T63-00-00-04-00/c6dbe00f-22d3-4845-988a-9dd72fb48fa6.jpg" xlink:type="simple" xlink:show="embed" xlink:actuate="onLoad" draw:mime-type="image/jpeg"/>
</draw:frame>
 Ілюстративнефото</text:p>
      <text:p text:style-name="P4">
Про це <text:a xlink:type="simple" xlink:href="https://minre.gov.ua/2023/04/27/minreintegracziyi-prodovzhuye-pererahovuvaty-koshty-na-derzhdopomogu-zvilnenym-z-polonu/" text:style-name="Internet_20_link" text:visited-style-name="Visited_20_Internet_20_Link">
повідомляє</text:a>
Мінреінтеграції.</text:p>
      <text:p text:style-name="P4">
Мінреінтеграції спрямувало ще 7,7 млн гривень на банківські рахунки звільненимз російського полону.</text:p>
      <text:p text:style-name="P4">
Таким чином, державну грошову допомогу по 100 тис. гривень отримали ще 77осіб, які були звільнені з полону.</text:p>
      <text:p text:style-name="P4">
Зазначимо, що раніше у січні-квітні Мінреінтеграції перерахувало по 100 тис.гривень держдопомоги 250 звільненим з полону і 255 сім’ям полонених.</text:p>
      <text:p text:style-name="P4">
Source: <text:a xlink:type="simple" xlink:href="https://armyinform.com.ua/2023/04/27/minreintegracziyi-prodovzhuye-pererahovuvaty-koshty-na-derzhdopomogu-zvilnenym-z-polonu/" text:style-name="Internet_20_link" text:visited-style-name="Visited_20_Internet_20_Link">
https://armyinform.com.ua/2023/04/27/minreintegracziyi-prodovzhuye-pererahovuvaty-koshty-na-derzhdopomogu-zvilnenym-z-polonu/</text:a>
</text:p>
      <!--NEWS-->
      <text:h text:style-name="P10" text:outline-level="1">
<text:span text:style-name="T4">
Пресконференція Міністра оборони щодо створення при відомстві Офісу з підтримки змін та Громадської антикорупційної ради</text:span>
</text:h>
      <text:p text:style-name="P4">
Author: ['АРМІЯINFORM']</text:p>
      <text:p text:style-name="P4">
Time: 2023-04-27T64:00:00-04:00</text:p>
      <text:p text:style-name="P4">
Description: У п’ятницю, 28 квітня 2023 року, Міністр оборони Олексій Резніков презентує новоутвор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photo_2021-12-10_12-16-09.jpg" text:style-name="Internet_20_link" text:visited-style-name="Visited_20_Internet_20_Link">
photo_2021-12-10_12-16-09.jpg</text:a>
']</text:p>
      <text:p text:style-name="P4">
Tags: ['АНТИКОРРАДА', 'МІНІСТЕРСТВА ОБОРОНИ УКРАЇНИ', 'ОЛЕКСІЙ РЕЗНІКОВ', 'ОФІС З ПІДТРИМКИ ЗМІН']</text:p>
      <text:p text:style-name="P4">
Category: News</text:p>
      <!--METADATA-->
      <text:p text:style-name="P4">
<draw:frame draw:style-name="fr1" draw:name="Image395" text:anchor-type="as-char" svg:width="6.9236in" svg:height="4.608521in" draw:z-index="0">
<draw:image xlink:href="../Images/AРМІЯINFORM/2023-04-27T64-00-00-04-00/photo_2021-12-10_12-16-09.jpg" xlink:type="simple" xlink:show="embed" xlink:actuate="onLoad" draw:mime-type="image/jpeg"/>
</draw:frame>
 Міністерство оборониУкраїни</text:p>
      <text:p text:style-name="P4">
У п’ятницю, <text:span text:style-name="T4">
28 квітня 2023 року</text:span>
 , Міністр оборони Олексій Резніковпрезентує новоутворені консультативно-дорадчі органи при Міноборони —Громадську антикорупційну раду та Офіс з підтримки змін.</text:p>
      <text:p text:style-name="P4">
Про це<text:a xlink:type="simple" xlink:href="https://www.mil.gov.ua/news/2023/04/27/preskonferencziya-ministra-oboroni-shhodo-stvorennya-pri-vidomstvi-ofisu-z-pidtrimki-zmin-ta-gromadskoi-antikorupczijnoi-radi/" text:style-name="Internet_20_link" text:visited-style-name="Visited_20_Internet_20_Link">
 інформує</text:a>
 Міністерство оборони України.</text:p>
      <text:p text:style-name="P4">
У рамках заходу відбудеться пресконференція Міністра оборони і представниківдвох зазначених позаштатних структур при Міноборони.</text:p>
      <text:p text:style-name="P4">
Мета обох позаштатних структур при Міністерстві, у першу чергу: розвитокоборонної сфери, а також — забезпечення транспарентності і залученостігромадянського суспільства до покращення процесів обороноздатності нашоїдержави.</text:p>
      <text:p text:style-name="P4">
Ціль Антикорради, зокрема — налагодити механізми відкритості у взаємодіїоборонного відомства з суспільством.</text:p>
      <text:p text:style-name="P4">
Офіс з підтримки змін має стати платформою для трансформацій у Міноборони,зокрема у вдосконаленні процесів оборонного менеджменту. До речі, першареформа буде націлена на сферу державних закупівель.</text:p>
      <text:p text:style-name="P4">
<text:span text:style-name="T4">
Захід відбудеться о 13:00.</text:span>
</text:p>
      <text:p text:style-name="P4">
Точне місце проведення буде повідомлене представникам ЗМІ після підтвердженняакредитації.  Заявки на акредитацію приймаються до 10.00 28 квітня на електронну адресу<text:a xlink:type="simple" xlink:href="https://armyinform.com.ua/cdn-cgi/l/email-protection" text:style-name="Internet_20_link" text:visited-style-name="Visited_20_Internet_20_Link">
[email protected]</text:a>
 за формою:</text:p>
      <text:p text:style-name="P4">
Прізвище, ім’я |  ---|---  Назва медіа |  Номер прескарти акредитації ЗСУ |  Контактний телефон та електронна адреса |    <text:span text:style-name="T4">
*</text:span>
 <text:span text:style-name="T5">
Наявність прескарти Збройних Сил України — обов’язкова.</text:span>
</text:p>
      <text:p text:style-name="P4">
Source: <text:a xlink:type="simple" xlink:href="https://armyinform.com.ua/2023/04/27/preskonferencziya-ministra-oborony-shhodo-stvorennya-pry-vidomstvi-ofisu-z-pidtrymky-zmin-ta-gromadskoyi-antykorupczijnoyi-rady/" text:style-name="Internet_20_link" text:visited-style-name="Visited_20_Internet_20_Link">
https://armyinform.com.ua/2023/04/27/preskonferencziya-ministra-oborony-shhodo-stvorennya-pry-vidomstvi-ofisu-z-pidtrymky-zmin-ta-gromadskoyi-antykorupczijnoyi-rady/</text:a>
</text:p>
      <!--NEWS-->
      <text:h text:style-name="P10" text:outline-level="1">
<text:span text:style-name="T4">
Підписано Меморандум про співпрацю у сферах зв’язку та інформатизації між Міноборони України та компанією INTERNET2.0</text:span>
</text:h>
      <text:p text:style-name="P4">
Author: ['АРМІЯINFORM']</text:p>
      <text:p text:style-name="P4">
Time: 2023-04-27T65:00:00-04:00</text:p>
      <text:p text:style-name="P4">
Description: Заступник Міністра оборони України з питань цифрового розвитку, цифр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5a5ce781e636dd1860b505c3605dbf4e7185ccf.jpeg" text:style-name="Internet_20_link" text:visited-style-name="Visited_20_Internet_20_Link">
25a5ce781e636dd1860b505c3605dbf4e7185ccf.jpeg</text:a>
']</text:p>
      <text:p text:style-name="P4">
Tags: ['МЕМОРАНДУМ', 'МОУ']</text:p>
      <text:p text:style-name="P4">
Category: News</text:p>
      <!--METADATA-->
      <text:p text:style-name="P4">
<draw:frame draw:style-name="fr1" draw:name="Image396" text:anchor-type="as-char" svg:width="6.9236in" svg:height="5.135003in" draw:z-index="0">
<draw:image xlink:href="../Images/AРМІЯINFORM/2023-04-27T65-00-00-04-00/25a5ce781e636dd1860b505c3605dbf4e7185ccf.jpeg" xlink:type="simple" xlink:show="embed" xlink:actuate="onLoad" draw:mime-type="image/jpeg"/>
</draw:frame>
</text:p>
      <text:p text:style-name="P4">
Заступник Міністра оборони України з питань цифрового розвитку, цифровихтрансформацій та цифровізації Віталій Дейнега та співзасновник австралійськоїкомпанії INTERNET2.0 Роберт Поттер підписали Меморандум про співробітництвоміж оборонним відомством та компанією INTERNET2.0.</text:p>
      <text:p text:style-name="P4">
Про це <text:a xlink:type="simple" xlink:href="https://www.mil.gov.ua/news/2023/04/27/pidpisano-memorandum-pro-spivpraczyu-u-sferah-zvyazku-ta-informatizaczii-mizh-minoboroni-ukraini-ta-kompanieyu-internet2-0/" text:style-name="Internet_20_link" text:visited-style-name="Visited_20_Internet_20_Link">
повідомляє</text:a>
 Міністерство оборони України.</text:p>
      <text:p text:style-name="P4">
Меморандум офіційно підтверджує наміри сторін розвивати співробітництво занапрямом обміну досвідом у сферах зв’язку та інформатизації, впровадження йрозвитку новітніх інформаційних технологій і процесів та цифровізації у сферіоборони. Метою підписання документу є також вивчення і демонстраціяінноваційних технологій у сфері оборони, програмного та апаратногозабезпечення, розробником якого є австралійська компанія, зокрема CloakingFirewall, Malcore.</text:p>
      <text:p text:style-name="P4">
Серед іншого, основні зусилля підписантів будуть зосереджені на вивченніможливостей використання інформаційно-аналітичної системи Advanced Practices,розробником якої є INTERNET2.0, для покращення ситуаційної обізнаності, оцінкизагроз, прогнозування кризових ситуацій, реагування та відновлення.</text:p>
      <text:p text:style-name="P4">
Активна робота щодо розбудови спроможностей кібербезпеки у Міноборони триваєпостійно. Так, Фонд цивільних досліджень і розвитку (CRDF Global) у співпраціз Міністерством оборони України, організацією Cyber Diia, компаніямиINTERNET2.0 та Microfocus провели дводенний семінар «Безпека Windows-систем,відповідність NIST-стандартам та виявлення кіберзагроз» для спеціалістіввідділів кібербезпеки українського оборонного відомства.</text:p>
      <text:p text:style-name="P4">
Понад 25 представників Міноборони та Збройних Сил опанували знання щодозапровадження стандартів кібербезпеки NIST, принципів мережевої та Інтернет-безпеки, керування оновленнями програмного забезпечення, використанняпрограмного забезпечення для збору та управління подіями кібербезпеки (ELKStack, IBM qRadar тощо) для виявлення та протидії ворожим кібератакам.</text:p>
      <text:p text:style-name="P4">
Оскільки у час війни в нашій державі повномасштабні бої відбуваються не лише уфізичному, а й віртуальному просторі, нові знання фахівців оборонноговідомства у сфері кібербезпеки безумовно стануть в нагоді для надійногозахисту їх конфіденційних даних та безпечного користування Інтернет-мережею.</text:p>
      <text:p text:style-name="P4">
Source: <text:a xlink:type="simple" xlink:href="https://armyinform.com.ua/2023/04/27/pidpysano-memorandum-pro-spivpraczyu-u-sferah-zvyazku-ta-informatyzacziyi-mizh-minoborony-ukrayiny-ta-kompaniyeyu-internet2-0/" text:style-name="Internet_20_link" text:visited-style-name="Visited_20_Internet_20_Link">
https://armyinform.com.ua/2023/04/27/pidpysano-memorandum-pro-spivpraczyu-u-sferah-zvyazku-ta-informatyzacziyi-mizh-minoborony-ukrayiny-ta-kompaniyeyu-internet2-0/</text:a>
</text:p>
      <!--NEWS-->
      <text:h text:style-name="P10" text:outline-level="1">
<text:span text:style-name="T4">
Міжнародний кримінальний суд та Європол розширюють співробітництво, зокрема — у розслідуванні воєнних злочинів в Україні</text:span>
</text:h>
      <text:p text:style-name="P4">
Author: ['АРМІЯINFORM']</text:p>
      <text:p text:style-name="P4">
Time: 2023-04-27T66:00:00-04:00</text:p>
      <text:p text:style-name="P4">
Description: Президент Міжнародного кримінального суду (МКС) Пьотр Гофманський та виконавча директор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ks_yevropol.jpg" text:style-name="Internet_20_link" text:visited-style-name="Visited_20_Internet_20_Link">
mks_yevropol.jpg</text:a>
']</text:p>
      <text:p text:style-name="P4">
Tags: ['STOPRUSSIA', 'АГРЕСІЯ РФ', 'ВОЄННІ ЗЛОЧИНИ ЗС РФ', 'ЄВРОПОЛ', 'МІЖНАРОДНИЙ КРИМІНАЛЬНИЙ СУД']</text:p>
      <text:p text:style-name="P4">
Category: News</text:p>
      <!--METADATA-->
      <text:p text:style-name="P4">
<draw:frame draw:style-name="fr1" draw:name="Image397" text:anchor-type="as-char" svg:width="6.9236in" svg:height="3.894525in" draw:z-index="0">
<draw:image xlink:href="../Images/AРМІЯINFORM/2023-04-27T66-00-00-04-00/mks_yevropol.jpg" xlink:type="simple" xlink:show="embed" xlink:actuate="onLoad" draw:mime-type="image/jpeg"/>
</draw:frame>
</text:p>
      <text:p text:style-name="P4">
Президент Міжнародного кримінального суду (МКС) Пьотр Гофманський та виконавчадиректорка Агентства Європейського Союзу з питань співробітництваправоохоронних органів (Європол) Катрін Де Болле уклали в штаб-квартиріЄврополу в Гаазі робочу угоду. Домовленість забезпечує правову основу длявстановлення відносин співпраці між МКС та Європолом, аби обидві інституціїзміцнювали співпрацю та заохочували обмін інформацією, знаннями, досвідом тазнаннями.</text:p>
      <text:p text:style-name="P4">
Про це <text:a xlink:type="simple" xlink:href="https://www.icc-cpi.int/news/icc-and-europol-conclude-working-arrangement-enhance-cooperation" text:style-name="Internet_20_link" text:visited-style-name="Visited_20_Internet_20_Link">
повідомляє</text:a>
 пресслужба Міжнародного кримінальногосуду.</text:p>
      <text:p text:style-name="P4">
«Укладання цієї робочої домовленості є важливим кроком вперед для міжнароднихзусиль із притягнення до відповідальності винних у деяких з найгірших злочиніву світі. У Європолі військові злочини, злочини проти людяності та геноцид єчастиною мандату з 2017 року. Ми отримали матеріали про військові злочиниз-понад 20 різних зон конфлікту, таких як Сирія, Ірак, Лівія та нещодавноУкраїна. Цей новий рівень співпраці з МКС дозволить більш ефективно реагуватина основні міжнародні злочини, коли всі відповідні суб’єкти будуть працюватиразом і обмінюватися інформацією та ресурсами, щоб покласти край безкарності»,— сказала виконавча директорка Європолу Кетрін Де Болле.</text:p>
      <text:p text:style-name="P4">
МКС є першим постійно діючим міжнародним кримінальним судом на основідоговорів, створеним для того, щоб допомогти покласти край безкарності осіб,які вчинили найсерйозніші злочини, що викликають стурбованість міжнародноїспільноти, а саме військові злочини, злочини проти людяності, геноцид і злочинагресії.</text:p>
      <text:p text:style-name="P4">
«Я з нетерпінням чекаю на поглиблену співпрацю та взаємодію, яківідбуватимуться в рамках цієї робочої домовленості. Експертиза таспеціалізовані знання Європолу є провідними у світі, і МКС пощастилоскористатися ними. Я впевнений, що зміцнення відносин між МКС і Європолом можепосилити спроможність обох наших організацій виконувати відповідні мандати,спрямовані на те, щоб серйозні злочини не залишалися безкарними», — зазначивпрезидент МКС Пьотр Хофманський.</text:p>
      <text:p text:style-name="P4">
Source: <text:a xlink:type="simple" xlink:href="https://armyinform.com.ua/2023/04/27/mizhnarodnyj-kryminalnyj-sud-ta-yevropol-rozshyryuyut-spivrobitnycztvo-zokrema-u-rozsliduvanni-voyennyh-zlochyniv-v-ukrayini/" text:style-name="Internet_20_link" text:visited-style-name="Visited_20_Internet_20_Link">
https://armyinform.com.ua/2023/04/27/mizhnarodnyj-kryminalnyj-sud-ta-yevropol-rozshyryuyut-spivrobitnycztvo-zokrema-u-rozsliduvanni-voyennyh-zlochyniv-v-ukrayini/</text:a>
</text:p>
      <!--NEWS-->
      <text:h text:style-name="P10" text:outline-level="1">
<text:span text:style-name="T4">
Військові частини участі у процесах обміну полоненими не беруть — Координаційний штаб</text:span>
</text:h>
      <text:p text:style-name="P4">
Author: ['АРМІЯINFORM']</text:p>
      <text:p text:style-name="P4">
Time: 2023-04-27T67:00:00-04:00</text:p>
      <text:p text:style-name="P4">
Description: У Координаційному штабі відбулася зустріч з родинами полонених і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4a1d8eb-8647-41da-b243-480e3089982b.jpg" text:style-name="Internet_20_link" text:visited-style-name="Visited_20_Internet_20_Link">
d4a1d8eb-8647-41da-b243-480e3089982b.jpg</text:a>
']</text:p>
      <text:p text:style-name="P4">
Tags: ['АГРЕСІЯ РФ', 'КООРДИНАЦІЙНИЙ ШТАБ З ПИТАНЬ ПОВОДЖЕННЯ З ВІЙСЬКОВОПОЛОНЕНИМИ', 'ОБМІН ПОЛОНЕНИМИ']</text:p>
      <text:p text:style-name="P4">
Category: News</text:p>
      <!--METADATA-->
      <text:p text:style-name="P4">
<draw:frame draw:style-name="fr1" draw:name="Image398" text:anchor-type="as-char" svg:width="6.9236in" svg:height="3.790671in" draw:z-index="0">
<draw:image xlink:href="../Images/AРМІЯINFORM/2023-04-27T67-00-00-04-00/d4a1d8eb-8647-41da-b243-480e3089982b.jpg" xlink:type="simple" xlink:show="embed" xlink:actuate="onLoad" draw:mime-type="image/jpeg"/>
</draw:frame>
</text:p>
      <text:p text:style-name="P4">
У Координаційному штабі відбулася зустріч з родинами полонених і зниклихбезвісти прикордонників Маріупольського загону морської охорони.</text:p>
      <text:p text:style-name="P4">
Про це <text:a xlink:type="simple" xlink:href="https://t.me/Koord_shtab/920" text:style-name="Internet_20_link" text:visited-style-name="Visited_20_Internet_20_Link">
повідомляє</text:a>
 Координаційний штаб з питаньповодження з військовополоненими.</text:p>
      <text:p text:style-name="P4">
Участь в заході взяли представники Координаційного штабу, Офісу УповноваженогоВерховної Ради України з прав людини та керівного складу АдміністраціїДержавної прикордонної служби України (АДПСУ).</text:p>
      <text:p text:style-name="P4">
Представник АДПСУ запевнив, що усю необхідну інформацію, яка стосуєтьсяполонених і зниклих безвісти захисників, військові частини надають довідповідних органів, зокрема, до Координаційного штабу й Національногоінформаційного бюро (НІБ). Проте впливу на процеси обміну частини не мають іучасті в них не беруть. Слід зазначити, що надані родичами й військовоючастиною відомості обліковуються в єдиному реєстрі НІБ.</text:p>
      <text:p text:style-name="P4">
Окремі питання стосувалися інформації про умови утримання військовополонених уросійській федерації і на тимчасово окупованих українських територіях.Представник Штабу звернув увагу, що моніторити такі місця несвободи повинніпредставники Міжнародного комітету Червоного Хреста (МКЧХ). Під часвідвідування місць утримань, вони повинні фіксувати, зокрема, стан здоров’яполонених і умови їхнього утримання. Проте країна-агресорка надає такий доступМКЧХ украй рідко, що є прямим порушенням Женевських конвенцій.</text:p>
      <text:p text:style-name="P4">
Зі свого боку представник Офісу Уповноваженого Верховної Ради України з правлюдини додав, що Україна дотримується усіх взятих на себе зобов’язань уставленні до військовополонених, як того вимагають норми міжнародногогуманітарного права.</text:p>
      <text:p text:style-name="P4">
Також він закликав родичів бути уважними та критично ставитися до інформаціїпро полонених військовослужбовців, яка надходить з неперевірених джерел.</text:p>
      <text:p text:style-name="P4">
Source: <text:a xlink:type="simple" xlink:href="https://armyinform.com.ua/2023/04/27/vijskovi-chastyny-uchasti-u-proczesah-obminu-polonenymy-ne-berut-koordynaczijnyj-shtab/" text:style-name="Internet_20_link" text:visited-style-name="Visited_20_Internet_20_Link">
https://armyinform.com.ua/2023/04/27/vijskovi-chastyny-uchasti-u-proczesah-obminu-polonenymy-ne-berut-koordynaczijnyj-shtab/</text:a>
</text:p>
      <!--NEWS-->
      <text:h text:style-name="P10" text:outline-level="1">
<text:span text:style-name="T4">
Армія рф вдарила по Сумщині, зафіксовано 60 прильотів</text:span>
</text:h>
      <text:p text:style-name="P4">
Author: ['АРМІЯINFORM']</text:p>
      <text:p text:style-name="P4">
Time: 2023-04-27T68:00:00-04:00</text:p>
      <text:p text:style-name="P4">
Description: Сьогодні війська росармії обстріляли прикордоння Сумщини ще 8 разів. Застосов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bstrilyaly-1.jpg" text:style-name="Internet_20_link" text:visited-style-name="Visited_20_Internet_20_Link">
obstrilyaly-1.jpg</text:a>
']</text:p>
      <text:p text:style-name="P4">
Tags: ['STOPRUSSIA', 'ВОРОЖІ ОБСТРІЛИ', 'ОК «ПІВНІЧ»']</text:p>
      <text:p text:style-name="P4">
Category: News</text:p>
      <!--METADATA-->
      <text:p text:style-name="P4">
<draw:frame draw:style-name="fr1" draw:name="Image399" text:anchor-type="as-char" svg:width="6.9236in" svg:height="4.620443in" draw:z-index="0">
<draw:image xlink:href="../Images/AРМІЯINFORM/2023-04-27T68-00-00-04-00/obstrilyaly-1.jpg" xlink:type="simple" xlink:show="embed" xlink:actuate="onLoad" draw:mime-type="image/jpeg"/>
</draw:frame>
</text:p>
      <text:p text:style-name="P4">
Сьогодні війська росармії обстріляли прикордоння Сумщини ще 8 разів.Застосовували міномети, артилерію та ракети з гелікоптера.</text:p>
      <text:p text:style-name="P4">
Про це<text:a xlink:type="simple" xlink:href="https://m.facebook.com/story.php" text:style-name="Internet_20_link" text:visited-style-name="Visited_20_Internet_20_Link">
повідомляє</text:a>
Оперативне командування «Північ».</text:p>
      <text:p text:style-name="P4">
З 06:53 до 07:06 зафіксовано 20 приходів, ймовірно пуски ракет з гелікоптера,по населеному пункту Середина-Буда. Унаслідок обстрілу одна цивільна особаотримала поранення нижніх кінцівок.</text:p>
      <text:p text:style-name="P4">
Також росіяни зі ствольної артилерії та міномету обстріляли Бачівськ,Кучерівку та Українське, зафіксовано по 5 приходів.</text:p>
      <text:p text:style-name="P4">
«З 09:20 до 10:15 зафіксовано 13 приходів, ймовірно з міномету 120 мм, врайоні населеного пункту Нова Гута», — йдеться у повідомленні.</text:p>
      <text:p text:style-name="P4">
З міномету ворог обстріляв Товстодубове, Баранівку та Нововасилівку,зафіксовано по 4 приходи.</text:p>
      <text:p text:style-name="P4">
В ОК «Північ» додали, що про втрати серед місцевого населення чи пошкодженняцивільної інфраструктури інформація не надходила.</text:p>
      <text:p text:style-name="P4">
Як повідомлялося, вночі рф<text:a xlink:type="simple" xlink:href="https://armyinform.com.ua/2023/04/27/u-rezultati-nichnoyi-ataky-zs-rf-v-mykolayevi-poshkodzheno-blyzko-40-budynkiv/" text:style-name="Internet_20_link" text:visited-style-name="Visited_20_Internet_20_Link">
обстріляли</text:a>
 Миколаїв, у результатіатаки пошкоджено майже 40 будинків.</text:p>
      <text:p text:style-name="P4">
Source: <text:a xlink:type="simple" xlink:href="https://armyinform.com.ua/2023/04/27/armiya-rf-vdaryla-po-sumshhyni-zafiksovano-60-pryhodiv/" text:style-name="Internet_20_link" text:visited-style-name="Visited_20_Internet_20_Link">
https://armyinform.com.ua/2023/04/27/armiya-rf-vdaryla-po-sumshhyni-zafiksovano-60-pryhodiv/</text:a>
</text:p>
      <!--NEWS-->
      <text:h text:style-name="P10" text:outline-level="1">
<text:span text:style-name="T4">
Категоричне «ні» спробам відбудови російської імперії — Декларація країн «Бухарестської дев’ятки»</text:span>
</text:h>
      <text:p text:style-name="P4">
Author: ['АРМІЯINFORM']</text:p>
      <text:p text:style-name="P4">
Time: 2023-04-27T69:00:00-04:00</text:p>
      <text:p text:style-name="P4">
Description: У середу в польській столиці відбулося засідання «Бухарестської дев’ятки» (B9) — зібр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9.jpg" text:style-name="Internet_20_link" text:visited-style-name="Visited_20_Internet_20_Link">
b9.jpg</text:a>
']</text:p>
      <text:p text:style-name="P4">
Tags: ['B9', 'АГРЕСІЯ РФ', 'БУХАРЕСТСЬКА ДЕВ’ЯТКА', 'ВТОРГНЕННЯ РФ', 'МАРІУШ БЛАЩАК', 'ПОЛЬЩА']</text:p>
      <text:p text:style-name="P4">
Category: News</text:p>
      <!--METADATA-->
      <text:p text:style-name="P4">
<draw:frame draw:style-name="fr1" draw:name="Image400" text:anchor-type="as-char" svg:width="6.9236in" svg:height="3.894525in" draw:z-index="0">
<draw:image xlink:href="../Images/AРМІЯINFORM/2023-04-27T69-00-00-04-00/b9.jpg" xlink:type="simple" xlink:show="embed" xlink:actuate="onLoad" draw:mime-type="image/jpeg"/>
</draw:frame>
</text:p>
      <text:p text:style-name="P4">
У середу в польській столиці відбулося засідання «Бухарестської дев’ятки» (B9)— зібрання міністрів оборони Польщі, Румунії, Болгарії, Чехії, Естонії, Литви,Латвії, Словаччини та Угорщини. Очільники оборонних відомств зазначених країнодностайно висловили солідарність з Україною, яка бореться з російськоюагресією.</text:p>
      <text:p text:style-name="P4">
Про це <text:a xlink:type="simple" xlink:href="https://www.gov.pl/web/obrona-narodowa/bukaresztanska-dziewiatka-solidarna-w-dzialaniach-na-rzecz-wzmacniania-bezpieczenstwa" text:style-name="Internet_20_link" text:visited-style-name="Visited_20_Internet_20_Link">
повідомляє</text:a>
пресслужба польського Міністерства національної оборони.</text:p>
      <text:p text:style-name="P4">
«Міністри оборони «Бухарестської дев'ятки» зайняли позицію, в якій виступаютьпроти спроб відбудувати російську імперію. Прийняття спільної позиціїміністрів свідчить про нашу єдність і нашу солідарність у протидії спробамвідбудови російської імперії. Це свідчить про нашу єдність і солідарність,коли йдеться про зміцнення безпеки на східному фланзі Північноатлантичногоальянсу», — сказав міністр національної оборони Польщі Маріуш Блащак післязустрічі «Бухарестської дев’ятки».</text:p>
      <text:p text:style-name="P4">
Під час зустрічі міністри обговорили поточний порядок денний Спільної політикибезпеки та оборони ЄС, а також підтримку НАТО та ЄС для консолідаціїобороноздатності Молдови, Грузії та Боснії та Герцеговини, які піддаютьсядестабілізуючим діям росії.</text:p>
      <text:p text:style-name="P4">
Учасники зустрічі також обговорили питання підготовки до липневого<text:a xlink:type="simple" xlink:href="https://armyinform.com.ua/2022/11/09/nastupnyj-samit-nato-vidbudetsya-vlitku-2023-roku-v-lytvi/" text:style-name="Internet_20_link" text:visited-style-name="Visited_20_Internet_20_Link">
саміту</text:a>
 Північноатлантичного альянсу уВільнюсі, процес подальшого зміцнення, розбудови оперативної сумісності,стримування та оборони НАТО та безпеки його східного флангу.</text:p>
      <text:p text:style-name="P4">
Під час зустрічі також обговорювалася ситуація з міжнародною безпекою в умовахвійни росії проти України, а також підтримка української сторони міжнародноюспільнотою, зокрема НАТО та ЄС, провідну роль у допомозі відіграють середіншого країни B9.</text:p>
      <text:p text:style-name="P4">
«Сьогодні Україна переживає російську агресію. Спільні дії є ключовими длятого, щоб перемогти неоімперські загрози. Минуло 14 місяців післянеспровокованої та невиправданої агресії росії проти України, яка зруйнувалаоснови безпеки в Європі. Ми повинні продовжувати підтримувати Україну тадопомагати їй виграти цю війну. Ми повинні гарантувати її безпеку на рокивперед», — наголосив Маріуш Блащак.</text:p>
      <text:p text:style-name="P4">
Source: <text:a xlink:type="simple" xlink:href="https://armyinform.com.ua/2023/04/27/kategorychne-ni-sprobam-vidbudovy-rosijskoyi-imperiyi-deklaracziya-krayin-buharestskoyi-devyatky/" text:style-name="Internet_20_link" text:visited-style-name="Visited_20_Internet_20_Link">
https://armyinform.com.ua/2023/04/27/kategorychne-ni-sprobam-vidbudovy-rosijskoyi-imperiyi-deklaracziya-krayin-buharestskoyi-devyatky/</text:a>
</text:p>
      <!--NEWS-->
      <text:h text:style-name="P10" text:outline-level="1">
<text:span text:style-name="T4">
Понад 100 тисяч злочинів рф задокументував Офіс Генерального прокурора</text:span>
</text:h>
      <text:p text:style-name="P4">
Author: ['АРМІЯINFORM']</text:p>
      <text:p text:style-name="P4">
Time: 2023-04-27T70: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5.jpg" text:style-name="Internet_20_link" text:visited-style-name="Visited_20_Internet_20_Link">
1-95.jpg</text:a>
', '<text:a xlink:type="simple" xlink:href="https://armyinform.com.ua/wp-content/uploads/2023/04/2-81.jpg" text:style-name="Internet_20_link" text:visited-style-name="Visited_20_Internet_20_Link">
2-81.jpg</text:a>
']</text:p>
      <text:p text:style-name="P4">
Tags: ['ВОЄННІ ЗЛОЧИНИ РФ', 'ОФІС ГЕНЕРАЛЬНОГО ПРОКУРОРА УКРАЇНИ']</text:p>
      <text:p text:style-name="P4">
Category: News</text:p>
      <!--METADATA-->
      <text:p text:style-name="P4">
<draw:frame draw:style-name="fr1" draw:name="Image401" text:anchor-type="as-char" svg:width="6.9236in" svg:height="4.448413in" draw:z-index="0">
<draw:image xlink:href="../Images/AРМІЯINFORM/2023-04-27T70-00-00-04-00/1-95.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27 квітня зареєстровано:</text:p>
      <ul>
        <li>
83 113 воєнних злочинів,  * 17 086 злочинів проти національної безпеки України.</li>
      </ul>
      <text:p text:style-name="P4">
Крім того, за офіційними даними ювенальних прокурорів, 1421 дитина постраждалавнаслідок агресії рф, з них:</text:p>
      <ul>
        <li>
470 — дітей загинули,  * 951 — дитина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402" text:anchor-type="as-char" svg:width="6.9236in" svg:height="4.448413in" draw:z-index="0">
<draw:image xlink:href="../Images/AРМІЯINFORM/2023-04-27T70-00-00-04-00/2-81.jpg" xlink:type="simple" xlink:show="embed" xlink:actuate="onLoad" draw:mime-type="image/jpeg"/>
</draw:frame>
</text:p>
      <text:p text:style-name="P4">
Source: <text:a xlink:type="simple" xlink:href="https://armyinform.com.ua/2023/04/27/ponad-100-tysyach-zlochyniv-rf-zadokumentuvav-ofis-generalnogo-prokurora/" text:style-name="Internet_20_link" text:visited-style-name="Visited_20_Internet_20_Link">
https://armyinform.com.ua/2023/04/27/ponad-100-tysyach-zlochyniv-rf-zadokumentuvav-ofis-generalnogo-prokurora/</text:a>
</text:p>
      <!--NEWS-->
      <text:h text:style-name="P10" text:outline-level="1">
<text:span text:style-name="T4">
Країни-партнери НАТО підготували та спорядили понад дев’ять українських бронетанкових бригад</text:span>
</text:h>
      <text:p text:style-name="P4">
Author: ['АРМІЯINFORM']</text:p>
      <text:p text:style-name="P4">
Time: 2023-04-27T71:00:00-04:00</text:p>
      <text:p text:style-name="P4">
Description: Генеральний секретар НАТО Єнс Столтенберг повідомив, що країни-партнери Альян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ltenberg-1-1.jpg" text:style-name="Internet_20_link" text:visited-style-name="Visited_20_Internet_20_Link">
stoltenberg-1-1.jpg</text:a>
']</text:p>
      <text:p text:style-name="P4">
Tags: ['STOPRUSSIA', 'АГРЕСІЯ РФ', 'ЄНС СТОЛТЕНБЕРГ', 'НАТО', 'ПІДГОТОВКА ВІЙСЬКОВОСЛУЖБОВЦІВ']</text:p>
      <text:p text:style-name="P4">
Category: News</text:p>
      <!--METADATA-->
      <text:p text:style-name="P4">
<draw:frame draw:style-name="fr1" draw:name="Image403" text:anchor-type="as-char" svg:width="6.9236in" svg:height="3.894525in" draw:z-index="0">
<draw:image xlink:href="../Images/AРМІЯINFORM/2023-04-27T71-00-00-04-00/stoltenberg-1-1.jpg" xlink:type="simple" xlink:show="embed" xlink:actuate="onLoad" draw:mime-type="image/jpeg"/>
</draw:frame>
</text:p>
      <text:p text:style-name="P4">
Генеральний секретар НАТО Єнс Столтенберг повідомив, що країни-партнериАльянсу «підготували та спорядили більше дев’яти нових українськихбронетанкових бригад».</text:p>
      <text:p text:style-name="P4">
Про це йдеться у<text:a xlink:type="simple" xlink:href="https://www.nato.int/cps/en/natohq/news_214223.htm" text:style-name="Internet_20_link" text:visited-style-name="Visited_20_Internet_20_Link">
повідомленні</text:a>
пресслужби НАТО.</text:p>
      <text:p text:style-name="P4">
«Понад 98 відсотків бойових машин, обіцяних Україні, вже поставлено. Цеозначає понад 1550 броньованих машин, 230 танків та іншої техніки, включаючивеличезну кількість боєприпасів. Це дасть Україні сильну позицію, абипродовжувати відвоювати окуповані території», — зазначив Єнс Столтенберг підчас зустрічі з прем’єр-міністром Люксембургу Ксав’є Бетелем в штаб-квартиріНАТО.</text:p>
      <text:p text:style-name="P4">
Він додав, що через Контактну групу ( <text:span text:style-name="T5">
з питань оборони України у форматі«Рамштайн»</text:span>
 <text:span text:style-name="T5">
—</text:span>
 <text:span text:style-name="T5">
ред.</text:span>
 ) на чолі зі Сполученими Штатами союзники по НАТО тапартнери надали безпрецедентну підтримку Україні.</text:p>
      <text:p text:style-name="P4">
Генеральний секретар НАТО підкреслив, що партнери надають Україні терміновупідтримку, включаючи медичне забезпечення, мобільні супутникові системи тапонтонні мости.</text:p>
      <text:p text:style-name="P4">
Крім того, на <text:a xlink:type="simple" xlink:href="https://armyinform.com.ua/2022/11/09/nastupnyj-samit-nato-vidbudetsya-vlitku-2023-roku-v-lytvi/" text:style-name="Internet_20_link" text:visited-style-name="Visited_20_Internet_20_Link">
Вільнюськомусаміті</text:a>
 НАТО планує активізувати для України багаторічнупрограму підтримки.</text:p>
      <text:p text:style-name="P4">
Source: <text:a xlink:type="simple" xlink:href="https://armyinform.com.ua/2023/04/27/krayiny-partnery-nato-pidgotuvaly-ta-sporyadyly-ponad-devyat-ukrayinskyh-bronetankovyh-brygad/" text:style-name="Internet_20_link" text:visited-style-name="Visited_20_Internet_20_Link">
https://armyinform.com.ua/2023/04/27/krayiny-partnery-nato-pidgotuvaly-ta-sporyadyly-ponad-devyat-ukrayinskyh-bronetankovyh-brygad/</text:a>
</text:p>
      <!--NEWS-->
      <text:h text:style-name="P10" text:outline-level="1">
<text:span text:style-name="T4">
Заява пресслужби Міністерства оборони України</text:span>
</text:h>
      <text:p text:style-name="P4">
Author: ['АРМІЯINFORM']</text:p>
      <text:p text:style-name="P4">
Time: 2023-04-27T72:00:00-04:00</text:p>
      <text:p text:style-name="P4">
Description: У медіа поширюються матеріали з порівнянням цін на закупівлю продуктів харчування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4e24c0c34abaa7894cc2baa1584615428a0ac9c-e1682600690819.jpeg" text:style-name="Internet_20_link" text:visited-style-name="Visited_20_Internet_20_Link">
84e24c0c34abaa7894cc2baa1584615428a0ac9c-e1682600690819.jpeg</text:a>
']</text:p>
      <text:p text:style-name="P4">
Tags: ['МІНІСТЕРСТВО ОБОРОНИ УКРАЇНИ']</text:p>
      <text:p text:style-name="P4">
Category: News</text:p>
      <!--METADATA-->
      <text:p text:style-name="P4">
<draw:frame draw:style-name="fr1" draw:name="Image404" text:anchor-type="as-char" svg:width="6.9236in" svg:height="4.513161in" draw:z-index="0">
<draw:image xlink:href="../Images/AРМІЯINFORM/2023-04-27T72-00-00-04-00/84e24c0c34abaa7894cc2baa1584615428a0ac9c-e1682600690819.jpeg" xlink:type="simple" xlink:show="embed" xlink:actuate="onLoad" draw:mime-type="image/jpeg"/>
</draw:frame>
</text:p>
      <text:p text:style-name="P4">
У медіа поширюються матеріали з порівнянням цін на закупівлю продуктівхарчування для Збройних Сил України та окремої військової частини Головногоуправління розвідки Міністерства оборони України.</text:p>
      <text:p text:style-name="P4">
Як <text:a xlink:type="simple" xlink:href="https://www.mil.gov.ua/news/2023/04/27/zayava-pressluzhbi-ministerstva-oboroni-ukraini/" text:style-name="Internet_20_link" text:visited-style-name="Visited_20_Internet_20_Link">
заявили</text:a>
 в Міністерстві оборони України, ця <text:span text:style-name="T4">
інформаціяподається некоректно.</text:span>
</text:p>
      <text:p text:style-name="P4">
<text:span text:style-name="T4">
По-друге,</text:span>
 наголошуємо вчергове, що для харчового забезпечення Збройних СилУкраїни Міністерство оборони закуповує КОМПЛЕКСНУ ПОСЛУГУ з організаціїхарчування за Каталогом продуктів, ціни на які вже враховують логістику,зокрема, переважно доставку у райони ведення бойових дій. Послуга зорганізації харчування, по суті, це формат «їжа «ходить» завійськовослужбовцем». Ціна послуги з організації харчування одноговійськовослужбовця складає від 137,04 грн до 144,06 грн на добу.</text:p>
      <text:p text:style-name="P4">
<text:span text:style-name="T4">
По-третє,</text:span>
 як правило, особовий склад Головного управління розвідкиМіністерства оборони України під час виконання бойових завдань забезпечуєтьсяхарчуванням за тим же принципом, як і всі військовослужбовці ЗСУ — завдякиукладеним Міноборони договорам щодо послуг з організації харчування.</text:p>
      <text:p text:style-name="P4">
Також нагадуємо, що Міністерство оборони України продовжує пошук рішень,направлених на забезпечення прозорих процедур закупок та ефективних моделейорганізації харчування Збройних Сил України. Відтак, у першій половині квітнякерівництво Міноборони провело зустріч з представниками великих торговельнихмереж «КОЛО», «АТБ-Маркет», «ВАРУС», «АШАН», «СІЛЬПО» (Fozzy Group) з метоюдолучити великих рітейлерів до процесу організації і безперебійногозабезпечення харчуванням військовослужбовців.</text:p>
      <text:p text:style-name="P4">
Представники мереж наголосили, що при наявних вимогах забезпечення логістикипродуктів — а саме за принципом гарантування доставки продуктів до частин приїх постійній передислокації, — є занадто ризикованим процесом для мережевогобізнесу при визначених цінах послуг з організації харчування одноговійськовослужбовця на добу згідно з Каталогом (137,04-144,06 грн).</text:p>
      <text:p text:style-name="P4">
<text:span text:style-name="T4">
Наголошуємо:</text:span>
 для Збройних Сил України не закуповуються окремо продукти.Ціна у договорах враховує, зокрема: приймання, зберігання, переміщення,освіження запасів продовольства, видачу продуктів харчування, їх облік та іншізаходи, згідно з заявками командирів військових частин у визначених місцях.Ціни договорів, а також додатки до них були оприлюднені Міноборони ще двамісяці тому — 28 лютого.</text:p>
      <text:p text:style-name="P4">
Детально з ними можна ознайомитись за<text:a xlink:type="simple" xlink:href="https://www.mil.gov.ua/news/2023/02/28/statement-of-the-press-service-mdu/" text:style-name="Internet_20_link" text:visited-style-name="Visited_20_Internet_20_Link">
посиланням</text:a>
.</text:p>
      <text:p text:style-name="P4">
Також закликаємо, у разі якщо ви бачите ознаки корупційних проявів у секторіоборони, повідомляйте про можливі порушення до Департаменту з питаньзапобігання та виявлення корупції;</text:p>
      <text:p text:style-name="P4">
Спеціальна телефонна лінія: +38 044 271 39 86  Електронна пошта: <text:a xlink:type="simple" xlink:href="https://armyinform.com.ua/cdn-cgi/l/email-protection" text:style-name="Internet_20_link" text:visited-style-name="Visited_20_Internet_20_Link">
[email protected]</text:a>
</text:p>
      <text:p text:style-name="P4">
Детальна інформація за <text:a xlink:type="simple" xlink:href="https://www.mil.gov.ua/ne-bud-bajduzhim-–-povidom-pro-korupcziyu.html" text:style-name="Internet_20_link" text:visited-style-name="Visited_20_Internet_20_Link">
посиланням</text:a>
.</text:p>
      <text:p text:style-name="P4">
Source: <text:a xlink:type="simple" xlink:href="https://armyinform.com.ua/2023/04/27/zayava-pressluzhby-ministerstva-oborony-ukrayiny/" text:style-name="Internet_20_link" text:visited-style-name="Visited_20_Internet_20_Link">
https://armyinform.com.ua/2023/04/27/zayava-pressluzhby-ministerstva-oborony-ukrayiny/</text:a>
</text:p>
      <!--NEWS-->
      <text:h text:style-name="P10" text:outline-level="1">
<text:span text:style-name="T4">
Українські діти заслуговують на майбутнє без осколків і бункерів — заява Британії в ОБСЄ</text:span>
</text:h>
      <text:p text:style-name="P4">
Author: ['АРМІЯINFORM']</text:p>
      <text:p text:style-name="P4">
Time: 2023-04-27T73:00:00-04:00</text:p>
      <text:p text:style-name="P4">
Description: Безглузда війна росії перевернула життя українських дітей. Фізичні наслідки ць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2.jpg" text:style-name="Internet_20_link" text:visited-style-name="Visited_20_Internet_20_Link">
war-2.jpg</text:a>
']</text:p>
      <text:p text:style-name="P4">
Tags: ['STOPRUSSIA', 'АГРЕСІЯ РФ', 'ВЕЛИКА БРИТАНІЯ', 'ДІТИ УКРАЇНИ', 'НІЛ БУШ', 'ОБСЄ']</text:p>
      <text:p text:style-name="P4">
Category: News</text:p>
      <!--METADATA-->
      <text:p text:style-name="P4">
<draw:frame draw:style-name="fr1" draw:name="Image405" text:anchor-type="as-char" svg:width="6.9236in" svg:height="3.894525in" draw:z-index="0">
<draw:image xlink:href="../Images/AРМІЯINFORM/2023-04-27T73-00-00-04-00/war-2.jpg" xlink:type="simple" xlink:show="embed" xlink:actuate="onLoad" draw:mime-type="image/jpeg"/>
</draw:frame>
</text:p>
      <text:p text:style-name="P4">
Безглузда війна росії перевернула життя українських дітей. Фізичні наслідкицього вторгнення непростимі: щодня в середньому гинуть або отримують пораненнячетверо дітей.</text:p>
      <text:p text:style-name="P4">
Про це йдеться у <text:a xlink:type="simple" xlink:href="https://www.gov.uk/government/speeches/ukrainian-children-deserve-a-future-that-does-not-involve-shrapnel-bunkers-and-armed-checkpoints-uk-statement-to-the-osce" text:style-name="Internet_20_link" text:visited-style-name="Visited_20_Internet_20_Link">
заяві</text:a>
 глави делегації Великої Британії в ОБСЄНіла Буша.</text:p>
      <text:p text:style-name="P4">
«Моя заява буде зосереджена на тривалому психологічному впливі російськоївійни на українських дітей, посиленому переміщенням, порушенням процесу освітита розвитку дітей, а також жахливими порушеннями прав людини. Під стійкістю тамужністю цих дітей ховаються глибокі та довготривалі шрами травм», — йдеться узаяві офіційного представника Британії в ОБСЄ.</text:p>
      <text:p text:style-name="P4">
російська війна призвела до переміщення близько 3,5 мільйонів українськихдітей. Сім’ї були розірвані, оскільки батьки зіткнулися з непростим рішеннямвідправити своїх дітей у безпечне місце, поки вони залишаються в районібойових дій. В інших дітей забрали.</text:p>
      <text:p text:style-name="P4">
«Розлука з батьками є формою травми, яка наражає цих дітей на більший ризикрозвитку психологічних проблем. Діти, які зазнали тривалої розлуки з батькамита родиною, часто відчувають сильний страх, паніку, горе, депресію,безпорадність і безнадійність — почуття, які не варто очікувати від дитини.Організація Save the Children повідомила, що в середньому діти провели вбункерах понад 900 годин. 900 годин, які діти мали витратити на навчання, грута спілкування. Коли діти виходять із цих бункерів, багато хто стикається зруйнуванням їхніх шкіл, дитячих садків та ігрових майданчиків. А об’єкти, якідосі стоять, батьки сприймають уже не як безпечні місця, а як місцяпотенційної загрози російського ракетного обстрілу», — наголошує Ніл Буш.</text:p>
      <text:p text:style-name="P4">
За його словами, незважаючи на засудження з боку міжнародної спільноти, кремльне виявляє жодного каяття та співчуття до страждань, які вони заподіяли.</text:p>
      <text:p text:style-name="P4">
«Українські діти заслуговують на майбутнє без осколків, бункерів і озброєнихблокпостів. Сполучене Королівство зробить усе можливе, щоб підтримати Українув захисті її Батьківщини та захистити майбутнє її молодого покоління», —резюмував Ніл Буш.</text:p>
      <text:p text:style-name="P4">
Source: <text:a xlink:type="simple" xlink:href="https://armyinform.com.ua/2023/04/27/ukrayinski-dity-zaslugovuyut-na-majbutnye-bez-oskolkiv-i-bunkeriv-zayava-brytaniyi-v-obsye/" text:style-name="Internet_20_link" text:visited-style-name="Visited_20_Internet_20_Link">
https://armyinform.com.ua/2023/04/27/ukrayinski-dity-zaslugovuyut-na-majbutnye-bez-oskolkiv-i-bunkeriv-zayava-brytaniyi-v-obsye/</text:a>
</text:p>
      <!--NEWS-->
      <text:h text:style-name="P10" text:outline-level="1">
<text:span text:style-name="T4">
Інформація про місце утримання військовополоненого не впливає на швидкість обміну — Координаційний штаб</text:span>
</text:h>
      <text:p text:style-name="P4">
Author: ['АРМІЯINFORM']</text:p>
      <text:p text:style-name="P4">
Time: 2023-04-27T74:00:00-04:00</text:p>
      <text:p text:style-name="P4">
Description: Інформація про місце утримання зазвичай не впливає на швидкість обміну полон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934968724136243290_w.jpg" text:style-name="Internet_20_link" text:visited-style-name="Visited_20_Internet_20_Link">
photo_5934968724136243290_w.jpg</text:a>
']</text:p>
      <text:p text:style-name="P4">
Tags: ['ВИЗВОЛЕННЯ З ПОЛОНУ', 'ДОСТУП ДО ПОЛОНЕНИХ', 'КООРДИНАЦІЙНИЙ ШТАБ З ПИТАНЬ ПОВОДЖЕННЯ З ВІЙСЬКОВОПОЛОНЕНИМИ']</text:p>
      <text:p text:style-name="P4">
Category: News</text:p>
      <!--METADATA-->
      <text:p text:style-name="P4">
<draw:frame draw:style-name="fr1" draw:name="Image406" text:anchor-type="as-char" svg:width="6.9236in" svg:height="4.615733in" draw:z-index="0">
<draw:image xlink:href="../Images/AРМІЯINFORM/2023-04-27T74-00-00-04-00/photo_5934968724136243290_w.jpg" xlink:type="simple" xlink:show="embed" xlink:actuate="onLoad" draw:mime-type="image/jpeg"/>
</draw:frame>
</text:p>
      <text:p text:style-name="P4">
Інформація про місце утримання зазвичай не впливає на швидкість обмінуполонених військовослужбовців, часто цю інформацію Координаційний штаб вжедізнається після обміну.</text:p>
      <text:p text:style-name="P4">
Про це <text:a xlink:type="simple" xlink:href="https://t.me/Koord_shtab/924" text:style-name="Internet_20_link" text:visited-style-name="Visited_20_Internet_20_Link">
йшлося</text:a>
 під час зустрічі з родинамивійськовослужбовців окремої єгерської бригади у Координаційному штабі з питаньповодження з військовополоненими.</text:p>
      <text:p text:style-name="P4">
«Наприклад, коли на переговорах домовляються про повернення важкопоранених, точасто дані про те, де їх тримали, дізнаємося після обміну. Або коли євідомості, в якій колонії тримають нашого оборонця, та навіть у якому бараці —це не є гарантією того, що його вдасться забрати найближчим часом», — пояснилиу штабі.</text:p>
      <text:p text:style-name="P4">
Крім того, на зустрічі обговорили збір інформації від тих, хто повернувся зневолі.</text:p>
      <text:p text:style-name="P4">
«Бесіди проводяться майже одразу після звільнення з полону. Оскільки багатозахисників перебувають у неволі тривалий час, тому намагаємося все робитиякомога оперативніше», — зауважив представник штабу.</text:p>
      <text:p text:style-name="P4">
У Координаційному штабі розповіли про деталі проведення службових розслідуваньфактів зникнення безвісти військовослужбовців під час бойових дій.</text:p>
      <text:p text:style-name="P4">
«Не завжди свідчення побратимів бувають достовірними. Навіть якщо вонисвідчать про пряме влучання в бліндаж, але немає тіл зниклих захисників,командир обліковує їх як зниклих безвісти. Бувало, що після таких свідченьлюдину потім знаходили в полоні», — йдеться у повідомленні.</text:p>
      <text:p text:style-name="P4">
Source: <text:a xlink:type="simple" xlink:href="https://armyinform.com.ua/2023/04/27/u-koordynaczijnomu-shtabi-rozpovily-shho-informacziya-pro-miscze-utrymannya-vijskovopolonenogo-ne-vplyvaye-na-shvydkist-obminu/" text:style-name="Internet_20_link" text:visited-style-name="Visited_20_Internet_20_Link">
https://armyinform.com.ua/2023/04/27/u-koordynaczijnomu-shtabi-rozpovily-shho-informacziya-pro-miscze-utrymannya-vijskovopolonenogo-ne-vplyvaye-na-shvydkist-obminu/</text:a>
</text:p>
      <!--NEWS-->
      <text:h text:style-name="P10" text:outline-level="1">
<text:span text:style-name="T4">
Генштаб ЗСУ показав, як українські медики проходять курс тактичної допомоги пораненим у Британії</text:span>
</text:h>
      <text:p text:style-name="P4">
Author: ['АРМІЯINFORM']</text:p>
      <text:p text:style-name="P4">
Time: 2023-04-27T75:00:00-04:00</text:p>
      <text:p text:style-name="P4">
Description: У Великій Британії проходять спеціалізовану бойову медичну підготовку українські медик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652524_901832274228688_2660099791130455635_n-2.jpg" text:style-name="Internet_20_link" text:visited-style-name="Visited_20_Internet_20_Link">
343652524_901832274228688_2660099791130455635_n-2.jpg</text:a>
', '<text:a xlink:type="simple" xlink:href="https://armyinform.com.ua/wp-content/uploads/2023/04/343305126_769388001368668_3346828232403151909_n-1-150x150.jpg" text:style-name="Internet_20_link" text:visited-style-name="Visited_20_Internet_20_Link">
343305126_769388001368668_3346828232403151909_n-1-150x150.jpg</text:a>
', '<text:a xlink:type="simple" xlink:href="https://armyinform.com.ua/wp-content/uploads/2023/04/343649813_761776172083857_7865524978651536346_n-1-150x150.jpg" text:style-name="Internet_20_link" text:visited-style-name="Visited_20_Internet_20_Link">
343649813_761776172083857_7865524978651536346_n-1-150x150.jpg</text:a>
']</text:p>
      <text:p text:style-name="P4">
Tags: ['ГЕНЕРАЛЬНИЙ ШТАБ ЗС УКРАЇНИ', 'КУРС ПІДГОТОВКИ', 'УКРАЇНСЬКІ МЕДИКИ']</text:p>
      <text:p text:style-name="P4">
Category: News</text:p>
      <!--METADATA-->
      <text:p text:style-name="P4">
<draw:frame draw:style-name="fr1" draw:name="Image407" text:anchor-type="as-char" svg:width="6.9236in" svg:height="4.944604in" draw:z-index="0">
<draw:image xlink:href="../Images/AРМІЯINFORM/2023-04-27T75-00-00-04-00/343652524_901832274228688_2660099791130455635_n-2.jpg" xlink:type="simple" xlink:show="embed" xlink:actuate="onLoad" draw:mime-type="image/jpeg"/>
</draw:frame>
</text:p>
      <text:p text:style-name="P4">
У Великій Британії проходять спеціалізовану бойову медичну підготовкуукраїнські медики.</text:p>
      <text:p text:style-name="P4">
Про це<text:a xlink:type="simple" xlink:href="https://www.facebook.com/GeneralStaff.ua/posts/pfbid0XbNLkRkDiehXz6TY3cmtTqXSx8DG6GtPvXaPbFixGpN1AAfp2eta3FZKvQJyuBpjl" text:style-name="Internet_20_link" text:visited-style-name="Visited_20_Internet_20_Link">
повідомляє</text:a>
Генеральний штаб ЗСУ.</text:p>
      <text:p text:style-name="P4">
«Курс тактичної допомоги пораненим у бойових діях – бойовий рятувальник (TCCC-CLS) навчатиме цих відважних медиків надавати критичну допомогу своїмпобратимам та посестрам.</text:p>
      <text:p text:style-name="P4">
Вони також зможуть передати цінні знання та набутий досвід іншимвійськовослужбовцям та військовослужбовицям Збройних Сил України, продовжуючиборотьбу з незаконним вторгненням росії», — йдеться у повідомленні.</text:p>
      <text:p text:style-name="P4">
<text:a xlink:type="simple" xlink:href="https://armyinform.com.ua/wp-content/uploads/2023/04/343305126_769388001368668_3346828232403151909_n-1.jpg" text:style-name="Internet_20_link" text:visited-style-name="Visited_20_Internet_20_Link">
<draw:frame draw:style-name="fr1" draw:name="Image408" text:anchor-type="as-char" svg:width="6.9236in" svg:height="6.9236in" draw:z-index="0">
<draw:image xlink:href="../Images/AРМІЯINFORM/2023-04-27T75-00-00-04-00/343305126_769388001368668_3346828232403151909_n-1-150x150.jpg" xlink:type="simple" xlink:show="embed" xlink:actuate="onLoad" draw:mime-type="image/jpeg"/>
</draw:frame>
</text:a>
</text:p>
      <text:p text:style-name="P4">
<text:a xlink:type="simple" xlink:href="https://armyinform.com.ua/wp-content/uploads/2023/04/343649813_761776172083857_7865524978651536346_n-1.jpg" text:style-name="Internet_20_link" text:visited-style-name="Visited_20_Internet_20_Link">
<draw:frame draw:style-name="fr1" draw:name="Image409" text:anchor-type="as-char" svg:width="6.9236in" svg:height="6.9236in" draw:z-index="0">
<draw:image xlink:href="../Images/AРМІЯINFORM/2023-04-27T75-00-00-04-00/343649813_761776172083857_7865524978651536346_n-1-150x150.jpg" xlink:type="simple" xlink:show="embed" xlink:actuate="onLoad" draw:mime-type="image/jpeg"/>
</draw:frame>
</text:a>
</text:p>
      <text:p text:style-name="P4">
У Генштабі ЗСУ зауважили, що Велика Британія продовжує підтримувати народУкраїни та надавати постійну підтримку у відповідь на триваючі порушенняросією міжнародного права через програму підготовки українськихвійськовослужбовців у Великій Британії.</text:p>
      <text:p text:style-name="P4">
Source: <text:a xlink:type="simple" xlink:href="https://armyinform.com.ua/2023/04/27/genshtab-zsu-pokazav-yak-ukrayinski-medyky-prohodyat-kurs-taktychnoyi-dopomogy-poranenym-u-brytaniyi/" text:style-name="Internet_20_link" text:visited-style-name="Visited_20_Internet_20_Link">
https://armyinform.com.ua/2023/04/27/genshtab-zsu-pokazav-yak-ukrayinski-medyky-prohodyat-kurs-taktychnoyi-dopomogy-poranenym-u-brytaniyi/</text:a>
</text:p>
      <!--NEWS-->
      <text:h text:style-name="P10" text:outline-level="1">
<text:span text:style-name="T4">
Судитимуть 9 російських військових, які пограбували приватний будинок на Харківщини</text:span>
</text:h>
      <text:p text:style-name="P4">
Author: ['АРМІЯINFORM']</text:p>
      <text:p text:style-name="P4">
Time: 2023-04-27T76:00:00-04:00</text:p>
      <text:p text:style-name="P4">
Description: До суду скеровано обвинувальний акт щодо російських військовослужбовців за фак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4736.jpg" text:style-name="Internet_20_link" text:visited-style-name="Visited_20_Internet_20_Link">
img-4736.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410" text:anchor-type="as-char" svg:width="6.9236in" svg:height="5.1927in" draw:z-index="0">
<draw:image xlink:href="../Images/AРМІЯINFORM/2023-04-27T76-00-00-04-00/img-4736.jpg" xlink:type="simple" xlink:show="embed" xlink:actuate="onLoad" draw:mime-type="image/jpeg"/>
</draw:frame>
</text:p>
      <text:p text:style-name="P4">
До суду скеровано обвинувальний акт щодо російських військовослужбовців зафактом порушення законів та звичаїв війни. Слідством встановлено, що під часокупації с. Циркуни Харківського району дев‘ять військовослужбовців країни-агресора обікрали один з приватних будинків.</text:p>
      <text:p text:style-name="P4">
З будинку окупанти винесли ноутбуки, планшети, ігрову приставку, телевізор,пральну машину, смартгодинник, мобільні телефони, велосипеди та автомобіль.Загальна вартість викраденого сягає більше ніж 1 млн грн.</text:p>
      <text:p text:style-name="P4">
На викрадені телефони та планшети російські військові влаштували собі«фотосесії» на подвір’ї та у кімнатах будинку. Також знімали цинічнівідеоролики, на яких хизувались, як користувались речами власника та розпивалиалкогольні напої.</text:p>
      <text:p text:style-name="P4">
<text:span text:style-name="T4">
Джерело:</text:span>
 <text:a xlink:type="simple" xlink:href="https://www.gp.gov.ua/ua/posts/suditimut-9-rosiiskix-viiskovix-yaki-pograbuvali-budinok-mirnix-ziteliv-xarkivshhini" text:style-name="Internet_20_link" text:visited-style-name="Visited_20_Internet_20_Link">
<text:span text:style-name="T5">
Офіс Генерального прокурораУкраїни</text:span>
</text:a>
</text:p>
      <text:p text:style-name="P4">
Source: <text:a xlink:type="simple" xlink:href="https://armyinform.com.ua/2023/04/27/sudytymut-9-rosijskyh-vijskovyh-yaki-pograbuvaly-pryvatnyj-budynok-na-harkivshhyny/" text:style-name="Internet_20_link" text:visited-style-name="Visited_20_Internet_20_Link">
https://armyinform.com.ua/2023/04/27/sudytymut-9-rosijskyh-vijskovyh-yaki-pograbuvaly-pryvatnyj-budynok-na-harkivshhyny/</text:a>
</text:p>
      <!--NEWS-->
      <text:h text:style-name="P10" text:outline-level="1">
<text:span text:style-name="T4">
У Міноборони відбулася зустріч з громадськими діячами та волонтерами медичної сфери</text:span>
</text:h>
      <text:p text:style-name="P4">
Author: ['АРМІЯINFORM']</text:p>
      <text:p text:style-name="P4">
Time: 2023-04-27T77:00:00-04:00</text:p>
      <text:p text:style-name="P4">
Description: Про це повідомила заступник Міністра оборони України Ганна Маляр. Зокрема, во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ba31cf-6560-4dbc-b596-494362766241.jpg" text:style-name="Internet_20_link" text:visited-style-name="Visited_20_Internet_20_Link">
28ba31cf-6560-4dbc-b596-494362766241.jpg</text:a>
', '<text:a xlink:type="simple" xlink:href="https://armyinform.com.ua/wp-content/uploads/2023/04/8065542f-fe2a-4a2f-b2f9-faf5811b0eed-150x150.jpg" text:style-name="Internet_20_link" text:visited-style-name="Visited_20_Internet_20_Link">
8065542f-fe2a-4a2f-b2f9-faf5811b0eed-150x150.jpg</text:a>
', '<text:a xlink:type="simple" xlink:href="https://armyinform.com.ua/wp-content/uploads/2023/04/394cc7db-c24c-45e8-83d0-ac41670e2d32-150x150.jpg" text:style-name="Internet_20_link" text:visited-style-name="Visited_20_Internet_20_Link">
394cc7db-c24c-45e8-83d0-ac41670e2d32-150x150.jpg</text:a>
', '<text:a xlink:type="simple" xlink:href="https://armyinform.com.ua/wp-content/uploads/2023/04/05255219-5847-43e2-9833-c6e3e25934f8-150x150.jpg" text:style-name="Internet_20_link" text:visited-style-name="Visited_20_Internet_20_Link">
05255219-5847-43e2-9833-c6e3e25934f8-150x150.jpg</text:a>
', '<text:a xlink:type="simple" xlink:href="https://armyinform.com.ua/wp-content/uploads/2023/04/a2902014-d46e-4cdb-9819-6892ae3c5d4a-150x150.jpg" text:style-name="Internet_20_link" text:visited-style-name="Visited_20_Internet_20_Link">
a2902014-d46e-4cdb-9819-6892ae3c5d4a-150x150.jpg</text:a>
']</text:p>
      <text:p text:style-name="P4">
Tags: ['STOPRUSSIA', 'АГРЕСІЯ РФ', 'ВІЙНА', 'ВТОРГНЕННЯ РФ', 'ГАННА МАЛЯР', 'ОЛЕКСІЙ РЕЗНІКОВ']</text:p>
      <text:p text:style-name="P4">
Category: News</text:p>
      <!--METADATA-->
      <text:p text:style-name="P4">
<draw:frame draw:style-name="fr1" draw:name="Image411" text:anchor-type="as-char" svg:width="6.9236in" svg:height="5.241382in" draw:z-index="0">
<draw:image xlink:href="../Images/AРМІЯINFORM/2023-04-27T77-00-00-04-00/28ba31cf-6560-4dbc-b596-494362766241.jpg" xlink:type="simple" xlink:show="embed" xlink:actuate="onLoad" draw:mime-type="image/jpeg"/>
</draw:frame>
</text:p>
      <text:p text:style-name="P4">
Про це <text:a xlink:type="simple" xlink:href="https://t.me/annamaliar/677" text:style-name="Internet_20_link" text:visited-style-name="Visited_20_Internet_20_Link">
повідомила</text:a>
 заступник Міністра оборониУкраїни Ганна Маляр. Зокрема, вона написала наступне:</text:p>
      <text:p text:style-name="P4">
«Якщо дуже коротко — конструктивно.</text:p>
      <text:p text:style-name="P4">
<text:span text:style-name="T4">
Тепер деталі:</text:span>
</text:p>
      <text:p text:style-name="P4">
На зустрічі волонтери озвучили деякі конкретні випадки недобросовісноговиконання окремими особами своїх обов’язків у сфері медзабезпеченнявійськовослужбовців.</text:p>
      <text:p text:style-name="P4">
Міністр доручив перевірити всі ці випадки і прийняти відповідні заходи.</text:p>
      <text:p text:style-name="P4">
Звісно, говорили на зустрічі і про роботу військово-лікарських комісій.</text:p>
      <text:p text:style-name="P4">
<text:a xlink:type="simple" xlink:href="https://armyinform.com.ua/wp-content/uploads/2023/04/8065542f-fe2a-4a2f-b2f9-faf5811b0eed.jpg" text:style-name="Internet_20_link" text:visited-style-name="Visited_20_Internet_20_Link">
<draw:frame draw:style-name="fr1" draw:name="Image412" text:anchor-type="as-char" svg:width="6.9236in" svg:height="6.9236in" draw:z-index="0">
<draw:image xlink:href="../Images/AРМІЯINFORM/2023-04-27T77-00-00-04-00/8065542f-fe2a-4a2f-b2f9-faf5811b0eed-150x150.jpg" xlink:type="simple" xlink:show="embed" xlink:actuate="onLoad" draw:mime-type="image/jpeg"/>
</draw:frame>
</text:a>
</text:p>
      <text:p text:style-name="P4">
<text:a xlink:type="simple" xlink:href="https://armyinform.com.ua/wp-content/uploads/2023/04/394cc7db-c24c-45e8-83d0-ac41670e2d32.jpg" text:style-name="Internet_20_link" text:visited-style-name="Visited_20_Internet_20_Link">
<draw:frame draw:style-name="fr1" draw:name="Image413" text:anchor-type="as-char" svg:width="6.9236in" svg:height="6.9236in" draw:z-index="0">
<draw:image xlink:href="../Images/AРМІЯINFORM/2023-04-27T77-00-00-04-00/394cc7db-c24c-45e8-83d0-ac41670e2d32-150x150.jpg" xlink:type="simple" xlink:show="embed" xlink:actuate="onLoad" draw:mime-type="image/jpeg"/>
</draw:frame>
</text:a>
</text:p>
      <text:p text:style-name="P4">
<text:a xlink:type="simple" xlink:href="https://armyinform.com.ua/wp-content/uploads/2023/04/05255219-5847-43e2-9833-c6e3e25934f8.jpg" text:style-name="Internet_20_link" text:visited-style-name="Visited_20_Internet_20_Link">
<draw:frame draw:style-name="fr1" draw:name="Image414" text:anchor-type="as-char" svg:width="6.9236in" svg:height="6.9236in" draw:z-index="0">
<draw:image xlink:href="../Images/AРМІЯINFORM/2023-04-27T77-00-00-04-00/05255219-5847-43e2-9833-c6e3e25934f8-150x150.jpg" xlink:type="simple" xlink:show="embed" xlink:actuate="onLoad" draw:mime-type="image/jpeg"/>
</draw:frame>
</text:a>
</text:p>
      <text:p text:style-name="P4">
<text:a xlink:type="simple" xlink:href="https://armyinform.com.ua/wp-content/uploads/2023/04/a2902014-d46e-4cdb-9819-6892ae3c5d4a.jpg" text:style-name="Internet_20_link" text:visited-style-name="Visited_20_Internet_20_Link">
<draw:frame draw:style-name="fr1" draw:name="Image415" text:anchor-type="as-char" svg:width="6.9236in" svg:height="6.9236in" draw:z-index="0">
<draw:image xlink:href="../Images/AРМІЯINFORM/2023-04-27T77-00-00-04-00/a2902014-d46e-4cdb-9819-6892ae3c5d4a-150x150.jpg" xlink:type="simple" xlink:show="embed" xlink:actuate="onLoad" draw:mime-type="image/jpeg"/>
</draw:frame>
</text:a>
</text:p>
      <text:p text:style-name="P4">
<text:span text:style-name="T4">
Що робиться прямо зараз:</text:span>
</text:p>
      <ul>
        <li>
масштабування мережі ВЛК, розширено кількість військово-лікарських комісій за рахунок їх створення у цивільних лікарнях  * започатковано пілотні проєкти з електронного документообігу  * розроблено такий цифровий продукт, як електронна черга. Йдеться наразі про п‘ять міст України, в яких найбільш завантажені військово-лікарські комісії, — Харків, Львів, Київ, Вінницю та Одесу. У найближчих планах перевести всі військово-лікарські комісії на роботу з електронними чергами  * розроблено і проголосовано у першому читанні два законопроекти, покликаних спростити процедуру проходження ВЛК</li>
      </ul>
      <text:p text:style-name="P4">
Ми вдячні за конструктивну зустріч, відвертість та слушні пропозиціїпредставникам громадського сектору.</text:p>
      <text:p text:style-name="P4">
У зустрічі взяли участь понад 20 осіб, серед яких, в тому числі: Юлія «Тайра»Паєвська (військовослужбовиця, парамедикиня, волонтерка та доброволиця), ОльгаГужва (громадська діячка та засновниця громадської організації «АСТ»), ГаннаМайборода (Всеукраїнське об’єднання «Патріот»), Сергій Бабаєв (головагромадської організації «Спілка ветеранів АТО»), Павло Федоров (директорГромадської спілки «Консорціум ветеранських організацій сходу»), ОльгаЦуканова (керівниця Громадської ради Білоцерківщини ), Любов Галан(представниця ГО «Принцип»).</text:p>
      <text:p text:style-name="P4">
Громадські діячі та волонтери з медичної сфери запропонували створити постійнодіючу групу для системної комунікації та спільні роботи.</text:p>
      <text:p text:style-name="P4">
<text:span text:style-name="T4">
Міноборони підтримує цю пропозицію».</text:span>
</text:p>
      <text:p text:style-name="P4">
Source: <text:a xlink:type="simple" xlink:href="https://armyinform.com.ua/2023/04/27/u-minoborony-projshla-zustrich-z-gromadskymy-diyachamy-ta-volonteramy-medychnoyi-sfery/" text:style-name="Internet_20_link" text:visited-style-name="Visited_20_Internet_20_Link">
https://armyinform.com.ua/2023/04/27/u-minoborony-projshla-zustrich-z-gromadskymy-diyachamy-ta-volonteramy-medychnoyi-sfery/</text:a>
</text:p>
      <!--NEWS-->
      <text:h text:style-name="P10" text:outline-level="1">
<text:span text:style-name="T4">
Найближчим часом буде запущено процес попереднього відбору ДНК-матеріалу в захисників</text:span>
</text:h>
      <text:p text:style-name="P4">
Author: ['АРМІЯINFORM']</text:p>
      <text:p text:style-name="P4">
Time: 2023-04-27T78:00:00-04:00</text:p>
      <text:p text:style-name="P4">
Description: Про це повідомляє  Мінреінтеграції.    Під головуванням Віцепрем’єр-міністра Ір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qhr9wjje4izdpulhzwzahxgzynlqxtrn.jpeg" text:style-name="Internet_20_link" text:visited-style-name="Visited_20_Internet_20_Link">
qhr9wjje4izdpulhzwzahxgzynlqxtrn.jpeg</text:a>
']</text:p>
      <text:p text:style-name="P4">
Tags: ['STOPRUSSIA', 'АГРЕСІЯ РФ', 'ВІЙНА', 'ВТОРГНЕННЯ РФ', 'МІНРЕІНТЕГРАЦІЇ']</text:p>
      <text:p text:style-name="P4">
Category: News</text:p>
      <!--METADATA-->
      <text:p text:style-name="P4">
<draw:frame draw:style-name="fr1" draw:name="Image416" text:anchor-type="as-char" svg:width="6.9236in" svg:height="3.894525in" draw:z-index="0">
<draw:image xlink:href="../Images/AРМІЯINFORM/2023-04-27T78-00-00-04-00/qhr9wjje4izdpulhzwzahxgzynlqxtrn.jpeg" xlink:type="simple" xlink:show="embed" xlink:actuate="onLoad" draw:mime-type="image/jpeg"/>
</draw:frame>
 Ілюстративнефото</text:p>
      <text:p text:style-name="P4">
Про це <text:a xlink:type="simple" xlink:href="https://minre.gov.ua/2023/04/27/najblyzhchym-chasom-bude-zapushheno-proczes-poperednogo-vidboru-dnk-materialu-v-zahysnykiv/" text:style-name="Internet_20_link" text:visited-style-name="Visited_20_Internet_20_Link">
повідомляє</text:a>
Мінреінтеграції.</text:p>
      <text:p text:style-name="P4">
Під головуванням Віцепрем’єр-міністра Ірини Верещук відбулася міжвідомчанарада за участі силових структур та Уповноваженого зі зниклих безвісти.</text:p>
      <text:p text:style-name="P4">
Ключовим було питання налагодження процесу попереднього відбору ДНК-матеріаліву військовослужбовців, правоохоронців і членів добровольчих формуваньтериторіальних громад.</text:p>
      <text:p text:style-name="P4">
Наразі спостерігається позитивна динаміка в налагодженні цього процесу. Кожневідомство напрацьовує індивідуальний порядок відбору і зберігання ДНК-матеріалів.</text:p>
      <text:p text:style-name="P4">
Представники силових структур запевнили, що вже найближчим часом ДНК людейбуде оцифровуватися та зберігатися в особовій справі.</text:p>
      <text:p text:style-name="P4">
«Дякуємо нашим силовикам за оперативність у вирішенні цього питання. Попри всіскладнощі, які диктують реалії сьогодення, вони напрацьовують нові механізми,що спростять за необхідності процес ідентифікації людей. На жаль, зараз це начасі, тож маємо всіляко цьому сприяти», — наголосила Ірина Верещук.</text:p>
      <text:p text:style-name="P4">
Source: <text:a xlink:type="simple" xlink:href="https://armyinform.com.ua/2023/04/27/najblyzhchym-chasom-bude-zapushheno-proczes-poperednogo-vidboru-dnk-materialu-v-zahysnykiv/" text:style-name="Internet_20_link" text:visited-style-name="Visited_20_Internet_20_Link">
https://armyinform.com.ua/2023/04/27/najblyzhchym-chasom-bude-zapushheno-proczes-poperednogo-vidboru-dnk-materialu-v-zahysnykiv/</text:a>
</text:p>
      <!--NEWS-->
      <text:h text:style-name="P10" text:outline-level="1">
<text:span text:style-name="T4">
На півдні України ситуація залишається напруженою — Наталія Гуменюк</text:span>
</text:h>
      <text:p text:style-name="P4">
Author: ['Оксана Іванець']</text:p>
      <text:p text:style-name="P4">
Time: 2023-04-27T79:00:00-04:00</text:p>
      <text:p text:style-name="P4">
Description: Про це в ефірі національного марафону «Єдині новини» повідомила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7_17-42-03.jpg" text:style-name="Internet_20_link" text:visited-style-name="Visited_20_Internet_20_Link">
photo_2023-04-27_17-42-03.jpg</text:a>
']</text:p>
      <text:p text:style-name="P4">
Tags: ['STOPRUSSIA', 'АГРЕСІЯ РФ', 'ВІЙНА', 'ВТОРГНЕННЯ РФ', 'НАТАЛІЯ ГУМЕНЮК']</text:p>
      <text:p text:style-name="P4">
Category: News</text:p>
      <!--METADATA-->
      <text:p text:style-name="P4">
<draw:frame draw:style-name="fr1" draw:name="Image417" text:anchor-type="as-char" svg:width="6.9236in" svg:height="3.594219in" draw:z-index="0">
<draw:image xlink:href="../Images/AРМІЯINFORM/2023-04-27T79-00-00-04-00/photo_2023-04-27_17-42-03.jpg" xlink:type="simple" xlink:show="embed" xlink:actuate="onLoad" draw:mime-type="image/jpeg"/>
</draw:frame>
</text:p>
      <text:p text:style-name="P4">
Про це в ефірі національного марафону «Єдині новини» повідомила начальникОб’єднаного координаційного пресцентру Сил оборони Півдня Наталія Гуменюк.</text:p>
      <text:p text:style-name="P4">
За словами спікера, хоча активності тактичної авіації на цей момент вздовжлінії фронту не спостерігається, ворог активно продовжує застосовуватиартилерію та б’є по житлових кварталах.</text:p>
      <text:p text:style-name="P4">
— Прошу жителів регіону не ігнорувати сигнали повітряної тривоги тазнаходитися в укриттях, — зазначила Наталія Гуменюк.</text:p>
      <text:p text:style-name="P4">
Крім того, начальник Об’єднаного координаційного пресцентру Сил оборони Півдняповідомила, що змінилась кількість ракетоносіїв в акваторії Чорного моря. Заїї словами, на цей момент там знаходиться три надводних ворожих судна,спорядження яких сягає двадцяти «Калібрів». Отже, ракетна небезпека з Чорногоморя залишається високою — росіяни можуть ударити будь-якої миті.</text:p>
      <text:p text:style-name="P4">
Source: <text:a xlink:type="simple" xlink:href="https://armyinform.com.ua/2023/04/27/na-pivdni-ukrayiny-sytuacziya-zalyshayetsya-napruzhenoyu-nataliya-gumenyuk/" text:style-name="Internet_20_link" text:visited-style-name="Visited_20_Internet_20_Link">
https://armyinform.com.ua/2023/04/27/na-pivdni-ukrayiny-sytuacziya-zalyshayetsya-napruzhenoyu-nataliya-gumenyuk/</text:a>
</text:p>
      <!--NEWS-->
      <text:h text:style-name="P10" text:outline-level="1">
<text:span text:style-name="T4">
За добу збито 5 ворожих БПЛА та  уражено засіб ППО</text:span>
</text:h>
      <text:p text:style-name="P4">
Author: ['АРМІЯINFORM']</text:p>
      <text:p text:style-name="P4">
Time: 2023-04-27T80:00:00-04:00</text:p>
      <text:p text:style-name="P4">
Description: Про це повідомляє ГШ ЗС України у вечірньому зведенні.    «Авіація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БПЛА', 'ВТОРГНЕННЯ РФ', 'ГШ ЗС УКРАЇНИ', 'ППО']</text:p>
      <text:p text:style-name="P4">
Category: News</text:p>
      <!--METADATA-->
      <text:p text:style-name="P4">
<draw:frame draw:style-name="fr1" draw:name="Image418" text:anchor-type="as-char" svg:width="6.9236in" svg:height="4.669802in" draw:z-index="0">
<draw:image xlink:href="../Images/AРМІЯINFORM/2023-04-27T80-00-00-04-00/2022-10-04-avtor-1-zsu-za-visim-misyacziv-znyshhyly-bilshu-polovynu-vijskovyh-bpla1-e1664889963810.jp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y3fsW6FdRERhiEjKcXePf196uD9t6Wx8PdkQ7pXY77NyVtgPXw5ctGiRMJCyqR8Cl" text:style-name="Internet_20_link" text:visited-style-name="Visited_20_Internet_20_Link">
повідомляє</text:a>
ГШ ЗС України у вечірньому зведенні.</text:p>
      <text:p text:style-name="P4">
«Авіація Сил оборони України за добу завдала 4 ударів по районах зосередженняокупантів, а також удару по зенітно-ракетному комплексу противника. Збито 5ворожих БпЛА різного типу» – йдеться у повідомленні.</text:p>
      <text:p text:style-name="P4">
Також зазначається, що підрозділи ракетних військ і артилерії, в той же час,уразили 2 пункти управління, район зосередження живої сили противника, засібпротиповітряної оборони, склад боєприпасів та 2 артилерійських підрозділи.</text:p>
      <text:p text:style-name="P4">
Source: <text:a xlink:type="simple" xlink:href="https://armyinform.com.ua/2023/04/27/za-dobu-zbyto-5-vorozhyh-bpla-ta-urazheno-zasib-ppo/" text:style-name="Internet_20_link" text:visited-style-name="Visited_20_Internet_20_Link">
https://armyinform.com.ua/2023/04/27/za-dobu-zbyto-5-vorozhyh-bpla-ta-urazheno-zasib-ppo/</text:a>
</text:p>
      <!--NEWS-->
      <text:h text:style-name="P10" text:outline-level="1">
<text:span text:style-name="T4">
На трьох ділянках фронту Донеччини відбито 35 атак загарбників</text:span>
</text:h>
      <text:p text:style-name="P4">
Author: ['АРМІЯINFORM']</text:p>
      <text:p text:style-name="P4">
Time: 2023-04-27T81:00:00-04:00</text:p>
      <text:p text:style-name="P4">
Description: Про це повідомляє ГШ ЗС України у вечірньому зведенн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00x371-622143707f65a.webp" text:style-name="Internet_20_link" text:visited-style-name="Visited_20_Internet_20_Link">
700x371-622143707f65a.webp</text:a>
']</text:p>
      <text:p text:style-name="P4">
Tags: ['STOPRUSSIA', 'АВДІЇВКА', 'БАХМУТ', 'БОГДАНІВКА', 'ВТОРГНЕННЯ РФ', 'ГШ ЗС УКРАЇНИ', 'МАР’ЇНКА']</text:p>
      <text:p text:style-name="P4">
Category: News</text:p>
      <!--METADATA-->
      <text:p text:style-name="P4">
<draw:frame draw:style-name="fr1" draw:name="Image419" text:anchor-type="as-char" svg:width="6.9236in" svg:height="3.659617in" draw:z-index="0">
<draw:image xlink:href="../ConvertedIMGs/AРМІЯINFORM/2023-04-27T81-00-00-04-00/700x371-622143707f65a.png" xlink:type="simple" xlink:show="embed" xlink:actuate="onLoad" draw:mime-type="image/png"/>
</draw:frame>
</text:p>
      <text:p text:style-name="P4">
<text:span text:style-name="T4">
🔥 Ситуація щодо російського вторгнення</text:span>
  Про це<text:a xlink:type="simple" xlink:href="https://www.facebook.com/GeneralStaff.ua/posts/pfbid0y3fsW6FdRERhiEjKcXePf196uD9t6Wx8PdkQ7pXY77NyVtgPXw5ctGiRMJCyqR8Cl" text:style-name="Internet_20_link" text:visited-style-name="Visited_20_Internet_20_Link">
повідомляє</text:a>
ГШ ЗС України у вечірньому зведенні.</text:p>
      <text:p text:style-name="P4">
«Противник продовжує зосереджувати основні зусилля на веденні наступальних дійна Бахмутському, Авдіївському та Мар’їнському напрямках. Протягом добиздійснив понад 35 атак на зазначених ділянках фронту, проте усі вони буливідбиті підрозділами сил оборони. В епіцентрі бойових дій залишаються Бахмутта Мар’їнка, наші воїни мужньо тримають оборону», – йдеться у повідомленні.</text:p>
      <text:p text:style-name="P4">
Також зазначається, що Бахмуті тривають бої, також протягом доби противник вівбезуспішні атаки у напрямку Богданівки. На Бахмутському напрямку від ворожихобстрілів постраждали Васюківка, Оріхово-Василівка, Хромове, Бахмут, Часів Яр,Іванівське, Предтечине, Костянтинівка, Північне, Південне, Неліпівка та Нью-Йорк Донецької області.</text:p>
      <text:p text:style-name="P4">
Source: <text:a xlink:type="simple" xlink:href="https://armyinform.com.ua/2023/04/27/na-troh-dilyankah-frontu-donechchyny-vidbyto-35-atak-zagarbnykiv/" text:style-name="Internet_20_link" text:visited-style-name="Visited_20_Internet_20_Link">
https://armyinform.com.ua/2023/04/27/na-troh-dilyankah-frontu-donechchyny-vidbyto-35-atak-zagarbnykiv/</text:a>
</text:p>
      <!--NEWS-->
      <text:h text:style-name="P10" text:outline-level="1">
<text:span text:style-name="T4">
За добу рашисти здійснили 50 ударів по наших позиціях та населених пунктах</text:span>
</text:h>
      <text:p text:style-name="P4">
Author: ['АРМІЯINFORM']</text:p>
      <text:p text:style-name="P4">
Time: 2023-04-27T82:00:00-04:00</text:p>
      <text:p text:style-name="P4">
Description: Про це повідомляє ГШ ЗС України у вечірньому зведенні.    «Ціє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9_news_big-v1682571123.webp" text:style-name="Internet_20_link" text:visited-style-name="Visited_20_Internet_20_Link">
79_news_big-v1682571123.webp</text:a>
']</text:p>
      <text:p text:style-name="P4">
Tags: ['STOPRUSSIA', 'ВОЄННІ ЗЛОЧИНИ ЗС РФ', 'ВТОРГНЕННЯ РФ', 'ГШ ЗС УКРАЇНИ']</text:p>
      <text:p text:style-name="P4">
Category: News</text:p>
      <!--METADATA-->
      <text:p text:style-name="P4">
<draw:frame draw:style-name="fr1" draw:name="Image420" text:anchor-type="as-char" svg:width="6.9236in" svg:height="3.615658in" draw:z-index="0">
<draw:image xlink:href="../ConvertedIMGs/AРМІЯINFORM/2023-04-27T82-00-00-04-00/79_news_big-v1682571123.png" xlink:type="simple" xlink:show="embed" xlink:actuate="onLoad" draw:mime-type="image/png"/>
</draw:frame>
</text:p>
      <text:p text:style-name="P4">
<text:span text:style-name="T4">
🔥 Ситуація щодо російського вторгнення</text:span>
  Про це<text:a xlink:type="simple" xlink:href="https://www.facebook.com/GeneralStaff.ua/posts/pfbid0y3fsW6FdRERhiEjKcXePf196uD9t6Wx8PdkQ7pXY77NyVtgPXw5ctGiRMJCyqR8Cl" text:style-name="Internet_20_link" text:visited-style-name="Visited_20_Internet_20_Link">
повідомляє</text:a>
ГШ ЗС України у вечірньому зведенні.</text:p>
      <text:p text:style-name="P4">
«Цієї доби противник завдав 25 авіаційних ударів, здійснив більш як 20обстрілів з реактивних систем залпового вогню по позиціях наших військ танаселених пунктах. Також, вночі, ворог завдав 5 ракетних ударів по Миколаєву,є постраждалі серед мирного населення, зруйновано та пошкоджено приватніжитлові будинки та інша цивільна інфраструктура», – йдеться у повідомленні.</text:p>
      <text:p text:style-name="P4">
У ГШ ЗСУ також наголосили, що ймовірність завдання ракетних та авіаційнихударів по всій території України залишається високою.</text:p>
      <text:p text:style-name="P4">
Source: <text:a xlink:type="simple" xlink:href="https://armyinform.com.ua/2023/04/27/za-dobu-rashysty-zdijsnyly-50-udariv-po-nashyh-pozycziyah-ta-naselenyh-punktah/" text:style-name="Internet_20_link" text:visited-style-name="Visited_20_Internet_20_Link">
https://armyinform.com.ua/2023/04/27/za-dobu-rashysty-zdijsnyly-50-udariv-po-nashyh-pozycziyah-ta-naselenyh-punktah/</text:a>
</text:p>
      <!--NEWS-->
      <text:h text:style-name="P10" text:outline-level="1">
<text:span text:style-name="T4">
Ганна Маляр спростувала черговий фейк роспропаганди</text:span>
</text:h>
      <text:p text:style-name="P4">
Author: ['АРМІЯINFORM']</text:p>
      <text:p text:style-name="P4">
Time: 2023-04-27T83:00:00-04:00</text:p>
      <text:p text:style-name="P4">
Description: Пропаганда росіян розповсюджує брехливий наратив, що нібито партнери стомились н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jky-1.jpg" text:style-name="Internet_20_link" text:visited-style-name="Visited_20_Internet_20_Link">
fejky-1.jpg</text:a>
']</text:p>
      <text:p text:style-name="P4">
Tags: ['STOPRUSSIA', 'ВТОРГНЕННЯ РФ', 'ГАННА МАЛЯР', 'РОСПРОПАГАНДА', 'ФЕЙК']</text:p>
      <text:p text:style-name="P4">
Category: News</text:p>
      <!--METADATA-->
      <text:p text:style-name="P4">
<draw:frame draw:style-name="fr1" draw:name="Image421" text:anchor-type="as-char" svg:width="6.9236in" svg:height="5.181533in" draw:z-index="0">
<draw:image xlink:href="../Images/AРМІЯINFORM/2023-04-27T83-00-00-04-00/fejky-1.jpg" xlink:type="simple" xlink:show="embed" xlink:actuate="onLoad" draw:mime-type="image/jpeg"/>
</draw:frame>
</text:p>
      <text:p text:style-name="P4">
Пропаганда росіян розповсюджує брехливий наратив, що нібито партнери стомилисьнас підтримувати і подають про це якісь «сигнали».</text:p>
      <text:p text:style-name="P4">
Про це <text:a xlink:type="simple" xlink:href="https://t.me/annamaliar/677" text:style-name="Internet_20_link" text:visited-style-name="Visited_20_Internet_20_Link">
повідомила</text:a>
 заступник Міністра оборониУкраїни Ганна Маляр.</text:p>
      <text:p text:style-name="P4">
«Ворожа пропаганда цього тижня живиться не лише Бахмутом та вигаданимиверсіями про те, що Сирський доповів Зеленському.</text:p>
      <text:p text:style-name="P4">
Тепер вони поширюють наратив, що нібито партнери стомились нас підтримувати інібито подають нам про це сигнали через ЗМІ</text:p>
      <text:p text:style-name="P4">
Це не відповідає дійсності.</text:p>
      <text:p text:style-name="P4">
Ось чому:</text:p>
      <text:p text:style-name="P4">
▪️Україна сьогодні захищає не лише свої кордони, а й кордони Європи. Всі церозуміють</text:p>
      <text:p text:style-name="P4">
▪️допомогу нам надають відчутну і підтримка України не зменшується</text:p>
      <text:p text:style-name="P4">
▪️підтримка України обумовлюється не тривалістю війни і втомою, а тим, що РФвчинила міжнародний злочин і веде агресивну війну проти нас</text:p>
      <text:p text:style-name="P4">
▪️у нас тісні стосунки з нашими партнерами та союзниками. Тому всі „сигнали“подаються під час особистих зустрічей і перемовин», — написала вона вТелеграм.</text:p>
      <text:p text:style-name="P4">
Source: <text:a xlink:type="simple" xlink:href="https://armyinform.com.ua/2023/04/27/ganna-malyar-sprostuvala-chergovyj-fejk-rospropagandy/" text:style-name="Internet_20_link" text:visited-style-name="Visited_20_Internet_20_Link">
https://armyinform.com.ua/2023/04/27/ganna-malyar-sprostuvala-chergovyj-fejk-rospropagandy/</text:a>
</text:p>
      <!--NEWS-->
      <text:h text:style-name="P10" text:outline-level="1">
<text:span text:style-name="T4">
ПАРЄ визнала, що примусове переміщення українських дітей до рф відповідає ознакам геноциду</text:span>
</text:h>
      <text:p text:style-name="P4">
Author: ['АРМІЯINFORM']</text:p>
      <text:p text:style-name="P4">
Time: 2023-04-27T84:00:00-04:00</text:p>
      <text:p text:style-name="P4">
Description: Про це повідомляє Верховна Рада України.    Прийнята Резолюція ПАРЄ «Депортація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530135_1375759743218914_965423435942559499_n-e1682611663405.jpg" text:style-name="Internet_20_link" text:visited-style-name="Visited_20_Internet_20_Link">
343530135_1375759743218914_965423435942559499_n-e1682611663405.jpg</text:a>
']</text:p>
      <text:p text:style-name="P4">
Tags: ['STOPRUSSIA', 'АГРЕСІЯ РФ', 'ВЕРХОВНА РАДА УКРАЇНИ', 'ВІЙНА', 'ВТОРГНЕННЯ РФ', 'ДІТИ ВІЙНИ', 'ПАРЕ']</text:p>
      <text:p text:style-name="P4">
Category: News</text:p>
      <!--METADATA-->
      <text:p text:style-name="P4">
<draw:frame draw:style-name="fr1" draw:name="Image422" text:anchor-type="as-char" svg:width="6.9236in" svg:height="3.619564in" draw:z-index="0">
<draw:image xlink:href="../Images/AРМІЯINFORM/2023-04-27T84-00-00-04-00/343530135_1375759743218914_965423435942559499_n-e1682611663405.jpg" xlink:type="simple" xlink:show="embed" xlink:actuate="onLoad" draw:mime-type="image/jpeg"/>
</draw:frame>
</text:p>
      <text:p text:style-name="P4">
Про це<text:a xlink:type="simple" xlink:href="https://www.facebook.com/verkhovna.rada.ukraine/posts/pfbid0F3XCiR287tN6kfMQE77ho8bEpnBXpgGMTCh8empiL5Q1KfV3xX9JuaUdpwXT9aiil" text:style-name="Internet_20_link" text:visited-style-name="Visited_20_Internet_20_Link">
повідомляє</text:a>
Верховна Рада України.</text:p>
      <text:p text:style-name="P4">
<text:span text:style-name="T4">
Прийнята Резолюція ПАРЄ «Депортація та примусове переміщення українськихдітей та інших цивільних осіб до російської федерації та на тимчасовоокуповані території України: створення умов для їх безпечного повернення,припинення цих злочинів та покарання винних», зокрема:</text:span>
</text:p>
      <ul>
        <li>
наголошує, що задокументовані факти депортації та насильницького переміщення українських дітей підпадають під дію Конвенції про геноцид 1948 року;  * вітає рішення Міжнародного кримінального суду від 17 березня 2023 року про видачу ордерів на арешт президента рф путіна та уповноваженої з прав дитини львової-бєлової;  * підтримує необхідність ретельної фіксації, збору та оцінки доказів злочину геноциду, як це передбачено Римським статутом та Конвенцією про геноцид;  * закликає МКС розглянути питання про можливе притягнення до відповідальності за відповідний злочин геноциду винних, та закликає держав-учасниць розглянути можливість притягнення до відповідальності за всі злочини в своїх національних судах, де це можливо;  * закликає вжити негайних заходів для припинення незаконного примусового переміщення та депортації українського населення.</li>
      </ul>
      <text:p text:style-name="P4">
Це ще один практичний крок до відновлення справедливості. Ще один крок донашої Перемоги!</text:p>
      <text:p text:style-name="P4">
Source: <text:a xlink:type="simple" xlink:href="https://armyinform.com.ua/2023/04/27/pare-vyznala-shho-prymusove-peremishhennya-ukrayinskyh-ditej-do-rf-vidpovidaye-oznakam-genoczydu/" text:style-name="Internet_20_link" text:visited-style-name="Visited_20_Internet_20_Link">
https://armyinform.com.ua/2023/04/27/pare-vyznala-shho-prymusove-peremishhennya-ukrayinskyh-ditej-do-rf-vidpovidaye-oznakam-genoczydu/</text:a>
</text:p>
      <!--NEWS-->
      <text:h text:style-name="P10" text:outline-level="1">
<text:span text:style-name="T4">
Головним напрямком наступу ворога на сході країни залишається Бахмут</text:span>
</text:h>
      <text:p text:style-name="P4">
Author: ['Оксана Іванець']</text:p>
      <text:p text:style-name="P4">
Time: 2023-04-27T85:00:00-04:00</text:p>
      <text:p text:style-name="P4">
Description: Про це в ефірі телемарафону «Єдині новини» повідоми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1-1.jpg" text:style-name="Internet_20_link" text:visited-style-name="Visited_20_Internet_20_Link">
cherevatyj-1-1.jpg</text:a>
']</text:p>
      <text:p text:style-name="P4">
Tags: ['STOPRUSSIA', 'БАХМУТ', 'ВТОРГНЕННЯ РФ']</text:p>
      <text:p text:style-name="P4">
Category: News</text:p>
      <!--METADATA-->
      <text:p text:style-name="P4">
<draw:frame draw:style-name="fr1" draw:name="Image423" text:anchor-type="as-char" svg:width="6.9236in" svg:height="4.615733in" draw:z-index="0">
<draw:image xlink:href="../Images/AРМІЯINFORM/2023-04-27T85-00-00-04-00/cherevatyj-1-1.jpg" xlink:type="simple" xlink:show="embed" xlink:actuate="onLoad" draw:mime-type="image/jpeg"/>
</draw:frame>
</text:p>
      <text:p text:style-name="P4">
Про це в ефірі телемарафону «Єдині новини» повідомив речник Східногоугруповання військ ЗСУ полковник Сергій Череватий.</text:p>
      <text:p text:style-name="P4">
— Ворог продовжує використовувати тут «сирійську» тактику ведення бою,знищуючи всі будівлі та намагаючись таким чином прибрати споруди, які можутьбути використані для оборонних боїв нашими підрозділами, після чого діємаленькими групами, намагаючись зайняти ці руїни. За цю добу підрозділиросійських окупаційних військ 13 разів атакували позиції українськихзахисників, нанесли 243 удари з різного озброєння та калібрів. ПідрозділамиСил безпеки та оборони України на цьому напрямку було знищено 113 окупантів,117 — зазнали поранень. Крім того було знешкоджено одну гаубицю «Мста-Б», 4ворожих БПЛА, знищено 4 польових склади боєприпасів.</text:p>
      <text:p text:style-name="P4">
За словами спікера, ворог продовжує спроби взяти місто-фортецю в кільце,досягнувши таким чином проміжної тактичної перемоги.</text:p>
      <text:p text:style-name="P4">
— Підрозділи держави-терористки намагаються перерізати шляхи сполучення змістом, або хоча б взяти їх під повний вогневий контроль. Проте, завдяки всімкомпонентам Сил оборони ці спроби ворога залишаються безрезультатними. За добуворог має вбитими близько 100 військовослужбовців і стільки ж або навітьбільше — поранених. Значна частина з них — представники терористичноїорганізації «Вагнер», — зазначив Череватий.</text:p>
      <text:p text:style-name="P4">
За словами спікера, на Лимано-Куп’янському напрямку за попередню добувідбулося одне бойове зіткнення.</text:p>
      <text:p text:style-name="P4">
— Але даний напрямок лідирує за кількістю артилерійських ударів — за добу булозафіксовано 452 обстріли, відбулося 7 авіанальотів. В свою чергу, нашізахисники дають окупантам гідну відповідь: в результаті за добу було знищено26 окупантів, 66 зазнали поранень, було підбито БТР-50 та БТР-60, знешкоджено2 міномети та протитанкову гармату «Рапіра».</text:p>
      <text:p text:style-name="P4">
Source: <text:a xlink:type="simple" xlink:href="https://armyinform.com.ua/2023/04/27/golovnym-napryamkom-nastupu-voroga-na-shodi-krayiny-zalyshayetsya-bahmut/" text:style-name="Internet_20_link" text:visited-style-name="Visited_20_Internet_20_Link">
https://armyinform.com.ua/2023/04/27/golovnym-napryamkom-nastupu-voroga-na-shodi-krayiny-zalyshayetsya-bahmut/</text:a>
</text:p>
      <!--NEWS-->
      <text:h text:style-name="P10" text:outline-level="1">
<text:span text:style-name="T4">
Андрій Шевченко зустрівся з делегацією GLOBSEC</text:span>
</text:h>
      <text:p text:style-name="P4">
Author: ['АРМІЯINFORM']</text:p>
      <text:p text:style-name="P4">
Time: 2023-04-27T86:00:00-04:00</text:p>
      <text:p text:style-name="P4">
Description: Про це повідомляє МО України.    Заступник Міністра оборони України з питань європе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7ad050b2e5849e7098293f4cff0559294c77f34.jpg" text:style-name="Internet_20_link" text:visited-style-name="Visited_20_Internet_20_Link">
a7ad050b2e5849e7098293f4cff0559294c77f34.jpg</text:a>
']</text:p>
      <text:p text:style-name="P4">
Tags: ['GLOBSEC', 'STOPRUSSIA', 'АГРЕСІЯ РФ', 'АНДРІЙ ШЕВЧЕНКО', 'ВІЙНА', 'ВТОРГНЕННЯ РФ']</text:p>
      <text:p text:style-name="P4">
Category: News</text:p>
      <!--METADATA-->
      <text:p text:style-name="P4">
<draw:frame draw:style-name="fr1" draw:name="Image424" text:anchor-type="as-char" svg:width="6.9236in" svg:height="4.096463in" draw:z-index="0">
<draw:image xlink:href="../Images/AРМІЯINFORM/2023-04-27T86-00-00-04-00/a7ad050b2e5849e7098293f4cff0559294c77f34.jpg" xlink:type="simple" xlink:show="embed" xlink:actuate="onLoad" draw:mime-type="image/jpeg"/>
</draw:frame>
</text:p>
      <text:p text:style-name="P4">
Про це <text:a xlink:type="simple" xlink:href="https://www.mil.gov.ua/news/2023/04/27/andrij-shevchenko-zustrivsya-z-delegaczieyu-globsec/" text:style-name="Internet_20_link" text:visited-style-name="Visited_20_Internet_20_Link">
повідомляє</text:a>
 МО України.</text:p>
      <text:p text:style-name="P4">
Заступник Міністра оборони України з питань європейської інтеграції АндрійШевченко у Києві провів зустріч з делегацією високого рівня міжнародногоаналітичного центру GLOBSEC на чолі з її Президентом паном Робертом Вашем.</text:p>
      <text:p text:style-name="P4">
Андрій Шевченко подякував делегатам за візит та підтримку України від самогопочатку повномасштабної збройної агресії російської федерації.</text:p>
      <text:p text:style-name="P4">
Іноземних гостей поінформували про ситуацію на фронтах російсько-українськоївійни, зокрема, про поточні бойові дії на Донецькому напрямку.</text:p>
      <text:p text:style-name="P4">
Було обговорено актуальні питання щодо подальшої консолідації зусиль,нагальних потреб ЗСУ, задоволення яких прискорить перемогу над країною-агресором, а також надання підтримки нашій державі у політичній, економічній,військовій та гуманітарній сферах.</text:p>
      <text:p text:style-name="P4">
Президент GLOBSEC Роберт Ваш зазначив, що він особисто та члени делегаціїпродовжуватимуть робити все можливе для підтримки України та засвідчили своюсолідарність з Українським народом.</text:p>
      <text:p text:style-name="P4">
Source: <text:a xlink:type="simple" xlink:href="https://armyinform.com.ua/2023/04/27/andrij-shevchenko-zustrivsya-z-delegacziyeyu-globsec/" text:style-name="Internet_20_link" text:visited-style-name="Visited_20_Internet_20_Link">
https://armyinform.com.ua/2023/04/27/andrij-shevchenko-zustrivsya-z-delegacziyeyu-globsec/</text:a>
</text:p>
      <!--NEWS-->
      <text:h text:style-name="P10" text:outline-level="1">
<text:span text:style-name="T4">
Протягом доби 17 населених пунктів Харківщини й Сумщини постраждали від обстрілів зс рф</text:span>
</text:h>
      <text:p text:style-name="P4">
Author: ['АРМІЯINFORM']</text:p>
      <text:p text:style-name="P4">
Time: 2023-04-27T87:00:00-04:00</text:p>
      <text:p text:style-name="P4">
Description: Про це повідомляє ГШ ЗС України у вечірньому зведенні.    «На Сівер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obstrilyaly-sumshhynu.jpg" text:style-name="Internet_20_link" text:visited-style-name="Visited_20_Internet_20_Link">
obstrilyaly-sumshhynu.jpg</text:a>
']</text:p>
      <text:p text:style-name="P4">
Tags: ['STOPRUSSIA', 'ВОЄННІ ЗЛОЧИНИ ЗС РФ', 'ВТОРГНЕННЯ РФ', 'ГШ ЗС УКРАЇНИ', 'СУМЩИНА', 'ХАРКІВЩИНА']</text:p>
      <text:p text:style-name="P4">
Category: News</text:p>
      <!--METADATA-->
      <text:p text:style-name="P4">
<draw:frame draw:style-name="fr1" draw:name="Image425" text:anchor-type="as-char" svg:width="6.9236in" svg:height="4.615733in" draw:z-index="0">
<draw:image xlink:href="../Images/AРМІЯINFORM/2023-04-27T87-00-00-04-00/obstrilyaly-sumshhynu.jpg" xlink:type="simple" xlink:show="embed" xlink:actuate="onLoad" draw:mime-type="image/jpeg"/>
</draw:frame>
 Ілюстративне фото</text:p>
      <text:p text:style-name="P4">
<text:span text:style-name="T4">
🔥 Ситуація щодо російського вторгнення</text:span>
  Про це<text:a xlink:type="simple" xlink:href="https://www.facebook.com/GeneralStaff.ua/posts/pfbid0y3fsW6FdRERhiEjKcXePf196uD9t6Wx8PdkQ7pXY77NyVtgPXw5ctGiRMJCyqR8Cl" text:style-name="Internet_20_link" text:visited-style-name="Visited_20_Internet_20_Link">
повідомляє</text:a>
ГШ ЗС України у вечірньому зведенні.</text:p>
      <text:p text:style-name="P4">
«На Сіверському та Слобожанському напрямках зберігається військова присутністьпротивника у прикордонних з Україною районах російської федерації. Протягомдоби ворог завдав авіаційних ударів по населених пунктах Середина-Буда таЧернацьке; здійснив мінометні та артилерійські обстріли населених пунктівНововасилівка, Українське, Бачівськ та Кучерівка Сумської області, а такожБасове, Бугаївка, Козача Лопань, Стрілеча, Глибоке, Гатище, Вовчанськ,Бологівка, Дворічанське та Колодязне на Харківщині», – йдеться у повідомленні.</text:p>
      <text:p text:style-name="P4">
Source: <text:a xlink:type="simple" xlink:href="https://armyinform.com.ua/2023/04/27/protyagom-doby-17-naselenyh-punktiv-harkivshhyny-i-sumshhyny-postrazhdaly-vid-obstriliv-zs-rf/" text:style-name="Internet_20_link" text:visited-style-name="Visited_20_Internet_20_Link">
https://armyinform.com.ua/2023/04/27/protyagom-doby-17-naselenyh-punktiv-harkivshhyny-i-sumshhyny-postrazhdaly-vid-obstriliv-zs-rf/</text:a>
</text:p>
      <!--NEWS-->
      <text:h text:style-name="P10" text:outline-level="1">
<text:span text:style-name="T4">
Командувач ВМС ЗС України віце-адмірал Олексій Неїжпапа провів онлайн зустріч з командувачем 6-го флоту ВМС США</text:span>
</text:h>
      <text:p text:style-name="P4">
Author: ['АРМІЯINFORM']</text:p>
      <text:p text:style-name="P4">
Time: 2023-04-27T88:00:00-04:00</text:p>
      <text:p text:style-name="P4">
Description: Про це повідомляє ВМС ЗС України.    Сьогодні командувач Військово-Морських Сил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677180_1234145977217227_1743181771447560529_n.jpg" text:style-name="Internet_20_link" text:visited-style-name="Visited_20_Internet_20_Link">
343677180_1234145977217227_1743181771447560529_n.jpg</text:a>
']</text:p>
      <text:p text:style-name="P4">
Tags: ['STOPRUSSIA', 'АГРЕСІЯ РФ', 'ВІЙНА', 'ВІЦЕ-АДМІРАЛОМ ТОМАС ІШІ', 'ВМС ЗС УКРАЇНИ', 'ВТОРГНЕННЯ РФ', 'ОЛЕКСІЙ НЕЇЖПАПА', 'США']</text:p>
      <text:p text:style-name="P4">
Category: News</text:p>
      <!--METADATA-->
      <text:p text:style-name="P4">
<draw:frame draw:style-name="fr1" draw:name="Image426" text:anchor-type="as-char" svg:width="6.9236in" svg:height="4.303637in" draw:z-index="0">
<draw:image xlink:href="../Images/AРМІЯINFORM/2023-04-27T88-00-00-04-00/343677180_1234145977217227_1743181771447560529_n.jpg" xlink:type="simple" xlink:show="embed" xlink:actuate="onLoad" draw:mime-type="image/jpeg"/>
</draw:frame>
</text:p>
      <text:p text:style-name="P4">
Про це<text:a xlink:type="simple" xlink:href="https://www.facebook.com/navy.mil.gov.ua/posts/pfbid0Z32KyfsarHWVuWrnhomnwmc6EAP5XYgFzTAZMB7Fe9o6UNMq7bcMq1A4XoT6GLnAl" text:style-name="Internet_20_link" text:visited-style-name="Visited_20_Internet_20_Link">
повідомляє</text:a>
ВМС ЗС України.</text:p>
      <text:p text:style-name="P4">
Сьогодні командувач Військово-Морських Сил Збройних Сил України віце-адміралОлексій Неїжпапа провів онлайн зустріч з командувачем 6-го флоту Військово-Морських Сил Сполучених Штатів Америки віце-адміралом Томасом Іші. Командувачнаціонального флоту поінформував іноземного колегу про поточну ситуацію уАзово-Чорноморському регіоні спричинену злочинними діями російської федерації.</text:p>
      <text:p text:style-name="P4">
Основними темами розмови були надання матеріально-технічної допомоги партнерівта підготовка особового складу українських ВМС. Значну увагу було приділенопитанням посилення протимінної безпеки.</text:p>
      <text:p text:style-name="P4">
По завершенню онлайн зустрічі командувач ВМС ЗС України висловив словавдячності народу Сполучених Штатів Америки за підтримку України та подякувавіноземному колезі за постійну допомогу.</text:p>
      <text:p text:style-name="P4">
Source: <text:a xlink:type="simple" xlink:href="https://armyinform.com.ua/2023/04/27/komanduvach-vms-zs-ukrayiny-vicze-admiral-oleksij-neyizhpapa-proviv-onlajn-zustrich-z-komanduvachem-6-flotu-vms-ssha/" text:style-name="Internet_20_link" text:visited-style-name="Visited_20_Internet_20_Link">
https://armyinform.com.ua/2023/04/27/komanduvach-vms-zs-ukrayiny-vicze-admiral-oleksij-neyizhpapa-proviv-onlajn-zustrich-z-komanduvachem-6-flotu-vms-ssha/</text:a>
</text:p>
      <!--NEWS-->
      <text:h text:style-name="P10" text:outline-level="1">
<text:span text:style-name="T4">
28 квітня відбудеться презентація новоутворених консультативно-дорадчих органів при Міноборони</text:span>
</text:h>
      <text:p text:style-name="P4">
Author: ['АРМІЯINFORM']</text:p>
      <text:p text:style-name="P4">
Time: 2023-04-27T89:00:00-04:00</text:p>
      <text:p text:style-name="P4">
Description: Презентація новоутворених консультативно-дорадчих органів при Міноборони — Громад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c74501948d60bb6bee5d728cfe7b86837317f49.jpeg" text:style-name="Internet_20_link" text:visited-style-name="Visited_20_Internet_20_Link">
3c74501948d60bb6bee5d728cfe7b86837317f49.jpeg</text:a>
']</text:p>
      <text:p text:style-name="P4">
Tags: ['БОРОТЬБА З КОРУПЦІЄЮ', 'ГРОМАДСЬКА РАДА']</text:p>
      <text:p text:style-name="P4">
Category: News</text:p>
      <!--METADATA-->
      <text:p text:style-name="P4">
<draw:frame draw:style-name="fr1" draw:name="Image427" text:anchor-type="as-char" svg:width="6.9236in" svg:height="6.9236in" draw:z-index="0">
<draw:image xlink:href="../Images/AРМІЯINFORM/2023-04-27T89-00-00-04-00/3c74501948d60bb6bee5d728cfe7b86837317f49.jpeg" xlink:type="simple" xlink:show="embed" xlink:actuate="onLoad" draw:mime-type="image/jpeg"/>
</draw:frame>
</text:p>
      <text:p text:style-name="P4">
Презентація новоутворених консультативно-дорадчих органів при Міноборони —Громадської антикорупційної ради та Офісу з підтримки змін, а такожпресконференція Міністра оборони і представників двох зазначених позаштатнихструктур при Міноборони відбудеться у п’ятницю, 28 квітня 2023 року, об 11:00,інформує пресслужба МО України.</text:p>
      <text:p text:style-name="P4">
<text:span text:style-name="T4">
Точне місце проведення буде повідомлене представникам ЗМІ післяпідтвердження акредитації. Заявки на акредитацію приймаються до 09.00 28квітня на електронну адресу<text:a xlink:type="simple" xlink:href="https://armyinform.com.ua/cdn-cgi/l/email-protection" text:style-name="Internet_20_link" text:visited-style-name="Visited_20_Internet_20_Link">
[email protected]</text:a>
 заформою:</text:span>
</text:p>
      <ul>
        <li>
Прізвище, ім’я  * Назва медіа  * Номер прескарти акредитації ЗСУ  * Контактний телефон та електронна адреса</li>
      </ul>
      <text:p text:style-name="P4">
<text:span text:style-name="T5">
*Наявність прескарти Збройних Сил України - обов’язкова.</text:span>
</text:p>
      <text:p text:style-name="P4">
Attention to the media! The time of the press-conference of the Minister ofDefense of Ukraine has been changed</text:p>
      <text:p text:style-name="P4">
The announced earlier pesentation of newly created consultative-advisorybodies under the Ministry of Defence — Public anti-corruption council andOffice for support of changes and the press-conference of the Minister ofDefence and representatives of two above mentioned non-staff structures willtake place on Friday, 28 April 2023, at 11:00.  Media representatives will be informed on the exact location afterconfirmation of accreditation.</text:p>
      <text:p text:style-name="P4">
<text:span text:style-name="T4">
Requirements for accreditation are to be submitted until 09.00 am of 28April to the e-mail:<text:a xlink:type="simple" xlink:href="https://armyinform.com.ua/cdn-cgi/l/email-protection" text:style-name="Internet_20_link" text:visited-style-name="Visited_20_Internet_20_Link">
[email protected]</text:a>
 The formfor accreditation:</text:span>
</text:p>
      <ul>
        <li>
First, second name  * Media name  * Number of the AFU accreditation press-card*  * Contact number and e-mail</li>
      </ul>
      <text:p text:style-name="P4">
<text:span text:style-name="T5">
*AFU accreditation press-card is obligatory.</text:span>
</text:p>
      <text:p text:style-name="P4">
Source: <text:a xlink:type="simple" xlink:href="https://armyinform.com.ua/2023/04/27/uvaga-zminyvsya-chas-provedennya-preskonferencziyi-ministra-oborony-ukrayiny-shhodo-stvorennya-pry-vidomstvi-ofisu-z-pidtrymky-zmin-ta-gromadskoyi-antykorupczijnoyi-rady/" text:style-name="Internet_20_link" text:visited-style-name="Visited_20_Internet_20_Link">
https://armyinform.com.ua/2023/04/27/uvaga-zminyvsya-chas-provedennya-preskonferencziyi-ministra-oborony-ukrayiny-shhodo-stvorennya-pry-vidomstvi-ofisu-z-pidtrymky-zmin-ta-gromadskoyi-antykorupczijnoyi-rady/</text:a>
</text:p>
      <!--NEWS-->
      <text:h text:style-name="P10" text:outline-level="1">
<text:span text:style-name="T4">
Ще з півтисячі кримінальників рашисти «загітували» воювати проти України</text:span>
</text:h>
      <text:p text:style-name="P4">
Author: ['АРМІЯINFORM']</text:p>
      <text:p text:style-name="P4">
Time: 2023-04-27T90:00:00-04:00</text:p>
      <text:p text:style-name="P4">
Description: Про це повідомляє ГШ ЗС України у вечірньому зведенні.    «Для поповнення втрат в жив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1.png" text:style-name="Internet_20_link" text:visited-style-name="Visited_20_Internet_20_Link">
f1.png</text:a>
']</text:p>
      <text:p text:style-name="P4">
Tags: ['STOPRUSSIA', 'ВТОРГНЕННЯ РФ', 'ГШ ЗС УКРАЇНИ', 'СТАРОБІЛЬСЬК']</text:p>
      <text:p text:style-name="P4">
Category: News</text:p>
      <!--METADATA-->
      <text:p text:style-name="P4">
<draw:frame draw:style-name="fr1" draw:name="Image428" text:anchor-type="as-char" svg:width="6.9236in" svg:height="3.686817in" draw:z-index="0">
<draw:image xlink:href="../Images/AРМІЯINFORM/2023-04-27T90-00-00-04-00/f1.png" xlink:type="simple" xlink:show="embed" xlink:actuate="onLoad" draw:mime-type="image/png"/>
</draw:frame>
</text:p>
      <text:p text:style-name="P4">
<text:span text:style-name="T4">
🔥 Ситуація щодо російського вторгнення</text:span>
  Про це<text:a xlink:type="simple" xlink:href="https://www.facebook.com/GeneralStaff.ua/posts/pfbid0y3fsW6FdRERhiEjKcXePf196uD9t6Wx8PdkQ7pXY77NyVtgPXw5ctGiRMJCyqR8Cl" text:style-name="Internet_20_link" text:visited-style-name="Visited_20_Internet_20_Link">
повідомляє</text:a>
ГШ ЗС України у вечірньому зведенні.</text:p>
      <text:p text:style-name="P4">
«Для поповнення втрат в живій силі, російські окупанти продовжують активнозалучати осіб із судимістю, або тих стосовно яких відкрито кримінальні справи,зокрема, за тероризм. За наявною інформацією, у одному із польових таборів,розгорнутих противником на тимчасово захопленій території Старобільськогорайону Луганської області, здійснюється підготовка близько 500 такихзагарбників. Також відомо, що замість ув’язнення, засудженим пропонуєтьсяконтракт на військову службу із участю у бойових діях в Україні терміном напівроку», – йдеться у повідомленні.</text:p>
      <text:p text:style-name="P4">
Source: <text:a xlink:type="simple" xlink:href="https://armyinform.com.ua/2023/04/27/shhe-z-pivtysyachi-kryminalnykiv-rashysty-zagituvaly-voyuvaty-proty-ukrayiny/" text:style-name="Internet_20_link" text:visited-style-name="Visited_20_Internet_20_Link">
https://armyinform.com.ua/2023/04/27/shhe-z-pivtysyachi-kryminalnykiv-rashysty-zagituvaly-voyuvaty-proty-ukrayiny/</text:a>
</text:p>
      <!--NEWS-->
      <text:h text:style-name="P10" text:outline-level="1">
<text:span text:style-name="T4">
Другий дивізіон ЗРК Patriot вже встав на бойове чергування</text:span>
</text:h>
      <text:p text:style-name="P4">
Author: ['АРМІЯINFORM']</text:p>
      <text:p text:style-name="P4">
Time: 2023-04-27T91:00:00-04:00</text:p>
      <text:p text:style-name="P4">
Description: Командувач Повітряних Сил Збройних Сил України генерал-лейтенант Микола Олещук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27_20-45-54.jpg" text:style-name="Internet_20_link" text:visited-style-name="Visited_20_Internet_20_Link">
photo_2023-04-27_20-45-54.jpg</text:a>
']</text:p>
      <text:p text:style-name="P4">
Tags: ['STOPRUSSIA', 'ВТОРГНЕННЯ РФ', 'ЗРК PATRIOT', 'МИКОЛА ОЛЕЩУК', 'ППО']</text:p>
      <text:p text:style-name="P4">
Category: News</text:p>
      <!--METADATA-->
      <text:p text:style-name="P4">
<draw:frame draw:style-name="fr1" draw:name="Image429" text:anchor-type="as-char" svg:width="6.9236in" svg:height="8.769893in" draw:z-index="0">
<draw:image xlink:href="../Images/AРМІЯINFORM/2023-04-27T91-00-00-04-00/photo_2023-04-27_20-45-54.jpg" xlink:type="simple" xlink:show="embed" xlink:actuate="onLoad" draw:mime-type="image/jpeg"/>
</draw:frame>
</text:p>
      <text:p text:style-name="P4">
Командувач Повітряних Сил Збройних Сил України генерал-лейтенант Микола Олещукповідомив, що другий дивізіон зенітно-ракетного комплексу Patriot вже набойовому чергуванні.</text:p>
      <text:p text:style-name="P4">
Про це він написав у <text:a xlink:type="simple" xlink:href="https://t.me/MykolaOleshchuk/32" text:style-name="Internet_20_link" text:visited-style-name="Visited_20_Internet_20_Link">
Телеграмі.</text:a>
</text:p>
      <text:p text:style-name="P4">
«Кажуть є заборона ГШ „селфитись“ на фоні техніки! Вибачте, не втримався!Другий дивізіон ЗРК Patriot уже в роботі! Посилюємо ППО! Наближаємоперемогу!», — зазначив Микола Олещук.</text:p>
      <text:p text:style-name="P4">
Раніше АрміяInform <text:a xlink:type="simple" xlink:href="https://armyinform.com.ua/2023/04/21/zrk-patriot-na-bojovomu-cherguvanni-na-odnomu-z-napryamkiv-general-lejtenant-mykola-oleshhuk/" text:style-name="Internet_20_link" text:visited-style-name="Visited_20_Internet_20_Link">
повідомляла</text:a>
, що на одному з напрямків перший ЗРК Patriot вже несе бойовечергування в системі ППО України.</text:p>
      <text:p text:style-name="P4">
Source: <text:a xlink:type="simple" xlink:href="https://armyinform.com.ua/2023/04/27/drugyj-dyvizion-patriot-vzhe-vstav-na-bojove-cherguvannya/" text:style-name="Internet_20_link" text:visited-style-name="Visited_20_Internet_20_Link">
https://armyinform.com.ua/2023/04/27/drugyj-dyvizion-patriot-vzhe-vstav-na-bojove-cherguvannya/</text:a>
</text:p>
      <!--NEWS-->
      <text:h text:style-name="P10" text:outline-level="1">
<text:span text:style-name="T4">
19 390 українських дітей досі перебувають в російському полоні — Олена Зеленська</text:span>
</text:h>
      <text:p text:style-name="P4">
Author: ['АРМІЯINFORM']</text:p>
      <text:p text:style-name="P4">
Time: 2023-04-27T92:00:00-04:00</text:p>
      <text:p text:style-name="P4">
Description: За підтвердженими даними в російському полоні наразі перебувають 19 390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347572012557f57dd9a5648db67d029_1682613844_extra_large.jpeg" text:style-name="Internet_20_link" text:visited-style-name="Visited_20_Internet_20_Link">
a347572012557f57dd9a5648db67d029_1682613844_extra_large.jpeg</text:a>
']</text:p>
      <text:p text:style-name="P4">
Tags: ['STOPRUSSIA', 'ВОЄННІ ЗЛОЧИНИ ЗС РФ', 'ВТОРГНЕННЯ РФ', 'ГЕНОЦИД']</text:p>
      <text:p text:style-name="P4">
Category: News</text:p>
      <!--METADATA-->
      <text:p text:style-name="P4">
<draw:frame draw:style-name="fr1" draw:name="Image430" text:anchor-type="as-char" svg:width="6.9236in" svg:height="4.613521in" draw:z-index="0">
<draw:image xlink:href="../Images/AРМІЯINFORM/2023-04-27T92-00-00-04-00/a347572012557f57dd9a5648db67d029_1682613844_extra_large.jpeg" xlink:type="simple" xlink:show="embed" xlink:actuate="onLoad" draw:mime-type="image/jpeg"/>
</draw:frame>
</text:p>
      <text:p text:style-name="P4">
За підтвердженими даними в російському полоні наразі перебувають 19 390українських дітей, примусово вивезених окупантами на територію рф.</text:p>
      <text:p text:style-name="P4">
Про це повідомила Олена Зеленська під час виступу на дебатах ПАРЄ із розглядурезолюції щодо примусово переміщених росією українських дітей,<text:a xlink:type="simple" xlink:href="https://www.president.gov.ua/news/olena-zelenska-vistupila-na-debatah-parye-iz-rozglyadu-rezol-82517" text:style-name="Internet_20_link" text:visited-style-name="Visited_20_Internet_20_Link">
інформує</text:a>
 Офіс Президента України.</text:p>
      <text:p text:style-name="P4">
Перша леді України Олена Зеленська взяла участь у дебатах, які відбулися затерміновою процедурою на пленарному засіданні другої частини сесіїПарламентської асамблеї Ради Європи. Під час засідання було заслухано доповідьта ухвалено проект резолюції на тему: «Ситуація з українськими цивільнимиособами, зокрема з дітьми, примусово переміщеними або переселеними до РФ абона українські території, що перебувають під фактичним контролем РФ».</text:p>
      <text:p text:style-name="P4">
Проект резолюції готувався в межах Комітету ПАРЄ з питань міграції, біженцівта переміщених осіб. Доповідач — Пауло Піско (Португалія, SOC).</text:p>
      <text:p text:style-name="P4">
Дружина Президента подякувала учасникам пленарного засідання ПАРЄ за увагу дотеми примусової депортації українських дітей.</text:p>
      <text:p text:style-name="P4">
«Ця тема дуже болить Україні. Дякую за те, що долучилися до боротьби за нашихдітей та їхнє дитинство. У нас кажуть: „Чужих дітей не буває“. Ви доводите цетим, що зараз тут», — зазначила дружина Президента</text:p>
      <text:p text:style-name="P4">
Олена Зеленська розповіла історії дітей, викрадених російськими окупантами.12-річний Сашко був із мамою Сніжаною в Маріуполі, коли місто оточилиросійські військові. Разом вони пережили страшні обстріли, відсутність води,тепла, голод, поранення Сашка. Поки їх не розділили росіяни. Їм не дали навітьпопрощатися. Хлопцю сказали, що мама відмовилася від нього. Сашка вдалосяврятувати, але мама все ще в полоні у російських окупантів.</text:p>
      <text:p text:style-name="P4">
12-річна Кіра також була з татом у Маріуполі, коли росіяни почали нищитимісто. Тато, колишній капітан збірної України з водного поло ЄвгенОбедінський, загинув під час бомбардування. Дівчинку окупанти вивезли вДонецьк. Величезними зусиллями держави, громадських діячів, десятківнебайдужих Кіру повернули до бабусі й дідуся.</text:p>
      <text:p text:style-name="P4">
Ще одна родина — тато Євген, син Матвій, маленькі Святослава та Олександра —також із Маріуполя. Після руйнування міста окупанти почали процес так званоїфільтрації мешканців, які вижили. Тата кинули до в’язниці, а дітей забралидо притулку. Кілька місяців вони нічого не знали одне про одного. Дітейзнайшли в пансіонаті під Москвою напередодні того, як їх мали всиновитиросіяни.</text:p>
      <text:p text:style-name="P4">
«За цими історіями видно всю цю страшну технологію, як саме окупантивикрадають українських дітей. Найчастіше — вбивши їхніх батьків абопримусово розлучивши з родинами. А ще вивозять цілі дитбудинки та інтернати»,— розповіла перша леді.</text:p>
      <text:p text:style-name="P4">
Вона наголосила, що це історії, які мають хороший кінець, коли дітей вдалосяповернути. Таких наразі 361.</text:p>
      <text:p text:style-name="P4">
«Але є цифра, що вражає ще більше, — 19 390. Це кількість дітей, які досі вросійському полоні. І це лише ті дані, які підтверджені. Але й ця кількістьне остаточна, бо що відбувається з дітьми на окупованих територіях — невідомо.За кожною цифрою — зламане життя не тільки дитини, а й усієї її родини,усіх, хто місяцями не має спокою», — зазначила Олена Зеленська.</text:p>
      <text:p text:style-name="P4">
«Це насильство, яке триває просто зараз. Бо просто зараз якійсь дитині таксамо, як Сашку, брешуть, що вона не потрібна, що від неї відмовилися. Якасьдитина, як Кіра, плаче за вбитими на її очах батьками. Якихось дітей, якМатвія та його сестер, готують до примусового усиновлення. Просто зараз вонине мають зв’язку із близькими», — додала вона.</text:p>
      <text:p text:style-name="P4">
Дружина Президента наголосила, що кожен день, кожна година в полоні ламаєпсихіку дітей і родин, коштує здоров’я й життя. Тому Україні потрібне не лишезанепокоєння світу — потрібна вся можлива дієва допомога для їхньоговизволення.</text:p>
      <text:p text:style-name="P4">
«Я прошу поставитися до цього саме як до виклику всім нашим спільнимцінностям. Нашому уявленню про добро та зло. Це той випадок, коли порятунокможливий лише зусиллями всього світу. Станьмо таким світом для наших дітей.Щоб вони знову повірили у світ та його людей, після всього пережитого все жвідновили свою довіру», — сказала Олена Зеленська.</text:p>
      <text:p text:style-name="P4">
Source: <text:a xlink:type="simple" xlink:href="https://armyinform.com.ua/2023/04/27/19-390-ukrayinskyh-ditej-dosi-perebuvayut-v-rosijskomu-poloni-olena-zelenska/" text:style-name="Internet_20_link" text:visited-style-name="Visited_20_Internet_20_Link">
https://armyinform.com.ua/2023/04/27/19-390-ukrayinskyh-ditej-dosi-perebuvayut-v-rosijskomu-poloni-olena-zelenska/</text:a>
</text:p>
      <!--NEWS-->
      <text:h text:style-name="P10" text:outline-level="1">
<text:span text:style-name="T4">
Захисники Донеччини зі стрілецької зброї збили двох «повітряних шпигунів»</text:span>
</text:h>
      <text:p text:style-name="P4">
Author: ['АРМІЯINFORM']</text:p>
      <text:p text:style-name="P4">
Time: 2023-04-27T93:00:00-04:00</text:p>
      <text:p text:style-name="P4">
Description: Про це повідомляє Державна прикордонна служба України.    Бійці Держприкордонслуж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ws_20230427_165248_168260356834.jpg" text:style-name="Internet_20_link" text:visited-style-name="Visited_20_Internet_20_Link">
news_20230427_165248_168260356834.jpg</text:a>
']</text:p>
      <text:p text:style-name="P4">
Tags: ['STOPRUSSIA', 'АГРЕСІЯ РФ', 'ВІЙНА', 'ВТОРГНЕННЯ РФ', 'ДЕРЖПРИКОРДОНСЛУЖБА']</text:p>
      <text:p text:style-name="P4">
Category: News</text:p>
      <!--METADATA-->
      <text:p text:style-name="P4">
<draw:frame draw:style-name="fr1" draw:name="Image431" text:anchor-type="as-char" svg:width="6.9236in" svg:height="5.1927in" draw:z-index="0">
<draw:image xlink:href="../Images/AРМІЯINFORM/2023-04-27T93-00-00-04-00/news_20230427_165248_168260356834.jpg" xlink:type="simple" xlink:show="embed" xlink:actuate="onLoad" draw:mime-type="image/jpeg"/>
</draw:frame>
</text:p>
      <text:p text:style-name="P4">
Про це <text:a xlink:type="simple" xlink:href="https://dpsu.gov.ua/ua/news/Na-Donechchini-prikordonniki-zbili-dva-kopteri-okupantiv/" text:style-name="Internet_20_link" text:visited-style-name="Visited_20_Internet_20_Link">
повідомляє</text:a>
 Державна прикордонна служба України.</text:p>
      <text:p text:style-name="P4">
Бійці Держприкордонслужби у складі антидронових розрахунків протидіютьрозвідувальним польотам БПЛА противника.</text:p>
      <text:p text:style-name="P4">
Так, прикордонники зі стрілецької зброї збили двох «повітряних шпигунів»російсько-окупаційних військ. Одну «пташку» приземлили у Бахмуті, а другуповітряну ціль ліквідували на іншому напрямку в межах Донецької області.</text:p>
      <text:p text:style-name="P4">
Зазначимо, що один з квадрокоптерів був облаштований системою для скиданнябоєприпасів. Відтак, втративши ці дрони, ворожі сили окрім послабленнярозвідувальних спроможностей втратили й можливість завдавати ударів з повітря.</text:p>
      <text:p text:style-name="P4">
Source: <text:a xlink:type="simple" xlink:href="https://armyinform.com.ua/2023/04/27/zahysnyky-donechchyny-zi-strileczkoyi-zbroyi-zbyly-dvoh-povitryanyh-shpyguniv/" text:style-name="Internet_20_link" text:visited-style-name="Visited_20_Internet_20_Link">
https://armyinform.com.ua/2023/04/27/zahysnyky-donechchyny-zi-strileczkoyi-zbroyi-zbyly-dvoh-povitryanyh-shpyguniv/</text:a>
</text:p>
      <!--NEWS-->
      <text:h text:style-name="P10" text:outline-level="1">
<text:span text:style-name="T4">
Продовжимо працювати для повернення всіх депортованих українських дітей — Президент України</text:span>
</text:h>
      <text:p text:style-name="P4">
Author: ['АРМІЯINFORM']</text:p>
      <text:p text:style-name="P4">
Time: 2023-04-27T94:00:00-04:00</text:p>
      <text:p text:style-name="P4">
Description: Бажаю здоров’я, шановні українці!    Сьогодні є важливий політичний результа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f6c0cda72add69ea2cf02973e6f22c8_1682621629_extra_large.jpeg" text:style-name="Internet_20_link" text:visited-style-name="Visited_20_Internet_20_Link">
6f6c0cda72add69ea2cf02973e6f22c8_1682621629_extra_large.jpeg</text:a>
']</text:p>
      <text:p text:style-name="P4">
Tags: ['STOPRUSSIA', 'ВОЛОДИМИР ЗЕЛЕНСЬКИЙ', 'ВТОРГНЕННЯ РФ', 'ЗВЕРНЕННЯ ПРЕЗИДЕНТА УКРАЇНИ']</text:p>
      <text:p text:style-name="P4">
Category: News</text:p>
      <!--METADATA-->
      <text:p text:style-name="P4">
<draw:frame draw:style-name="fr1" draw:name="Image432" text:anchor-type="as-char" svg:width="6.9236in" svg:height="4.840948in" draw:z-index="0">
<draw:image xlink:href="../Images/AРМІЯINFORM/2023-04-27T94-00-00-04-00/6f6c0cda72add69ea2cf02973e6f22c8_1682621629_extra_large.jpeg" xlink:type="simple" xlink:show="embed" xlink:actuate="onLoad" draw:mime-type="image/jpeg"/>
</draw:frame>
</text:p>
      <text:p text:style-name="P4">
<text:span text:style-name="T4">
Бажаю здоров’я, шановні українці!</text:span>
</text:p>
      <text:p text:style-name="P4">
Сьогодні є важливий політичний результат у Страсбурзі — на сесіїПарламентської асамблеї Ради Європи. Ухвалено резолюцію, якою визнається, щодепортація Росією українських дітей містить ознаки геноциду. І це першевизнання такого факту на рівні такої високої міжнародної організації, щооб’єднує держави нашого континенту.</text:p>
      <text:p text:style-name="P4">
Якщо говорити практично, це рішення суттєво допоможе нашій глобальній роботіщодо притягнення Росії та її посадовців, включно з керівником держави-терориста, до відповідальності саме за геноцид, геноцидну політику протиУкраїни.</text:p>
      <text:p text:style-name="P4">
Депортація українських дітей — це один із цілком продуманих елементівнамагання Росії стерти ідентичність нашого народу, знищити саму сутністьукраїнців. Це свідомий злочин геноциду, скоєний російськими посадовцями. Саметак це має кваліфікуватися і політично, і юридично.</text:p>
      <text:p text:style-name="P4">
Сьогодні перша леді України зверталася до ПАРЄ — саме щодо дітей, сімей… Нашіпарламентарі й наші дипломати добре попрацювали. І на всіх рівнях — формальнихі неформальних, із лідерами держав, на парламентському, урядовому,правоохоронному рівнях, у юридичній спільноті та в міжнародних іміжпарламентських організаціях — ми продовжимо працювати для повернення всіхдепортованих українських дітей і для покарання Росії. Нам достеменно відомідані майже 20 тисяч дітей, які були вивезені й розпорошені по різних регіонахдержави-зла. Але очевидно, що це лише частина значно масштабніших злочиннихдій. Таких дітей може бути значно більше.</text:p>
      <text:p text:style-name="P4">
Європа та світ уже бачили різні депортації та спроби знищення народів. Саме наросійському прикладі — відповідальністю цієї держави та її посадовців, винниху геноциді, — ми мусимо показати всім іншим потенційним джерелам такого ж зла,що безкарності більше ніколи не буде. А вироки за геноцид будуть. Так само, які за всі інші злочини Росії проти України й наших людей.</text:p>
      <text:p text:style-name="P4">
У Миколаєві вже завершився розбір завалів на місці ракетного удару, якийстався сьогодні вночі. Понад 20 поранених, одна людина загинула… Мої співчуттярідним і близьким.</text:p>
      <text:p text:style-name="P4">
Ракетами пошкоджені десятки звичайних будинків, два навчальні заклади.«Калібри» проти школи й коледжу, проти житлової забудови.</text:p>
      <text:p text:style-name="P4">
Увечері ще один ракетний удар був завданий по Костянтинівці Донецької області.Пошкоджено теж школу, лікарню, житлові будинки. На жаль, є постраждалі люди.</text:p>
      <text:p text:style-name="P4">
На жаль, юридична машина світу довго набирає обертів. Але набирає. На жаль,політичний тиск світу на державу-терориста, санкційний тиск ще не досяг повноїсили. Але досягає…</text:p>
      <text:p text:style-name="P4">
А от наші воїни від першого дня цієї битви на захист людей та людяностіроблять абсолютно все можливе! І навіть більше, ніж можливо.</text:p>
      <text:p text:style-name="P4">
Авдіївка — 35-та окрема бригада морської піхоти. Марʼїнка — наша славетна«Сімдесятдевʼятка»… Донецький напрямок загалом — 55-та окрема артилерійськабригада… Дякую вам, воїни, за незмінну результативність!</text:p>
      <text:p text:style-name="P4">
Запорізький напрямок — сьогодні, як і завжди, є за що подякувати бійцям нашої44-ї окремої артилерійської бригади. Молодці!</text:p>
      <text:p text:style-name="P4">
Передав сьогодні письмову подяку воїнам і командиру 95-ї окремої бригади ДШВ,які дуже потужно бʼються поблизу Кремінної на Луганщині.</text:p>
      <text:p text:style-name="P4">
І окремо хочу подякувати абсолютно всім, хто боронить Бахмут і знищує тамворога так масштабно, як окупант на це заслужив.</text:p>
      <text:p text:style-name="P4">
Слава всім нашим воїнам, хто зараз у бою, на бойових постах, на бойовихзавданнях!</text:p>
      <text:p text:style-name="P4">
Дякую всім у світі, хто нам допомагає!</text:p>
      <text:p text:style-name="P4">
Вічна памʼять усім, чиї життя забрав російський терор!</text:p>
      <text:p text:style-name="P4">
<text:span text:style-name="T4">
Слава Україні!</text:span>
</text:p>
      <text:p text:style-name="P4">
Джерело: <text:a xlink:type="simple" xlink:href="https://www.president.gov.ua/news/prodovzhimo-pracyuvati-dlya-povernennya-vsih-deportovanih-uk-82525" text:style-name="Internet_20_link" text:visited-style-name="Visited_20_Internet_20_Link">
<text:span text:style-name="T5">
Офіс ПрезидентаУкраїни</text:span>
</text:a>
</text:p>
      <text:p text:style-name="P4">
Source: <text:a xlink:type="simple" xlink:href="https://armyinform.com.ua/2023/04/27/prodovzhymo-praczyuvaty-dlya-povernennya-vsih-deportovanyh-ukrayinskyh-ditej-i-dlya-pokarannya-rosiyi-zvernennya-prezydenta-ukrayiny/" text:style-name="Internet_20_link" text:visited-style-name="Visited_20_Internet_20_Link">
https://armyinform.com.ua/2023/04/27/prodovzhymo-praczyuvaty-dlya-povernennya-vsih-deportovanyh-ukrayinskyh-ditej-i-dlya-pokarannya-rosiyi-zvernennya-prezydenta-ukrayiny/</text:a>
</text:p>
      <!--NEWS-->
      <text:h text:style-name="P10" text:outline-level="1">
<text:span text:style-name="T4">
Військового рф засуджено до довічного ув’язнення за розстріл авто на Чернігівщині</text:span>
</text:h>
      <text:p text:style-name="P4">
Author: ['АРМІЯINFORM']</text:p>
      <text:p text:style-name="P4">
Time: 2023-04-27T95:00:00-04:00</text:p>
      <text:p text:style-name="P4">
Description: До довічного позбавлення волі засуджено військовослужбовця зс рф, якого визнано винним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obrazhennya-whatsapp-data-2023-04-27-o-143242-e1682596635710.jpg" text:style-name="Internet_20_link" text:visited-style-name="Visited_20_Internet_20_Link">
zobrazhennya-whatsapp-data-2023-04-27-o-143242-e168259663571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433" text:anchor-type="as-char" svg:width="6.9236in" svg:height="5.549318in" draw:z-index="0">
<draw:image xlink:href="../Images/AРМІЯINFORM/2023-04-27T95-00-00-04-00/zobrazhennya-whatsapp-data-2023-04-27-o-143242-e1682596635710.jpg" xlink:type="simple" xlink:show="embed" xlink:actuate="onLoad" draw:mime-type="image/jpeg"/>
</draw:frame>
</text:p>
      <text:p text:style-name="P4">
До довічного позбавлення волі засуджено військовослужбовця зс рф, якоговизнано винним у порушенні законів і звичаїв війни, поєднаному з умиснимвбивством.</text:p>
      <text:p text:style-name="P4">
Прокурор у суді довів, що 26 лютого 2022 року військовослужбовці країни-агресора, перебуваючи в центральній частині с. Крупичполе Прилуцького району,зупинили цивільний автомобіль. У ньому знаходилась подружня пара, їхня дочката зять.</text:p>
      <text:p text:style-name="P4">
Обвинувачений спільно з іншими військовими рф одразу відкрили прицільнийвогонь по автомобілю та його пасажирах. Вважаючи, що всі четверо осібзагинули, російські військовослужбовці залишили місце вчинення злочину.</text:p>
      <text:p text:style-name="P4">
Внаслідок злочинних дій одна жінка загинула, інші члени родини отрималитілесні ушкодження різного ступеню.</text:p>
      <text:p text:style-name="P4">
Наразі вирок не набрав законної сили.</text:p>
      <text:p text:style-name="P4">
<text:span text:style-name="T5">
Джерело:</text:span>
<text:a xlink:type="simple" xlink:href="https://www.gp.gov.ua/ua/posts/do-dovicnogo-pozbavlennya-voli-zasudzeno-viiskovogo-rf-yakii-rozstrilyav-avtomobil-z-rodinoyu-na-cernigivshhini" text:style-name="Internet_20_link" text:visited-style-name="Visited_20_Internet_20_Link">
 <text:span text:style-name="T5">
Офіс Генерального прокурораУкраїни</text:span>
</text:a>
</text:p>
      <text:p text:style-name="P4">
Source: <text:a xlink:type="simple" xlink:href="https://armyinform.com.ua/2023/04/27/vijskovogo-rf-yakyj-rozstrilyav-avtomobil-na-chernigivshhyni-zasudzheno-do-dovichnogo-uvyaznennya/" text:style-name="Internet_20_link" text:visited-style-name="Visited_20_Internet_20_Link">
https://armyinform.com.ua/2023/04/27/vijskovogo-rf-yakyj-rozstrilyav-avtomobil-na-chernigivshhyni-zasudzheno-do-dovichnogo-uvyaznennya/</text:a>
</text:p>
      <!--NEWS-->
      <text:h text:style-name="P10" text:outline-level="1">
<text:span text:style-name="T4">
Український «Паспортний сервіс» дістався Іспанії</text:span>
</text:h>
      <text:p text:style-name="P4">
Author: ['Володимир Поліщук']</text:p>
      <text:p text:style-name="P4">
Time: 2023-04-27T96:00:00-04:00</text:p>
      <text:p text:style-name="P4">
Description: Віднині оформити закордонний паспорт наші переселенці можуть у Валенсії. У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55324658037149070_y.jpg" text:style-name="Internet_20_link" text:visited-style-name="Visited_20_Internet_20_Link">
photo_5355324658037149070_y.jpg</text:a>
']</text:p>
      <text:p text:style-name="P4">
Tags: ['STOPRUSSIA', 'АГРЕСІЯ РФ', 'ВІЙНА', 'ВТОРГНЕННЯ РФ', 'ПАСПОРТНИЙ СЕРВІС']</text:p>
      <text:p text:style-name="P4">
Category: News</text:p>
      <!--METADATA-->
      <text:p text:style-name="P4">
<draw:frame draw:style-name="fr1" draw:name="Image434" text:anchor-type="as-char" svg:width="6.9236in" svg:height="5.1927in" draw:z-index="0">
<draw:image xlink:href="../Images/AРМІЯINFORM/2023-04-27T96-00-00-04-00/photo_5355324658037149070_y.jpg" xlink:type="simple" xlink:show="embed" xlink:actuate="onLoad" draw:mime-type="image/jpeg"/>
</draw:frame>
</text:p>
      <text:p text:style-name="P4">
_Віднині оформити закордонний паспорт наші переселенці можуть у Валенсії._Унаслідок широкомасштабних воєнних дій на території Іспанії знайшли тимчасовийзахист понад 170 тис. українських біженців. Щоб забезпечити їх необхіднимипаспортними документами, Державна міграційна служба України у співпраці з МВСсьогодні запустила у Валенсії роботу пересувних програмно-технічних мобільнихкомплексів державного підприємства «Документ».</text:p>
      <text:p text:style-name="P4">
Відновлення або оформлення нових документів у «Паспортному сервісі» дозволитьукраїнцям отримувати фінансову та гуманітарну допомогу, вступати до навчальнихзакладів і безперешкодно перетинати кордони інших країн.</text:p>
      <text:p text:style-name="P4">
Програмні мобільно-технічні комплекси розташовані за адресою: Xàtiva, 46007Valencia, Іспанія. Вони працюють з понеділка до суботи з 9:00 до 18:00.</text:p>
      <text:p text:style-name="P4">
Генеральний директор ДП «Документ» Володимир Швачко повідомив кореспондентуАрміяInform, що «Паспортний сервіс» надає громадянам України такі послуги:оформлення ID-картки чи закордонного паспорта, зокрема замість втраченого абовикраденого, обмін ID-картки чи закордонного паспорта, термін дії якихскінчився.</text:p>
      <text:p text:style-name="P4">
Ті громадяни, хто й досі має паспорт-книжечку зразка 1994 року, також зможутьобміняти його на сучасну ID-картку.</text:p>
      <text:p text:style-name="P4">
Раніше АрміяInform писала, що підрозділи «Паспортного сервісу» уже надаютьнашим громадянам послуги з паспортизації у чотирьох містах Польщі (Варшава,Краків, Ґданськ, Вроцлав), у Туреччині (Стамбул), Словаччині (Братислава),Чехії (Прага) та двох містах Німеччини (Кельн, Берлін).</text:p>
      <text:p text:style-name="P4">
Source: <text:a xlink:type="simple" xlink:href="https://armyinform.com.ua/2023/04/27/ukrayinskyj-pasportnyj-servis-distavsya-ispaniyi/" text:style-name="Internet_20_link" text:visited-style-name="Visited_20_Internet_20_Link">
https://armyinform.com.ua/2023/04/27/ukrayinskyj-pasportnyj-servis-distavsya-ispaniyi/</text:a>
</text:p>
      <!--NEWS-->
      <text:h text:style-name="P10" text:outline-level="1">
<text:span text:style-name="T4">
Матір окупанта обурюється тим, що не може знайти сина після його відправки в Україну — перехоплення ГУР</text:span>
</text:h>
      <text:p text:style-name="P4">
Author: ['АРМІЯINFORM']</text:p>
      <text:p text:style-name="P4">
Time: 2023-04-27T97:00:00-04:00</text:p>
      <text:p text:style-name="P4">
Description: Про це повідомляє ГУР МО України.    https://www.youtube.com/watch?v=Ri02WZ2V1ec    М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 'ГУР ПЕРЕХОПЛЕННЯ']</text:p>
      <text:p text:style-name="P4">
Category: News</text:p>
      <!--METADATA-->
      <text:p text:style-name="P4">
Про це <text:a xlink:type="simple" xlink:href="https://gur.gov.ua/content/proshu-uzhe-mesiats-y-nyhde-ne-mohu-uznat-hde-nakhodytsia-moi-syn-y-chto-s-nym-sluchylos-nykto-nycheho-ne-hovoryt.html" text:style-name="Internet_20_link" text:visited-style-name="Visited_20_Internet_20_Link">
повідомляє</text:a>
 ГУР МО України.</text:p>
      <text:p text:style-name="P4">
Мати військовослужбовця обурюється ходом проведення так званої «сво» таприховуванням командуванням інформації щодо місця перебуваннявійськовослужбовця та його стану. Інформацію про долю своїх рідних (у разізагибелі — тіло) родичі намагаються шукати своїми силами.</text:p>
      <text:p text:style-name="P4">
Source: <text:a xlink:type="simple" xlink:href="https://armyinform.com.ua/2023/04/27/matir-okupanta-oburyuyetsya-tym-shho-ne-mozhe-znajty-syna-pislya-jogo-vidpravky-v-ukrayinu-perehoplennya-gur/" text:style-name="Internet_20_link" text:visited-style-name="Visited_20_Internet_20_Link">
https://armyinform.com.ua/2023/04/27/matir-okupanta-oburyuyetsya-tym-shho-ne-mozhe-znajty-syna-pislya-jogo-vidpravky-v-ukrayinu-perehoplennya-gur/</text:a>
</text:p>
      <!--NEWS-->
      <text:h text:style-name="P10" text:outline-level="1">
<text:span text:style-name="T4">
Денис Шмигаль обговорив із Міністром оборони Італії посилення обороноздатності України</text:span>
</text:h>
      <text:p text:style-name="P4">
Author: ['АРМІЯINFORM']</text:p>
      <text:p text:style-name="P4">
Time: 2023-04-27T98:00:00-04:00</text:p>
      <text:p text:style-name="P4">
Description: Про це повідомляє Урядовий Портал    Прем’єр-міністр України Денис Шмигаль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121_820_360_0_0_auto.jpg" text:style-name="Internet_20_link" text:visited-style-name="Visited_20_Internet_20_Link">
thumb_203121_820_360_0_0_auto.jpg</text:a>
']</text:p>
      <text:p text:style-name="P4">
Tags: ['STOPRUSSIA', 'АГРЕСІЯ РФ', 'ВІЙНА', 'ВТОРГНЕННЯ РФ', 'ГВІДО КРОЗЕТТО', 'ДЕНИС ШМИГАЛЬ', 'УКРАЇНА - ІТАЛІЯ']</text:p>
      <text:p text:style-name="P4">
Category: News</text:p>
      <!--METADATA-->
      <text:p text:style-name="P4">
<draw:frame draw:style-name="fr1" draw:name="Image435" text:anchor-type="as-char" svg:width="6.9236in" svg:height="4.610104in" draw:z-index="0">
<draw:image xlink:href="../Images/AРМІЯINFORM/2023-04-27T98-00-00-04-00/thumb_203121_820_360_0_0_auto.jpg" xlink:type="simple" xlink:show="embed" xlink:actuate="onLoad" draw:mime-type="image/jpeg"/>
</draw:frame>
</text:p>
      <text:p text:style-name="P4">
Про це <text:a xlink:type="simple" xlink:href="http://kmu.gov.ua/news/denys-shmyhal-obhovoryv-iz-ministrom-oborony-italii-posylennia-oboronozdatnosti-ukrainy" text:style-name="Internet_20_link" text:visited-style-name="Visited_20_Internet_20_Link">
повідомляє</text:a>
 Урядовий Портал</text:p>
      <text:p text:style-name="P4">
Прем’єр-міністр України Денис Шмигаль під час робочого візиту в Рим зустрівсяз Міністром оборони Італійської Республіки Гвідо Крозетто.</text:p>
      <text:p text:style-name="P4">
Сторони обговорили посилення військово-технічної допомоги для України,співпрацю в оборонній галузі та євроатлантичну інтеграцію.</text:p>
      <text:p text:style-name="P4">
«Вдячні Італії за підтримку України на шляху до НАТО. Українська армія запідтримки союзників уже впроваджує найкращі стандарти Альянсу й на практицідоводить перевагу цих стандартів у війні з росією», — сказав Прем’єр-міністрУкраїни.</text:p>
      <text:p text:style-name="P4">
Очільник українського Уряду також наголосив, що Україна зацікавлена успівпраці з Італією як з одним із ключових союзників в оборонній сфері.</text:p>
      <text:p text:style-name="P4">
«Сьогодні в центрі нашої уваги воєнно-промисловий комплекс. Україна маєвеликий потенціал для розвитку цього напрямку та здатна бути серед лідерів уЄвропі», — підкреслив Денис Шмигаль.</text:p>
      <text:p text:style-name="P4">
Прем’єр-міністр України подякував Італії за ухвалення шести пакетів військово-технічної допомоги та за послідовну підтримку суверенітету й територіальноїцілісності нашої держави.</text:p>
      <text:p text:style-name="P4">
Source: <text:a xlink:type="simple" xlink:href="https://armyinform.com.ua/2023/04/27/denys-shmygal-obgovoryv-iz-ministrom-oborony-italiyi-posylennya-oboronozdatnosti-ukrayiny/" text:style-name="Internet_20_link" text:visited-style-name="Visited_20_Internet_20_Link">
https://armyinform.com.ua/2023/04/27/denys-shmygal-obgovoryv-iz-ministrom-oborony-italiyi-posylennya-oboronozdatnosti-ukrayiny/</text:a>
</text:p>
      <!--NEWS-->
      <text:h text:style-name="P10" text:outline-level="1">
<text:span text:style-name="T4">
Коротко. Війна. День 428. Відеодайджест</text:span>
</text:h>
      <text:p text:style-name="P4">
Author: ['АРМІЯINFORM']</text:p>
      <text:p text:style-name="P4">
Time: 2023-04-27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ІЙНА', 'ВТОРГНЕННЯ РФ', 'ГЕНЕРАЛЬНИЙ ШТАБ ЗС УКРАЇНИ']</text:p>
      <text:p text:style-name="P4">
Category: News</text:p>
      <!--METADATA-->
      <text:p text:style-name="P4">
Джерело: <text:a xlink:type="simple" xlink:href="https://www.facebook.com/GeneralStaff.ua/videos/1460517017816555" text:style-name="Internet_20_link" text:visited-style-name="Visited_20_Internet_20_Link">
<text:span text:style-name="T5">
Генеральний штаб ЗСУкраїни</text:span>
</text:a>
</text:p>
      <text:p text:style-name="P4">
Source: <text:a xlink:type="simple" xlink:href="https://armyinform.com.ua/2023/04/27/korotko-vijna-den-428-videodajdzhest/" text:style-name="Internet_20_link" text:visited-style-name="Visited_20_Internet_20_Link">
https://armyinform.com.ua/2023/04/27/korotko-vijna-den-428-videodajdzhest/</text:a>
</text:p>
      <!--NEWS-->
      <text:h text:style-name="P10" text:outline-level="1">
<text:span text:style-name="T4">
Зброя для України: Штати цього тижня обговорять з партнерами прискорення постачань</text:span>
</text:h>
      <text:p text:style-name="P4">
Authors: Ukrinform (Person)</text:p>
      <text:p text:style-name="P4">
Publisher: Укринформ (Organization)</text:p>
      <text:p text:style-name="P4">
Published Time: 2023-04-28T-31:28:00+03:00</text:p>
      <text:p text:style-name="P4">
Modified Time: 2023-04-28T00:28:00+03:00</text:p>
      <text:p text:style-name="P4">
Description: США проведуть зустріч директорів з питань озброєнь оборонних відомств понад 40 країн з метою прискорення виробництва й доставки в Україну військової допомоги. — Укрінформ.</text:p>
      <text:p text:style-name="P4">
Images: ["<text:a xlink:type="simple" xlink:href="https://static.ukrinform.com/photos/2022_10/thumb_files/630_360_1665090731-591.jpg" text:style-name="Internet_20_link" text:visited-style-name="Visited_20_Internet_20_Link">
630_360_16650...</text:a>
"]</text:p>
      <text:p text:style-name="P4">
Tags: ['Пентагон', 'США', 'Зброя', 'Війна з росією']</text:p>
      <text:p text:style-name="P4">
Type: Article</text:p>
      <!--METADATA-->
      <text:p text:style-name="P4">
<draw:frame draw:style-name="fr1" draw:name="Image436" text:anchor-type="as-char" svg:width="6.9236in" svg:height="3.956343in" draw:z-index="0">
<draw:image xlink:href="../Images/yкринформ/2023-04-28T-31-28-00-03-00/630_360_1665090731-591.jpg" xlink:type="simple" xlink:show="embed" xlink:actuate="onLoad" draw:mime-type="image/jpeg"/>
</draw:frame>
 СШАпроведуть зустріч директорів з питань озброєнь оборонних відомств понад 40країн з метою прискорення виробництва й доставки в Україну військовоїдопомоги.</text:p>
      <text:p text:style-name="P4">
Про це заявив на брифінгу в Пентагоні речник оборонного відомства США генералПатрік Райдер, передає власний кореспондент Укрінформу.</text:p>
      <text:p text:style-name="P4">
«Зустріч відбудеться за участі директорів з питань озброєнь та представниківпонад 40 країн, Європейського союзу й НАТО, які зосереджені на глобальнихзусиллях з прискорення виробництва й підтримки потенціалу, життєво важливогодля захисту України від неспровокованої та незаконної агресії росії», -поінформував представник <text:a xlink:type="simple" xlink:href="https://www.ukrinform.ua/tag-pentagon" text:style-name="Internet_20_link" text:visited-style-name="Visited_20_Internet_20_Link">
 </text:a>
 .</text:p>
      <text:p text:style-name="P4">
<text:span text:style-name="T4">
Читайте також:</text:span>
 <text:a xlink:type="simple" xlink:href="https://www.ukrinform.ua/rubric-polytics/3701771-zbroa-ta-boepripasi-dla-ukraini-kuleba-proviv-rozmovu-z-borrelem.html" text:style-name="Internet_20_link" text:visited-style-name="Visited_20_Internet_20_Link">
 <text:span text:style-name="T4">
Зброя</text:span>
 </text:a>
</text:p>
      <text:p text:style-name="P4">
Він уточнив, що зустріч відбудеться у Брюсселі цього тижня, на нійголовуватиме національний директор з питань озброєнь міністерства оборони СШАдоктор Вільям ЛаПланте.</text:p>
      <text:p text:style-name="P4">
Як повідомляв Укрінформ, напередодні командувач сил США в Європі генералКрістофер Каволі заявив, що <text:a xlink:type="simple" xlink:href="http://www.ukrinform.ua/rubric-ato/3701237-zsu-otrimali-majze-vsu-zahidnu-vijskovu-dopomogu-komanduvac-silami-ssa-v-evropi.html" text:style-name="Internet_20_link" text:visited-style-name="Visited_20_Internet_20_Link">
 </text:a>
 виділених іншими країнами для військової допомогиУкраїні.</text:p>
      <text:p text:style-name="P4">
Source: <text:a xlink:type="simple" xlink:href="https://www.ukrinform.ua/rubric-ato/3701774-zbroa-dla-ukraini-stati-cogo-tizna-obgovorat-z-partnerami-priskorenna-postacan.html" text:style-name="Internet_20_link" text:visited-style-name="Visited_20_Internet_20_Link">
https://www.ukrinform.ua/rubric-ato/3701774-zbroa-dla-ukraini-stati-cogo-tizna-obgovorat-z-partnerami-priskorenna-postacan.html</text:a>
</text:p>
      <!--NEWS-->
      <text:h text:style-name="P10" text:outline-level="1">
<text:span text:style-name="T4">
Посол пояснив, чому в уряді Японії досі є посада міністра співпраці з росією</text:span>
</text:h>
      <text:p text:style-name="P4">
Authors: Ukrinform (Person)</text:p>
      <text:p text:style-name="P4">
Publisher: Укринформ (Organization)</text:p>
      <text:p text:style-name="P4">
Published Time: 2023-04-28T-33:11:00+03:00</text:p>
      <text:p text:style-name="P4">
Modified Time: 2023-04-28T00:11:00+03:00</text:p>
      <text:p text:style-name="P4">
Description: Посада міністра зі співпраці з росією досі існує в уряді Японії у зв’язку з потребою допомагати підприємцям цієї країни у процесі виведення бізнесу з рф. — Укрінформ.</text:p>
      <text:p text:style-name="P4">
Images: ["<text:a xlink:type="simple" xlink:href="https://static.ukrinform.com/photos/2023_04/thumb_files/630_360_1682501082-169.jpg" text:style-name="Internet_20_link" text:visited-style-name="Visited_20_Internet_20_Link">
630_360_16825...</text:a>
"]</text:p>
      <text:p text:style-name="P4">
Tags: ['Японія', 'Бізнес', 'Посол', 'Санкції', 'росія']</text:p>
      <text:p text:style-name="P4">
Type: Article</text:p>
      <!--METADATA-->
      <text:p text:style-name="P4">
<draw:frame draw:style-name="fr1" draw:name="Image437" text:anchor-type="as-char" svg:width="6.9236in" svg:height="3.956343in" draw:z-index="0">
<draw:image xlink:href="../Images/yкринформ/2023-04-28T-33-11-00-03-00/630_360_1682501082-169.jpg" xlink:type="simple" xlink:show="embed" xlink:actuate="onLoad" draw:mime-type="image/jpeg"/>
</draw:frame>
 Посадаміністра зі співпраці з росією досі існує в уряді Японії у зв’язку з потребоюдопомагати підприємцям цієї країни у процесі виведення бізнесу з рф.</text:p>
      <text:p text:style-name="P4">
Про це повідомив посол Японії в Україні Кунінорі Мацуда в <text:a xlink:type="simple" xlink:href="http://www.ukrinform.ua/rubric-world/3700920-kuninori-macuda-nadzvicajnij-i-povnovaznij-posol-aponii-v-ukraini.html" text:style-name="Internet_20_link" text:visited-style-name="Visited_20_Internet_20_Link">
</text:a>
 .</text:p>
      <text:p text:style-name="P4">
«Ця посада (міністра зі співпраці з рф – ред.) залишається, але можу сказати,що її завдання стали іншими. Через російську агресію, японсько-російськіекономічні відносини змінилися, і це впливає на багато японських компаній, ікожна з них думає про реагування на дії росії. Деякі вже залишили цю країну,деякі зменшують свій бізнес поступово, а деякі ще вирішують, що робити далі.Уряд Японії дає їм потрібну інформацію та консультує. Ця посада досі існуєчерез потребу допомагати їм у процесі виведення бізнесу з росії. Тож прошуподивитися на суть діяльності, а не на назву посади», - розповів Мацуда.</text:p>
      <text:p text:style-name="P4">
<text:span text:style-name="T4">
Читайте також:</text:span>
 <text:a xlink:type="simple" xlink:href="https://www.ukrinform.ua/rubric-world/3700920-kuninori-macuda-nadzvicajnij-i-povnovaznij-posol-aponii-v-ukraini.html" text:style-name="Internet_20_link" text:visited-style-name="Visited_20_Internet_20_Link">
 <text:span text:style-name="T4">
Мацуда</text:span>
 </text:a>
</text:p>
      <text:p text:style-name="P4">
Він зазначив, що політика <text:a xlink:type="simple" xlink:href="https://www.ukrinform.ua/tag-aponia" text:style-name="Internet_20_link" text:visited-style-name="Visited_20_Internet_20_Link">
 </text:a>
 полягає упоступовому зменшенні залежності від російських енергоносіїв, зокрема нафти тавугілля. У цьому контексті дипломат поінформував, що в другій половині 2022року імпорт сирої нафти з росії до Японії скоротився приблизно на 90% упорівнянні з попереднім роком, вугілля — приблизно на 60%, а закупівліприродного газу не збільшилися.</text:p>
      <text:p text:style-name="P4">
«Тож виходячи з основної політики, Японія вживає заходів, які не суперечатьсанкціям проти росії. І я думаю, що й далі необхідно пояснювати цеукраїнському уряду, щоб було розуміння», - зауважив посол Японії.</text:p>
      <text:p text:style-name="P4">
<text:span text:style-name="T4">
Читайте також:</text:span>
 <text:a xlink:type="simple" xlink:href="https://www.ukrinform.ua/rubric-polytics/3701454-posol-aponii-vvazae-nemozlivim-mir-doki-rosia-ne-vivela-z-ukraini-vijska.html" text:style-name="Internet_20_link" text:visited-style-name="Visited_20_Internet_20_Link">
 </text:a>
</text:p>
      <text:p text:style-name="P4">
Як повідомлялося, від початку повномасштабного вторгнення рф Японія надалаУкраїні понад 7 млрд доларів допомоги.</text:p>
      <text:p text:style-name="P4">
Source: <text:a xlink:type="simple" xlink:href="https://www.ukrinform.ua/rubric-world/3701773-posol-poasniv-comu-v-uradi-aponii-dosi-e-posada-ministra-spivpraci-z-rosieu.html" text:style-name="Internet_20_link" text:visited-style-name="Visited_20_Internet_20_Link">
https://www.ukrinform.ua/rubric-world/3701773-posol-poasniv-comu-v-uradi-aponii-dosi-e-posada-ministra-spivpraci-z-rosieu.html</text:a>
</text:p>
      <!--NEWS-->
      <text:h text:style-name="P10" text:outline-level="1">
<text:span text:style-name="T4">
Посол пояснив, чому в уряді Японії досі є посада міністра співпраці з росією</text:span>
</text:h>
      <text:p text:style-name="P4">
Authors: Ukrinform (Person)</text:p>
      <text:p text:style-name="P4">
Publisher: Укринформ (Organization)</text:p>
      <text:p text:style-name="P4">
Published Time: 2023-04-28T00:11:00+03:00</text:p>
      <text:p text:style-name="P4">
Modified Time: 2023-04-28T00:11:00+03:00</text:p>
      <text:p text:style-name="P4">
Description: Посада міністра зі співпраці з росією досі існує в уряді Японії у зв’язку з потребою допомагати підприємцям цієї країни у процесі виведення бізнесу з рф. — Укрінформ.</text:p>
      <text:p text:style-name="P4">
Images: ["<text:a xlink:type="simple" xlink:href="https://static.ukrinform.com/photos/2023_04/thumb_files/630_360_1682501082-169.jpg" text:style-name="Internet_20_link" text:visited-style-name="Visited_20_Internet_20_Link">
630_360_16825...</text:a>
"]</text:p>
      <text:p text:style-name="P4">
Tags: ['Японія', 'Бізнес', 'Посол', 'Санкції', 'росія']</text:p>
      <text:p text:style-name="P4">
Type: Article</text:p>
      <!--METADATA-->
      <text:p text:style-name="P4">
<draw:frame draw:style-name="fr1" draw:name="Image438" text:anchor-type="as-char" svg:width="6.9236in" svg:height="3.956343in" draw:z-index="0">
<draw:image xlink:href="../Images/yкринформ/2023-04-28T00-11-00-03-00/630_360_1682501082-169.jpg" xlink:type="simple" xlink:show="embed" xlink:actuate="onLoad" draw:mime-type="image/jpeg"/>
</draw:frame>
 Посадаміністра зі співпраці з росією досі існує в уряді Японії у зв’язку з потребоюдопомагати підприємцям цієї країни у процесі виведення бізнесу з рф.</text:p>
      <text:p text:style-name="P4">
Про це повідомив посол Японії в Україні Кунінорі Мацуда в <text:a xlink:type="simple" xlink:href="http://www.ukrinform.ua/rubric-world/3700920-kuninori-macuda-nadzvicajnij-i-povnovaznij-posol-aponii-v-ukraini.html" text:style-name="Internet_20_link" text:visited-style-name="Visited_20_Internet_20_Link">
</text:a>
 .</text:p>
      <text:p text:style-name="P4">
«Ця посада (міністра зі співпраці з рф – ред.) залишається, але можу сказати,що її завдання стали іншими. Через російську агресію, японсько-російськіекономічні відносини змінилися, і це впливає на багато японських компаній, ікожна з них думає про реагування на дії росії. Деякі вже залишили цю країну,деякі зменшують свій бізнес поступово, а деякі ще вирішують, що робити далі.Уряд Японії дає їм потрібну інформацію та консультує. Ця посада досі існуєчерез потребу допомагати їм у процесі виведення бізнесу з росії. Тож прошуподивитися на суть діяльності, а не на назву посади», - розповів Мацуда.</text:p>
      <text:p text:style-name="P4">
<text:span text:style-name="T4">
Читайте також:</text:span>
 <text:a xlink:type="simple" xlink:href="https://www.ukrinform.ua/rubric-world/3700920-kuninori-macuda-nadzvicajnij-i-povnovaznij-posol-aponii-v-ukraini.html" text:style-name="Internet_20_link" text:visited-style-name="Visited_20_Internet_20_Link">
 <text:span text:style-name="T4">
Мацуда</text:span>
 </text:a>
</text:p>
      <text:p text:style-name="P4">
Він зазначив, що політика <text:a xlink:type="simple" xlink:href="https://www.ukrinform.ua/tag-aponia" text:style-name="Internet_20_link" text:visited-style-name="Visited_20_Internet_20_Link">
 </text:a>
 полягає упоступовому зменшенні залежності від російських енергоносіїв, зокрема нафти тавугілля. У цьому контексті дипломат поінформував, що в другій половині 2022року імпорт сирої нафти з росії до Японії скоротився приблизно на 90% упорівнянні з попереднім роком, вугілля — приблизно на 60%, а закупівліприродного газу не збільшилися.</text:p>
      <text:p text:style-name="P4">
«Тож виходячи з основної політики, Японія вживає заходів, які не суперечатьсанкціям проти росії. І я думаю, що й далі необхідно пояснювати цеукраїнському уряду, щоб було розуміння», - зауважив посол Японії.</text:p>
      <text:p text:style-name="P4">
<text:span text:style-name="T4">
Читайте також:</text:span>
 <text:a xlink:type="simple" xlink:href="https://www.ukrinform.ua/rubric-polytics/3701454-posol-aponii-vvazae-nemozlivim-mir-doki-rosia-ne-vivela-z-ukraini-vijska.html" text:style-name="Internet_20_link" text:visited-style-name="Visited_20_Internet_20_Link">
 </text:a>
</text:p>
      <text:p text:style-name="P4">
Як повідомлялося, від початку повномасштабного вторгнення рф Японія надалаУкраїні понад 7 млрд доларів допомоги.</text:p>
      <text:p text:style-name="P4">
Source: <text:a xlink:type="simple" xlink:href="https://www.ukrinform.ua/rubric-world/3701773-posol-poasniv-comu-v-uradi-aponii-dosi-e-posada-ministra-spivpraci-z-rosieu.html" text:style-name="Internet_20_link" text:visited-style-name="Visited_20_Internet_20_Link">
https://www.ukrinform.ua/rubric-world/3701773-posol-poasniv-comu-v-uradi-aponii-dosi-e-posada-ministra-spivpraci-z-rosieu.html</text:a>
</text:p>
      <!--NEWS-->
      <text:h text:style-name="P10" text:outline-level="1">
<text:span text:style-name="T4">
Зброя для України: Штати цього тижня обговорять з партнерами прискорення постачань</text:span>
</text:h>
      <text:p text:style-name="P4">
Authors: Ukrinform (Person)</text:p>
      <text:p text:style-name="P4">
Publisher: Укринформ (Organization)</text:p>
      <text:p text:style-name="P4">
Published Time: 2023-04-28T00:28:00+03:00</text:p>
      <text:p text:style-name="P4">
Modified Time: 2023-04-28T00:28:00+03:00</text:p>
      <text:p text:style-name="P4">
Description: США проведуть зустріч директорів з питань озброєнь оборонних відомств понад 40 країн з метою прискорення виробництва й доставки в Україну військової допомоги. — Укрінформ.</text:p>
      <text:p text:style-name="P4">
Images: ["<text:a xlink:type="simple" xlink:href="https://static.ukrinform.com/photos/2022_10/thumb_files/630_360_1665090731-591.jpg" text:style-name="Internet_20_link" text:visited-style-name="Visited_20_Internet_20_Link">
630_360_16650...</text:a>
"]</text:p>
      <text:p text:style-name="P4">
Tags: ['Пентагон', 'США', 'Зброя', 'Війна з росією']</text:p>
      <text:p text:style-name="P4">
Type: Article</text:p>
      <!--METADATA-->
      <text:p text:style-name="P4">
<draw:frame draw:style-name="fr1" draw:name="Image439" text:anchor-type="as-char" svg:width="6.9236in" svg:height="3.956343in" draw:z-index="0">
<draw:image xlink:href="../Images/yкринформ/2023-04-28T00-28-00-03-00/630_360_1665090731-591.jpg" xlink:type="simple" xlink:show="embed" xlink:actuate="onLoad" draw:mime-type="image/jpeg"/>
</draw:frame>
 СШАпроведуть зустріч директорів з питань озброєнь оборонних відомств понад 40країн з метою прискорення виробництва й доставки в Україну військовоїдопомоги.</text:p>
      <text:p text:style-name="P4">
Про це заявив на брифінгу в Пентагоні речник оборонного відомства США генералПатрік Райдер, передає власний кореспондент Укрінформу.</text:p>
      <text:p text:style-name="P4">
«Зустріч відбудеться за участі директорів з питань озброєнь та представниківпонад 40 країн, Європейського союзу й НАТО, які зосереджені на глобальнихзусиллях з прискорення виробництва й підтримки потенціалу, життєво важливогодля захисту України від неспровокованої та незаконної агресії росії», -поінформував представник <text:a xlink:type="simple" xlink:href="https://www.ukrinform.ua/tag-pentagon" text:style-name="Internet_20_link" text:visited-style-name="Visited_20_Internet_20_Link">
 </text:a>
 .</text:p>
      <text:p text:style-name="P4">
<text:span text:style-name="T4">
Читайте також:</text:span>
 <text:a xlink:type="simple" xlink:href="https://www.ukrinform.ua/rubric-polytics/3701771-zbroa-ta-boepripasi-dla-ukraini-kuleba-proviv-rozmovu-z-borrelem.html" text:style-name="Internet_20_link" text:visited-style-name="Visited_20_Internet_20_Link">
 <text:span text:style-name="T4">
Зброя</text:span>
 </text:a>
</text:p>
      <text:p text:style-name="P4">
Він уточнив, що зустріч відбудеться у Брюсселі цього тижня, на нійголовуватиме національний директор з питань озброєнь міністерства оборони СШАдоктор Вільям ЛаПланте.</text:p>
      <text:p text:style-name="P4">
Як повідомляв Укрінформ, напередодні командувач сил США в Європі генералКрістофер Каволі заявив, що <text:a xlink:type="simple" xlink:href="http://www.ukrinform.ua/rubric-ato/3701237-zsu-otrimali-majze-vsu-zahidnu-vijskovu-dopomogu-komanduvac-silami-ssa-v-evropi.html" text:style-name="Internet_20_link" text:visited-style-name="Visited_20_Internet_20_Link">
 </text:a>
 виділених іншими країнами для військової допомогиУкраїні.</text:p>
      <text:p text:style-name="P4">
Source: <text:a xlink:type="simple" xlink:href="https://www.ukrinform.ua/rubric-ato/3701774-zbroa-dla-ukraini-stati-cogo-tizna-obgovorat-z-partnerami-priskorenna-postacan.html" text:style-name="Internet_20_link" text:visited-style-name="Visited_20_Internet_20_Link">
https://www.ukrinform.ua/rubric-ato/3701774-zbroa-dla-ukraini-stati-cogo-tizna-obgovorat-z-partnerami-priskorenna-postacan.html</text:a>
</text:p>
      <!--NEWS-->
      <text:h text:style-name="P10" text:outline-level="1">
<text:span text:style-name="T4">
Прем'єр Молдови розповів про «чорний список» росіян, яким заборонили в'їзд до країни</text:span>
</text:h>
      <text:p text:style-name="P4">
Authors: Ukrinform (Person)</text:p>
      <text:p text:style-name="P4">
Publisher: Укринформ (Organization)</text:p>
      <text:p text:style-name="P4">
Published Time: 2023-04-28T00:47:00+03:00</text:p>
      <text:p text:style-name="P4">
Modified Time: 2023-04-28T00:47:00+03:00</text:p>
      <text:p text:style-name="P4">
Description: Влада Молдови має «чорний список» росіян, яким заборонено в'їзд до країни, і незабаром він може бути оприлюднений. — Укрінформ.</text:p>
      <text:p text:style-name="P4">
Images: ["<text:a xlink:type="simple" xlink:href="https://static.ukrinform.com/photos/2023_03/thumb_files/630_360_1678417331-595.jpg" text:style-name="Internet_20_link" text:visited-style-name="Visited_20_Internet_20_Link">
630_360_16784...</text:a>
"]</text:p>
      <text:p text:style-name="P4">
Tags: None</text:p>
      <text:p text:style-name="P4">
Type: Article</text:p>
      <!--METADATA-->
      <text:p text:style-name="P4">
<draw:frame draw:style-name="fr1" draw:name="Image440" text:anchor-type="as-char" svg:width="6.9236in" svg:height="3.956343in" draw:z-index="0">
<draw:image xlink:href="../Images/yкринформ/2023-04-28T00-47-00-03-00/630_360_1678417331-595.jpg" xlink:type="simple" xlink:show="embed" xlink:actuate="onLoad" draw:mime-type="image/jpeg"/>
</draw:frame>
 ВладаМолдови має «чорний список» росіян, яким заборонено в'їзд до країни, інезабаром він може бути оприлюднений.</text:p>
      <text:p text:style-name="P4">
Про це в ефірі одного з телеканалів повідомив прем'єр-міністр Молдови ДорінРечан, передає Укрінформ із посиланням на <text:a xlink:type="simple" xlink:href="https://newsmaker.md/rus/novosti/iputina-nevpustim-rechan-obyavil-ochernom-spiske-rossiyan-kotorym-zapretili-vezd-vmoldovu/" text:style-name="Internet_20_link" text:visited-style-name="Visited_20_Internet_20_Link">
</text:a>
 .</text:p>
      <text:p text:style-name="P4">
За його словами, до «чорного списку» ввійшли посадовці й популярні артисти,які пропагують та підтримують війну росії проти України. Зокрема, Речануточнив, що серед них - володимир путін, Ігорь Чайка та Філіп Кіркоров.</text:p>
      <text:p text:style-name="P4">
«У нас довгий список, і всіх людей з нього ми відправлятимемо додому.російська федерація не може вказувати нам, що ми повинні чи можемо робити. <text:a xlink:type="simple" xlink:href="https://www.ukrinform.ua/tag-moldova" text:style-name="Internet_20_link" text:visited-style-name="Visited_20_Internet_20_Link">
</text:a>
 є вільною та суверенною країною. Коженмає знати своє місце», - наголосив глава уряду.</text:p>
      <text:p text:style-name="P4">
<text:span text:style-name="T4">
Читайте також:</text:span>
 <text:a xlink:type="simple" xlink:href="https://www.ukrinform.ua/rubric-polytics/3701694-moldova-dolucilasa-do-grupi-zi-stvorenna-spectribunalu-sodo-rf.html" text:style-name="Internet_20_link" text:visited-style-name="Visited_20_Internet_20_Link">
 <text:span text:style-name="T4">
Молдов</text:span>
 </text:a>
</text:p>
      <text:p text:style-name="P4">
Речан зауважив, що «чорний список» досі не було оприлюднено, але політичнідіячі та артисти, які до нього ввійшли, знають про це. Водночас він припустив,що влада опублікує список у відкритому доступі.</text:p>
      <text:p text:style-name="P4">
Як повідомляв Укрінформ, 17 квітня <text:a xlink:type="simple" xlink:href="https://www.ukrinform.ua/rubric-world/3697133-glavu-tatarstanu-ne-pustili-na-teritoriu-moldovi.html" text:style-name="Internet_20_link" text:visited-style-name="Visited_20_Internet_20_Link">
 </text:a>
президенту російської республіки Татарстан Рустаму Мінніханову, який планувавузяти участь у заході в автономному територіальному утворенні Гагаузія.</text:p>
      <text:p text:style-name="P4">
<text:span text:style-name="T5">
Фото: facebook.com/recean.md</text:span>
</text:p>
      <text:p text:style-name="P4">
Source: <text:a xlink:type="simple" xlink:href="https://www.ukrinform.ua/rubric-world/3701775-premer-moldovi-rozpoviv-pro-cornij-spisok-rosian-akim-zaboronenij-vizd-do-kraini.html" text:style-name="Internet_20_link" text:visited-style-name="Visited_20_Internet_20_Link">
https://www.ukrinform.ua/rubric-world/3701775-premer-moldovi-rozpoviv-pro-cornij-spisok-rosian-akim-zaboronenij-vizd-do-kraini.html</text:a>
</text:p>
      <!--NEWS-->
      <text:h text:style-name="P10" text:outline-level="1">
<text:span text:style-name="T4">
Основний наратив, що просувають російські медіа</text:span>
</text:h>
      <text:p text:style-name="P4">
Author: ['АРМІЯINFORM']</text:p>
      <text:p text:style-name="P4">
Time: 2023-04-28T98:00:00-04:00</text:p>
      <text:p text:style-name="P4">
Description: Про це повідомляє Центр протидії дезінформації на своїй сторінці у Facebook.    Тако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732814_561193839219866_5948594260675557020_n.jpg" text:style-name="Internet_20_link" text:visited-style-name="Visited_20_Internet_20_Link">
343732814_561193839219866_5948594260675557020_n.jpg</text:a>
']</text:p>
      <text:p text:style-name="P4">
Tags: ['STOPRUSSIA', 'АГРЕСІЯ РФ', 'ВІЙНА', 'ВТОРГНЕННЯ РФ']</text:p>
      <text:p text:style-name="P4">
Category: News</text:p>
      <!--METADATA-->
      <text:p text:style-name="P4">
<draw:frame draw:style-name="fr1" draw:name="Image441" text:anchor-type="as-char" svg:width="6.9236in" svg:height="6.9236in" draw:z-index="0">
<draw:image xlink:href="../Images/AРМІЯINFORM/2023-04-28T98-00-00-04-00/343732814_561193839219866_5948594260675557020_n.jpg" xlink:type="simple" xlink:show="embed" xlink:actuate="onLoad" draw:mime-type="image/jpeg"/>
</draw:frame>
</text:p>
      <text:p text:style-name="P4">
Про це<text:a xlink:type="simple" xlink:href="https://www.facebook.com/protydiyadezinformatsiyi.cpd/posts/pfbid0Y6xvvavF9WExViVogBMC5pNaspLv3L1h3grojEHaBWss2oEWwqcaqeDjruRUvJyfl" text:style-name="Internet_20_link" text:visited-style-name="Visited_20_Internet_20_Link">
повідомляє</text:a>
Центр протидії дезінформації на своїй сторінці у Facebook.</text:p>
      <text:p text:style-name="P4">
Також захарова заявила, що саме Захід стоїть за військовим плануваннямконтрнаступу – не тільки на тактичному, а й на стратегічному рівні.</text:p>
      <text:p text:style-name="P4">
Насправді такі заяви є маніпуляцією та озвучуються представниками російськоївлади вже не вперше, і здебільшого розраховані на внутрішню аудиторію рф.</text:p>
      <text:p text:style-name="P4">
У такий спосіб путіністи намагаються виправдати свої поразки на фронті тим, щоначебто росія веде війну проти всього НАТО і дає йому гідну відсіч.</text:p>
      <text:p text:style-name="P4">
Військово-політичне керівництво України та її партнери неодноразово заявляли,що союзники тільки консультують Україну з тих чи інших питань і допомагаютьзброєю, а не беруть безпосередню участь у військових діях.</text:p>
      <text:p text:style-name="P4">
Source: <text:a xlink:type="simple" xlink:href="https://armyinform.com.ua/2023/04/28/osnovnyj-naratyv-shho-prosuvayut-rosijski-zmi-2/" text:style-name="Internet_20_link" text:visited-style-name="Visited_20_Internet_20_Link">
https://armyinform.com.ua/2023/04/28/osnovnyj-naratyv-shho-prosuvayut-rosijski-zmi-2/</text:a>
</text:p>
      <!--NEWS-->
      <text:h text:style-name="P10" text:outline-level="1">
<text:span text:style-name="T4">
На західних ділянках кордону проводиться спільна спеціальна прикордонна операція «Захід-2023»</text:span>
</text:h>
      <text:p text:style-name="P4">
Author: ['АРМІЯINFORM']</text:p>
      <text:p text:style-name="P4">
Time: 2023-04-28T99:00:00-04:00</text:p>
      <text:p text:style-name="P4">
Description: Про це повідомляє Державна прикордонна служба України.    Операція буде проход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ews_20230427_103150_1682580710.jpg" text:style-name="Internet_20_link" text:visited-style-name="Visited_20_Internet_20_Link">
news_20230427_103150_1682580710.jpg</text:a>
']</text:p>
      <text:p text:style-name="P4">
Tags: ['STOPRUSSIA', 'АГРЕСІЯ РФ', 'ВІЙНА', 'ВТОРГНЕННЯ РФ', 'ДЕРЖПРИКОРДОНСЛУЖБА', 'ЗАХІД-2023']</text:p>
      <text:p text:style-name="P4">
Category: News</text:p>
      <!--METADATA-->
      <text:p text:style-name="P4">
<draw:frame draw:style-name="fr1" draw:name="Image442" text:anchor-type="as-char" svg:width="6.9236in" svg:height="4.615733in" draw:z-index="0">
<draw:image xlink:href="../Images/AРМІЯINFORM/2023-04-28T99-00-00-04-00/news_20230427_103150_1682580710.jpg" xlink:type="simple" xlink:show="embed" xlink:actuate="onLoad" draw:mime-type="image/jpeg"/>
</draw:frame>
</text:p>
      <text:p text:style-name="P4">
Про це <text:a xlink:type="simple" xlink:href="https://dpsu.gov.ua/ua/news/Na-zahidnih-dilyankah-kordonu-provoditsya-spilna-specialna-prikordonna-operaciya-Zahid-2023/" text:style-name="Internet_20_link" text:visited-style-name="Visited_20_Internet_20_Link">
повідомляє</text:a>
 Державнаприкордонна служба України.</text:p>
      <text:p text:style-name="P4">
Операція буде проходити впродовж двох місяців у межах Закарпатської таЧернівецької областей.</text:p>
      <text:p text:style-name="P4">
Наразі завершився підготовчий етап, який тривав з 20 по 27 квітня, тарозпочалася активна фаза проведення спільної спеціальної прикордонної операції«Захід-2023».</text:p>
      <text:p text:style-name="P4">
Заходи організовано за ініціативи Держприкордонслужби з метою протидіїактивізації протиправної діяльності на державному кордоні, нарощування зусильв охороні державного кордону, посилення контролю за дотриманням режимудержавного кордону та прикордонного режиму. А також стабілізації обстановки наділянках відповідальності прикордонних загонів, адекватного впливу на їїрозвиток та вдосконалення оперативно-службової діяльності.</text:p>
      <text:p text:style-name="P4">
Спецоперація буде проводитися Мукачівським, Чопським та Чернівецькимприкордонними загонами у взаємодії зі співробітниками Національної гвардіїУкраїни, підрозділами Національної поліції та Служби безпеки України,територіальними підрозділами комплектування та соціальної підтримки, органамидержавної влади та місцевого самоврядування із активним залученням відомчоїпілотованої та безпілотної авіації.</text:p>
      <text:p text:style-name="P4">
В рамках операції здійснюватиметься посилення контролю за дотриманням режимудержавного кордону та прикордонного режиму.</text:p>
      <text:p text:style-name="P4">
Source: <text:a xlink:type="simple" xlink:href="https://armyinform.com.ua/2023/04/28/na-zahidnyh-dilyankah-kordonu-provodytsya-spilna-speczialna-prykordonna-operacziya-zahid-2023/" text:style-name="Internet_20_link" text:visited-style-name="Visited_20_Internet_20_Link">
https://armyinform.com.ua/2023/04/28/na-zahidnyh-dilyankah-kordonu-provodytsya-spilna-speczialna-prykordonna-operacziya-zahid-2023/</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